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face style:name="Nimbus Mono L" svg:font-family="'Nimbus Mono L', 'Courier New'" style:font-family-generic="modern"/>
    <style:font-face style:name="HG Mincho Light J" svg:font-family="'HG Mincho Light J', msmincho"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BodyNoIndent">
      <style:paragraph-properties fo:line-height="200%"/>
    </style:style>
    <style:style style:name="P2" style:family="paragraph" style:parent-style-name="Body">
      <style:paragraph-properties fo:line-height="200%"/>
    </style:style>
    <style:style style:name="P3" style:family="paragraph" style:parent-style-name="EX">
      <style:paragraph-properties fo:line-height="200%"/>
    </style:style>
    <style:style style:name="P4" style:family="paragraph" style:parent-style-name="NO">
      <style:paragraph-properties fo:line-height="200%"/>
    </style:style>
    <style:style style:name="P5" style:family="paragraph" style:parent-style-name="FN">
      <style:paragraph-properties fo:line-height="200%"/>
    </style:style>
    <style:style style:name="P6" style:family="paragraph" style:parent-style-name="FC">
      <style:paragraph-properties fo:line-height="200%"/>
    </style:style>
    <style:style style:name="P7" style:family="paragraph" style:parent-style-name="NOX">
      <style:paragraph-properties fo:line-height="200%"/>
    </style:style>
    <style:style style:name="P8" style:family="paragraph" style:parent-style-name="Body">
      <style:paragraph-properties fo:margin-left="0in" fo:margin-right="0in" fo:line-height="200%" fo:text-indent="0in" style:auto-text-indent="false"/>
    </style:style>
    <style:style style:name="P9" style:family="paragraph" style:parent-style-name="PD">
      <style:paragraph-properties fo:line-height="200%"/>
    </style:style>
    <style:style style:name="P10" style:family="paragraph" style:parent-style-name="HD">
      <style:paragraph-properties fo:line-height="200%"/>
    </style:style>
    <style:style style:name="P11" style:family="paragraph" style:parent-style-name="NL1">
      <style:paragraph-properties fo:line-height="200%"/>
    </style:style>
    <style:style style:name="P12" style:family="paragraph" style:parent-style-name="NL">
      <style:paragraph-properties fo:line-height="200%"/>
    </style:style>
    <style:style style:name="P13" style:family="paragraph" style:parent-style-name="NLX">
      <style:paragraph-properties fo:line-height="200%"/>
    </style:style>
    <style:style style:name="P14" style:family="paragraph" style:parent-style-name="Standard">
      <style:paragraph-properties fo:line-height="200%"/>
      <style:text-properties style:use-window-font-color="true" fo:font-size="10pt" fo:language="en" fo:country="US" fo:font-weight="bold" style:font-name-asian="Times New Roman" style:font-size-asian="10pt" style:language-asian="ja" style:country-asian="JP" style:font-weight-asian="bold" style:font-name-complex="Times New Roman" style:font-size-complex="10pt" style:language-complex="ar" style:country-complex="SA"/>
    </style:style>
    <style:style style:name="P15" style:family="paragraph" style:parent-style-name="HE">
      <style:paragraph-properties fo:line-height="200%"/>
    </style:style>
    <style:style style:name="P16" style:family="paragraph" style:parent-style-name="Body">
      <style:paragraph-properties fo:margin-left="0in" fo:margin-right="0in" fo:line-height="200%" fo:text-indent="0in" style:auto-text-indent="false"/>
      <style:text-properties fo:color="#000000" fo:font-size="11pt" fo:language="en" fo:country="US" style:font-name-asian="Times New Roman" style:font-size-asian="11pt" style:language-asian="ja" style:country-asian="JP" style:font-name-complex="Times New Roman" style:font-size-complex="10pt" style:language-complex="ar" style:country-complex="SA"/>
    </style:style>
    <style:style style:name="P17" style:family="paragraph" style:parent-style-name="BodyNoIndent">
      <style:paragraph-properties fo:line-height="200%"/>
      <style:text-properties fo:color="#000000" fo:font-size="11pt" fo:language="en" fo:country="US" style:font-name-asian="Times New Roman" style:font-size-asian="11pt" style:language-asian="ja" style:country-asian="JP" style:font-name-complex="Times New Roman" style:font-size-complex="10pt" style:language-complex="ar" style:country-complex="SA"/>
    </style:style>
    <style:style style:name="P18" style:family="paragraph" style:parent-style-name="Body">
      <style:paragraph-properties fo:margin-left="0in" fo:margin-right="0in" fo:line-height="200%" fo:text-indent="0in" style:auto-text-indent="false"/>
      <style:text-properties fo:color="#000000" fo:font-size="11pt" fo:language="en" fo:country="US" fo:font-style="italic" style:font-name-asian="Times New Roman" style:font-size-asian="11pt" style:language-asian="ja" style:country-asian="JP" style:font-style-asian="italic" style:font-name-complex="Times New Roman" style:font-size-complex="10pt" style:language-complex="ar" style:country-complex="SA"/>
    </style:style>
    <style:style style:name="P19" style:family="paragraph" style:parent-style-name="Body">
      <style:paragraph-properties fo:margin-left="0in" fo:margin-right="0in" fo:line-height="200%" fo:text-indent="0in" style:auto-text-indent="false"/>
      <style:text-properties fo:color="#000000" fo:font-size="11pt" fo:language="en" fo:country="US" fo:font-style="italic" style:font-name-asian="Times New Roman" style:font-size-asian="11pt" style:language-asian="ja" style:country-asian="JP" style:font-style-asian="italic" style:font-name-complex="Times New Roman" style:font-size-complex="10pt" style:language-complex="ar" style:country-complex="SA" style:font-style-complex="italic"/>
    </style:style>
    <style:style style:name="P20" style:family="paragraph" style:parent-style-name="BodyNoIndent">
      <style:paragraph-properties fo:line-height="200%"/>
      <style:text-properties fo:color="#000000" fo:font-size="11pt" fo:language="en" fo:country="US" fo:font-style="italic" style:font-name-asian="Times New Roman" style:font-size-asian="11pt" style:language-asian="ja" style:country-asian="JP" style:font-style-asian="italic" style:font-name-complex="Times New Roman" style:font-size-complex="10pt" style:language-complex="ar" style:country-complex="SA"/>
    </style:style>
    <style:style style:name="P21" style:family="paragraph" style:parent-style-name="FC">
      <style:paragraph-properties fo:line-height="200%"/>
      <style:text-properties fo:color="#000000" fo:font-size="11pt" fo:language="en" fo:country="US" fo:font-style="italic" fo:font-weight="bold" style:font-name-asian="Times New Roman" style:font-size-asian="11pt" style:language-asian="ja" style:country-asian="JP" style:font-style-asian="italic" style:font-weight-asian="bold" style:font-name-complex="Times New Roman" style:font-size-complex="10pt" style:language-complex="ar" style:country-complex="SA"/>
    </style:style>
    <style:style style:name="P22" style:family="paragraph" style:parent-style-name="BodyNoIndent">
      <style:paragraph-properties fo:margin-left="0in" fo:margin-right="0in" fo:line-height="200%" fo:text-indent="0.25in" style:auto-text-indent="false"/>
    </style:style>
    <style:style style:name="P23" style:family="paragraph" style:parent-style-name="Body">
      <style:paragraph-properties fo:line-height="200%"/>
      <style:text-properties fo:color="#000000" fo:font-size="11pt" fo:language="en" fo:country="US" style:font-name-asian="Times New Roman" style:font-size-asian="11pt" style:language-asian="ja" style:country-asian="JP" style:font-name-complex="Times New Roman" style:font-size-complex="10pt" style:language-complex="ar" style:country-complex="SA"/>
    </style:style>
    <style:style style:name="P24" style:family="paragraph" style:parent-style-name="Body">
      <style:paragraph-properties fo:line-height="200%"/>
      <style:text-properties fo:color="#000000" fo:font-size="11pt" fo:language="en" fo:country="US" fo:background-color="#ffff00" style:font-name-asian="Times New Roman" style:font-size-asian="11pt" style:language-asian="ja" style:country-asian="JP" style:font-name-complex="Times New Roman" style:font-size-complex="10pt" style:language-complex="ar" style:country-complex="SA"/>
    </style:style>
    <style:style style:name="P25" style:family="paragraph" style:parent-style-name="BL1">
      <style:paragraph-properties fo:line-height="200%"/>
    </style:style>
    <style:style style:name="P26" style:family="paragraph" style:parent-style-name="BX">
      <style:paragraph-properties fo:line-height="200%"/>
    </style:style>
    <style:style style:name="P27" style:family="paragraph" style:parent-style-name="Body">
      <style:paragraph-properties fo:line-height="200%">
        <style:tab-stops>
          <style:tab-stop style:position="4.8228in"/>
        </style:tab-stops>
      </style:paragraph-properties>
    </style:style>
    <style:style style:name="P28" style:family="paragraph" style:parent-style-name="BB">
      <style:paragraph-properties fo:line-height="200%"/>
    </style:style>
    <style:style style:name="P29" style:family="paragraph" style:parent-style-name="BL">
      <style:paragraph-properties fo:line-height="200%"/>
    </style:style>
    <style:style style:name="P30" style:family="paragraph" style:parent-style-name="Body">
      <style:paragraph-properties fo:margin-top="0in" fo:margin-bottom="0.0417in" fo:line-height="200%"/>
    </style:style>
    <style:style style:name="P31" style:family="paragraph" style:parent-style-name="HA" style:master-page-name="Standard"/>
    <style:style style:name="P32" style:family="paragraph" style:parent-style-name="HB">
      <style:paragraph-properties>
        <style:tab-stops>
          <style:tab-stop style:position="1.0626in"/>
          <style:tab-stop style:position="1.6193in"/>
        </style:tab-stops>
      </style:paragraph-properties>
    </style:style>
    <style:style style:name="P33" style:family="paragraph" style:parent-style-name="HC">
      <style:paragraph-properties fo:line-height="200%"/>
    </style:style>
    <style:style style:name="P34" style:family="paragraph" style:parent-style-name="NoteH">
      <style:paragraph-properties fo:line-height="200%"/>
    </style:style>
    <style:style style:name="P35" style:family="paragraph" style:parent-style-name="HD">
      <style:paragraph-properties fo:line-height="200%"/>
      <style:text-properties fo:color="#000000" fo:font-size="11pt" fo:language="en" fo:country="US" fo:font-weight="bold" style:font-name-asian="Times New Roman" style:font-size-asian="11pt" style:language-asian="ja" style:country-asian="JP" style:font-weight-asian="bold" style:font-name-complex="Times New Roman" style:font-size-complex="10pt" style:language-complex="ar" style:country-complex="SA"/>
    </style:style>
    <style:style style:name="P36" style:family="paragraph" style:parent-style-name="Standard">
      <style:paragraph-properties fo:line-height="200%"/>
      <style:text-properties style:use-window-font-color="true" fo:font-size="10pt" fo:language="en" fo:country="US" style:font-name-asian="Times New Roman" style:font-size-asian="10pt" style:language-asian="ja" style:country-asian="JP" style:font-name-complex="Times New Roman" style:font-size-complex="10pt" style:language-complex="ar" style:country-complex="SA"/>
    </style:style>
    <style:style style:name="P37" style:family="paragraph" style:parent-style-name="Standard">
      <style:paragraph-properties fo:line-height="200%"/>
      <style:text-properties style:use-window-font-color="true" fo:font-size="10pt" fo:language="en" fo:country="US" fo:font-weight="bold" style:font-name-asian="Times New Roman" style:font-size-asian="10pt" style:language-asian="ja" style:country-asian="JP" style:font-weight-asian="bold" style:font-name-complex="Times New Roman" style:font-size-complex="10pt" style:language-complex="ar" style:country-complex="SA" style:font-weight-complex="bold"/>
    </style:style>
    <style:style style:name="P38" style:family="paragraph" style:parent-style-name="Standard">
      <style:paragraph-properties fo:line-height="200%"/>
      <style:text-properties style:use-window-font-color="true"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font-style-complex="italic"/>
    </style:style>
    <style:style style:name="P39" style:family="paragraph" style:parent-style-name="BodyNoIndent">
      <style:paragraph-properties fo:line-height="200%"/>
      <style:text-properties fo:color="#000000" fo:font-size="11pt" fo:language="en" fo:country="US" fo:font-style="italic" style:font-name-asian="Times New Roman" style:font-size-asian="11pt" style:language-asian="ja" style:country-asian="JP" style:font-style-asian="italic" style:font-name-complex="Times New Roman" style:font-size-complex="10pt" style:language-complex="ar" style:country-complex="SA" style:font-style-complex="italic"/>
    </style:style>
    <style:style style:name="P40" style:family="paragraph" style:parent-style-name="HE">
      <style:paragraph-properties fo:line-height="200%"/>
      <style:text-properties fo:color="#000000" fo:font-size="11pt" fo:language="en" fo:country="US" fo:font-style="italic" style:font-name-asian="Times New Roman" style:font-size-asian="11pt" style:language-asian="ja" style:country-asian="JP" style:font-style-asian="italic" style:font-name-complex="Times New Roman" style:font-size-complex="10pt" style:language-complex="ar" style:country-complex="SA"/>
    </style:style>
    <style:style style:name="P41" style:family="paragraph" style:parent-style-name="HE">
      <style:paragraph-properties fo:line-height="200%"/>
      <style:text-properties fo:color="#000000" fo:font-size="11pt" fo:language="en" fo:country="US" style:font-name-asian="Times New Roman" style:font-size-asian="11pt" style:language-asian="ja" style:country-asian="JP" style:font-name-complex="Times New Roman" style:font-size-complex="10pt" style:language-complex="ar" style:country-complex="SA"/>
    </style:style>
    <style:style style:name="P42" style:family="paragraph" style:parent-style-name="FC">
      <style:paragraph-properties fo:line-height="200%"/>
      <style:text-properties fo:color="#000000" fo:font-size="11pt" fo:language="en" fo:country="US" fo:font-style="italic" style:font-name-asian="Times New Roman" style:font-size-asian="11pt" style:language-asian="ja" style:country-asian="JP" style:font-style-asian="italic" style:font-name-complex="Times New Roman" style:font-size-complex="10pt" style:language-complex="ar" style:country-complex="SA"/>
    </style:style>
    <style:style style:name="P43" style:family="paragraph" style:parent-style-name="FN">
      <style:paragraph-properties fo:line-height="200%"/>
      <style:text-properties fo:color="#000000" fo:font-size="11pt" fo:language="en" fo:country="US" fo:font-weight="bold" style:font-name-asian="Times New Roman" style:font-size-asian="11pt" style:language-asian="ja" style:country-asian="JP" style:font-weight-asian="bold" style:font-name-complex="Times New Roman" style:font-size-complex="10pt" style:language-complex="ar" style:country-complex="SA"/>
    </style:style>
    <style:style style:name="P44" style:family="paragraph" style:parent-style-name="HC">
      <style:paragraph-properties fo:margin-left="0in" fo:margin-right="0in" fo:line-height="200%" fo:text-indent="0in" style:auto-text-indent="false"/>
    </style:style>
    <style:style style:name="P45" style:family="paragraph" style:parent-style-name="TIH">
      <style:paragraph-properties fo:line-height="200%"/>
    </style:style>
    <style:style style:name="P46" style:family="paragraph" style:parent-style-name="TIX">
      <style:paragraph-properties fo:line-height="200%"/>
    </style:style>
    <style:style style:name="P47" style:family="paragraph" style:parent-style-name="BL1">
      <style:paragraph-properties fo:margin-left="0in" fo:margin-right="0.5in" fo:line-height="200%" fo:text-indent="0in" style:auto-text-indent="false">
        <style:tab-stops>
          <style:tab-stop style:position="0.5in"/>
        </style:tab-stops>
      </style:paragraph-properties>
    </style:style>
    <style:style style:name="P48" style:family="paragraph" style:parent-style-name="BB">
      <style:paragraph-properties fo:line-height="200%"/>
      <style:text-properties fo:color="#000000" fo:font-size="11pt" fo:language="en" fo:country="US" style:font-name-asian="Times New Roman" style:font-size-asian="11pt" style:language-asian="ja" style:country-asian="JP" style:font-name-complex="Times New Roman" style:font-size-complex="10pt" style:language-complex="ar" style:country-complex="SA"/>
    </style:style>
    <style:style style:name="T1" style:family="text">
      <style:text-properties fo:color="#000000" fo:font-size="11pt" fo:language="en" fo:country="US" style:font-name-asian="Times New Roman" style:font-size-asian="11pt" style:language-asian="ja" style:country-asian="JP" style:font-name-complex="Times New Roman" style:font-size-complex="10pt" style:language-complex="ar" style:country-complex="SA"/>
    </style:style>
    <style:style style:name="T2" style:family="text">
      <style:text-properties fo:color="#000000" fo:font-size="10pt" fo:language="en" fo:country="US" style:font-name-asian="Times New Roman" style:font-size-asian="10pt" style:language-asian="ja" style:country-asian="JP" style:font-name-complex="Times New Roman" style:font-size-complex="10pt" style:language-complex="ar" style:country-complex="SA"/>
    </style:style>
    <style:style style:name="T3" style:family="text" style:parent-style-name="Comment_20_Reference">
      <style:text-properties fo:color="#000000" style:font-name="Arial" fo:font-size="11pt" fo:language="en" fo:country="US" style:font-name-asian="Times New Roman" style:font-size-asian="11pt" style:language-asian="ja" style:country-asian="JP" style:font-name-complex="Times New Roman" style:font-size-complex="10pt" style:language-complex="ar" style:country-complex="SA"/>
    </style:style>
    <style:style style:name="T4" style:family="text">
      <style:text-properties fo:color="#000000" fo:font-size="11pt" fo:language="en" fo:country="US" fo:font-style="italic" style:font-name-asian="Times New Roman" style:font-size-asian="11pt" style:language-asian="ja" style:country-asian="JP" style:font-style-asian="italic" style:font-name-complex="Times New Roman" style:font-size-complex="10pt" style:language-complex="ar" style:country-complex="SA"/>
    </style:style>
    <style:style style:name="T5" style:family="text" style:parent-style-name="Comment_20_Reference">
      <style:text-properties fo:color="#000000" style:font-name="Arial" fo:font-size="12pt" fo:language="en" fo:country="US" fo:font-style="italic" style:font-name-asian="Times New Roman" style:font-size-asian="12pt" style:language-asian="ja" style:country-asian="JP" style:font-style-asian="italic" style:font-name-complex="Times New Roman" style:font-size-complex="10pt" style:language-complex="ar" style:country-complex="SA"/>
    </style:style>
    <style:style style:name="T6" style:family="text" style:parent-style-name="Internet_20_link">
      <style:text-properties fo:color="#000000" fo:font-size="11pt" fo:language="en" fo:country="US" style:font-name-asian="Times New Roman" style:font-size-asian="11pt" style:language-asian="ja" style:country-asian="JP" style:font-name-complex="Times New Roman" style:font-size-complex="10pt" style:language-complex="ar" style:country-complex="SA"/>
    </style:style>
    <style:style style:name="T7" style:family="text">
      <style:text-properties fo:color="#000000" fo:font-size="11pt" fo:language="en" fo:country="US" fo:font-weight="bold" style:font-name-asian="Times New Roman" style:font-size-asian="11pt" style:language-asian="ja" style:country-asian="JP" style:font-weight-asian="bold" style:font-name-complex="Times New Roman" style:font-size-complex="10pt" style:language-complex="ar" style:country-complex="SA"/>
    </style:style>
    <style:style style:name="T8" style:family="text" style:parent-style-name="Comment_20_Reference">
      <style:text-properties fo:color="#000000" style:font-name="Arial" fo:font-size="12pt" fo:language="en" fo:country="US" style:font-name-asian="Times New Roman" style:font-size-asian="12pt" style:language-asian="ja" style:country-asian="JP" style:font-name-complex="Times New Roman" style:font-size-complex="10pt" style:language-complex="ar" style:country-complex="SA"/>
    </style:style>
    <style:style style:name="T9" style:family="text">
      <style:text-properties fo:color="#0000ff" fo:font-size="11pt" fo:language="en" fo:country="US" style:font-name-asian="Times New Roman" style:font-size-asian="11pt" style:language-asian="ja" style:country-asian="JP" style:font-name-complex="Times New Roman" style:font-size-complex="10pt" style:language-complex="ar" style:country-complex="SA"/>
    </style:style>
    <style:style style:name="T10" style:family="text">
      <style:text-properties fo:color="#000000" fo:font-size="11pt" fo:language="en" fo:country="US" fo:background-color="#ffff00" style:font-name-asian="Times New Roman" style:font-size-asian="11pt" style:language-asian="ja" style:country-asian="JP" style:font-name-complex="Times New Roman" style:font-size-complex="10pt" style:language-complex="ar" style:country-complex="SA"/>
    </style:style>
    <style:style style:name="T11" style:family="text">
      <style:text-properties style:use-window-font-color="true" fo:font-size="10pt" fo:language="en" fo:country="US" fo:background-color="#ffff00" style:font-name-asian="Times New Roman" style:font-size-asian="10pt" style:language-asian="ja" style:country-asian="JP" style:font-name-complex="Times New Roman" style:font-size-complex="10pt" style:language-complex="ar" style:country-complex="SA"/>
    </style:style>
    <style:style style:name="T12" style:family="text">
      <style:text-properties fo:color="#0000ff" fo:font-size="11pt" fo:language="en" fo:country="US" fo:font-weight="normal" style:font-name-asian="Times New Roman" style:font-size-asian="11pt" style:language-asian="ja" style:country-asian="JP" style:font-weight-asian="normal" style:font-name-complex="Times New Roman" style:font-size-complex="10pt" style:language-complex="ar" style:country-complex="SA"/>
    </style:style>
    <style:style style:name="T13" style:family="text">
      <style:text-properties fo:color="#0000ff" fo:font-size="11pt" fo:language="en" fo:country="US" fo:font-weight="bold" style:font-name-asian="Times New Roman" style:font-size-asian="11pt" style:language-asian="ja" style:country-asian="JP" style:font-weight-asian="bold" style:font-name-complex="Times New Roman" style:font-size-complex="10pt" style:language-complex="ar" style:country-complex="SA"/>
    </style:style>
    <style:style style:name="T14" style:family="text" style:parent-style-name="Comment_20_Reference">
      <style:text-properties fo:color="#000000" fo:font-size="11pt" fo:language="en" fo:country="US" fo:font-weight="bold" style:font-name-asian="Times New Roman" style:font-size-asian="11pt" style:language-asian="ja" style:country-asian="JP" style:font-weight-asian="bold" style:font-name-complex="Times New Roman" style:font-size-complex="10pt" style:language-complex="ar" style:country-complex="SA"/>
    </style:style>
    <style:style style:name="T15" style:family="text" style:parent-style-name="Comment_20_Reference">
      <style:text-properties fo:color="#000000" style:font-name="Arial" fo:font-size="11pt" fo:language="en" fo:country="US" fo:font-weight="bold" style:font-name-asian="Times New Roman" style:font-size-asian="11pt" style:language-asian="ja" style:country-asian="JP" style:font-weight-asian="bold" style:font-name-complex="Times New Roman" style:font-size-complex="10pt" style:language-complex="ar" style:country-complex="SA"/>
    </style:style>
    <style:style style:name="T16" style:family="text" style:parent-style-name="Comment_20_Reference">
      <style:text-properties fo:color="#000000" fo:font-size="11pt" fo:language="en" fo:country="US" fo:font-style="italic" style:font-name-asian="Times New Roman" style:font-size-asian="11pt" style:language-asian="ja" style:country-asian="JP" style:font-style-asian="italic" style:font-name-complex="Times New Roman" style:font-size-complex="10pt" style:language-complex="ar" style:country-complex="SA"/>
    </style:style>
    <style:style style:name="T17" style:family="text" style:parent-style-name="Comment_20_Reference">
      <style:text-properties fo:color="#0000ff" style:font-name="Arial" fo:font-size="11pt" fo:language="en" fo:country="US" fo:font-style="italic" fo:font-weight="bold" style:font-name-asian="Times New Roman" style:font-size-asian="11pt" style:language-asian="ja" style:country-asian="JP" style:font-style-asian="italic" style:font-weight-asian="bold" style:font-name-complex="Times New Roman" style:font-size-complex="10pt" style:language-complex="ar" style:country-complex="SA"/>
    </style:style>
    <style:style style:name="T18" style:family="text">
      <style:text-properties fo:color="#0000ff" fo:font-size="11pt" fo:language="en" fo:country="US" fo:font-style="italic" fo:font-weight="bold" style:font-name-asian="Times New Roman" style:font-size-asian="11pt" style:language-asian="ja" style:country-asian="JP" style:font-style-asian="italic" style:font-weight-asian="bold" style:font-name-complex="Times New Roman" style:font-size-complex="10pt" style:language-complex="ar" style:country-complex="SA"/>
    </style:style>
    <style:style style:name="T19" style:family="text" style:parent-style-name="Comment_20_Reference">
      <style:text-properties fo:color="#000000" fo:font-size="11pt" fo:language="en" fo:country="US" fo:font-style="italic" fo:font-weight="bold" style:font-name-asian="Times New Roman" style:font-size-asian="11pt" style:language-asian="ja" style:country-asian="JP" style:font-style-asian="italic" style:font-weight-asian="bold" style:font-name-complex="Times New Roman" style:font-size-complex="10pt" style:language-complex="ar" style:country-complex="SA"/>
    </style:style>
    <style:style style:name="T20" style:family="text">
      <style:text-properties fo:color="#000000" fo:font-size="11pt" fo:language="en" fo:country="US" fo:font-style="italic" fo:font-weight="bold" style:font-name-asian="Times New Roman" style:font-size-asian="11pt" style:language-asian="ja" style:country-asian="JP" style:font-style-asian="italic" style:font-weight-asian="bold" style:font-name-complex="Times New Roman" style:font-size-complex="10pt" style:language-complex="ar" style:country-complex="SA"/>
    </style:style>
    <style:style style:name="T21" style:family="text" style:parent-style-name="Comment_20_Reference">
      <style:text-properties fo:color="#000000" style:font-name="Arial" fo:font-size="11pt" fo:language="en" fo:country="US" fo:font-style="italic" fo:font-weight="bold" style:font-name-asian="Times New Roman" style:font-size-asian="11pt" style:language-asian="ja" style:country-asian="JP" style:font-style-asian="italic" style:font-weight-asian="bold" style:font-name-complex="Times New Roman" style:font-size-complex="10pt" style:language-complex="ar" style:country-complex="SA"/>
    </style:style>
    <style:style style:name="T22" style:family="text" style:parent-style-name="Comment_20_Reference">
      <style:text-properties style:use-window-font-color="true" fo:font-size="10pt" fo:language="en" fo:country="US" style:font-name-asian="Times New Roman" style:font-size-asian="10pt" style:language-asian="ja" style:country-asian="JP" style:font-name-complex="Times New Roman" style:font-size-complex="10pt" style:language-complex="ar" style:country-complex="SA"/>
    </style:style>
    <style:style style:name="T23" style:family="text" style:parent-style-name="Comment_20_Reference">
      <style:text-properties fo:color="#000000" style:font-name="Arial" fo:font-size="12pt" fo:language="en" fo:country="US" fo:font-weight="bold" style:font-name-asian="Times New Roman" style:font-size-asian="12pt" style:language-asian="ja" style:country-asian="JP" style:font-weight-asian="bold" style:font-name-complex="Times New Roman" style:font-size-complex="10pt" style:language-complex="ar" style:country-complex="SA"/>
    </style:style>
    <style:style style:name="T24" style:family="text" style:parent-style-name="Comment_20_Reference">
      <style:text-properties fo:color="#000000" style:font-name="Arial" fo:font-size="11pt" fo:language="en" fo:country="US" fo:font-style="italic" style:font-name-asian="Times New Roman" style:font-size-asian="11pt" style:language-asian="ja" style:country-asian="JP" style:font-style-asian="italic" style:font-name-complex="Times New Roman" style:font-size-complex="10pt" style:language-complex="ar" style:country-complex="SA"/>
    </style:style>
    <style:style style:name="T25" style:family="text" style:parent-style-name="Comment_20_Reference">
      <style:text-properties fo:color="#000000" fo:font-size="11pt" fo:language="en" fo:country="US" style:font-name-asian="Times New Roman" style:font-size-asian="11pt" style:language-asian="ja" style:country-asian="JP" style:font-name-complex="Times New Roman" style:font-size-complex="10pt" style:language-complex="ar" style:country-complex="SA"/>
    </style:style>
    <style:style style:name="T26" style:family="text" style:parent-style-name="CD1">
      <style:text-properties fo:font-size="12pt" fo:language="en" fo:country="US" style:font-name-asian="Times New Roman" style:font-size-asian="12pt" style:language-asian="ja" style:country-asian="JP" style:font-name-complex="Times New Roman" style:font-size-complex="10pt" style:language-complex="ar" style:country-complex="SA"/>
    </style:style>
    <style:style style:name="T27" style:family="text" style:parent-style-name="Comment_20_Reference">
      <style:text-properties fo:color="#000000" style:font-name="Arial" fo:font-size="11pt" fo:language="en" fo:country="US" fo:background-color="#ffff00" style:font-name-asian="Times New Roman" style:font-size-asian="11pt" style:language-asian="ja" style:country-asian="JP" style:font-name-complex="Times New Roman" style:font-size-complex="10pt" style:language-complex="ar" style:country-complex="SA"/>
    </style:style>
    <style:style style:name="T28" style:family="text">
      <style:text-properties fo:color="#000000" fo:font-size="11pt" fo:language="en" fo:country="US" fo:font-weight="bold" fo:background-color="#ffff00" style:font-name-asian="Times New Roman" style:font-size-asian="11pt" style:language-asian="ja" style:country-asian="JP" style:font-weight-asian="bold" style:font-name-complex="Times New Roman" style:font-size-complex="10pt" style:language-complex="ar" style:country-complex="SA"/>
    </style:style>
    <style:style style:name="T29" style:family="text">
      <style:text-properties fo:color="#000000" fo:font-size="36pt" fo:language="en" fo:country="US" fo:font-style="italic" style:font-name-asian="Times New Roman" style:font-size-asian="36pt" style:language-asian="ja" style:country-asian="JP" style:font-style-asian="italic" style:font-name-complex="Times New Roman" style:font-size-complex="10pt" style:language-complex="ar" style:country-complex="SA"/>
    </style:style>
    <style:style style:name="T30" style:family="text" style:parent-style-name="Comment_20_Reference">
      <style:text-properties fo:color="#000000" fo:font-size="12pt" fo:language="en" fo:country="US" fo:font-style="italic" style:font-name-asian="Times New Roman" style:font-size-asian="12pt" style:language-asian="ja" style:country-asian="JP" style:font-style-asian="italic" style:font-name-complex="Times New Roman" style:font-size-complex="10pt" style:language-complex="ar" style:country-complex="SA"/>
    </style:style>
    <style:style style:name="T31" style:family="text">
      <style:text-properties fo:color="#000000" fo:font-size="28pt" fo:language="en" fo:country="US" fo:font-style="italic" style:font-name-asian="Times New Roman" style:font-size-asian="28pt" style:language-asian="ja" style:country-asian="JP" style:font-style-asian="italic" style:font-name-complex="Times New Roman" style:font-size-complex="10pt" style:language-complex="ar" style:country-complex="SA"/>
    </style:style>
    <style:style style:name="T32" style:family="text">
      <style:text-properties fo:color="#000000" fo:font-size="14pt" fo:language="en" fo:country="US" fo:font-style="italic" style:font-name-asian="Times New Roman" style:font-size-asian="14pt" style:language-asian="ja" style:country-asian="JP" style:font-style-asian="italic" style:font-name-complex="Times New Roman" style:font-size-complex="10pt" style:language-complex="ar" style:country-complex="SA"/>
    </style:style>
    <style:style style:name="T33" style:family="text" style:parent-style-name="Comment_20_Reference">
      <style:text-properties fo:color="#000000" fo:font-size="12pt" fo:language="en" fo:country="US" fo:font-weight="bold" style:font-name-asian="Times New Roman" style:font-size-asian="12pt" style:language-asian="ja" style:country-asian="JP" style:font-weight-asian="bold" style:font-name-complex="Times New Roman" style:font-size-complex="10pt" style:language-complex="ar" style:country-complex="SA"/>
    </style:style>
    <style:style style:name="T34" style:family="text" style:parent-style-name="Internet_20_link">
      <style:text-properties fo:font-size="11pt" fo:language="en" fo:country="US" style:font-name-asian="Times New Roman" style:font-size-asian="11pt" style:language-asian="ja" style:country-asian="JP" style:font-name-complex="Times New Roman" style:font-size-complex="10pt" style:language-complex="ar" style:country-complex="SA"/>
    </style:style>
    <style:style style:name="T35" style:family="text">
      <style:text-properties fo:color="#000000" fo:font-size="10pt" fo:language="en" fo:country="US" fo:font-weight="bold" style:font-name-asian="Times New Roman" style:font-size-asian="10pt" style:language-asian="ja" style:country-asian="JP" style:font-weight-asian="bold" style:font-name-complex="Times New Roman" style:font-size-complex="10pt" style:language-complex="ar" style:country-complex="SA"/>
    </style:style>
    <style:style style:name="T36" style:family="text" style:parent-style-name="Comment_20_Reference">
      <style:text-properties fo:color="#000000" fo:font-size="12pt" fo:language="en" fo:country="US" style:font-name-asian="Times New Roman" style:font-size-asian="12pt" style:language-asian="ja" style:country-asian="JP" style:font-name-complex="Times New Roman" style:font-size-complex="10pt" style:language-complex="ar" style:country-complex="SA"/>
    </style:style>
    <style:style style:name="T37" style:family="text" style:parent-style-name="Internet_20_link">
      <style:text-properties fo:font-size="11pt" fo:language="en" fo:country="US" style:font-name-asian="Times New Roman" style:font-size-asian="11pt" style:language-asian="ja" style:country-asian="JP" style:font-name-complex="Times New Roman" style:font-size-complex="10pt" style:language-complex="ar" style:country-complex="SA"/>
    </style:style>
  </office:automatic-styles>
  <office:body>
    <office:text>
      <text:tracked-changes>
        <text:changed-region text:id="ct154703984">
          <text:insertion>
            <office:change-info>
              <dc:creator>unknown</dc:creator>
              <dc:date>2006-11-06T10:26:00</dc:date>
            </office:change-info>
          </text:insertion>
        </text:changed-region>
        <text:changed-region text:id="ct155407272">
          <text:insertion>
            <office:change-info>
              <dc:creator>Nancy</dc:creator>
              <dc:date>2006-05-17T11:01:00</dc:date>
            </office:change-info>
          </text:insertion>
        </text:changed-region>
        <text:changed-region text:id="ct155404552">
          <text:deletion>
            <office:change-info>
              <dc:creator>Nancy</dc:creator>
              <dc:date>2006-05-17T11:01:00</dc:date>
            </office:change-info>
            <text:p text:style-name="P1"><text:span text:style-name="T1">,</text:span></text:p>
          </text:deletion>
        </text:changed-region>
        <text:changed-region text:id="ct153897512">
          <text:insertion>
            <office:change-info>
              <dc:creator>Nancy</dc:creator>
              <dc:date>2006-05-17T10:58:00</dc:date>
            </office:change-info>
          </text:insertion>
        </text:changed-region>
        <text:changed-region text:id="ct154656136">
          <text:deletion>
            <office:change-info>
              <dc:creator>Nancy</dc:creator>
              <dc:date>2006-05-17T11:02:00</dc:date>
            </office:change-info>
            <text:p text:style-name="P1"><text:span text:style-name="T1">easy </text:span></text:p>
          </text:deletion>
        </text:changed-region>
        <text:changed-region text:id="ct155411336">
          <text:insertion>
            <office:change-info>
              <dc:creator>Nancy</dc:creator>
              <dc:date>2006-05-17T11:02:00</dc:date>
            </office:change-info>
          </text:insertion>
        </text:changed-region>
        <text:changed-region text:id="ct155396016">
          <text:deletion>
            <office:change-info>
              <dc:creator>Nancy</dc:creator>
              <dc:date>2006-05-17T11:02:00</dc:date>
            </office:change-info>
            <text:p text:style-name="P1"><text:span text:style-name="T1">to </text:span></text:p>
          </text:deletion>
        </text:changed-region>
        <text:changed-region text:id="ct154037144">
          <text:deletion>
            <office:change-info>
              <dc:creator>image</dc:creator>
              <dc:date>2006-10-29T00:31:00</dc:date>
            </office:change-info>
            <text:p text:style-name="P1"><text:span text:style-name="T1">S</text:span></text:p>
          </text:deletion>
        </text:changed-region>
        <text:changed-region text:id="ct155393248">
          <text:insertion>
            <office:change-info>
              <dc:creator>Nancy</dc:creator>
              <dc:date>2006-05-17T11:02:00</dc:date>
            </office:change-info>
          </text:insertion>
        </text:changed-region>
        <text:changed-region text:id="ct155405760">
          <text:deletion>
            <office:change-info>
              <dc:creator>Nancy</dc:creator>
              <dc:date>2006-05-17T10:58:00</dc:date>
            </office:change-info>
            <text:p text:style-name="P1"><text:span text:style-name="T1">operating system</text:span></text:p>
          </text:deletion>
        </text:changed-region>
        <text:changed-region text:id="ct154877008">
          <text:insertion>
            <office:change-info>
              <dc:creator>Nancy</dc:creator>
              <dc:date>2006-05-17T10:58:00</dc:date>
            </office:change-info>
          </text:insertion>
        </text:changed-region>
        <text:changed-region text:id="ct155387296">
          <text:deletion>
            <office:change-info>
              <dc:creator>Nancy</dc:creator>
              <dc:date>2006-05-17T11:02:00</dc:date>
            </office:change-info>
            <text:p text:style-name="P1"><text:span text:style-name="T1">,</text:span></text:p>
          </text:deletion>
        </text:changed-region>
        <text:changed-region text:id="ct154156752">
          <text:insertion>
            <office:change-info>
              <dc:creator>image</dc:creator>
              <dc:date>2006-10-29T00:31:00</dc:date>
            </office:change-info>
          </text:insertion>
        </text:changed-region>
        <text:changed-region text:id="ct154656232">
          <text:deletion>
            <office:change-info>
              <dc:creator>Nancy</dc:creator>
              <dc:date>2006-05-17T11:02:00</dc:date>
            </office:change-info>
            <text:p text:style-name="P1"><text:span text:style-name="T1">,</text:span></text:p>
          </text:deletion>
        </text:changed-region>
        <text:changed-region text:id="ct155379096">
          <text:deletion>
            <office:change-info>
              <dc:creator>Nancy</dc:creator>
              <dc:date>2006-05-17T10:58:00</dc:date>
            </office:change-info>
            <text:p text:style-name="P1"><text:span text:style-name="T1">operating system</text:span></text:p>
          </text:deletion>
        </text:changed-region>
        <text:changed-region text:id="ct153971800">
          <text:insertion>
            <office:change-info>
              <dc:creator>Nancy</dc:creator>
              <dc:date>2006-05-17T10:58:00</dc:date>
            </office:change-info>
          </text:insertion>
        </text:changed-region>
        <text:changed-region text:id="ct155395920">
          <text:deletion>
            <office:change-info>
              <dc:creator>Nancy</dc:creator>
              <dc:date>2006-05-17T11:02:00</dc:date>
            </office:change-info>
            <text:p text:style-name="P1"><text:span text:style-name="T1">--</text:span></text:p>
          </text:deletion>
        </text:changed-region>
        <text:changed-region text:id="ct155399176">
          <text:insertion>
            <office:change-info>
              <dc:creator>Nancy</dc:creator>
              <dc:date>2006-05-17T11:02:00</dc:date>
            </office:change-info>
          </text:insertion>
        </text:changed-region>
        <text:changed-region text:id="ct155405496">
          <text:deletion>
            <office:change-info>
              <dc:creator>Nancy</dc:creator>
              <dc:date>2006-05-17T10:58:00</dc:date>
            </office:change-info>
            <text:p text:style-name="P1"><text:span text:style-name="T1">operating system</text:span></text:p>
          </text:deletion>
        </text:changed-region>
        <text:changed-region text:id="ct153907384">
          <text:insertion>
            <office:change-info>
              <dc:creator>Nancy</dc:creator>
              <dc:date>2006-05-17T10:58:00</dc:date>
            </office:change-info>
          </text:insertion>
        </text:changed-region>
        <text:changed-region text:id="ct155302560">
          <text:deletion>
            <office:change-info>
              <dc:creator>Nancy</dc:creator>
              <dc:date>2006-05-17T10:56:00</dc:date>
            </office:change-info>
            <text:p text:style-name="P1"><text:span text:style-name="T1">Canonical</text:span></text:p>
          </text:deletion>
        </text:changed-region>
        <text:changed-region text:id="ct153929408">
          <text:insertion>
            <office:change-info>
              <dc:creator>Nancy</dc:creator>
              <dc:date>2006-05-17T10:56:00</dc:date>
            </office:change-info>
          </text:insertion>
        </text:changed-region>
        <text:changed-region text:id="ct154659736">
          <text:deletion>
            <office:change-info>
              <dc:creator>Nancy</dc:creator>
              <dc:date>2006-05-17T11:01:00</dc:date>
            </office:change-info>
            <text:p text:style-name="P1"><text:span text:style-name="T1">the K Desktop Environment (also known as </text:span></text:p>
          </text:deletion>
        </text:changed-region>
        <text:changed-region text:id="ct155409512">
          <text:deletion>
            <office:change-info>
              <dc:creator>Nancy</dc:creator>
              <dc:date>2006-05-17T11:01:00</dc:date>
            </office:change-info>
            <text:p text:style-name="P1"><text:span text:style-name="T1">)</text:span></text:p>
          </text:deletion>
        </text:changed-region>
        <text:changed-region text:id="ct155401528">
          <text:deletion>
            <office:change-info>
              <dc:creator>Nancy</dc:creator>
              <dc:date>2006-05-17T11:03:00</dc:date>
            </office:change-info>
            <text:p text:style-name="P1"><text:span text:style-name="T1">Gnome</text:span></text:p>
          </text:deletion>
        </text:changed-region>
        <text:changed-region text:id="ct155395360">
          <text:insertion>
            <office:change-info>
              <dc:creator>Nancy</dc:creator>
              <dc:date>2006-05-17T11:03:00</dc:date>
            </office:change-info>
          </text:insertion>
        </text:changed-region>
        <text:changed-region text:id="ct154452208">
          <text:insertion>
            <office:change-info>
              <dc:creator>image</dc:creator>
              <dc:date>2006-10-29T00:31:00</dc:date>
            </office:change-info>
          </text:insertion>
        </text:changed-region>
        <text:changed-region text:id="ct154038320">
          <text:deletion>
            <office:change-info>
              <dc:creator>image</dc:creator>
              <dc:date>2006-10-29T00:31:00</dc:date>
            </office:change-info>
            <text:p text:style-name="P1"><text:span text:style-name="T1">great </text:span></text:p>
          </text:deletion>
        </text:changed-region>
        <text:changed-region text:id="ct154788448">
          <text:deletion>
            <office:change-info>
              <dc:creator>Nancy</dc:creator>
              <dc:date>2006-05-17T11:04:00</dc:date>
            </office:change-info>
            <text:p text:style-name="P1"><text:span text:style-name="T1">great </text:span></text:p>
          </text:deletion>
        </text:changed-region>
        <text:changed-region text:id="ct153955168">
          <text:insertion>
            <office:change-info>
              <dc:creator>Nancy</dc:creator>
              <dc:date>2006-05-17T11:04:00</dc:date>
            </office:change-info>
          </text:insertion>
        </text:changed-region>
        <text:changed-region text:id="ct153961664">
          <text:deletion>
            <office:change-info>
              <dc:creator>Nancy</dc:creator>
              <dc:date>2006-05-17T11:04:00</dc:date>
            </office:change-info>
            <text:p text:style-name="P1"><text:span text:style-name="T1">and </text:span></text:p>
          </text:deletion>
        </text:changed-region>
        <text:changed-region text:id="ct154758472">
          <text:deletion>
            <office:change-info>
              <dc:creator>Nancy</dc:creator>
              <dc:date>2006-05-17T11:04:00</dc:date>
            </office:change-info>
            <text:p text:style-name="P2"><text:span text:style-name="T1">, </text:span></text:p>
          </text:deletion>
        </text:changed-region>
        <text:changed-region text:id="ct153950368">
          <text:insertion>
            <office:change-info>
              <dc:creator>Nancy</dc:creator>
              <dc:date>2006-05-17T11:04:00</dc:date>
            </office:change-info>
          </text:insertion>
        </text:changed-region>
        <text:changed-region text:id="ct153958608">
          <text:insertion>
            <office:change-info>
              <dc:creator>Nancy</dc:creator>
              <dc:date>2006-05-17T11:04:00</dc:date>
            </office:change-info>
          </text:insertion>
        </text:changed-region>
        <text:changed-region text:id="ct154465144">
          <text:deletion>
            <office:change-info>
              <dc:creator>Nancy</dc:creator>
              <dc:date>2006-05-17T11:05:00</dc:date>
            </office:change-info>
            <text:p text:style-name="P2"><text:span text:style-name="T1"><text:s/>costing extra money</text:span></text:p>
          </text:deletion>
        </text:changed-region>
        <text:changed-region text:id="ct153944448">
          <text:insertion>
            <office:change-info>
              <dc:creator>Nancy</dc:creator>
              <dc:date>2006-05-17T11:05:00</dc:date>
            </office:change-info>
          </text:insertion>
        </text:changed-region>
        <text:changed-region text:id="ct154086624">
          <text:deletion>
            <office:change-info>
              <dc:creator>image</dc:creator>
              <dc:date>2006-10-29T00:32:00</dc:date>
            </office:change-info>
            <text:p text:style-name="P2"><text:span text:style-name="T1">,</text:span></text:p>
          </text:deletion>
        </text:changed-region>
        <text:changed-region text:id="ct155406168">
          <text:deletion>
            <office:change-info>
              <dc:creator>Nancy</dc:creator>
              <dc:date>2006-05-17T11:05:00</dc:date>
            </office:change-info>
            <text:p text:style-name="P2"><text:span text:style-name="T1">have </text:span></text:p>
          </text:deletion>
        </text:changed-region>
        <text:changed-region text:id="ct155384760">
          <text:insertion>
            <office:change-info>
              <dc:creator>Nancy</dc:creator>
              <dc:date>2006-05-17T11:05:00</dc:date>
            </office:change-info>
          </text:insertion>
        </text:changed-region>
        <text:changed-region text:id="ct153956864">
          <text:insertion>
            <office:change-info>
              <dc:creator>Nancy</dc:creator>
              <dc:date>2006-05-17T11:05:00</dc:date>
            </office:change-info>
          </text:insertion>
        </text:changed-region>
        <text:changed-region text:id="ct153962776">
          <text:insertion>
            <office:change-info>
              <dc:creator>Nancy</dc:creator>
              <dc:date>2006-05-17T11:05:00</dc:date>
            </office:change-info>
          </text:insertion>
        </text:changed-region>
        <text:changed-region text:id="ct154662672">
          <text:insertion>
            <office:change-info>
              <dc:creator>Nancy</dc:creator>
              <dc:date>2006-05-17T11:05:00</dc:date>
            </office:change-info>
          </text:insertion>
        </text:changed-region>
        <text:changed-region text:id="ct155493808">
          <text:insertion>
            <office:change-info>
              <dc:creator>Jonathan Jesse</dc:creator>
              <dc:date>2006-10-20T13:53:00</dc:date>
            </office:change-info>
          </text:insertion>
        </text:changed-region>
        <text:changed-region text:id="ct155494096">
          <text:deletion>
            <office:change-info>
              <dc:creator>Jonathan Jesse</dc:creator>
              <dc:date>2006-10-20T13:53:00</dc:date>
            </office:change-info>
            <text:p text:style-name="P2"><text:span text:style-name="T1">4</text:span></text:p>
          </text:deletion>
        </text:changed-region>
        <text:changed-region text:id="ct153535952">
          <text:deletion>
            <office:change-info>
              <dc:creator>Jonathan</dc:creator>
              <dc:date>2006-09-18T20:49:00</dc:date>
            </office:change-info>
            <text:p text:style-name="P2"><text:span text:style-name="T1">2</text:span></text:p>
          </text:deletion>
        </text:changed-region>
        <text:changed-region text:id="ct154282072">
          <text:deletion>
            <office:change-info>
              <dc:creator>Nancy</dc:creator>
              <dc:date>2006-05-17T10:56:00</dc:date>
            </office:change-info>
            <text:p text:style-name="P2"><text:span text:style-name="T1">web</text:span></text:p>
          </text:deletion>
        </text:changed-region>
        <text:changed-region text:id="ct155430808">
          <text:insertion>
            <office:change-info>
              <dc:creator>Nancy</dc:creator>
              <dc:date>2006-05-17T10:56:00</dc:date>
            </office:change-info>
          </text:insertion>
        </text:changed-region>
        <text:changed-region text:id="ct155189088">
          <text:insertion>
            <office:change-info>
              <dc:creator>Nancy</dc:creator>
              <dc:date>2006-05-17T11:05:00</dc:date>
            </office:change-info>
          </text:insertion>
        </text:changed-region>
        <text:changed-region text:id="ct155411952">
          <text:deletion>
            <office:change-info>
              <dc:creator>Nancy</dc:creator>
              <dc:date>2006-05-17T10:58:00</dc:date>
            </office:change-info>
            <text:p text:style-name="P2"><text:span text:style-name="T1">operating system</text:span></text:p>
          </text:deletion>
        </text:changed-region>
        <text:changed-region text:id="ct155407464">
          <text:insertion>
            <office:change-info>
              <dc:creator>Nancy</dc:creator>
              <dc:date>2006-05-17T10:58:00</dc:date>
            </office:change-info>
          </text:insertion>
        </text:changed-region>
        <text:changed-region text:id="ct154890032">
          <text:deletion>
            <office:change-info>
              <dc:creator>Nancy</dc:creator>
              <dc:date>2006-05-17T10:56:00</dc:date>
            </office:change-info>
            <text:p text:style-name="P2"><text:span text:style-name="T1">web</text:span></text:p>
          </text:deletion>
        </text:changed-region>
        <text:changed-region text:id="ct153908040">
          <text:insertion>
            <office:change-info>
              <dc:creator>Nancy</dc:creator>
              <dc:date>2006-05-17T10:56:00</dc:date>
            </office:change-info>
          </text:insertion>
        </text:changed-region>
        <text:changed-region text:id="ct153956048">
          <text:insertion>
            <office:change-info>
              <dc:creator>Nancy</dc:creator>
              <dc:date>2006-05-17T11:05:00</dc:date>
            </office:change-info>
          </text:insertion>
        </text:changed-region>
        <text:changed-region text:id="ct154833120">
          <text:deletion>
            <office:change-info>
              <dc:creator>Nancy</dc:creator>
              <dc:date>2006-05-17T11:06:00</dc:date>
            </office:change-info>
            <text:p text:style-name="P1"><text:span text:style-name="T1">Unix </text:span></text:p>
          </text:deletion>
        </text:changed-region>
        <text:changed-region text:id="ct153963648">
          <text:insertion>
            <office:change-info>
              <dc:creator>Nancy</dc:creator>
              <dc:date>2006-05-17T11:06:00</dc:date>
            </office:change-info>
          </text:insertion>
        </text:changed-region>
        <text:changed-region text:id="ct153948840">
          <text:deletion>
            <office:change-info>
              <dc:creator>Nancy</dc:creator>
              <dc:date>2006-05-17T11:06:00</dc:date>
            </office:change-info>
            <text:p text:style-name="P3"><text:span text:style-name="T2">Unix </text:span></text:p>
          </text:deletion>
        </text:changed-region>
        <text:changed-region text:id="ct153957736">
          <text:insertion>
            <office:change-info>
              <dc:creator>Nancy</dc:creator>
              <dc:date>2006-05-17T11:06:00</dc:date>
            </office:change-info>
          </text:insertion>
        </text:changed-region>
        <text:changed-region text:id="ct154005960">
          <text:insertion>
            <office:change-info>
              <dc:creator>Nancy</dc:creator>
              <dc:date>2006-05-17T11:06:00</dc:date>
            </office:change-info>
          </text:insertion>
        </text:changed-region>
        <text:changed-region text:id="ct154782376">
          <text:deletion>
            <office:change-info>
              <dc:creator>Nancy</dc:creator>
              <dc:date>2006-05-17T11:06:00</dc:date>
            </office:change-info>
            <text:p text:style-name="P3"><text:span text:style-name="T2">-</text:span></text:p>
          </text:deletion>
        </text:changed-region>
        <text:changed-region text:id="ct155030416">
          <text:insertion>
            <office:change-info>
              <dc:creator>Nancy</dc:creator>
              <dc:date>2006-05-17T11:06:00</dc:date>
            </office:change-info>
          </text:insertion>
        </text:changed-region>
        <text:changed-region text:id="ct154255296">
          <text:deletion>
            <office:change-info>
              <dc:creator>Nancy</dc:creator>
              <dc:date>2006-05-17T11:06:00</dc:date>
            </office:change-info>
            <text:p text:style-name="P3"><text:span text:style-name="T2">'</text:span></text:p>
          </text:deletion>
        </text:changed-region>
        <text:changed-region text:id="ct154768472">
          <text:deletion>
            <office:change-info>
              <dc:creator>image</dc:creator>
              <dc:date>2006-10-29T00:40:00</dc:date>
            </office:change-info>
            <text:p text:style-name="P3"><text:span text:style-name="T2">dekstop</text:span></text:p>
          </text:deletion>
        </text:changed-region>
        <text:changed-region text:id="ct154903112">
          <text:insertion>
            <office:change-info>
              <dc:creator>image</dc:creator>
              <dc:date>2006-10-29T00:40:00</dc:date>
            </office:change-info>
          </text:insertion>
        </text:changed-region>
        <text:changed-region text:id="ct154974704">
          <text:deletion>
            <office:change-info>
              <dc:creator>Nancy</dc:creator>
              <dc:date>2006-05-17T11:07:00</dc:date>
            </office:change-info>
            <text:p text:style-name="P2"><text:span text:style-name="T1">orginally</text:span></text:p>
          </text:deletion>
        </text:changed-region>
        <text:changed-region text:id="ct153952800">
          <text:insertion>
            <office:change-info>
              <dc:creator>Nancy</dc:creator>
              <dc:date>2006-05-17T11:07:00</dc:date>
            </office:change-info>
          </text:insertion>
        </text:changed-region>
        <text:changed-region text:id="ct155400720">
          <text:deletion>
            <office:change-info>
              <dc:creator>Nancy</dc:creator>
              <dc:date>2006-05-17T11:12:00</dc:date>
            </office:change-info>
            <text:p text:style-name="P2"><text:span text:style-name="T1">the </text:span></text:p>
          </text:deletion>
        </text:changed-region>
        <text:changed-region text:id="ct154690744">
          <text:deletion>
            <office:change-info>
              <dc:creator>image</dc:creator>
              <dc:date>2006-10-29T00:40:00</dc:date>
            </office:change-info>
            <text:p text:style-name="P2"><text:span text:style-name="T1">Enviroment</text:span></text:p>
          </text:deletion>
        </text:changed-region>
        <text:changed-region text:id="ct154791944">
          <text:insertion>
            <office:change-info>
              <dc:creator>image</dc:creator>
              <dc:date>2006-10-29T00:40:00</dc:date>
            </office:change-info>
          </text:insertion>
        </text:changed-region>
        <text:changed-region text:id="ct155413280">
          <text:deletion>
            <office:change-info>
              <dc:creator>Nancy</dc:creator>
              <dc:date>2006-05-17T11:13:00</dc:date>
            </office:change-info>
            <text:p text:style-name="P2"><text:span text:style-name="T1">the </text:span></text:p>
          </text:deletion>
        </text:changed-region>
        <text:changed-region text:id="ct154726608">
          <text:deletion>
            <office:change-info>
              <dc:creator>image</dc:creator>
              <dc:date>2006-10-29T00:40:00</dc:date>
            </office:change-info>
            <text:p text:style-name="P2"><text:span text:style-name="T1">Enviroment</text:span></text:p>
          </text:deletion>
        </text:changed-region>
        <text:changed-region text:id="ct154804384">
          <text:insertion>
            <office:change-info>
              <dc:creator>image</dc:creator>
              <dc:date>2006-10-29T00:40:00</dc:date>
            </office:change-info>
          </text:insertion>
        </text:changed-region>
        <text:changed-region text:id="ct153947224">
          <text:deletion>
            <office:change-info>
              <dc:creator>Nancy</dc:creator>
              <dc:date>2006-05-17T11:07:00</dc:date>
            </office:change-info>
            <text:p text:style-name="P2"><text:span text:style-name="T1">appliactions</text:span></text:p>
          </text:deletion>
        </text:changed-region>
        <text:changed-region text:id="ct154083952">
          <text:insertion>
            <office:change-info>
              <dc:creator>Nancy</dc:creator>
              <dc:date>2006-05-17T11:07:00</dc:date>
            </office:change-info>
          </text:insertion>
        </text:changed-region>
        <text:changed-region text:id="ct155413408">
          <text:deletion>
            <office:change-info>
              <dc:creator>Nancy</dc:creator>
              <dc:date>2006-05-17T11:13:00</dc:date>
            </office:change-info>
            <text:p text:style-name="P2"><text:span text:style-name="T1">Qt </text:span></text:p>
          </text:deletion>
        </text:changed-region>
        <text:changed-region text:id="ct155401104">
          <text:insertion>
            <office:change-info>
              <dc:creator>Nancy</dc:creator>
              <dc:date>2006-05-17T11:13:00</dc:date>
            </office:change-info>
          </text:insertion>
        </text:changed-region>
        <text:changed-region text:id="ct155401232">
          <text:insertion>
            <office:change-info>
              <dc:creator>Nancy</dc:creator>
              <dc:date>2006-05-17T11:13:00</dc:date>
            </office:change-info>
          </text:insertion>
        </text:changed-region>
        <text:changed-region text:id="ct155413152">
          <text:insertion>
            <office:change-info>
              <dc:creator>Nancy</dc:creator>
              <dc:date>2006-05-17T11:13:00</dc:date>
            </office:change-info>
          </text:insertion>
        </text:changed-region>
        <text:changed-region text:id="ct155407912">
          <text:deletion>
            <office:change-info>
              <dc:creator>Nancy</dc:creator>
              <dc:date>2006-05-17T11:14:00</dc:date>
            </office:change-info>
            <text:p text:style-name="P2"><text:span text:style-name="T1">Qt</text:span></text:p>
          </text:deletion>
        </text:changed-region>
        <text:changed-region text:id="ct155414176">
          <text:insertion>
            <office:change-info>
              <dc:creator>Nancy</dc:creator>
              <dc:date>2006-05-17T11:14:00</dc:date>
            </office:change-info>
          </text:insertion>
        </text:changed-region>
        <text:changed-region text:id="ct155408296">
          <text:deletion>
            <office:change-info>
              <dc:creator>Nancy</dc:creator>
              <dc:date>2006-05-17T11:14:00</dc:date>
            </office:change-info>
            <text:p text:style-name="P2"><text:span text:style-name="T1">Qt</text:span></text:p>
          </text:deletion>
        </text:changed-region>
        <text:changed-region text:id="ct155407784">
          <text:insertion>
            <office:change-info>
              <dc:creator>Nancy</dc:creator>
              <dc:date>2006-05-17T11:14:00</dc:date>
            </office:change-info>
          </text:insertion>
        </text:changed-region>
        <text:changed-region text:id="ct155408040">
          <text:deletion>
            <office:change-info>
              <dc:creator>Nancy</dc:creator>
              <dc:date>2006-05-17T11:14:00</dc:date>
            </office:change-info>
            <text:p text:style-name="P2"><text:span text:style-name="T1">open source</text:span></text:p>
          </text:deletion>
        </text:changed-region>
        <text:changed-region text:id="ct155413920">
          <text:insertion>
            <office:change-info>
              <dc:creator>Nancy</dc:creator>
              <dc:date>2006-05-17T11:14:00</dc:date>
            </office:change-info>
          </text:insertion>
        </text:changed-region>
        <text:changed-region text:id="ct153926992">
          <text:insertion>
            <office:change-info>
              <dc:creator>Nancy</dc:creator>
              <dc:date>2006-05-17T11:15:00</dc:date>
            </office:change-info>
          </text:insertion>
        </text:changed-region>
        <text:changed-region text:id="ct155408680">
          <text:deletion>
            <office:change-info>
              <dc:creator>Nancy</dc:creator>
              <dc:date>2006-05-17T11:14:00</dc:date>
            </office:change-info>
            <text:p text:style-name="P2"><text:span text:style-name="T1">Qt</text:span></text:p>
          </text:deletion>
        </text:changed-region>
        <text:changed-region text:id="ct155407656">
          <text:insertion>
            <office:change-info>
              <dc:creator>Nancy</dc:creator>
              <dc:date>2006-05-17T11:14:00</dc:date>
            </office:change-info>
          </text:insertion>
        </text:changed-region>
        <text:changed-region text:id="ct153927248">
          <text:deletion>
            <office:change-info>
              <dc:creator>Nancy</dc:creator>
              <dc:date>2006-05-17T11:15:00</dc:date>
            </office:change-info>
            <text:p text:style-name="P2"><text:span text:style-name="T1">GPL (</text:span></text:p>
          </text:deletion>
        </text:changed-region>
        <text:changed-region text:id="ct153927120">
          <text:deletion>
            <office:change-info>
              <dc:creator>Nancy</dc:creator>
              <dc:date>2006-05-17T11:15:00</dc:date>
            </office:change-info>
            <text:p text:style-name="P2"><text:span text:style-name="T1">)</text:span></text:p>
          </text:deletion>
        </text:changed-region>
        <text:changed-region text:id="ct153926864">
          <text:insertion>
            <office:change-info>
              <dc:creator>Nancy</dc:creator>
              <dc:date>2006-05-17T11:15:00</dc:date>
            </office:change-info>
          </text:insertion>
        </text:changed-region>
        <text:changed-region text:id="ct153927504">
          <text:insertion>
            <office:change-info>
              <dc:creator>Nancy</dc:creator>
              <dc:date>2006-05-17T11:16:00</dc:date>
            </office:change-info>
          </text:insertion>
        </text:changed-region>
        <text:changed-region text:id="ct155408168">
          <text:deletion>
            <office:change-info>
              <dc:creator>Nancy</dc:creator>
              <dc:date>2006-05-17T11:14:00</dc:date>
            </office:change-info>
            <text:p text:style-name="P2"><text:span text:style-name="T1">Qt</text:span></text:p>
          </text:deletion>
        </text:changed-region>
        <text:changed-region text:id="ct155413792">
          <text:insertion>
            <office:change-info>
              <dc:creator>Nancy</dc:creator>
              <dc:date>2006-05-17T11:14:00</dc:date>
            </office:change-info>
          </text:insertion>
        </text:changed-region>
        <text:changed-region text:id="ct153927376">
          <text:insertion>
            <office:change-info>
              <dc:creator>Nancy</dc:creator>
              <dc:date>2006-05-17T11:16:00</dc:date>
            </office:change-info>
          </text:insertion>
        </text:changed-region>
        <text:changed-region text:id="ct153535312">
          <text:deletion>
            <office:change-info>
              <dc:creator>Jonathan</dc:creator>
              <dc:date>2006-09-18T20:35:00</dc:date>
            </office:change-info>
            <text:p text:style-name="P2"><text:span text:style-name="T1">2</text:span></text:p>
          </text:deletion>
        </text:changed-region>
        <text:changed-region text:id="ct153535184">
          <text:insertion>
            <office:change-info>
              <dc:creator>Jonathan</dc:creator>
              <dc:date>2006-09-18T20:35:00</dc:date>
            </office:change-info>
          </text:insertion>
        </text:changed-region>
        <text:changed-region text:id="ct154701568">
          <text:deletion>
            <office:change-info>
              <dc:creator>Jonathan Jesse</dc:creator>
              <dc:date>2006-05-21T16:09:00</dc:date>
            </office:change-info>
            <text:p text:style-name="P2"><text:span text:style-name="T1">(the version that is included in Kubuntu 6.06).</text:span><text:span text:style-name="T3"><office:annotation><dc:creator>Nancy</dc:creator><dc:date>2006-11-09T00:00:00</dc:date><text:p>AU: This is redundant to information included above. Recommend omitting here.</text:p></office:annotation></text:span><text:span text:style-name="T1"> </text:span></text:p>
          </text:deletion>
        </text:changed-region>
        <text:changed-region text:id="ct155126536">
          <text:deletion>
            <office:change-info>
              <dc:creator>image</dc:creator>
              <dc:date>2006-10-29T00:33:00</dc:date>
            </office:change-info>
            <text:p text:style-name="P2"><text:span text:style-name="T1"><text:s/></text:span></text:p>
          </text:deletion>
        </text:changed-region>
        <text:changed-region text:id="ct154712744">
          <text:insertion>
            <office:change-info>
              <dc:creator>Jonathan Jesse</dc:creator>
              <dc:date>2006-05-21T16:09:00</dc:date>
            </office:change-info>
          </text:insertion>
        </text:changed-region>
        <text:changed-region text:id="ct145057528">
          <text:deletion>
            <office:change-info>
              <dc:creator>Nancy</dc:creator>
              <dc:date>2006-05-17T10:56:00</dc:date>
            </office:change-info>
            <text:p text:style-name="P2"><text:span text:style-name="T1">web</text:span></text:p>
          </text:deletion>
        </text:changed-region>
        <text:changed-region text:id="ct155405232">
          <text:deletion>
            <office:change-info>
              <dc:creator>Nancy</dc:creator>
              <dc:date>2006-05-17T10:57:00</dc:date>
            </office:change-info>
            <text:p text:style-name="P2"><text:span text:style-name="T1">site</text:span></text:p>
          </text:deletion>
        </text:changed-region>
        <text:changed-region text:id="ct154004440">
          <text:insertion>
            <office:change-info>
              <dc:creator>Nancy</dc:creator>
              <dc:date>2006-05-17T10:57:00</dc:date>
            </office:change-info>
          </text:insertion>
        </text:changed-region>
        <text:changed-region text:id="ct153928016">
          <text:deletion>
            <office:change-info>
              <dc:creator>Nancy</dc:creator>
              <dc:date>2006-05-17T11:17:00</dc:date>
            </office:change-info>
            <text:p text:style-name="P2"><text:span text:style-name="T1">for </text:span></text:p>
          </text:deletion>
        </text:changed-region>
        <text:changed-region text:id="ct153927632">
          <text:insertion>
            <office:change-info>
              <dc:creator>Nancy</dc:creator>
              <dc:date>2006-05-17T11:17:00</dc:date>
            </office:change-info>
          </text:insertion>
        </text:changed-region>
        <text:changed-region text:id="ct153947984">
          <text:deletion>
            <office:change-info>
              <dc:creator>Nancy</dc:creator>
              <dc:date>2006-05-17T11:03:00</dc:date>
            </office:change-info>
            <text:p text:style-name="P1"><text:span text:style-name="T1">Gnome</text:span></text:p>
          </text:deletion>
        </text:changed-region>
        <text:changed-region text:id="ct155415520">
          <text:insertion>
            <office:change-info>
              <dc:creator>Nancy</dc:creator>
              <dc:date>2006-05-17T11:03:00</dc:date>
            </office:change-info>
          </text:insertion>
        </text:changed-region>
        <text:changed-region text:id="ct153927888">
          <text:insertion>
            <office:change-info>
              <dc:creator>Nancy</dc:creator>
              <dc:date>2006-05-17T11:17:00</dc:date>
            </office:change-info>
          </text:insertion>
        </text:changed-region>
        <text:changed-region text:id="ct155433504">
          <text:deletion>
            <office:change-info>
              <dc:creator>Nancy</dc:creator>
              <dc:date>2006-05-17T10:56:00</dc:date>
            </office:change-info>
            <text:p text:style-name="P1"><text:span text:style-name="T1">web</text:span></text:p>
          </text:deletion>
        </text:changed-region>
        <text:changed-region text:id="ct153697512">
          <text:insertion>
            <office:change-info>
              <dc:creator>Nancy</dc:creator>
              <dc:date>2006-05-17T10:56:00</dc:date>
            </office:change-info>
          </text:insertion>
        </text:changed-region>
        <text:changed-region text:id="ct153928144">
          <text:deletion>
            <office:change-info>
              <dc:creator>Nancy</dc:creator>
              <dc:date>2006-05-17T11:17:00</dc:date>
            </office:change-info>
            <text:p text:style-name="P1"><text:span text:style-name="T1">number one</text:span></text:p>
          </text:deletion>
        </text:changed-region>
        <text:changed-region text:id="ct153927760">
          <text:insertion>
            <office:change-info>
              <dc:creator>Nancy</dc:creator>
              <dc:date>2006-05-17T11:17:00</dc:date>
            </office:change-info>
          </text:insertion>
        </text:changed-region>
        <text:changed-region text:id="ct154004344">
          <text:insertion>
            <office:change-info>
              <dc:creator>Nancy</dc:creator>
              <dc:date>2006-05-17T11:18:00</dc:date>
            </office:change-info>
          </text:insertion>
        </text:changed-region>
        <text:changed-region text:id="ct153983704">
          <text:insertion>
            <office:change-info>
              <dc:creator>Nancy</dc:creator>
              <dc:date>2006-05-17T11:18:00</dc:date>
            </office:change-info>
          </text:insertion>
        </text:changed-region>
        <text:changed-region text:id="ct153907280">
          <text:deletion>
            <office:change-info>
              <dc:creator>Nancy</dc:creator>
              <dc:date>2006-05-17T10:56:00</dc:date>
            </office:change-info>
            <text:p text:style-name="P3"><text:span text:style-name="T2">Canonical</text:span></text:p>
          </text:deletion>
        </text:changed-region>
        <text:changed-region text:id="ct155437040">
          <text:insertion>
            <office:change-info>
              <dc:creator>Nancy</dc:creator>
              <dc:date>2006-05-17T10:56:00</dc:date>
            </office:change-info>
          </text:insertion>
        </text:changed-region>
        <text:changed-region text:id="ct154124152">
          <text:deletion>
            <office:change-info>
              <dc:creator>Nancy</dc:creator>
              <dc:date>2006-05-17T11:03:00</dc:date>
            </office:change-info>
            <text:p text:style-name="P3"><text:span text:style-name="T2">Gnome</text:span></text:p>
          </text:deletion>
        </text:changed-region>
        <text:changed-region text:id="ct155436776">
          <text:insertion>
            <office:change-info>
              <dc:creator>Nancy</dc:creator>
              <dc:date>2006-05-17T11:03:00</dc:date>
            </office:change-info>
          </text:insertion>
        </text:changed-region>
        <text:changed-region text:id="ct153998976">
          <text:deletion>
            <office:change-info>
              <dc:creator>Nancy</dc:creator>
              <dc:date>2006-05-17T11:18:00</dc:date>
            </office:change-info>
            <text:p text:style-name="P3"><text:span text:style-name="T2"><text:s/></text:span></text:p>
          </text:deletion>
        </text:changed-region>
        <text:changed-region text:id="ct153996416">
          <text:insertion>
            <office:change-info>
              <dc:creator>Nancy</dc:creator>
              <dc:date>2006-05-17T11:18:00</dc:date>
            </office:change-info>
          </text:insertion>
        </text:changed-region>
        <text:changed-region text:id="ct155419928">
          <text:insertion>
            <office:change-info>
              <dc:creator>Nancy</dc:creator>
              <dc:date>2006-05-17T11:18:00</dc:date>
            </office:change-info>
          </text:insertion>
        </text:changed-region>
        <text:changed-region text:id="ct154005744">
          <text:deletion>
            <office:change-info>
              <dc:creator>Nancy</dc:creator>
              <dc:date>2006-05-17T11:18:00</dc:date>
            </office:change-info>
            <text:p text:style-name="P3"><text:span text:style-name="T2">, i</text:span></text:p>
          </text:deletion>
        </text:changed-region>
        <text:changed-region text:id="ct155419800">
          <text:insertion>
            <office:change-info>
              <dc:creator>Nancy</dc:creator>
              <dc:date>2006-05-17T11:18:00</dc:date>
            </office:change-info>
          </text:insertion>
        </text:changed-region>
        <text:changed-region text:id="ct154422280">
          <text:deletion>
            <office:change-info>
              <dc:creator>Nancy</dc:creator>
              <dc:date>2006-05-17T11:18:00</dc:date>
            </office:change-info>
            <text:p text:style-name="P3"><text:span text:style-name="T2">...”</text:span></text:p>
          </text:deletion>
        </text:changed-region>
        <text:changed-region text:id="ct154010096">
          <text:insertion>
            <office:change-info>
              <dc:creator>Nancy</dc:creator>
              <dc:date>2006-05-17T11:18:00</dc:date>
            </office:change-info>
          </text:insertion>
        </text:changed-region>
        <text:changed-region text:id="ct153983320">
          <text:insertion>
            <office:change-info>
              <dc:creator>Nancy</dc:creator>
              <dc:date>2006-05-17T11:19:00</dc:date>
            </office:change-info>
          </text:insertion>
        </text:changed-region>
        <text:changed-region text:id="ct153996200">
          <text:deletion>
            <office:change-info>
              <dc:creator>Nancy</dc:creator>
              <dc:date>2006-05-17T11:19:00</dc:date>
            </office:change-info>
            <text:p text:style-name="P2"><text:span text:style-name="T1">, p</text:span></text:p>
          </text:deletion>
        </text:changed-region>
        <text:changed-region text:id="ct153976552">
          <text:insertion>
            <office:change-info>
              <dc:creator>Nancy</dc:creator>
              <dc:date>2006-05-17T11:19:00</dc:date>
            </office:change-info>
          </text:insertion>
        </text:changed-region>
        <text:changed-region text:id="ct154388592">
          <text:deletion>
            <office:change-info>
              <dc:creator>Nancy</dc:creator>
              <dc:date>2006-05-17T11:19:00</dc:date>
            </office:change-info>
            <text:p text:style-name="P2"><text:span text:style-name="T1">, </text:span></text:p>
          </text:deletion>
        </text:changed-region>
        <text:changed-region text:id="ct154001496">
          <text:insertion>
            <office:change-info>
              <dc:creator>Nancy</dc:creator>
              <dc:date>2006-05-17T11:19:00</dc:date>
            </office:change-info>
          </text:insertion>
        </text:changed-region>
        <text:changed-region text:id="ct153989760">
          <text:deletion>
            <office:change-info>
              <dc:creator>Nancy</dc:creator>
              <dc:date>2006-05-17T11:19:00</dc:date>
            </office:change-info>
            <text:p text:style-name="P2"><text:span text:style-name="T1">a</text:span></text:p>
          </text:deletion>
        </text:changed-region>
        <text:changed-region text:id="ct154000624">
          <text:insertion>
            <office:change-info>
              <dc:creator>Nancy</dc:creator>
              <dc:date>2006-05-17T11:19:00</dc:date>
            </office:change-info>
          </text:insertion>
        </text:changed-region>
        <text:changed-region text:id="ct155411432">
          <text:deletion>
            <office:change-info>
              <dc:creator>Nancy</dc:creator>
              <dc:date>2006-05-17T11:02:00</dc:date>
            </office:change-info>
            <text:p text:style-name="P2"><text:span text:style-name="T1">--</text:span></text:p>
          </text:deletion>
        </text:changed-region>
        <text:changed-region text:id="ct155416064">
          <text:insertion>
            <office:change-info>
              <dc:creator>Nancy</dc:creator>
              <dc:date>2006-05-17T11:02:00</dc:date>
            </office:change-info>
          </text:insertion>
        </text:changed-region>
        <text:changed-region text:id="ct155387392">
          <text:deletion>
            <office:change-info>
              <dc:creator>Nancy</dc:creator>
              <dc:date>2006-05-17T11:02:00</dc:date>
            </office:change-info>
            <text:p text:style-name="P2"><text:span text:style-name="T1">--</text:span></text:p>
          </text:deletion>
        </text:changed-region>
        <text:changed-region text:id="ct155393152">
          <text:insertion>
            <office:change-info>
              <dc:creator>Nancy</dc:creator>
              <dc:date>2006-05-17T11:02:00</dc:date>
            </office:change-info>
          </text:insertion>
        </text:changed-region>
        <text:changed-region text:id="ct155260352">
          <text:deletion>
            <office:change-info>
              <dc:creator>Nancy</dc:creator>
              <dc:date>2006-05-17T11:20:00</dc:date>
            </office:change-info>
            <text:p text:style-name="P2"><text:span text:style-name="T1">After </text:span></text:p>
          </text:deletion>
        </text:changed-region>
        <text:changed-region text:id="ct154662816">
          <text:insertion>
            <office:change-info>
              <dc:creator>Nancy</dc:creator>
              <dc:date>2006-05-17T11:20:00</dc:date>
            </office:change-info>
          </text:insertion>
        </text:changed-region>
        <text:changed-region text:id="ct155249472">
          <text:deletion>
            <office:change-info>
              <dc:creator>Nancy</dc:creator>
              <dc:date>2006-05-17T11:20:00</dc:date>
            </office:change-info>
            <text:p text:style-name="P2"><text:span text:style-name="T1">now </text:span></text:p>
          </text:deletion>
        </text:changed-region>
        <text:changed-region text:id="ct155336832">
          <text:insertion>
            <office:change-info>
              <dc:creator>Nancy</dc:creator>
              <dc:date>2006-05-17T11:20:00</dc:date>
            </office:change-info>
          </text:insertion>
        </text:changed-region>
        <text:changed-region text:id="ct155221400">
          <text:deletion>
            <office:change-info>
              <dc:creator>Nancy</dc:creator>
              <dc:date>2006-05-17T11:20:00</dc:date>
            </office:change-info>
            <text:p text:style-name="P2"><text:span text:style-name="T1">d</text:span></text:p>
          </text:deletion>
        </text:changed-region>
        <text:changed-region text:id="ct155237768">
          <text:deletion>
            <office:change-info>
              <dc:creator>Nancy</dc:creator>
              <dc:date>2006-05-17T11:20:00</dc:date>
            </office:change-info>
            <text:p text:style-name="P2"><text:span text:style-name="T1"><text:s/>of course </text:span></text:p>
          </text:deletion>
        </text:changed-region>
        <text:changed-region text:id="ct155248376">
          <text:insertion>
            <office:change-info>
              <dc:creator>Nancy</dc:creator>
              <dc:date>2006-05-17T11:20:00</dc:date>
            </office:change-info>
          </text:insertion>
        </text:changed-region>
        <text:changed-region text:id="ct155190832">
          <text:insertion>
            <office:change-info>
              <dc:creator>Nancy</dc:creator>
              <dc:date>2006-05-17T11:20:00</dc:date>
            </office:change-info>
          </text:insertion>
        </text:changed-region>
        <text:changed-region text:id="ct153536336">
          <text:deletion>
            <office:change-info>
              <dc:creator>Jonathan</dc:creator>
              <dc:date>2006-09-18T20:50:00</dc:date>
            </office:change-info>
            <text:p text:style-name="P2"><text:span text:style-name="T1">are </text:span></text:p>
          </text:deletion>
        </text:changed-region>
        <text:changed-region text:id="ct153536080">
          <text:insertion>
            <office:change-info>
              <dc:creator>Jonathan</dc:creator>
              <dc:date>2006-09-18T20:50:00</dc:date>
            </office:change-info>
          </text:insertion>
        </text:changed-region>
        <text:changed-region text:id="ct154774488">
          <text:deletion>
            <office:change-info>
              <dc:creator>Jonathan Jesse</dc:creator>
              <dc:date>2006-05-21T16:09:00</dc:date>
            </office:change-info>
            <text:p text:style-name="P2"><text:span text:style-name="T1">.</text:span></text:p>
          </text:deletion>
        </text:changed-region>
        <text:changed-region text:id="ct154736440">
          <text:deletion>
            <office:change-info>
              <dc:creator>Jonathan Jesse</dc:creator>
              <dc:date>2006-05-21T16:09:00</dc:date>
            </office:change-info>
            <text:p text:style-name="P2"><text:span text:style-name="T1">Kubuntu comes with </text:span></text:p>
          </text:deletion>
        </text:changed-region>
        <text:changed-region text:id="ct153536208">
          <text:insertion>
            <office:change-info>
              <dc:creator>Jonathan</dc:creator>
              <dc:date>2006-09-18T20:50:00</dc:date>
            </office:change-info>
          </text:insertion>
        </text:changed-region>
        <text:changed-region text:id="ct153536464">
          <text:insertion>
            <office:change-info>
              <dc:creator>Jonathan</dc:creator>
              <dc:date>2006-09-18T20:52:00</dc:date>
            </office:change-info>
          </text:insertion>
        </text:changed-region>
        <text:changed-region text:id="ct153536592">
          <text:insertion>
            <office:change-info>
              <dc:creator>Jonathan</dc:creator>
              <dc:date>2006-09-18T20:55:00</dc:date>
            </office:change-info>
          </text:insertion>
        </text:changed-region>
        <text:changed-region text:id="ct153536720">
          <text:insertion>
            <office:change-info>
              <dc:creator>Jonathan</dc:creator>
              <dc:date>2006-09-18T21:04:00</dc:date>
            </office:change-info>
          </text:insertion>
        </text:changed-region>
        <text:changed-region text:id="ct153536848">
          <text:insertion>
            <office:change-info>
              <dc:creator>Jonathan</dc:creator>
              <dc:date>2006-09-18T21:05:00</dc:date>
            </office:change-info>
          </text:insertion>
        </text:changed-region>
        <text:changed-region text:id="ct155476624">
          <text:insertion>
            <office:change-info>
              <dc:creator>Jonathan</dc:creator>
              <dc:date>2006-09-18T21:06:00</dc:date>
            </office:change-info>
          </text:insertion>
        </text:changed-region>
        <text:changed-region text:id="ct155493904">
          <text:insertion>
            <office:change-info>
              <dc:creator>Jonathan Jesse</dc:creator>
              <dc:date>2006-10-20T13:53:00</dc:date>
            </office:change-info>
          </text:insertion>
        </text:changed-region>
        <text:changed-region text:id="ct155494000">
          <text:deletion>
            <office:change-info>
              <dc:creator>Jonathan Jesse</dc:creator>
              <dc:date>2006-10-20T13:53:00</dc:date>
            </office:change-info>
            <text:p text:style-name="P2"><text:span text:style-name="T1">4</text:span></text:p>
          </text:deletion>
        </text:changed-region>
        <text:changed-region text:id="ct155476528">
          <text:insertion>
            <office:change-info>
              <dc:creator>Jonathan</dc:creator>
              <dc:date>2006-09-18T21:06:00</dc:date>
            </office:change-info>
          </text:insertion>
        </text:changed-region>
        <text:changed-region text:id="ct155479888">
          <text:insertion>
            <office:change-info>
              <dc:creator>Jonathan Jesse</dc:creator>
              <dc:date>2006-09-20T15:15:00</dc:date>
            </office:change-info>
          </text:insertion>
        </text:changed-region>
        <text:changed-region text:id="ct155491024">
          <text:insertion>
            <office:change-info>
              <dc:creator>Jonathan Jesse</dc:creator>
              <dc:date>2006-10-16T19:41:00</dc:date>
            </office:change-info>
          </text:insertion>
        </text:changed-region>
        <text:changed-region text:id="ct154946184">
          <text:deletion>
            <office:change-info>
              <dc:creator>image</dc:creator>
              <dc:date>2006-10-29T00:38:00</dc:date>
            </office:change-info>
            <text:p text:style-name="P2"><text:span text:style-name="T1">Edgy,</text:span></text:p>
          </text:deletion>
        </text:changed-region>
        <text:changed-region text:id="ct155020896">
          <text:insertion>
            <office:change-info>
              <dc:creator>image</dc:creator>
              <dc:date>2006-10-29T00:38:00</dc:date>
            </office:change-info>
          </text:insertion>
        </text:changed-region>
        <text:changed-region text:id="ct155491120">
          <text:insertion>
            <office:change-info>
              <dc:creator>Jonathan Jesse</dc:creator>
              <dc:date>2006-10-16T19:41:00</dc:date>
            </office:change-info>
          </text:insertion>
        </text:changed-region>
        <text:changed-region text:id="ct155491216">
          <text:insertion>
            <office:change-info>
              <dc:creator>Jonathan Jesse</dc:creator>
              <dc:date>2006-10-16T19:42:00</dc:date>
            </office:change-info>
          </text:insertion>
        </text:changed-region>
        <text:changed-region text:id="ct155191712">
          <text:deletion>
            <office:change-info>
              <dc:creator>image</dc:creator>
              <dc:date>2006-10-29T00:37:00</dc:date>
            </office:change-info>
            <text:p text:style-name="P2"><text:span text:style-name="T1">accesibility</text:span></text:p>
          </text:deletion>
        </text:changed-region>
        <text:changed-region text:id="ct155195720">
          <text:insertion>
            <office:change-info>
              <dc:creator>image</dc:creator>
              <dc:date>2006-10-29T00:37:00</dc:date>
            </office:change-info>
          </text:insertion>
        </text:changed-region>
        <text:changed-region text:id="ct155491312">
          <text:insertion>
            <office:change-info>
              <dc:creator>Jonathan Jesse</dc:creator>
              <dc:date>2006-10-16T19:42:00</dc:date>
            </office:change-info>
          </text:insertion>
        </text:changed-region>
        <text:changed-region text:id="ct155181336">
          <text:deletion>
            <office:change-info>
              <dc:creator>image</dc:creator>
              <dc:date>2006-10-29T00:37:00</dc:date>
            </office:change-info>
            <text:p text:style-name="P2"><text:span text:style-name="T1">addtion</text:span></text:p>
          </text:deletion>
        </text:changed-region>
        <text:changed-region text:id="ct155123392">
          <text:insertion>
            <office:change-info>
              <dc:creator>image</dc:creator>
              <dc:date>2006-10-29T00:37:00</dc:date>
            </office:change-info>
          </text:insertion>
        </text:changed-region>
        <text:changed-region text:id="ct155491408">
          <text:insertion>
            <office:change-info>
              <dc:creator>Jonathan Jesse</dc:creator>
              <dc:date>2006-10-16T19:42:00</dc:date>
            </office:change-info>
          </text:insertion>
        </text:changed-region>
        <text:changed-region text:id="ct155479984">
          <text:insertion>
            <office:change-info>
              <dc:creator>Jonathan Jesse</dc:creator>
              <dc:date>2006-09-20T15:16:00</dc:date>
            </office:change-info>
          </text:insertion>
        </text:changed-region>
        <text:changed-region text:id="ct153526864">
          <text:deletion>
            <office:change-info>
              <dc:creator>Nancy</dc:creator>
              <dc:date>2006-05-17T11:40:00</dc:date>
            </office:change-info>
            <text:p text:style-name="P1"><text:span text:style-name="T1">K Menu</text:span></text:p>
          </text:deletion>
        </text:changed-region>
        <text:changed-region text:id="ct153923944">
          <text:insertion>
            <office:change-info>
              <dc:creator>Nancy</dc:creator>
              <dc:date>2006-05-17T11:40:00</dc:date>
            </office:change-info>
          </text:insertion>
        </text:changed-region>
        <text:changed-region text:id="ct153993800">
          <text:deletion>
            <office:change-info>
              <dc:creator>Nancy</dc:creator>
              <dc:date>2006-05-17T11:22:00</dc:date>
            </office:change-info>
            <text:p text:style-name="P1"><text:span text:style-name="T1">left hand</text:span></text:p>
          </text:deletion>
        </text:changed-region>
        <text:changed-region text:id="ct154535496">
          <text:insertion>
            <office:change-info>
              <dc:creator>Nancy</dc:creator>
              <dc:date>2006-05-17T11:22:00</dc:date>
            </office:change-info>
          </text:insertion>
        </text:changed-region>
        <text:changed-region text:id="ct154778744">
          <text:deletion>
            <office:change-info>
              <dc:creator>Nancy</dc:creator>
              <dc:date>2006-05-17T11:22:00</dc:date>
            </office:change-info>
            <text:p text:style-name="P1"><text:span text:style-name="T1">at the same time </text:span></text:p>
          </text:deletion>
        </text:changed-region>
        <text:changed-region text:id="ct154536384">
          <text:deletion>
            <office:change-info>
              <dc:creator>Nancy</dc:creator>
              <dc:date>2006-05-17T11:22:00</dc:date>
            </office:change-info>
            <text:p text:style-name="P1"><text:span text:style-name="T1">,</text:span></text:p>
          </text:deletion>
        </text:changed-region>
        <text:changed-region text:id="ct155079784">
          <text:insertion>
            <office:change-info>
              <dc:creator>Nancy</dc:creator>
              <dc:date>2006-05-17T11:22:00</dc:date>
            </office:change-info>
          </text:insertion>
        </text:changed-region>
        <text:changed-region text:id="ct155061376">
          <text:insertion>
            <office:change-info>
              <dc:creator>Nancy</dc:creator>
              <dc:date>2006-05-17T11:22:00</dc:date>
            </office:change-info>
          </text:insertion>
        </text:changed-region>
        <text:changed-region text:id="ct154869792">
          <text:insertion>
            <office:change-info>
              <dc:creator>Nancy</dc:creator>
              <dc:date>2006-05-17T11:22:00</dc:date>
            </office:change-info>
          </text:insertion>
        </text:changed-region>
        <text:changed-region text:id="ct154777008">
          <text:deletion>
            <office:change-info>
              <dc:creator>Nancy</dc:creator>
              <dc:date>2006-05-17T11:22:00</dc:date>
            </office:change-info>
            <text:p text:style-name="P1"><text:span text:style-name="T1"><text:s/>and t</text:span></text:p>
          </text:deletion>
        </text:changed-region>
        <text:changed-region text:id="ct154870440">
          <text:insertion>
            <office:change-info>
              <dc:creator>Nancy</dc:creator>
              <dc:date>2006-05-17T11:22:00</dc:date>
            </office:change-info>
          </text:insertion>
        </text:changed-region>
        <text:changed-region text:id="ct153528144">
          <text:deletion>
            <office:change-info>
              <dc:creator>Nancy</dc:creator>
              <dc:date>2006-05-17T11:40:00</dc:date>
            </office:change-info>
            <text:p text:style-name="P1"><text:span text:style-name="T1">K Menu</text:span></text:p>
          </text:deletion>
        </text:changed-region>
        <text:changed-region text:id="ct153924200">
          <text:insertion>
            <office:change-info>
              <dc:creator>Nancy</dc:creator>
              <dc:date>2006-05-17T11:40:00</dc:date>
            </office:change-info>
          </text:insertion>
        </text:changed-region>
        <text:changed-region text:id="ct154464256">
          <text:deletion>
            <office:change-info>
              <dc:creator>Nancy</dc:creator>
              <dc:date>2006-05-17T11:07:00</dc:date>
            </office:change-info>
            <text:p text:style-name="P4"><text:span text:style-name="T2">naviage</text:span></text:p>
          </text:deletion>
        </text:changed-region>
        <text:changed-region text:id="ct153962048">
          <text:insertion>
            <office:change-info>
              <dc:creator>Nancy</dc:creator>
              <dc:date>2006-05-17T11:07:00</dc:date>
            </office:change-info>
          </text:insertion>
        </text:changed-region>
        <text:changed-region text:id="ct153528400">
          <text:deletion>
            <office:change-info>
              <dc:creator>Nancy</dc:creator>
              <dc:date>2006-05-17T11:40:00</dc:date>
            </office:change-info>
            <text:p text:style-name="P4"><text:span text:style-name="T2">K Menu</text:span></text:p>
          </text:deletion>
        </text:changed-region>
        <text:changed-region text:id="ct153924456">
          <text:insertion>
            <office:change-info>
              <dc:creator>Nancy</dc:creator>
              <dc:date>2006-05-17T11:40:00</dc:date>
            </office:change-info>
          </text:insertion>
        </text:changed-region>
        <text:changed-region text:id="ct153957576">
          <text:deletion>
            <office:change-info>
              <dc:creator>Nancy</dc:creator>
              <dc:date>2006-05-17T11:23:00</dc:date>
            </office:change-info>
            <text:p text:style-name="P4"><text:span text:style-name="T2">the alt </text:span></text:p>
          </text:deletion>
        </text:changed-region>
        <text:changed-region text:id="ct153961344">
          <text:insertion>
            <office:change-info>
              <dc:creator>Nancy</dc:creator>
              <dc:date>2006-05-17T11:23:00</dc:date>
            </office:change-info>
          </text:insertion>
        </text:changed-region>
        <text:changed-region text:id="ct153929928">
          <text:deletion>
            <office:change-info>
              <dc:creator>Nancy</dc:creator>
              <dc:date>2006-05-17T11:23:00</dc:date>
            </office:change-info>
            <text:p text:style-name="P4"><text:span text:style-name="T2">key and the s</text:span></text:p>
          </text:deletion>
        </text:changed-region>
        <text:changed-region text:id="ct153962944">
          <text:insertion>
            <office:change-info>
              <dc:creator>Nancy</dc:creator>
              <dc:date>2006-05-17T11:23:00</dc:date>
            </office:change-info>
          </text:insertion>
        </text:changed-region>
        <text:changed-region text:id="ct154110728">
          <text:insertion>
            <office:change-info>
              <dc:creator>Nancy</dc:creator>
              <dc:date>2006-05-17T11:24:00</dc:date>
            </office:change-info>
          </text:insertion>
        </text:changed-region>
        <text:changed-region text:id="ct154096128">
          <text:deletion>
            <office:change-info>
              <dc:creator>Nancy</dc:creator>
              <dc:date>2006-05-17T11:24:00</dc:date>
            </office:change-info>
            <text:p text:style-name="P4"><text:span text:style-name="T2">bar at the same time </text:span></text:p>
          </text:deletion>
        </text:changed-region>
        <text:changed-region text:id="ct153972648">
          <text:insertion>
            <office:change-info>
              <dc:creator>Nancy</dc:creator>
              <dc:date>2006-05-17T11:24:00</dc:date>
            </office:change-info>
          </text:insertion>
        </text:changed-region>
        <text:changed-region text:id="ct154083592">
          <text:deletion>
            <office:change-info>
              <dc:creator>Nancy</dc:creator>
              <dc:date>2006-05-17T11:24:00</dc:date>
            </office:change-info>
            <text:p text:style-name="P5"><text:span text:style-name="T4"/></text:p>
            <text:p text:style-name="P6"><text:span text:style-name="T4">Katapult</text:span><text:span text:style-name="T5"><office:annotation><dc:creator>Nancy</dc:creator><dc:date>2006-11-09T00:00:00</dc:date><text:p>FC</text:p></office:annotation></text:span></text:p>
          </text:deletion>
        </text:changed-region>
        <text:changed-region text:id="ct153527888">
          <text:deletion>
            <office:change-info>
              <dc:creator>Nancy</dc:creator>
              <dc:date>2006-05-17T11:40:00</dc:date>
            </office:change-info>
            <text:p text:style-name="P7"><text:span text:style-name="T2">K Menu</text:span></text:p>
          </text:deletion>
        </text:changed-region>
        <text:changed-region text:id="ct153925096">
          <text:insertion>
            <office:change-info>
              <dc:creator>Nancy</dc:creator>
              <dc:date>2006-05-17T11:40:00</dc:date>
            </office:change-info>
          </text:insertion>
        </text:changed-region>
        <text:changed-region text:id="ct153912352">
          <text:deletion>
            <office:change-info>
              <dc:creator>Nancy</dc:creator>
              <dc:date>2006-05-17T11:25:00</dc:date>
            </office:change-info>
            <text:p text:style-name="P2"><text:span text:style-name="T1">like </text:span></text:p>
          </text:deletion>
        </text:changed-region>
        <text:changed-region text:id="ct153977424">
          <text:insertion>
            <office:change-info>
              <dc:creator>Nancy</dc:creator>
              <dc:date>2006-05-17T11:25:00</dc:date>
            </office:change-info>
          </text:insertion>
        </text:changed-region>
        <text:changed-region text:id="ct154870616">
          <text:insertion>
            <office:change-info>
              <dc:creator>Nancy</dc:creator>
              <dc:date>2006-05-17T11:25:00</dc:date>
            </office:change-info>
          </text:insertion>
        </text:changed-region>
        <text:changed-region text:id="ct153912224">
          <text:deletion>
            <office:change-info>
              <dc:creator>Nancy</dc:creator>
              <dc:date>2006-05-17T11:25:00</dc:date>
            </office:change-info>
            <text:p text:style-name="P2"><text:span text:style-name="T1"><text:s text:c="2"/></text:span></text:p>
          </text:deletion>
        </text:changed-region>
        <text:changed-region text:id="ct154020528">
          <text:insertion>
            <office:change-info>
              <dc:creator>Nancy</dc:creator>
              <dc:date>2006-05-17T12:03:00</dc:date>
            </office:change-info>
          </text:insertion>
        </text:changed-region>
        <text:changed-region text:id="ct155420568">
          <text:insertion>
            <office:change-info>
              <dc:creator>Nancy</dc:creator>
              <dc:date>2006-05-17T11:26:00</dc:date>
            </office:change-info>
          </text:insertion>
        </text:changed-region>
        <text:changed-region text:id="ct155420696">
          <text:deletion>
            <office:change-info>
              <dc:creator>Nancy</dc:creator>
              <dc:date>2006-05-17T11:26:00</dc:date>
            </office:change-info>
            <text:p text:style-name="P1"><text:span text:style-name="T1">or </text:span></text:p>
          </text:deletion>
        </text:changed-region>
        <text:changed-region text:id="ct155476720">
          <text:insertion>
            <office:change-info>
              <dc:creator>Jonathan</dc:creator>
              <dc:date>2006-09-19T16:52:00</dc:date>
            </office:change-info>
          </text:insertion>
        </text:changed-region>
        <text:changed-region text:id="ct155420952">
          <text:deletion>
            <office:change-info>
              <dc:creator>Nancy</dc:creator>
              <dc:date>2006-05-17T11:26:00</dc:date>
            </office:change-info>
            <text:p text:style-name="P1"><text:span text:style-name="T1">even </text:span></text:p>
          </text:deletion>
        </text:changed-region>
        <text:changed-region text:id="ct154872848">
          <text:insertion>
            <office:change-info>
              <dc:creator>Nancy</dc:creator>
              <dc:date>2006-05-17T11:25:00</dc:date>
            </office:change-info>
          </text:insertion>
        </text:changed-region>
        <text:changed-region text:id="ct155421208">
          <text:deletion>
            <office:change-info>
              <dc:creator>Nancy</dc:creator>
              <dc:date>2006-05-17T11:26:00</dc:date>
            </office:change-info>
            <text:p text:style-name="P1"><text:span text:style-name="T1">,</text:span></text:p>
          </text:deletion>
        </text:changed-region>
        <text:changed-region text:id="ct153530448">
          <text:deletion>
            <office:change-info>
              <dc:creator>Nancy</dc:creator>
              <dc:date>2006-05-17T11:40:00</dc:date>
            </office:change-info>
            <text:p text:style-name="P1"><text:span text:style-name="T1">K Menu</text:span></text:p>
          </text:deletion>
        </text:changed-region>
        <text:changed-region text:id="ct153924712">
          <text:insertion>
            <office:change-info>
              <dc:creator>Nancy</dc:creator>
              <dc:date>2006-05-17T11:40:00</dc:date>
            </office:change-info>
          </text:insertion>
        </text:changed-region>
        <text:changed-region text:id="ct155420440">
          <text:insertion>
            <office:change-info>
              <dc:creator>Nancy</dc:creator>
              <dc:date>2006-05-17T11:26:00</dc:date>
            </office:change-info>
          </text:insertion>
        </text:changed-region>
        <text:changed-region text:id="ct155420312">
          <text:insertion>
            <office:change-info>
              <dc:creator>Nancy</dc:creator>
              <dc:date>2006-05-17T11:26:00</dc:date>
            </office:change-info>
          </text:insertion>
        </text:changed-region>
        <text:changed-region text:id="ct155421592">
          <text:deletion>
            <office:change-info>
              <dc:creator>Nancy</dc:creator>
              <dc:date>2006-05-17T11:26:00</dc:date>
            </office:change-info>
            <text:p text:style-name="P1"><text:span text:style-name="T1">to do. </text:span></text:p>
          </text:deletion>
        </text:changed-region>
        <text:changed-region text:id="ct155421464">
          <text:deletion>
            <office:change-info>
              <dc:creator>Nancy</dc:creator>
              <dc:date>2006-05-17T11:26:00</dc:date>
            </office:change-info>
            <text:p text:style-name="P1"><text:span text:style-name="T1">multi-</text:span></text:p>
          </text:deletion>
        </text:changed-region>
        <text:changed-region text:id="ct155420184">
          <text:insertion>
            <office:change-info>
              <dc:creator>Nancy</dc:creator>
              <dc:date>2006-05-17T11:26:00</dc:date>
            </office:change-info>
          </text:insertion>
        </text:changed-region>
        <text:changed-region text:id="ct155423552">
          <text:insertion>
            <office:change-info>
              <dc:creator>Nancy</dc:creator>
              <dc:date>2006-05-17T11:26:00</dc:date>
            </office:change-info>
          </text:insertion>
        </text:changed-region>
        <text:changed-region text:id="ct155420824">
          <text:deletion>
            <office:change-info>
              <dc:creator>Nancy</dc:creator>
              <dc:date>2006-05-17T11:26:00</dc:date>
            </office:change-info>
            <text:p text:style-name="P1"><text:span text:style-name="T1">, y</text:span></text:p>
          </text:deletion>
        </text:changed-region>
        <text:changed-region text:id="ct155423680">
          <text:insertion>
            <office:change-info>
              <dc:creator>Nancy</dc:creator>
              <dc:date>2006-05-17T11:26:00</dc:date>
            </office:change-info>
          </text:insertion>
        </text:changed-region>
        <text:changed-region text:id="ct155421336">
          <text:deletion>
            <office:change-info>
              <dc:creator>Nancy</dc:creator>
              <dc:date>2006-05-17T11:26:00</dc:date>
            </office:change-info>
            <text:p text:style-name="P1"><text:span text:style-name="T1">just </text:span></text:p>
          </text:deletion>
        </text:changed-region>
        <text:changed-region text:id="ct153914344">
          <text:deletion>
            <office:change-info>
              <dc:creator>Nancy</dc:creator>
              <dc:date>2006-05-17T11:27:00</dc:date>
            </office:change-info>
            <text:p text:style-name="P1"><text:span text:style-name="T1">with out</text:span></text:p>
          </text:deletion>
        </text:changed-region>
        <text:changed-region text:id="ct153913192">
          <text:insertion>
            <office:change-info>
              <dc:creator>Nancy</dc:creator>
              <dc:date>2006-05-17T11:27:00</dc:date>
            </office:change-info>
          </text:insertion>
        </text:changed-region>
        <text:changed-region text:id="ct153528784">
          <text:deletion>
            <office:change-info>
              <dc:creator>Nancy</dc:creator>
              <dc:date>2006-05-17T11:40:00</dc:date>
            </office:change-info>
            <text:p text:style-name="P1"><text:span text:style-name="T1">K Menu</text:span></text:p>
          </text:deletion>
        </text:changed-region>
        <text:changed-region text:id="ct153525840">
          <text:insertion>
            <office:change-info>
              <dc:creator>Nancy</dc:creator>
              <dc:date>2006-05-17T11:40:00</dc:date>
            </office:change-info>
          </text:insertion>
        </text:changed-region>
        <text:changed-region text:id="ct153913064">
          <text:insertion>
            <office:change-info>
              <dc:creator>Nancy</dc:creator>
              <dc:date>2006-05-17T11:27:00</dc:date>
            </office:change-info>
          </text:insertion>
        </text:changed-region>
        <text:changed-region text:id="ct155421720">
          <text:insertion>
            <office:change-info>
              <dc:creator>Nancy</dc:creator>
              <dc:date>2006-05-17T11:27:00</dc:date>
            </office:change-info>
          </text:insertion>
        </text:changed-region>
        <text:changed-region text:id="ct153913960">
          <text:deletion>
            <office:change-info>
              <dc:creator>Nancy</dc:creator>
              <dc:date>2006-05-17T11:27:00</dc:date>
            </office:change-info>
            <text:p text:style-name="P2"><text:span text:style-name="T1">even </text:span></text:p>
          </text:deletion>
        </text:changed-region>
        <text:changed-region text:id="ct153914216">
          <text:deletion>
            <office:change-info>
              <dc:creator>Nancy</dc:creator>
              <dc:date>2006-05-17T11:27:00</dc:date>
            </office:change-info>
            <text:p text:style-name="P2"><text:span text:style-name="T1">Log </text:span></text:p>
          </text:deletion>
        </text:changed-region>
        <text:changed-region text:id="ct153913320">
          <text:insertion>
            <office:change-info>
              <dc:creator>Nancy</dc:creator>
              <dc:date>2006-05-17T11:27:00</dc:date>
            </office:change-info>
          </text:insertion>
        </text:changed-region>
        <text:changed-region text:id="ct153914472">
          <text:deletion>
            <office:change-info>
              <dc:creator>Nancy</dc:creator>
              <dc:date>2006-05-17T11:27:00</dc:date>
            </office:change-info>
            <text:p text:style-name="P2"><text:span text:style-name="T1">Out</text:span></text:p>
          </text:deletion>
        </text:changed-region>
        <text:changed-region text:id="ct153913448">
          <text:insertion>
            <office:change-info>
              <dc:creator>Nancy</dc:creator>
              <dc:date>2006-05-17T11:27:00</dc:date>
            </office:change-info>
          </text:insertion>
        </text:changed-region>
        <text:changed-region text:id="ct153913576">
          <text:insertion>
            <office:change-info>
              <dc:creator>Nancy</dc:creator>
              <dc:date>2006-05-17T11:27:00</dc:date>
            </office:change-info>
          </text:insertion>
        </text:changed-region>
        <text:changed-region text:id="ct153914088">
          <text:deletion>
            <office:change-info>
              <dc:creator>Nancy</dc:creator>
              <dc:date>2006-05-17T11:27:00</dc:date>
            </office:change-info>
            <text:p text:style-name="P2"><text:span text:style-name="T1">the following figure </text:span></text:p>
          </text:deletion>
        </text:changed-region>
        <text:changed-region text:id="ct153913704">
          <text:insertion>
            <office:change-info>
              <dc:creator>Nancy</dc:creator>
              <dc:date>2006-05-17T11:27:00</dc:date>
            </office:change-info>
          </text:insertion>
        </text:changed-region>
        <text:changed-region text:id="ct153913832">
          <text:deletion>
            <office:change-info>
              <dc:creator>Nancy</dc:creator>
              <dc:date>2006-05-17T11:27:00</dc:date>
            </office:change-info>
            <text:p text:style-name="P2"><text:span text:style-name="T1">ing </text:span></text:p>
          </text:deletion>
        </text:changed-region>
        <text:changed-region text:id="ct155399368">
          <text:deletion>
            <office:change-info>
              <dc:creator>Nancy</dc:creator>
              <dc:date>2006-05-17T10:58:00</dc:date>
            </office:change-info>
            <text:p text:style-name="P1"><text:a xlink:type="simple" xlink:href="http://www.kubuntu.org/download.php"><text:span text:style-name="T6">http://www.</text:span></text:a></text:p>
          </text:deletion>
        </text:changed-region>
        <text:changed-region text:id="ct154886456">
          <text:insertion>
            <office:change-info>
              <dc:creator>Nancy</dc:creator>
              <dc:date>2006-05-17T10:58:00</dc:date>
            </office:change-info>
          </text:insertion>
        </text:changed-region>
        <text:changed-region text:id="ct154519416">
          <text:deletion>
            <office:change-info>
              <dc:creator>Jonathan Jesse</dc:creator>
              <dc:date>2006-05-22T22:58:00</dc:date>
            </office:change-info>
            <text:p text:style-name="P1"><text:span text:style-name="T1">live</text:span></text:p>
          </text:deletion>
        </text:changed-region>
        <text:changed-region text:id="ct154539360">
          <text:insertion>
            <office:change-info>
              <dc:creator>Jonathan Jesse</dc:creator>
              <dc:date>2006-05-22T22:58:00</dc:date>
            </office:change-info>
          </text:insertion>
        </text:changed-region>
        <text:changed-region text:id="ct153535440">
          <text:insertion>
            <office:change-info>
              <dc:creator>Jonathan</dc:creator>
              <dc:date>2006-09-18T20:44:00</dc:date>
            </office:change-info>
          </text:insertion>
        </text:changed-region>
        <text:changed-region text:id="ct153914984">
          <text:insertion>
            <office:change-info>
              <dc:creator>Nancy</dc:creator>
              <dc:date>2006-05-17T11:28:00</dc:date>
            </office:change-info>
          </text:insertion>
        </text:changed-region>
        <text:changed-region text:id="ct153915240">
          <text:deletion>
            <office:change-info>
              <dc:creator>Nancy</dc:creator>
              <dc:date>2006-05-17T11:28:00</dc:date>
            </office:change-info>
            <text:p text:style-name="P1"><text:span text:style-name="T1">, and t</text:span></text:p>
          </text:deletion>
        </text:changed-region>
        <text:changed-region text:id="ct153914856">
          <text:insertion>
            <office:change-info>
              <dc:creator>Nancy</dc:creator>
              <dc:date>2006-05-17T11:28:00</dc:date>
            </office:change-info>
          </text:insertion>
        </text:changed-region>
        <text:changed-region text:id="ct153535696">
          <text:deletion>
            <office:change-info>
              <dc:creator>Jonathan</dc:creator>
              <dc:date>2006-09-18T20:47:00</dc:date>
            </office:change-info>
            <text:p text:style-name="P2"><text:span text:style-name="T1">New to </text:span></text:p>
          </text:deletion>
        </text:changed-region>
        <text:changed-region text:id="ct153535568">
          <text:insertion>
            <office:change-info>
              <dc:creator>Jonathan</dc:creator>
              <dc:date>2006-09-18T20:47:00</dc:date>
            </office:change-info>
          </text:insertion>
        </text:changed-region>
        <text:changed-region text:id="ct153535824">
          <text:deletion>
            <office:change-info>
              <dc:creator>Jonathan</dc:creator>
              <dc:date>2006-09-18T20:47:00</dc:date>
            </office:change-info>
            <text:p text:style-name="P2"><text:span text:style-name="T1">06</text:span></text:p>
          </text:deletion>
        </text:changed-region>
        <text:changed-region text:id="ct154542592">
          <text:deletion>
            <office:change-info>
              <dc:creator>Jonathan Jesse</dc:creator>
              <dc:date>2006-05-22T22:58:00</dc:date>
            </office:change-info>
            <text:p text:style-name="P2"><text:span text:style-name="T1"><text:s/>live</text:span></text:p>
          </text:deletion>
        </text:changed-region>
        <text:changed-region text:id="ct154541080">
          <text:insertion>
            <office:change-info>
              <dc:creator>Jonathan Jesse</dc:creator>
              <dc:date>2006-05-22T22:58:00</dc:date>
            </office:change-info>
          </text:insertion>
        </text:changed-region>
        <text:changed-region text:id="ct153914728">
          <text:insertion>
            <office:change-info>
              <dc:creator>Nancy</dc:creator>
              <dc:date>2006-05-17T11:28:00</dc:date>
            </office:change-info>
          </text:insertion>
        </text:changed-region>
        <text:changed-region text:id="ct153914600">
          <text:insertion>
            <office:change-info>
              <dc:creator>Nancy</dc:creator>
              <dc:date>2006-05-17T11:28:00</dc:date>
            </office:change-info>
          </text:insertion>
        </text:changed-region>
        <text:changed-region text:id="ct153915112">
          <text:deletion>
            <office:change-info>
              <dc:creator>Nancy</dc:creator>
              <dc:date>2006-05-17T11:28:00</dc:date>
            </office:change-info>
            <text:p text:style-name="P2"><text:span text:style-name="T1">,</text:span></text:p>
          </text:deletion>
        </text:changed-region>
        <text:changed-region text:id="ct155480272">
          <text:deletion>
            <office:change-info>
              <dc:creator>Jonathan Jesse</dc:creator>
              <dc:date>2006-09-20T15:19:00</dc:date>
            </office:change-info>
            <text:p text:style-name="P2"><text:span text:style-name="T7"><text:s/>and you will then have an official CD complete with cover art and everything. This is also great for user groups or install parties were a group of people will be using Kubuntu.,Another way to get Kubuntu would be through ordering the free CD from Ubuntu (shipit.ubuntu.com). The beauty of this is there is no cost for shipping and handling</text:span></text:p>
          </text:deletion>
        </text:changed-region>
        <text:changed-region text:id="ct153915496">
          <text:insertion>
            <office:change-info>
              <dc:creator>Nancy</dc:creator>
              <dc:date>2006-05-17T11:29:00</dc:date>
            </office:change-info>
          </text:insertion>
        </text:changed-region>
        <text:changed-region text:id="ct153915368">
          <text:insertion>
            <office:change-info>
              <dc:creator>Nancy</dc:creator>
              <dc:date>2006-05-17T11:29:00</dc:date>
            </office:change-info>
          </text:insertion>
        </text:changed-region>
        <text:changed-region text:id="ct153916008">
          <text:deletion>
            <office:change-info>
              <dc:creator>Nancy</dc:creator>
              <dc:date>2006-05-17T11:29:00</dc:date>
            </office:change-info>
            <text:p text:style-name="P1"><text:span text:style-name="T1">; y</text:span></text:p>
          </text:deletion>
        </text:changed-region>
        <text:changed-region text:id="ct153915624">
          <text:insertion>
            <office:change-info>
              <dc:creator>Nancy</dc:creator>
              <dc:date>2006-05-17T11:29:00</dc:date>
            </office:change-info>
          </text:insertion>
        </text:changed-region>
        <text:changed-region text:id="ct153959672">
          <text:deletion>
            <office:change-info>
              <dc:creator>Nancy</dc:creator>
              <dc:date>2006-05-17T11:03:00</dc:date>
            </office:change-info>
            <text:p text:style-name="P1"><text:span text:style-name="T1">Gnome</text:span></text:p>
          </text:deletion>
        </text:changed-region>
        <text:changed-region text:id="ct155409232">
          <text:insertion>
            <office:change-info>
              <dc:creator>Nancy</dc:creator>
              <dc:date>2006-05-17T11:03:00</dc:date>
            </office:change-info>
          </text:insertion>
        </text:changed-region>
        <text:changed-region text:id="ct153951408">
          <text:deletion>
            <office:change-info>
              <dc:creator>Nancy</dc:creator>
              <dc:date>2006-05-17T11:03:00</dc:date>
            </office:change-info>
            <text:p text:style-name="P1"><text:span text:style-name="T1">Gnome</text:span></text:p>
          </text:deletion>
        </text:changed-region>
        <text:changed-region text:id="ct155415616">
          <text:insertion>
            <office:change-info>
              <dc:creator>Nancy</dc:creator>
              <dc:date>2006-05-17T11:03:00</dc:date>
            </office:change-info>
          </text:insertion>
        </text:changed-region>
        <text:changed-region text:id="ct153916136">
          <text:deletion>
            <office:change-info>
              <dc:creator>Nancy</dc:creator>
              <dc:date>2006-05-17T11:29:00</dc:date>
            </office:change-info>
            <text:p text:style-name="P1"><text:span text:style-name="T1">ubuntu</text:span></text:p>
          </text:deletion>
        </text:changed-region>
        <text:changed-region text:id="ct153915752">
          <text:insertion>
            <office:change-info>
              <dc:creator>Nancy</dc:creator>
              <dc:date>2006-05-17T11:29:00</dc:date>
            </office:change-info>
          </text:insertion>
        </text:changed-region>
        <text:changed-region text:id="ct154086888">
          <text:deletion>
            <office:change-info>
              <dc:creator>Nancy</dc:creator>
              <dc:date>2006-05-17T11:03:00</dc:date>
            </office:change-info>
            <text:p text:style-name="P1"><text:span text:style-name="T1">Gnome</text:span></text:p>
          </text:deletion>
        </text:changed-region>
        <text:changed-region text:id="ct155395456">
          <text:insertion>
            <office:change-info>
              <dc:creator>Nancy</dc:creator>
              <dc:date>2006-05-17T11:03:00</dc:date>
            </office:change-info>
          </text:insertion>
        </text:changed-region>
        <text:changed-region text:id="ct155066008">
          <text:deletion>
            <office:change-info>
              <dc:creator>Nancy</dc:creator>
              <dc:date>2006-05-17T11:07:00</dc:date>
            </office:change-info>
            <text:p text:style-name="P2"><text:span text:style-name="T1">kubuntu</text:span></text:p>
          </text:deletion>
        </text:changed-region>
        <text:changed-region text:id="ct155480080">
          <text:insertion>
            <office:change-info>
              <dc:creator>Jonathan Jesse</dc:creator>
              <dc:date>2006-09-20T15:19:00</dc:date>
            </office:change-info>
          </text:insertion>
        </text:changed-region>
        <text:changed-region text:id="ct155480176">
          <text:deletion>
            <office:change-info>
              <dc:creator>Jonathan Jesse</dc:creator>
              <dc:date>2006-09-20T15:19:00</dc:date>
            </office:change-info>
            <text:p text:style-name="P2"><text:span text:style-name="T1">K</text:span></text:p>
          </text:deletion>
        </text:changed-region>
        <text:changed-region text:id="ct154891096">
          <text:insertion>
            <office:change-info>
              <dc:creator>Nancy</dc:creator>
              <dc:date>2006-05-17T11:07:00</dc:date>
            </office:change-info>
          </text:insertion>
        </text:changed-region>
        <text:changed-region text:id="ct154128360">
          <text:deletion>
            <office:change-info>
              <dc:creator>Nancy</dc:creator>
              <dc:date>2006-05-17T11:03:00</dc:date>
            </office:change-info>
            <text:p text:style-name="P2"><text:span text:style-name="T1">Gnome</text:span></text:p>
          </text:deletion>
        </text:changed-region>
        <text:changed-region text:id="ct155436872">
          <text:insertion>
            <office:change-info>
              <dc:creator>Nancy</dc:creator>
              <dc:date>2006-05-17T11:03:00</dc:date>
            </office:change-info>
          </text:insertion>
        </text:changed-region>
        <text:changed-region text:id="ct154096760">
          <text:deletion>
            <office:change-info>
              <dc:creator>Nancy</dc:creator>
              <dc:date>2006-05-17T11:03:00</dc:date>
            </office:change-info>
            <text:p text:style-name="P2"><text:span text:style-name="T1">Gnome</text:span></text:p>
          </text:deletion>
        </text:changed-region>
        <text:changed-region text:id="ct155409328">
          <text:insertion>
            <office:change-info>
              <dc:creator>Nancy</dc:creator>
              <dc:date>2006-05-17T11:03:00</dc:date>
            </office:change-info>
          </text:insertion>
        </text:changed-region>
        <text:changed-region text:id="ct153915880">
          <text:insertion>
            <office:change-info>
              <dc:creator>Nancy</dc:creator>
              <dc:date>2006-05-17T11:29:00</dc:date>
            </office:change-info>
          </text:insertion>
        </text:changed-region>
        <text:changed-region text:id="ct153917032">
          <text:deletion>
            <office:change-info>
              <dc:creator>Nancy</dc:creator>
              <dc:date>2006-05-17T11:30:00</dc:date>
            </office:change-info>
            <text:p text:style-name="P1"><text:span text:style-name="T1">easy </text:span></text:p>
          </text:deletion>
        </text:changed-region>
        <text:changed-region text:id="ct153916392">
          <text:insertion>
            <office:change-info>
              <dc:creator>Nancy</dc:creator>
              <dc:date>2006-05-17T11:30:00</dc:date>
            </office:change-info>
          </text:insertion>
        </text:changed-region>
        <text:changed-region text:id="ct153917288">
          <text:deletion>
            <office:change-info>
              <dc:creator>Nancy</dc:creator>
              <dc:date>2006-05-17T11:30:00</dc:date>
            </office:change-info>
            <text:p text:style-name="P1"><text:span text:style-name="T1">to </text:span></text:p>
          </text:deletion>
        </text:changed-region>
        <text:changed-region text:id="ct153916776">
          <text:insertion>
            <office:change-info>
              <dc:creator>Nancy</dc:creator>
              <dc:date>2006-05-17T11:30:00</dc:date>
            </office:change-info>
          </text:insertion>
        </text:changed-region>
        <text:changed-region text:id="ct153917672">
          <text:deletion>
            <office:change-info>
              <dc:creator>Nancy</dc:creator>
              <dc:date>2006-05-17T11:30:00</dc:date>
            </office:change-info>
            <text:p text:style-name="P1"><text:span text:style-name="T1">U</text:span></text:p>
          </text:deletion>
        </text:changed-region>
        <text:changed-region text:id="ct153916904">
          <text:insertion>
            <office:change-info>
              <dc:creator>Nancy</dc:creator>
              <dc:date>2006-05-17T11:30:00</dc:date>
            </office:change-info>
          </text:insertion>
        </text:changed-region>
        <text:changed-region text:id="ct153918056">
          <text:deletion>
            <office:change-info>
              <dc:creator>Nancy</dc:creator>
              <dc:date>2006-05-17T11:31:00</dc:date>
            </office:change-info>
            <text:p text:style-name="P1"><text:span text:style-name="T1">;</text:span></text:p>
          </text:deletion>
        </text:changed-region>
        <text:changed-region text:id="ct153917800">
          <text:deletion>
            <office:change-info>
              <dc:creator>Nancy</dc:creator>
              <dc:date>2006-05-17T11:31:00</dc:date>
            </office:change-info>
            <text:p text:style-name="P1"><text:span text:style-name="T1">in a </text:span></text:p>
          </text:deletion>
        </text:changed-region>
        <text:changed-region text:id="ct153917928">
          <text:deletion>
            <office:change-info>
              <dc:creator>Nancy</dc:creator>
              <dc:date>2006-05-17T11:31:00</dc:date>
            </office:change-info>
            <text:p text:style-name="P1"><text:span text:style-name="T1">section </text:span></text:p>
          </text:deletion>
        </text:changed-region>
        <text:changed-region text:id="ct154725320">
          <text:insertion>
            <office:change-info>
              <dc:creator>Jonathan Jesse</dc:creator>
              <dc:date>2006-05-21T16:19:00</dc:date>
            </office:change-info>
          </text:insertion>
        </text:changed-region>
        <text:changed-region text:id="ct155478064">
          <text:deletion>
            <office:change-info>
              <dc:creator> </dc:creator>
              <dc:date>2006-09-20T09:04:00</dc:date>
            </office:change-info>
            <text:p text:style-name="HD"/>
            <text:p text:style-name="BodyNoIndent">New to this version of Kubuntu is the ability to install directly off of the Live CD. <text:s/>This removes the need to download sperate CDs, simply download the live cd and show off how great Kubuntu is to your friends or give it a test run for the first time. <text:s/>Kubuntu's Live Installer program is called </text:p>
          </text:deletion>
        </text:changed-region>
        <text:changed-region text:id="ct155477776">
          <text:deletion>
            <office:change-info>
              <dc:creator> </dc:creator>
              <dc:date>2006-09-20T08:55:00</dc:date>
            </office:change-info>
            <text:p text:style-name="BodyNoIndent"><text:span text:style-name="Comment_20_Reference">Espresso</text:span></text:p>
          </text:deletion>
        </text:changed-region>
        <text:changed-region text:id="ct155477968">
          <text:deletion>
            <office:change-info>
              <dc:creator> </dc:creator>
              <dc:date>2006-09-20T09:04:00</dc:date>
            </office:change-info>
            <text:p text:style-name="BodyNoIndent"><text:span text:style-name="Comment_20_Reference">.</text:span></text:p>
          </text:deletion>
        </text:changed-region>
        <text:changed-region text:id="ct155477872">
          <text:insertion>
            <office:change-info>
              <dc:creator> </dc:creator>
              <dc:date>2006-09-20T09:04:00</dc:date>
            </office:change-info>
          </text:insertion>
        </text:changed-region>
        <text:changed-region text:id="ct155478160">
          <text:insertion>
            <office:change-info>
              <dc:creator> </dc:creator>
              <dc:date>2006-09-20T09:05:00</dc:date>
            </office:change-info>
          </text:insertion>
        </text:changed-region>
        <text:changed-region text:id="ct154976824">
          <text:deletion>
            <office:change-info>
              <dc:creator>image</dc:creator>
              <dc:date>2006-10-29T00:39:00</dc:date>
            </office:change-info>
            <text:p text:style-name="P1"><text:span text:style-name="T1">cd</text:span></text:p>
          </text:deletion>
        </text:changed-region>
        <text:changed-region text:id="ct154981432">
          <text:insertion>
            <office:change-info>
              <dc:creator>image</dc:creator>
              <dc:date>2006-10-29T00:39:00</dc:date>
            </office:change-info>
          </text:insertion>
        </text:changed-region>
        <text:changed-region text:id="ct155478256">
          <text:insertion>
            <office:change-info>
              <dc:creator> </dc:creator>
              <dc:date>2006-09-20T09:05:00</dc:date>
            </office:change-info>
          </text:insertion>
        </text:changed-region>
        <text:changed-region text:id="ct155478448">
          <text:insertion>
            <office:change-info>
              <dc:creator> </dc:creator>
              <dc:date>2006-09-20T09:11:00</dc:date>
            </office:change-info>
          </text:insertion>
        </text:changed-region>
        <text:changed-region text:id="ct154748120">
          <text:insertion>
            <office:change-info>
              <dc:creator>Jonathan Jesse</dc:creator>
              <dc:date>2006-05-21T16:19:00</dc:date>
            </office:change-info>
          </text:insertion>
        </text:changed-region>
        <text:changed-region text:id="ct155477296">
          <text:deletion>
            <office:change-info>
              <dc:creator> </dc:creator>
              <dc:date>2006-09-20T08:55:00</dc:date>
            </office:change-info>
            <text:p text:style-name="P2"><text:span text:style-name="T1">Espresso</text:span></text:p>
          </text:deletion>
        </text:changed-region>
        <text:changed-region text:id="ct155477008">
          <text:insertion>
            <office:change-info>
              <dc:creator> </dc:creator>
              <dc:date>2006-09-20T08:55:00</dc:date>
            </office:change-info>
          </text:insertion>
        </text:changed-region>
        <text:changed-region text:id="ct154707200">
          <text:insertion>
            <office:change-info>
              <dc:creator>Jonathan Jesse</dc:creator>
              <dc:date>2006-05-21T16:19:00</dc:date>
            </office:change-info>
          </text:insertion>
        </text:changed-region>
        <text:changed-region text:id="ct155478352">
          <text:insertion>
            <office:change-info>
              <dc:creator> </dc:creator>
              <dc:date>2006-09-20T09:11:00</dc:date>
            </office:change-info>
          </text:insertion>
        </text:changed-region>
        <text:changed-region text:id="ct154755928">
          <text:insertion>
            <office:change-info>
              <dc:creator>Jonathan Jesse</dc:creator>
              <dc:date>2006-05-21T16:19:00</dc:date>
            </office:change-info>
          </text:insertion>
        </text:changed-region>
        <text:changed-region text:id="ct155477488">
          <text:deletion>
            <office:change-info>
              <dc:creator> </dc:creator>
              <dc:date>2006-09-20T08:55:00</dc:date>
            </office:change-info>
            <text:p text:style-name="P8"><text:span text:style-name="T1">Espresso</text:span></text:p>
          </text:deletion>
        </text:changed-region>
        <text:changed-region text:id="ct155477200">
          <text:insertion>
            <office:change-info>
              <dc:creator> </dc:creator>
              <dc:date>2006-09-20T08:55:00</dc:date>
            </office:change-info>
          </text:insertion>
        </text:changed-region>
        <text:changed-region text:id="ct154765824">
          <text:insertion>
            <office:change-info>
              <dc:creator>Jonathan Jesse</dc:creator>
              <dc:date>2006-05-21T16:19:00</dc:date>
            </office:change-info>
          </text:insertion>
        </text:changed-region>
        <text:changed-region text:id="ct155477680">
          <text:deletion>
            <office:change-info>
              <dc:creator> </dc:creator>
              <dc:date>2006-09-20T08:55:00</dc:date>
            </office:change-info>
            <text:p text:style-name="P2"><text:span text:style-name="T1">Espresso</text:span></text:p>
          </text:deletion>
        </text:changed-region>
        <text:changed-region text:id="ct155476912">
          <text:insertion>
            <office:change-info>
              <dc:creator> </dc:creator>
              <dc:date>2006-09-20T08:55:00</dc:date>
            </office:change-info>
          </text:insertion>
        </text:changed-region>
        <text:changed-region text:id="ct154723944">
          <text:insertion>
            <office:change-info>
              <dc:creator>Jonathan Jesse</dc:creator>
              <dc:date>2006-05-21T16:19:00</dc:date>
            </office:change-info>
          </text:insertion>
        </text:changed-region>
        <text:changed-region text:id="ct154749768">
          <text:insertion>
            <office:change-info>
              <dc:creator>Jonathan Jesse</dc:creator>
              <dc:date>2006-05-21T16:19:00</dc:date>
            </office:change-info>
          </text:insertion>
        </text:changed-region>
        <text:changed-region text:id="ct154553520">
          <text:deletion>
            <office:change-info>
              <dc:creator>image</dc:creator>
              <dc:date>2006-10-29T00:44:00</dc:date>
            </office:change-info>
            <text:p text:style-name="P8"><text:span text:style-name="T1">timezone</text:span></text:p>
          </text:deletion>
        </text:changed-region>
        <text:changed-region text:id="ct154595584">
          <text:insertion>
            <office:change-info>
              <dc:creator>image</dc:creator>
              <dc:date>2006-10-29T00:44:00</dc:date>
            </office:change-info>
          </text:insertion>
        </text:changed-region>
        <text:changed-region text:id="ct154746472">
          <text:insertion>
            <office:change-info>
              <dc:creator>Jonathan Jesse</dc:creator>
              <dc:date>2006-05-21T16:19:00</dc:date>
            </office:change-info>
          </text:insertion>
        </text:changed-region>
        <text:changed-region text:id="ct155477584">
          <text:deletion>
            <office:change-info>
              <dc:creator> </dc:creator>
              <dc:date>2006-09-20T08:55:00</dc:date>
            </office:change-info>
            <text:p text:style-name="P2"><text:span text:style-name="T1">Espresso</text:span></text:p>
          </text:deletion>
        </text:changed-region>
        <text:changed-region text:id="ct155476816">
          <text:insertion>
            <office:change-info>
              <dc:creator> </dc:creator>
              <dc:date>2006-09-20T08:55:00</dc:date>
            </office:change-info>
          </text:insertion>
        </text:changed-region>
        <text:changed-region text:id="ct154724256">
          <text:insertion>
            <office:change-info>
              <dc:creator>Jonathan Jesse</dc:creator>
              <dc:date>2006-05-21T16:19:00</dc:date>
            </office:change-info>
          </text:insertion>
        </text:changed-region>
        <text:changed-region text:id="ct154772176">
          <text:insertion>
            <office:change-info>
              <dc:creator>Jonathan Jesse</dc:creator>
              <dc:date>2006-05-21T16:19:00</dc:date>
            </office:change-info>
          </text:insertion>
        </text:changed-region>
        <text:changed-region text:id="ct155477392">
          <text:deletion>
            <office:change-info>
              <dc:creator> </dc:creator>
              <dc:date>2006-09-20T08:55:00</dc:date>
            </office:change-info>
            <text:p text:style-name="P1"><text:span text:style-name="T1">Espresso</text:span></text:p>
          </text:deletion>
        </text:changed-region>
        <text:changed-region text:id="ct155477104">
          <text:insertion>
            <office:change-info>
              <dc:creator> </dc:creator>
              <dc:date>2006-09-20T08:55:00</dc:date>
            </office:change-info>
          </text:insertion>
        </text:changed-region>
        <text:changed-region text:id="ct154729400">
          <text:insertion>
            <office:change-info>
              <dc:creator>Jonathan Jesse</dc:creator>
              <dc:date>2006-05-21T16:19:00</dc:date>
            </office:change-info>
          </text:insertion>
        </text:changed-region>
        <text:changed-region text:id="ct155494384">
          <text:insertion>
            <office:change-info>
              <dc:creator>Jonathan Jesse</dc:creator>
              <dc:date>2006-10-20T13:56:00</dc:date>
            </office:change-info>
          </text:insertion>
        </text:changed-region>
        <text:changed-region text:id="ct154538080">
          <text:insertion>
            <office:change-info>
              <dc:creator>Jonathan Jesse</dc:creator>
              <dc:date>2006-05-22T23:04:00</dc:date>
            </office:change-info>
          </text:insertion>
        </text:changed-region>
        <text:changed-region text:id="ct154022240">
          <text:deletion>
            <office:change-info>
              <dc:creator>Nancy</dc:creator>
              <dc:date>2006-05-17T11:25:00</dc:date>
            </office:change-info>
            <text:p text:style-name="P1"><text:span text:style-name="T1"><text:s text:c="2"/></text:span></text:p>
          </text:deletion>
        </text:changed-region>
        <text:changed-region text:id="ct154034672">
          <text:insertion>
            <office:change-info>
              <dc:creator>Nancy</dc:creator>
              <dc:date>2006-05-17T12:03:00</dc:date>
            </office:change-info>
          </text:insertion>
        </text:changed-region>
        <text:changed-region text:id="ct154704144">
          <text:insertion>
            <office:change-info>
              <dc:creator>Jonathan Jesse</dc:creator>
              <dc:date>2006-05-21T16:20:00</dc:date>
            </office:change-info>
          </text:insertion>
        </text:changed-region>
        <text:changed-region text:id="ct155408552">
          <text:deletion>
            <office:change-info>
              <dc:creator>Nancy</dc:creator>
              <dc:date>2006-05-17T11:14:00</dc:date>
            </office:change-info>
            <text:p text:style-name="P1"><text:span text:style-name="T1">open source</text:span></text:p>
          </text:deletion>
        </text:changed-region>
        <text:changed-region text:id="ct155414048">
          <text:insertion>
            <office:change-info>
              <dc:creator>Nancy</dc:creator>
              <dc:date>2006-05-17T11:14:00</dc:date>
            </office:change-info>
          </text:insertion>
        </text:changed-region>
        <text:changed-region text:id="ct153919464">
          <text:deletion>
            <office:change-info>
              <dc:creator>Nancy</dc:creator>
              <dc:date>2006-05-17T11:32:00</dc:date>
            </office:change-info>
            <text:p text:style-name="P1"><text:span text:style-name="T1">K menu</text:span></text:p>
          </text:deletion>
        </text:changed-region>
        <text:changed-region text:id="ct153923176">
          <text:insertion>
            <office:change-info>
              <dc:creator>Nancy</dc:creator>
              <dc:date>2006-05-17T11:40:00</dc:date>
            </office:change-info>
          </text:insertion>
        </text:changed-region>
        <text:changed-region text:id="ct155491600">
          <text:deletion>
            <office:change-info>
              <dc:creator>Jonathan Jesse</dc:creator>
              <dc:date>2006-10-16T19:45:00</dc:date>
            </office:change-info>
            <text:p text:style-name="P1"><text:span text:style-name="T1">d</text:span></text:p>
          </text:deletion>
        </text:changed-region>
        <text:changed-region text:id="ct155491504">
          <text:insertion>
            <office:change-info>
              <dc:creator>Jonathan Jesse</dc:creator>
              <dc:date>2006-10-16T19:45:00</dc:date>
            </office:change-info>
          </text:insertion>
        </text:changed-region>
        <text:changed-region text:id="ct153919592">
          <text:deletion>
            <office:change-info>
              <dc:creator>Nancy</dc:creator>
              <dc:date>2006-05-17T11:32:00</dc:date>
            </office:change-info>
            <text:p text:style-name="P1"><text:span text:style-name="T1">Background</text:span></text:p>
          </text:deletion>
        </text:changed-region>
        <text:changed-region text:id="ct153918184">
          <text:insertion>
            <office:change-info>
              <dc:creator>Nancy</dc:creator>
              <dc:date>2006-05-17T11:32:00</dc:date>
            </office:change-info>
          </text:insertion>
        </text:changed-region>
        <text:changed-region text:id="ct153919208">
          <text:deletion>
            <office:change-info>
              <dc:creator>Nancy</dc:creator>
              <dc:date>2006-05-17T11:32:00</dc:date>
            </office:change-info>
            <text:p text:style-name="P1"><text:span text:style-name="T1">Behavior</text:span></text:p>
          </text:deletion>
        </text:changed-region>
        <text:changed-region text:id="ct153918952">
          <text:insertion>
            <office:change-info>
              <dc:creator>Nancy</dc:creator>
              <dc:date>2006-05-17T11:32:00</dc:date>
            </office:change-info>
          </text:insertion>
        </text:changed-region>
        <text:changed-region text:id="ct153920104">
          <text:deletion>
            <office:change-info>
              <dc:creator>Nancy</dc:creator>
              <dc:date>2006-05-17T11:32:00</dc:date>
            </office:change-info>
            <text:p text:style-name="P1"><text:span text:style-name="T1">Multiple </text:span></text:p>
          </text:deletion>
        </text:changed-region>
        <text:changed-region text:id="ct153918824">
          <text:insertion>
            <office:change-info>
              <dc:creator>Nancy</dc:creator>
              <dc:date>2006-05-17T11:32:00</dc:date>
            </office:change-info>
          </text:insertion>
        </text:changed-region>
        <text:changed-region text:id="ct153919976">
          <text:deletion>
            <office:change-info>
              <dc:creator>Nancy</dc:creator>
              <dc:date>2006-05-17T11:32:00</dc:date>
            </office:change-info>
            <text:p text:style-name="P1"><text:span text:style-name="T1">Desktops</text:span></text:p>
          </text:deletion>
        </text:changed-region>
        <text:changed-region text:id="ct153918696">
          <text:insertion>
            <office:change-info>
              <dc:creator>Nancy</dc:creator>
              <dc:date>2006-05-17T11:32:00</dc:date>
            </office:change-info>
          </text:insertion>
        </text:changed-region>
        <text:changed-region text:id="ct153919720">
          <text:deletion>
            <office:change-info>
              <dc:creator>Nancy</dc:creator>
              <dc:date>2006-05-17T11:32:00</dc:date>
            </office:change-info>
            <text:p text:style-name="P1"><text:span text:style-name="T1">Screen </text:span></text:p>
          </text:deletion>
        </text:changed-region>
        <text:changed-region text:id="ct153918568">
          <text:insertion>
            <office:change-info>
              <dc:creator>Nancy</dc:creator>
              <dc:date>2006-05-17T11:32:00</dc:date>
            </office:change-info>
          </text:insertion>
        </text:changed-region>
        <text:changed-region text:id="ct153919336">
          <text:deletion>
            <office:change-info>
              <dc:creator>Nancy</dc:creator>
              <dc:date>2006-05-17T11:32:00</dc:date>
            </office:change-info>
            <text:p text:style-name="P1"><text:span text:style-name="T1">Saver</text:span></text:p>
          </text:deletion>
        </text:changed-region>
        <text:changed-region text:id="ct153918312">
          <text:insertion>
            <office:change-info>
              <dc:creator>Nancy</dc:creator>
              <dc:date>2006-05-17T11:32:00</dc:date>
            </office:change-info>
          </text:insertion>
        </text:changed-region>
        <text:changed-region text:id="ct153919080">
          <text:deletion>
            <office:change-info>
              <dc:creator>Nancy</dc:creator>
              <dc:date>2006-05-17T11:32:00</dc:date>
            </office:change-info>
            <text:p text:style-name="P1"><text:span text:style-name="T1">Display</text:span></text:p>
          </text:deletion>
        </text:changed-region>
        <text:changed-region text:id="ct153918440">
          <text:insertion>
            <office:change-info>
              <dc:creator>Nancy</dc:creator>
              <dc:date>2006-05-17T11:32:00</dc:date>
            </office:change-info>
          </text:insertion>
        </text:changed-region>
        <text:changed-region text:id="ct154496424">
          <text:insertion>
            <office:change-info>
              <dc:creator>Jonathan Jesse</dc:creator>
              <dc:date>2006-05-22T23:05:00</dc:date>
            </office:change-info>
          </text:insertion>
        </text:changed-region>
        <text:changed-region text:id="ct154698632">
          <text:deletion>
            <office:change-info>
              <dc:creator>Jonathan Jesse</dc:creator>
              <dc:date>2006-05-21T16:21:00</dc:date>
            </office:change-info>
            <text:p text:style-name="P1"><text:span text:style-name="T8">3</text:span></text:p>
          </text:deletion>
        </text:changed-region>
        <text:changed-region text:id="ct154503544">
          <text:insertion>
            <office:change-info>
              <dc:creator>Jonathan Jesse</dc:creator>
              <dc:date>2006-05-22T23:05:00</dc:date>
            </office:change-info>
          </text:insertion>
        </text:changed-region>
        <text:changed-region text:id="ct153982368">
          <text:deletion>
            <office:change-info>
              <dc:creator>Jonathan Jesse</dc:creator>
              <dc:date>2006-05-22T23:05:00</dc:date>
            </office:change-info>
            <text:p text:style-name="P9"><text:span text:style-name="T9">4</text:span></text:p>
          </text:deletion>
        </text:changed-region>
        <text:changed-region text:id="ct155494288">
          <text:insertion>
            <office:change-info>
              <dc:creator>Jonathan Jesse</dc:creator>
              <dc:date>2006-10-20T13:56:00</dc:date>
            </office:change-info>
          </text:insertion>
        </text:changed-region>
        <text:changed-region text:id="ct155494768">
          <text:deletion>
            <office:change-info>
              <dc:creator>Jonathan Jesse</dc:creator>
              <dc:date>2006-10-20T13:56:00</dc:date>
            </office:change-info>
            <text:p text:style-name="P9"><text:span text:style-name="T9">configuredesktop.png</text:span></text:p>
          </text:deletion>
        </text:changed-region>
        <text:changed-region text:id="ct154472984">
          <text:deletion>
            <office:change-info>
              <dc:creator>Jonathan Jesse</dc:creator>
              <dc:date>2006-05-22T23:05:00</dc:date>
            </office:change-info>
            <text:p text:style-name="P9"><text:span text:style-name="T9">04</text:span></text:p>
          </text:deletion>
        </text:changed-region>
        <text:changed-region text:id="ct155494672">
          <text:deletion>
            <office:change-info>
              <dc:creator>Jonathan Jesse</dc:creator>
              <dc:date>2006-10-20T13:56:00</dc:date>
            </office:change-info>
            <text:p text:style-name="P9"><text:span text:style-name="T9">07fig</text:span></text:p>
          </text:deletion>
        </text:changed-region>
        <text:changed-region text:id="ct154538976">
          <text:insertion>
            <office:change-info>
              <dc:creator>Jonathan Jesse</dc:creator>
              <dc:date>2006-05-22T23:05:00</dc:date>
            </office:change-info>
          </text:insertion>
        </text:changed-region>
        <text:changed-region text:id="ct154449328">
          <text:deletion>
            <office:change-info>
              <dc:creator>Jonathan Jesse</dc:creator>
              <dc:date>2006-05-22T23:05:00</dc:date>
            </office:change-info>
            <text:p text:style-name="P5"><text:span text:style-name="T7">4</text:span></text:p>
          </text:deletion>
        </text:changed-region>
        <text:changed-region text:id="ct155421080">
          <text:deletion>
            <office:change-info>
              <dc:creator>Nancy</dc:creator>
              <dc:date>2006-05-17T11:26:00</dc:date>
            </office:change-info>
            <text:p text:style-name="P2"><text:span text:style-name="T1">multi-</text:span></text:p>
          </text:deletion>
        </text:changed-region>
        <text:changed-region text:id="ct155420056">
          <text:insertion>
            <office:change-info>
              <dc:creator>Nancy</dc:creator>
              <dc:date>2006-05-17T11:26:00</dc:date>
            </office:change-info>
          </text:insertion>
        </text:changed-region>
        <text:changed-region text:id="ct155302464">
          <text:deletion>
            <office:change-info>
              <dc:creator>Nancy</dc:creator>
              <dc:date>2006-05-17T10:56:00</dc:date>
            </office:change-info>
            <text:p text:style-name="P2"><text:span text:style-name="T1">web</text:span></text:p>
          </text:deletion>
        </text:changed-region>
        <text:changed-region text:id="ct153518024">
          <text:insertion>
            <office:change-info>
              <dc:creator>Nancy</dc:creator>
              <dc:date>2006-05-17T10:56:00</dc:date>
            </office:change-info>
          </text:insertion>
        </text:changed-region>
        <text:changed-region text:id="ct155163936">
          <text:deletion>
            <office:change-info>
              <dc:creator>unknown</dc:creator>
              <dc:date>2006-11-08T12:42:00</dc:date>
            </office:change-info>
            <text:p text:style-name="P2"><text:span text:style-name="T1">The display section can help the user choose different screen sizes and refresh rates. In this section, one can also work with the power settings for your monitor, a great tool for laptop users. Power control allows the monitor to be suspended or powered off after a designated time period passes. These settings can also be applied upon startup if desired.</text:span></text:p>
          </text:deletion>
        </text:changed-region>
        <text:changed-region text:id="ct155188976">
          <text:deletion>
            <office:change-info>
              <dc:creator>unknown</dc:creator>
              <dc:date>2006-11-08T12:42:00</dc:date>
            </office:change-info>
            <text:p text:style-name="P2"><text:span text:style-name="T1"><text:s/></text:span><text:span text:style-name="T10">&lt;&lt;JK: The display section is not available here. Neither Dap</text:span></text:p>
          </text:deletion>
          <text:insertion>
            <office:change-info office:chg-author="Josh Kress" office:chg-date-time="2006-11-03T22:48:00"/>
          </text:insertion>
        </text:changed-region>
        <text:changed-region text:id="ct154791608">
          <text:deletion>
            <office:change-info>
              <dc:creator>unknown</dc:creator>
              <dc:date>2006-11-08T12:42:00</dc:date>
            </office:change-info>
            <text:p text:style-name="P2"><text:span text:style-name="T10">per nor Edgy show this section in this </text:span></text:p>
          </text:deletion>
          <text:insertion>
            <office:change-info office:chg-author="Josh Kress" office:chg-date-time="2006-11-03T22:49:00"/>
          </text:insertion>
        </text:changed-region>
        <text:changed-region text:id="ct154574640">
          <text:deletion>
            <office:change-info>
              <dc:creator>unknown</dc:creator>
              <dc:date>2006-11-08T12:42:00</dc:date>
            </office:change-info>
            <text:p text:style-name="P2"><text:span text:style-name="T10">application</text:span></text:p>
          </text:deletion>
          <text:insertion>
            <office:change-info office:chg-author="Josh Kress" office:chg-date-time="2006-11-03T22:50:00"/>
          </text:insertion>
        </text:changed-region>
        <text:changed-region text:id="ct154456936">
          <text:deletion>
            <office:change-info>
              <dc:creator>unknown</dc:creator>
              <dc:date>2006-11-08T12:42:00</dc:date>
            </office:change-info>
            <text:p text:style-name="P2"><text:span text:style-name="T10">&gt;&gt;</text:span></text:p>
          </text:deletion>
          <text:insertion>
            <office:change-info office:chg-author="Josh Kress" office:chg-date-time="2006-11-03T22:51:00"/>
          </text:insertion>
        </text:changed-region>
        <text:changed-region text:id="ct153920488">
          <text:deletion>
            <office:change-info>
              <dc:creator>Nancy</dc:creator>
              <dc:date>2006-05-17T11:34:00</dc:date>
            </office:change-info>
            <text:p text:style-name="P2"><text:span text:style-name="T1">and then selecting </text:span></text:p>
          </text:deletion>
        </text:changed-region>
        <text:changed-region text:id="ct153920360">
          <text:insertion>
            <office:change-info>
              <dc:creator>Nancy</dc:creator>
              <dc:date>2006-05-17T11:34:00</dc:date>
            </office:change-info>
          </text:insertion>
        </text:changed-region>
        <text:changed-region text:id="ct153921384">
          <text:deletion>
            <office:change-info>
              <dc:creator>Nancy</dc:creator>
              <dc:date>2006-05-17T11:35:00</dc:date>
            </office:change-info>
            <text:p text:style-name="P2"><text:span text:style-name="T1">change </text:span></text:p>
          </text:deletion>
        </text:changed-region>
        <text:changed-region text:id="ct153921000">
          <text:insertion>
            <office:change-info>
              <dc:creator>Nancy</dc:creator>
              <dc:date>2006-05-17T11:35:00</dc:date>
            </office:change-info>
          </text:insertion>
        </text:changed-region>
        <text:changed-region text:id="ct153920616">
          <text:deletion>
            <office:change-info>
              <dc:creator>Nancy</dc:creator>
              <dc:date>2006-05-17T11:34:00</dc:date>
            </office:change-info>
            <text:p text:style-name="P2"><text:span text:style-name="T1">like </text:span></text:p>
          </text:deletion>
        </text:changed-region>
        <text:changed-region text:id="ct153920232">
          <text:insertion>
            <office:change-info>
              <dc:creator>Nancy</dc:creator>
              <dc:date>2006-05-17T11:34:00</dc:date>
            </office:change-info>
          </text:insertion>
        </text:changed-region>
        <text:changed-region text:id="ct153968216">
          <text:deletion>
            <office:change-info>
              <dc:creator>Nancy</dc:creator>
              <dc:date>2006-05-17T11:25:00</dc:date>
            </office:change-info>
            <text:p text:style-name="P2"><text:span text:style-name="T1"><text:s text:c="2"/></text:span></text:p>
          </text:deletion>
        </text:changed-region>
        <text:changed-region text:id="ct154906272">
          <text:insertion>
            <office:change-info>
              <dc:creator>Nancy</dc:creator>
              <dc:date>2006-05-17T11:25:00</dc:date>
            </office:change-info>
          </text:insertion>
        </text:changed-region>
        <text:changed-region text:id="ct153921512">
          <text:deletion>
            <office:change-info>
              <dc:creator>Nancy</dc:creator>
              <dc:date>2006-05-17T11:35:00</dc:date>
            </office:change-info>
            <text:p text:style-name="P1"><text:span text:style-name="T1">screensaver</text:span></text:p>
          </text:deletion>
        </text:changed-region>
        <text:changed-region text:id="ct153920872">
          <text:insertion>
            <office:change-info>
              <dc:creator>Nancy</dc:creator>
              <dc:date>2006-05-17T11:35:00</dc:date>
            </office:change-info>
          </text:insertion>
        </text:changed-region>
        <text:changed-region text:id="ct153921256">
          <text:deletion>
            <office:change-info>
              <dc:creator>Nancy</dc:creator>
              <dc:date>2006-05-17T11:35:00</dc:date>
            </office:change-info>
            <text:p text:style-name="P1"><text:span text:style-name="T1">background </text:span></text:p>
          </text:deletion>
        </text:changed-region>
        <text:changed-region text:id="ct153920744">
          <text:insertion>
            <office:change-info>
              <dc:creator>Nancy</dc:creator>
              <dc:date>2006-05-17T11:35:00</dc:date>
            </office:change-info>
          </text:insertion>
        </text:changed-region>
        <text:changed-region text:id="ct153921768">
          <text:insertion>
            <office:change-info>
              <dc:creator>Nancy</dc:creator>
              <dc:date>2006-05-17T11:36:00</dc:date>
            </office:change-info>
          </text:insertion>
        </text:changed-region>
        <text:changed-region text:id="ct153921640">
          <text:deletion>
            <office:change-info>
              <dc:creator>Nancy</dc:creator>
              <dc:date>2006-05-17T11:35:00</dc:date>
            </office:change-info>
            <text:p text:style-name="P3"><text:span text:style-name="T2">which </text:span></text:p>
          </text:deletion>
        </text:changed-region>
        <text:changed-region text:id="ct153921128">
          <text:insertion>
            <office:change-info>
              <dc:creator>Nancy</dc:creator>
              <dc:date>2006-05-17T11:35:00</dc:date>
            </office:change-info>
          </text:insertion>
        </text:changed-region>
        <text:changed-region text:id="ct154473136">
          <text:insertion>
            <office:change-info>
              <dc:creator>Jonathan Jesse</dc:creator>
              <dc:date>2006-05-22T23:05:00</dc:date>
            </office:change-info>
          </text:insertion>
        </text:changed-region>
        <text:changed-region text:id="ct154467664">
          <text:deletion>
            <office:change-info>
              <dc:creator>Jonathan Jesse</dc:creator>
              <dc:date>2006-05-22T23:05:00</dc:date>
            </office:change-info>
            <text:p text:style-name="P2"><text:span text:style-name="T1">5</text:span></text:p>
          </text:deletion>
        </text:changed-region>
        <text:changed-region text:id="ct154276920">
          <text:insertion>
            <office:change-info>
              <dc:creator>Jonathan Jesse</dc:creator>
              <dc:date>2006-05-22T23:05:00</dc:date>
            </office:change-info>
          </text:insertion>
        </text:changed-region>
        <text:changed-region text:id="ct154470192">
          <text:deletion>
            <office:change-info>
              <dc:creator>Jonathan Jesse</dc:creator>
              <dc:date>2006-05-22T23:05:00</dc:date>
            </office:change-info>
            <text:p text:style-name="P9"><text:span text:style-name="T9">5</text:span></text:p>
          </text:deletion>
        </text:changed-region>
        <text:changed-region text:id="ct155494192">
          <text:insertion>
            <office:change-info>
              <dc:creator>Jonathan Jesse</dc:creator>
              <dc:date>2006-10-20T13:56:00</dc:date>
            </office:change-info>
          </text:insertion>
        </text:changed-region>
        <text:changed-region text:id="ct155494576">
          <text:deletion>
            <office:change-info>
              <dc:creator>Jonathan Jesse</dc:creator>
              <dc:date>2006-10-20T13:56:00</dc:date>
            </office:change-info>
            <text:p text:style-name="P9"><text:span text:style-name="T9">newallpapers.png</text:span></text:p>
          </text:deletion>
        </text:changed-region>
        <text:changed-region text:id="ct154161432">
          <text:deletion>
            <office:change-info>
              <dc:creator>Jonathan Jesse</dc:creator>
              <dc:date>2006-05-22T23:05:00</dc:date>
            </office:change-info>
            <text:p text:style-name="P9"><text:span text:style-name="T9">05</text:span></text:p>
          </text:deletion>
        </text:changed-region>
        <text:changed-region text:id="ct155494480">
          <text:deletion>
            <office:change-info>
              <dc:creator>Jonathan Jesse</dc:creator>
              <dc:date>2006-10-20T13:56:00</dc:date>
            </office:change-info>
            <text:p text:style-name="P9"><text:span text:style-name="T9">fig</text:span></text:p>
          </text:deletion>
        </text:changed-region>
        <text:changed-region text:id="ct154490728">
          <text:insertion>
            <office:change-info>
              <dc:creator>Jonathan Jesse</dc:creator>
              <dc:date>2006-05-22T23:05:00</dc:date>
            </office:change-info>
          </text:insertion>
        </text:changed-region>
        <text:changed-region text:id="ct154466792">
          <text:deletion>
            <office:change-info>
              <dc:creator>Jonathan Jesse</dc:creator>
              <dc:date>2006-05-22T23:05:00</dc:date>
            </office:change-info>
            <text:p text:style-name="P5"><text:span text:style-name="T7">5</text:span></text:p>
          </text:deletion>
        </text:changed-region>
        <text:changed-region text:id="ct153922024">
          <text:deletion>
            <office:change-info>
              <dc:creator>Nancy</dc:creator>
              <dc:date>2006-05-17T11:38:00</dc:date>
            </office:change-info>
            <text:p text:style-name="P2"><text:span text:style-name="T1">..</text:span></text:p>
          </text:deletion>
        </text:changed-region>
        <text:changed-region text:id="ct153921896">
          <text:insertion>
            <office:change-info>
              <dc:creator>Nancy</dc:creator>
              <dc:date>2006-05-17T11:38:00</dc:date>
            </office:change-info>
          </text:insertion>
        </text:changed-region>
        <text:changed-region text:id="ct153919848">
          <text:deletion>
            <office:change-info>
              <dc:creator>Nancy</dc:creator>
              <dc:date>2006-05-17T11:32:00</dc:date>
            </office:change-info>
            <text:p text:style-name="P1"><text:span text:style-name="T1">K menu</text:span></text:p>
          </text:deletion>
        </text:changed-region>
        <text:changed-region text:id="ct153524816">
          <text:insertion>
            <office:change-info>
              <dc:creator>Nancy</dc:creator>
              <dc:date>2006-05-17T11:40:00</dc:date>
            </office:change-info>
          </text:insertion>
        </text:changed-region>
        <text:changed-region text:id="ct155461992">
          <text:deletion>
            <office:change-info>
              <dc:creator>Nancy</dc:creator>
              <dc:date>2006-05-17T12:54:00</dc:date>
            </office:change-info>
            <text:p text:style-name="P2"><text:span text:style-name="T1">right click</text:span></text:p>
          </text:deletion>
        </text:changed-region>
        <text:changed-region text:id="ct155460648">
          <text:insertion>
            <office:change-info>
              <dc:creator>Nancy</dc:creator>
              <dc:date>2006-05-17T12:54:00</dc:date>
            </office:change-info>
          </text:insertion>
        </text:changed-region>
        <text:changed-region text:id="ct153922408">
          <text:insertion>
            <office:change-info>
              <dc:creator>Nancy</dc:creator>
              <dc:date>2006-05-17T11:39:00</dc:date>
            </office:change-info>
          </text:insertion>
        </text:changed-region>
        <text:changed-region text:id="ct153532624">
          <text:deletion>
            <office:change-info>
              <dc:creator>Nancy</dc:creator>
              <dc:date>2006-05-17T11:40:00</dc:date>
            </office:change-info>
            <text:p text:style-name="P10"><text:span text:style-name="T7">K Menu</text:span></text:p>
          </text:deletion>
        </text:changed-region>
        <text:changed-region text:id="ct153524560">
          <text:insertion>
            <office:change-info>
              <dc:creator>Nancy</dc:creator>
              <dc:date>2006-05-17T11:40:00</dc:date>
            </office:change-info>
          </text:insertion>
        </text:changed-region>
        <text:changed-region text:id="ct153530576">
          <text:deletion>
            <office:change-info>
              <dc:creator>Nancy</dc:creator>
              <dc:date>2006-05-17T11:40:00</dc:date>
            </office:change-info>
            <text:p text:style-name="P1"><text:span text:style-name="T1">K Menu</text:span></text:p>
          </text:deletion>
        </text:changed-region>
        <text:changed-region text:id="ct153524176">
          <text:insertion>
            <office:change-info>
              <dc:creator>Nancy</dc:creator>
              <dc:date>2006-05-17T11:40:00</dc:date>
            </office:change-info>
          </text:insertion>
        </text:changed-region>
        <text:changed-region text:id="ct153922152">
          <text:insertion>
            <office:change-info>
              <dc:creator>Nancy</dc:creator>
              <dc:date>2006-05-17T11:39:00</dc:date>
            </office:change-info>
          </text:insertion>
        </text:changed-region>
        <text:changed-region text:id="ct155462184">
          <text:deletion>
            <office:change-info>
              <dc:creator>Nancy</dc:creator>
              <dc:date>2006-05-17T12:54:00</dc:date>
            </office:change-info>
            <text:p text:style-name="P1"><text:span text:style-name="T1">right click</text:span></text:p>
          </text:deletion>
        </text:changed-region>
        <text:changed-region text:id="ct155460744">
          <text:insertion>
            <office:change-info>
              <dc:creator>Nancy</dc:creator>
              <dc:date>2006-05-17T12:54:00</dc:date>
            </office:change-info>
          </text:insertion>
        </text:changed-region>
        <text:changed-region text:id="ct153530192">
          <text:deletion>
            <office:change-info>
              <dc:creator>Nancy</dc:creator>
              <dc:date>2006-05-17T11:40:00</dc:date>
            </office:change-info>
            <text:p text:style-name="P1"><text:span text:style-name="T1">K Menu</text:span></text:p>
          </text:deletion>
        </text:changed-region>
        <text:changed-region text:id="ct153524432">
          <text:insertion>
            <office:change-info>
              <dc:creator>Nancy</dc:creator>
              <dc:date>2006-05-17T11:40:00</dc:date>
            </office:change-info>
          </text:insertion>
        </text:changed-region>
        <text:changed-region text:id="ct153922280">
          <text:insertion>
            <office:change-info>
              <dc:creator>Nancy</dc:creator>
              <dc:date>2006-05-17T11:39:00</dc:date>
            </office:change-info>
          </text:insertion>
        </text:changed-region>
        <text:changed-region text:id="ct153922536">
          <text:deletion>
            <office:change-info>
              <dc:creator>Nancy</dc:creator>
              <dc:date>2006-05-17T11:39:00</dc:date>
            </office:change-info>
            <text:p text:style-name="P1"><text:span text:style-name="T1">,</text:span></text:p>
          </text:deletion>
        </text:changed-region>
        <text:changed-region text:id="ct154446448">
          <text:insertion>
            <office:change-info>
              <dc:creator>Jonathan Jesse</dc:creator>
              <dc:date>2006-05-22T23:05:00</dc:date>
            </office:change-info>
          </text:insertion>
        </text:changed-region>
        <text:changed-region text:id="ct154468936">
          <text:deletion>
            <office:change-info>
              <dc:creator>Jonathan Jesse</dc:creator>
              <dc:date>2006-05-22T23:05:00</dc:date>
            </office:change-info>
            <text:p text:style-name="P1"><text:span text:style-name="T1">6</text:span></text:p>
          </text:deletion>
        </text:changed-region>
        <text:changed-region text:id="ct154498064">
          <text:insertion>
            <office:change-info>
              <dc:creator>Jonathan Jesse</dc:creator>
              <dc:date>2006-05-22T23:05:00</dc:date>
            </office:change-info>
          </text:insertion>
        </text:changed-region>
        <text:changed-region text:id="ct154688904">
          <text:deletion>
            <office:change-info>
              <dc:creator>Jonathan Jesse</dc:creator>
              <dc:date>2006-05-22T23:05:00</dc:date>
            </office:change-info>
            <text:p text:style-name="P9"><text:span text:style-name="T9">6</text:span></text:p>
          </text:deletion>
        </text:changed-region>
        <text:changed-region text:id="ct155494960">
          <text:insertion>
            <office:change-info>
              <dc:creator>Jonathan Jesse</dc:creator>
              <dc:date>2006-10-20T13:57:00</dc:date>
            </office:change-info>
          </text:insertion>
        </text:changed-region>
        <text:changed-region text:id="ct155495344">
          <text:deletion>
            <office:change-info>
              <dc:creator>Jonathan Jesse</dc:creator>
              <dc:date>2006-10-20T13:57:00</dc:date>
            </office:change-info>
            <text:p text:style-name="P9"><text:span text:style-name="T9">.png</text:span></text:p>
          </text:deletion>
        </text:changed-region>
        <text:changed-region text:id="ct154464824">
          <text:deletion>
            <office:change-info>
              <dc:creator>Jonathan Jesse</dc:creator>
              <dc:date>2006-05-22T23:05:00</dc:date>
            </office:change-info>
            <text:p text:style-name="P9"><text:span text:style-name="T9">06</text:span></text:p>
          </text:deletion>
        </text:changed-region>
        <text:changed-region text:id="ct155495440">
          <text:deletion>
            <office:change-info>
              <dc:creator>Jonathan Jesse</dc:creator>
              <dc:date>2006-10-20T13:57:00</dc:date>
            </office:change-info>
            <text:p text:style-name="P9"><text:span text:style-name="T9">fig</text:span></text:p>
          </text:deletion>
        </text:changed-region>
        <text:changed-region text:id="ct154494968">
          <text:insertion>
            <office:change-info>
              <dc:creator>Jonathan Jesse</dc:creator>
              <dc:date>2006-05-22T23:05:00</dc:date>
            </office:change-info>
          </text:insertion>
        </text:changed-region>
        <text:changed-region text:id="ct154461872">
          <text:deletion>
            <office:change-info>
              <dc:creator>Jonathan Jesse</dc:creator>
              <dc:date>2006-05-22T23:05:00</dc:date>
            </office:change-info>
            <text:p text:style-name="P5"><text:span text:style-name="T7">6</text:span></text:p>
          </text:deletion>
        </text:changed-region>
        <text:changed-region text:id="ct153530064">
          <text:deletion>
            <office:change-info>
              <dc:creator>Nancy</dc:creator>
              <dc:date>2006-05-17T11:40:00</dc:date>
            </office:change-info>
            <text:p text:style-name="P2"><text:span text:style-name="T1">K Menu</text:span></text:p>
          </text:deletion>
        </text:changed-region>
        <text:changed-region text:id="ct153525456">
          <text:insertion>
            <office:change-info>
              <dc:creator>Nancy</dc:creator>
              <dc:date>2006-05-17T11:40:00</dc:date>
            </office:change-info>
          </text:insertion>
        </text:changed-region>
        <text:changed-region text:id="ct153529296">
          <text:deletion>
            <office:change-info>
              <dc:creator>Nancy</dc:creator>
              <dc:date>2006-05-17T11:40:00</dc:date>
            </office:change-info>
            <text:p text:style-name="P1"><text:span text:style-name="T1">Menu </text:span></text:p>
          </text:deletion>
        </text:changed-region>
        <text:changed-region text:id="ct153525584">
          <text:insertion>
            <office:change-info>
              <dc:creator>Nancy</dc:creator>
              <dc:date>2006-05-17T11:40:00</dc:date>
            </office:change-info>
          </text:insertion>
        </text:changed-region>
        <text:changed-region text:id="ct153529168">
          <text:deletion>
            <office:change-info>
              <dc:creator>Nancy</dc:creator>
              <dc:date>2006-05-17T11:40:00</dc:date>
            </office:change-info>
            <text:p text:style-name="P1"><text:span text:style-name="T1">,</text:span></text:p>
          </text:deletion>
        </text:changed-region>
        <text:changed-region text:id="ct153529040">
          <text:deletion>
            <office:change-info>
              <dc:creator>Nancy</dc:creator>
              <dc:date>2006-05-17T11:40:00</dc:date>
            </office:change-info>
            <text:p text:style-name="P1"><text:span text:style-name="T1">K Menu</text:span></text:p>
          </text:deletion>
        </text:changed-region>
        <text:changed-region text:id="ct153526352">
          <text:insertion>
            <office:change-info>
              <dc:creator>Nancy</dc:creator>
              <dc:date>2006-05-17T11:40:00</dc:date>
            </office:change-info>
          </text:insertion>
        </text:changed-region>
        <text:changed-region text:id="ct153528912">
          <text:deletion>
            <office:change-info>
              <dc:creator>Nancy</dc:creator>
              <dc:date>2006-05-17T11:40:00</dc:date>
            </office:change-info>
            <text:p text:style-name="P1"><text:span text:style-name="T1">K Menu</text:span></text:p>
          </text:deletion>
        </text:changed-region>
        <text:changed-region text:id="ct153526096">
          <text:insertion>
            <office:change-info>
              <dc:creator>Nancy</dc:creator>
              <dc:date>2006-05-17T11:40:00</dc:date>
            </office:change-info>
          </text:insertion>
        </text:changed-region>
        <text:changed-region text:id="ct155083352">
          <text:insertion>
            <office:change-info>
              <dc:creator>image</dc:creator>
              <dc:date>2006-10-29T01:09:00</dc:date>
            </office:change-info>
          </text:insertion>
        </text:changed-region>
        <text:changed-region text:id="ct153958808">
          <text:deletion>
            <office:change-info>
              <dc:creator>Nancy</dc:creator>
              <dc:date>2006-05-17T11:25:00</dc:date>
            </office:change-info>
            <text:p text:style-name="P1"><text:span text:style-name="T1"><text:s text:c="2"/></text:span></text:p>
          </text:deletion>
        </text:changed-region>
        <text:changed-region text:id="ct154188528">
          <text:insertion>
            <office:change-info>
              <dc:creator>Nancy</dc:creator>
              <dc:date>2006-05-17T12:03:00</dc:date>
            </office:change-info>
          </text:insertion>
        </text:changed-region>
        <text:changed-region text:id="ct154873224">
          <text:deletion>
            <office:change-info>
              <dc:creator>Nancy</dc:creator>
              <dc:date>2006-05-17T11:25:00</dc:date>
            </office:change-info>
            <text:p text:style-name="P1"><text:span text:style-name="T1"><text:s text:c="2"/></text:span></text:p>
          </text:deletion>
        </text:changed-region>
        <text:changed-region text:id="ct154552728">
          <text:insertion>
            <office:change-info>
              <dc:creator>Nancy</dc:creator>
              <dc:date>2006-05-17T12:03:00</dc:date>
            </office:change-info>
          </text:insertion>
        </text:changed-region>
        <text:changed-region text:id="ct154248304">
          <text:deletion>
            <office:change-info>
              <dc:creator>Nancy</dc:creator>
              <dc:date>2006-05-17T11:49:00</dc:date>
            </office:change-info>
            <text:p text:style-name="P1"><text:span text:style-name="T1">DHCP (</text:span></text:p>
          </text:deletion>
        </text:changed-region>
        <text:changed-region text:id="ct154727152">
          <text:deletion>
            <office:change-info>
              <dc:creator>Nancy</dc:creator>
              <dc:date>2006-05-17T11:49:00</dc:date>
            </office:change-info>
            <text:p text:style-name="P1"><text:span text:style-name="T1">)</text:span></text:p>
          </text:deletion>
        </text:changed-region>
        <text:changed-region text:id="ct153532752">
          <text:insertion>
            <office:change-info>
              <dc:creator>Nancy</dc:creator>
              <dc:date>2006-05-17T11:49:00</dc:date>
            </office:change-info>
          </text:insertion>
        </text:changed-region>
        <text:changed-region text:id="ct154087784">
          <text:deletion>
            <office:change-info>
              <dc:creator>Nancy</dc:creator>
              <dc:date>2006-05-17T11:49:00</dc:date>
            </office:change-info>
            <text:p text:style-name="P1"><text:span text:style-name="T1">and </text:span></text:p>
          </text:deletion>
        </text:changed-region>
        <text:changed-region text:id="ct155305032">
          <text:deletion>
            <office:change-info>
              <dc:creator>Nancy</dc:creator>
              <dc:date>2006-05-17T11:49:00</dc:date>
            </office:change-info>
            <text:p text:style-name="P1"><text:span text:style-name="T1">the </text:span></text:p>
          </text:deletion>
        </text:changed-region>
        <text:changed-region text:id="ct155406552">
          <text:deletion>
            <office:change-info>
              <dc:creator>Nancy</dc:creator>
              <dc:date>2006-05-17T11:07:00</dc:date>
            </office:change-info>
            <text:p text:style-name="P1"><text:span text:style-name="T1">sponsered</text:span></text:p>
          </text:deletion>
        </text:changed-region>
        <text:changed-region text:id="ct154849856">
          <text:insertion>
            <office:change-info>
              <dc:creator>Nancy</dc:creator>
              <dc:date>2006-05-17T11:07:00</dc:date>
            </office:change-info>
          </text:insertion>
        </text:changed-region>
        <text:changed-region text:id="ct154857048">
          <text:deletion>
            <office:change-info>
              <dc:creator>Nancy</dc:creator>
              <dc:date>2006-05-17T10:56:00</dc:date>
            </office:change-info>
            <text:p text:style-name="P1"><text:span text:style-name="T1">Canonical</text:span></text:p>
          </text:deletion>
        </text:changed-region>
        <text:changed-region text:id="ct155433928">
          <text:insertion>
            <office:change-info>
              <dc:creator>Nancy</dc:creator>
              <dc:date>2006-05-17T10:56:00</dc:date>
            </office:change-info>
          </text:insertion>
        </text:changed-region>
        <text:changed-region text:id="ct154701360">
          <text:deletion>
            <office:change-info>
              <dc:creator>Jonathan Jesse</dc:creator>
              <dc:date>2006-05-21T16:23:00</dc:date>
            </office:change-info>
            <text:p text:style-name="P2"><text:span text:style-name="T1">ppd</text:span></text:p>
          </text:deletion>
        </text:changed-region>
        <text:changed-region text:id="ct154704296">
          <text:insertion>
            <office:change-info>
              <dc:creator>Jonathan Jesse</dc:creator>
              <dc:date>2006-05-21T16:23:00</dc:date>
            </office:change-info>
          </text:insertion>
        </text:changed-region>
        <text:changed-region text:id="ct154462512">
          <text:deletion>
            <office:change-info>
              <dc:creator>image</dc:creator>
              <dc:date>2006-10-29T00:47:00</dc:date>
            </office:change-info>
            <text:p text:style-name="P2"><text:span text:style-name="T1">p</text:span></text:p>
          </text:deletion>
        </text:changed-region>
        <text:changed-region text:id="ct154569624">
          <text:insertion>
            <office:change-info>
              <dc:creator>image</dc:creator>
              <dc:date>2006-10-29T00:47:00</dc:date>
            </office:change-info>
          </text:insertion>
        </text:changed-region>
        <text:changed-region text:id="ct153529424">
          <text:deletion>
            <office:change-info>
              <dc:creator>Nancy</dc:creator>
              <dc:date>2006-05-17T11:40:00</dc:date>
            </office:change-info>
            <text:p text:style-name="P2"><text:span text:style-name="T1">K Menu</text:span></text:p>
          </text:deletion>
        </text:changed-region>
        <text:changed-region text:id="ct153922920">
          <text:insertion>
            <office:change-info>
              <dc:creator>Nancy</dc:creator>
              <dc:date>2006-05-17T11:40:00</dc:date>
            </office:change-info>
          </text:insertion>
        </text:changed-region>
        <text:changed-region text:id="ct155240888">
          <text:insertion>
            <office:change-info>
              <dc:creator>Nancy</dc:creator>
              <dc:date>2006-05-17T11:50:00</dc:date>
            </office:change-info>
          </text:insertion>
        </text:changed-region>
        <text:changed-region text:id="ct154426928">
          <text:insertion>
            <office:change-info>
              <dc:creator>Jonathan Jesse</dc:creator>
              <dc:date>2006-05-22T23:06:00</dc:date>
            </office:change-info>
          </text:insertion>
        </text:changed-region>
        <text:changed-region text:id="ct154953248">
          <text:deletion>
            <office:change-info>
              <dc:creator>Jonathan Jesse</dc:creator>
              <dc:date>2006-05-22T23:06:00</dc:date>
            </office:change-info>
            <text:p text:style-name="P2"><text:span text:style-name="T1">7</text:span><text:span text:style-name="T3"><office:annotation><dc:creator>Nancy</dc:creator><dc:date>2006-11-09T00:00:00</dc:date><text:p>Figure number verified.</text:p></office:annotation></text:span></text:p>
          </text:deletion>
        </text:changed-region>
        <text:changed-region text:id="ct154435552">
          <text:insertion>
            <office:change-info>
              <dc:creator>Jonathan Jesse</dc:creator>
              <dc:date>2006-05-22T23:06:00</dc:date>
            </office:change-info>
          </text:insertion>
        </text:changed-region>
        <text:changed-region text:id="ct154391768">
          <text:deletion>
            <office:change-info>
              <dc:creator>Jonathan Jesse</dc:creator>
              <dc:date>2006-05-22T23:06:00</dc:date>
            </office:change-info>
            <text:p text:style-name="P9"><text:span text:style-name="T9">7</text:span></text:p>
          </text:deletion>
        </text:changed-region>
        <text:changed-region text:id="ct155494864">
          <text:insertion>
            <office:change-info>
              <dc:creator>Jonathan Jesse</dc:creator>
              <dc:date>2006-10-20T13:57:00</dc:date>
            </office:change-info>
          </text:insertion>
        </text:changed-region>
        <text:changed-region text:id="ct155495056">
          <text:deletion>
            <office:change-info>
              <dc:creator>Jonathan Jesse</dc:creator>
              <dc:date>2006-10-20T13:57:00</dc:date>
            </office:change-info>
            <text:p text:style-name="P9"><text:span text:style-name="T9">.png</text:span></text:p>
          </text:deletion>
        </text:changed-region>
        <text:changed-region text:id="ct154387200">
          <text:deletion>
            <office:change-info>
              <dc:creator>Jonathan Jesse</dc:creator>
              <dc:date>2006-05-22T23:06:00</dc:date>
            </office:change-info>
            <text:p text:style-name="P9"><text:span text:style-name="T9">07</text:span></text:p>
          </text:deletion>
        </text:changed-region>
        <text:changed-region text:id="ct155495152">
          <text:deletion>
            <office:change-info>
              <dc:creator>Jonathan Jesse</dc:creator>
              <dc:date>2006-10-20T13:57:00</dc:date>
            </office:change-info>
            <text:p text:style-name="P9"><text:span text:style-name="T9"><text:s/>07fig</text:span></text:p>
          </text:deletion>
        </text:changed-region>
        <text:changed-region text:id="ct154415440">
          <text:insertion>
            <office:change-info>
              <dc:creator>Jonathan Jesse</dc:creator>
              <dc:date>2006-05-22T23:06:00</dc:date>
            </office:change-info>
          </text:insertion>
        </text:changed-region>
        <text:changed-region text:id="ct154389904">
          <text:deletion>
            <office:change-info>
              <dc:creator>Jonathan Jesse</dc:creator>
              <dc:date>2006-05-22T23:06:00</dc:date>
            </office:change-info>
            <text:p text:style-name="P5"><text:span text:style-name="T7">7</text:span></text:p>
          </text:deletion>
        </text:changed-region>
        <text:changed-region text:id="ct154143832">
          <text:deletion>
            <office:change-info>
              <dc:creator>Nancy</dc:creator>
              <dc:date>2006-05-17T11:51:00</dc:date>
            </office:change-info>
            <text:p text:style-name="P2"><text:span text:style-name="T1">or </text:span></text:p>
          </text:deletion>
        </text:changed-region>
        <text:changed-region text:id="ct154104880">
          <text:insertion>
            <office:change-info>
              <dc:creator>Nancy</dc:creator>
              <dc:date>2006-05-17T11:51:00</dc:date>
            </office:change-info>
          </text:insertion>
        </text:changed-region>
        <text:changed-region text:id="ct154838832">
          <text:insertion>
            <office:change-info>
              <dc:creator>Nancy</dc:creator>
              <dc:date>2006-05-17T11:51:00</dc:date>
            </office:change-info>
          </text:insertion>
        </text:changed-region>
        <text:changed-region text:id="ct154250096">
          <text:deletion>
            <office:change-info>
              <dc:creator>Nancy</dc:creator>
              <dc:date>2006-05-17T11:51:00</dc:date>
            </office:change-info>
            <text:p text:style-name="P2"><text:span text:style-name="T1">; j</text:span></text:p>
          </text:deletion>
        </text:changed-region>
        <text:changed-region text:id="ct154249208">
          <text:insertion>
            <office:change-info>
              <dc:creator>Nancy</dc:creator>
              <dc:date>2006-05-17T11:51:00</dc:date>
            </office:change-info>
          </text:insertion>
        </text:changed-region>
        <text:changed-region text:id="ct154887448">
          <text:insertion>
            <office:change-info>
              <dc:creator>Nancy</dc:creator>
              <dc:date>2006-05-17T11:51:00</dc:date>
            </office:change-info>
          </text:insertion>
        </text:changed-region>
        <text:changed-region text:id="ct154453104">
          <text:insertion>
            <office:change-info>
              <dc:creator>Jonathan Jesse</dc:creator>
              <dc:date>2006-05-22T23:06:00</dc:date>
            </office:change-info>
          </text:insertion>
        </text:changed-region>
        <text:changed-region text:id="ct154406424">
          <text:deletion>
            <office:change-info>
              <dc:creator>Jonathan Jesse</dc:creator>
              <dc:date>2006-05-22T23:06:00</dc:date>
            </office:change-info>
            <text:p text:style-name="P2"><text:span text:style-name="T1">8</text:span></text:p>
          </text:deletion>
        </text:changed-region>
        <text:changed-region text:id="ct154449592">
          <text:insertion>
            <office:change-info>
              <dc:creator>Jonathan Jesse</dc:creator>
              <dc:date>2006-05-22T23:06:00</dc:date>
            </office:change-info>
          </text:insertion>
        </text:changed-region>
        <text:changed-region text:id="ct154432056">
          <text:deletion>
            <office:change-info>
              <dc:creator>Jonathan Jesse</dc:creator>
              <dc:date>2006-05-22T23:06:00</dc:date>
            </office:change-info>
            <text:p text:style-name="P9"><text:span text:style-name="T9">8</text:span></text:p>
          </text:deletion>
        </text:changed-region>
        <text:changed-region text:id="ct154426608">
          <text:insertion>
            <office:change-info>
              <dc:creator>Jonathan Jesse</dc:creator>
              <dc:date>2006-05-22T23:06:00</dc:date>
            </office:change-info>
          </text:insertion>
        </text:changed-region>
        <text:changed-region text:id="ct154385944">
          <text:deletion>
            <office:change-info>
              <dc:creator>Jonathan Jesse</dc:creator>
              <dc:date>2006-05-22T23:06:00</dc:date>
            </office:change-info>
            <text:p text:style-name="P9"><text:span text:style-name="T9">08</text:span></text:p>
          </text:deletion>
        </text:changed-region>
        <text:changed-region text:id="ct154436432">
          <text:insertion>
            <office:change-info>
              <dc:creator>Jonathan Jesse</dc:creator>
              <dc:date>2006-05-22T23:06:00</dc:date>
            </office:change-info>
          </text:insertion>
        </text:changed-region>
        <text:changed-region text:id="ct154388088">
          <text:deletion>
            <office:change-info>
              <dc:creator>Jonathan Jesse</dc:creator>
              <dc:date>2006-05-22T23:06:00</dc:date>
            </office:change-info>
            <text:p text:style-name="P5"><text:span text:style-name="T7">8</text:span></text:p>
          </text:deletion>
        </text:changed-region>
        <text:changed-region text:id="ct155244840">
          <text:deletion>
            <office:change-info>
              <dc:creator>Nancy</dc:creator>
              <dc:date>2006-05-17T11:51:00</dc:date>
            </office:change-info>
            <text:p text:style-name="P2"><text:span text:style-name="T1">apply </text:span></text:p>
          </text:deletion>
        </text:changed-region>
        <text:changed-region text:id="ct154261560">
          <text:insertion>
            <office:change-info>
              <dc:creator>Nancy</dc:creator>
              <dc:date>2006-05-17T11:51:00</dc:date>
            </office:change-info>
          </text:insertion>
        </text:changed-region>
        <text:changed-region text:id="ct154055536">
          <text:deletion>
            <office:change-info>
              <dc:creator>Nancy</dc:creator>
              <dc:date>2006-05-17T11:51:00</dc:date>
            </office:change-info>
            <text:p text:style-name="P2"><text:span text:style-name="T1">changes</text:span></text:p>
          </text:deletion>
        </text:changed-region>
        <text:changed-region text:id="ct154244872">
          <text:insertion>
            <office:change-info>
              <dc:creator>Nancy</dc:creator>
              <dc:date>2006-05-17T11:51:00</dc:date>
            </office:change-info>
          </text:insertion>
        </text:changed-region>
        <text:changed-region text:id="ct154426704">
          <text:insertion>
            <office:change-info>
              <dc:creator>Nancy</dc:creator>
              <dc:date>2006-05-17T11:51:00</dc:date>
            </office:change-info>
          </text:insertion>
        </text:changed-region>
        <text:changed-region text:id="ct154170248">
          <text:deletion>
            <office:change-info>
              <dc:creator>Nancy</dc:creator>
              <dc:date>2006-05-17T11:51:00</dc:date>
            </office:change-info>
            <text:p text:style-name="P2"><text:span text:style-name="T1">: easy </text:span></text:p>
          </text:deletion>
        </text:changed-region>
        <text:changed-region text:id="ct154053504">
          <text:insertion>
            <office:change-info>
              <dc:creator>Nancy</dc:creator>
              <dc:date>2006-05-17T11:51:00</dc:date>
            </office:change-info>
          </text:insertion>
        </text:changed-region>
        <text:changed-region text:id="ct154169192">
          <text:deletion>
            <office:change-info>
              <dc:creator>Nancy</dc:creator>
              <dc:date>2006-05-17T11:51:00</dc:date>
            </office:change-info>
            <text:p text:style-name="P2"><text:span text:style-name="T1">adept </text:span></text:p>
          </text:deletion>
        </text:changed-region>
        <text:changed-region text:id="ct154837296">
          <text:insertion>
            <office:change-info>
              <dc:creator>Nancy</dc:creator>
              <dc:date>2006-05-17T11:51:00</dc:date>
            </office:change-info>
          </text:insertion>
        </text:changed-region>
        <text:changed-region text:id="ct154248968">
          <text:insertion>
            <office:change-info>
              <dc:creator>Nancy</dc:creator>
              <dc:date>2006-05-17T11:51:00</dc:date>
            </office:change-info>
          </text:insertion>
        </text:changed-region>
        <text:changed-region text:id="ct154176184">
          <text:deletion>
            <office:change-info>
              <dc:creator>Nancy</dc:creator>
              <dc:date>2006-05-17T11:51:00</dc:date>
            </office:change-info>
            <text:p text:style-name="P2"><text:span text:style-name="T1">e</text:span></text:p>
          </text:deletion>
        </text:changed-region>
        <text:changed-region text:id="ct153527632">
          <text:deletion>
            <office:change-info>
              <dc:creator>Nancy</dc:creator>
              <dc:date>2006-05-17T11:40:00</dc:date>
            </office:change-info>
            <text:p text:style-name="P2"><text:span text:style-name="T1">K Menu</text:span></text:p>
          </text:deletion>
        </text:changed-region>
        <text:changed-region text:id="ct153924968">
          <text:insertion>
            <office:change-info>
              <dc:creator>Nancy</dc:creator>
              <dc:date>2006-05-17T11:40:00</dc:date>
            </office:change-info>
          </text:insertion>
        </text:changed-region>
        <text:changed-region text:id="ct154185080">
          <text:insertion>
            <office:change-info>
              <dc:creator>Nancy</dc:creator>
              <dc:date>2006-05-17T11:52:00</dc:date>
            </office:change-info>
          </text:insertion>
        </text:changed-region>
        <text:changed-region text:id="ct154205128">
          <text:insertion>
            <office:change-info>
              <dc:creator>Nancy</dc:creator>
              <dc:date>2006-05-17T11:52:00</dc:date>
            </office:change-info>
          </text:insertion>
        </text:changed-region>
        <text:changed-region text:id="ct154187648">
          <text:deletion>
            <office:change-info>
              <dc:creator>Nancy</dc:creator>
              <dc:date>2006-05-17T11:52:00</dc:date>
            </office:change-info>
            <text:p text:style-name="P2"><text:span text:style-name="T1"><text:s/>(Package Manager). </text:span></text:p>
          </text:deletion>
        </text:changed-region>
        <text:changed-region text:id="ct154461728">
          <text:insertion>
            <office:change-info>
              <dc:creator>Jonathan Jesse</dc:creator>
              <dc:date>2006-05-22T23:06:00</dc:date>
            </office:change-info>
          </text:insertion>
        </text:changed-region>
        <text:changed-region text:id="ct154415632">
          <text:deletion>
            <office:change-info>
              <dc:creator>Jonathan Jesse</dc:creator>
              <dc:date>2006-05-22T23:06:00</dc:date>
            </office:change-info>
            <text:p text:style-name="P2"><text:span text:style-name="T1">9</text:span></text:p>
          </text:deletion>
        </text:changed-region>
        <text:changed-region text:id="ct154427592">
          <text:insertion>
            <office:change-info>
              <dc:creator>Jonathan Jesse</dc:creator>
              <dc:date>2006-05-22T23:06:00</dc:date>
            </office:change-info>
          </text:insertion>
        </text:changed-region>
        <text:changed-region text:id="ct154392544">
          <text:deletion>
            <office:change-info>
              <dc:creator>Jonathan Jesse</dc:creator>
              <dc:date>2006-05-22T23:06:00</dc:date>
            </office:change-info>
            <text:p text:style-name="P9"><text:span text:style-name="T9">9</text:span></text:p>
          </text:deletion>
        </text:changed-region>
        <text:changed-region text:id="ct154433736">
          <text:insertion>
            <office:change-info>
              <dc:creator>Jonathan Jesse</dc:creator>
              <dc:date>2006-05-22T23:06:00</dc:date>
            </office:change-info>
          </text:insertion>
        </text:changed-region>
        <text:changed-region text:id="ct154292224">
          <text:deletion>
            <office:change-info>
              <dc:creator>Jonathan Jesse</dc:creator>
              <dc:date>2006-05-22T23:06:00</dc:date>
            </office:change-info>
            <text:p text:style-name="P9"><text:span text:style-name="T9">09</text:span></text:p>
          </text:deletion>
        </text:changed-region>
        <text:changed-region text:id="ct154428648">
          <text:insertion>
            <office:change-info>
              <dc:creator>Jonathan Jesse</dc:creator>
              <dc:date>2006-05-22T23:06:00</dc:date>
            </office:change-info>
          </text:insertion>
        </text:changed-region>
        <text:changed-region text:id="ct154335952">
          <text:deletion>
            <office:change-info>
              <dc:creator>Jonathan Jesse</dc:creator>
              <dc:date>2006-05-22T23:06:00</dc:date>
            </office:change-info>
            <text:p text:style-name="P5"><text:span text:style-name="T7">9</text:span></text:p>
          </text:deletion>
        </text:changed-region>
        <text:changed-region text:id="ct155480368">
          <text:insertion>
            <office:change-info>
              <dc:creator>Jonathan Jesse</dc:creator>
              <dc:date>2006-09-20T15:21:00</dc:date>
            </office:change-info>
          </text:insertion>
        </text:changed-region>
        <text:changed-region text:id="ct154155728">
          <text:insertion>
            <office:change-info>
              <dc:creator>Nancy</dc:creator>
              <dc:date>2006-05-17T11:53:00</dc:date>
            </office:change-info>
          </text:insertion>
        </text:changed-region>
        <text:changed-region text:id="ct154143984">
          <text:deletion>
            <office:change-info>
              <dc:creator>Nancy</dc:creator>
              <dc:date>2006-05-17T11:53:00</dc:date>
            </office:change-info>
            <text:p text:style-name="P8"><text:span text:style-name="T1">,</text:span></text:p>
          </text:deletion>
        </text:changed-region>
        <text:changed-region text:id="ct155408424">
          <text:deletion>
            <office:change-info>
              <dc:creator>Nancy</dc:creator>
              <dc:date>2006-05-17T11:14:00</dc:date>
            </office:change-info>
            <text:p text:style-name="P2"><text:span text:style-name="T1">open source</text:span></text:p>
          </text:deletion>
        </text:changed-region>
        <text:changed-region text:id="ct155413536">
          <text:insertion>
            <office:change-info>
              <dc:creator>Nancy</dc:creator>
              <dc:date>2006-05-17T11:14:00</dc:date>
            </office:change-info>
          </text:insertion>
        </text:changed-region>
        <text:changed-region text:id="ct154185984">
          <text:insertion>
            <office:change-info>
              <dc:creator>Nancy</dc:creator>
              <dc:date>2006-05-17T11:54:00</dc:date>
            </office:change-info>
          </text:insertion>
        </text:changed-region>
        <text:changed-region text:id="ct154192000">
          <text:insertion>
            <office:change-info>
              <dc:creator>Nancy</dc:creator>
              <dc:date>2006-05-17T11:54:00</dc:date>
            </office:change-info>
          </text:insertion>
        </text:changed-region>
        <text:changed-region text:id="ct154137712">
          <text:deletion>
            <office:change-info>
              <dc:creator>Nancy</dc:creator>
              <dc:date>2006-05-17T11:54:00</dc:date>
            </office:change-info>
            <text:p text:style-name="P2"><text:span text:style-name="T1">; u</text:span></text:p>
          </text:deletion>
        </text:changed-region>
        <text:changed-region text:id="ct154192880">
          <text:insertion>
            <office:change-info>
              <dc:creator>Nancy</dc:creator>
              <dc:date>2006-05-17T11:54:00</dc:date>
            </office:change-info>
          </text:insertion>
        </text:changed-region>
        <text:changed-region text:id="ct154110256">
          <text:deletion>
            <office:change-info>
              <dc:creator>Nancy</dc:creator>
              <dc:date>2006-05-17T11:54:00</dc:date>
            </office:change-info>
            <text:p text:style-name="P2"><text:span text:style-name="T1">“</text:span></text:p>
          </text:deletion>
        </text:changed-region>
        <text:changed-region text:id="ct154061552">
          <text:deletion>
            <office:change-info>
              <dc:creator>Nancy</dc:creator>
              <dc:date>2006-05-17T11:54:00</dc:date>
            </office:change-info>
            <text:p text:style-name="P2"><text:span text:style-name="T8">”</text:span></text:p>
          </text:deletion>
        </text:changed-region>
        <text:changed-region text:id="ct154844344">
          <text:deletion>
            <office:change-info>
              <dc:creator>Nancy</dc:creator>
              <dc:date>2006-05-17T11:55:00</dc:date>
            </office:change-info>
            <text:p text:style-name="P1"><text:span text:style-name="T1">adept</text:span></text:p>
          </text:deletion>
        </text:changed-region>
        <text:changed-region text:id="ct154850896">
          <text:insertion>
            <office:change-info>
              <dc:creator>Nancy</dc:creator>
              <dc:date>2006-05-17T11:55:00</dc:date>
            </office:change-info>
          </text:insertion>
        </text:changed-region>
        <text:changed-region text:id="ct154120904">
          <text:deletion>
            <office:change-info>
              <dc:creator>Nancy</dc:creator>
              <dc:date>2006-05-17T11:55:00</dc:date>
            </office:change-info>
            <text:p text:style-name="P1"><text:span text:style-name="T1">; </text:span></text:p>
          </text:deletion>
        </text:changed-region>
        <text:changed-region text:id="ct154109472">
          <text:insertion>
            <office:change-info>
              <dc:creator>Nancy</dc:creator>
              <dc:date>2006-05-17T11:55:00</dc:date>
            </office:change-info>
          </text:insertion>
        </text:changed-region>
        <text:changed-region text:id="ct154133752">
          <text:insertion>
            <office:change-info>
              <dc:creator>Nancy</dc:creator>
              <dc:date>2006-05-17T11:55:00</dc:date>
            </office:change-info>
          </text:insertion>
        </text:changed-region>
        <text:changed-region text:id="ct154083688">
          <text:deletion>
            <office:change-info>
              <dc:creator>Nancy</dc:creator>
              <dc:date>2006-05-17T11:55:00</dc:date>
            </office:change-info>
            <text:p text:style-name="P1"><text:span text:style-name="T1">looking </text:span></text:p>
          </text:deletion>
        </text:changed-region>
        <text:changed-region text:id="ct154551848">
          <text:insertion>
            <office:change-info>
              <dc:creator>Nancy</dc:creator>
              <dc:date>2006-05-17T11:55:00</dc:date>
            </office:change-info>
          </text:insertion>
        </text:changed-region>
        <text:changed-region text:id="ct154887624">
          <text:insertion>
            <office:change-info>
              <dc:creator>Nancy</dc:creator>
              <dc:date>2006-05-17T11:55:00</dc:date>
            </office:change-info>
          </text:insertion>
        </text:changed-region>
        <text:changed-region text:id="ct154278784">
          <text:insertion>
            <office:change-info>
              <dc:creator>Jonathan Jesse</dc:creator>
              <dc:date>2006-05-22T23:07:00</dc:date>
            </office:change-info>
          </text:insertion>
        </text:changed-region>
        <text:changed-region text:id="ct154954376">
          <text:deletion>
            <office:change-info>
              <dc:creator>Jonathan Jesse</dc:creator>
              <dc:date>2006-05-22T23:06:00</dc:date>
            </office:change-info>
            <text:p text:style-name="P1"><text:span text:style-name="T1">0</text:span></text:p>
          </text:deletion>
        </text:changed-region>
        <text:changed-region text:id="ct154291304">
          <text:insertion>
            <office:change-info>
              <dc:creator>Jonathan Jesse</dc:creator>
              <dc:date>2006-05-22T23:07:00</dc:date>
            </office:change-info>
          </text:insertion>
        </text:changed-region>
        <text:changed-region text:id="ct155495728">
          <text:insertion>
            <office:change-info>
              <dc:creator>Jonathan Jesse</dc:creator>
              <dc:date>2006-10-20T13:58:00</dc:date>
            </office:change-info>
          </text:insertion>
        </text:changed-region>
        <text:changed-region text:id="ct155495920">
          <text:deletion>
            <office:change-info>
              <dc:creator>Jonathan Jesse</dc:creator>
              <dc:date>2006-10-20T13:58:00</dc:date>
            </office:change-info>
            <text:p text:style-name="P9"><text:span text:style-name="T9">repositories.png</text:span></text:p>
          </text:deletion>
        </text:changed-region>
        <text:changed-region text:id="ct155495248">
          <text:deletion>
            <office:change-info>
              <dc:creator>Jonathan Jesse</dc:creator>
              <dc:date>2006-10-20T13:57:00</dc:date>
            </office:change-info>
            <text:p text:style-name="P9"><text:span text:style-name="T9"><text:s/>managing</text:span></text:p>
          </text:deletion>
        </text:changed-region>
        <text:changed-region text:id="ct154374296">
          <text:deletion>
            <office:change-info>
              <dc:creator>Jonathan Jesse</dc:creator>
              <dc:date>2006-05-22T23:06:00</dc:date>
            </office:change-info>
            <text:p text:style-name="P9"><text:span text:style-name="T9">0</text:span></text:p>
          </text:deletion>
        </text:changed-region>
        <text:changed-region text:id="ct155495632">
          <text:insertion>
            <office:change-info>
              <dc:creator>Jonathan Jesse</dc:creator>
              <dc:date>2006-10-20T13:58:00</dc:date>
            </office:change-info>
          </text:insertion>
        </text:changed-region>
        <text:changed-region text:id="ct154292392">
          <text:insertion>
            <office:change-info>
              <dc:creator>Jonathan Jesse</dc:creator>
              <dc:date>2006-05-22T23:07:00</dc:date>
            </office:change-info>
          </text:insertion>
        </text:changed-region>
        <text:changed-region text:id="ct154242864">
          <text:deletion>
            <office:change-info>
              <dc:creator>Jonathan Jesse</dc:creator>
              <dc:date>2006-05-22T23:07:00</dc:date>
            </office:change-info>
            <text:p text:style-name="P5"><text:span text:style-name="T7">0</text:span></text:p>
          </text:deletion>
        </text:changed-region>
        <text:changed-region text:id="ct154085336">
          <text:deletion>
            <office:change-info>
              <dc:creator>Nancy</dc:creator>
              <dc:date>2006-05-17T11:56:00</dc:date>
            </office:change-info>
            <text:p text:style-name="P2"><text:span text:style-name="T1">simply </text:span></text:p>
          </text:deletion>
        </text:changed-region>
        <text:changed-region text:id="ct154828160">
          <text:insertion>
            <office:change-info>
              <dc:creator>Nancy</dc:creator>
              <dc:date>2006-05-17T11:56:00</dc:date>
            </office:change-info>
          </text:insertion>
        </text:changed-region>
        <text:changed-region text:id="ct154094664">
          <text:deletion>
            <office:change-info>
              <dc:creator>Nancy</dc:creator>
              <dc:date>2006-05-17T11:56:00</dc:date>
            </office:change-info>
            <text:p text:style-name="P2"><text:span text:style-name="T1">simple </text:span></text:p>
          </text:deletion>
        </text:changed-region>
        <text:changed-region text:id="ct154092976">
          <text:deletion>
            <office:change-info>
              <dc:creator>Nancy</dc:creator>
              <dc:date>2006-05-17T11:56:00</dc:date>
            </office:change-info>
            <text:p text:style-name="P11"><text:span text:style-name="T1"><text:s/></text:span><text:span text:style-name="T3"><office:annotation><dc:creator>Nancy</dc:creator><dc:date>2006-11-09T00:00:00</dc:date><text:p>NL</text:p></office:annotation></text:span><text:span text:style-name="T1">c</text:span></text:p>
          </text:deletion>
        </text:changed-region>
        <text:changed-region text:id="ct154125800">
          <text:insertion>
            <office:change-info>
              <dc:creator>Nancy</dc:creator>
              <dc:date>2006-05-17T11:56:00</dc:date>
            </office:change-info>
          </text:insertion>
        </text:changed-region>
        <text:changed-region text:id="ct154109304">
          <text:insertion>
            <office:change-info>
              <dc:creator>Nancy</dc:creator>
              <dc:date>2006-05-17T11:56:00</dc:date>
            </office:change-info>
          </text:insertion>
        </text:changed-region>
        <text:changed-region text:id="ct154126672">
          <text:insertion>
            <office:change-info>
              <dc:creator>Nancy</dc:creator>
              <dc:date>2006-05-17T11:56:00</dc:date>
            </office:change-info>
          </text:insertion>
        </text:changed-region>
        <text:changed-region text:id="ct154113816">
          <text:insertion>
            <office:change-info>
              <dc:creator>Nancy</dc:creator>
              <dc:date>2006-05-17T11:56:00</dc:date>
            </office:change-info>
          </text:insertion>
        </text:changed-region>
        <text:changed-region text:id="ct154101640">
          <text:deletion>
            <office:change-info>
              <dc:creator>Nancy</dc:creator>
              <dc:date>2006-05-17T11:56:00</dc:date>
            </office:change-info>
            <text:p text:style-name="P12"><text:span text:style-name="T1"><text:s/></text:span><text:span text:style-name="T3"><office:annotation><dc:creator>Nancy</dc:creator><dc:date>2006-11-09T00:00:00</dc:date><text:p>NL</text:p></office:annotation></text:span><text:span text:style-name="T1">c</text:span></text:p>
          </text:deletion>
        </text:changed-region>
        <text:changed-region text:id="ct154090608">
          <text:insertion>
            <office:change-info>
              <dc:creator>Nancy</dc:creator>
              <dc:date>2006-05-17T11:56:00</dc:date>
            </office:change-info>
          </text:insertion>
        </text:changed-region>
        <text:changed-region text:id="ct154059232">
          <text:insertion>
            <office:change-info>
              <dc:creator>Nancy</dc:creator>
              <dc:date>2006-05-17T11:56:00</dc:date>
            </office:change-info>
          </text:insertion>
        </text:changed-region>
        <text:changed-region text:id="ct154273784">
          <text:insertion>
            <office:change-info>
              <dc:creator>Jonathan Jesse</dc:creator>
              <dc:date>2006-05-22T23:07:00</dc:date>
            </office:change-info>
          </text:insertion>
        </text:changed-region>
        <text:changed-region text:id="ct154946832">
          <text:deletion>
            <office:change-info>
              <dc:creator>Jonathan Jesse</dc:creator>
              <dc:date>2006-05-22T23:07:00</dc:date>
            </office:change-info>
            <text:p text:style-name="P12"><text:span text:style-name="T1">1</text:span></text:p>
          </text:deletion>
        </text:changed-region>
        <text:changed-region text:id="ct154293848">
          <text:insertion>
            <office:change-info>
              <dc:creator>Jonathan Jesse</dc:creator>
              <dc:date>2006-05-22T23:07:00</dc:date>
            </office:change-info>
          </text:insertion>
        </text:changed-region>
        <text:changed-region text:id="ct154722216">
          <text:deletion>
            <office:change-info>
              <dc:creator>Jonathan Jesse</dc:creator>
              <dc:date>2006-05-22T23:07:00</dc:date>
            </office:change-info>
            <text:p text:style-name="P9"><text:span text:style-name="T9">1</text:span></text:p>
          </text:deletion>
        </text:changed-region>
        <text:changed-region text:id="ct155495536">
          <text:insertion>
            <office:change-info>
              <dc:creator>Jonathan Jesse</dc:creator>
              <dc:date>2006-10-20T13:58:00</dc:date>
            </office:change-info>
          </text:insertion>
        </text:changed-region>
        <text:changed-region text:id="ct155495824">
          <text:deletion>
            <office:change-info>
              <dc:creator>Jonathan Jesse</dc:creator>
              <dc:date>2006-10-20T13:58:00</dc:date>
            </office:change-info>
            <text:p text:style-name="P9"><text:span text:style-name="T9">sourceswithuniverseenabled.png</text:span></text:p>
          </text:deletion>
        </text:changed-region>
        <text:changed-region text:id="ct154773048">
          <text:deletion>
            <office:change-info>
              <dc:creator>Jonathan Jesse</dc:creator>
              <dc:date>2006-05-22T23:07:00</dc:date>
            </office:change-info>
            <text:p text:style-name="P9"><text:span text:style-name="T9">1</text:span></text:p>
          </text:deletion>
        </text:changed-region>
        <text:changed-region text:id="ct155496016">
          <text:deletion>
            <office:change-info>
              <dc:creator>Jonathan Jesse</dc:creator>
              <dc:date>2006-10-20T13:58:00</dc:date>
            </office:change-info>
            <text:p text:style-name="P9"><text:span text:style-name="T9">07fig1</text:span></text:p>
          </text:deletion>
        </text:changed-region>
        <text:changed-region text:id="ct154330440">
          <text:insertion>
            <office:change-info>
              <dc:creator>Jonathan Jesse</dc:creator>
              <dc:date>2006-05-22T23:07:00</dc:date>
            </office:change-info>
          </text:insertion>
        </text:changed-region>
        <text:changed-region text:id="ct154732944">
          <text:deletion>
            <office:change-info>
              <dc:creator>Jonathan Jesse</dc:creator>
              <dc:date>2006-05-22T23:07:00</dc:date>
            </office:change-info>
            <text:p text:style-name="P5"><text:span text:style-name="T7">1</text:span></text:p>
          </text:deletion>
        </text:changed-region>
        <text:changed-region text:id="ct154688016">
          <text:deletion>
            <office:change-info>
              <dc:creator>Nancy</dc:creator>
              <dc:date>2006-05-17T11:57:00</dc:date>
            </office:change-info>
            <text:p text:style-name="P6"><text:span text:style-name="T4">Universe</text:span></text:p>
          </text:deletion>
        </text:changed-region>
        <text:changed-region text:id="ct154086080">
          <text:insertion>
            <office:change-info>
              <dc:creator>Nancy</dc:creator>
              <dc:date>2006-05-17T11:57:00</dc:date>
            </office:change-info>
          </text:insertion>
        </text:changed-region>
        <text:changed-region text:id="ct154206656">
          <text:deletion>
            <office:change-info>
              <dc:creator>Nancy</dc:creator>
              <dc:date>2006-05-17T11:57:00</dc:date>
            </office:change-info>
            <text:p text:style-name="P12"><text:span text:style-name="T1">on </text:span></text:p>
          </text:deletion>
        </text:changed-region>
        <text:changed-region text:id="ct154098232">
          <text:insertion>
            <office:change-info>
              <dc:creator>Nancy</dc:creator>
              <dc:date>2006-05-17T11:57:00</dc:date>
            </office:change-info>
          </text:insertion>
        </text:changed-region>
        <text:changed-region text:id="ct154883824">
          <text:deletion>
            <office:change-info>
              <dc:creator>Nancy</dc:creator>
              <dc:date>2006-05-17T11:57:00</dc:date>
            </office:change-info>
            <text:p text:style-name="P13"><text:span text:style-name="T1">on </text:span></text:p>
          </text:deletion>
        </text:changed-region>
        <text:changed-region text:id="ct154089560">
          <text:insertion>
            <office:change-info>
              <dc:creator>Nancy</dc:creator>
              <dc:date>2006-05-17T11:57:00</dc:date>
            </office:change-info>
          </text:insertion>
        </text:changed-region>
        <text:changed-region text:id="ct153948184">
          <text:deletion>
            <office:change-info>
              <dc:creator>Nancy</dc:creator>
              <dc:date>2006-05-17T11:58:00</dc:date>
            </office:change-info>
            <text:p text:style-name="P1"><text:span text:style-name="T1">adept</text:span></text:p>
          </text:deletion>
        </text:changed-region>
        <text:changed-region text:id="ct154002904">
          <text:insertion>
            <office:change-info>
              <dc:creator>Nancy</dc:creator>
              <dc:date>2006-05-17T11:58:00</dc:date>
            </office:change-info>
          </text:insertion>
        </text:changed-region>
        <text:changed-region text:id="ct153990264">
          <text:deletion>
            <office:change-info>
              <dc:creator>Nancy</dc:creator>
              <dc:date>2006-05-17T11:58:00</dc:date>
            </office:change-info>
            <text:p text:style-name="P1"><text:span text:style-name="T1">adept </text:span></text:p>
          </text:deletion>
        </text:changed-region>
        <text:changed-region text:id="ct154085192">
          <text:insertion>
            <office:change-info>
              <dc:creator>Nancy</dc:creator>
              <dc:date>2006-05-17T11:58:00</dc:date>
            </office:change-info>
          </text:insertion>
        </text:changed-region>
        <text:changed-region text:id="ct154023736">
          <text:deletion>
            <office:change-info>
              <dc:creator>Nancy</dc:creator>
              <dc:date>2006-05-17T11:58:00</dc:date>
            </office:change-info>
            <text:p text:style-name="P1"><text:span text:style-name="T1">adept </text:span></text:p>
          </text:deletion>
        </text:changed-region>
        <text:changed-region text:id="ct154633000">
          <text:insertion>
            <office:change-info>
              <dc:creator>Nancy</dc:creator>
              <dc:date>2006-05-17T11:58:00</dc:date>
            </office:change-info>
          </text:insertion>
        </text:changed-region>
        <text:changed-region text:id="ct154580696">
          <text:insertion>
            <office:change-info>
              <dc:creator>Nancy</dc:creator>
              <dc:date>2006-05-17T11:58:00</dc:date>
            </office:change-info>
          </text:insertion>
        </text:changed-region>
        <text:changed-region text:id="ct154356120">
          <text:insertion>
            <office:change-info>
              <dc:creator>Jonathan Jesse</dc:creator>
              <dc:date>2006-05-22T23:07:00</dc:date>
            </office:change-info>
          </text:insertion>
        </text:changed-region>
        <text:changed-region text:id="ct154767472">
          <text:deletion>
            <office:change-info>
              <dc:creator>Jonathan Jesse</dc:creator>
              <dc:date>2006-05-22T23:07:00</dc:date>
            </office:change-info>
            <text:p text:style-name="P1"><text:span text:style-name="T1">2</text:span></text:p>
          </text:deletion>
        </text:changed-region>
        <text:changed-region text:id="ct154357808">
          <text:insertion>
            <office:change-info>
              <dc:creator>Jonathan Jesse</dc:creator>
              <dc:date>2006-05-22T23:07:00</dc:date>
            </office:change-info>
          </text:insertion>
        </text:changed-region>
        <text:changed-region text:id="ct154762528">
          <text:deletion>
            <office:change-info>
              <dc:creator>Jonathan Jesse</dc:creator>
              <dc:date>2006-05-22T23:07:00</dc:date>
            </office:change-info>
            <text:p text:style-name="P9"><text:span text:style-name="T9">2</text:span></text:p>
          </text:deletion>
        </text:changed-region>
        <text:changed-region text:id="ct154328528">
          <text:insertion>
            <office:change-info>
              <dc:creator>Jonathan Jesse</dc:creator>
              <dc:date>2006-05-22T23:07:00</dc:date>
            </office:change-info>
          </text:insertion>
        </text:changed-region>
        <text:changed-region text:id="ct154728560">
          <text:deletion>
            <office:change-info>
              <dc:creator>Jonathan Jesse</dc:creator>
              <dc:date>2006-05-22T23:07:00</dc:date>
            </office:change-info>
            <text:p text:style-name="P9"><text:span text:style-name="T9">2</text:span></text:p>
          </text:deletion>
        </text:changed-region>
        <text:changed-region text:id="ct154333856">
          <text:insertion>
            <office:change-info>
              <dc:creator>Jonathan Jesse</dc:creator>
              <dc:date>2006-05-22T23:07:00</dc:date>
            </office:change-info>
          </text:insertion>
        </text:changed-region>
        <text:changed-region text:id="ct154742720">
          <text:deletion>
            <office:change-info>
              <dc:creator>Jonathan Jesse</dc:creator>
              <dc:date>2006-05-22T23:07:00</dc:date>
            </office:change-info>
            <text:p text:style-name="P5"><text:span text:style-name="T7">2</text:span></text:p>
          </text:deletion>
        </text:changed-region>
        <text:changed-region text:id="ct154037048">
          <text:insertion>
            <office:change-info>
              <dc:creator>Nancy</dc:creator>
              <dc:date>2006-05-17T11:58:00</dc:date>
            </office:change-info>
          </text:insertion>
        </text:changed-region>
        <text:changed-region text:id="ct154840424">
          <text:deletion>
            <office:change-info>
              <dc:creator>Nancy</dc:creator>
              <dc:date>2006-05-17T11:58:00</dc:date>
            </office:change-info>
            <text:p text:style-name="P2"><text:span text:style-name="T1"><text:s/></text:span></text:p>
          </text:deletion>
        </text:changed-region>
        <text:changed-region text:id="ct154869888">
          <text:deletion>
            <office:change-info>
              <dc:creator>Nancy</dc:creator>
              <dc:date>2006-05-17T11:58:00</dc:date>
            </office:change-info>
            <text:p text:style-name="P2"><text:span text:style-name="T1">or </text:span></text:p>
          </text:deletion>
        </text:changed-region>
        <text:changed-region text:id="ct154207528">
          <text:insertion>
            <office:change-info>
              <dc:creator>Nancy</dc:creator>
              <dc:date>2006-05-17T11:58:00</dc:date>
            </office:change-info>
          </text:insertion>
        </text:changed-region>
        <text:changed-region text:id="ct154693832">
          <text:insertion>
            <office:change-info>
              <dc:creator>Nancy</dc:creator>
              <dc:date>2006-05-17T11:58:00</dc:date>
            </office:change-info>
          </text:insertion>
        </text:changed-region>
        <text:changed-region text:id="ct154334168">
          <text:insertion>
            <office:change-info>
              <dc:creator>Jonathan Jesse</dc:creator>
              <dc:date>2006-05-22T23:07:00</dc:date>
            </office:change-info>
          </text:insertion>
        </text:changed-region>
        <text:changed-region text:id="ct154734632">
          <text:deletion>
            <office:change-info>
              <dc:creator>Jonathan Jesse</dc:creator>
              <dc:date>2006-05-22T23:07:00</dc:date>
            </office:change-info>
            <text:p text:style-name="P2"><text:span text:style-name="T1">13</text:span></text:p>
          </text:deletion>
        </text:changed-region>
        <text:changed-region text:id="ct154332208">
          <text:insertion>
            <office:change-info>
              <dc:creator>Jonathan Jesse</dc:creator>
              <dc:date>2006-05-22T23:07:00</dc:date>
            </office:change-info>
          </text:insertion>
        </text:changed-region>
        <text:changed-region text:id="ct154726200">
          <text:deletion>
            <office:change-info>
              <dc:creator>Jonathan Jesse</dc:creator>
              <dc:date>2006-05-22T23:07:00</dc:date>
            </office:change-info>
            <text:p text:style-name="P9"><text:span text:style-name="T9">13</text:span></text:p>
          </text:deletion>
        </text:changed-region>
        <text:changed-region text:id="ct154328656">
          <text:insertion>
            <office:change-info>
              <dc:creator>Jonathan Jesse</dc:creator>
              <dc:date>2006-05-22T23:07:00</dc:date>
            </office:change-info>
          </text:insertion>
        </text:changed-region>
        <text:changed-region text:id="ct154726352">
          <text:deletion>
            <office:change-info>
              <dc:creator>Jonathan Jesse</dc:creator>
              <dc:date>2006-05-22T23:07:00</dc:date>
            </office:change-info>
            <text:p text:style-name="P9"><text:span text:style-name="T9">13</text:span></text:p>
          </text:deletion>
        </text:changed-region>
        <text:changed-region text:id="ct154343304">
          <text:insertion>
            <office:change-info>
              <dc:creator>Jonathan Jesse</dc:creator>
              <dc:date>2006-05-22T23:07:00</dc:date>
            </office:change-info>
          </text:insertion>
        </text:changed-region>
        <text:changed-region text:id="ct154749552">
          <text:deletion>
            <office:change-info>
              <dc:creator>Jonathan Jesse</dc:creator>
              <dc:date>2006-05-22T23:07:00</dc:date>
            </office:change-info>
            <text:p text:style-name="P5"><text:span text:style-name="T7">13</text:span></text:p>
          </text:deletion>
        </text:changed-region>
        <text:changed-region text:id="ct153990696">
          <text:deletion>
            <office:change-info>
              <dc:creator>Nancy</dc:creator>
              <dc:date>2006-05-17T11:59:00</dc:date>
            </office:change-info>
            <text:p text:style-name="P2"><text:span text:style-name="T1">either </text:span></text:p>
          </text:deletion>
        </text:changed-region>
        <text:changed-region text:id="ct153988576">
          <text:deletion>
            <office:change-info>
              <dc:creator>Nancy</dc:creator>
              <dc:date>2006-05-17T11:59:00</dc:date>
            </office:change-info>
            <text:p text:style-name="P2"><text:span text:style-name="T1">or </text:span></text:p>
          </text:deletion>
        </text:changed-region>
        <text:changed-region text:id="ct154033872">
          <text:insertion>
            <office:change-info>
              <dc:creator>Nancy</dc:creator>
              <dc:date>2006-05-17T11:59:00</dc:date>
            </office:change-info>
          </text:insertion>
        </text:changed-region>
        <text:changed-region text:id="ct154022872">
          <text:insertion>
            <office:change-info>
              <dc:creator>Nancy</dc:creator>
              <dc:date>2006-05-17T11:59:00</dc:date>
            </office:change-info>
          </text:insertion>
        </text:changed-region>
        <text:changed-region text:id="ct153976456">
          <text:deletion>
            <office:change-info>
              <dc:creator>Nancy</dc:creator>
              <dc:date>2006-05-17T11:59:00</dc:date>
            </office:change-info>
            <text:p text:style-name="P2"><text:span text:style-name="T1">; </text:span></text:p>
          </text:deletion>
        </text:changed-region>
        <text:changed-region text:id="ct153961832">
          <text:insertion>
            <office:change-info>
              <dc:creator>Nancy</dc:creator>
              <dc:date>2006-05-17T11:59:00</dc:date>
            </office:change-info>
          </text:insertion>
        </text:changed-region>
        <text:changed-region text:id="ct154020688">
          <text:insertion>
            <office:change-info>
              <dc:creator>Nancy</dc:creator>
              <dc:date>2006-05-17T11:59:00</dc:date>
            </office:change-info>
          </text:insertion>
        </text:changed-region>
        <text:changed-region text:id="ct154231840">
          <text:insertion>
            <office:change-info>
              <dc:creator>Jonathan Jesse</dc:creator>
              <dc:date>2006-05-22T23:07:00</dc:date>
            </office:change-info>
          </text:insertion>
        </text:changed-region>
        <text:changed-region text:id="ct155337480">
          <text:deletion>
            <office:change-info>
              <dc:creator>Jonathan Jesse</dc:creator>
              <dc:date>2006-05-22T23:07:00</dc:date>
            </office:change-info>
            <text:p text:style-name="P2"><text:span text:style-name="T1">4</text:span></text:p>
          </text:deletion>
        </text:changed-region>
        <text:changed-region text:id="ct153926736">
          <text:deletion>
            <office:change-info>
              <dc:creator>Nancy</dc:creator>
              <dc:date>2006-05-17T11:14:00</dc:date>
            </office:change-info>
            <text:p text:style-name="P2"><text:span text:style-name="T1">open source</text:span></text:p>
          </text:deletion>
        </text:changed-region>
        <text:changed-region text:id="ct155413664">
          <text:insertion>
            <office:change-info>
              <dc:creator>Nancy</dc:creator>
              <dc:date>2006-05-17T11:14:00</dc:date>
            </office:change-info>
          </text:insertion>
        </text:changed-region>
        <text:changed-region text:id="ct154243272">
          <text:insertion>
            <office:change-info>
              <dc:creator>Jonathan Jesse</dc:creator>
              <dc:date>2006-05-22T23:07:00</dc:date>
            </office:change-info>
          </text:insertion>
        </text:changed-region>
        <text:changed-region text:id="ct154761464">
          <text:deletion>
            <office:change-info>
              <dc:creator>Jonathan Jesse</dc:creator>
              <dc:date>2006-05-22T23:07:00</dc:date>
            </office:change-info>
            <text:p text:style-name="P9"><text:span text:style-name="T9">14</text:span></text:p>
          </text:deletion>
        </text:changed-region>
        <text:changed-region text:id="ct154268784">
          <text:insertion>
            <office:change-info>
              <dc:creator>Jonathan Jesse</dc:creator>
              <dc:date>2006-05-22T23:07:00</dc:date>
            </office:change-info>
          </text:insertion>
        </text:changed-region>
        <text:changed-region text:id="ct154262992">
          <text:deletion>
            <office:change-info>
              <dc:creator>Jonathan Jesse</dc:creator>
              <dc:date>2006-05-22T23:07:00</dc:date>
            </office:change-info>
            <text:p text:style-name="P9"><text:span text:style-name="T9">14</text:span></text:p>
          </text:deletion>
        </text:changed-region>
        <text:changed-region text:id="ct154303984">
          <text:insertion>
            <office:change-info>
              <dc:creator>Jonathan Jesse</dc:creator>
              <dc:date>2006-05-22T23:07:00</dc:date>
            </office:change-info>
          </text:insertion>
        </text:changed-region>
        <text:changed-region text:id="ct154729752">
          <text:deletion>
            <office:change-info>
              <dc:creator>Jonathan Jesse</dc:creator>
              <dc:date>2006-05-22T23:07:00</dc:date>
            </office:change-info>
            <text:p text:style-name="P5"><text:span text:style-name="T7">14</text:span></text:p>
          </text:deletion>
        </text:changed-region>
        <text:changed-region text:id="ct154106312">
          <text:deletion>
            <office:change-info>
              <dc:creator>Nancy</dc:creator>
              <dc:date>2006-05-17T12:00:00</dc:date>
            </office:change-info>
            <text:p text:style-name="P2"><text:span text:style-name="T1">installing </text:span></text:p>
          </text:deletion>
        </text:changed-region>
        <text:changed-region text:id="ct154024840">
          <text:insertion>
            <office:change-info>
              <dc:creator>Nancy</dc:creator>
              <dc:date>2006-05-17T12:00:00</dc:date>
            </office:change-info>
          </text:insertion>
        </text:changed-region>
        <text:changed-region text:id="ct154021416">
          <text:deletion>
            <office:change-info>
              <dc:creator>Nancy</dc:creator>
              <dc:date>2006-05-17T12:00:00</dc:date>
            </office:change-info>
            <text:p text:style-name="P2"><text:span text:style-name="T4">ALWAYS </text:span></text:p>
          </text:deletion>
        </text:changed-region>
        <text:changed-region text:id="ct154025608">
          <text:insertion>
            <office:change-info>
              <dc:creator>Nancy</dc:creator>
              <dc:date>2006-05-17T12:00:00</dc:date>
            </office:change-info>
          </text:insertion>
        </text:changed-region>
        <text:changed-region text:id="ct153990848">
          <text:deletion>
            <office:change-info>
              <dc:creator>Nancy</dc:creator>
              <dc:date>2006-05-17T12:00:00</dc:date>
            </office:change-info>
            <text:p text:style-name="P2"><text:span text:style-name="T1">,</text:span></text:p>
          </text:deletion>
        </text:changed-region>
        <text:changed-region text:id="ct154107136">
          <text:deletion>
            <office:change-info>
              <dc:creator>Nancy</dc:creator>
              <dc:date>2006-05-17T12:00:00</dc:date>
            </office:change-info>
            <text:p text:style-name="P2"><text:span text:style-name="T1">,</text:span></text:p>
          </text:deletion>
        </text:changed-region>
        <text:changed-region text:id="ct153993680">
          <text:insertion>
            <office:change-info>
              <dc:creator>Nancy</dc:creator>
              <dc:date>2006-05-17T12:00:00</dc:date>
            </office:change-info>
          </text:insertion>
        </text:changed-region>
        <text:changed-region text:id="ct154100152">
          <text:deletion>
            <office:change-info>
              <dc:creator>Nancy</dc:creator>
              <dc:date>2006-05-17T12:00:00</dc:date>
            </office:change-info>
            <text:p text:style-name="P2"><text:span text:style-name="T1">ing</text:span></text:p>
          </text:deletion>
        </text:changed-region>
        <text:changed-region text:id="ct154064720">
          <text:deletion>
            <office:change-info>
              <dc:creator>Nancy</dc:creator>
              <dc:date>2006-05-17T12:00:00</dc:date>
            </office:change-info>
            <text:p text:style-name="P2"><text:span text:style-name="T1">on u</text:span></text:p>
          </text:deletion>
        </text:changed-region>
        <text:changed-region text:id="ct153967896">
          <text:insertion>
            <office:change-info>
              <dc:creator>Nancy</dc:creator>
              <dc:date>2006-05-17T12:00:00</dc:date>
            </office:change-info>
          </text:insertion>
        </text:changed-region>
        <text:changed-region text:id="ct154616560">
          <text:insertion>
            <office:change-info>
              <dc:creator>Jonathan Jesse</dc:creator>
              <dc:date>2006-05-22T23:08:00</dc:date>
            </office:change-info>
          </text:insertion>
        </text:changed-region>
        <text:changed-region text:id="ct154224592">
          <text:deletion>
            <office:change-info>
              <dc:creator>Jonathan Jesse</dc:creator>
              <dc:date>2006-05-22T23:08:00</dc:date>
            </office:change-info>
            <text:p text:style-name="P2"><text:span text:style-name="T1">15</text:span></text:p>
          </text:deletion>
        </text:changed-region>
        <text:changed-region text:id="ct154591248">
          <text:insertion>
            <office:change-info>
              <dc:creator>Jonathan Jesse</dc:creator>
              <dc:date>2006-05-22T23:08:00</dc:date>
            </office:change-info>
          </text:insertion>
        </text:changed-region>
        <text:changed-region text:id="ct154931904">
          <text:deletion>
            <office:change-info>
              <dc:creator>Jonathan Jesse</dc:creator>
              <dc:date>2006-05-22T23:08:00</dc:date>
            </office:change-info>
            <text:p text:style-name="P9"><text:span text:style-name="T9">15</text:span></text:p>
          </text:deletion>
        </text:changed-region>
        <text:changed-region text:id="ct154672064">
          <text:insertion>
            <office:change-info>
              <dc:creator>Jonathan Jesse</dc:creator>
              <dc:date>2006-05-22T23:08:00</dc:date>
            </office:change-info>
          </text:insertion>
        </text:changed-region>
        <text:changed-region text:id="ct154390784">
          <text:deletion>
            <office:change-info>
              <dc:creator>Jonathan Jesse</dc:creator>
              <dc:date>2006-05-22T23:08:00</dc:date>
            </office:change-info>
            <text:p text:style-name="P9"><text:span text:style-name="T9">15</text:span></text:p>
          </text:deletion>
        </text:changed-region>
        <text:changed-region text:id="ct154721864">
          <text:insertion>
            <office:change-info>
              <dc:creator>Jonathan Jesse</dc:creator>
              <dc:date>2006-05-22T23:08:00</dc:date>
            </office:change-info>
          </text:insertion>
        </text:changed-region>
        <text:changed-region text:id="ct154575056">
          <text:deletion>
            <office:change-info>
              <dc:creator>Jonathan Jesse</dc:creator>
              <dc:date>2006-05-22T23:08:00</dc:date>
            </office:change-info>
            <text:p text:style-name="P5"><text:span text:style-name="T7">15</text:span></text:p>
          </text:deletion>
        </text:changed-region>
        <text:changed-region text:id="ct155479120">
          <text:deletion>
            <office:change-info>
              <dc:creator> </dc:creator>
              <dc:date>2006-09-20T09:15:00</dc:date>
            </office:change-info>
            <text:p text:style-name="P1"><text:span text:style-name="T1">5.10 </text:span></text:p>
          </text:deletion>
        </text:changed-region>
        <text:changed-region text:id="ct155478832">
          <text:insertion>
            <office:change-info>
              <dc:creator> </dc:creator>
              <dc:date>2006-09-20T09:15:00</dc:date>
            </office:change-info>
          </text:insertion>
        </text:changed-region>
        <text:changed-region text:id="ct155479024">
          <text:deletion>
            <office:change-info>
              <dc:creator> </dc:creator>
              <dc:date>2006-09-20T09:15:00</dc:date>
            </office:change-info>
            <text:p text:style-name="P1"><text:span text:style-name="T1">Breezy Badger</text:span></text:p>
          </text:deletion>
        </text:changed-region>
        <text:changed-region text:id="ct155478736">
          <text:insertion>
            <office:change-info>
              <dc:creator> </dc:creator>
              <dc:date>2006-09-20T09:15:00</dc:date>
            </office:change-info>
          </text:insertion>
        </text:changed-region>
        <text:changed-region text:id="ct155336176">
          <text:deletion>
            <office:change-info>
              <dc:creator>Nancy</dc:creator>
              <dc:date>2006-05-17T12:01:00</dc:date>
            </office:change-info>
            <text:p text:style-name="P1"><text:span text:style-name="T1">simply </text:span></text:p>
          </text:deletion>
        </text:changed-region>
        <text:changed-region text:id="ct154180512">
          <text:insertion>
            <office:change-info>
              <dc:creator>Nancy</dc:creator>
              <dc:date>2006-05-17T12:01:00</dc:date>
            </office:change-info>
          </text:insertion>
        </text:changed-region>
        <text:changed-region text:id="ct154251312">
          <text:deletion>
            <office:change-info>
              <dc:creator>Nancy</dc:creator>
              <dc:date>2006-05-17T12:01:00</dc:date>
            </office:change-info>
            <text:p text:style-name="P1"><text:span text:style-name="T1">the version </text:span></text:p>
          </text:deletion>
        </text:changed-region>
        <text:changed-region text:id="ct154064936">
          <text:deletion>
            <office:change-info>
              <dc:creator>Nancy</dc:creator>
              <dc:date>2006-05-17T12:01:00</dc:date>
            </office:change-info>
            <text:p text:style-name="P1"><text:span text:style-name="T1">one</text:span></text:p>
          </text:deletion>
        </text:changed-region>
        <text:changed-region text:id="ct154167800">
          <text:insertion>
            <office:change-info>
              <dc:creator>Nancy</dc:creator>
              <dc:date>2006-05-17T12:01:00</dc:date>
            </office:change-info>
          </text:insertion>
        </text:changed-region>
        <text:changed-region text:id="ct155479216">
          <text:deletion>
            <office:change-info>
              <dc:creator> </dc:creator>
              <dc:date>2006-09-20T09:15:00</dc:date>
            </office:change-info>
            <text:p text:style-name="P1"><text:span text:style-name="T1">BadgerBreezy </text:span></text:p>
          </text:deletion>
        </text:changed-region>
        <text:changed-region text:id="ct155478544">
          <text:insertion>
            <office:change-info>
              <dc:creator> </dc:creator>
              <dc:date>2006-09-20T09:15:00</dc:date>
            </office:change-info>
          </text:insertion>
        </text:changed-region>
        <text:changed-region text:id="ct154945408">
          <text:insertion>
            <office:change-info>
              <dc:creator>Nancy</dc:creator>
              <dc:date>2006-05-17T12:01:00</dc:date>
            </office:change-info>
          </text:insertion>
        </text:changed-region>
        <text:changed-region text:id="ct155478928">
          <text:deletion>
            <office:change-info>
              <dc:creator> </dc:creator>
              <dc:date>2006-09-20T09:15:00</dc:date>
            </office:change-info>
            <text:p text:style-name="P1"><text:span text:style-name="T1">Dapper Drake</text:span></text:p>
          </text:deletion>
        </text:changed-region>
        <text:changed-region text:id="ct155478640">
          <text:insertion>
            <office:change-info>
              <dc:creator> </dc:creator>
              <dc:date>2006-09-20T09:15:00</dc:date>
            </office:change-info>
          </text:insertion>
        </text:changed-region>
        <text:changed-region text:id="ct154183280">
          <text:deletion>
            <office:change-info>
              <dc:creator>Nancy</dc:creator>
              <dc:date>2006-05-17T12:02:00</dc:date>
            </office:change-info>
            <text:p text:style-name="P1"><text:span text:style-name="T1">dapper</text:span></text:p>
          </text:deletion>
        </text:changed-region>
        <text:changed-region text:id="ct155479504">
          <text:deletion>
            <office:change-info>
              <dc:creator> </dc:creator>
              <dc:date>2006-09-20T09:16:00</dc:date>
            </office:change-info>
            <text:p text:style-name="P1"><text:span text:style-name="T1">Dapper</text:span></text:p>
          </text:deletion>
        </text:changed-region>
        <text:changed-region text:id="ct155479312">
          <text:insertion>
            <office:change-info>
              <dc:creator> </dc:creator>
              <dc:date>2006-09-20T09:16:00</dc:date>
            </office:change-info>
          </text:insertion>
        </text:changed-region>
        <text:changed-region text:id="ct155305880">
          <text:insertion>
            <office:change-info>
              <dc:creator>Nancy</dc:creator>
              <dc:date>2006-05-17T12:02:00</dc:date>
            </office:change-info>
          </text:insertion>
        </text:changed-region>
        <text:changed-region text:id="ct153946960">
          <text:deletion>
            <office:change-info>
              <dc:creator>Nancy</dc:creator>
              <dc:date>2006-05-17T12:02:00</dc:date>
            </office:change-info>
            <text:p text:style-name="P1"><text:span text:style-name="T1">,</text:span></text:p>
          </text:deletion>
        </text:changed-region>
        <text:changed-region text:id="ct155414312">
          <text:deletion>
            <office:change-info>
              <dc:creator>Nancy</dc:creator>
              <dc:date>2006-05-17T10:58:00</dc:date>
            </office:change-info>
            <text:p text:style-name="P1"><text:span text:style-name="T1">operating system</text:span></text:p>
          </text:deletion>
        </text:changed-region>
        <text:changed-region text:id="ct155387744">
          <text:insertion>
            <office:change-info>
              <dc:creator>Nancy</dc:creator>
              <dc:date>2006-05-17T10:58:00</dc:date>
            </office:change-info>
          </text:insertion>
        </text:changed-region>
        <text:changed-region text:id="ct154088648">
          <text:insertion>
            <office:change-info>
              <dc:creator>Nancy</dc:creator>
              <dc:date>2006-05-17T12:02:00</dc:date>
            </office:change-info>
          </text:insertion>
        </text:changed-region>
        <text:changed-region text:id="ct154181592">
          <text:deletion>
            <office:change-info>
              <dc:creator>Nancy</dc:creator>
              <dc:date>2006-05-17T12:02:00</dc:date>
            </office:change-info>
            <text:p text:style-name="P1"><text:span text:style-name="T1">; s</text:span></text:p>
          </text:deletion>
        </text:changed-region>
        <text:changed-region text:id="ct154212552">
          <text:insertion>
            <office:change-info>
              <dc:creator>Nancy</dc:creator>
              <dc:date>2006-05-17T12:02:00</dc:date>
            </office:change-info>
          </text:insertion>
        </text:changed-region>
        <text:changed-region text:id="ct154992864">
          <text:insertion>
            <office:change-info>
              <dc:creator>Nancy</dc:creator>
              <dc:date>2006-05-17T12:02:00</dc:date>
            </office:change-info>
          </text:insertion>
        </text:changed-region>
        <text:changed-region text:id="ct155479408">
          <text:insertion>
            <office:change-info>
              <dc:creator> </dc:creator>
              <dc:date>2006-09-20T09:16:00</dc:date>
            </office:change-info>
          </text:insertion>
        </text:changed-region>
        <text:changed-region text:id="ct153992840">
          <text:deletion>
            <office:change-info>
              <dc:creator>Nancy</dc:creator>
              <dc:date>2006-05-17T11:25:00</dc:date>
            </office:change-info>
            <text:p text:style-name="P1"><text:span text:style-name="T1"><text:s text:c="2"/></text:span></text:p>
          </text:deletion>
        </text:changed-region>
        <text:changed-region text:id="ct154094896">
          <text:insertion>
            <office:change-info>
              <dc:creator>Nancy</dc:creator>
              <dc:date>2006-05-17T12:03:00</dc:date>
            </office:change-info>
          </text:insertion>
        </text:changed-region>
        <text:changed-region text:id="ct155101056">
          <text:deletion>
            <office:change-info>
              <dc:creator>unknown</dc:creator>
              <dc:date>2006-11-06T21:22:00</dc:date>
            </office:change-info>
            <text:p text:style-name="P1"><text:span text:style-name="T10">Open up the </text:span></text:p>
          </text:deletion>
        </text:changed-region>
        <text:changed-region text:id="ct153527120">
          <text:deletion>
            <office:change-info>
              <dc:creator>Nancy</dc:creator>
              <dc:date>2006-05-17T11:40:00</dc:date>
            </office:change-info>
            <text:p text:style-name="P1"><text:span text:style-name="T10">K Menu</text:span></text:p>
          </text:deletion>
        </text:changed-region>
        <text:changed-region text:id="ct155115312">
          <text:deletion>
            <office:change-info>
              <dc:creator>unknown</dc:creator>
              <dc:date>2006-11-06T21:22:00</dc:date>
            </office:change-info>
            <text:p text:style-name="P1"><text:span text:style-name="T10">. After entering your password, the application will launch and will allow the user to install any needed updates for the systeenabled by the user in the menu editor&gt;&gt; &lt;&lt;JK This item is not available unless explicitly <text:s/>and under the System folder launch the System Updater Wizard (Adept Updater),K menu</text:span></text:p>
          </text:deletion>
        </text:changed-region>
        <text:changed-region text:id="ct154189432">
          <text:deletion>
            <office:change-info>
              <dc:creator>Nancy</dc:creator>
              <dc:date>2006-05-17T12:03:00</dc:date>
            </office:change-info>
            <text:p text:style-name="P1"><text:span text:style-name="T1">s</text:span></text:p>
          </text:deletion>
        </text:changed-region>
        <text:changed-region text:id="ct154095560">
          <text:deletion>
            <office:change-info>
              <dc:creator>Nancy</dc:creator>
              <dc:date>2006-05-17T12:04:00</dc:date>
            </office:change-info>
            <text:p text:style-name="P2"><text:span text:style-name="T1">adept</text:span></text:p>
          </text:deletion>
        </text:changed-region>
        <text:changed-region text:id="ct154668600">
          <text:insertion>
            <office:change-info>
              <dc:creator>Nancy</dc:creator>
              <dc:date>2006-05-17T12:04:00</dc:date>
            </office:change-info>
          </text:insertion>
        </text:changed-region>
        <text:changed-region text:id="ct154102264">
          <text:deletion>
            <office:change-info>
              <dc:creator>Nancy</dc:creator>
              <dc:date>2006-05-17T12:04:00</dc:date>
            </office:change-info>
            <text:p text:style-name="P2"><text:span text:style-name="T1">updater </text:span></text:p>
          </text:deletion>
        </text:changed-region>
        <text:changed-region text:id="ct154103960">
          <text:insertion>
            <office:change-info>
              <dc:creator>Nancy</dc:creator>
              <dc:date>2006-05-17T12:04:00</dc:date>
            </office:change-info>
          </text:insertion>
        </text:changed-region>
        <text:changed-region text:id="ct154024616">
          <text:deletion>
            <office:change-info>
              <dc:creator>Nancy</dc:creator>
              <dc:date>2006-05-17T12:04:00</dc:date>
            </office:change-info>
            <text:p text:style-name="P2"><text:span text:style-name="T1">and a</text:span></text:p>
          </text:deletion>
        </text:changed-region>
        <text:changed-region text:id="ct153992416">
          <text:deletion>
            <office:change-info>
              <dc:creator>Nancy</dc:creator>
              <dc:date>2006-05-17T12:04:00</dc:date>
            </office:change-info>
            <text:p text:style-name="P2"><text:span text:style-name="T1">inputting </text:span></text:p>
          </text:deletion>
        </text:changed-region>
        <text:changed-region text:id="ct154119424">
          <text:insertion>
            <office:change-info>
              <dc:creator>Nancy</dc:creator>
              <dc:date>2006-05-17T12:04:00</dc:date>
            </office:change-info>
          </text:insertion>
        </text:changed-region>
        <text:changed-region text:id="ct153988304">
          <text:deletion>
            <office:change-info>
              <dc:creator>Nancy</dc:creator>
              <dc:date>2006-05-17T12:04:00</dc:date>
            </office:change-info>
            <text:p text:style-name="P2"><text:span text:style-name="T1">,</text:span></text:p>
          </text:deletion>
        </text:changed-region>
        <text:changed-region text:id="ct154705744">
          <text:insertion>
            <office:change-info>
              <dc:creator>Jonathan Jesse</dc:creator>
              <dc:date>2006-05-21T16:24:00</dc:date>
            </office:change-info>
          </text:insertion>
        </text:changed-region>
        <text:changed-region text:id="ct154706616">
          <text:deletion>
            <office:change-info>
              <dc:creator>Jonathan Jesse</dc:creator>
              <dc:date>2006-05-21T16:24:00</dc:date>
            </office:change-info>
            <text:p text:style-name="P2"><text:span text:style-name="T1"><text:s/></text:span></text:p>
          </text:deletion>
        </text:changed-region>
        <text:changed-region text:id="ct155288808">
          <text:insertion>
            <office:change-info>
              <dc:creator>image</dc:creator>
              <dc:date>2006-10-29T01:30:00</dc:date>
            </office:change-info>
          </text:insertion>
        </text:changed-region>
        <text:changed-region text:id="ct155302368">
          <text:deletion>
            <office:change-info>
              <dc:creator>image</dc:creator>
              <dc:date>2006-10-29T01:30:00</dc:date>
            </office:change-info>
            <text:p text:style-name="P14">System Settings </text:p>
          </text:deletion>
        </text:changed-region>
        <text:changed-region text:id="ct155488912">
          <text:insertion>
            <office:change-info>
              <dc:creator>Jonathan Jesse</dc:creator>
              <dc:date>2006-09-22T10:27:00</dc:date>
            </office:change-info>
          </text:insertion>
        </text:changed-region>
        <text:changed-region text:id="ct155308344">
          <text:insertion>
            <office:change-info>
              <dc:creator>unknown</dc:creator>
              <dc:date>2006-11-06T10:34:00</dc:date>
            </office:change-info>
          </text:insertion>
        </text:changed-region>
        <text:changed-region text:id="ct155489008">
          <text:insertion>
            <office:change-info>
              <dc:creator>Jonathan Jesse</dc:creator>
              <dc:date>2006-09-22T10:27:00</dc:date>
            </office:change-info>
          </text:insertion>
        </text:changed-region>
        <text:changed-region text:id="ct155165496">
          <text:deletion>
            <office:change-info>
              <dc:creator>unknown</dc:creator>
              <dc:date>2006-11-06T10:34:00</dc:date>
            </office:change-info>
            <text:p text:style-name="P1"><text:span text:style-name="T11"><text:s/>&lt;&lt;JK Starting Kcontrol with Katapult is not possible&gt;&gt;</text:span><text:span text:style-name="T10">or by typing Kcontrol in Katapult.</text:span></text:p>
          </text:deletion>
        </text:changed-region>
        <text:changed-region text:id="ct155489104">
          <text:insertion>
            <office:change-info>
              <dc:creator>Jonathan Jesse</dc:creator>
              <dc:date>2006-09-22T10:27:00</dc:date>
            </office:change-info>
          </text:insertion>
        </text:changed-region>
        <text:changed-region text:id="ct155489200">
          <text:insertion>
            <office:change-info>
              <dc:creator>Jonathan Jesse</dc:creator>
              <dc:date>2006-09-22T10:27:00</dc:date>
            </office:change-info>
          </text:insertion>
        </text:changed-region>
        <text:changed-region text:id="ct155489296">
          <text:insertion>
            <office:change-info>
              <dc:creator>Jonathan Jesse</dc:creator>
              <dc:date>2006-09-22T10:27:00</dc:date>
            </office:change-info>
          </text:insertion>
        </text:changed-region>
        <text:changed-region text:id="ct155489392">
          <text:insertion>
            <office:change-info>
              <dc:creator>Jonathan Jesse</dc:creator>
              <dc:date>2006-09-22T10:27:00</dc:date>
            </office:change-info>
          </text:insertion>
        </text:changed-region>
        <text:changed-region text:id="ct154745416">
          <text:insertion>
            <office:change-info>
              <dc:creator>image</dc:creator>
              <dc:date>2006-10-29T01:17:00</dc:date>
            </office:change-info>
          </text:insertion>
        </text:changed-region>
        <text:changed-region text:id="ct154743776">
          <text:deletion>
            <office:change-info>
              <dc:creator>image</dc:creator>
              <dc:date>2006-10-29T01:17:00</dc:date>
            </office:change-info>
            <text:p text:style-name="P1"><text:span text:style-name="T1"><text:tab/></text:span></text:p>
          </text:deletion>
        </text:changed-region>
        <text:changed-region text:id="ct155489488">
          <text:insertion>
            <office:change-info>
              <dc:creator>Jonathan Jesse</dc:creator>
              <dc:date>2006-09-22T10:27:00</dc:date>
            </office:change-info>
          </text:insertion>
        </text:changed-region>
        <text:changed-region text:id="ct155299816">
          <text:deletion>
            <office:change-info>
              <dc:creator>image</dc:creator>
              <dc:date>2006-10-29T01:31:00</dc:date>
            </office:change-info>
            <text:p text:style-name="P2"><text:span text:style-name="T1"><text:s/></text:span></text:p>
          </text:deletion>
        </text:changed-region>
        <text:changed-region text:id="ct155488816">
          <text:insertion>
            <office:change-info>
              <dc:creator>Jonathan Jesse</dc:creator>
              <dc:date>2006-09-22T10:27:00</dc:date>
            </office:change-info>
          </text:insertion>
        </text:changed-region>
        <text:changed-region text:id="ct155087648">
          <text:deletion>
            <office:change-info>
              <dc:creator>image</dc:creator>
              <dc:date>2006-10-29T01:13:00</dc:date>
            </office:change-info>
            <text:p text:style-name="P2"><text:span text:style-name="T1"><text:s text:c="3"/></text:span></text:p>
          </text:deletion>
        </text:changed-region>
        <text:changed-region text:id="ct155488720">
          <text:insertion>
            <office:change-info>
              <dc:creator>Jonathan Jesse</dc:creator>
              <dc:date>2006-09-22T10:27:00</dc:date>
            </office:change-info>
          </text:insertion>
        </text:changed-region>
        <text:changed-region text:id="ct155490928">
          <text:deletion>
            <office:change-info>
              <dc:creator>Jonathan Jesse</dc:creator>
              <dc:date>2006-09-22T10:27:00</dc:date>
            </office:change-info>
            <text:p text:style-name="P2"><text:span text:style-name="T12">.</text:span></text:p>
          </text:deletion>
        </text:changed-region>
        <text:changed-region text:id="ct155405952">
          <text:deletion>
            <office:change-info>
              <dc:creator>Jonathan Jesse</dc:creator>
              <dc:date>2006-05-22T23:08:00</dc:date>
            </office:change-info>
            <text:p text:style-name="P2"><text:span text:style-name="T13">16 </text:span></text:p>
          </text:deletion>
        </text:changed-region>
        <text:changed-region text:id="ct155490832">
          <text:deletion>
            <office:change-info>
              <dc:creator>Jonathan Jesse</dc:creator>
              <dc:date>2006-09-22T10:27:00</dc:date>
            </office:change-info>
            <text:p text:style-name="P2"><text:span text:style-name="T13">07fig</text:span></text:p>
          </text:deletion>
        </text:changed-region>
        <text:changed-region text:id="ct155410744">
          <text:deletion>
            <office:change-info>
              <dc:creator>Jonathan Jesse</dc:creator>
              <dc:date>2006-05-22T23:08:00</dc:date>
            </office:change-info>
            <text:p text:style-name="P2"><text:span text:style-name="T13">16</text:span></text:p>
          </text:deletion>
        </text:changed-region>
        <text:changed-region text:id="ct155490640">
          <text:deletion>
            <office:change-info>
              <dc:creator>Jonathan Jesse</dc:creator>
              <dc:date>2006-09-22T10:27:00</dc:date>
            </office:change-info>
            <text:p text:style-name="P2"><text:span text:style-name="T13">systemsettings.png</text:span><text:span text:style-name="T14"><office:annotation><dc:creator>Nancy</dc:creator><dc:date>2006-11-09T00:00:00</dc:date><text:p>AU/PE: Requires attention.</text:p></office:annotation></text:span></text:p>
            <text:p text:style-name="P5"><text:span text:style-name="T7">Figure 7-</text:span></text:p>
          </text:deletion>
        </text:changed-region>
        <text:changed-region text:id="ct155074728">
          <text:deletion>
            <office:change-info>
              <dc:creator>Jonathan Jesse</dc:creator>
              <dc:date>2006-05-22T23:08:00</dc:date>
            </office:change-info>
            <text:p text:style-name="P5"><text:span text:style-name="T7">16</text:span></text:p>
          </text:deletion>
        </text:changed-region>
        <text:changed-region text:id="ct155490736">
          <text:deletion>
            <office:change-info>
              <dc:creator>Jonathan Jesse</dc:creator>
              <dc:date>2006-09-22T10:27:00</dc:date>
            </office:change-info>
            <text:p text:style-name="P5"><text:span text:style-name="T15"><office:annotation><dc:creator>Nancy</dc:creator><dc:date>2006-11-09T00:00:00</dc:date><text:p>FN</text:p></office:annotation></text:span></text:p>
            <text:p text:style-name="P6"><text:span text:style-name="T4">The System Settings application</text:span><text:span text:style-name="T5"><office:annotation><dc:creator>Nancy</dc:creator><dc:date>2006-11-09T00:00:00</dc:date><text:p>FC</text:p></office:annotation></text:span></text:p>
            <text:p text:style-name="P8"><text:span text:style-name="T7">System Settings can be found in the </text:span></text:p>
          </text:deletion>
        </text:changed-region>
        <text:changed-region text:id="ct153532368">
          <text:deletion>
            <office:change-info>
              <dc:creator>Nancy</dc:creator>
              <dc:date>2006-05-17T11:40:00</dc:date>
            </office:change-info>
            <text:p text:style-name="P8"><text:span text:style-name="T7">K Menu</text:span></text:p>
          </text:deletion>
        </text:changed-region>
        <text:changed-region text:id="ct155490544">
          <text:deletion>
            <office:change-info>
              <dc:creator>Jonathan Jesse</dc:creator>
              <dc:date>2006-09-22T10:27:00</dc:date>
            </office:change-info>
            <text:p text:style-name="P8"><text:span text:style-name="T7"><text:s/>or by typing SystemSettings</text:span><text:span text:style-name="T14"><office:annotation><dc:creator>Nancy</dc:creator><dc:date>2006-11-09T00:00:00</dc:date><text:p>AU: Should this be one word?</text:p></office:annotation></text:span><text:span text:style-name="T14"><office:annotation><dc:creator>Jonathan Jesse</dc:creator><dc:date>2006-11-09T00:00:00</dc:date><text:p>No, fixed</text:p></office:annotation></text:span><text:span text:style-name="T7"> in Katapult.</text:span></text:p>
            <text:p text:style-name="P1"><text:span text:style-name="T7">When making changes, there will be times that you will be prompted to enter your password. These changes are system-wide and will affect all users of the Kubuntu system and can be made by</text:span><text:span text:style-name="T15"><office:annotation><dc:creator> Jonathan Jesse</dc:creator><dc:date>2006-11-09T00:00:00</dc:date><text:p>Need to update this for the changes made in  System Settings</text:p></office:annotation></text:span><text:span text:style-name="T7"> entering Administration Mode. System Settings is divided into four sections: K menu</text:span></text:p>
          </text:deletion>
        </text:changed-region>
        <text:changed-region text:id="ct153910680">
          <text:deletion>
            <office:change-info>
              <dc:creator>Nancy</dc:creator>
              <dc:date>2006-05-17T12:07:00</dc:date>
            </office:change-info>
            <text:p text:style-name="P1"><text:span text:style-name="T7">Personal</text:span></text:p>
          </text:deletion>
        </text:changed-region>
        <text:changed-region text:id="ct155480656">
          <text:deletion>
            <office:change-info>
              <dc:creator>Jonathan Jesse</dc:creator>
              <dc:date>2006-09-20T15:24:00</dc:date>
            </office:change-info>
            <text:p text:style-name="P1"><text:span text:style-name="T7">, personal</text:span></text:p>
          </text:deletion>
        </text:changed-region>
        <text:changed-region text:id="ct153910552">
          <text:deletion>
            <office:change-info>
              <dc:creator>Nancy</dc:creator>
              <dc:date>2006-05-17T12:07:00</dc:date>
            </office:change-info>
            <text:p text:style-name="P1"><text:span text:style-name="T7">Hardware</text:span></text:p>
          </text:deletion>
        </text:changed-region>
        <text:changed-region text:id="ct155480464">
          <text:deletion>
            <office:change-info>
              <dc:creator>Jonathan Jesse</dc:creator>
              <dc:date>2006-09-20T15:24:00</dc:date>
            </office:change-info>
            <text:p text:style-name="P1"><text:span text:style-name="T7">, Internet hardware</text:span></text:p>
          </text:deletion>
        </text:changed-region>
        <text:changed-region text:id="ct153910424">
          <text:deletion>
            <office:change-info>
              <dc:creator>Nancy</dc:creator>
              <dc:date>2006-05-17T12:07:00</dc:date>
            </office:change-info>
            <text:p text:style-name="P1"><text:span text:style-name="T7">&amp; </text:span></text:p>
          </text:deletion>
        </text:changed-region>
        <text:changed-region text:id="ct155480752">
          <text:deletion>
            <office:change-info>
              <dc:creator>Jonathan Jesse</dc:creator>
              <dc:date>2006-09-20T15:24:00</dc:date>
            </office:change-info>
            <text:p text:style-name="P1"><text:span text:style-name="T7">and </text:span></text:p>
          </text:deletion>
        </text:changed-region>
        <text:changed-region text:id="ct153910296">
          <text:deletion>
            <office:change-info>
              <dc:creator>Nancy</dc:creator>
              <dc:date>2006-05-17T12:07:00</dc:date>
            </office:change-info>
            <text:p text:style-name="P1"><text:span text:style-name="T7">Network</text:span></text:p>
          </text:deletion>
        </text:changed-region>
        <text:changed-region text:id="ct155480848">
          <text:deletion>
            <office:change-info>
              <dc:creator>Jonathan Jesse</dc:creator>
              <dc:date>2006-09-20T15:24:00</dc:date>
            </office:change-info>
            <text:p text:style-name="P1"><text:span text:style-name="T7">, and network</text:span></text:p>
          </text:deletion>
        </text:changed-region>
        <text:changed-region text:id="ct153910168">
          <text:deletion>
            <office:change-info>
              <dc:creator>Nancy</dc:creator>
              <dc:date>2006-05-17T12:07:00</dc:date>
            </office:change-info>
            <text:p text:style-name="P1"><text:span text:style-name="T7">System </text:span></text:p>
          </text:deletion>
        </text:changed-region>
        <text:changed-region text:id="ct155480560">
          <text:deletion>
            <office:change-info>
              <dc:creator>Jonathan Jesse</dc:creator>
              <dc:date>2006-09-20T15:24:00</dc:date>
            </office:change-info>
            <text:p text:style-name="P1"><text:span text:style-name="T7">system</text:span></text:p>
          </text:deletion>
        </text:changed-region>
        <text:changed-region text:id="ct155489584">
          <text:deletion>
            <office:change-info>
              <dc:creator>Jonathan Jesse</dc:creator>
              <dc:date>2006-09-22T10:27:00</dc:date>
            </office:change-info>
            <text:p text:style-name="P1"><text:span text:style-name="T7"><text:s/></text:span></text:p>
          </text:deletion>
        </text:changed-region>
        <text:changed-region text:id="ct153910040">
          <text:deletion>
            <office:change-info>
              <dc:creator>Nancy</dc:creator>
              <dc:date>2006-05-17T12:07:00</dc:date>
            </office:change-info>
            <text:p text:style-name="P1"><text:span text:style-name="T7">Administration</text:span></text:p>
          </text:deletion>
        </text:changed-region>
        <text:changed-region text:id="ct155489680">
          <text:deletion>
            <office:change-info>
              <dc:creator>Jonathan Jesse</dc:creator>
              <dc:date>2006-09-22T10:27:00</dc:date>
            </office:change-info>
            <text:p text:style-name="P1"><text:span text:style-name="T7">. When migrating through the different options, to return to the main screen, be sureadministration</text:span></text:p>
          </text:deletion>
        </text:changed-region>
        <text:changed-region text:id="ct155348392">
          <text:deletion>
            <office:change-info>
              <dc:creator>Nancy</dc:creator>
              <dc:date>2006-05-17T11:25:00</dc:date>
            </office:change-info>
            <text:p text:style-name="P1"><text:span text:style-name="T7"><text:s text:c="2"/></text:span></text:p>
          </text:deletion>
        </text:changed-region>
        <text:changed-region text:id="ct155489776">
          <text:deletion>
            <office:change-info>
              <dc:creator>Jonathan Jesse</dc:creator>
              <dc:date>2006-09-22T10:27:00</dc:date>
            </office:change-info>
            <text:p text:style-name="P1"><text:span text:style-name="T7">to select Show All instead of closing out the application. This is a common mistake and may take some getting used to. <text:s/></text:span></text:p>
          </text:deletion>
        </text:changed-region>
        <text:changed-region text:id="ct154096616">
          <text:deletion>
            <office:change-info>
              <dc:creator>Nancy</dc:creator>
              <dc:date>2006-05-17T12:07:00</dc:date>
            </office:change-info>
            <text:p text:style-name="P1"><text:span text:style-name="T7">By s</text:span></text:p>
          </text:deletion>
        </text:changed-region>
        <text:changed-region text:id="ct155489872">
          <text:deletion>
            <office:change-info>
              <dc:creator>Jonathan Jesse</dc:creator>
              <dc:date>2006-09-22T10:27:00</dc:date>
            </office:change-info>
            <text:p text:style-name="P1"><text:span text:style-name="T7">electing this optionS</text:span></text:p>
          </text:deletion>
        </text:changed-region>
        <text:changed-region text:id="ct154096488">
          <text:deletion>
            <office:change-info>
              <dc:creator>Nancy</dc:creator>
              <dc:date>2006-05-17T12:07:00</dc:date>
            </office:change-info>
            <text:p text:style-name="P1"><text:span text:style-name="T7">, it</text:span></text:p>
          </text:deletion>
        </text:changed-region>
        <text:changed-region text:id="ct155489968">
          <text:deletion>
            <office:change-info>
              <dc:creator>Jonathan Jesse</dc:creator>
              <dc:date>2006-09-22T10:27:00</dc:date>
            </office:change-info>
            <text:p text:style-name="P1"><text:span text:style-name="T7"><text:s/>will return the user to the main System Settings window.</text:span></text:p>
          </text:deletion>
        </text:changed-region>
        <text:changed-region text:id="ct155490352">
          <text:deletion>
            <office:change-info>
              <dc:creator>Jonathan Jesse</dc:creator>
              <dc:date>2006-09-22T10:27:00</dc:date>
            </office:change-info>
            <text:p text:style-name="P9"><text:span text:style-name="T7">System Settings</text:span><text:span text:style-name="T14"><office:annotation><dc:creator>Nancy</dc:creator><dc:date>2006-11-09T00:00:00</dc:date><text:p>HB</text:p></office:annotation></text:span></text:p>
            <text:p text:style-name="P1"><text:span text:style-name="T7">The System Settings application (see Figure 7-</text:span></text:p>
          </text:deletion>
        </text:changed-region>
        <text:changed-region text:id="ct155076496">
          <text:deletion>
            <office:change-info>
              <dc:creator>Jonathan Jesse</dc:creator>
              <dc:date>2006-05-22T23:08:00</dc:date>
            </office:change-info>
            <text:p text:style-name="P1"><text:span text:style-name="T7">16</text:span></text:p>
          </text:deletion>
        </text:changed-region>
        <text:changed-region text:id="ct155490448">
          <text:deletion>
            <office:change-info>
              <dc:creator>Jonathan Jesse</dc:creator>
              <dc:date>2006-09-22T10:27:00</dc:date>
            </office:change-info>
            <text:p text:style-name="P1"><text:span text:style-name="T14"><office:annotation><dc:creator>Nancy</dc:creator><dc:date>2006-11-09T00:00:00</dc:date><text:p>Figure number verified.</text:p></office:annotation></text:span><text:span text:style-name="T7">) </text:span></text:p>
          </text:deletion>
        </text:changed-region>
        <text:changed-region text:id="ct155479600">
          <text:deletion>
            <office:change-info>
              <dc:creator> </dc:creator>
              <dc:date>2006-09-20T09:17:00</dc:date>
            </office:change-info>
            <text:p text:style-name="P1"><text:span text:style-name="T7">tois a new addition from </text:span></text:p>
          </text:deletion>
        </text:changed-region>
        <text:changed-region text:id="ct155490256">
          <text:deletion>
            <office:change-info>
              <dc:creator>Jonathan Jesse</dc:creator>
              <dc:date>2006-09-22T10:27:00</dc:date>
            </office:change-info>
            <text:p text:style-name="P1"><text:span text:style-name="T7">. the network. For those familiar with using KDE, System Settings replaces the K Control Centerother settings on <text:s/>and ,Sound, User Accounts, Mouse Behaviorsetting . This program allows users to make many changes to the system, including <text:s/>6.10Kubuntu has been completely updated for better usability in</text:span></text:p>
          </text:deletion>
        </text:changed-region>
        <text:changed-region text:id="ct154095656">
          <text:deletion>
            <office:change-info>
              <dc:creator>Nancy</dc:creator>
              <dc:date>2006-05-17T12:05:00</dc:date>
            </office:change-info>
            <text:p text:style-name="P1"><text:span text:style-name="T7">; h</text:span></text:p>
          </text:deletion>
        </text:changed-region>
        <text:changed-region text:id="ct153542360">
          <text:deletion>
            <office:change-info>
              <dc:creator>Nancy</dc:creator>
              <dc:date>2006-05-17T12:16:00</dc:date>
            </office:change-info>
            <text:p text:style-name="P1"><text:span text:style-name="T7">owever </text:span></text:p>
          </text:deletion>
        </text:changed-region>
        <text:changed-region text:id="ct155490064">
          <text:deletion>
            <office:change-info>
              <dc:creator>Jonathan Jesse</dc:creator>
              <dc:date>2006-09-22T10:27:00</dc:date>
            </office:change-info>
            <text:p text:style-name="P1"><text:span text:style-name="T7">by typing the application is still there and can be run by hitting Alt+F2 for the run command and typing in Kcontrol</text:span><text:span text:style-name="T14"><office:annotation><dc:creator>Nancy</dc:creator><dc:date>2006-11-09T00:00:00</dc:date><text:p>CD</text:p></office:annotation></text:span><text:span text:style-name="T7"> or However, </text:span></text:p>
          </text:deletion>
        </text:changed-region>
        <text:changed-region text:id="ct154190304">
          <text:deletion>
            <office:change-info>
              <dc:creator>Nancy</dc:creator>
              <dc:date>2006-05-17T12:06:00</dc:date>
            </office:change-info>
            <text:p text:style-name="P1"><text:span text:style-name="T7">through Katapult by typing </text:span></text:p>
          </text:deletion>
        </text:changed-region>
        <text:changed-region text:id="ct155490160">
          <text:deletion>
            <office:change-info>
              <dc:creator>Jonathan Jesse</dc:creator>
              <dc:date>2006-09-22T10:27:00</dc:date>
            </office:change-info>
            <text:p text:style-name="P1"><text:span text:style-name="T13">***insert figure 7-</text:span><text:span text:style-name="T7"> in KatapultKcontrol</text:span></text:p>
          </text:deletion>
        </text:changed-region>
        <text:changed-region text:id="ct155161184">
          <text:insertion>
            <office:change-info>
              <dc:creator>image</dc:creator>
              <dc:date>2006-10-29T01:35:00</dc:date>
            </office:change-info>
          </text:insertion>
        </text:changed-region>
        <text:changed-region text:id="ct155222264">
          <text:deletion>
            <office:change-info>
              <dc:creator>image</dc:creator>
              <dc:date>2006-10-29T01:31:00</dc:date>
            </office:change-info>
            <text:p text:style-name="P15"><text:span text:style-name="T4">Personal</text:span><text:span text:style-name="T16"><office:annotation><dc:creator>Nancy</dc:creator><dc:date>2006-11-09T00:00:00</dc:date><text:p>HC</text:p></office:annotation></text:span><text:span text:style-name="T16">Another area is session management. It can help save your settings upon logging out. You can do a lot of customization to make Kubuntu your very own.A lot can be done here including changing your password. section. account Account user User <text:s/>is the , including changing your password,settings where a lot of changes can be made to customize your Kubuntu systempersonal Personal <text:s/>this is another way of accessing this information.</text:span></text:p>
            <text:p text:style-name="P16">One area in the ,oweverH, h. already been addressed in this chapterhas have . Changing the desktop background and settings informationInformationuser User and even desktop Desktop , panelPanelsection, you can change the ersonal pPersonal </text:p>
            <text:p text:style-name="P17">Changes made to this section will only affect the current user signed in. The user can change the fonts, how the panel behaves, and various KDE components. </text:p>
            <text:p text:style-name="P16">Under the </text:p>
          </text:deletion>
        </text:changed-region>
        <text:changed-region text:id="ct155480944">
          <text:insertion>
            <office:change-info>
              <dc:creator>Jonathan Jesse</dc:creator>
              <dc:date>2006-09-20T15:26:00</dc:date>
            </office:change-info>
          </text:insertion>
        </text:changed-region>
        <text:changed-region text:id="ct155481040">
          <text:insertion>
            <office:change-info>
              <dc:creator>Jonathan Jesse</dc:creator>
              <dc:date>2006-09-20T15:27:00</dc:date>
            </office:change-info>
          </text:insertion>
        </text:changed-region>
        <text:changed-region text:id="ct155481136">
          <text:insertion>
            <office:change-info>
              <dc:creator>Jonathan Jesse</dc:creator>
              <dc:date>2006-09-20T15:28:00</dc:date>
            </office:change-info>
          </text:insertion>
        </text:changed-region>
        <text:changed-region text:id="ct155481232">
          <text:insertion>
            <office:change-info>
              <dc:creator>Jonathan Jesse</dc:creator>
              <dc:date>2006-09-20T15:29:00</dc:date>
            </office:change-info>
          </text:insertion>
        </text:changed-region>
        <text:changed-region text:id="ct155481328">
          <text:insertion>
            <office:change-info>
              <dc:creator>Jonathan Jesse</dc:creator>
              <dc:date>2006-09-20T15:30:00</dc:date>
            </office:change-info>
          </text:insertion>
        </text:changed-region>
        <text:changed-region text:id="ct155300696">
          <text:deletion>
            <office:change-info>
              <dc:creator>image</dc:creator>
              <dc:date>2006-10-29T01:31:00</dc:date>
            </office:change-info>
            <text:p text:style-name="P8"><text:span text:style-name="T1">.</text:span></text:p>
          </text:deletion>
        </text:changed-region>
        <text:changed-region text:id="ct155183976">
          <text:insertion>
            <office:change-info>
              <dc:creator>image</dc:creator>
              <dc:date>2006-10-29T01:35:00</dc:date>
            </office:change-info>
          </text:insertion>
        </text:changed-region>
        <text:changed-region text:id="ct155285096">
          <text:deletion>
            <office:change-info>
              <dc:creator>image</dc:creator>
              <dc:date>2006-10-29T01:31:00</dc:date>
            </office:change-info>
            <text:p text:style-name="P18">Look &amp; Feel</text:p>
          </text:deletion>
        </text:changed-region>
        <text:changed-region text:id="ct155481424">
          <text:insertion>
            <office:change-info>
              <dc:creator>Jonathan Jesse</dc:creator>
              <dc:date>2006-09-20T15:33:00</dc:date>
            </office:change-info>
          </text:insertion>
        </text:changed-region>
        <text:changed-region text:id="ct155481520">
          <text:insertion>
            <office:change-info>
              <dc:creator>Jonathan Jesse</dc:creator>
              <dc:date>2006-09-20T15:34:00</dc:date>
            </office:change-info>
          </text:insertion>
        </text:changed-region>
        <text:changed-region text:id="ct155481616">
          <text:insertion>
            <office:change-info>
              <dc:creator>Jonathan Jesse</dc:creator>
              <dc:date>2006-09-20T16:03:00</dc:date>
            </office:change-info>
          </text:insertion>
        </text:changed-region>
        <text:changed-region text:id="ct155481808">
          <text:insertion>
            <office:change-info>
              <dc:creator>Jonathan Jesse</dc:creator>
              <dc:date>2006-09-20T16:05:00</dc:date>
            </office:change-info>
          </text:insertion>
        </text:changed-region>
        <text:changed-region text:id="ct155306784">
          <text:insertion>
            <office:change-info>
              <dc:creator>image</dc:creator>
              <dc:date>2006-10-29T01:31:00</dc:date>
            </office:change-info>
          </text:insertion>
        </text:changed-region>
        <text:changed-region text:id="ct155303256">
          <text:deletion>
            <office:change-info>
              <dc:creator>image</dc:creator>
              <dc:date>2006-10-29T01:31:00</dc:date>
            </office:change-info>
            <text:p text:style-name="P8"><text:span text:style-name="T1">f</text:span></text:p>
          </text:deletion>
        </text:changed-region>
        <text:changed-region text:id="ct155481712">
          <text:insertion>
            <office:change-info>
              <dc:creator>Jonathan Jesse</dc:creator>
              <dc:date>2006-09-20T16:05:00</dc:date>
            </office:change-info>
          </text:insertion>
        </text:changed-region>
        <text:changed-region text:id="ct154724856">
          <text:insertion>
            <office:change-info>
              <dc:creator>image</dc:creator>
              <dc:date>2006-10-29T01:18:00</dc:date>
            </office:change-info>
          </text:insertion>
        </text:changed-region>
        <text:changed-region text:id="ct155301568">
          <text:insertion>
            <office:change-info>
              <dc:creator>image</dc:creator>
              <dc:date>2006-10-29T01:31:00</dc:date>
            </office:change-info>
          </text:insertion>
        </text:changed-region>
        <text:changed-region text:id="ct154263864">
          <text:insertion>
            <office:change-info>
              <dc:creator>image</dc:creator>
              <dc:date>2006-10-29T01:19:00</dc:date>
            </office:change-info>
          </text:insertion>
        </text:changed-region>
        <text:changed-region text:id="ct154683544">
          <text:insertion>
            <office:change-info>
              <dc:creator>image</dc:creator>
              <dc:date>2006-10-29T01:18:00</dc:date>
            </office:change-info>
          </text:insertion>
        </text:changed-region>
        <text:changed-region text:id="ct154716472">
          <text:deletion>
            <office:change-info>
              <dc:creator>image</dc:creator>
              <dc:date>2006-10-29T01:18:00</dc:date>
            </office:change-info>
            <text:p text:style-name="P19">24 07fig24splash.png****insert screenshot 7-</text:p>
          </text:deletion>
        </text:changed-region>
        <text:changed-region text:id="ct154129856">
          <text:deletion>
            <office:change-info>
              <dc:creator>image</dc:creator>
              <dc:date>2006-10-29T01:19:00</dc:date>
            </office:change-info>
            <text:p text:style-name="P19">mizing the Splash ScreenCusto</text:p>
          </text:deletion>
        </text:changed-region>
        <text:changed-region text:id="ct155482192">
          <text:deletion>
            <office:change-info>
              <dc:creator>Jonathan Jesse</dc:creator>
              <dc:date>2006-09-20T16:06:00</dc:date>
            </office:change-info>
            <text:p text:style-name="P1"><text:span text:style-name="T1">and other hardware-related tasks. It is through this section that the user will learn to set up the type of printer connected to the Kubuntu system.,</text:span><text:span text:style-name="T4">Hardware</text:span><text:span text:style-name="T16"><office:annotation><dc:creator>Nancy</dc:creator><dc:date>2006-11-09T00:00:00</dc:date><text:p>HC</text:p></office:annotation></text:span></text:p>
            <text:p text:style-name="P1"><text:span text:style-name="T1">This section explains changing how the mouse functions, how power control is set up</text:span></text:p>
          </text:deletion>
        </text:changed-region>
        <text:changed-region text:id="ct154110352">
          <text:deletion>
            <office:change-info>
              <dc:creator>image</dc:creator>
              <dc:date>2006-10-29T01:19:00</dc:date>
            </office:change-info>
            <text:p text:style-name="P1"><text:span text:style-name="T1"><text:s/></text:span></text:p>
          </text:deletion>
        </text:changed-region>
        <text:changed-region text:id="ct155220200">
          <text:insertion>
            <office:change-info>
              <dc:creator>image</dc:creator>
              <dc:date>2006-10-29T01:35:00</dc:date>
            </office:change-info>
          </text:insertion>
        </text:changed-region>
        <text:changed-region text:id="ct155224272">
          <text:deletion>
            <office:change-info>
              <dc:creator>image</dc:creator>
              <dc:date>2006-10-29T01:32:00</dc:date>
            </office:change-info>
            <text:p text:style-name="P20">Computer Administration</text:p>
          </text:deletion>
        </text:changed-region>
        <text:changed-region text:id="ct155481904">
          <text:insertion>
            <office:change-info>
              <dc:creator>Jonathan Jesse</dc:creator>
              <dc:date>2006-09-20T16:06:00</dc:date>
            </office:change-info>
          </text:insertion>
        </text:changed-region>
        <text:changed-region text:id="ct155482000">
          <text:insertion>
            <office:change-info>
              <dc:creator>Jonathan Jesse</dc:creator>
              <dc:date>2006-09-20T16:11:00</dc:date>
            </office:change-info>
          </text:insertion>
        </text:changed-region>
        <text:changed-region text:id="ct155482096">
          <text:insertion>
            <office:change-info>
              <dc:creator>Jonathan Jesse</dc:creator>
              <dc:date>2006-09-20T16:14:00</dc:date>
            </office:change-info>
          </text:insertion>
        </text:changed-region>
        <text:changed-region text:id="ct155482672">
          <text:insertion>
            <office:change-info>
              <dc:creator>Jonathan Jesse</dc:creator>
              <dc:date>2006-09-20T16:15:00</dc:date>
            </office:change-info>
          </text:insertion>
        </text:changed-region>
        <text:changed-region text:id="ct154542424">
          <text:deletion>
            <office:change-info>
              <dc:creator>image</dc:creator>
              <dc:date>2006-10-29T00:52:00</dc:date>
            </office:change-info>
            <text:p text:style-name="P1"><text:span text:style-name="T1">simpiler</text:span></text:p>
          </text:deletion>
        </text:changed-region>
        <text:changed-region text:id="ct154573624">
          <text:insertion>
            <office:change-info>
              <dc:creator>image</dc:creator>
              <dc:date>2006-10-29T00:52:00</dc:date>
            </office:change-info>
          </text:insertion>
        </text:changed-region>
        <text:changed-region text:id="ct155482576">
          <text:insertion>
            <office:change-info>
              <dc:creator>Jonathan Jesse</dc:creator>
              <dc:date>2006-09-20T16:15:00</dc:date>
            </office:change-info>
          </text:insertion>
        </text:changed-region>
        <text:changed-region text:id="ct153911064">
          <text:deletion>
            <office:change-info>
              <dc:creator>Nancy</dc:creator>
              <dc:date>2006-05-17T12:09:00</dc:date>
            </office:change-info>
            <text:p text:style-name="P1"><text:span text:style-name="T1">CUPS (</text:span></text:p>
          </text:deletion>
        </text:changed-region>
        <text:changed-region text:id="ct153955576">
          <text:deletion>
            <office:change-info>
              <dc:creator>Nancy</dc:creator>
              <dc:date>2006-05-17T11:06:00</dc:date>
            </office:change-info>
            <text:p text:style-name="P1"><text:span text:style-name="T1">Unix </text:span></text:p>
          </text:deletion>
        </text:changed-region>
        <text:changed-region text:id="ct155393976">
          <text:deletion>
            <office:change-info>
              <dc:creator>Nancy</dc:creator>
              <dc:date>2006-05-17T11:08:00</dc:date>
            </office:change-info>
            <text:p text:style-name="P1"><text:span text:style-name="T1">Print</text:span></text:p>
          </text:deletion>
        </text:changed-region>
        <text:changed-region text:id="ct153961128">
          <text:insertion>
            <office:change-info>
              <dc:creator>Nancy</dc:creator>
              <dc:date>2006-05-17T11:08:00</dc:date>
            </office:change-info>
          </text:insertion>
        </text:changed-region>
        <text:changed-region text:id="ct153910936">
          <text:deletion>
            <office:change-info>
              <dc:creator>Nancy</dc:creator>
              <dc:date>2006-05-17T12:09:00</dc:date>
            </office:change-info>
            <text:p text:style-name="P1"><text:span text:style-name="T1">) </text:span></text:p>
          </text:deletion>
        </text:changed-region>
        <text:changed-region text:id="ct153910808">
          <text:insertion>
            <office:change-info>
              <dc:creator>Nancy</dc:creator>
              <dc:date>2006-05-17T12:09:00</dc:date>
            </office:change-info>
          </text:insertion>
        </text:changed-region>
        <text:changed-region text:id="ct153911576">
          <text:deletion>
            <office:change-info>
              <dc:creator>Nancy</dc:creator>
              <dc:date>2006-05-17T12:10:00</dc:date>
            </office:change-info>
            <text:p text:style-name="P1"><text:span text:style-name="T1">will </text:span></text:p>
          </text:deletion>
        </text:changed-region>
        <text:changed-region text:id="ct155496112">
          <text:insertion>
            <office:change-info>
              <dc:creator>Jonathan Jesse</dc:creator>
              <dc:date>2006-10-20T14:01:00</dc:date>
            </office:change-info>
          </text:insertion>
        </text:changed-region>
        <text:changed-region text:id="ct154603488">
          <text:deletion>
            <office:change-info>
              <dc:creator>Jonathan Jesse</dc:creator>
              <dc:date>2006-05-22T23:08:00</dc:date>
            </office:change-info>
            <text:p text:style-name="P1"><text:span text:style-name="T1">17</text:span></text:p>
          </text:deletion>
        </text:changed-region>
        <text:changed-region text:id="ct154727888">
          <text:insertion>
            <office:change-info>
              <dc:creator>Jonathan Jesse</dc:creator>
              <dc:date>2006-05-22T23:08:00</dc:date>
            </office:change-info>
          </text:insertion>
        </text:changed-region>
        <text:changed-region text:id="ct154720056">
          <text:insertion>
            <office:change-info>
              <dc:creator>image</dc:creator>
              <dc:date>2006-10-29T01:19:00</dc:date>
            </office:change-info>
          </text:insertion>
        </text:changed-region>
        <text:changed-region text:id="ct154605136">
          <text:deletion>
            <office:change-info>
              <dc:creator>Jonathan Jesse</dc:creator>
              <dc:date>2006-05-22T23:08:00</dc:date>
            </office:change-info>
            <text:p text:style-name="P9"><text:span text:style-name="T9">17</text:span></text:p>
          </text:deletion>
        </text:changed-region>
        <text:changed-region text:id="ct154130312">
          <text:deletion>
            <office:change-info>
              <dc:creator>image</dc:creator>
              <dc:date>2006-10-29T01:19:00</dc:date>
            </office:change-info>
            <text:p text:style-name="P9"><text:span text:style-name="T9">4</text:span></text:p>
          </text:deletion>
        </text:changed-region>
        <text:changed-region text:id="ct155496304">
          <text:insertion>
            <office:change-info>
              <dc:creator>Jonathan Jesse</dc:creator>
              <dc:date>2006-10-20T14:01:00</dc:date>
            </office:change-info>
          </text:insertion>
        </text:changed-region>
        <text:changed-region text:id="ct154850120">
          <text:deletion>
            <office:change-info>
              <dc:creator>Jonathan Jesse</dc:creator>
              <dc:date>2006-05-22T23:08:00</dc:date>
            </office:change-info>
            <text:p text:style-name="P9"><text:span text:style-name="T9">17</text:span></text:p>
          </text:deletion>
        </text:changed-region>
        <text:changed-region text:id="ct155496592">
          <text:insertion>
            <office:change-info>
              <dc:creator>Jonathan Jesse</dc:creator>
              <dc:date>2006-10-20T14:01:00</dc:date>
            </office:change-info>
          </text:insertion>
        </text:changed-region>
        <text:changed-region text:id="ct154389408">
          <text:deletion>
            <office:change-info>
              <dc:creator>Jonathan Jesse</dc:creator>
              <dc:date>2006-05-22T23:08:00</dc:date>
            </office:change-info>
            <text:p text:style-name="P5"><text:span text:style-name="T7">17</text:span></text:p>
          </text:deletion>
        </text:changed-region>
        <text:changed-region text:id="ct153911448">
          <text:deletion>
            <office:change-info>
              <dc:creator>Nancy</dc:creator>
              <dc:date>2006-05-17T12:10:00</dc:date>
            </office:change-info>
            <text:p text:style-name="P2"><text:span text:style-name="T1">,</text:span></text:p>
          </text:deletion>
        </text:changed-region>
        <text:changed-region text:id="ct153911320">
          <text:deletion>
            <office:change-info>
              <dc:creator>Nancy</dc:creator>
              <dc:date>2006-05-17T12:10:00</dc:date>
            </office:change-info>
            <text:p text:style-name="P2"><text:span text:style-name="T1">simply </text:span></text:p>
          </text:deletion>
        </text:changed-region>
        <text:changed-region text:id="ct153911192">
          <text:insertion>
            <office:change-info>
              <dc:creator>Nancy</dc:creator>
              <dc:date>2006-05-17T12:10:00</dc:date>
            </office:change-info>
          </text:insertion>
        </text:changed-region>
        <text:changed-region text:id="ct155482960">
          <text:deletion>
            <office:change-info>
              <dc:creator>Jonathan Jesse</dc:creator>
              <dc:date>2006-09-20T16:15:00</dc:date>
            </office:change-info>
            <text:p text:style-name="P2"><text:span text:style-name="T1">New to</text:span></text:p>
          </text:deletion>
        </text:changed-region>
        <text:changed-region text:id="ct155482480">
          <text:insertion>
            <office:change-info>
              <dc:creator>Jonathan Jesse</dc:creator>
              <dc:date>2006-09-20T16:15:00</dc:date>
            </office:change-info>
          </text:insertion>
        </text:changed-region>
        <text:changed-region text:id="ct155186192">
          <text:deletion>
            <office:change-info>
              <dc:creator>image</dc:creator>
              <dc:date>2006-10-29T01:36:00</dc:date>
            </office:change-info>
            <text:p text:style-name="P2"><text:span text:style-name="T1">(</text:span></text:p>
          </text:deletion>
        </text:changed-region>
        <text:changed-region text:id="ct155482384">
          <text:insertion>
            <office:change-info>
              <dc:creator>Jonathan Jesse</dc:creator>
              <dc:date>2006-09-20T16:15:00</dc:date>
            </office:change-info>
          </text:insertion>
        </text:changed-region>
        <text:changed-region text:id="ct155482864">
          <text:deletion>
            <office:change-info>
              <dc:creator>Jonathan Jesse</dc:creator>
              <dc:date>2006-09-20T16:15:00</dc:date>
            </office:change-info>
            <text:p text:style-name="P2"><text:span text:style-name="T1">06)</text:span></text:p>
          </text:deletion>
        </text:changed-region>
        <text:changed-region text:id="ct155482768">
          <text:deletion>
            <office:change-info>
              <dc:creator>Jonathan Jesse</dc:creator>
              <dc:date>2006-09-20T16:15:00</dc:date>
            </office:change-info>
            <text:p text:style-name="P2"><text:span text:style-name="T1">is the capability to change</text:span></text:p>
          </text:deletion>
        </text:changed-region>
        <text:changed-region text:id="ct155482288">
          <text:insertion>
            <office:change-info>
              <dc:creator>Jonathan Jesse</dc:creator>
              <dc:date>2006-09-20T16:15:00</dc:date>
            </office:change-info>
          </text:insertion>
        </text:changed-region>
        <text:changed-region text:id="ct155483152">
          <text:insertion>
            <office:change-info>
              <dc:creator>Jonathan Jesse</dc:creator>
              <dc:date>2006-09-20T16:16:00</dc:date>
            </office:change-info>
          </text:insertion>
        </text:changed-region>
        <text:changed-region text:id="ct153917416">
          <text:deletion>
            <office:change-info>
              <dc:creator>Nancy</dc:creator>
              <dc:date>2006-05-17T11:30:00</dc:date>
            </office:change-info>
            <text:p text:style-name="P2"><text:span text:style-name="T1">easy to use</text:span></text:p>
          </text:deletion>
        </text:changed-region>
        <text:changed-region text:id="ct153916520">
          <text:insertion>
            <office:change-info>
              <dc:creator>Nancy</dc:creator>
              <dc:date>2006-05-17T11:30:00</dc:date>
            </office:change-info>
          </text:insertion>
        </text:changed-region>
        <text:changed-region text:id="ct153911704">
          <text:insertion>
            <office:change-info>
              <dc:creator>Nancy</dc:creator>
              <dc:date>2006-05-17T12:11:00</dc:date>
            </office:change-info>
          </text:insertion>
        </text:changed-region>
        <text:changed-region text:id="ct154942072">
          <text:insertion>
            <office:change-info>
              <dc:creator>image</dc:creator>
              <dc:date>2006-10-29T01:16:00</dc:date>
            </office:change-info>
          </text:insertion>
        </text:changed-region>
        <text:changed-region text:id="ct155488528">
          <text:insertion>
            <office:change-info>
              <dc:creator>Jonathan Jesse</dc:creator>
              <dc:date>2006-09-20T16:47:00</dc:date>
            </office:change-info>
          </text:insertion>
        </text:changed-region>
        <text:changed-region text:id="ct154089736">
          <text:insertion>
            <office:change-info>
              <dc:creator>image</dc:creator>
              <dc:date>2006-10-29T01:20:00</dc:date>
            </office:change-info>
          </text:insertion>
        </text:changed-region>
        <text:changed-region text:id="ct154089960">
          <text:deletion>
            <office:change-info>
              <dc:creator>image</dc:creator>
              <dc:date>2006-10-29T01:20:00</dc:date>
            </office:change-info>
            <text:p text:style-name="P8"><text:span text:style-name="T1">7</text:span></text:p>
          </text:deletion>
        </text:changed-region>
        <text:changed-region text:id="ct155488624">
          <text:insertion>
            <office:change-info>
              <dc:creator>Jonathan Jesse</dc:creator>
              <dc:date>2006-09-20T16:47:00</dc:date>
            </office:change-info>
          </text:insertion>
        </text:changed-region>
        <text:changed-region text:id="ct155496496">
          <text:insertion>
            <office:change-info>
              <dc:creator>Jonathan Jesse</dc:creator>
              <dc:date>2006-10-20T14:01:00</dc:date>
            </office:change-info>
          </text:insertion>
        </text:changed-region>
        <text:changed-region text:id="ct155182032">
          <text:insertion>
            <office:change-info>
              <dc:creator>image</dc:creator>
              <dc:date>2006-10-29T01:33:00</dc:date>
            </office:change-info>
          </text:insertion>
        </text:changed-region>
        <text:changed-region text:id="ct155483248">
          <text:insertion>
            <office:change-info>
              <dc:creator>Jonathan Jesse</dc:creator>
              <dc:date>2006-09-20T16:16:00</dc:date>
            </office:change-info>
          </text:insertion>
        </text:changed-region>
        <text:changed-region text:id="ct155483344">
          <text:deletion>
            <office:change-info>
              <dc:creator>Jonathan Jesse</dc:creator>
              <dc:date>2006-09-20T16:16:00</dc:date>
            </office:change-info>
            <text:p text:style-name="P15"><text:span text:style-name="T4">Internet and Network</text:span></text:p>
          </text:deletion>
        </text:changed-region>
        <text:changed-region text:id="ct153911960">
          <text:deletion>
            <office:change-info>
              <dc:creator>Nancy</dc:creator>
              <dc:date>2006-05-17T12:11:00</dc:date>
            </office:change-info>
            <text:p text:style-name="P1"><text:span text:style-name="T1">that </text:span></text:p>
          </text:deletion>
        </text:changed-region>
        <text:changed-region text:id="ct153911832">
          <text:insertion>
            <office:change-info>
              <dc:creator>Nancy</dc:creator>
              <dc:date>2006-05-17T12:11:00</dc:date>
            </office:change-info>
          </text:insertion>
        </text:changed-region>
        <text:changed-region text:id="ct155483440">
          <text:deletion>
            <office:change-info>
              <dc:creator>Jonathan Jesse</dc:creator>
              <dc:date>2006-09-20T16:16:00</dc:date>
            </office:change-info>
            <text:p text:style-name="P2"><text:span text:style-name="T1">New to this release of</text:span></text:p>
          </text:deletion>
        </text:changed-region>
        <text:changed-region text:id="ct155483056">
          <text:insertion>
            <office:change-info>
              <dc:creator>Jonathan Jesse</dc:creator>
              <dc:date>2006-09-20T16:16:00</dc:date>
            </office:change-info>
          </text:insertion>
        </text:changed-region>
        <text:changed-region text:id="ct155483536">
          <text:insertion>
            <office:change-info>
              <dc:creator>Jonathan Jesse</dc:creator>
              <dc:date>2006-09-20T16:17:00</dc:date>
            </office:change-info>
          </text:insertion>
        </text:changed-region>
        <text:changed-region text:id="ct155483632">
          <text:deletion>
            <office:change-info>
              <dc:creator>Jonathan Jesse</dc:creator>
              <dc:date>2006-09-20T16:17:00</dc:date>
            </office:change-info>
            <text:p text:style-name="P2"><text:span text:style-name="T1"><text:s/>is</text:span></text:p>
          </text:deletion>
        </text:changed-region>
        <text:changed-region text:id="ct153536984">
          <text:insertion>
            <office:change-info>
              <dc:creator>Nancy</dc:creator>
              <dc:date>2006-05-17T12:12:00</dc:date>
            </office:change-info>
          </text:insertion>
        </text:changed-region>
        <text:changed-region text:id="ct153537368">
          <text:deletion>
            <office:change-info>
              <dc:creator>Nancy</dc:creator>
              <dc:date>2006-05-17T12:12:00</dc:date>
            </office:change-info>
            <text:p text:style-name="P2"><text:span text:style-name="T1">mini </text:span></text:p>
          </text:deletion>
        </text:changed-region>
        <text:changed-region text:id="ct153537112">
          <text:insertion>
            <office:change-info>
              <dc:creator>Nancy</dc:creator>
              <dc:date>2006-05-17T12:12:00</dc:date>
            </office:change-info>
          </text:insertion>
        </text:changed-region>
        <text:changed-region text:id="ct153537496">
          <text:deletion>
            <office:change-info>
              <dc:creator>Nancy</dc:creator>
              <dc:date>2006-05-17T12:12:00</dc:date>
            </office:change-info>
            <text:p text:style-name="P2"><text:span text:style-name="T1">; u</text:span></text:p>
          </text:deletion>
        </text:changed-region>
        <text:changed-region text:id="ct153537240">
          <text:insertion>
            <office:change-info>
              <dc:creator>Nancy</dc:creator>
              <dc:date>2006-05-17T12:12:00</dc:date>
            </office:change-info>
          </text:insertion>
        </text:changed-region>
        <text:changed-region text:id="ct154639280">
          <text:insertion>
            <office:change-info>
              <dc:creator>Jonathan Jesse</dc:creator>
              <dc:date>2006-05-22T23:08:00</dc:date>
            </office:change-info>
          </text:insertion>
        </text:changed-region>
        <text:changed-region text:id="ct154039664">
          <text:deletion>
            <office:change-info>
              <dc:creator>image</dc:creator>
              <dc:date>2006-10-29T01:22:00</dc:date>
            </office:change-info>
            <text:p text:style-name="P2"><text:span text:style-name="T1">2</text:span></text:p>
          </text:deletion>
        </text:changed-region>
        <text:changed-region text:id="ct155103624">
          <text:deletion>
            <office:change-info>
              <dc:creator>Jonathan Jesse</dc:creator>
              <dc:date>2006-05-22T23:08:00</dc:date>
            </office:change-info>
            <text:p text:style-name="P2"><text:span text:style-name="T1">18</text:span></text:p>
          </text:deletion>
        </text:changed-region>
        <text:changed-region text:id="ct155496400">
          <text:insertion>
            <office:change-info>
              <dc:creator>Jonathan Jesse</dc:creator>
              <dc:date>2006-10-20T14:01:00</dc:date>
            </office:change-info>
          </text:insertion>
        </text:changed-region>
        <text:changed-region text:id="ct155401880">
          <text:insertion>
            <office:change-info>
              <dc:creator>Jonathan Jesse</dc:creator>
              <dc:date>2006-05-22T23:09:00</dc:date>
            </office:change-info>
          </text:insertion>
        </text:changed-region>
        <text:changed-region text:id="ct154157472">
          <text:insertion>
            <office:change-info>
              <dc:creator>image</dc:creator>
              <dc:date>2006-10-29T01:22:00</dc:date>
            </office:change-info>
          </text:insertion>
        </text:changed-region>
        <text:changed-region text:id="ct155384528">
          <text:deletion>
            <office:change-info>
              <dc:creator>Jonathan Jesse</dc:creator>
              <dc:date>2006-05-22T23:09:00</dc:date>
            </office:change-info>
            <text:p text:style-name="P9"><text:span text:style-name="T9">18</text:span></text:p>
          </text:deletion>
        </text:changed-region>
        <text:changed-region text:id="ct154040536">
          <text:deletion>
            <office:change-info>
              <dc:creator>image</dc:creator>
              <dc:date>2006-10-29T01:22:00</dc:date>
            </office:change-info>
            <text:p text:style-name="P9"><text:span text:style-name="T9">5</text:span></text:p>
          </text:deletion>
        </text:changed-region>
        <text:changed-region text:id="ct154245040">
          <text:deletion>
            <office:change-info>
              <dc:creator>Jonathan Jesse</dc:creator>
              <dc:date>2006-05-22T23:09:00</dc:date>
            </office:change-info>
            <text:p text:style-name="P9"><text:span text:style-name="T9">18</text:span></text:p>
          </text:deletion>
        </text:changed-region>
        <text:changed-region text:id="ct155496208">
          <text:insertion>
            <office:change-info>
              <dc:creator>Jonathan Jesse</dc:creator>
              <dc:date>2006-10-20T14:01:00</dc:date>
            </office:change-info>
          </text:insertion>
        </text:changed-region>
        <text:changed-region text:id="ct155005096">
          <text:deletion>
            <office:change-info>
              <dc:creator>Jonathan Jesse</dc:creator>
              <dc:date>2006-05-22T23:09:00</dc:date>
            </office:change-info>
            <text:p text:style-name="P5"><text:span text:style-name="T7">18</text:span></text:p>
          </text:deletion>
        </text:changed-region>
        <text:changed-region text:id="ct155496784">
          <text:insertion>
            <office:change-info>
              <dc:creator>Jonathan Jesse</dc:creator>
              <dc:date>2006-10-20T14:02:00</dc:date>
            </office:change-info>
          </text:insertion>
        </text:changed-region>
        <text:changed-region text:id="ct153538136">
          <text:deletion>
            <office:change-info>
              <dc:creator>Nancy</dc:creator>
              <dc:date>2006-05-17T12:13:00</dc:date>
            </office:change-info>
            <text:p text:style-name="P6"><text:span text:style-name="T4">Network </text:span></text:p>
          </text:deletion>
        </text:changed-region>
        <text:changed-region text:id="ct153537624">
          <text:insertion>
            <office:change-info>
              <dc:creator>Nancy</dc:creator>
              <dc:date>2006-05-17T12:13:00</dc:date>
            </office:change-info>
          </text:insertion>
        </text:changed-region>
        <text:changed-region text:id="ct153537752">
          <text:insertion>
            <office:change-info>
              <dc:creator>Nancy</dc:creator>
              <dc:date>2006-05-17T12:13:00</dc:date>
            </office:change-info>
          </text:insertion>
        </text:changed-region>
        <text:changed-region text:id="ct153538264">
          <text:deletion>
            <office:change-info>
              <dc:creator>Nancy</dc:creator>
              <dc:date>2006-05-17T12:13:00</dc:date>
            </office:change-info>
            <text:p text:style-name="P2"><text:span text:style-name="T1">; such as</text:span></text:p>
          </text:deletion>
        </text:changed-region>
        <text:changed-region text:id="ct153537880">
          <text:insertion>
            <office:change-info>
              <dc:creator>Nancy</dc:creator>
              <dc:date>2006-05-17T12:13:00</dc:date>
            </office:change-info>
          </text:insertion>
        </text:changed-region>
        <text:changed-region text:id="ct155409608">
          <text:deletion>
            <office:change-info>
              <dc:creator>Nancy</dc:creator>
              <dc:date>2006-05-17T11:25:00</dc:date>
            </office:change-info>
            <text:p text:style-name="P2"><text:span text:style-name="T1"><text:s text:c="2"/></text:span></text:p>
          </text:deletion>
        </text:changed-region>
        <text:changed-region text:id="ct154251824">
          <text:insertion>
            <office:change-info>
              <dc:creator>Nancy</dc:creator>
              <dc:date>2006-05-17T12:03:00</dc:date>
            </office:change-info>
          </text:insertion>
        </text:changed-region>
        <text:changed-region text:id="ct153538392">
          <text:deletion>
            <office:change-info>
              <dc:creator>Nancy</dc:creator>
              <dc:date>2006-05-17T12:13:00</dc:date>
            </office:change-info>
            <text:p text:style-name="P2"><text:span text:style-name="T1">DNS (</text:span></text:p>
          </text:deletion>
        </text:changed-region>
        <text:changed-region text:id="ct153538520">
          <text:deletion>
            <office:change-info>
              <dc:creator>Nancy</dc:creator>
              <dc:date>2006-05-17T12:13:00</dc:date>
            </office:change-info>
            <text:p text:style-name="P2"><text:span text:style-name="T1">) </text:span></text:p>
          </text:deletion>
        </text:changed-region>
        <text:changed-region text:id="ct153538008">
          <text:insertion>
            <office:change-info>
              <dc:creator>Nancy</dc:creator>
              <dc:date>2006-05-17T12:13:00</dc:date>
            </office:change-info>
          </text:insertion>
        </text:changed-region>
        <text:changed-region text:id="ct155496688">
          <text:insertion>
            <office:change-info>
              <dc:creator>Jonathan Jesse</dc:creator>
              <dc:date>2006-10-20T14:02:00</dc:date>
            </office:change-info>
          </text:insertion>
        </text:changed-region>
        <text:changed-region text:id="ct155005936">
          <text:deletion>
            <office:change-info>
              <dc:creator>Jonathan Jesse</dc:creator>
              <dc:date>2006-05-22T23:09:00</dc:date>
            </office:change-info>
            <text:p text:style-name="P2"><text:span text:style-name="T1">19</text:span></text:p>
          </text:deletion>
        </text:changed-region>
        <text:changed-region text:id="ct153540440">
          <text:deletion>
            <office:change-info>
              <dc:creator>Nancy</dc:creator>
              <dc:date>2006-05-17T12:14:00</dc:date>
            </office:change-info>
            <text:p text:style-name="P2"><text:span text:style-name="T1">changed </text:span></text:p>
          </text:deletion>
        </text:changed-region>
        <text:changed-region text:id="ct153538904">
          <text:insertion>
            <office:change-info>
              <dc:creator>Nancy</dc:creator>
              <dc:date>2006-05-17T12:14:00</dc:date>
            </office:change-info>
          </text:insertion>
        </text:changed-region>
        <text:changed-region text:id="ct155370776">
          <text:insertion>
            <office:change-info>
              <dc:creator>Jonathan Jesse</dc:creator>
              <dc:date>2006-05-22T23:09:00</dc:date>
            </office:change-info>
          </text:insertion>
        </text:changed-region>
        <text:changed-region text:id="ct154005296">
          <text:insertion>
            <office:change-info>
              <dc:creator>image</dc:creator>
              <dc:date>2006-10-29T01:23:00</dc:date>
            </office:change-info>
          </text:insertion>
        </text:changed-region>
        <text:changed-region text:id="ct154945712">
          <text:deletion>
            <office:change-info>
              <dc:creator>Jonathan Jesse</dc:creator>
              <dc:date>2006-05-22T23:09:00</dc:date>
            </office:change-info>
            <text:p text:style-name="P9"><text:span text:style-name="T9">19</text:span></text:p>
          </text:deletion>
        </text:changed-region>
        <text:changed-region text:id="ct155333888">
          <text:deletion>
            <office:change-info>
              <dc:creator>image</dc:creator>
              <dc:date>2006-10-29T01:23:00</dc:date>
            </office:change-info>
            <text:p text:style-name="P9"><text:span text:style-name="T9">6</text:span></text:p>
          </text:deletion>
        </text:changed-region>
        <text:changed-region text:id="ct154911752">
          <text:deletion>
            <office:change-info>
              <dc:creator>Jonathan Jesse</dc:creator>
              <dc:date>2006-05-22T23:09:00</dc:date>
            </office:change-info>
            <text:p text:style-name="P9"><text:span text:style-name="T9">19</text:span></text:p>
          </text:deletion>
        </text:changed-region>
        <text:changed-region text:id="ct155496880">
          <text:insertion>
            <office:change-info>
              <dc:creator>Jonathan Jesse</dc:creator>
              <dc:date>2006-10-20T14:02:00</dc:date>
            </office:change-info>
          </text:insertion>
        </text:changed-region>
        <text:changed-region text:id="ct154899560">
          <text:deletion>
            <office:change-info>
              <dc:creator>Jonathan Jesse</dc:creator>
              <dc:date>2006-05-22T23:09:00</dc:date>
            </office:change-info>
            <text:p text:style-name="P5"><text:span text:style-name="T7">19</text:span></text:p>
          </text:deletion>
        </text:changed-region>
        <text:changed-region text:id="ct155496976">
          <text:insertion>
            <office:change-info>
              <dc:creator>Jonathan Jesse</dc:creator>
              <dc:date>2006-10-20T14:02:00</dc:date>
            </office:change-info>
          </text:insertion>
        </text:changed-region>
        <text:changed-region text:id="ct153539160">
          <text:insertion>
            <office:change-info>
              <dc:creator>Nancy</dc:creator>
              <dc:date>2006-05-17T12:14:00</dc:date>
            </office:change-info>
          </text:insertion>
        </text:changed-region>
        <text:changed-region text:id="ct153540184">
          <text:deletion>
            <office:change-info>
              <dc:creator>Nancy</dc:creator>
              <dc:date>2006-05-17T12:14:00</dc:date>
            </office:change-info>
            <text:p text:style-name="P2"><text:span text:style-name="T1">T</text:span></text:p>
          </text:deletion>
        </text:changed-region>
        <text:changed-region text:id="ct153539288">
          <text:insertion>
            <office:change-info>
              <dc:creator>Nancy</dc:creator>
              <dc:date>2006-05-17T12:14:00</dc:date>
            </office:change-info>
          </text:insertion>
        </text:changed-region>
        <text:changed-region text:id="ct153539416">
          <text:insertion>
            <office:change-info>
              <dc:creator>Nancy</dc:creator>
              <dc:date>2006-05-17T12:14:00</dc:date>
            </office:change-info>
          </text:insertion>
        </text:changed-region>
        <text:changed-region text:id="ct153539928">
          <text:deletion>
            <office:change-info>
              <dc:creator>Nancy</dc:creator>
              <dc:date>2006-05-17T12:14:00</dc:date>
            </office:change-info>
            <text:p text:style-name="P2"><text:span text:style-name="T1">, from left to right, </text:span></text:p>
          </text:deletion>
        </text:changed-region>
        <text:changed-region text:id="ct153540056">
          <text:deletion>
            <office:change-info>
              <dc:creator>Nancy</dc:creator>
              <dc:date>2006-05-17T12:14:00</dc:date>
            </office:change-info>
            <text:p text:style-name="P2"><text:span text:style-name="T1">, one </text:span></text:p>
          </text:deletion>
        </text:changed-region>
        <text:changed-region text:id="ct153539032">
          <text:insertion>
            <office:change-info>
              <dc:creator>Nancy</dc:creator>
              <dc:date>2006-05-17T12:14:00</dc:date>
            </office:change-info>
          </text:insertion>
        </text:changed-region>
        <text:changed-region text:id="ct153538776">
          <text:insertion>
            <office:change-info>
              <dc:creator>Nancy</dc:creator>
              <dc:date>2006-05-17T12:14:00</dc:date>
            </office:change-info>
          </text:insertion>
        </text:changed-region>
        <text:changed-region text:id="ct153540568">
          <text:deletion>
            <office:change-info>
              <dc:creator>Nancy</dc:creator>
              <dc:date>2006-05-17T12:14:00</dc:date>
            </office:change-info>
            <text:p text:style-name="P2"><text:span text:style-name="T1">A</text:span></text:p>
          </text:deletion>
        </text:changed-region>
        <text:changed-region text:id="ct153538648">
          <text:insertion>
            <office:change-info>
              <dc:creator>Nancy</dc:creator>
              <dc:date>2006-05-17T12:14:00</dc:date>
            </office:change-info>
          </text:insertion>
        </text:changed-region>
        <text:changed-region text:id="ct153540312">
          <text:deletion>
            <office:change-info>
              <dc:creator>Nancy</dc:creator>
              <dc:date>2006-05-17T12:14:00</dc:date>
            </office:change-info>
            <text:p text:style-name="P2"><text:span text:style-name="T1">of this </text:span></text:p>
          </text:deletion>
        </text:changed-region>
        <text:changed-region text:id="ct153539544">
          <text:insertion>
            <office:change-info>
              <dc:creator>Nancy</dc:creator>
              <dc:date>2006-05-17T12:14:00</dc:date>
            </office:change-info>
          </text:insertion>
        </text:changed-region>
        <text:changed-region text:id="ct153539800">
          <text:deletion>
            <office:change-info>
              <dc:creator>Nancy</dc:creator>
              <dc:date>2006-05-17T12:14:00</dc:date>
            </office:change-info>
            <text:p text:style-name="P2"><text:span text:style-name="T1">will be set up through </text:span></text:p>
          </text:deletion>
        </text:changed-region>
        <text:changed-region text:id="ct153539672">
          <text:insertion>
            <office:change-info>
              <dc:creator>Nancy</dc:creator>
              <dc:date>2006-05-17T12:14:00</dc:date>
            </office:change-info>
          </text:insertion>
        </text:changed-region>
        <text:changed-region text:id="ct155175232">
          <text:deletion>
            <office:change-info>
              <dc:creator>image</dc:creator>
              <dc:date>2006-10-29T01:37:00</dc:date>
            </office:change-info>
            <text:p text:style-name="P2"><text:span text:style-name="T1">d</text:span></text:p>
          </text:deletion>
        </text:changed-region>
        <text:changed-region text:id="ct153540696">
          <text:insertion>
            <office:change-info>
              <dc:creator>Nancy</dc:creator>
              <dc:date>2006-05-17T12:15:00</dc:date>
            </office:change-info>
          </text:insertion>
        </text:changed-region>
        <text:changed-region text:id="ct155491696">
          <text:deletion>
            <office:change-info>
              <dc:creator>Jonathan Jesse</dc:creator>
              <dc:date>2006-10-16T19:50:00</dc:date>
            </office:change-info>
            <text:p text:style-name="P15"><text:span text:style-name="T4">.</text:span></text:p>
          </text:deletion>
        </text:changed-region>
        <text:changed-region text:id="ct155487952">
          <text:deletion>
            <office:change-info>
              <dc:creator>Jonathan Jesse</dc:creator>
              <dc:date>2006-09-20T16:39:00</dc:date>
            </office:change-info>
            <text:p text:style-name="P15"><text:span text:style-name="T4">System Administration</text:span><text:span text:style-name="T16"><office:annotation><dc:creator>Nancy</dc:creator><dc:date>2006-11-09T00:00:00</dc:date><text:p>HC</text:p></office:annotation></text:span></text:p>
            <text:p text:style-name="P1"><text:span text:style-name="T1">The final section of System Settings deals administrating your Kubuntu system</text:span></text:p>
          </text:deletion>
        </text:changed-region>
        <text:changed-region text:id="ct155486896">
          <text:deletion>
            <office:change-info>
              <dc:creator>Jonathan Jesse</dc:creator>
              <dc:date>2006-09-20T16:22:00</dc:date>
            </office:change-info>
            <text:p text:style-name="P1"><text:span text:style-name="T17"><office:annotation><dc:creator>Nancy</dc:creator><dc:date>2006-11-09T00:00:00</dc:date><text:p>Figure number verified.</text:p></office:annotation></text:span><text:span text:style-name="T18"> shows an example of making such a change.</text:span></text:p>
          </text:deletion>
        </text:changed-region>
        <text:changed-region text:id="ct154822328">
          <text:deletion>
            <office:change-info>
              <dc:creator>Jonathan Jesse</dc:creator>
              <dc:date>2006-05-22T23:09:00</dc:date>
            </office:change-info>
            <text:p text:style-name="P1"><text:span text:style-name="T18">1</text:span></text:p>
          </text:deletion>
        </text:changed-region>
        <text:changed-region text:id="ct155483920">
          <text:deletion>
            <office:change-info>
              <dc:creator>Jonathan Jesse</dc:creator>
              <dc:date>2006-09-20T16:22:00</dc:date>
            </office:change-info>
            <text:p text:style-name="P1"><text:span text:style-name="T18"><text:s/>07fig2</text:span></text:p>
          </text:deletion>
        </text:changed-region>
        <text:changed-region text:id="ct154827088">
          <text:deletion>
            <office:change-info>
              <dc:creator>Jonathan Jesse</dc:creator>
              <dc:date>2006-05-22T23:09:00</dc:date>
            </office:change-info>
            <text:p text:style-name="P1"><text:span text:style-name="T18">1</text:span></text:p>
          </text:deletion>
        </text:changed-region>
        <text:changed-region text:id="ct155483728">
          <text:deletion>
            <office:change-info>
              <dc:creator>Jonathan Jesse</dc:creator>
              <dc:date>2006-09-20T16:22:00</dc:date>
            </office:change-info>
            <text:p text:style-name="P1"><text:span text:style-name="T18">.png </text:span><text:span text:style-name="T19"><office:annotation><dc:creator>Nancy</dc:creator><dc:date>2006-11-09T00:00:00</dc:date><text:p>AU/PE: Requires attention.</text:p></office:annotation></text:span></text:p>
            <text:p text:style-name="P5"><text:span text:style-name="T20">Figure 7-2</text:span></text:p>
          </text:deletion>
        </text:changed-region>
        <text:changed-region text:id="ct154857168">
          <text:deletion>
            <office:change-info>
              <dc:creator>Jonathan Jesse</dc:creator>
              <dc:date>2006-05-22T23:09:00</dc:date>
            </office:change-info>
            <text:p text:style-name="P5"><text:span text:style-name="T20">1</text:span></text:p>
          </text:deletion>
        </text:changed-region>
        <text:changed-region text:id="ct155484016">
          <text:deletion>
            <office:change-info>
              <dc:creator>Jonathan Jesse</dc:creator>
              <dc:date>2006-09-20T16:22:00</dc:date>
            </office:change-info>
            <text:p text:style-name="P5"><text:span text:style-name="T21"><office:annotation><dc:creator>Nancy</dc:creator><dc:date>2006-11-09T00:00:00</dc:date><text:p>FN</text:p></office:annotation></text:span></text:p>
            <text:p text:style-name="P21">Configuring services</text:p>
          </text:deletion>
        </text:changed-region>
        <text:changed-region text:id="ct155484784">
          <text:deletion>
            <office:change-info>
              <dc:creator>Jonathan Jesse</dc:creator>
              <dc:date>2006-09-20T16:22:00</dc:date>
            </office:change-info>
            <text:p text:style-name="P9"><text:span text:style-name="T20"><text:s/></text:span></text:p>
          </text:deletion>
        </text:changed-region>
        <text:changed-region text:id="ct153965104">
          <text:deletion>
            <office:change-info>
              <dc:creator>Nancy</dc:creator>
              <dc:date>2006-05-17T11:25:00</dc:date>
            </office:change-info>
            <text:p text:style-name="P9"><text:span text:style-name="T20"><text:s text:c="2"/></text:span></text:p>
          </text:deletion>
        </text:changed-region>
        <text:changed-region text:id="ct155485744">
          <text:deletion>
            <office:change-info>
              <dc:creator>Jonathan Jesse</dc:creator>
              <dc:date>2006-09-20T16:22:00</dc:date>
            </office:change-info>
            <text:p text:style-name="P9"><text:span text:style-name="T20"><text:s/>Is your newly installed <text:s/></text:span></text:p>
          </text:deletion>
        </text:changed-region>
        <text:changed-region text:id="ct153954912">
          <text:deletion>
            <office:change-info>
              <dc:creator>Nancy</dc:creator>
              <dc:date>2006-05-17T10:56:00</dc:date>
            </office:change-info>
            <text:p text:style-name="P9"><text:span text:style-name="T20">web</text:span></text:p>
          </text:deletion>
        </text:changed-region>
        <text:changed-region text:id="ct155485552">
          <text:deletion>
            <office:change-info>
              <dc:creator>Jonathan Jesse</dc:creator>
              <dc:date>2006-09-20T16:22:00</dc:date>
            </office:change-info>
            <text:p text:style-name="P9"><text:span text:style-name="T20"><text:s/>server not starting automatically? Are you having problems setting up a service to run correctly? System Web</text:span></text:p>
          </text:deletion>
        </text:changed-region>
        <text:changed-region text:id="ct153543512">
          <text:deletion>
            <office:change-info>
              <dc:creator>Nancy</dc:creator>
              <dc:date>2006-05-17T12:17:00</dc:date>
            </office:change-info>
            <text:p text:style-name="P9"><text:span text:style-name="T20">Services </text:span></text:p>
          </text:deletion>
        </text:changed-region>
        <text:changed-region text:id="ct155485840">
          <text:deletion>
            <office:change-info>
              <dc:creator>Jonathan Jesse</dc:creator>
              <dc:date>2006-09-20T16:22:00</dc:date>
            </office:change-info>
            <text:p text:style-name="P9"><text:span text:style-name="T20">will guide you through the different run levels and setting up when a service will start. Figure 7-2services </text:span></text:p>
          </text:deletion>
        </text:changed-region>
        <text:changed-region text:id="ct154880504">
          <text:deletion>
            <office:change-info>
              <dc:creator>Jonathan Jesse</dc:creator>
              <dc:date>2006-05-22T23:09:00</dc:date>
            </office:change-info>
            <text:p text:style-name="P9"><text:span text:style-name="T20">1</text:span></text:p>
          </text:deletion>
        </text:changed-region>
        <text:changed-region text:id="ct155485936">
          <text:deletion>
            <office:change-info>
              <dc:creator>Jonathan Jesse</dc:creator>
              <dc:date>2006-09-20T16:22:00</dc:date>
            </office:change-info>
            <text:p text:style-name="P9"><text:span text:style-name="T18">***insert figure 7-2</text:span></text:p>
          </text:deletion>
        </text:changed-region>
        <text:changed-region text:id="ct155486032">
          <text:deletion>
            <office:change-info>
              <dc:creator>Jonathan Jesse</dc:creator>
              <dc:date>2006-09-20T16:22:00</dc:date>
            </office:change-info>
            <text:p text:style-name="P5"><text:span text:style-name="T18"><text:s/></text:span><text:span text:style-name="T17"><office:annotation><dc:creator>Nancy</dc:creator><dc:date>2006-11-09T00:00:00</dc:date><text:p>Figure number verified.</text:p></office:annotation></text:span><text:span text:style-name="T18">shows this process.</text:span></text:p>
          </text:deletion>
        </text:changed-region>
        <text:changed-region text:id="ct154907992">
          <text:deletion>
            <office:change-info>
              <dc:creator>Jonathan Jesse</dc:creator>
              <dc:date>2006-05-22T23:09:00</dc:date>
            </office:change-info>
            <text:p text:style-name="P5"><text:span text:style-name="T18">0</text:span></text:p>
          </text:deletion>
        </text:changed-region>
        <text:changed-region text:id="ct155484592">
          <text:deletion>
            <office:change-info>
              <dc:creator>Jonathan Jesse</dc:creator>
              <dc:date>2006-09-20T16:22:00</dc:date>
            </office:change-info>
            <text:p text:style-name="P5"><text:span text:style-name="T18"><text:s/>07fig2</text:span></text:p>
          </text:deletion>
        </text:changed-region>
        <text:changed-region text:id="ct154901208">
          <text:deletion>
            <office:change-info>
              <dc:creator>Jonathan Jesse</dc:creator>
              <dc:date>2006-05-22T23:09:00</dc:date>
            </office:change-info>
            <text:p text:style-name="P5"><text:span text:style-name="T18">0</text:span></text:p>
          </text:deletion>
        </text:changed-region>
        <text:changed-region text:id="ct155484688">
          <text:deletion>
            <office:change-info>
              <dc:creator>Jonathan Jesse</dc:creator>
              <dc:date>2006-09-20T16:22:00</dc:date>
            </office:change-info>
            <text:p text:style-name="P5"><text:span text:style-name="T17">newusers.png</text:span><text:span text:style-name="T21"><office:annotation><dc:creator>Nancy</dc:creator><dc:date>2006-11-09T00:00:00</dc:date><text:p>AU/PE: Requires attention.</text:p></office:annotation></text:span></text:p>
            <text:p text:style-name="P5"><text:span text:style-name="T20">Figure 7-2</text:span></text:p>
          </text:deletion>
        </text:changed-region>
        <text:changed-region text:id="ct155000032">
          <text:deletion>
            <office:change-info>
              <dc:creator>Jonathan Jesse</dc:creator>
              <dc:date>2006-05-22T23:09:00</dc:date>
            </office:change-info>
            <text:p text:style-name="P5"><text:span text:style-name="T21">0</text:span></text:p>
          </text:deletion>
        </text:changed-region>
        <text:changed-region text:id="ct155485648">
          <text:deletion>
            <office:change-info>
              <dc:creator>Jonathan Jesse</dc:creator>
              <dc:date>2006-09-20T16:22:00</dc:date>
            </office:change-info>
            <text:p text:style-name="P5"><text:span text:style-name="T21"><office:annotation><dc:creator>Nancy</dc:creator><dc:date>2006-11-09T00:00:00</dc:date><text:p>FN</text:p></office:annotation></text:span></text:p>
            <text:p text:style-name="P6"><text:span text:style-name="T20">Adding users through system settings </text:span><text:span text:style-name="T21"><office:annotation><dc:creator>Nancy</dc:creator><dc:date>2006-11-09T00:00:00</dc:date><text:p>FC</text:p></office:annotation></text:span></text:p>
          </text:deletion>
        </text:changed-region>
        <text:changed-region text:id="ct153912096">
          <text:deletion>
            <office:change-info>
              <dc:creator>Nancy</dc:creator>
              <dc:date>2006-05-17T11:25:00</dc:date>
            </office:change-info>
            <text:p text:style-name="P6"><text:span text:style-name="T21"><text:s text:c="2"/></text:span></text:p>
          </text:deletion>
        </text:changed-region>
        <text:changed-region text:id="ct155485360">
          <text:deletion>
            <office:change-info>
              <dc:creator>Jonathan Jesse</dc:creator>
              <dc:date>2006-09-20T16:22:00</dc:date>
            </office:change-info>
            <text:p text:style-name="P9"><text:span text:style-name="T20"><text:s/></text:span></text:p>
          </text:deletion>
        </text:changed-region>
        <text:changed-region text:id="ct155423040">
          <text:deletion>
            <office:change-info>
              <dc:creator>Nancy</dc:creator>
              <dc:date>2006-05-17T11:25:00</dc:date>
            </office:change-info>
            <text:p text:style-name="P9"><text:span text:style-name="T20"><text:s text:c="2"/></text:span></text:p>
          </text:deletion>
        </text:changed-region>
        <text:changed-region text:id="ct155485456">
          <text:deletion>
            <office:change-info>
              <dc:creator>Jonathan Jesse</dc:creator>
              <dc:date>2006-09-20T16:22:00</dc:date>
            </office:change-info>
            <text:p text:style-name="P9"><text:span text:style-name="T20"><text:s/>The process of adding and changing users has been simplified to help you out. Figure 7-2 </text:span></text:p>
          </text:deletion>
        </text:changed-region>
        <text:changed-region text:id="ct154873800">
          <text:deletion>
            <office:change-info>
              <dc:creator>Jonathan Jesse</dc:creator>
              <dc:date>2006-05-22T23:09:00</dc:date>
            </office:change-info>
            <text:p text:style-name="P9"><text:span text:style-name="T20">0</text:span></text:p>
          </text:deletion>
        </text:changed-region>
        <text:changed-region text:id="ct155485264">
          <text:deletion>
            <office:change-info>
              <dc:creator>Jonathan Jesse</dc:creator>
              <dc:date>2006-09-20T16:22:00</dc:date>
            </office:change-info>
            <text:p text:style-name="P9"><text:span text:style-name="T18">***insert figure 7-2</text:span></text:p>
          </text:deletion>
        </text:changed-region>
        <text:changed-region text:id="ct155485168">
          <text:deletion>
            <office:change-info>
              <dc:creator>Jonathan Jesse</dc:creator>
              <dc:date>2006-09-20T16:22:00</dc:date>
            </office:change-info>
            <text:p text:style-name="P2"><text:span text:style-name="T20">that you Changes made here will require </text:span></text:p>
          </text:deletion>
        </text:changed-region>
        <text:changed-region text:id="ct153540824">
          <text:deletion>
            <office:change-info>
              <dc:creator>Nancy</dc:creator>
              <dc:date>2006-05-17T12:15:00</dc:date>
            </office:change-info>
            <text:p text:style-name="P2"><text:span text:style-name="T20">input </text:span></text:p>
          </text:deletion>
        </text:changed-region>
        <text:changed-region text:id="ct155485072">
          <text:deletion>
            <office:change-info>
              <dc:creator>Jonathan Jesse</dc:creator>
              <dc:date>2006-09-20T16:22:00</dc:date>
            </office:change-info>
            <text:p text:style-name="P2"><text:span text:style-name="T20">your password. Items that can be changed in this section include enter </text:span></text:p>
          </text:deletion>
        </text:changed-region>
        <text:changed-region text:id="ct153540952">
          <text:deletion>
            <office:change-info>
              <dc:creator>Nancy</dc:creator>
              <dc:date>2006-05-17T12:15:00</dc:date>
            </office:change-info>
            <text:p text:style-name="P2"><text:span text:style-name="T20">Date </text:span></text:p>
          </text:deletion>
        </text:changed-region>
        <text:changed-region text:id="ct155484976">
          <text:deletion>
            <office:change-info>
              <dc:creator>Jonathan Jesse</dc:creator>
              <dc:date>2006-09-20T16:22:00</dc:date>
            </office:change-info>
            <text:p text:style-name="P2"><text:span text:style-name="T20">date </text:span></text:p>
          </text:deletion>
        </text:changed-region>
        <text:changed-region text:id="ct153541080">
          <text:deletion>
            <office:change-info>
              <dc:creator>Nancy</dc:creator>
              <dc:date>2006-05-17T12:15:00</dc:date>
            </office:change-info>
            <text:p text:style-name="P2"><text:span text:style-name="T20">&amp; </text:span></text:p>
          </text:deletion>
        </text:changed-region>
        <text:changed-region text:id="ct155484880">
          <text:deletion>
            <office:change-info>
              <dc:creator>Jonathan Jesse</dc:creator>
              <dc:date>2006-09-20T16:22:00</dc:date>
            </office:change-info>
            <text:p text:style-name="P2"><text:span text:style-name="T20">and </text:span></text:p>
          </text:deletion>
        </text:changed-region>
        <text:changed-region text:id="ct153541208">
          <text:deletion>
            <office:change-info>
              <dc:creator>Nancy</dc:creator>
              <dc:date>2006-05-17T12:15:00</dc:date>
            </office:change-info>
            <text:p text:style-name="P2"><text:span text:style-name="T20">Time</text:span></text:p>
          </text:deletion>
        </text:changed-region>
        <text:changed-region text:id="ct155484496">
          <text:deletion>
            <office:change-info>
              <dc:creator>Jonathan Jesse</dc:creator>
              <dc:date>2006-09-20T16:22:00</dc:date>
            </office:change-info>
            <text:p text:style-name="P2"><text:span text:style-name="T20">, time</text:span></text:p>
          </text:deletion>
        </text:changed-region>
        <text:changed-region text:id="ct153541336">
          <text:deletion>
            <office:change-info>
              <dc:creator>Nancy</dc:creator>
              <dc:date>2006-05-17T12:15:00</dc:date>
            </office:change-info>
            <text:p text:style-name="P2"><text:span text:style-name="T20">Users </text:span></text:p>
          </text:deletion>
        </text:changed-region>
        <text:changed-region text:id="ct155484400">
          <text:deletion>
            <office:change-info>
              <dc:creator>Jonathan Jesse</dc:creator>
              <dc:date>2006-09-20T16:22:00</dc:date>
            </office:change-info>
            <text:p text:style-name="P2"><text:span text:style-name="T20">users </text:span></text:p>
          </text:deletion>
        </text:changed-region>
        <text:changed-region text:id="ct153542104">
          <text:deletion>
            <office:change-info>
              <dc:creator>Nancy</dc:creator>
              <dc:date>2006-05-17T12:16:00</dc:date>
            </office:change-info>
            <text:p text:style-name="P2"><text:span text:style-name="T20">&amp; </text:span></text:p>
          </text:deletion>
        </text:changed-region>
        <text:changed-region text:id="ct155484304">
          <text:deletion>
            <office:change-info>
              <dc:creator>Jonathan Jesse</dc:creator>
              <dc:date>2006-09-20T16:22:00</dc:date>
            </office:change-info>
            <text:p text:style-name="P2"><text:span text:style-name="T20">and </text:span></text:p>
          </text:deletion>
        </text:changed-region>
        <text:changed-region text:id="ct153541976">
          <text:deletion>
            <office:change-info>
              <dc:creator>Nancy</dc:creator>
              <dc:date>2006-05-17T12:16:00</dc:date>
            </office:change-info>
            <text:p text:style-name="P2"><text:span text:style-name="T20">Groups</text:span></text:p>
          </text:deletion>
        </text:changed-region>
        <text:changed-region text:id="ct155484208">
          <text:deletion>
            <office:change-info>
              <dc:creator>Jonathan Jesse</dc:creator>
              <dc:date>2006-09-20T16:22:00</dc:date>
            </office:change-info>
            <text:p text:style-name="P2"><text:span text:style-name="T20">, groups</text:span></text:p>
          </text:deletion>
        </text:changed-region>
        <text:changed-region text:id="ct153541848">
          <text:deletion>
            <office:change-info>
              <dc:creator>Nancy</dc:creator>
              <dc:date>2006-05-17T12:16:00</dc:date>
            </office:change-info>
            <text:p text:style-name="P2"><text:span text:style-name="T20">Regional </text:span></text:p>
          </text:deletion>
        </text:changed-region>
        <text:changed-region text:id="ct155484112">
          <text:deletion>
            <office:change-info>
              <dc:creator>Jonathan Jesse</dc:creator>
              <dc:date>2006-09-20T16:22:00</dc:date>
            </office:change-info>
            <text:p text:style-name="P2"><text:span text:style-name="T20">regional </text:span></text:p>
          </text:deletion>
        </text:changed-region>
        <text:changed-region text:id="ct153541720">
          <text:deletion>
            <office:change-info>
              <dc:creator>Nancy</dc:creator>
              <dc:date>2006-05-17T12:16:00</dc:date>
            </office:change-info>
            <text:p text:style-name="P2"><text:span text:style-name="T20">Settings</text:span></text:p>
          </text:deletion>
        </text:changed-region>
        <text:changed-region text:id="ct155486800">
          <text:deletion>
            <office:change-info>
              <dc:creator>Jonathan Jesse</dc:creator>
              <dc:date>2006-09-20T16:22:00</dc:date>
            </office:change-info>
            <text:p text:style-name="P2"><text:span text:style-name="T20">, settings</text:span></text:p>
          </text:deletion>
        </text:changed-region>
        <text:changed-region text:id="ct153542232">
          <text:deletion>
            <office:change-info>
              <dc:creator>Nancy</dc:creator>
              <dc:date>2006-05-17T12:16:00</dc:date>
            </office:change-info>
            <text:p text:style-name="P2"><text:span text:style-name="T20">Services </text:span></text:p>
          </text:deletion>
        </text:changed-region>
        <text:changed-region text:id="ct155486704">
          <text:deletion>
            <office:change-info>
              <dc:creator>Jonathan Jesse</dc:creator>
              <dc:date>2006-09-20T16:22:00</dc:date>
            </office:change-info>
            <text:p text:style-name="P2"><text:span text:style-name="T20">and other options.services, </text:span></text:p>
          </text:deletion>
        </text:changed-region>
        <text:changed-region text:id="ct153982016">
          <text:deletion>
            <office:change-info>
              <dc:creator>Nancy</dc:creator>
              <dc:date>2006-05-17T11:25:00</dc:date>
            </office:change-info>
            <text:p text:style-name="P2"><text:span text:style-name="T20"/></text:p>
            <text:p text:style-name="P2"><text:span text:style-name="T20"><text:s text:c="2"/></text:span></text:p>
          </text:deletion>
        </text:changed-region>
        <text:changed-region text:id="ct155486608">
          <text:deletion>
            <office:change-info>
              <dc:creator>Jonathan Jesse</dc:creator>
              <dc:date>2006-09-20T16:22:00</dc:date>
            </office:change-info>
            <text:p text:style-name="P2"><text:span text:style-name="T20"><text:s/></text:span></text:p>
          </text:deletion>
        </text:changed-region>
        <text:changed-region text:id="ct154129520">
          <text:deletion>
            <office:change-info>
              <dc:creator>Nancy</dc:creator>
              <dc:date>2006-05-17T11:25:00</dc:date>
            </office:change-info>
            <text:p text:style-name="P2"><text:span text:style-name="T20"><text:s text:c="2"/></text:span></text:p>
          </text:deletion>
        </text:changed-region>
        <text:changed-region text:id="ct155486512">
          <text:deletion>
            <office:change-info>
              <dc:creator>Jonathan Jesse</dc:creator>
              <dc:date>2006-09-20T16:22:00</dc:date>
            </office:change-info>
            <text:p text:style-name="P2"><text:span text:style-name="T20"><text:s/></text:span></text:p>
          </text:deletion>
        </text:changed-region>
        <text:changed-region text:id="ct155423296">
          <text:deletion>
            <office:change-info>
              <dc:creator>Nancy</dc:creator>
              <dc:date>2006-05-17T11:25:00</dc:date>
            </office:change-info>
            <text:p text:style-name="P2"><text:span text:style-name="T20"><text:s text:c="2"/></text:span></text:p>
          </text:deletion>
        </text:changed-region>
        <text:changed-region text:id="ct155486416">
          <text:deletion>
            <office:change-info>
              <dc:creator>Jonathan Jesse</dc:creator>
              <dc:date>2006-09-20T16:22:00</dc:date>
            </office:change-info>
            <text:p text:style-name="P2"><text:span text:style-name="T20">In the <text:s/></text:span></text:p>
          </text:deletion>
        </text:changed-region>
        <text:changed-region text:id="ct153542488">
          <text:deletion>
            <office:change-info>
              <dc:creator>Nancy</dc:creator>
              <dc:date>2006-05-17T12:16:00</dc:date>
            </office:change-info>
            <text:p text:style-name="P2"><text:span text:style-name="T20">Users &amp; Groups</text:span></text:p>
          </text:deletion>
        </text:changed-region>
        <text:changed-region text:id="ct155486320">
          <text:deletion>
            <office:change-info>
              <dc:creator>Jonathan Jesse</dc:creator>
              <dc:date>2006-09-20T16:22:00</dc:date>
            </office:change-info>
            <text:p text:style-name="P2"><text:span text:style-name="T20"><text:s/>section users and groups</text:span></text:p>
          </text:deletion>
        </text:changed-region>
        <text:changed-region text:id="ct153542616">
          <text:deletion>
            <office:change-info>
              <dc:creator>Nancy</dc:creator>
              <dc:date>2006-05-17T12:16:00</dc:date>
            </office:change-info>
            <text:p text:style-name="P2"><text:span text:style-name="T20">one </text:span></text:p>
          </text:deletion>
        </text:changed-region>
        <text:changed-region text:id="ct155486224">
          <text:deletion>
            <office:change-info>
              <dc:creator>Jonathan Jesse</dc:creator>
              <dc:date>2006-09-20T16:22:00</dc:date>
            </office:change-info>
            <text:p text:style-name="P2"><text:span text:style-name="T20">can manage who will be able to access the system and what groups they belong to. If you would like more then one person to be able to access the sudo</text:span><text:span text:style-name="T21"><office:annotation><dc:creator>Nancy</dc:creator><dc:date>2006-11-09T00:00:00</dc:date><text:p>CD</text:p></office:annotation></text:span><text:span text:style-name="T20"> account, add that individual to the admin group. you </text:span></text:p>
          </text:deletion>
        </text:changed-region>
        <text:changed-region text:id="ct153542744">
          <text:deletion>
            <office:change-info>
              <dc:creator>Nancy</dc:creator>
              <dc:date>2006-05-17T12:16:00</dc:date>
            </office:change-info>
            <text:p text:style-name="P2"><text:span text:style-name="T20">However </text:span></text:p>
          </text:deletion>
        </text:changed-region>
        <text:changed-region text:id="ct155486128">
          <text:deletion>
            <office:change-info>
              <dc:creator>Jonathan Jesse</dc:creator>
              <dc:date>2006-09-20T16:22:00</dc:date>
            </office:change-info>
            <text:p text:style-name="P2"><text:span text:style-name="T20">you will need access to the sudo </text:span><text:span text:style-name="T21"><office:annotation><dc:creator>Nancy</dc:creator><dc:date>2006-11-09T00:00:00</dc:date><text:p>CD</text:p></office:annotation></text:span><text:span text:style-name="T20">password to make any changes here. However, </text:span></text:p>
          </text:deletion>
        </text:changed-region>
        <text:changed-region text:id="ct153960912">
          <text:deletion>
            <office:change-info>
              <dc:creator>Nancy</dc:creator>
              <dc:date>2006-05-17T11:25:00</dc:date>
            </office:change-info>
            <text:p text:style-name="P2"><text:span text:style-name="T20"><text:s text:c="2"/></text:span></text:p>
          </text:deletion>
        </text:changed-region>
        <text:changed-region text:id="ct155488432">
          <text:insertion>
            <office:change-info>
              <dc:creator>Jonathan Jesse</dc:creator>
              <dc:date>2006-09-20T16:41:00</dc:date>
            </office:change-info>
          </text:insertion>
        </text:changed-region>
        <text:changed-region text:id="ct155488144">
          <text:insertion>
            <office:change-info>
              <dc:creator>Jonathan Jesse</dc:creator>
              <dc:date>2006-09-20T16:40:00</dc:date>
            </office:change-info>
          </text:insertion>
        </text:changed-region>
        <text:changed-region text:id="ct155137296">
          <text:insertion>
            <office:change-info>
              <dc:creator>image</dc:creator>
              <dc:date>2006-10-29T01:38:00</dc:date>
            </office:change-info>
          </text:insertion>
        </text:changed-region>
        <text:changed-region text:id="ct154530088">
          <text:insertion>
            <office:change-info>
              <dc:creator>image</dc:creator>
              <dc:date>2006-10-29T01:39:00</dc:date>
            </office:change-info>
          </text:insertion>
        </text:changed-region>
        <text:changed-region text:id="ct155123112">
          <text:insertion>
            <office:change-info>
              <dc:creator>image</dc:creator>
              <dc:date>2006-10-29T01:38:00</dc:date>
            </office:change-info>
          </text:insertion>
        </text:changed-region>
        <text:changed-region text:id="ct154431088">
          <text:deletion>
            <office:change-info>
              <dc:creator>image</dc:creator>
              <dc:date>2006-10-29T01:39:00</dc:date>
            </office:change-info>
            <text:p text:style-name="P9"><text:span text:style-name="T22">7-29 07fig29advanced.png</text:span></text:p>
            <text:p text:style-name="P14">****Insert figure </text:p>
          </text:deletion>
        </text:changed-region>
        <text:changed-region text:id="ct155122904">
          <text:deletion>
            <office:change-info>
              <dc:creator>image</dc:creator>
              <dc:date>2006-10-29T01:38:00</dc:date>
            </office:change-info>
            <text:p text:style-name="P14">Advanced System Settings</text:p>
          </text:deletion>
        </text:changed-region>
        <text:changed-region text:id="ct155171736">
          <text:insertion>
            <office:change-info>
              <dc:creator>image</dc:creator>
              <dc:date>2006-10-29T01:38:00</dc:date>
            </office:change-info>
          </text:insertion>
        </text:changed-region>
        <text:changed-region text:id="ct155276736">
          <text:insertion>
            <office:change-info>
              <dc:creator>image</dc:creator>
              <dc:date>2006-10-29T01:42:00</dc:date>
            </office:change-info>
          </text:insertion>
        </text:changed-region>
        <text:changed-region text:id="ct155247544">
          <text:deletion>
            <office:change-info>
              <dc:creator>image</dc:creator>
              <dc:date>2006-10-29T01:42:00</dc:date>
            </office:change-info>
            <text:p text:style-name="P8"><text:span text:style-name="T1"><text:s text:c="2"/>System Administration</text:span><text:span text:style-name="T23"><office:annotation><dc:creator>Nancy</dc:creator><dc:date>2006-11-09T00:00:00</dc:date><text:p>FN</text:p></office:annotation></text:span></text:p>
          </text:deletion>
        </text:changed-region>
        <text:changed-region text:id="ct155488048">
          <text:insertion>
            <office:change-info>
              <dc:creator>Jonathan Jesse</dc:creator>
              <dc:date>2006-09-20T16:40:00</dc:date>
            </office:change-info>
          </text:insertion>
        </text:changed-region>
        <text:changed-region text:id="ct154454760">
          <text:deletion>
            <office:change-info>
              <dc:creator>image</dc:creator>
              <dc:date>2006-10-29T01:40:00</dc:date>
            </office:change-info>
            <text:p text:style-name="P1"><text:span text:style-name="T1">f</text:span></text:p>
          </text:deletion>
        </text:changed-region>
        <text:changed-region text:id="ct154437480">
          <text:insertion>
            <office:change-info>
              <dc:creator>image</dc:creator>
              <dc:date>2006-10-29T01:40:00</dc:date>
            </office:change-info>
          </text:insertion>
        </text:changed-region>
        <text:changed-region text:id="ct155488336">
          <text:insertion>
            <office:change-info>
              <dc:creator>Jonathan Jesse</dc:creator>
              <dc:date>2006-09-20T16:40:00</dc:date>
            </office:change-info>
          </text:insertion>
        </text:changed-region>
        <text:changed-region text:id="ct155090416">
          <text:insertion>
            <office:change-info>
              <dc:creator>image</dc:creator>
              <dc:date>2006-10-29T01:39:00</dc:date>
            </office:change-info>
          </text:insertion>
        </text:changed-region>
        <text:changed-region text:id="ct154493920">
          <text:insertion>
            <office:change-info>
              <dc:creator>image</dc:creator>
              <dc:date>2006-10-29T01:40:00</dc:date>
            </office:change-info>
          </text:insertion>
        </text:changed-region>
        <text:changed-region text:id="ct155095216">
          <text:insertion>
            <office:change-info>
              <dc:creator>image</dc:creator>
              <dc:date>2006-10-29T01:39:00</dc:date>
            </office:change-info>
          </text:insertion>
        </text:changed-region>
        <text:changed-region text:id="ct154483744">
          <text:insertion>
            <office:change-info>
              <dc:creator>image</dc:creator>
              <dc:date>2006-10-29T01:40:00</dc:date>
            </office:change-info>
          </text:insertion>
        </text:changed-region>
        <text:changed-region text:id="ct155104744">
          <text:insertion>
            <office:change-info>
              <dc:creator>image</dc:creator>
              <dc:date>2006-10-29T01:39:00</dc:date>
            </office:change-info>
          </text:insertion>
        </text:changed-region>
        <text:changed-region text:id="ct154717544">
          <text:deletion>
            <office:change-info>
              <dc:creator>image</dc:creator>
              <dc:date>2006-10-29T01:40:00</dc:date>
            </office:change-info>
            <text:p text:style-name="P20">**Insert figure 7-30 07fig30filesystems.png</text:p>
          </text:deletion>
        </text:changed-region>
        <text:changed-region text:id="ct154249640">
          <text:deletion>
            <office:change-info>
              <dc:creator>image</dc:creator>
              <dc:date>2006-10-29T01:41:00</dc:date>
            </office:change-info>
            <text:p text:style-name="P20"/>
            <text:p text:style-name="P20">Disk and Filesystems</text:p>
          </text:deletion>
        </text:changed-region>
        <text:changed-region text:id="ct155488240">
          <text:insertion>
            <office:change-info>
              <dc:creator>Jonathan Jesse</dc:creator>
              <dc:date>2006-09-20T16:40:00</dc:date>
            </office:change-info>
          </text:insertion>
        </text:changed-region>
        <text:changed-region text:id="ct155134968">
          <text:insertion>
            <office:change-info>
              <dc:creator>image</dc:creator>
              <dc:date>2006-10-29T01:43:00</dc:date>
            </office:change-info>
          </text:insertion>
        </text:changed-region>
        <text:changed-region text:id="ct154604504">
          <text:deletion>
            <office:change-info>
              <dc:creator>image</dc:creator>
              <dc:date>2006-10-29T01:43:00</dc:date>
            </office:change-info>
            <text:p text:style-name="P6"><text:span text:style-name="T24">Advanced User Settings </text:span></text:p>
          </text:deletion>
        </text:changed-region>
        <text:changed-region text:id="ct155491888">
          <text:insertion>
            <office:change-info>
              <dc:creator>Jonathan Jesse</dc:creator>
              <dc:date>2006-10-16T20:05:00</dc:date>
            </office:change-info>
          </text:insertion>
        </text:changed-region>
        <text:changed-region text:id="ct155221056">
          <text:insertion>
            <office:change-info>
              <dc:creator>image</dc:creator>
              <dc:date>2006-10-29T01:43:00</dc:date>
            </office:change-info>
          </text:insertion>
        </text:changed-region>
        <text:changed-region text:id="ct155138232">
          <text:deletion>
            <office:change-info>
              <dc:creator>image</dc:creator>
              <dc:date>2006-10-29T01:43:00</dc:date>
            </office:change-info>
            <text:p text:style-name="P1"><text:span text:style-name="T25">R</text:span></text:p>
          </text:deletion>
        </text:changed-region>
        <text:changed-region text:id="ct155491792">
          <text:insertion>
            <office:change-info>
              <dc:creator>Jonathan Jesse</dc:creator>
              <dc:date>2006-10-16T20:05:00</dc:date>
            </office:change-info>
          </text:insertion>
        </text:changed-region>
        <text:changed-region text:id="ct153543128">
          <text:insertion>
            <office:change-info>
              <dc:creator>Nancy</dc:creator>
              <dc:date>2006-05-17T12:17:00</dc:date>
            </office:change-info>
          </text:insertion>
        </text:changed-region>
        <text:changed-region text:id="ct153543384">
          <text:deletion>
            <office:change-info>
              <dc:creator>Nancy</dc:creator>
              <dc:date>2006-05-17T12:17:00</dc:date>
            </office:change-info>
            <text:p text:style-name="P1"><text:span text:style-name="T1">, and that </text:span></text:p>
          </text:deletion>
        </text:changed-region>
        <text:changed-region text:id="ct153543256">
          <text:insertion>
            <office:change-info>
              <dc:creator>Nancy</dc:creator>
              <dc:date>2006-05-17T12:17:00</dc:date>
            </office:change-info>
          </text:insertion>
        </text:changed-region>
        <text:changed-region text:id="ct155302656">
          <text:deletion>
            <office:change-info>
              <dc:creator>Nancy</dc:creator>
              <dc:date>2006-05-17T10:56:00</dc:date>
            </office:change-info>
            <text:p text:style-name="P1"><text:span text:style-name="T1">web</text:span></text:p>
          </text:deletion>
        </text:changed-region>
        <text:changed-region text:id="ct153907488">
          <text:insertion>
            <office:change-info>
              <dc:creator>Nancy</dc:creator>
              <dc:date>2006-05-17T10:56:00</dc:date>
            </office:change-info>
          </text:insertion>
        </text:changed-region>
        <text:changed-region text:id="ct153968120">
          <text:deletion>
            <office:change-info>
              <dc:creator>Nancy</dc:creator>
              <dc:date>2006-05-17T11:25:00</dc:date>
            </office:change-info>
            <text:p text:style-name="P1"><text:span text:style-name="T1"><text:s text:c="2"/></text:span></text:p>
          </text:deletion>
        </text:changed-region>
        <text:changed-region text:id="ct154649888">
          <text:insertion>
            <office:change-info>
              <dc:creator>Nancy</dc:creator>
              <dc:date>2006-05-17T12:03:00</dc:date>
            </office:change-info>
          </text:insertion>
        </text:changed-region>
        <text:changed-region text:id="ct154884696">
          <text:deletion>
            <office:change-info>
              <dc:creator>Jonathan Jesse</dc:creator>
              <dc:date>2006-05-22T23:10:00</dc:date>
            </office:change-info>
            <text:p text:style-name="P1"><text:span text:style-name="T1">2</text:span></text:p>
          </text:deletion>
        </text:changed-region>
        <text:changed-region text:id="ct155497648">
          <text:deletion>
            <office:change-info>
              <dc:creator>Jonathan Jesse</dc:creator>
              <dc:date>2006-10-20T14:04:00</dc:date>
            </office:change-info>
            <text:p text:style-name="P1"><text:span text:style-name="T1">2</text:span></text:p>
          </text:deletion>
        </text:changed-region>
        <text:changed-region text:id="ct155497360">
          <text:insertion>
            <office:change-info>
              <dc:creator>Jonathan Jesse</dc:creator>
              <dc:date>2006-10-20T14:04:00</dc:date>
            </office:change-info>
          </text:insertion>
        </text:changed-region>
        <text:changed-region text:id="ct154004824">
          <text:deletion>
            <office:change-info>
              <dc:creator>Nancy</dc:creator>
              <dc:date>2006-05-17T11:25:00</dc:date>
            </office:change-info>
            <text:p text:style-name="P1"><text:span text:style-name="T1"><text:s text:c="2"/></text:span></text:p>
          </text:deletion>
        </text:changed-region>
        <text:changed-region text:id="ct154049288">
          <text:insertion>
            <office:change-info>
              <dc:creator>Nancy</dc:creator>
              <dc:date>2006-05-17T12:03:00</dc:date>
            </office:change-info>
          </text:insertion>
        </text:changed-region>
        <text:changed-region text:id="ct153543640">
          <text:insertion>
            <office:change-info>
              <dc:creator>Nancy</dc:creator>
              <dc:date>2006-05-17T12:18:00</dc:date>
            </office:change-info>
          </text:insertion>
        </text:changed-region>
        <text:changed-region text:id="ct153544280">
          <text:deletion>
            <office:change-info>
              <dc:creator>Nancy</dc:creator>
              <dc:date>2006-05-17T12:18:00</dc:date>
            </office:change-info>
            <text:p text:style-name="P1"><text:span text:style-name="T1">of </text:span></text:p>
          </text:deletion>
        </text:changed-region>
        <text:changed-region text:id="ct153544408">
          <text:deletion>
            <office:change-info>
              <dc:creator>Nancy</dc:creator>
              <dc:date>2006-05-17T12:18:00</dc:date>
            </office:change-info>
            <text:p text:style-name="P1"><text:span text:style-name="T1">update</text:span></text:p>
          </text:deletion>
        </text:changed-region>
        <text:changed-region text:id="ct153543768">
          <text:insertion>
            <office:change-info>
              <dc:creator>Nancy</dc:creator>
              <dc:date>2006-05-17T12:18:00</dc:date>
            </office:change-info>
          </text:insertion>
        </text:changed-region>
        <text:changed-region text:id="ct154756752">
          <text:insertion>
            <office:change-info>
              <dc:creator>Nancy</dc:creator>
              <dc:date>2006-05-17T13:27:00</dc:date>
            </office:change-info>
          </text:insertion>
        </text:changed-region>
        <text:changed-region text:id="ct153543896">
          <text:insertion>
            <office:change-info>
              <dc:creator>Nancy</dc:creator>
              <dc:date>2006-05-17T12:18:00</dc:date>
            </office:change-info>
          </text:insertion>
        </text:changed-region>
        <text:changed-region text:id="ct153544152">
          <text:deletion>
            <office:change-info>
              <dc:creator>Nancy</dc:creator>
              <dc:date>2006-05-17T12:18:00</dc:date>
            </office:change-info>
            <text:p text:style-name="P1"><text:span text:style-name="T1">, t</text:span></text:p>
          </text:deletion>
        </text:changed-region>
        <text:changed-region text:id="ct153544024">
          <text:insertion>
            <office:change-info>
              <dc:creator>Nancy</dc:creator>
              <dc:date>2006-05-17T12:18:00</dc:date>
            </office:change-info>
          </text:insertion>
        </text:changed-region>
        <text:changed-region text:id="ct154501112">
          <text:deletion>
            <office:change-info>
              <dc:creator>Jonathan Jesse</dc:creator>
              <dc:date>2006-05-22T23:10:00</dc:date>
            </office:change-info>
            <text:p text:style-name="P9"><text:span text:style-name="T9">2</text:span></text:p>
          </text:deletion>
        </text:changed-region>
        <text:changed-region text:id="ct155497552">
          <text:deletion>
            <office:change-info>
              <dc:creator>Jonathan Jesse</dc:creator>
              <dc:date>2006-10-20T14:04:00</dc:date>
            </office:change-info>
            <text:p text:style-name="P9"><text:span text:style-name="T9">2</text:span></text:p>
          </text:deletion>
        </text:changed-region>
        <text:changed-region text:id="ct155497264">
          <text:insertion>
            <office:change-info>
              <dc:creator>Jonathan Jesse</dc:creator>
              <dc:date>2006-10-20T14:04:00</dc:date>
            </office:change-info>
          </text:insertion>
        </text:changed-region>
        <text:changed-region text:id="ct154600080">
          <text:deletion>
            <office:change-info>
              <dc:creator>Jonathan Jesse</dc:creator>
              <dc:date>2006-05-22T23:10:00</dc:date>
            </office:change-info>
            <text:p text:style-name="P9"><text:span text:style-name="T9">2</text:span></text:p>
          </text:deletion>
        </text:changed-region>
        <text:changed-region text:id="ct155101976">
          <text:deletion>
            <office:change-info>
              <dc:creator>image</dc:creator>
              <dc:date>2006-10-29T01:44:00</dc:date>
            </office:change-info>
            <text:p text:style-name="P9"><text:span text:style-name="T9">2</text:span></text:p>
          </text:deletion>
        </text:changed-region>
        <text:changed-region text:id="ct155497168">
          <text:insertion>
            <office:change-info>
              <dc:creator>Jonathan Jesse</dc:creator>
              <dc:date>2006-10-20T14:04:00</dc:date>
            </office:change-info>
          </text:insertion>
        </text:changed-region>
        <text:changed-region text:id="ct154585784">
          <text:deletion>
            <office:change-info>
              <dc:creator>Jonathan Jesse</dc:creator>
              <dc:date>2006-05-22T23:10:00</dc:date>
            </office:change-info>
            <text:p text:style-name="P5"><text:span text:style-name="T7">2</text:span></text:p>
          </text:deletion>
        </text:changed-region>
        <text:changed-region text:id="ct155497456">
          <text:deletion>
            <office:change-info>
              <dc:creator>Jonathan Jesse</dc:creator>
              <dc:date>2006-10-20T14:04:00</dc:date>
            </office:change-info>
            <text:p text:style-name="P5"><text:span text:style-name="T7">2</text:span></text:p>
          </text:deletion>
        </text:changed-region>
        <text:changed-region text:id="ct155497072">
          <text:insertion>
            <office:change-info>
              <dc:creator>Jonathan Jesse</dc:creator>
              <dc:date>2006-10-20T14:04:00</dc:date>
            </office:change-info>
          </text:insertion>
        </text:changed-region>
        <text:changed-region text:id="ct153544536">
          <text:insertion>
            <office:change-info>
              <dc:creator>Nancy</dc:creator>
              <dc:date>2006-05-17T12:19:00</dc:date>
            </office:change-info>
          </text:insertion>
        </text:changed-region>
        <text:changed-region text:id="ct155052912">
          <text:deletion>
            <office:change-info>
              <dc:creator>Nancy</dc:creator>
              <dc:date>2006-05-17T10:56:00</dc:date>
            </office:change-info>
            <text:p text:style-name="P2"><text:span text:style-name="T1">web</text:span></text:p>
          </text:deletion>
        </text:changed-region>
        <text:changed-region text:id="ct155433184">
          <text:insertion>
            <office:change-info>
              <dc:creator>Nancy</dc:creator>
              <dc:date>2006-05-17T10:56:00</dc:date>
            </office:change-info>
          </text:insertion>
        </text:changed-region>
        <text:changed-region text:id="ct153544920">
          <text:deletion>
            <office:change-info>
              <dc:creator>Nancy</dc:creator>
              <dc:date>2006-05-17T12:19:00</dc:date>
            </office:change-info>
            <text:p text:style-name="P2"><text:span text:style-name="T1">Goggle</text:span></text:p>
          </text:deletion>
        </text:changed-region>
        <text:changed-region text:id="ct153544664">
          <text:insertion>
            <office:change-info>
              <dc:creator>Nancy</dc:creator>
              <dc:date>2006-05-17T12:19:00</dc:date>
            </office:change-info>
          </text:insertion>
        </text:changed-region>
        <text:changed-region text:id="ct153545048">
          <text:deletion>
            <office:change-info>
              <dc:creator>Nancy</dc:creator>
              <dc:date>2006-05-17T12:19:00</dc:date>
            </office:change-info>
            <text:p text:style-name="P2"><text:span text:style-name="T1">One </text:span></text:p>
          </text:deletion>
        </text:changed-region>
        <text:changed-region text:id="ct153544792">
          <text:insertion>
            <office:change-info>
              <dc:creator>Nancy</dc:creator>
              <dc:date>2006-05-17T12:19:00</dc:date>
            </office:change-info>
          </text:insertion>
        </text:changed-region>
        <text:changed-region text:id="ct153545688">
          <text:deletion>
            <office:change-info>
              <dc:creator>Nancy</dc:creator>
              <dc:date>2006-05-17T12:20:00</dc:date>
            </office:change-info>
            <text:p text:style-name="P2"><text:span text:style-name="T1">that is </text:span></text:p>
          </text:deletion>
        </text:changed-region>
        <text:changed-region text:id="ct155393848">
          <text:deletion>
            <office:change-info>
              <dc:creator>Nancy</dc:creator>
              <dc:date>2006-05-17T11:08:00</dc:date>
            </office:change-info>
            <text:p text:style-name="P2"><text:span text:style-name="T1"><text:s/>many</text:span></text:p>
          </text:deletion>
        </text:changed-region>
        <text:changed-region text:id="ct153545432">
          <text:insertion>
            <office:change-info>
              <dc:creator>Nancy</dc:creator>
              <dc:date>2006-05-17T12:20:00</dc:date>
            </office:change-info>
          </text:insertion>
        </text:changed-region>
        <text:changed-region text:id="ct153545304">
          <text:insertion>
            <office:change-info>
              <dc:creator>Nancy</dc:creator>
              <dc:date>2006-05-17T12:20:00</dc:date>
            </office:change-info>
          </text:insertion>
        </text:changed-region>
        <text:changed-region text:id="ct153545560">
          <text:deletion>
            <office:change-info>
              <dc:creator>Nancy</dc:creator>
              <dc:date>2006-05-17T12:20:00</dc:date>
            </office:change-info>
            <text:p text:style-name="P1"><text:span text:style-name="T1">has </text:span></text:p>
          </text:deletion>
        </text:changed-region>
        <text:changed-region text:id="ct153545816">
          <text:deletion>
            <office:change-info>
              <dc:creator>Nancy</dc:creator>
              <dc:date>2006-05-17T12:20:00</dc:date>
            </office:change-info>
            <text:p text:style-name="P1"><text:span text:style-name="T1">that will </text:span></text:p>
          </text:deletion>
        </text:changed-region>
        <text:changed-region text:id="ct153545176">
          <text:insertion>
            <office:change-info>
              <dc:creator>Nancy</dc:creator>
              <dc:date>2006-05-17T12:20:00</dc:date>
            </office:change-info>
          </text:insertion>
        </text:changed-region>
        <text:changed-region text:id="ct155098768">
          <text:insertion>
            <office:change-info>
              <dc:creator>image</dc:creator>
              <dc:date>2006-10-29T01:47:00</dc:date>
            </office:change-info>
          </text:insertion>
        </text:changed-region>
        <text:changed-region text:id="ct155156320">
          <text:deletion>
            <office:change-info>
              <dc:creator>image</dc:creator>
              <dc:date>2006-10-29T01:47:00</dc:date>
            </office:change-info>
            <text:p text:style-name="P1"><text:span text:style-name="T1">:</text:span></text:p>
          </text:deletion>
        </text:changed-region>
        <text:changed-region text:id="ct153546200">
          <text:insertion>
            <office:change-info>
              <dc:creator>Nancy</dc:creator>
              <dc:date>2006-05-17T12:21:00</dc:date>
            </office:change-info>
          </text:insertion>
        </text:changed-region>
        <text:changed-region text:id="ct154674728">
          <text:deletion>
            <office:change-info>
              <dc:creator>Jonathan Jesse</dc:creator>
              <dc:date>2006-05-21T16:27:00</dc:date>
            </office:change-info>
            <text:p text:style-name="P1"><text:span text:style-name="T1">information</text:span><text:span text:style-name="T3"><office:annotation><dc:creator>Nancy</dc:creator><dc:date>2006-11-09T00:00:00</dc:date><text:p>AU: Information or “files”?</text:p></office:annotation></text:span><text:span text:style-name="T1">.</text:span></text:p>
          </text:deletion>
        </text:changed-region>
        <text:changed-region text:id="ct154704872">
          <text:insertion>
            <office:change-info>
              <dc:creator>Jonathan Jesse</dc:creator>
              <dc:date>2006-05-21T16:27:00</dc:date>
            </office:change-info>
          </text:insertion>
        </text:changed-region>
        <text:changed-region text:id="ct153545944">
          <text:insertion>
            <office:change-info>
              <dc:creator>Nancy</dc:creator>
              <dc:date>2006-05-17T12:21:00</dc:date>
            </office:change-info>
          </text:insertion>
        </text:changed-region>
        <text:changed-region text:id="ct153546584">
          <text:deletion>
            <office:change-info>
              <dc:creator>Nancy</dc:creator>
              <dc:date>2006-05-17T12:21:00</dc:date>
            </office:change-info>
            <text:p text:style-name="P1"><text:span text:style-name="T1"><text:s/>and then </text:span></text:p>
          </text:deletion>
        </text:changed-region>
        <text:changed-region text:id="ct154703128">
          <text:insertion>
            <office:change-info>
              <dc:creator>Jonathan Jesse</dc:creator>
              <dc:date>2006-05-21T16:27:00</dc:date>
            </office:change-info>
          </text:insertion>
        </text:changed-region>
        <text:changed-region text:id="ct153546328">
          <text:insertion>
            <office:change-info>
              <dc:creator>Nancy</dc:creator>
              <dc:date>2006-05-17T12:21:00</dc:date>
            </office:change-info>
          </text:insertion>
        </text:changed-region>
        <text:changed-region text:id="ct153546456">
          <text:deletion>
            <office:change-info>
              <dc:creator>Nancy</dc:creator>
              <dc:date>2006-05-17T12:21:00</dc:date>
            </office:change-info>
            <text:p text:style-name="P1"><text:span text:style-name="T1"><text:s/>and </text:span></text:p>
          </text:deletion>
        </text:changed-region>
        <text:changed-region text:id="ct153546072">
          <text:insertion>
            <office:change-info>
              <dc:creator>Nancy</dc:creator>
              <dc:date>2006-05-17T12:21:00</dc:date>
            </office:change-info>
          </text:insertion>
        </text:changed-region>
        <text:changed-region text:id="ct154595680">
          <text:deletion>
            <office:change-info>
              <dc:creator>Jonathan Jesse</dc:creator>
              <dc:date>2006-05-22T23:10:00</dc:date>
            </office:change-info>
            <text:p text:style-name="P1"><text:span text:style-name="T1">23 </text:span></text:p>
          </text:deletion>
        </text:changed-region>
        <text:changed-region text:id="ct155497936">
          <text:insertion>
            <office:change-info>
              <dc:creator>Jonathan Jesse</dc:creator>
              <dc:date>2006-10-20T14:06:00</dc:date>
            </office:change-info>
          </text:insertion>
        </text:changed-region>
        <text:changed-region text:id="ct154616328">
          <text:deletion>
            <office:change-info>
              <dc:creator>image</dc:creator>
              <dc:date>2006-10-29T01:45:00</dc:date>
            </office:change-info>
            <text:p text:style-name="P1"><text:span text:style-name="T1">2</text:span></text:p>
          </text:deletion>
        </text:changed-region>
        <text:changed-region text:id="ct155279344">
          <text:insertion>
            <office:change-info>
              <dc:creator>image</dc:creator>
              <dc:date>2006-10-29T01:45:00</dc:date>
            </office:change-info>
          </text:insertion>
        </text:changed-region>
        <text:changed-region text:id="ct155498128">
          <text:insertion>
            <office:change-info>
              <dc:creator>Jonathan Jesse</dc:creator>
              <dc:date>2006-10-20T14:06:00</dc:date>
            </office:change-info>
          </text:insertion>
        </text:changed-region>
        <text:changed-region text:id="ct155104472">
          <text:insertion>
            <office:change-info>
              <dc:creator>image</dc:creator>
              <dc:date>2006-10-29T01:47:00</dc:date>
            </office:change-info>
          </text:insertion>
        </text:changed-region>
        <text:changed-region text:id="ct154666616">
          <text:deletion>
            <office:change-info>
              <dc:creator>Jonathan Jesse</dc:creator>
              <dc:date>2006-05-22T23:10:00</dc:date>
            </office:change-info>
            <text:p text:style-name="P9"><text:span text:style-name="T9">2</text:span></text:p>
          </text:deletion>
        </text:changed-region>
        <text:changed-region text:id="ct155498032">
          <text:insertion>
            <office:change-info>
              <dc:creator>Jonathan Jesse</dc:creator>
              <dc:date>2006-10-20T14:06:00</dc:date>
            </office:change-info>
          </text:insertion>
        </text:changed-region>
        <text:changed-region text:id="ct154476248">
          <text:insertion>
            <office:change-info>
              <dc:creator>image</dc:creator>
              <dc:date>2006-10-29T01:45:00</dc:date>
            </office:change-info>
          </text:insertion>
        </text:changed-region>
        <text:changed-region text:id="ct154702240">
          <text:deletion>
            <office:change-info>
              <dc:creator>Jonathan Jesse</dc:creator>
              <dc:date>2006-05-22T23:10:00</dc:date>
            </office:change-info>
            <text:p text:style-name="P9"><text:span text:style-name="T9">3</text:span></text:p>
          </text:deletion>
        </text:changed-region>
        <text:changed-region text:id="ct154426800">
          <text:deletion>
            <office:change-info>
              <dc:creator>image</dc:creator>
              <dc:date>2006-10-29T01:45:00</dc:date>
            </office:change-info>
            <text:p text:style-name="P9"><text:span text:style-name="T9">2</text:span></text:p>
          </text:deletion>
        </text:changed-region>
        <text:changed-region text:id="ct154763376">
          <text:insertion>
            <office:change-info>
              <dc:creator>Jonathan Jesse</dc:creator>
              <dc:date>2006-05-22T23:10:00</dc:date>
            </office:change-info>
          </text:insertion>
        </text:changed-region>
        <text:changed-region text:id="ct154722744">
          <text:deletion>
            <office:change-info>
              <dc:creator>Jonathan Jesse</dc:creator>
              <dc:date>2006-05-22T23:10:00</dc:date>
            </office:change-info>
            <text:p text:style-name="P9"><text:span text:style-name="T9">23</text:span></text:p>
          </text:deletion>
        </text:changed-region>
        <text:changed-region text:id="ct154714056">
          <text:deletion>
            <office:change-info>
              <dc:creator>image</dc:creator>
              <dc:date>2006-10-29T01:45:00</dc:date>
            </office:change-info>
            <text:p text:style-name="P9"><text:span text:style-name="T9">0</text:span></text:p>
          </text:deletion>
        </text:changed-region>
        <text:changed-region text:id="ct155497840">
          <text:insertion>
            <office:change-info>
              <dc:creator>Jonathan Jesse</dc:creator>
              <dc:date>2006-10-20T14:06:00</dc:date>
            </office:change-info>
          </text:insertion>
        </text:changed-region>
        <text:changed-region text:id="ct155241608">
          <text:deletion>
            <office:change-info>
              <dc:creator>image</dc:creator>
              <dc:date>2006-10-29T01:45:00</dc:date>
            </office:change-info>
            <text:p text:style-name="P9"><text:span text:style-name="T9">2</text:span></text:p>
          </text:deletion>
        </text:changed-region>
        <text:changed-region text:id="ct155498224">
          <text:insertion>
            <office:change-info>
              <dc:creator>Jonathan Jesse</dc:creator>
              <dc:date>2006-10-20T14:14:00</dc:date>
            </office:change-info>
          </text:insertion>
        </text:changed-region>
        <text:changed-region text:id="ct155498320">
          <text:deletion>
            <office:change-info>
              <dc:creator>Jonathan Jesse</dc:creator>
              <dc:date>2006-10-20T14:14:00</dc:date>
            </office:change-info>
            <text:p text:style-name="P9"><text:span text:style-name="T9">locatingfiles</text:span></text:p>
          </text:deletion>
        </text:changed-region>
        <text:changed-region text:id="ct154721112">
          <text:deletion>
            <office:change-info>
              <dc:creator>Jonathan Jesse</dc:creator>
              <dc:date>2006-05-22T23:10:00</dc:date>
            </office:change-info>
            <text:p text:style-name="P5"><text:span text:style-name="T7">23</text:span></text:p>
          </text:deletion>
        </text:changed-region>
        <text:changed-region text:id="ct155497744">
          <text:insertion>
            <office:change-info>
              <dc:creator>Jonathan Jesse</dc:creator>
              <dc:date>2006-10-20T14:06:00</dc:date>
            </office:change-info>
          </text:insertion>
        </text:changed-region>
        <text:changed-region text:id="ct154875960">
          <text:deletion>
            <office:change-info>
              <dc:creator>image</dc:creator>
              <dc:date>2006-10-29T01:45:00</dc:date>
            </office:change-info>
            <text:p text:style-name="P5"><text:span text:style-name="T15"><office:annotation><dc:creator>Nancy</dc:creator><dc:date>2006-11-09T00:00:00</dc:date><text:p>FN</text:p></office:annotation></text:span><text:span text:style-name="T15">2</text:span></text:p>
          </text:deletion>
        </text:changed-region>
        <text:changed-region text:id="ct154549096">
          <text:insertion>
            <office:change-info>
              <dc:creator>image</dc:creator>
              <dc:date>2006-10-29T01:45:00</dc:date>
            </office:change-info>
          </text:insertion>
        </text:changed-region>
        <text:changed-region text:id="ct154544344">
          <text:insertion>
            <office:change-info>
              <dc:creator>image</dc:creator>
              <dc:date>2006-10-29T01:46:00</dc:date>
            </office:change-info>
          </text:insertion>
        </text:changed-region>
        <text:changed-region text:id="ct153907088">
          <text:deletion>
            <office:change-info>
              <dc:creator>Nancy</dc:creator>
              <dc:date>2006-05-17T10:56:00</dc:date>
            </office:change-info>
            <text:p text:style-name="P1"><text:span text:style-name="T1">web</text:span></text:p>
          </text:deletion>
        </text:changed-region>
        <text:changed-region text:id="ct153697960">
          <text:insertion>
            <office:change-info>
              <dc:creator>Nancy</dc:creator>
              <dc:date>2006-05-17T10:56:00</dc:date>
            </office:change-info>
          </text:insertion>
        </text:changed-region>
        <text:changed-region text:id="ct153546712">
          <text:insertion>
            <office:change-info>
              <dc:creator>Nancy</dc:creator>
              <dc:date>2006-05-17T12:22:00</dc:date>
            </office:change-info>
          </text:insertion>
        </text:changed-region>
        <text:changed-region text:id="ct153546968">
          <text:deletion>
            <office:change-info>
              <dc:creator>Nancy</dc:creator>
              <dc:date>2006-05-17T12:22:00</dc:date>
            </office:change-info>
            <text:p text:style-name="P1"><text:span text:style-name="T1">; s</text:span></text:p>
          </text:deletion>
        </text:changed-region>
        <text:changed-region text:id="ct153546840">
          <text:insertion>
            <office:change-info>
              <dc:creator>Nancy</dc:creator>
              <dc:date>2006-05-17T12:22:00</dc:date>
            </office:change-info>
          </text:insertion>
        </text:changed-region>
        <text:changed-region text:id="ct155207704">
          <text:insertion>
            <office:change-info>
              <dc:creator>Jonathan Jesse</dc:creator>
              <dc:date>2006-05-21T16:28:00</dc:date>
            </office:change-info>
          </text:insertion>
        </text:changed-region>
        <text:changed-region text:id="ct154637968">
          <text:deletion>
            <office:change-info>
              <dc:creator>Jonathan Jesse</dc:creator>
              <dc:date>2006-05-21T16:28:00</dc:date>
            </office:change-info>
            <text:p text:style-name="P1"><text:span text:style-name="T1">. </text:span></text:p>
          </text:deletion>
        </text:changed-region>
        <text:changed-region text:id="ct153552600">
          <text:deletion>
            <office:change-info>
              <dc:creator>Nancy</dc:creator>
              <dc:date>2006-05-17T12:27:00</dc:date>
            </office:change-info>
            <text:p text:style-name="P8"><text:span text:style-name="T1">Amarok</text:span></text:p>
          </text:deletion>
        </text:changed-region>
        <text:changed-region text:id="ct155492560">
          <text:insertion>
            <office:change-info>
              <dc:creator>Jonathan Jesse</dc:creator>
              <dc:date>2006-10-16T20:43:00</dc:date>
            </office:change-info>
          </text:insertion>
        </text:changed-region>
        <text:changed-region text:id="ct155493040">
          <text:deletion>
            <office:change-info>
              <dc:creator>Jonathan Jesse</dc:creator>
              <dc:date>2006-10-16T20:43:00</dc:date>
            </office:change-info>
            <text:p text:style-name="P8"><text:span text:style-name="T1">AmaroK</text:span></text:p>
          </text:deletion>
        </text:changed-region>
        <text:changed-region text:id="ct155492656">
          <text:insertion>
            <office:change-info>
              <dc:creator>Jonathan Jesse</dc:creator>
              <dc:date>2006-10-16T20:43:00</dc:date>
            </office:change-info>
          </text:insertion>
        </text:changed-region>
        <text:changed-region text:id="ct155253104">
          <text:deletion>
            <office:change-info>
              <dc:creator>Nancy</dc:creator>
              <dc:date>2006-05-17T11:08:00</dc:date>
            </office:change-info>
            <text:p text:style-name="P8"><text:span text:style-name="T1">ipod</text:span></text:p>
          </text:deletion>
        </text:changed-region>
        <text:changed-region text:id="ct155406968">
          <text:insertion>
            <office:change-info>
              <dc:creator>Nancy</dc:creator>
              <dc:date>2006-05-17T11:08:00</dc:date>
            </office:change-info>
          </text:insertion>
        </text:changed-region>
        <text:changed-region text:id="ct153547736">
          <text:deletion>
            <office:change-info>
              <dc:creator>Nancy</dc:creator>
              <dc:date>2006-05-17T12:23:00</dc:date>
            </office:change-info>
            <text:p text:style-name="P8"><text:span text:style-name="T1">CDROM</text:span></text:p>
          </text:deletion>
        </text:changed-region>
        <text:changed-region text:id="ct153547096">
          <text:insertion>
            <office:change-info>
              <dc:creator>Nancy</dc:creator>
              <dc:date>2006-05-17T12:23:00</dc:date>
            </office:change-info>
          </text:insertion>
        </text:changed-region>
        <text:changed-region text:id="ct153547224">
          <text:insertion>
            <office:change-info>
              <dc:creator>Nancy</dc:creator>
              <dc:date>2006-05-17T12:23:00</dc:date>
            </office:change-info>
          </text:insertion>
        </text:changed-region>
        <text:changed-region text:id="ct153547352">
          <text:insertion>
            <office:change-info>
              <dc:creator>Nancy</dc:creator>
              <dc:date>2006-05-17T12:23:00</dc:date>
            </office:change-info>
          </text:insertion>
        </text:changed-region>
        <text:changed-region text:id="ct153547480">
          <text:insertion>
            <office:change-info>
              <dc:creator>Nancy</dc:creator>
              <dc:date>2006-05-17T12:23:00</dc:date>
            </office:change-info>
          </text:insertion>
        </text:changed-region>
        <text:changed-region text:id="ct153929712">
          <text:deletion>
            <office:change-info>
              <dc:creator>Nancy</dc:creator>
              <dc:date>2006-05-17T11:25:00</dc:date>
            </office:change-info>
            <text:p text:style-name="P8"><text:span text:style-name="T1"><text:s text:c="2"/></text:span></text:p>
          </text:deletion>
        </text:changed-region>
        <text:changed-region text:id="ct154091296">
          <text:insertion>
            <office:change-info>
              <dc:creator>Nancy</dc:creator>
              <dc:date>2006-05-17T12:03:00</dc:date>
            </office:change-info>
          </text:insertion>
        </text:changed-region>
        <text:changed-region text:id="ct153547608">
          <text:insertion>
            <office:change-info>
              <dc:creator>Nancy</dc:creator>
              <dc:date>2006-05-17T12:23:00</dc:date>
            </office:change-info>
          </text:insertion>
        </text:changed-region>
        <text:changed-region text:id="ct153547864">
          <text:deletion>
            <office:change-info>
              <dc:creator>Nancy</dc:creator>
              <dc:date>2006-05-17T12:23:00</dc:date>
            </office:change-info>
            <text:p text:style-name="P8"><text:span text:style-name="T1">simply </text:span></text:p>
          </text:deletion>
        </text:changed-region>
        <text:changed-region text:id="ct153547992">
          <text:insertion>
            <office:change-info>
              <dc:creator>Nancy</dc:creator>
              <dc:date>2006-05-17T12:24:00</dc:date>
            </office:change-info>
          </text:insertion>
        </text:changed-region>
        <text:changed-region text:id="ct153549656">
          <text:deletion>
            <office:change-info>
              <dc:creator>Nancy</dc:creator>
              <dc:date>2006-05-17T12:24:00</dc:date>
            </office:change-info>
            <text:p text:style-name="P1"><text:span text:style-name="T1">a </text:span></text:p>
          </text:deletion>
        </text:changed-region>
        <text:changed-region text:id="ct153549528">
          <text:deletion>
            <office:change-info>
              <dc:creator>Nancy</dc:creator>
              <dc:date>2006-05-17T12:24:00</dc:date>
            </office:change-info>
            <text:p text:style-name="P1"><text:span text:style-name="T1"><text:s/></text:span></text:p>
          </text:deletion>
        </text:changed-region>
        <text:changed-region text:id="ct153548120">
          <text:insertion>
            <office:change-info>
              <dc:creator>Nancy</dc:creator>
              <dc:date>2006-05-17T12:24:00</dc:date>
            </office:change-info>
          </text:insertion>
        </text:changed-region>
        <text:changed-region text:id="ct153548248">
          <text:insertion>
            <office:change-info>
              <dc:creator>Nancy</dc:creator>
              <dc:date>2006-05-17T12:24:00</dc:date>
            </office:change-info>
          </text:insertion>
        </text:changed-region>
        <text:changed-region text:id="ct153549272">
          <text:deletion>
            <office:change-info>
              <dc:creator>Nancy</dc:creator>
              <dc:date>2006-05-17T12:24:00</dc:date>
            </office:change-info>
            <text:p text:style-name="P1"><text:span text:style-name="T1"><text:s/>to do.</text:span></text:p>
          </text:deletion>
        </text:changed-region>
        <text:changed-region text:id="ct153549144">
          <text:deletion>
            <office:change-info>
              <dc:creator>Nancy</dc:creator>
              <dc:date>2006-05-17T12:24:00</dc:date>
            </office:change-info>
            <text:p text:style-name="P2"><text:span text:style-name="T1">of </text:span></text:p>
          </text:deletion>
        </text:changed-region>
        <text:changed-region text:id="ct153548376">
          <text:insertion>
            <office:change-info>
              <dc:creator>Nancy</dc:creator>
              <dc:date>2006-05-17T12:24:00</dc:date>
            </office:change-info>
          </text:insertion>
        </text:changed-region>
        <text:changed-region text:id="ct153548888">
          <text:deletion>
            <office:change-info>
              <dc:creator>Nancy</dc:creator>
              <dc:date>2006-05-17T12:24:00</dc:date>
            </office:change-info>
            <text:p text:style-name="P2"><text:span text:style-name="T1">The f</text:span></text:p>
          </text:deletion>
        </text:changed-region>
        <text:changed-region text:id="ct153548504">
          <text:insertion>
            <office:change-info>
              <dc:creator>Nancy</dc:creator>
              <dc:date>2006-05-17T12:24:00</dc:date>
            </office:change-info>
          </text:insertion>
        </text:changed-region>
        <text:changed-region text:id="ct153548632">
          <text:insertion>
            <office:change-info>
              <dc:creator>Nancy</dc:creator>
              <dc:date>2006-05-17T12:24:00</dc:date>
            </office:change-info>
          </text:insertion>
        </text:changed-region>
        <text:changed-region text:id="ct153549016">
          <text:deletion>
            <office:change-info>
              <dc:creator>Nancy</dc:creator>
              <dc:date>2006-05-17T12:24:00</dc:date>
            </office:change-info>
            <text:p text:style-name="P2"><text:span text:style-name="T1"><text:s/>step to do this is to </text:span></text:p>
          </text:deletion>
        </text:changed-region>
        <text:changed-region text:id="ct153548760">
          <text:insertion>
            <office:change-info>
              <dc:creator>Nancy</dc:creator>
              <dc:date>2006-05-17T12:24:00</dc:date>
            </office:change-info>
          </text:insertion>
        </text:changed-region>
        <text:changed-region text:id="ct153549400">
          <text:deletion>
            <office:change-info>
              <dc:creator>Nancy</dc:creator>
              <dc:date>2006-05-17T12:24:00</dc:date>
            </office:change-info>
            <text:p text:style-name="P2"><text:span text:style-name="T1"><text:s/>and the next step will be to </text:span></text:p>
          </text:deletion>
        </text:changed-region>
        <text:changed-region text:id="ct154642664">
          <text:deletion>
            <office:change-info>
              <dc:creator>Jonathan Jesse</dc:creator>
              <dc:date>2006-05-21T16:28:00</dc:date>
            </office:change-info>
            <text:p text:style-name="P2"><text:span text:style-name="T1">13</text:span></text:p>
          </text:deletion>
        </text:changed-region>
        <text:changed-region text:id="ct155498512">
          <text:deletion>
            <office:change-info>
              <dc:creator>Jonathan Jesse</dc:creator>
              <dc:date>2006-10-20T14:15:00</dc:date>
            </office:change-info>
            <text:p text:style-name="P2"><text:span text:style-name="T1">-</text:span></text:p>
          </text:deletion>
        </text:changed-region>
        <text:changed-region text:id="ct154640312">
          <text:deletion>
            <office:change-info>
              <dc:creator>Jonathan Jesse</dc:creator>
              <dc:date>2006-05-21T16:28:00</dc:date>
            </office:change-info>
            <text:p text:style-name="P2"><text:span text:style-name="T1">8</text:span></text:p>
          </text:deletion>
        </text:changed-region>
        <text:changed-region text:id="ct155498416">
          <text:insertion>
            <office:change-info>
              <dc:creator>Jonathan Jesse</dc:creator>
              <dc:date>2006-10-20T14:15:00</dc:date>
            </office:change-info>
          </text:insertion>
        </text:changed-region>
        <text:changed-region text:id="ct154959824">
          <text:insertion>
            <office:change-info>
              <dc:creator>image</dc:creator>
              <dc:date>2006-10-29T01:48:00</dc:date>
            </office:change-info>
          </text:insertion>
        </text:changed-region>
        <text:changed-region text:id="ct154647416">
          <text:deletion>
            <office:change-info>
              <dc:creator>Jonathan Jesse</dc:creator>
              <dc:date>2006-05-21T16:28:00</dc:date>
            </office:change-info>
            <text:p text:style-name="P2"><text:span text:style-name="T3"><office:annotation><dc:creator>Nancy</dc:creator><dc:date>2006-11-09T00:00:00</dc:date><text:p>AU: Please confirm that this is the correct reference number.</text:p></office:annotation></text:span><text:span text:style-name="T1">)</text:span></text:p>
          </text:deletion>
        </text:changed-region>
        <text:changed-region text:id="ct153550040">
          <text:insertion>
            <office:change-info>
              <dc:creator>Nancy</dc:creator>
              <dc:date>2006-05-17T12:25:00</dc:date>
            </office:change-info>
          </text:insertion>
        </text:changed-region>
        <text:changed-region text:id="ct153550296">
          <text:insertion>
            <office:change-info>
              <dc:creator>Nancy</dc:creator>
              <dc:date>2006-05-17T12:25:00</dc:date>
            </office:change-info>
          </text:insertion>
        </text:changed-region>
        <text:changed-region text:id="ct153550808">
          <text:deletion>
            <office:change-info>
              <dc:creator>Nancy</dc:creator>
              <dc:date>2006-05-17T12:25:00</dc:date>
            </office:change-info>
            <text:p text:style-name="P2"><text:span text:style-name="T26"><text:s/>and e</text:span></text:p>
          </text:deletion>
        </text:changed-region>
        <text:changed-region text:id="ct153550168">
          <text:insertion>
            <office:change-info>
              <dc:creator>Nancy</dc:creator>
              <dc:date>2006-05-17T12:25:00</dc:date>
            </office:change-info>
          </text:insertion>
        </text:changed-region>
        <text:changed-region text:id="ct153550680">
          <text:deletion>
            <office:change-info>
              <dc:creator>Nancy</dc:creator>
              <dc:date>2006-05-17T12:25:00</dc:date>
            </office:change-info>
            <text:p text:style-name="P2"><text:span text:style-name="T1">the </text:span></text:p>
          </text:deletion>
        </text:changed-region>
        <text:changed-region text:id="ct153549784">
          <text:insertion>
            <office:change-info>
              <dc:creator>Nancy</dc:creator>
              <dc:date>2006-05-17T12:25:00</dc:date>
            </office:change-info>
          </text:insertion>
        </text:changed-region>
        <text:changed-region text:id="ct153550552">
          <text:deletion>
            <office:change-info>
              <dc:creator>Nancy</dc:creator>
              <dc:date>2006-05-17T12:25:00</dc:date>
            </office:change-info>
            <text:p text:style-name="P2"><text:span text:style-name="T1">command: </text:span></text:p>
          </text:deletion>
        </text:changed-region>
        <text:changed-region text:id="ct153550424">
          <text:deletion>
            <office:change-info>
              <dc:creator>Nancy</dc:creator>
              <dc:date>2006-05-17T12:25:00</dc:date>
            </office:change-info>
            <text:p text:style-name="P2"><text:span text:style-name="T1">Read only</text:span></text:p>
          </text:deletion>
        </text:changed-region>
        <text:changed-region text:id="ct153549912">
          <text:insertion>
            <office:change-info>
              <dc:creator>Nancy</dc:creator>
              <dc:date>2006-05-17T12:25:00</dc:date>
            </office:change-info>
          </text:insertion>
        </text:changed-region>
        <text:changed-region text:id="ct153551960">
          <text:deletion>
            <office:change-info>
              <dc:creator>Nancy</dc:creator>
              <dc:date>2006-05-17T12:26:00</dc:date>
            </office:change-info>
            <text:p text:style-name="P2"><text:span text:style-name="T1">, </text:span></text:p>
          </text:deletion>
        </text:changed-region>
        <text:changed-region text:id="ct153551832">
          <text:insertion>
            <office:change-info>
              <dc:creator>Nancy</dc:creator>
              <dc:date>2006-05-17T12:26:00</dc:date>
            </office:change-info>
          </text:insertion>
        </text:changed-region>
        <text:changed-region text:id="ct155253232">
          <text:deletion>
            <office:change-info>
              <dc:creator>Nancy</dc:creator>
              <dc:date>2006-05-17T11:08:00</dc:date>
            </office:change-info>
            <text:p text:style-name="P2"><text:span text:style-name="T1">paritions</text:span></text:p>
          </text:deletion>
        </text:changed-region>
        <text:changed-region text:id="ct155401624">
          <text:insertion>
            <office:change-info>
              <dc:creator>Nancy</dc:creator>
              <dc:date>2006-05-17T11:08:00</dc:date>
            </office:change-info>
          </text:insertion>
        </text:changed-region>
        <text:changed-region text:id="ct154457384">
          <text:insertion>
            <office:change-info>
              <dc:creator>Jonathan Jesse</dc:creator>
              <dc:date>2006-05-22T23:11:00</dc:date>
            </office:change-info>
          </text:insertion>
        </text:changed-region>
        <text:changed-region text:id="ct154794704">
          <text:insertion>
            <office:change-info>
              <dc:creator>image</dc:creator>
              <dc:date>2006-10-29T01:48:00</dc:date>
            </office:change-info>
          </text:insertion>
        </text:changed-region>
        <text:changed-region text:id="ct154855856">
          <text:deletion>
            <office:change-info>
              <dc:creator>Jonathan Jesse</dc:creator>
              <dc:date>2006-05-22T23:11:00</dc:date>
            </office:change-info>
            <text:p text:style-name="P9"><text:span text:style-name="T9">24</text:span></text:p>
          </text:deletion>
        </text:changed-region>
        <text:changed-region text:id="ct154734456">
          <text:deletion>
            <office:change-info>
              <dc:creator>image</dc:creator>
              <dc:date>2006-10-29T01:48:00</dc:date>
            </office:change-info>
            <text:p text:style-name="P9"><text:span text:style-name="T9">1</text:span></text:p>
          </text:deletion>
        </text:changed-region>
        <text:changed-region text:id="ct154462608">
          <text:insertion>
            <office:change-info>
              <dc:creator>Jonathan Jesse</dc:creator>
              <dc:date>2006-05-22T23:11:00</dc:date>
            </office:change-info>
          </text:insertion>
        </text:changed-region>
        <text:changed-region text:id="ct154960872">
          <text:insertion>
            <office:change-info>
              <dc:creator>image</dc:creator>
              <dc:date>2006-10-29T01:48:00</dc:date>
            </office:change-info>
          </text:insertion>
        </text:changed-region>
        <text:changed-region text:id="ct154982632">
          <text:deletion>
            <office:change-info>
              <dc:creator>Jonathan Jesse</dc:creator>
              <dc:date>2006-05-22T23:11:00</dc:date>
            </office:change-info>
            <text:p text:style-name="P9"><text:span text:style-name="T9">24</text:span></text:p>
          </text:deletion>
        </text:changed-region>
        <text:changed-region text:id="ct154754936">
          <text:deletion>
            <office:change-info>
              <dc:creator>image</dc:creator>
              <dc:date>2006-10-29T01:48:00</dc:date>
            </office:change-info>
            <text:p text:style-name="P9"><text:span text:style-name="T9">1</text:span></text:p>
          </text:deletion>
        </text:changed-region>
        <text:changed-region text:id="ct155499472">
          <text:deletion>
            <office:change-info>
              <dc:creator>Jonathan Jesse</dc:creator>
              <dc:date>2006-10-20T14:17:00</dc:date>
            </office:change-info>
            <text:p text:style-name="P9"><text:span text:style-name="T9">withcommands</text:span></text:p>
          </text:deletion>
        </text:changed-region>
        <text:changed-region text:id="ct155498608">
          <text:insertion>
            <office:change-info>
              <dc:creator>Jonathan Jesse</dc:creator>
              <dc:date>2006-10-20T14:17:00</dc:date>
            </office:change-info>
          </text:insertion>
        </text:changed-region>
        <text:changed-region text:id="ct155401720">
          <text:deletion>
            <office:change-info>
              <dc:creator>Jonathan Jesse</dc:creator>
              <dc:date>2006-05-22T23:11:00</dc:date>
            </office:change-info>
            <text:p text:style-name="P5"><text:span text:style-name="T7">24</text:span></text:p>
          </text:deletion>
        </text:changed-region>
        <text:changed-region text:id="ct153551320">
          <text:insertion>
            <office:change-info>
              <dc:creator>Nancy</dc:creator>
              <dc:date>2006-05-17T12:26:00</dc:date>
            </office:change-info>
          </text:insertion>
        </text:changed-region>
        <text:changed-region text:id="ct153551192">
          <text:insertion>
            <office:change-info>
              <dc:creator>Nancy</dc:creator>
              <dc:date>2006-05-17T12:26:00</dc:date>
            </office:change-info>
          </text:insertion>
        </text:changed-region>
        <text:changed-region text:id="ct155416488">
          <text:deletion>
            <office:change-info>
              <dc:creator>Nancy</dc:creator>
              <dc:date>2006-05-17T11:08:00</dc:date>
            </office:change-info>
            <text:p text:style-name="P1"><text:span text:style-name="T1">automount</text:span></text:p>
          </text:deletion>
        </text:changed-region>
        <text:changed-region text:id="ct155406840">
          <text:insertion>
            <office:change-info>
              <dc:creator>Nancy</dc:creator>
              <dc:date>2006-05-17T11:08:00</dc:date>
            </office:change-info>
          </text:insertion>
        </text:changed-region>
        <text:changed-region text:id="ct153552472">
          <text:deletion>
            <office:change-info>
              <dc:creator>Nancy</dc:creator>
              <dc:date>2006-05-17T12:26:00</dc:date>
            </office:change-info>
            <text:p text:style-name="P1"><text:span text:style-name="T1">right clicking</text:span></text:p>
          </text:deletion>
        </text:changed-region>
        <text:changed-region text:id="ct153550936">
          <text:insertion>
            <office:change-info>
              <dc:creator>Nancy</dc:creator>
              <dc:date>2006-05-17T12:26:00</dc:date>
            </office:change-info>
          </text:insertion>
        </text:changed-region>
        <text:changed-region text:id="ct153551064">
          <text:insertion>
            <office:change-info>
              <dc:creator>Nancy</dc:creator>
              <dc:date>2006-05-17T12:26:00</dc:date>
            </office:change-info>
          </text:insertion>
        </text:changed-region>
        <text:changed-region text:id="ct153552344">
          <text:deletion>
            <office:change-info>
              <dc:creator>Nancy</dc:creator>
              <dc:date>2006-05-17T12:26:00</dc:date>
            </office:change-info>
            <text:p text:style-name="P1"><text:span text:style-name="T1">will </text:span></text:p>
          </text:deletion>
        </text:changed-region>
        <text:changed-region text:id="ct153551448">
          <text:insertion>
            <office:change-info>
              <dc:creator>Nancy</dc:creator>
              <dc:date>2006-05-17T12:26:00</dc:date>
            </office:change-info>
          </text:insertion>
        </text:changed-region>
        <text:changed-region text:id="ct153552216">
          <text:deletion>
            <office:change-info>
              <dc:creator>Nancy</dc:creator>
              <dc:date>2006-05-17T12:26:00</dc:date>
            </office:change-info>
            <text:p text:style-name="P1"><text:span text:style-name="T1">ready to be </text:span></text:p>
          </text:deletion>
        </text:changed-region>
        <text:changed-region text:id="ct153551576">
          <text:insertion>
            <office:change-info>
              <dc:creator>Nancy</dc:creator>
              <dc:date>2006-05-17T12:26:00</dc:date>
            </office:change-info>
          </text:insertion>
        </text:changed-region>
        <text:changed-region text:id="ct153551704">
          <text:insertion>
            <office:change-info>
              <dc:creator>Nancy</dc:creator>
              <dc:date>2006-05-17T12:26:00</dc:date>
            </office:change-info>
          </text:insertion>
        </text:changed-region>
        <text:changed-region text:id="ct153552088">
          <text:deletion>
            <office:change-info>
              <dc:creator>Nancy</dc:creator>
              <dc:date>2006-05-17T12:26:00</dc:date>
            </office:change-info>
            <text:p text:style-name="P1"><text:span text:style-name="T1"><text:s/>safely.</text:span></text:p>
          </text:deletion>
        </text:changed-region>
        <text:changed-region text:id="ct154417320">
          <text:insertion>
            <office:change-info>
              <dc:creator>image</dc:creator>
              <dc:date>2006-10-29T01:00:00</dc:date>
            </office:change-info>
          </text:insertion>
        </text:changed-region>
        <text:changed-region text:id="ct154393952">
          <text:deletion>
            <office:change-info>
              <dc:creator>image</dc:creator>
              <dc:date>2006-10-29T01:00:00</dc:date>
            </office:change-info>
            <text:p text:style-name="P1"><text:span text:style-name="T1">A</text:span></text:p>
          </text:deletion>
        </text:changed-region>
        <text:changed-region text:id="ct155499184">
          <text:insertion>
            <office:change-info>
              <dc:creator>Jonathan Jesse</dc:creator>
              <dc:date>2006-10-20T14:17:00</dc:date>
            </office:change-info>
          </text:insertion>
        </text:changed-region>
        <text:changed-region text:id="ct154389632">
          <text:insertion>
            <office:change-info>
              <dc:creator>image</dc:creator>
              <dc:date>2006-10-29T01:00:00</dc:date>
            </office:change-info>
          </text:insertion>
        </text:changed-region>
        <text:changed-region text:id="ct154346208">
          <text:deletion>
            <office:change-info>
              <dc:creator>image</dc:creator>
              <dc:date>2006-10-29T01:00:00</dc:date>
            </office:change-info>
            <text:p text:style-name="P1"><text:span text:style-name="T1">k</text:span></text:p>
          </text:deletion>
        </text:changed-region>
        <text:changed-region text:id="ct154900656">
          <text:insertion>
            <office:change-info>
              <dc:creator>image</dc:creator>
              <dc:date>2006-10-29T01:48:00</dc:date>
            </office:change-info>
          </text:insertion>
        </text:changed-region>
        <text:changed-region text:id="ct155499376">
          <text:deletion>
            <office:change-info>
              <dc:creator>Jonathan Jesse</dc:creator>
              <dc:date>2006-10-20T14:17:00</dc:date>
            </office:change-info>
            <text:p text:style-name="P1"><text:span text:style-name="T1"><text:s/></text:span></text:p>
          </text:deletion>
        </text:changed-region>
        <text:changed-region text:id="ct155491984">
          <text:deletion>
            <office:change-info>
              <dc:creator>Jonathan Jesse</dc:creator>
              <dc:date>2006-10-16T20:42:00</dc:date>
            </office:change-info>
            <text:p text:style-name="P1"><text:span text:style-name="T1">K</text:span></text:p>
          </text:deletion>
        </text:changed-region>
        <text:changed-region text:id="ct155493616">
          <text:deletion>
            <office:change-info>
              <dc:creator>Jonathan Jesse</dc:creator>
              <dc:date>2006-10-16T20:43:00</dc:date>
            </office:change-info>
            <text:p text:style-name="P1"><text:span text:style-name="T1">maro</text:span></text:p>
          </text:deletion>
        </text:changed-region>
        <text:changed-region text:id="ct155492080">
          <text:deletion>
            <office:change-info>
              <dc:creator>Jonathan Jesse</dc:creator>
              <dc:date>2006-10-16T20:42:00</dc:date>
            </office:change-info>
            <text:p text:style-name="P1"><text:span text:style-name="T1">a</text:span></text:p>
          </text:deletion>
        </text:changed-region>
        <text:changed-region text:id="ct155414408">
          <text:deletion>
            <office:change-info>
              <dc:creator>Jonathan Jesse</dc:creator>
              <dc:date>2006-05-22T23:11:00</dc:date>
            </office:change-info>
            <text:p text:style-name="P1"><text:span text:style-name="T1">25</text:span></text:p>
          </text:deletion>
        </text:changed-region>
        <text:changed-region text:id="ct155498704">
          <text:insertion>
            <office:change-info>
              <dc:creator>Jonathan Jesse</dc:creator>
              <dc:date>2006-10-20T14:17:00</dc:date>
            </office:change-info>
          </text:insertion>
        </text:changed-region>
        <text:changed-region text:id="ct155053824">
          <text:deletion>
            <office:change-info>
              <dc:creator>Jonathan Jesse</dc:creator>
              <dc:date>2006-05-22T23:11:00</dc:date>
            </office:change-info>
            <text:p text:style-name="P9"><text:span text:style-name="T9">5</text:span></text:p>
          </text:deletion>
        </text:changed-region>
        <text:changed-region text:id="ct155499568">
          <text:deletion>
            <office:change-info>
              <dc:creator>Jonathan Jesse</dc:creator>
              <dc:date>2006-10-20T14:17:00</dc:date>
            </office:change-info>
            <text:p text:style-name="P9"><text:span text:style-name="T9">2</text:span></text:p>
          </text:deletion>
        </text:changed-region>
        <text:changed-region text:id="ct155499088">
          <text:insertion>
            <office:change-info>
              <dc:creator>Jonathan Jesse</dc:creator>
              <dc:date>2006-10-20T14:17:00</dc:date>
            </office:change-info>
          </text:insertion>
        </text:changed-region>
        <text:changed-region text:id="ct155499280">
          <text:deletion>
            <office:change-info>
              <dc:creator>Jonathan Jesse</dc:creator>
              <dc:date>2006-10-20T14:17:00</dc:date>
            </office:change-info>
            <text:p text:style-name="P9"><text:span text:style-name="T9">.png</text:span></text:p>
          </text:deletion>
        </text:changed-region>
        <text:changed-region text:id="ct155493520">
          <text:deletion>
            <office:change-info>
              <dc:creator>Jonathan Jesse</dc:creator>
              <dc:date>2006-10-16T20:43:00</dc:date>
            </office:change-info>
            <text:p text:style-name="P9"><text:span text:style-name="T9">amarok</text:span></text:p>
          </text:deletion>
        </text:changed-region>
        <text:changed-region text:id="ct155498800">
          <text:insertion>
            <office:change-info>
              <dc:creator>Jonathan Jesse</dc:creator>
              <dc:date>2006-10-20T14:17:00</dc:date>
            </office:change-info>
          </text:insertion>
        </text:changed-region>
        <text:changed-region text:id="ct154294864">
          <text:deletion>
            <office:change-info>
              <dc:creator>image</dc:creator>
              <dc:date>2006-10-29T01:00:00</dc:date>
            </office:change-info>
            <text:p text:style-name="P9"><text:span text:style-name="T9">k</text:span></text:p>
          </text:deletion>
        </text:changed-region>
        <text:changed-region text:id="ct154346048">
          <text:insertion>
            <office:change-info>
              <dc:creator>image</dc:creator>
              <dc:date>2006-10-29T01:00:00</dc:date>
            </office:change-info>
          </text:insertion>
        </text:changed-region>
        <text:changed-region text:id="ct155498896">
          <text:insertion>
            <office:change-info>
              <dc:creator>Jonathan Jesse</dc:creator>
              <dc:date>2006-10-20T14:17:00</dc:date>
            </office:change-info>
          </text:insertion>
        </text:changed-region>
        <text:changed-region text:id="ct154296808">
          <text:deletion>
            <office:change-info>
              <dc:creator>Jonathan Jesse</dc:creator>
              <dc:date>2006-05-22T23:11:00</dc:date>
            </office:change-info>
            <text:p text:style-name="P5"><text:span text:style-name="T7">25</text:span></text:p>
          </text:deletion>
        </text:changed-region>
        <text:changed-region text:id="ct155498992">
          <text:insertion>
            <office:change-info>
              <dc:creator>Jonathan Jesse</dc:creator>
              <dc:date>2006-10-20T14:17:00</dc:date>
            </office:change-info>
          </text:insertion>
        </text:changed-region>
        <text:changed-region text:id="ct155500048">
          <text:insertion>
            <office:change-info>
              <dc:creator>Jonathan Jesse</dc:creator>
              <dc:date>2006-10-20T14:18:00</dc:date>
            </office:change-info>
          </text:insertion>
        </text:changed-region>
        <text:changed-region text:id="ct154397704">
          <text:deletion>
            <office:change-info>
              <dc:creator>image</dc:creator>
              <dc:date>2006-10-29T01:00:00</dc:date>
            </office:change-info>
            <text:p text:style-name="P5"><text:span text:style-name="T4"/></text:p>
            <text:p text:style-name="P6"><text:span text:style-name="T4">A</text:span></text:p>
          </text:deletion>
        </text:changed-region>
        <text:changed-region text:id="ct154384720">
          <text:insertion>
            <office:change-info>
              <dc:creator>image</dc:creator>
              <dc:date>2006-10-29T01:00:00</dc:date>
            </office:change-info>
          </text:insertion>
        </text:changed-region>
        <text:changed-region text:id="ct155492368">
          <text:insertion>
            <office:change-info>
              <dc:creator>Jonathan Jesse</dc:creator>
              <dc:date>2006-10-16T20:43:00</dc:date>
            </office:change-info>
          </text:insertion>
        </text:changed-region>
        <text:changed-region text:id="ct154790048">
          <text:deletion>
            <office:change-info>
              <dc:creator>image</dc:creator>
              <dc:date>2006-10-29T01:58:00</dc:date>
            </office:change-info>
            <text:p text:style-name="P6"><text:span text:style-name="T24"><office:annotation><dc:creator>Nancy</dc:creator><dc:date>2006-11-09T00:00:00</dc:date><text:p>FC</text:p></office:annotation></text:span><text:span text:style-name="T24">rok</text:span></text:p>
          </text:deletion>
        </text:changed-region>
        <text:changed-region text:id="ct154496000">
          <text:deletion>
            <office:change-info>
              <dc:creator>image</dc:creator>
              <dc:date>2006-10-29T01:59:00</dc:date>
            </office:change-info>
            <text:p text:style-name="P6"><text:span text:style-name="T24">AmaamaroKk</text:span></text:p>
          </text:deletion>
        </text:changed-region>
        <text:changed-region text:id="ct154548816">
          <text:insertion>
            <office:change-info>
              <dc:creator>image</dc:creator>
              <dc:date>2006-10-29T01:59:00</dc:date>
            </office:change-info>
          </text:insertion>
        </text:changed-region>
        <text:changed-region text:id="ct153553368">
          <text:deletion>
            <office:change-info>
              <dc:creator>Nancy</dc:creator>
              <dc:date>2006-05-17T12:28:00</dc:date>
            </office:change-info>
            <text:p text:style-name="P2"><text:span text:style-name="T1">full </text:span></text:p>
          </text:deletion>
        </text:changed-region>
        <text:changed-region text:id="ct153553112">
          <text:insertion>
            <office:change-info>
              <dc:creator>Nancy</dc:creator>
              <dc:date>2006-05-17T12:28:00</dc:date>
            </office:change-info>
          </text:insertion>
        </text:changed-region>
        <text:changed-region text:id="ct153552984">
          <text:insertion>
            <office:change-info>
              <dc:creator>Nancy</dc:creator>
              <dc:date>2006-05-17T12:28:00</dc:date>
            </office:change-info>
          </text:insertion>
        </text:changed-region>
        <text:changed-region text:id="ct153553240">
          <text:deletion>
            <office:change-info>
              <dc:creator>Nancy</dc:creator>
              <dc:date>2006-05-17T12:28:00</dc:date>
            </office:change-info>
            <text:p text:style-name="P2"><text:span text:style-name="T1">amaroK</text:span></text:p>
          </text:deletion>
        </text:changed-region>
        <text:changed-region text:id="ct155492272">
          <text:insertion>
            <office:change-info>
              <dc:creator>Jonathan Jesse</dc:creator>
              <dc:date>2006-10-16T20:43:00</dc:date>
            </office:change-info>
          </text:insertion>
        </text:changed-region>
        <text:changed-region text:id="ct154446616">
          <text:deletion>
            <office:change-info>
              <dc:creator>image</dc:creator>
              <dc:date>2006-10-29T01:59:00</dc:date>
            </office:change-info>
            <text:p text:style-name="P2"><text:span text:style-name="T1">AmarokAmaroK k</text:span></text:p>
          </text:deletion>
        </text:changed-region>
        <text:changed-region text:id="ct154527200">
          <text:insertion>
            <office:change-info>
              <dc:creator>image</dc:creator>
              <dc:date>2006-10-29T01:59:00</dc:date>
            </office:change-info>
          </text:insertion>
        </text:changed-region>
        <text:changed-region text:id="ct153552856">
          <text:insertion>
            <office:change-info>
              <dc:creator>Nancy</dc:creator>
              <dc:date>2006-05-17T12:28:00</dc:date>
            </office:change-info>
          </text:insertion>
        </text:changed-region>
        <text:changed-region text:id="ct155492944">
          <text:deletion>
            <office:change-info>
              <dc:creator>Jonathan Jesse</dc:creator>
              <dc:date>2006-10-16T20:43:00</dc:date>
            </office:change-info>
            <text:p text:style-name="P2"><text:span text:style-name="T1">AmaroK</text:span></text:p>
          </text:deletion>
        </text:changed-region>
        <text:changed-region text:id="ct155492848">
          <text:insertion>
            <office:change-info>
              <dc:creator>Jonathan Jesse</dc:creator>
              <dc:date>2006-10-16T20:43:00</dc:date>
            </office:change-info>
          </text:insertion>
        </text:changed-region>
        <text:changed-region text:id="ct154595776">
          <text:insertion>
            <office:change-info>
              <dc:creator>image</dc:creator>
              <dc:date>2006-10-29T01:59:00</dc:date>
            </office:change-info>
          </text:insertion>
        </text:changed-region>
        <text:changed-region text:id="ct154430008">
          <text:deletion>
            <office:change-info>
              <dc:creator>image</dc:creator>
              <dc:date>2006-10-29T01:59:00</dc:date>
            </office:change-info>
            <text:p text:style-name="P2"><text:span text:style-name="T1">k</text:span></text:p>
          </text:deletion>
        </text:changed-region>
        <text:changed-region text:id="ct154038000">
          <text:deletion>
            <office:change-info>
              <dc:creator>image</dc:creator>
              <dc:date>2006-10-29T01:59:00</dc:date>
            </office:change-info>
            <text:p text:style-name="P2"><text:span text:style-name="T1">A</text:span></text:p>
          </text:deletion>
        </text:changed-region>
        <text:changed-region text:id="ct155493136">
          <text:deletion>
            <office:change-info>
              <dc:creator>Jonathan Jesse</dc:creator>
              <dc:date>2006-10-16T20:43:00</dc:date>
            </office:change-info>
            <text:p text:style-name="P2"><text:span text:style-name="T1">amaroK</text:span></text:p>
          </text:deletion>
        </text:changed-region>
        <text:changed-region text:id="ct154561104">
          <text:insertion>
            <office:change-info>
              <dc:creator>image</dc:creator>
              <dc:date>2006-10-29T01:59:00</dc:date>
            </office:change-info>
          </text:insertion>
        </text:changed-region>
        <text:changed-region text:id="ct155492752">
          <text:insertion>
            <office:change-info>
              <dc:creator>Jonathan Jesse</dc:creator>
              <dc:date>2006-10-16T20:43:00</dc:date>
            </office:change-info>
          </text:insertion>
        </text:changed-region>
        <text:changed-region text:id="ct154550048">
          <text:insertion>
            <office:change-info>
              <dc:creator>image</dc:creator>
              <dc:date>2006-10-29T01:59:00</dc:date>
            </office:change-info>
          </text:insertion>
        </text:changed-region>
        <text:changed-region text:id="ct154451288">
          <text:deletion>
            <office:change-info>
              <dc:creator>image</dc:creator>
              <dc:date>2006-10-29T01:59:00</dc:date>
            </office:change-info>
            <text:p text:style-name="P2"><text:span text:style-name="T1">k</text:span></text:p>
          </text:deletion>
        </text:changed-region>
        <text:changed-region text:id="ct153552728">
          <text:insertion>
            <office:change-info>
              <dc:creator>Nancy</dc:creator>
              <dc:date>2006-05-17T12:28:00</dc:date>
            </office:change-info>
          </text:insertion>
        </text:changed-region>
        <text:changed-region text:id="ct155493328">
          <text:deletion>
            <office:change-info>
              <dc:creator>Jonathan Jesse</dc:creator>
              <dc:date>2006-10-16T20:43:00</dc:date>
            </office:change-info>
            <text:p text:style-name="P2"><text:span text:style-name="T1">amaroK</text:span></text:p>
          </text:deletion>
        </text:changed-region>
        <text:changed-region text:id="ct154537576">
          <text:insertion>
            <office:change-info>
              <dc:creator>image</dc:creator>
              <dc:date>2006-10-29T01:59:00</dc:date>
            </office:change-info>
          </text:insertion>
        </text:changed-region>
        <text:changed-region text:id="ct154090128">
          <text:deletion>
            <office:change-info>
              <dc:creator>image</dc:creator>
              <dc:date>2006-10-29T01:59:00</dc:date>
            </office:change-info>
            <text:p text:style-name="P2"><text:span text:style-name="T1">A</text:span></text:p>
          </text:deletion>
        </text:changed-region>
        <text:changed-region text:id="ct155499760">
          <text:insertion>
            <office:change-info>
              <dc:creator>Jonathan Jesse</dc:creator>
              <dc:date>2006-10-20T14:18:00</dc:date>
            </office:change-info>
          </text:insertion>
        </text:changed-region>
        <text:changed-region text:id="ct154502248">
          <text:deletion>
            <office:change-info>
              <dc:creator>image</dc:creator>
              <dc:date>2006-10-29T01:59:00</dc:date>
            </office:change-info>
            <text:p text:style-name="P2"><text:span text:style-name="T1">k</text:span></text:p>
          </text:deletion>
        </text:changed-region>
        <text:changed-region text:id="ct154956184">
          <text:insertion>
            <office:change-info>
              <dc:creator>image</dc:creator>
              <dc:date>2006-10-29T02:00:00</dc:date>
            </office:change-info>
          </text:insertion>
        </text:changed-region>
        <text:changed-region text:id="ct155422784">
          <text:deletion>
            <office:change-info>
              <dc:creator>Nancy</dc:creator>
              <dc:date>2006-05-17T11:25:00</dc:date>
            </office:change-info>
            <text:p text:style-name="P2"><text:span text:style-name="T1"><text:s text:c="2"/></text:span></text:p>
          </text:deletion>
        </text:changed-region>
        <text:changed-region text:id="ct154011000">
          <text:insertion>
            <office:change-info>
              <dc:creator>Nancy</dc:creator>
              <dc:date>2006-05-17T12:03:00</dc:date>
            </office:change-info>
          </text:insertion>
        </text:changed-region>
        <text:changed-region text:id="ct154331560">
          <text:deletion>
            <office:change-info>
              <dc:creator>image</dc:creator>
              <dc:date>2006-10-29T01:00:00</dc:date>
            </office:change-info>
            <text:p text:style-name="P2"><text:span text:style-name="T1">A</text:span></text:p>
          </text:deletion>
        </text:changed-region>
        <text:changed-region text:id="ct155493424">
          <text:deletion>
            <office:change-info>
              <dc:creator>Jonathan Jesse</dc:creator>
              <dc:date>2006-10-16T20:43:00</dc:date>
            </office:change-info>
            <text:p text:style-name="P2"><text:span text:style-name="T1">amaroK</text:span></text:p>
          </text:deletion>
        </text:changed-region>
        <text:changed-region text:id="ct154419000">
          <text:insertion>
            <office:change-info>
              <dc:creator>image</dc:creator>
              <dc:date>2006-10-29T01:00:00</dc:date>
            </office:change-info>
          </text:insertion>
        </text:changed-region>
        <text:changed-region text:id="ct155492176">
          <text:insertion>
            <office:change-info>
              <dc:creator>Jonathan Jesse</dc:creator>
              <dc:date>2006-10-16T20:43:00</dc:date>
            </office:change-info>
          </text:insertion>
        </text:changed-region>
        <text:changed-region text:id="ct154416056">
          <text:insertion>
            <office:change-info>
              <dc:creator>image</dc:creator>
              <dc:date>2006-10-29T01:00:00</dc:date>
            </office:change-info>
          </text:insertion>
        </text:changed-region>
        <text:changed-region text:id="ct154273616">
          <text:deletion>
            <office:change-info>
              <dc:creator>image</dc:creator>
              <dc:date>2006-10-29T01:00:00</dc:date>
            </office:change-info>
            <text:p text:style-name="P2"><text:span text:style-name="T1">k</text:span></text:p>
          </text:deletion>
        </text:changed-region>
        <text:changed-region text:id="ct155500240">
          <text:deletion>
            <office:change-info>
              <dc:creator>Jonathan Jesse</dc:creator>
              <dc:date>2006-10-20T14:18:00</dc:date>
            </office:change-info>
            <text:p text:style-name="P2"><text:span text:style-name="T1">I</text:span></text:p>
          </text:deletion>
        </text:changed-region>
        <text:changed-region text:id="ct155499952">
          <text:insertion>
            <office:change-info>
              <dc:creator>Jonathan Jesse</dc:creator>
              <dc:date>2006-10-20T14:18:00</dc:date>
            </office:change-info>
          </text:insertion>
        </text:changed-region>
        <text:changed-region text:id="ct153553624">
          <text:deletion>
            <office:change-info>
              <dc:creator>Nancy</dc:creator>
              <dc:date>2006-05-17T12:29:00</dc:date>
            </office:change-info>
            <text:p text:style-name="P2"><text:span text:style-name="T1">First </text:span></text:p>
          </text:deletion>
        </text:changed-region>
        <text:changed-region text:id="ct153553496">
          <text:insertion>
            <office:change-info>
              <dc:creator>Nancy</dc:creator>
              <dc:date>2006-05-17T12:29:00</dc:date>
            </office:change-info>
          </text:insertion>
        </text:changed-region>
        <text:changed-region text:id="ct155416896">
          <text:deletion>
            <office:change-info>
              <dc:creator>Nancy</dc:creator>
              <dc:date>2006-05-17T10:59:00</dc:date>
            </office:change-info>
            <text:p text:style-name="P2"><text:span text:style-name="T1">re-</text:span></text:p>
          </text:deletion>
        </text:changed-region>
        <text:changed-region text:id="ct154732024">
          <text:insertion>
            <office:change-info>
              <dc:creator>Nancy</dc:creator>
              <dc:date>2006-05-17T10:59:00</dc:date>
            </office:change-info>
          </text:insertion>
        </text:changed-region>
        <text:changed-region text:id="ct155387536">
          <text:deletion>
            <office:change-info>
              <dc:creator>Jonathan Jesse</dc:creator>
              <dc:date>2006-05-22T23:11:00</dc:date>
            </office:change-info>
            <text:p text:style-name="P2"><text:span text:style-name="T1">26</text:span></text:p>
          </text:deletion>
        </text:changed-region>
        <text:changed-region text:id="ct155499856">
          <text:insertion>
            <office:change-info>
              <dc:creator>Jonathan Jesse</dc:creator>
              <dc:date>2006-10-20T14:18:00</dc:date>
            </office:change-info>
          </text:insertion>
        </text:changed-region>
        <text:changed-region text:id="ct154736784">
          <text:deletion>
            <office:change-info>
              <dc:creator>Jonathan Jesse</dc:creator>
              <dc:date>2006-05-22T23:12:00</dc:date>
            </office:change-info>
            <text:p text:style-name="P2"><text:span text:style-name="T1">29</text:span></text:p>
          </text:deletion>
        </text:changed-region>
        <text:changed-region text:id="ct155499664">
          <text:insertion>
            <office:change-info>
              <dc:creator>Jonathan Jesse</dc:creator>
              <dc:date>2006-10-20T14:18:00</dc:date>
            </office:change-info>
          </text:insertion>
        </text:changed-region>
        <text:changed-region text:id="ct155500144">
          <text:deletion>
            <office:change-info>
              <dc:creator>Jonathan Jesse</dc:creator>
              <dc:date>2006-10-20T14:18:00</dc:date>
            </office:change-info>
            <text:p text:style-name="P9"><text:span text:style-name="T9"><text:s/>07fig26firstrunwelcome.png</text:span></text:p>
          </text:deletion>
        </text:changed-region>
        <text:changed-region text:id="ct155347512">
          <text:deletion>
            <office:change-info>
              <dc:creator>Jonathan Jesse</dc:creator>
              <dc:date>2006-05-22T23:11:00</dc:date>
            </office:change-info>
            <text:p text:style-name="P9"><text:span text:style-name="T9">26</text:span></text:p>
          </text:deletion>
        </text:changed-region>
        <text:changed-region text:id="ct155500720">
          <text:insertion>
            <office:change-info>
              <dc:creator>Jonathan Jesse</dc:creator>
              <dc:date>2006-10-20T14:20:00</dc:date>
            </office:change-info>
          </text:insertion>
        </text:changed-region>
        <text:changed-region text:id="ct155500816">
          <text:insertion>
            <office:change-info>
              <dc:creator>Jonathan Jesse</dc:creator>
              <dc:date>2006-10-20T14:20:00</dc:date>
            </office:change-info>
          </text:insertion>
        </text:changed-region>
        <text:changed-region text:id="ct155247808">
          <text:deletion>
            <office:change-info>
              <dc:creator>Jonathan Jesse</dc:creator>
              <dc:date>2006-05-22T23:11:00</dc:date>
            </office:change-info>
            <text:p text:style-name="P5"><text:span text:style-name="T7">26</text:span></text:p>
          </text:deletion>
        </text:changed-region>
        <text:changed-region text:id="ct155500912">
          <text:deletion>
            <office:change-info>
              <dc:creator>Jonathan Jesse</dc:creator>
              <dc:date>2006-10-20T14:20:00</dc:date>
            </office:change-info>
            <text:p text:style-name="P9"><text:span text:style-name="T9"><text:s/></text:span></text:p>
          </text:deletion>
        </text:changed-region>
        <text:changed-region text:id="ct154659480">
          <text:deletion>
            <office:change-info>
              <dc:creator>Jonathan Jesse</dc:creator>
              <dc:date>2006-05-22T23:11:00</dc:date>
            </office:change-info>
            <text:p text:style-name="P9"><text:span text:style-name="T9">27</text:span></text:p>
          </text:deletion>
        </text:changed-region>
        <text:changed-region text:id="ct155500624">
          <text:insertion>
            <office:change-info>
              <dc:creator>Jonathan Jesse</dc:creator>
              <dc:date>2006-10-20T14:20:00</dc:date>
            </office:change-info>
          </text:insertion>
        </text:changed-region>
        <text:changed-region text:id="ct155500336">
          <text:deletion>
            <office:change-info>
              <dc:creator>Jonathan Jesse</dc:creator>
              <dc:date>2006-10-20T14:19:00</dc:date>
            </office:change-info>
            <text:p text:style-name="P9"><text:span text:style-name="T9">27</text:span></text:p>
          </text:deletion>
        </text:changed-region>
        <text:changed-region text:id="ct155500528">
          <text:insertion>
            <office:change-info>
              <dc:creator>Jonathan Jesse</dc:creator>
              <dc:date>2006-10-20T14:20:00</dc:date>
            </office:change-info>
          </text:insertion>
        </text:changed-region>
        <text:changed-region text:id="ct155379192">
          <text:deletion>
            <office:change-info>
              <dc:creator>Jonathan Jesse</dc:creator>
              <dc:date>2006-05-22T23:11:00</dc:date>
            </office:change-info>
            <text:p text:style-name="P5"><text:span text:style-name="T7">27</text:span></text:p>
          </text:deletion>
        </text:changed-region>
        <text:changed-region text:id="ct155500432">
          <text:insertion>
            <office:change-info>
              <dc:creator>Jonathan Jesse</dc:creator>
              <dc:date>2006-10-20T14:20:00</dc:date>
            </office:change-info>
          </text:insertion>
        </text:changed-region>
        <text:changed-region text:id="ct155493232">
          <text:deletion>
            <office:change-info>
              <dc:creator>Jonathan Jesse</dc:creator>
              <dc:date>2006-10-16T20:43:00</dc:date>
            </office:change-info>
            <text:p text:style-name="P6"><text:span text:style-name="T4">amaroK</text:span></text:p>
          </text:deletion>
        </text:changed-region>
        <text:changed-region text:id="ct154304704">
          <text:insertion>
            <office:change-info>
              <dc:creator>image</dc:creator>
              <dc:date>2006-10-29T01:02:00</dc:date>
            </office:change-info>
          </text:insertion>
        </text:changed-region>
        <text:changed-region text:id="ct154253728">
          <text:deletion>
            <office:change-info>
              <dc:creator>image</dc:creator>
              <dc:date>2006-10-29T01:02:00</dc:date>
            </office:change-info>
            <text:p text:style-name="P6"><text:span text:style-name="T4">A</text:span></text:p>
          </text:deletion>
        </text:changed-region>
        <text:changed-region text:id="ct155492464">
          <text:insertion>
            <office:change-info>
              <dc:creator>Jonathan Jesse</dc:creator>
              <dc:date>2006-10-16T20:43:00</dc:date>
            </office:change-info>
          </text:insertion>
        </text:changed-region>
        <text:changed-region text:id="ct154170536">
          <text:insertion>
            <office:change-info>
              <dc:creator>image</dc:creator>
              <dc:date>2006-10-29T01:02:00</dc:date>
            </office:change-info>
          </text:insertion>
        </text:changed-region>
        <text:changed-region text:id="ct154194648">
          <text:deletion>
            <office:change-info>
              <dc:creator>image</dc:creator>
              <dc:date>2006-10-29T01:02:00</dc:date>
            </office:change-info>
            <text:p text:style-name="P6"><text:span text:style-name="T4">k</text:span></text:p>
          </text:deletion>
        </text:changed-region>
        <text:changed-region text:id="ct154448696">
          <text:insertion>
            <office:change-info>
              <dc:creator>Jonathan Jesse</dc:creator>
              <dc:date>2006-05-22T23:11:00</dc:date>
            </office:change-info>
          </text:insertion>
        </text:changed-region>
        <text:changed-region text:id="ct154244544">
          <text:insertion>
            <office:change-info>
              <dc:creator>image</dc:creator>
              <dc:date>2006-10-29T01:02:00</dc:date>
            </office:change-info>
          </text:insertion>
        </text:changed-region>
        <text:changed-region text:id="ct154865520">
          <text:deletion>
            <office:change-info>
              <dc:creator>Jonathan Jesse</dc:creator>
              <dc:date>2006-05-22T23:11:00</dc:date>
            </office:change-info>
            <text:p text:style-name="P9"><text:span text:style-name="T9">28</text:span></text:p>
          </text:deletion>
        </text:changed-region>
        <text:changed-region text:id="ct154162248">
          <text:deletion>
            <office:change-info>
              <dc:creator>image</dc:creator>
              <dc:date>2006-10-29T01:02:00</dc:date>
            </office:change-info>
            <text:p text:style-name="P9"><text:span text:style-name="T9">5</text:span></text:p>
          </text:deletion>
        </text:changed-region>
        <text:changed-region text:id="ct155501200">
          <text:deletion>
            <office:change-info>
              <dc:creator>Jonathan Jesse</dc:creator>
              <dc:date>2006-10-20T14:21:00</dc:date>
            </office:change-info>
            <text:p text:style-name="P9"><text:span text:style-name="T9">28</text:span></text:p>
          </text:deletion>
        </text:changed-region>
        <text:changed-region text:id="ct155501008">
          <text:insertion>
            <office:change-info>
              <dc:creator>Jonathan Jesse</dc:creator>
              <dc:date>2006-10-20T14:21:00</dc:date>
            </office:change-info>
          </text:insertion>
        </text:changed-region>
        <text:changed-region text:id="ct154498896">
          <text:deletion>
            <office:change-info>
              <dc:creator>Jonathan Jesse</dc:creator>
              <dc:date>2006-05-22T23:11:00</dc:date>
            </office:change-info>
            <text:p text:style-name="P5"><text:span text:style-name="T7">28</text:span></text:p>
          </text:deletion>
        </text:changed-region>
        <text:changed-region text:id="ct155501104">
          <text:insertion>
            <office:change-info>
              <dc:creator>Jonathan Jesse</dc:creator>
              <dc:date>2006-10-20T14:21:00</dc:date>
            </office:change-info>
          </text:insertion>
        </text:changed-region>
        <text:changed-region text:id="ct155399464">
          <text:deletion>
            <office:change-info>
              <dc:creator>Jonathan Jesse</dc:creator>
              <dc:date>2006-05-22T23:11:00</dc:date>
            </office:change-info>
            <text:p text:style-name="P9"><text:span text:style-name="T9">290</text:span></text:p>
          </text:deletion>
        </text:changed-region>
        <text:changed-region text:id="ct155501488">
          <text:insertion>
            <office:change-info>
              <dc:creator>Jonathan Jesse</dc:creator>
              <dc:date>2006-10-20T14:22:00</dc:date>
            </office:change-info>
          </text:insertion>
        </text:changed-region>
        <text:changed-region text:id="ct155502256">
          <text:deletion>
            <office:change-info>
              <dc:creator>Jonathan Jesse</dc:creator>
              <dc:date>2006-10-20T14:22:00</dc:date>
            </office:change-info>
            <text:p text:style-name="P9"><text:span text:style-name="T9">29</text:span></text:p>
          </text:deletion>
        </text:changed-region>
        <text:changed-region text:id="ct155501296">
          <text:insertion>
            <office:change-info>
              <dc:creator>Jonathan Jesse</dc:creator>
              <dc:date>2006-10-20T14:22:00</dc:date>
            </office:change-info>
          </text:insertion>
        </text:changed-region>
        <text:changed-region text:id="ct154412936">
          <text:insertion>
            <office:change-info>
              <dc:creator>Jonathan Jesse</dc:creator>
              <dc:date>2006-05-22T23:11:00</dc:date>
            </office:change-info>
          </text:insertion>
        </text:changed-region>
        <text:changed-region text:id="ct154084920">
          <text:insertion>
            <office:change-info>
              <dc:creator>image</dc:creator>
              <dc:date>2006-10-29T01:03:00</dc:date>
            </office:change-info>
          </text:insertion>
        </text:changed-region>
        <text:changed-region text:id="ct154932208">
          <text:deletion>
            <office:change-info>
              <dc:creator>Jonathan Jesse</dc:creator>
              <dc:date>2006-05-22T23:11:00</dc:date>
            </office:change-info>
            <text:p text:style-name="P5"><text:span text:style-name="T7">29</text:span></text:p>
          </text:deletion>
        </text:changed-region>
        <text:changed-region text:id="ct154084224">
          <text:deletion>
            <office:change-info>
              <dc:creator>image</dc:creator>
              <dc:date>2006-10-29T01:03:00</dc:date>
            </office:change-info>
            <text:p text:style-name="P5"><text:span text:style-name="T7">6</text:span></text:p>
          </text:deletion>
        </text:changed-region>
        <text:changed-region text:id="ct153554520">
          <text:deletion>
            <office:change-info>
              <dc:creator>Nancy</dc:creator>
              <dc:date>2006-05-17T12:30:00</dc:date>
            </office:change-info>
            <text:p text:style-name="P2"><text:span text:style-name="T1">the M</text:span></text:p>
          </text:deletion>
        </text:changed-region>
        <text:changed-region text:id="ct153554264">
          <text:insertion>
            <office:change-info>
              <dc:creator>Nancy</dc:creator>
              <dc:date>2006-05-17T12:30:00</dc:date>
            </office:change-info>
          </text:insertion>
        </text:changed-region>
        <text:changed-region text:id="ct153554136">
          <text:insertion>
            <office:change-info>
              <dc:creator>Nancy</dc:creator>
              <dc:date>2006-05-17T12:30:00</dc:date>
            </office:change-info>
          </text:insertion>
        </text:changed-region>
        <text:changed-region text:id="ct153554008">
          <text:insertion>
            <office:change-info>
              <dc:creator>Nancy</dc:creator>
              <dc:date>2006-05-17T12:30:00</dc:date>
            </office:change-info>
          </text:insertion>
        </text:changed-region>
        <text:changed-region text:id="ct154157640">
          <text:insertion>
            <office:change-info>
              <dc:creator>image</dc:creator>
              <dc:date>2006-10-29T01:03:00</dc:date>
            </office:change-info>
          </text:insertion>
        </text:changed-region>
        <text:changed-region text:id="ct155423424">
          <text:deletion>
            <office:change-info>
              <dc:creator>Nancy</dc:creator>
              <dc:date>2006-05-17T11:25:00</dc:date>
            </office:change-info>
            <text:p text:style-name="P2"><text:span text:style-name="T1"><text:s text:c="2"/></text:span></text:p>
          </text:deletion>
        </text:changed-region>
        <text:changed-region text:id="ct154184168">
          <text:insertion>
            <office:change-info>
              <dc:creator>Nancy</dc:creator>
              <dc:date>2006-05-17T12:03:00</dc:date>
            </office:change-info>
          </text:insertion>
        </text:changed-region>
        <text:changed-region text:id="ct153553880">
          <text:insertion>
            <office:change-info>
              <dc:creator>Nancy</dc:creator>
              <dc:date>2006-05-17T12:30:00</dc:date>
            </office:change-info>
          </text:insertion>
        </text:changed-region>
        <text:changed-region text:id="ct153554392">
          <text:deletion>
            <office:change-info>
              <dc:creator>Nancy</dc:creator>
              <dc:date>2006-05-17T12:30:00</dc:date>
            </office:change-info>
            <text:p text:style-name="P2"><text:span text:style-name="T1">simply </text:span></text:p>
          </text:deletion>
        </text:changed-region>
        <text:changed-region text:id="ct153553752">
          <text:insertion>
            <office:change-info>
              <dc:creator>Nancy</dc:creator>
              <dc:date>2006-05-17T12:30:00</dc:date>
            </office:change-info>
          </text:insertion>
        </text:changed-region>
        <text:changed-region text:id="ct153554648">
          <text:insertion>
            <office:change-info>
              <dc:creator>Nancy</dc:creator>
              <dc:date>2006-05-17T12:31:00</dc:date>
            </office:change-info>
          </text:insertion>
        </text:changed-region>
        <text:changed-region text:id="ct155433696">
          <text:deletion>
            <office:change-info>
              <dc:creator>Nancy</dc:creator>
              <dc:date>2006-05-17T10:56:00</dc:date>
            </office:change-info>
            <text:p text:style-name="P1"><text:span text:style-name="T1">web</text:span></text:p>
          </text:deletion>
        </text:changed-region>
        <text:changed-region text:id="ct153698416">
          <text:insertion>
            <office:change-info>
              <dc:creator>Nancy</dc:creator>
              <dc:date>2006-05-17T10:56:00</dc:date>
            </office:change-info>
          </text:insertion>
        </text:changed-region>
        <text:changed-region text:id="ct153554776">
          <text:insertion>
            <office:change-info>
              <dc:creator>Nancy</dc:creator>
              <dc:date>2006-05-17T12:31:00</dc:date>
            </office:change-info>
          </text:insertion>
        </text:changed-region>
        <text:changed-region text:id="ct153528656">
          <text:deletion>
            <office:change-info>
              <dc:creator>Nancy</dc:creator>
              <dc:date>2006-05-17T11:40:00</dc:date>
            </office:change-info>
            <text:p text:style-name="P1"><text:span text:style-name="T1">K Menu</text:span></text:p>
          </text:deletion>
        </text:changed-region>
        <text:changed-region text:id="ct153525328">
          <text:insertion>
            <office:change-info>
              <dc:creator>Nancy</dc:creator>
              <dc:date>2006-05-17T11:40:00</dc:date>
            </office:change-info>
          </text:insertion>
        </text:changed-region>
        <text:changed-region text:id="ct154645048">
          <text:insertion>
            <office:change-info>
              <dc:creator>Jonathan Jesse</dc:creator>
              <dc:date>2006-05-21T16:29:00</dc:date>
            </office:change-info>
          </text:insertion>
        </text:changed-region>
        <text:changed-region text:id="ct155172616">
          <text:deletion>
            <office:change-info>
              <dc:creator>unknown</dc:creator>
              <dc:date>2006-11-06T10:35:00</dc:date>
            </office:change-info>
            <text:p text:style-name="P1"><text:span text:style-name="T10">&lt;&lt;JK: It should</text:span><text:span text:style-name="T27"><office:annotation><dc:creator>Nancy</dc:creator><dc:date>2006-11-09T00:00:00</dc:date><text:p>AU: Is this a repeat of the first item you listed? If so, should be deleted.</text:p></office:annotation></text:span><text:span text:style-name="T10">.</text:span></text:p>
          </text:deletion>
        </text:changed-region>
        <text:changed-region text:id="ct155225128">
          <text:deletion>
            <office:change-info>
              <dc:creator>Jonathan Jesse</dc:creator>
              <dc:date>2006-05-21T16:29:00</dc:date>
            </office:change-info>
            <text:p text:style-name="P1"><text:span text:style-name="T10"><text:s/>and Writer,</text:span></text:p>
          </text:deletion>
        </text:changed-region>
        <text:changed-region text:id="ct155272480">
          <text:insertion>
            <office:change-info>
              <dc:creator>unknown</dc:creator>
              <dc:date>2006-11-06T10:34:00</dc:date>
            </office:change-info>
          </text:insertion>
        </text:changed-region>
        <text:changed-region text:id="ct155204624">
          <text:insertion>
            <office:change-info>
              <dc:creator>unknown</dc:creator>
              <dc:date>2006-11-06T10:35:00</dc:date>
            </office:change-info>
          </text:insertion>
        </text:changed-region>
        <text:changed-region text:id="ct155127752">
          <text:deletion>
            <office:change-info>
              <dc:creator>unknown</dc:creator>
              <dc:date>2006-11-06T10:35:00</dc:date>
            </office:change-info>
            <text:p text:style-name="P1"><text:span text:style-name="T10"><text:s text:c="2"/>or that they are usally launched from within the other applications&gt;&gt; that Draw and Math are not available within the menu until activated with the menu editor be mentioned</text:span></text:p>
          </text:deletion>
        </text:changed-region>
        <text:changed-region text:id="ct153555928">
          <text:deletion>
            <office:change-info>
              <dc:creator>Nancy</dc:creator>
              <dc:date>2006-05-17T12:32:00</dc:date>
            </office:change-info>
            <text:p text:style-name="P1"><text:span text:style-name="T1">are</text:span></text:p>
          </text:deletion>
        </text:changed-region>
        <text:changed-region text:id="ct153555416">
          <text:insertion>
            <office:change-info>
              <dc:creator>Nancy</dc:creator>
              <dc:date>2006-05-17T12:32:00</dc:date>
            </office:change-info>
          </text:insertion>
        </text:changed-region>
        <text:changed-region text:id="ct153917544">
          <text:deletion>
            <office:change-info>
              <dc:creator>Nancy</dc:creator>
              <dc:date>2006-05-17T11:30:00</dc:date>
            </office:change-info>
            <text:p text:style-name="P1"><text:span text:style-name="T1">easy to use</text:span></text:p>
          </text:deletion>
        </text:changed-region>
        <text:changed-region text:id="ct153916264">
          <text:insertion>
            <office:change-info>
              <dc:creator>Nancy</dc:creator>
              <dc:date>2006-05-17T11:30:00</dc:date>
            </office:change-info>
          </text:insertion>
        </text:changed-region>
        <text:changed-region text:id="ct153555288">
          <text:insertion>
            <office:change-info>
              <dc:creator>Nancy</dc:creator>
              <dc:date>2006-05-17T12:32:00</dc:date>
            </office:change-info>
          </text:insertion>
        </text:changed-region>
        <text:changed-region text:id="ct153555800">
          <text:deletion>
            <office:change-info>
              <dc:creator>Nancy</dc:creator>
              <dc:date>2006-05-17T12:32:00</dc:date>
            </office:change-info>
            <text:p text:style-name="P1"><text:span text:style-name="T1">MS </text:span></text:p>
          </text:deletion>
        </text:changed-region>
        <text:changed-region text:id="ct153555160">
          <text:insertion>
            <office:change-info>
              <dc:creator>Nancy</dc:creator>
              <dc:date>2006-05-17T12:32:00</dc:date>
            </office:change-info>
          </text:insertion>
        </text:changed-region>
        <text:changed-region text:id="ct153555672">
          <text:deletion>
            <office:change-info>
              <dc:creator>Nancy</dc:creator>
              <dc:date>2006-05-17T12:32:00</dc:date>
            </office:change-info>
            <text:p text:style-name="P22"><text:span text:style-name="T1">simply </text:span></text:p>
          </text:deletion>
        </text:changed-region>
        <text:changed-region text:id="ct153527376">
          <text:deletion>
            <office:change-info>
              <dc:creator>Nancy</dc:creator>
              <dc:date>2006-05-17T11:40:00</dc:date>
            </office:change-info>
            <text:p text:style-name="P22"><text:span text:style-name="T1">K Menu</text:span></text:p>
          </text:deletion>
        </text:changed-region>
        <text:changed-region text:id="ct153524048">
          <text:insertion>
            <office:change-info>
              <dc:creator>Nancy</dc:creator>
              <dc:date>2006-05-17T11:40:00</dc:date>
            </office:change-info>
          </text:insertion>
        </text:changed-region>
        <text:changed-region text:id="ct153555032">
          <text:insertion>
            <office:change-info>
              <dc:creator>Nancy</dc:creator>
              <dc:date>2006-05-17T12:32:00</dc:date>
            </office:change-info>
          </text:insertion>
        </text:changed-region>
        <text:changed-region text:id="ct153555544">
          <text:deletion>
            <office:change-info>
              <dc:creator>Nancy</dc:creator>
              <dc:date>2006-05-17T12:32:00</dc:date>
            </office:change-info>
            <text:p text:style-name="P22"><text:span text:style-name="T1">and then </text:span></text:p>
          </text:deletion>
        </text:changed-region>
        <text:changed-region text:id="ct153554904">
          <text:insertion>
            <office:change-info>
              <dc:creator>Nancy</dc:creator>
              <dc:date>2006-05-17T12:32:00</dc:date>
            </office:change-info>
          </text:insertion>
        </text:changed-region>
        <text:changed-region text:id="ct153556312">
          <text:insertion>
            <office:change-info>
              <dc:creator>Nancy</dc:creator>
              <dc:date>2006-05-17T12:33:00</dc:date>
            </office:change-info>
          </text:insertion>
        </text:changed-region>
        <text:changed-region text:id="ct153557848">
          <text:deletion>
            <office:change-info>
              <dc:creator>Nancy</dc:creator>
              <dc:date>2006-05-17T12:33:00</dc:date>
            </office:change-info>
            <text:p text:style-name="P22"><text:span text:style-name="T1"><text:s/>or </text:span></text:p>
          </text:deletion>
        </text:changed-region>
        <text:changed-region text:id="ct153556184">
          <text:insertion>
            <office:change-info>
              <dc:creator>Nancy</dc:creator>
              <dc:date>2006-05-17T12:33:00</dc:date>
            </office:change-info>
          </text:insertion>
        </text:changed-region>
        <text:changed-region text:id="ct153557720">
          <text:deletion>
            <office:change-info>
              <dc:creator>Nancy</dc:creator>
              <dc:date>2006-05-17T12:33:00</dc:date>
            </office:change-info>
            <text:p text:style-name="P22"><text:span text:style-name="T1"><text:s/>and </text:span></text:p>
          </text:deletion>
        </text:changed-region>
        <text:changed-region text:id="ct153556056">
          <text:insertion>
            <office:change-info>
              <dc:creator>Nancy</dc:creator>
              <dc:date>2006-05-17T12:33:00</dc:date>
            </office:change-info>
          </text:insertion>
        </text:changed-region>
        <text:changed-region text:id="ct153556440">
          <text:insertion>
            <office:change-info>
              <dc:creator>Nancy</dc:creator>
              <dc:date>2006-05-17T12:33:00</dc:date>
            </office:change-info>
          </text:insertion>
        </text:changed-region>
        <text:changed-region text:id="ct153557592">
          <text:deletion>
            <office:change-info>
              <dc:creator>Nancy</dc:creator>
              <dc:date>2006-05-17T12:33:00</dc:date>
            </office:change-info>
            <text:p text:style-name="P22"><text:span text:style-name="T1">hit enter</text:span></text:p>
          </text:deletion>
        </text:changed-region>
        <text:changed-region text:id="ct153556696">
          <text:insertion>
            <office:change-info>
              <dc:creator>Nancy</dc:creator>
              <dc:date>2006-05-17T12:33:00</dc:date>
            </office:change-info>
          </text:insertion>
        </text:changed-region>
        <text:changed-region text:id="ct153557976">
          <text:deletion>
            <office:change-info>
              <dc:creator>Nancy</dc:creator>
              <dc:date>2006-05-17T12:33:00</dc:date>
            </office:change-info>
            <text:p text:style-name="P2"><text:span text:style-name="T1">like </text:span></text:p>
          </text:deletion>
        </text:changed-region>
        <text:changed-region text:id="ct153556568">
          <text:insertion>
            <office:change-info>
              <dc:creator>Nancy</dc:creator>
              <dc:date>2006-05-17T12:33:00</dc:date>
            </office:change-info>
          </text:insertion>
        </text:changed-region>
        <text:changed-region text:id="ct153557080">
          <text:insertion>
            <office:change-info>
              <dc:creator>Nancy</dc:creator>
              <dc:date>2006-05-17T12:33:00</dc:date>
            </office:change-info>
          </text:insertion>
        </text:changed-region>
        <text:changed-region text:id="ct153557464">
          <text:deletion>
            <office:change-info>
              <dc:creator>Nancy</dc:creator>
              <dc:date>2006-05-17T12:33:00</dc:date>
            </office:change-info>
            <text:p text:style-name="P2"><text:span text:style-name="T1">and </text:span></text:p>
          </text:deletion>
        </text:changed-region>
        <text:changed-region text:id="ct153556824">
          <text:insertion>
            <office:change-info>
              <dc:creator>Nancy</dc:creator>
              <dc:date>2006-05-17T12:33:00</dc:date>
            </office:change-info>
          </text:insertion>
        </text:changed-region>
        <text:changed-region text:id="ct153557336">
          <text:deletion>
            <office:change-info>
              <dc:creator>Nancy</dc:creator>
              <dc:date>2006-05-17T12:33:00</dc:date>
            </office:change-info>
            <text:p text:style-name="P2"><text:span text:style-name="T1">simply </text:span></text:p>
          </text:deletion>
        </text:changed-region>
        <text:changed-region text:id="ct153557208">
          <text:deletion>
            <office:change-info>
              <dc:creator>Nancy</dc:creator>
              <dc:date>2006-05-17T12:33:00</dc:date>
            </office:change-info>
            <text:p text:style-name="P2"><text:span text:style-name="T1">item </text:span></text:p>
          </text:deletion>
        </text:changed-region>
        <text:changed-region text:id="ct153556952">
          <text:insertion>
            <office:change-info>
              <dc:creator>Nancy</dc:creator>
              <dc:date>2006-05-17T12:33:00</dc:date>
            </office:change-info>
          </text:insertion>
        </text:changed-region>
        <text:changed-region text:id="ct155449704">
          <text:insertion>
            <office:change-info>
              <dc:creator>Nancy</dc:creator>
              <dc:date>2006-05-17T12:34:00</dc:date>
            </office:change-info>
          </text:insertion>
        </text:changed-region>
        <text:changed-region text:id="ct155449608">
          <text:insertion>
            <office:change-info>
              <dc:creator>Nancy</dc:creator>
              <dc:date>2006-05-17T12:34:00</dc:date>
            </office:change-info>
          </text:insertion>
        </text:changed-region>
        <text:changed-region text:id="ct155449800">
          <text:deletion>
            <office:change-info>
              <dc:creator>Nancy</dc:creator>
              <dc:date>2006-05-17T12:34:00</dc:date>
            </office:change-info>
            <text:p text:style-name="P2"><text:span text:style-name="T1">Format</text:span></text:p>
          </text:deletion>
        </text:changed-region>
        <text:changed-region text:id="ct153558104">
          <text:insertion>
            <office:change-info>
              <dc:creator>Nancy</dc:creator>
              <dc:date>2006-05-17T12:34:00</dc:date>
            </office:change-info>
          </text:insertion>
        </text:changed-region>
        <text:changed-region text:id="ct153929544">
          <text:deletion>
            <office:change-info>
              <dc:creator>Nancy</dc:creator>
              <dc:date>2006-05-17T11:23:00</dc:date>
            </office:change-info>
            <text:p text:style-name="P2"><text:span text:style-name="T1">docuement</text:span></text:p>
          </text:deletion>
        </text:changed-region>
        <text:changed-region text:id="ct153983120">
          <text:insertion>
            <office:change-info>
              <dc:creator>Nancy</dc:creator>
              <dc:date>2006-05-17T11:23:00</dc:date>
            </office:change-info>
          </text:insertion>
        </text:changed-region>
        <text:changed-region text:id="ct153558232">
          <text:insertion>
            <office:change-info>
              <dc:creator>Nancy</dc:creator>
              <dc:date>2006-05-17T12:34:00</dc:date>
            </office:change-info>
          </text:insertion>
        </text:changed-region>
        <text:changed-region text:id="ct153558360">
          <text:insertion>
            <office:change-info>
              <dc:creator>Nancy</dc:creator>
              <dc:date>2006-05-17T12:34:00</dc:date>
            </office:change-info>
          </text:insertion>
        </text:changed-region>
        <text:changed-region text:id="ct155450088">
          <text:deletion>
            <office:change-info>
              <dc:creator>Nancy</dc:creator>
              <dc:date>2006-05-17T12:34:00</dc:date>
            </office:change-info>
            <text:p text:style-name="P2"><text:span text:style-name="T1">. Another format that documents can be saved is the </text:span></text:p>
          </text:deletion>
        </text:changed-region>
        <text:changed-region text:id="ct155449992">
          <text:deletion>
            <office:change-info>
              <dc:creator>Nancy</dc:creator>
              <dc:date>2006-05-17T12:34:00</dc:date>
            </office:change-info>
            <text:p text:style-name="P2"><text:span text:style-name="T1">P</text:span></text:p>
          </text:deletion>
        </text:changed-region>
        <text:changed-region text:id="ct155449224">
          <text:insertion>
            <office:change-info>
              <dc:creator>Nancy</dc:creator>
              <dc:date>2006-05-17T12:34:00</dc:date>
            </office:change-info>
          </text:insertion>
        </text:changed-region>
        <text:changed-region text:id="ct155449896">
          <text:deletion>
            <office:change-info>
              <dc:creator>Nancy</dc:creator>
              <dc:date>2006-05-17T12:34:00</dc:date>
            </office:change-info>
            <text:p text:style-name="P2"><text:span text:style-name="T1">Icon</text:span></text:p>
          </text:deletion>
        </text:changed-region>
        <text:changed-region text:id="ct155449320">
          <text:insertion>
            <office:change-info>
              <dc:creator>Nancy</dc:creator>
              <dc:date>2006-05-17T12:34:00</dc:date>
            </office:change-info>
          </text:insertion>
        </text:changed-region>
        <text:changed-region text:id="ct155449416">
          <text:insertion>
            <office:change-info>
              <dc:creator>Nancy</dc:creator>
              <dc:date>2006-05-17T12:34:00</dc:date>
            </office:change-info>
          </text:insertion>
        </text:changed-region>
        <text:changed-region text:id="ct155449512">
          <text:insertion>
            <office:change-info>
              <dc:creator>Nancy</dc:creator>
              <dc:date>2006-05-17T12:34:00</dc:date>
            </office:change-info>
          </text:insertion>
        </text:changed-region>
        <text:changed-region text:id="ct155450664">
          <text:deletion>
            <office:change-info>
              <dc:creator>Nancy</dc:creator>
              <dc:date>2006-05-17T12:35:00</dc:date>
            </office:change-info>
            <text:p text:style-name="P2"><text:span text:style-name="T1">type a </text:span></text:p>
          </text:deletion>
        </text:changed-region>
        <text:changed-region text:id="ct155450184">
          <text:insertion>
            <office:change-info>
              <dc:creator>Nancy</dc:creator>
              <dc:date>2006-05-17T12:35:00</dc:date>
            </office:change-info>
          </text:insertion>
        </text:changed-region>
        <text:changed-region text:id="ct155277808">
          <text:deletion>
            <office:change-info>
              <dc:creator>Nancy</dc:creator>
              <dc:date>2006-05-17T10:56:00</dc:date>
            </office:change-info>
            <text:p text:style-name="P10"><text:span text:style-name="T7">Web</text:span></text:p>
          </text:deletion>
        </text:changed-region>
        <text:changed-region text:id="ct155441816">
          <text:insertion>
            <office:change-info>
              <dc:creator>Nancy</dc:creator>
              <dc:date>2006-05-17T10:56:00</dc:date>
            </office:change-info>
          </text:insertion>
        </text:changed-region>
        <text:changed-region text:id="ct155277904">
          <text:deletion>
            <office:change-info>
              <dc:creator>Nancy</dc:creator>
              <dc:date>2006-05-17T10:56:00</dc:date>
            </office:change-info>
            <text:p text:style-name="P1"><text:span text:style-name="T1">web</text:span></text:p>
          </text:deletion>
        </text:changed-region>
        <text:changed-region text:id="ct155347320">
          <text:insertion>
            <office:change-info>
              <dc:creator>Nancy</dc:creator>
              <dc:date>2006-05-17T10:56:00</dc:date>
            </office:change-info>
          </text:insertion>
        </text:changed-region>
        <text:changed-region text:id="ct153530320">
          <text:deletion>
            <office:change-info>
              <dc:creator>Nancy</dc:creator>
              <dc:date>2006-05-17T11:40:00</dc:date>
            </office:change-info>
            <text:p text:style-name="P1"><text:span text:style-name="T1">K Menu</text:span></text:p>
          </text:deletion>
        </text:changed-region>
        <text:changed-region text:id="ct153524688">
          <text:insertion>
            <office:change-info>
              <dc:creator>Nancy</dc:creator>
              <dc:date>2006-05-17T11:40:00</dc:date>
            </office:change-info>
          </text:insertion>
        </text:changed-region>
        <text:changed-region text:id="ct155450280">
          <text:insertion>
            <office:change-info>
              <dc:creator>Nancy</dc:creator>
              <dc:date>2006-05-17T12:35:00</dc:date>
            </office:change-info>
          </text:insertion>
        </text:changed-region>
        <text:changed-region text:id="ct155450760">
          <text:deletion>
            <office:change-info>
              <dc:creator>Nancy</dc:creator>
              <dc:date>2006-05-17T12:35:00</dc:date>
            </office:change-info>
            <text:p text:style-name="P1"><text:span text:style-name="T1">and </text:span></text:p>
          </text:deletion>
        </text:changed-region>
        <text:changed-region text:id="ct155450472">
          <text:insertion>
            <office:change-info>
              <dc:creator>Nancy</dc:creator>
              <dc:date>2006-05-17T12:35:00</dc:date>
            </office:change-info>
          </text:insertion>
        </text:changed-region>
        <text:changed-region text:id="ct155450856">
          <text:deletion>
            <office:change-info>
              <dc:creator>Nancy</dc:creator>
              <dc:date>2006-05-17T12:35:00</dc:date>
            </office:change-info>
            <text:p text:style-name="P1"><text:span text:style-name="T1">and </text:span></text:p>
          </text:deletion>
        </text:changed-region>
        <text:changed-region text:id="ct155450568">
          <text:insertion>
            <office:change-info>
              <dc:creator>Nancy</dc:creator>
              <dc:date>2006-05-17T12:35:00</dc:date>
            </office:change-info>
          </text:insertion>
        </text:changed-region>
        <text:changed-region text:id="ct155450952">
          <text:deletion>
            <office:change-info>
              <dc:creator>Nancy</dc:creator>
              <dc:date>2006-05-17T12:35:00</dc:date>
            </office:change-info>
            <text:p text:style-name="P1"><text:span text:style-name="T1"><text:s/>or </text:span></text:p>
          </text:deletion>
        </text:changed-region>
        <text:changed-region text:id="ct155312240">
          <text:deletion>
            <office:change-info>
              <dc:creator>Nancy</dc:creator>
              <dc:date>2006-05-17T11:09:00</dc:date>
            </office:change-info>
            <text:p text:style-name="P1"><text:span text:style-name="T1">alt</text:span></text:p>
          </text:deletion>
        </text:changed-region>
        <text:changed-region text:id="ct155300168">
          <text:insertion>
            <office:change-info>
              <dc:creator>Nancy</dc:creator>
              <dc:date>2006-05-17T11:09:00</dc:date>
            </office:change-info>
          </text:insertion>
        </text:changed-region>
        <text:changed-region text:id="ct155312112">
          <text:deletion>
            <office:change-info>
              <dc:creator>Nancy</dc:creator>
              <dc:date>2006-05-17T11:09:00</dc:date>
            </office:change-info>
            <text:p text:style-name="P1"><text:span text:style-name="T1">space</text:span></text:p>
          </text:deletion>
        </text:changed-region>
        <text:changed-region text:id="ct155300040">
          <text:insertion>
            <office:change-info>
              <dc:creator>Nancy</dc:creator>
              <dc:date>2006-05-17T11:09:00</dc:date>
            </office:change-info>
          </text:insertion>
        </text:changed-region>
        <text:changed-region text:id="ct155451048">
          <text:deletion>
            <office:change-info>
              <dc:creator>Nancy</dc:creator>
              <dc:date>2006-05-17T12:35:00</dc:date>
            </office:change-info>
            <text:p text:style-name="P1"><text:span text:style-name="T1">then </text:span></text:p>
          </text:deletion>
        </text:changed-region>
        <text:changed-region text:id="ct155450376">
          <text:insertion>
            <office:change-info>
              <dc:creator>Nancy</dc:creator>
              <dc:date>2006-05-17T12:35:00</dc:date>
            </office:change-info>
          </text:insertion>
        </text:changed-region>
        <text:changed-region text:id="ct155422912">
          <text:deletion>
            <office:change-info>
              <dc:creator>Nancy</dc:creator>
              <dc:date>2006-05-17T11:25:00</dc:date>
            </office:change-info>
            <text:p text:style-name="P1"><text:span text:style-name="T1"><text:s text:c="2"/></text:span></text:p>
          </text:deletion>
        </text:changed-region>
        <text:changed-region text:id="ct154212104">
          <text:insertion>
            <office:change-info>
              <dc:creator>Nancy</dc:creator>
              <dc:date>2006-05-17T12:03:00</dc:date>
            </office:change-info>
          </text:insertion>
        </text:changed-region>
        <text:changed-region text:id="ct155302752">
          <text:deletion>
            <office:change-info>
              <dc:creator>Nancy</dc:creator>
              <dc:date>2006-05-17T10:56:00</dc:date>
            </office:change-info>
            <text:p text:style-name="P1"><text:span text:style-name="T1">web</text:span></text:p>
          </text:deletion>
        </text:changed-region>
        <text:changed-region text:id="ct153688712">
          <text:insertion>
            <office:change-info>
              <dc:creator>Nancy</dc:creator>
              <dc:date>2006-05-17T10:56:00</dc:date>
            </office:change-info>
          </text:insertion>
        </text:changed-region>
        <text:changed-region text:id="ct155344120">
          <text:deletion>
            <office:change-info>
              <dc:creator>Nancy</dc:creator>
              <dc:date>2006-05-17T10:56:00</dc:date>
            </office:change-info>
            <text:p text:style-name="P1"><text:span text:style-name="T1">web</text:span></text:p>
          </text:deletion>
        </text:changed-region>
        <text:changed-region text:id="ct155442016">
          <text:insertion>
            <office:change-info>
              <dc:creator>Nancy</dc:creator>
              <dc:date>2006-05-17T10:56:00</dc:date>
            </office:change-info>
          </text:insertion>
        </text:changed-region>
        <text:changed-region text:id="ct155451144">
          <text:insertion>
            <office:change-info>
              <dc:creator>Nancy</dc:creator>
              <dc:date>2006-05-17T12:36:00</dc:date>
            </office:change-info>
          </text:insertion>
        </text:changed-region>
        <text:changed-region text:id="ct155452200">
          <text:deletion>
            <office:change-info>
              <dc:creator>Nancy</dc:creator>
              <dc:date>2006-05-17T12:36:00</dc:date>
            </office:change-info>
            <text:p text:style-name="P1"><text:span text:style-name="T1">This is done either through </text:span></text:p>
          </text:deletion>
        </text:changed-region>
        <text:changed-region text:id="ct155451240">
          <text:insertion>
            <office:change-info>
              <dc:creator>Nancy</dc:creator>
              <dc:date>2006-05-17T12:36:00</dc:date>
            </office:change-info>
          </text:insertion>
        </text:changed-region>
        <text:changed-region text:id="ct155451336">
          <text:insertion>
            <office:change-info>
              <dc:creator>Nancy</dc:creator>
              <dc:date>2006-05-17T12:36:00</dc:date>
            </office:change-info>
          </text:insertion>
        </text:changed-region>
        <text:changed-region text:id="ct155451432">
          <text:insertion>
            <office:change-info>
              <dc:creator>Nancy</dc:creator>
              <dc:date>2006-05-17T12:36:00</dc:date>
            </office:change-info>
          </text:insertion>
        </text:changed-region>
        <text:changed-region text:id="ct155451528">
          <text:insertion>
            <office:change-info>
              <dc:creator>Nancy</dc:creator>
              <dc:date>2006-05-17T12:36:00</dc:date>
            </office:change-info>
          </text:insertion>
        </text:changed-region>
        <text:changed-region text:id="ct155452008">
          <text:deletion>
            <office:change-info>
              <dc:creator>Nancy</dc:creator>
              <dc:date>2006-05-17T12:36:00</dc:date>
            </office:change-info>
            <text:p text:style-name="P1"><text:span text:style-name="T1"><text:s/>or simply br </text:span></text:p>
          </text:deletion>
        </text:changed-region>
        <text:changed-region text:id="ct155451912">
          <text:insertion>
            <office:change-info>
              <dc:creator>Nancy</dc:creator>
              <dc:date>2006-05-17T12:36:00</dc:date>
            </office:change-info>
          </text:insertion>
        </text:changed-region>
        <text:changed-region text:id="ct155452104">
          <text:deletion>
            <office:change-info>
              <dc:creator>Nancy</dc:creator>
              <dc:date>2006-05-17T12:36:00</dc:date>
            </office:change-info>
            <text:p text:style-name="P1"><text:span text:style-name="T1">ing </text:span></text:p>
          </text:deletion>
        </text:changed-region>
        <text:changed-region text:id="ct155451816">
          <text:insertion>
            <office:change-info>
              <dc:creator>Nancy</dc:creator>
              <dc:date>2006-05-17T12:36:00</dc:date>
            </office:change-info>
          </text:insertion>
        </text:changed-region>
        <text:changed-region text:id="ct155452296">
          <text:deletion>
            <office:change-info>
              <dc:creator>Nancy</dc:creator>
              <dc:date>2006-05-17T12:36:00</dc:date>
            </office:change-info>
            <text:p text:style-name="P1"><text:span text:style-name="T1">, and then a</text:span></text:p>
          </text:deletion>
        </text:changed-region>
        <text:changed-region text:id="ct155451720">
          <text:insertion>
            <office:change-info>
              <dc:creator>Nancy</dc:creator>
              <dc:date>2006-05-17T12:36:00</dc:date>
            </office:change-info>
          </text:insertion>
        </text:changed-region>
        <text:changed-region text:id="ct155452392">
          <text:deletion>
            <office:change-info>
              <dc:creator>Nancy</dc:creator>
              <dc:date>2006-05-17T12:36:00</dc:date>
            </office:change-info>
            <text:p text:style-name="P1"><text:span text:style-name="T1">is </text:span></text:p>
          </text:deletion>
        </text:changed-region>
        <text:changed-region text:id="ct155451624">
          <text:insertion>
            <office:change-info>
              <dc:creator>Nancy</dc:creator>
              <dc:date>2006-05-17T12:36:00</dc:date>
            </office:change-info>
          </text:insertion>
        </text:changed-region>
        <text:changed-region text:id="ct155452968">
          <text:deletion>
            <office:change-info>
              <dc:creator>Nancy</dc:creator>
              <dc:date>2006-05-17T12:37:00</dc:date>
            </office:change-info>
            <text:p text:style-name="P1"><text:span text:style-name="T1">one </text:span></text:p>
          </text:deletion>
        </text:changed-region>
        <text:changed-region text:id="ct155452680">
          <text:insertion>
            <office:change-info>
              <dc:creator>Nancy</dc:creator>
              <dc:date>2006-05-17T12:37:00</dc:date>
            </office:change-info>
          </text:insertion>
        </text:changed-region>
        <text:changed-region text:id="ct145057624">
          <text:deletion>
            <office:change-info>
              <dc:creator>Nancy</dc:creator>
              <dc:date>2006-05-17T10:56:00</dc:date>
            </office:change-info>
            <text:p text:style-name="P1"><text:span text:style-name="T1">Web</text:span></text:p>
          </text:deletion>
        </text:changed-region>
        <text:changed-region text:id="ct155435648">
          <text:insertion>
            <office:change-info>
              <dc:creator>Nancy</dc:creator>
              <dc:date>2006-05-17T10:56:00</dc:date>
            </office:change-info>
          </text:insertion>
        </text:changed-region>
        <text:changed-region text:id="ct155302848">
          <text:deletion>
            <office:change-info>
              <dc:creator>Nancy</dc:creator>
              <dc:date>2006-05-17T10:56:00</dc:date>
            </office:change-info>
            <text:p text:style-name="P2"><text:span text:style-name="T1">web</text:span></text:p>
          </text:deletion>
        </text:changed-region>
        <text:changed-region text:id="ct143649840">
          <text:insertion>
            <office:change-info>
              <dc:creator>Nancy</dc:creator>
              <dc:date>2006-05-17T10:56:00</dc:date>
            </office:change-info>
          </text:insertion>
        </text:changed-region>
        <text:changed-region text:id="ct155433600">
          <text:deletion>
            <office:change-info>
              <dc:creator>Nancy</dc:creator>
              <dc:date>2006-05-17T10:56:00</dc:date>
            </office:change-info>
            <text:p text:style-name="P2"><text:span text:style-name="T1">web</text:span></text:p>
          </text:deletion>
        </text:changed-region>
        <text:changed-region text:id="ct153697064">
          <text:insertion>
            <office:change-info>
              <dc:creator>Nancy</dc:creator>
              <dc:date>2006-05-17T10:56:00</dc:date>
            </office:change-info>
          </text:insertion>
        </text:changed-region>
        <text:changed-region text:id="ct155452872">
          <text:deletion>
            <office:change-info>
              <dc:creator>Nancy</dc:creator>
              <dc:date>2006-05-17T12:37:00</dc:date>
            </office:change-info>
            <text:p text:style-name="P2"><text:span text:style-name="T1">then </text:span></text:p>
          </text:deletion>
        </text:changed-region>
        <text:changed-region text:id="ct155452488">
          <text:insertion>
            <office:change-info>
              <dc:creator>Nancy</dc:creator>
              <dc:date>2006-05-17T12:37:00</dc:date>
            </office:change-info>
          </text:insertion>
        </text:changed-region>
        <text:changed-region text:id="ct153906992">
          <text:deletion>
            <office:change-info>
              <dc:creator>Nancy</dc:creator>
              <dc:date>2006-05-17T10:56:00</dc:date>
            </office:change-info>
            <text:p text:style-name="P2"><text:span text:style-name="T1">web</text:span></text:p>
          </text:deletion>
        </text:changed-region>
        <text:changed-region text:id="ct155435552">
          <text:insertion>
            <office:change-info>
              <dc:creator>Nancy</dc:creator>
              <dc:date>2006-05-17T10:56:00</dc:date>
            </office:change-info>
          </text:insertion>
        </text:changed-region>
        <text:changed-region text:id="ct153957432">
          <text:deletion>
            <office:change-info>
              <dc:creator>Nancy</dc:creator>
              <dc:date>2006-05-17T10:56:00</dc:date>
            </office:change-info>
            <text:p text:style-name="P2"><text:span text:style-name="T1">web</text:span></text:p>
          </text:deletion>
        </text:changed-region>
        <text:changed-region text:id="ct155435456">
          <text:insertion>
            <office:change-info>
              <dc:creator>Nancy</dc:creator>
              <dc:date>2006-05-17T10:56:00</dc:date>
            </office:change-info>
          </text:insertion>
        </text:changed-region>
        <text:changed-region text:id="ct155452584">
          <text:insertion>
            <office:change-info>
              <dc:creator>Nancy</dc:creator>
              <dc:date>2006-05-17T12:37:00</dc:date>
            </office:change-info>
          </text:insertion>
        </text:changed-region>
        <text:changed-region text:id="ct155453064">
          <text:deletion>
            <office:change-info>
              <dc:creator>Nancy</dc:creator>
              <dc:date>2006-05-17T12:37:00</dc:date>
            </office:change-info>
            <text:p text:style-name="P2"><text:span text:style-name="T1">just </text:span></text:p>
          </text:deletion>
        </text:changed-region>
        <text:changed-region text:id="ct155452776">
          <text:insertion>
            <office:change-info>
              <dc:creator>Nancy</dc:creator>
              <dc:date>2006-05-17T12:37:00</dc:date>
            </office:change-info>
          </text:insertion>
        </text:changed-region>
        <text:changed-region text:id="ct154601792">
          <text:deletion>
            <office:change-info>
              <dc:creator>Jonathan Jesse</dc:creator>
              <dc:date>2006-05-22T23:12:00</dc:date>
            </office:change-info>
            <text:p text:style-name="P2"><text:span text:style-name="T1">0</text:span></text:p>
          </text:deletion>
        </text:changed-region>
        <text:changed-region text:id="ct155501872">
          <text:deletion>
            <office:change-info>
              <dc:creator>Jonathan Jesse</dc:creator>
              <dc:date>2006-10-20T14:22:00</dc:date>
            </office:change-info>
            <text:p text:style-name="P2"><text:span text:style-name="T1">3</text:span></text:p>
          </text:deletion>
        </text:changed-region>
        <text:changed-region text:id="ct155501392">
          <text:insertion>
            <office:change-info>
              <dc:creator>Jonathan Jesse</dc:creator>
              <dc:date>2006-10-20T14:22:00</dc:date>
            </office:change-info>
          </text:insertion>
        </text:changed-region>
        <text:changed-region text:id="ct154698288">
          <text:deletion>
            <office:change-info>
              <dc:creator>Jonathan Jesse</dc:creator>
              <dc:date>2006-05-22T23:12:00</dc:date>
            </office:change-info>
            <text:p text:style-name="P9"><text:span text:style-name="T9">0</text:span></text:p>
          </text:deletion>
        </text:changed-region>
        <text:changed-region text:id="ct155501968">
          <text:deletion>
            <office:change-info>
              <dc:creator>Jonathan Jesse</dc:creator>
              <dc:date>2006-10-20T14:22:00</dc:date>
            </office:change-info>
            <text:p text:style-name="P9"><text:span text:style-name="T9">3</text:span></text:p>
          </text:deletion>
        </text:changed-region>
        <text:changed-region text:id="ct155501584">
          <text:insertion>
            <office:change-info>
              <dc:creator>Jonathan Jesse</dc:creator>
              <dc:date>2006-10-20T14:22:00</dc:date>
            </office:change-info>
          </text:insertion>
        </text:changed-region>
        <text:changed-region text:id="ct154701824">
          <text:deletion>
            <office:change-info>
              <dc:creator>Jonathan Jesse</dc:creator>
              <dc:date>2006-05-22T23:12:00</dc:date>
            </office:change-info>
            <text:p text:style-name="P9"><text:span text:style-name="T9">0</text:span></text:p>
          </text:deletion>
        </text:changed-region>
        <text:changed-region text:id="ct155502064">
          <text:deletion>
            <office:change-info>
              <dc:creator>Jonathan Jesse</dc:creator>
              <dc:date>2006-10-20T14:22:00</dc:date>
            </office:change-info>
            <text:p text:style-name="P9"><text:span text:style-name="T9">3</text:span></text:p>
          </text:deletion>
        </text:changed-region>
        <text:changed-region text:id="ct155501680">
          <text:insertion>
            <office:change-info>
              <dc:creator>Jonathan Jesse</dc:creator>
              <dc:date>2006-10-20T14:22:00</dc:date>
            </office:change-info>
          </text:insertion>
        </text:changed-region>
        <text:changed-region text:id="ct155502160">
          <text:deletion>
            <office:change-info>
              <dc:creator>Jonathan Jesse</dc:creator>
              <dc:date>2006-10-20T14:22:00</dc:date>
            </office:change-info>
            <text:p text:style-name="P5"><text:span text:style-name="T7">30</text:span></text:p>
          </text:deletion>
        </text:changed-region>
        <text:changed-region text:id="ct155501776">
          <text:insertion>
            <office:change-info>
              <dc:creator>Jonathan Jesse</dc:creator>
              <dc:date>2006-10-20T14:22:00</dc:date>
            </office:change-info>
          </text:insertion>
        </text:changed-region>
        <text:changed-region text:id="ct154891384">
          <text:deletion>
            <office:change-info>
              <dc:creator>Nancy</dc:creator>
              <dc:date>2006-05-17T10:56:00</dc:date>
            </office:change-info>
            <text:p text:style-name="P6"><text:span text:style-name="T4">web</text:span></text:p>
          </text:deletion>
        </text:changed-region>
        <text:changed-region text:id="ct154910568">
          <text:insertion>
            <office:change-info>
              <dc:creator>Nancy</dc:creator>
              <dc:date>2006-05-17T10:56:00</dc:date>
            </office:change-info>
          </text:insertion>
        </text:changed-region>
        <text:changed-region text:id="ct153981408">
          <text:deletion>
            <office:change-info>
              <dc:creator>Nancy</dc:creator>
              <dc:date>2006-05-17T10:56:00</dc:date>
            </office:change-info>
            <text:p text:style-name="P2"><text:span text:style-name="T1">web</text:span></text:p>
          </text:deletion>
        </text:changed-region>
        <text:changed-region text:id="ct154910472">
          <text:insertion>
            <office:change-info>
              <dc:creator>Nancy</dc:creator>
              <dc:date>2006-05-17T10:56:00</dc:date>
            </office:change-info>
          </text:insertion>
        </text:changed-region>
        <text:changed-region text:id="ct155453256">
          <text:deletion>
            <office:change-info>
              <dc:creator>Nancy</dc:creator>
              <dc:date>2006-05-17T12:41:00</dc:date>
            </office:change-info>
            <text:p text:style-name="P2"><text:span text:style-name="T1">; t</text:span></text:p>
          </text:deletion>
        </text:changed-region>
        <text:changed-region text:id="ct155453160">
          <text:insertion>
            <office:change-info>
              <dc:creator>Nancy</dc:creator>
              <dc:date>2006-05-17T12:41:00</dc:date>
            </office:change-info>
          </text:insertion>
        </text:changed-region>
        <text:changed-region text:id="ct155300296">
          <text:deletion>
            <office:change-info>
              <dc:creator>Nancy</dc:creator>
              <dc:date>2006-05-17T11:09:00</dc:date>
            </office:change-info>
            <text:p text:style-name="P2"><text:span text:style-name="T1">Realy</text:span></text:p>
          </text:deletion>
        </text:changed-region>
        <text:changed-region text:id="ct155299912">
          <text:insertion>
            <office:change-info>
              <dc:creator>Nancy</dc:creator>
              <dc:date>2006-05-17T11:09:00</dc:date>
            </office:change-info>
          </text:insertion>
        </text:changed-region>
        <text:changed-region text:id="ct155453352">
          <text:insertion>
            <office:change-info>
              <dc:creator>Nancy</dc:creator>
              <dc:date>2006-05-17T12:42:00</dc:date>
            </office:change-info>
          </text:insertion>
        </text:changed-region>
        <text:changed-region text:id="ct154281656">
          <text:deletion>
            <office:change-info>
              <dc:creator>Nancy</dc:creator>
              <dc:date>2006-05-17T10:56:00</dc:date>
            </office:change-info>
            <text:p text:style-name="P10"><text:span text:style-name="T7">Web</text:span></text:p>
          </text:deletion>
        </text:changed-region>
        <text:changed-region text:id="ct154910376">
          <text:insertion>
            <office:change-info>
              <dc:creator>Nancy</dc:creator>
              <dc:date>2006-05-17T10:56:00</dc:date>
            </office:change-info>
          </text:insertion>
        </text:changed-region>
        <text:changed-region text:id="ct153975872">
          <text:deletion>
            <office:change-info>
              <dc:creator>Nancy</dc:creator>
              <dc:date>2006-05-17T11:23:00</dc:date>
            </office:change-info>
            <text:p text:style-name="P1"><text:span text:style-name="T1">FireFox</text:span></text:p>
          </text:deletion>
        </text:changed-region>
        <text:changed-region text:id="ct154534616">
          <text:insertion>
            <office:change-info>
              <dc:creator>Nancy</dc:creator>
              <dc:date>2006-05-17T11:23:00</dc:date>
            </office:change-info>
          </text:insertion>
        </text:changed-region>
        <text:changed-region text:id="ct154887304">
          <text:deletion>
            <office:change-info>
              <dc:creator>Nancy</dc:creator>
              <dc:date>2006-05-17T10:56:00</dc:date>
            </office:change-info>
            <text:p text:style-name="P1"><text:span text:style-name="T1">web</text:span></text:p>
          </text:deletion>
        </text:changed-region>
        <text:changed-region text:id="ct155434024">
          <text:insertion>
            <office:change-info>
              <dc:creator>Nancy</dc:creator>
              <dc:date>2006-05-17T10:56:00</dc:date>
            </office:change-info>
          </text:insertion>
        </text:changed-region>
        <text:changed-region text:id="ct154832760">
          <text:deletion>
            <office:change-info>
              <dc:creator>Nancy</dc:creator>
              <dc:date>2006-05-17T10:56:00</dc:date>
            </office:change-info>
            <text:p text:style-name="P1"><text:span text:style-name="T1">web</text:span></text:p>
          </text:deletion>
        </text:changed-region>
        <text:changed-region text:id="ct155433832">
          <text:insertion>
            <office:change-info>
              <dc:creator>Nancy</dc:creator>
              <dc:date>2006-05-17T10:56:00</dc:date>
            </office:change-info>
          </text:insertion>
        </text:changed-region>
        <text:changed-region text:id="ct155453448">
          <text:insertion>
            <office:change-info>
              <dc:creator>Nancy</dc:creator>
              <dc:date>2006-05-17T12:42:00</dc:date>
            </office:change-info>
          </text:insertion>
        </text:changed-region>
        <text:changed-region text:id="ct154889152">
          <text:deletion>
            <office:change-info>
              <dc:creator>Nancy</dc:creator>
              <dc:date>2006-05-17T10:56:00</dc:date>
            </office:change-info>
            <text:p text:style-name="P1"><text:span text:style-name="T1">web</text:span></text:p>
          </text:deletion>
        </text:changed-region>
        <text:changed-region text:id="ct155404312">
          <text:insertion>
            <office:change-info>
              <dc:creator>Nancy</dc:creator>
              <dc:date>2006-05-17T10:56:00</dc:date>
            </office:change-info>
          </text:insertion>
        </text:changed-region>
        <text:changed-region text:id="ct155453544">
          <text:insertion>
            <office:change-info>
              <dc:creator>Nancy</dc:creator>
              <dc:date>2006-05-17T12:43:00</dc:date>
            </office:change-info>
          </text:insertion>
        </text:changed-region>
        <text:changed-region text:id="ct155454120">
          <text:deletion>
            <office:change-info>
              <dc:creator>Nancy</dc:creator>
              <dc:date>2006-05-17T12:43:00</dc:date>
            </office:change-info>
            <text:p text:style-name="P2"><text:span text:style-name="T1">-</text:span></text:p>
          </text:deletion>
        </text:changed-region>
        <text:changed-region text:id="ct155252912">
          <text:deletion>
            <office:change-info>
              <dc:creator>Nancy</dc:creator>
              <dc:date>2006-05-17T10:56:00</dc:date>
            </office:change-info>
            <text:p text:style-name="P2"><text:span text:style-name="T1">web</text:span></text:p>
          </text:deletion>
        </text:changed-region>
        <text:changed-region text:id="ct155404216">
          <text:insertion>
            <office:change-info>
              <dc:creator>Nancy</dc:creator>
              <dc:date>2006-05-17T10:56:00</dc:date>
            </office:change-info>
          </text:insertion>
        </text:changed-region>
        <text:changed-region text:id="ct155394232">
          <text:insertion>
            <office:change-info>
              <dc:creator>Nancy</dc:creator>
              <dc:date>2006-05-17T11:09:00</dc:date>
            </office:change-info>
          </text:insertion>
        </text:changed-region>
        <text:changed-region text:id="ct155278000">
          <text:deletion>
            <office:change-info>
              <dc:creator>Nancy</dc:creator>
              <dc:date>2006-05-17T10:56:00</dc:date>
            </office:change-info>
            <text:p text:style-name="P2"><text:span text:style-name="T1">web</text:span></text:p>
          </text:deletion>
        </text:changed-region>
        <text:changed-region text:id="ct155433088">
          <text:insertion>
            <office:change-info>
              <dc:creator>Nancy</dc:creator>
              <dc:date>2006-05-17T10:56:00</dc:date>
            </office:change-info>
          </text:insertion>
        </text:changed-region>
        <text:changed-region text:id="ct155343928">
          <text:deletion>
            <office:change-info>
              <dc:creator>Nancy</dc:creator>
              <dc:date>2006-05-17T10:56:00</dc:date>
            </office:change-info>
            <text:p text:style-name="P2"><text:span text:style-name="T1">web</text:span></text:p>
          </text:deletion>
        </text:changed-region>
        <text:changed-region text:id="ct155399632">
          <text:deletion>
            <office:change-info>
              <dc:creator>Nancy</dc:creator>
              <dc:date>2006-05-17T10:57:00</dc:date>
            </office:change-info>
            <text:p text:style-name="P2"><text:span text:style-name="T1">site</text:span></text:p>
          </text:deletion>
        </text:changed-region>
        <text:changed-region text:id="ct155379312">
          <text:insertion>
            <office:change-info>
              <dc:creator>Nancy</dc:creator>
              <dc:date>2006-05-17T10:57:00</dc:date>
            </office:change-info>
          </text:insertion>
        </text:changed-region>
        <text:changed-region text:id="ct155453832">
          <text:deletion>
            <office:change-info>
              <dc:creator>Nancy</dc:creator>
              <dc:date>2006-05-17T12:43:00</dc:date>
            </office:change-info>
            <text:p text:style-name="P2"><text:span text:style-name="T1">, and a</text:span></text:p>
          </text:deletion>
        </text:changed-region>
        <text:changed-region text:id="ct155453736">
          <text:insertion>
            <office:change-info>
              <dc:creator>Nancy</dc:creator>
              <dc:date>2006-05-17T12:43:00</dc:date>
            </office:change-info>
          </text:insertion>
        </text:changed-region>
        <text:changed-region text:id="ct155453928">
          <text:deletion>
            <office:change-info>
              <dc:creator>Nancy</dc:creator>
              <dc:date>2006-05-17T12:43:00</dc:date>
            </office:change-info>
            <text:p text:style-name="P2"><text:span text:style-name="T1">Just c</text:span></text:p>
          </text:deletion>
        </text:changed-region>
        <text:changed-region text:id="ct155453640">
          <text:insertion>
            <office:change-info>
              <dc:creator>Nancy</dc:creator>
              <dc:date>2006-05-17T12:43:00</dc:date>
            </office:change-info>
          </text:insertion>
        </text:changed-region>
        <text:changed-region text:id="ct155454024">
          <text:deletion>
            <office:change-info>
              <dc:creator>Nancy</dc:creator>
              <dc:date>2006-05-17T12:43:00</dc:date>
            </office:change-info>
            <text:p text:style-name="P1"><text:span text:style-name="T1">on </text:span></text:p>
          </text:deletion>
        </text:changed-region>
        <text:changed-region text:id="ct154540784">
          <text:deletion>
            <office:change-info>
              <dc:creator>Jonathan Jesse</dc:creator>
              <dc:date>2006-05-22T23:12:00</dc:date>
            </office:change-info>
            <text:p text:style-name="P1"><text:span text:style-name="T1">1</text:span></text:p>
          </text:deletion>
        </text:changed-region>
        <text:changed-region text:id="ct155503888">
          <text:deletion>
            <office:change-info>
              <dc:creator>Jonathan Jesse</dc:creator>
              <dc:date>2006-10-20T14:23:00</dc:date>
            </office:change-info>
            <text:p text:style-name="P1"><text:span text:style-name="T1">3</text:span></text:p>
          </text:deletion>
        </text:changed-region>
        <text:changed-region text:id="ct155502736">
          <text:insertion>
            <office:change-info>
              <dc:creator>Jonathan Jesse</dc:creator>
              <dc:date>2006-10-20T14:23:00</dc:date>
            </office:change-info>
          </text:insertion>
        </text:changed-region>
        <text:changed-region text:id="ct154523792">
          <text:deletion>
            <office:change-info>
              <dc:creator>Jonathan Jesse</dc:creator>
              <dc:date>2006-05-22T23:12:00</dc:date>
            </office:change-info>
            <text:p text:style-name="P9"><text:span text:style-name="T9">1</text:span></text:p>
          </text:deletion>
        </text:changed-region>
        <text:changed-region text:id="ct155503696">
          <text:deletion>
            <office:change-info>
              <dc:creator>Jonathan Jesse</dc:creator>
              <dc:date>2006-10-20T14:23:00</dc:date>
            </office:change-info>
            <text:p text:style-name="P9"><text:span text:style-name="T9">3</text:span></text:p>
          </text:deletion>
        </text:changed-region>
        <text:changed-region text:id="ct155502928">
          <text:insertion>
            <office:change-info>
              <dc:creator>Jonathan Jesse</dc:creator>
              <dc:date>2006-10-20T14:23:00</dc:date>
            </office:change-info>
          </text:insertion>
        </text:changed-region>
        <text:changed-region text:id="ct154287192">
          <text:deletion>
            <office:change-info>
              <dc:creator>Jonathan Jesse</dc:creator>
              <dc:date>2006-05-22T23:12:00</dc:date>
            </office:change-info>
            <text:p text:style-name="P9"><text:span text:style-name="T9">1</text:span></text:p>
          </text:deletion>
        </text:changed-region>
        <text:changed-region text:id="ct155503408">
          <text:deletion>
            <office:change-info>
              <dc:creator>Jonathan Jesse</dc:creator>
              <dc:date>2006-10-20T14:23:00</dc:date>
            </office:change-info>
            <text:p text:style-name="P9"><text:span text:style-name="T9">3</text:span></text:p>
          </text:deletion>
        </text:changed-region>
        <text:changed-region text:id="ct155503024">
          <text:insertion>
            <office:change-info>
              <dc:creator>Jonathan Jesse</dc:creator>
              <dc:date>2006-10-20T14:23:00</dc:date>
            </office:change-info>
          </text:insertion>
        </text:changed-region>
        <text:changed-region text:id="ct154847376">
          <text:deletion>
            <office:change-info>
              <dc:creator>Jonathan Jesse</dc:creator>
              <dc:date>2006-05-22T23:12:00</dc:date>
            </office:change-info>
            <text:p text:style-name="P5"><text:span text:style-name="T7">1</text:span></text:p>
          </text:deletion>
        </text:changed-region>
        <text:changed-region text:id="ct155503312">
          <text:deletion>
            <office:change-info>
              <dc:creator>Jonathan Jesse</dc:creator>
              <dc:date>2006-10-20T14:23:00</dc:date>
            </office:change-info>
            <text:p text:style-name="P5"><text:span text:style-name="T7">3</text:span></text:p>
          </text:deletion>
        </text:changed-region>
        <text:changed-region text:id="ct155503120">
          <text:insertion>
            <office:change-info>
              <dc:creator>Jonathan Jesse</dc:creator>
              <dc:date>2006-10-20T14:23:00</dc:date>
            </office:change-info>
          </text:insertion>
        </text:changed-region>
        <text:changed-region text:id="ct154433976">
          <text:deletion>
            <office:change-info>
              <dc:creator>Jonathan Jesse</dc:creator>
              <dc:date>2006-05-22T23:12:00</dc:date>
            </office:change-info>
            <text:p text:style-name="P2"><text:span text:style-name="T1">2</text:span></text:p>
          </text:deletion>
        </text:changed-region>
        <text:changed-region text:id="ct155503504">
          <text:deletion>
            <office:change-info>
              <dc:creator>Jonathan Jesse</dc:creator>
              <dc:date>2006-10-20T14:23:00</dc:date>
            </office:change-info>
            <text:p text:style-name="P2"><text:span text:style-name="T1">3</text:span></text:p>
          </text:deletion>
        </text:changed-region>
        <text:changed-region text:id="ct155503216">
          <text:insertion>
            <office:change-info>
              <dc:creator>Jonathan Jesse</dc:creator>
              <dc:date>2006-10-20T14:23:00</dc:date>
            </office:change-info>
          </text:insertion>
        </text:changed-region>
        <text:changed-region text:id="ct154338272">
          <text:deletion>
            <office:change-info>
              <dc:creator>Jonathan Jesse</dc:creator>
              <dc:date>2006-05-22T23:12:00</dc:date>
            </office:change-info>
            <text:p text:style-name="P9"><text:span text:style-name="T9">2</text:span></text:p>
          </text:deletion>
        </text:changed-region>
        <text:changed-region text:id="ct155504080">
          <text:deletion>
            <office:change-info>
              <dc:creator>Jonathan Jesse</dc:creator>
              <dc:date>2006-10-20T14:23:00</dc:date>
            </office:change-info>
            <text:p text:style-name="P9"><text:span text:style-name="T9">3</text:span></text:p>
          </text:deletion>
        </text:changed-region>
        <text:changed-region text:id="ct155502544">
          <text:insertion>
            <office:change-info>
              <dc:creator>Jonathan Jesse</dc:creator>
              <dc:date>2006-10-20T14:23:00</dc:date>
            </office:change-info>
          </text:insertion>
        </text:changed-region>
        <text:changed-region text:id="ct155503792">
          <text:deletion>
            <office:change-info>
              <dc:creator>Jonathan Jesse</dc:creator>
              <dc:date>2006-10-20T14:23:00</dc:date>
            </office:change-info>
            <text:p text:style-name="P9"><text:span text:style-name="T9">32</text:span></text:p>
          </text:deletion>
        </text:changed-region>
        <text:changed-region text:id="ct155502448">
          <text:insertion>
            <office:change-info>
              <dc:creator>Jonathan Jesse</dc:creator>
              <dc:date>2006-10-20T14:23:00</dc:date>
            </office:change-info>
          </text:insertion>
        </text:changed-region>
        <text:changed-region text:id="ct155116288">
          <text:insertion>
            <office:change-info>
              <dc:creator>image</dc:creator>
              <dc:date>2006-10-29T01:06:00</dc:date>
            </office:change-info>
          </text:insertion>
        </text:changed-region>
        <text:changed-region text:id="ct154890864">
          <text:deletion>
            <office:change-info>
              <dc:creator>Jonathan Jesse</dc:creator>
              <dc:date>2006-05-22T23:13:00</dc:date>
            </office:change-info>
            <text:p text:style-name="P5"><text:span text:style-name="T7">2</text:span></text:p>
          </text:deletion>
        </text:changed-region>
        <text:changed-region text:id="ct155121800">
          <text:deletion>
            <office:change-info>
              <dc:creator>image</dc:creator>
              <dc:date>2006-10-29T01:06:00</dc:date>
            </office:change-info>
            <text:p text:style-name="P5"><text:span text:style-name="T7">93</text:span></text:p>
          </text:deletion>
        </text:changed-region>
        <text:changed-region text:id="ct155454984">
          <text:deletion>
            <office:change-info>
              <dc:creator>Nancy</dc:creator>
              <dc:date>2006-05-17T12:44:00</dc:date>
            </office:change-info>
            <text:p text:style-name="P2"><text:span text:style-name="T1">simply </text:span></text:p>
          </text:deletion>
        </text:changed-region>
        <text:changed-region text:id="ct155454696">
          <text:deletion>
            <office:change-info>
              <dc:creator>Nancy</dc:creator>
              <dc:date>2006-05-17T12:44:00</dc:date>
            </office:change-info>
            <text:p text:style-name="P2"><text:span text:style-name="T1">burn </text:span></text:p>
          </text:deletion>
        </text:changed-region>
        <text:changed-region text:id="ct155454504">
          <text:insertion>
            <office:change-info>
              <dc:creator>Nancy</dc:creator>
              <dc:date>2006-05-17T12:44:00</dc:date>
            </office:change-info>
          </text:insertion>
        </text:changed-region>
        <text:changed-region text:id="ct153917160">
          <text:deletion>
            <office:change-info>
              <dc:creator>Nancy</dc:creator>
              <dc:date>2006-05-17T11:30:00</dc:date>
            </office:change-info>
            <text:p text:style-name="P2"><text:span text:style-name="T1">easy to use</text:span></text:p>
          </text:deletion>
        </text:changed-region>
        <text:changed-region text:id="ct153916648">
          <text:insertion>
            <office:change-info>
              <dc:creator>Nancy</dc:creator>
              <dc:date>2006-05-17T11:30:00</dc:date>
            </office:change-info>
          </text:insertion>
        </text:changed-region>
        <text:changed-region text:id="ct154339336">
          <text:insertion>
            <office:change-info>
              <dc:creator>unknown</dc:creator>
              <dc:date>2006-11-06T21:57:00</dc:date>
            </office:change-info>
          </text:insertion>
        </text:changed-region>
        <text:changed-region text:id="ct155487280">
          <text:deletion>
            <office:change-info>
              <dc:creator>Jonathan Jesse</dc:creator>
              <dc:date>2006-09-20T16:26:00</dc:date>
            </office:change-info>
            <text:p text:style-name="P10"><text:span text:style-name="T7">a</text:span></text:p>
          </text:deletion>
        </text:changed-region>
        <text:changed-region text:id="ct155483824">
          <text:insertion>
            <office:change-info>
              <dc:creator>Jonathan Jesse</dc:creator>
              <dc:date>2006-09-20T16:26:00</dc:date>
            </office:change-info>
          </text:insertion>
        </text:changed-region>
        <text:changed-region text:id="ct155487184">
          <text:deletion>
            <office:change-info>
              <dc:creator>Jonathan Jesse</dc:creator>
              <dc:date>2006-09-20T16:26:00</dc:date>
            </office:change-info>
            <text:p text:style-name="P1"><text:span text:style-name="T1">a</text:span></text:p>
          </text:deletion>
        </text:changed-region>
        <text:changed-region text:id="ct153528528">
          <text:deletion>
            <office:change-info>
              <dc:creator>Nancy</dc:creator>
              <dc:date>2006-05-17T11:40:00</dc:date>
            </office:change-info>
            <text:p text:style-name="P1"><text:span text:style-name="T1">K Menu</text:span></text:p>
          </text:deletion>
        </text:changed-region>
        <text:changed-region text:id="ct153925352">
          <text:insertion>
            <office:change-info>
              <dc:creator>Nancy</dc:creator>
              <dc:date>2006-05-17T11:40:00</dc:date>
            </office:change-info>
          </text:insertion>
        </text:changed-region>
        <text:changed-region text:id="ct155486992">
          <text:insertion>
            <office:change-info>
              <dc:creator>Jonathan Jesse</dc:creator>
              <dc:date>2006-09-20T16:26:00</dc:date>
            </office:change-info>
          </text:insertion>
        </text:changed-region>
        <text:changed-region text:id="ct155487376">
          <text:deletion>
            <office:change-info>
              <dc:creator>Jonathan Jesse</dc:creator>
              <dc:date>2006-09-20T16:26:00</dc:date>
            </office:change-info>
            <text:p text:style-name="P1"><text:span text:style-name="T1">au</text:span></text:p>
          </text:deletion>
        </text:changed-region>
        <text:changed-region text:id="ct155487088">
          <text:insertion>
            <office:change-info>
              <dc:creator>Jonathan Jesse</dc:creator>
              <dc:date>2006-09-20T16:26:00</dc:date>
            </office:change-info>
          </text:insertion>
        </text:changed-region>
        <text:changed-region text:id="ct155487472">
          <text:deletion>
            <office:change-info>
              <dc:creator>Jonathan Jesse</dc:creator>
              <dc:date>2006-09-20T16:26:00</dc:date>
            </office:change-info>
            <text:p text:style-name="P1"><text:span text:style-name="T1">a</text:span></text:p>
          </text:deletion>
        </text:changed-region>
        <text:changed-region text:id="ct155454600">
          <text:deletion>
            <office:change-info>
              <dc:creator>Nancy</dc:creator>
              <dc:date>2006-05-17T12:44:00</dc:date>
            </office:change-info>
            <text:p text:style-name="P1"><text:span text:style-name="T1">In order t</text:span></text:p>
          </text:deletion>
        </text:changed-region>
        <text:changed-region text:id="ct155454216">
          <text:insertion>
            <office:change-info>
              <dc:creator>Nancy</dc:creator>
              <dc:date>2006-05-17T12:44:00</dc:date>
            </office:change-info>
          </text:insertion>
        </text:changed-region>
        <text:changed-region text:id="ct155454312">
          <text:insertion>
            <office:change-info>
              <dc:creator>Nancy</dc:creator>
              <dc:date>2006-05-17T12:44:00</dc:date>
            </office:change-info>
          </text:insertion>
        </text:changed-region>
        <text:changed-region text:id="ct155454888">
          <text:deletion>
            <office:change-info>
              <dc:creator>Nancy</dc:creator>
              <dc:date>2006-05-17T12:44:00</dc:date>
            </office:change-info>
            <text:p text:style-name="P1"><text:span text:style-name="T1"><text:s/>the </text:span></text:p>
          </text:deletion>
        </text:changed-region>
        <text:changed-region text:id="ct155454792">
          <text:deletion>
            <office:change-info>
              <dc:creator>Nancy</dc:creator>
              <dc:date>2006-05-17T12:44:00</dc:date>
            </office:change-info>
            <text:p text:style-name="P1"><text:span text:style-name="T1">step is to </text:span></text:p>
          </text:deletion>
        </text:changed-region>
        <text:changed-region text:id="ct155454408">
          <text:insertion>
            <office:change-info>
              <dc:creator>Nancy</dc:creator>
              <dc:date>2006-05-17T12:44:00</dc:date>
            </office:change-info>
          </text:insertion>
        </text:changed-region>
        <text:changed-region text:id="ct155455176">
          <text:insertion>
            <office:change-info>
              <dc:creator>Nancy</dc:creator>
              <dc:date>2006-05-17T12:45:00</dc:date>
            </office:change-info>
          </text:insertion>
        </text:changed-region>
        <text:changed-region text:id="ct155455368">
          <text:deletion>
            <office:change-info>
              <dc:creator>Nancy</dc:creator>
              <dc:date>2006-05-17T12:45:00</dc:date>
            </office:change-info>
            <text:p text:style-name="P1"><text:span text:style-name="T1">: either </text:span></text:p>
          </text:deletion>
        </text:changed-region>
        <text:changed-region text:id="ct154097352">
          <text:deletion>
            <office:change-info>
              <dc:creator>Nancy</dc:creator>
              <dc:date>2006-05-17T11:57:00</dc:date>
            </office:change-info>
            <text:p text:style-name="P1"><text:span text:style-name="T1">Universe</text:span></text:p>
          </text:deletion>
        </text:changed-region>
        <text:changed-region text:id="ct154083496">
          <text:insertion>
            <office:change-info>
              <dc:creator>Nancy</dc:creator>
              <dc:date>2006-05-17T11:57:00</dc:date>
            </office:change-info>
          </text:insertion>
        </text:changed-region>
        <text:changed-region text:id="ct154824744">
          <text:deletion>
            <office:change-info>
              <dc:creator>Jonathan Jesse</dc:creator>
              <dc:date>2006-05-22T23:13:00</dc:date>
            </office:change-info>
            <text:p text:style-name="P1"><text:span text:style-name="T3">3</text:span><text:span text:style-name="T3"><office:annotation><dc:creator>Nancy</dc:creator><dc:date>2006-11-09T00:00:00</dc:date><text:p>Figure number verified.</text:p></office:annotation></text:span></text:p>
          </text:deletion>
        </text:changed-region>
        <text:changed-region text:id="ct155503600">
          <text:deletion>
            <office:change-info>
              <dc:creator>Jonathan Jesse</dc:creator>
              <dc:date>2006-10-20T14:23:00</dc:date>
            </office:change-info>
            <text:p text:style-name="P1"><text:span text:style-name="T3">3</text:span></text:p>
          </text:deletion>
        </text:changed-region>
        <text:changed-region text:id="ct155502352">
          <text:insertion>
            <office:change-info>
              <dc:creator>Jonathan Jesse</dc:creator>
              <dc:date>2006-10-20T14:23:00</dc:date>
            </office:change-info>
          </text:insertion>
        </text:changed-region>
        <text:changed-region text:id="ct155504368">
          <text:insertion>
            <office:change-info>
              <dc:creator>Jonathan Jesse</dc:creator>
              <dc:date>2006-10-20T14:24:00</dc:date>
            </office:change-info>
          </text:insertion>
        </text:changed-region>
        <text:changed-region text:id="ct154344456">
          <text:deletion>
            <office:change-info>
              <dc:creator>Jonathan Jesse</dc:creator>
              <dc:date>2006-05-22T23:13:00</dc:date>
            </office:change-info>
            <text:p text:style-name="P9"><text:span text:style-name="T9">33</text:span></text:p>
          </text:deletion>
        </text:changed-region>
        <text:changed-region text:id="ct155502832">
          <text:insertion>
            <office:change-info>
              <dc:creator>Jonathan Jesse</dc:creator>
              <dc:date>2006-10-20T14:23:00</dc:date>
            </office:change-info>
          </text:insertion>
        </text:changed-region>
        <text:changed-region text:id="ct154875736">
          <text:insertion>
            <office:change-info>
              <dc:creator>Jonathan Jesse</dc:creator>
              <dc:date>2006-10-20T14:24:00</dc:date>
            </office:change-info>
          </text:insertion>
        </text:changed-region>
        <text:changed-region text:id="ct155503984">
          <text:deletion>
            <office:change-info>
              <dc:creator>Jonathan Jesse</dc:creator>
              <dc:date>2006-10-20T14:23:00</dc:date>
            </office:change-info>
            <text:p text:style-name="P9"><text:span text:style-name="T9">33</text:span></text:p>
          </text:deletion>
        </text:changed-region>
        <text:changed-region text:id="ct155502640">
          <text:insertion>
            <office:change-info>
              <dc:creator>Jonathan Jesse</dc:creator>
              <dc:date>2006-10-20T14:23:00</dc:date>
            </office:change-info>
          </text:insertion>
        </text:changed-region>
        <text:changed-region text:id="ct155504272">
          <text:insertion>
            <office:change-info>
              <dc:creator>Jonathan Jesse</dc:creator>
              <dc:date>2006-10-20T14:24:00</dc:date>
            </office:change-info>
          </text:insertion>
        </text:changed-region>
        <text:changed-region text:id="ct154086792">
          <text:insertion>
            <office:change-info>
              <dc:creator>image</dc:creator>
              <dc:date>2006-10-29T01:06:00</dc:date>
            </office:change-info>
          </text:insertion>
        </text:changed-region>
        <text:changed-region text:id="ct154689792">
          <text:deletion>
            <office:change-info>
              <dc:creator>Jonathan Jesse</dc:creator>
              <dc:date>2006-05-22T23:13:00</dc:date>
            </office:change-info>
            <text:p text:style-name="P5"><text:span text:style-name="T7">33</text:span></text:p>
          </text:deletion>
        </text:changed-region>
        <text:changed-region text:id="ct154785832">
          <text:insertion>
            <office:change-info>
              <dc:creator>Jonathan Jesse</dc:creator>
              <dc:date>2006-10-20T14:24:00</dc:date>
            </office:change-info>
          </text:insertion>
        </text:changed-region>
        <text:changed-region text:id="ct155455272">
          <text:deletion>
            <office:change-info>
              <dc:creator>Nancy</dc:creator>
              <dc:date>2006-05-17T12:45:00</dc:date>
            </office:change-info>
            <text:p text:style-name="P6"><text:span text:style-name="T4">Action</text:span></text:p>
          </text:deletion>
        </text:changed-region>
        <text:changed-region text:id="ct155455080">
          <text:insertion>
            <office:change-info>
              <dc:creator>Nancy</dc:creator>
              <dc:date>2006-05-17T12:45:00</dc:date>
            </office:change-info>
          </text:insertion>
        </text:changed-region>
        <text:changed-region text:id="ct155487664">
          <text:insertion>
            <office:change-info>
              <dc:creator>Jonathan Jesse</dc:creator>
              <dc:date>2006-09-20T16:27:00</dc:date>
            </office:change-info>
          </text:insertion>
        </text:changed-region>
        <text:changed-region text:id="ct155487856">
          <text:deletion>
            <office:change-info>
              <dc:creator>Jonathan Jesse</dc:creator>
              <dc:date>2006-09-20T16:27:00</dc:date>
            </office:change-info>
            <text:p text:style-name="P1"><text:span text:style-name="T1">a</text:span></text:p>
          </text:deletion>
        </text:changed-region>
        <text:changed-region text:id="ct154635616">
          <text:insertion>
            <office:change-info>
              <dc:creator>Jonathan Jesse</dc:creator>
              <dc:date>2006-05-21T16:30:00</dc:date>
            </office:change-info>
          </text:insertion>
        </text:changed-region>
        <text:changed-region text:id="ct155455560">
          <text:insertion>
            <office:change-info>
              <dc:creator>Nancy</dc:creator>
              <dc:date>2006-05-17T12:46:00</dc:date>
            </office:change-info>
          </text:insertion>
        </text:changed-region>
        <text:changed-region text:id="ct155455848">
          <text:deletion>
            <office:change-info>
              <dc:creator>Nancy</dc:creator>
              <dc:date>2006-05-17T12:46:00</dc:date>
            </office:change-info>
            <text:p text:style-name="P2"><text:span text:style-name="T1">simply </text:span></text:p>
          </text:deletion>
        </text:changed-region>
        <text:changed-region text:id="ct155455752">
          <text:deletion>
            <office:change-info>
              <dc:creator>Nancy</dc:creator>
              <dc:date>2006-05-17T12:46:00</dc:date>
            </office:change-info>
            <text:p text:style-name="P2"><text:span text:style-name="T1">either the icon for </text:span></text:p>
          </text:deletion>
        </text:changed-region>
        <text:changed-region text:id="ct155455656">
          <text:insertion>
            <office:change-info>
              <dc:creator>Nancy</dc:creator>
              <dc:date>2006-05-17T12:46:00</dc:date>
            </office:change-info>
          </text:insertion>
        </text:changed-region>
        <text:changed-region text:id="ct155394104">
          <text:deletion>
            <office:change-info>
              <dc:creator>Nancy</dc:creator>
              <dc:date>2006-05-17T11:08:00</dc:date>
            </office:change-info>
            <text:p text:style-name="P2"><text:span text:style-name="T1">ipod</text:span></text:p>
          </text:deletion>
        </text:changed-region>
        <text:changed-region text:id="ct153946424">
          <text:insertion>
            <office:change-info>
              <dc:creator>Nancy</dc:creator>
              <dc:date>2006-05-17T11:08:00</dc:date>
            </office:change-info>
          </text:insertion>
        </text:changed-region>
        <text:changed-region text:id="ct155455464">
          <text:insertion>
            <office:change-info>
              <dc:creator>Nancy</dc:creator>
              <dc:date>2006-05-17T12:46:00</dc:date>
            </office:change-info>
          </text:insertion>
        </text:changed-region>
        <text:changed-region text:id="ct153526992">
          <text:deletion>
            <office:change-info>
              <dc:creator>Nancy</dc:creator>
              <dc:date>2006-05-17T11:40:00</dc:date>
            </office:change-info>
            <text:p text:style-name="P1"><text:span text:style-name="T1">K Menu</text:span></text:p>
          </text:deletion>
        </text:changed-region>
        <text:changed-region text:id="ct153526608">
          <text:insertion>
            <office:change-info>
              <dc:creator>Nancy</dc:creator>
              <dc:date>2006-05-17T11:40:00</dc:date>
            </office:change-info>
          </text:insertion>
        </text:changed-region>
        <text:changed-region text:id="ct155456328">
          <text:insertion>
            <office:change-info>
              <dc:creator>Nancy</dc:creator>
              <dc:date>2006-05-17T12:47:00</dc:date>
            </office:change-info>
          </text:insertion>
        </text:changed-region>
        <text:changed-region text:id="ct155456424">
          <text:deletion>
            <office:change-info>
              <dc:creator>Nancy</dc:creator>
              <dc:date>2006-05-17T12:47:00</dc:date>
            </office:change-info>
            <text:p text:style-name="P1"><text:span text:style-name="T1">, or it </text:span></text:p>
          </text:deletion>
        </text:changed-region>
        <text:changed-region text:id="ct155456232">
          <text:insertion>
            <office:change-info>
              <dc:creator>Nancy</dc:creator>
              <dc:date>2006-05-17T12:47:00</dc:date>
            </office:change-info>
          </text:insertion>
        </text:changed-region>
        <text:changed-region text:id="ct155456520">
          <text:deletion>
            <office:change-info>
              <dc:creator>Nancy</dc:creator>
              <dc:date>2006-05-17T12:47:00</dc:date>
            </office:change-info>
            <text:p text:style-name="P1"><text:span text:style-name="T1">can be </text:span></text:p>
          </text:deletion>
        </text:changed-region>
        <text:changed-region text:id="ct155456136">
          <text:insertion>
            <office:change-info>
              <dc:creator>Nancy</dc:creator>
              <dc:date>2006-05-17T12:47:00</dc:date>
            </office:change-info>
          </text:insertion>
        </text:changed-region>
        <text:changed-region text:id="ct155456616">
          <text:deletion>
            <office:change-info>
              <dc:creator>Nancy</dc:creator>
              <dc:date>2006-05-17T12:47:00</dc:date>
            </office:change-info>
            <text:p text:style-name="P1"><text:span text:style-name="T1">launched by </text:span></text:p>
          </text:deletion>
        </text:changed-region>
        <text:changed-region text:id="ct155456040">
          <text:insertion>
            <office:change-info>
              <dc:creator>Nancy</dc:creator>
              <dc:date>2006-05-17T12:47:00</dc:date>
            </office:change-info>
          </text:insertion>
        </text:changed-region>
        <text:changed-region text:id="ct154633272">
          <text:insertion>
            <office:change-info>
              <dc:creator>Jonathan Jesse</dc:creator>
              <dc:date>2006-05-21T16:31:00</dc:date>
            </office:change-info>
          </text:insertion>
        </text:changed-region>
        <text:changed-region text:id="ct154570360">
          <text:deletion>
            <office:change-info>
              <dc:creator>image</dc:creator>
              <dc:date>2006-10-29T00:54:00</dc:date>
            </office:change-info>
            <text:p text:style-name="P1"><text:span text:style-name="T1">Messagner</text:span></text:p>
          </text:deletion>
        </text:changed-region>
        <text:changed-region text:id="ct154438272">
          <text:insertion>
            <office:change-info>
              <dc:creator>image</dc:creator>
              <dc:date>2006-10-29T00:54:00</dc:date>
            </office:change-info>
          </text:insertion>
        </text:changed-region>
        <text:changed-region text:id="ct155456808">
          <text:deletion>
            <office:change-info>
              <dc:creator>Nancy</dc:creator>
              <dc:date>2006-05-17T12:47:00</dc:date>
            </office:change-info>
            <text:p text:style-name="P1"><text:span text:style-name="T1">In t</text:span></text:p>
          </text:deletion>
        </text:changed-region>
        <text:changed-region text:id="ct155455944">
          <text:insertion>
            <office:change-info>
              <dc:creator>Nancy</dc:creator>
              <dc:date>2006-05-17T12:47:00</dc:date>
            </office:change-info>
          </text:insertion>
        </text:changed-region>
        <text:changed-region text:id="ct155456712">
          <text:deletion>
            <office:change-info>
              <dc:creator>Nancy</dc:creator>
              <dc:date>2006-05-17T12:47:00</dc:date>
            </office:change-info>
            <text:p text:style-name="P1"><text:span text:style-name="T1">it </text:span></text:p>
          </text:deletion>
        </text:changed-region>
        <text:changed-region text:id="ct155253008">
          <text:deletion>
            <office:change-info>
              <dc:creator>Nancy</dc:creator>
              <dc:date>2006-05-17T10:56:00</dc:date>
            </office:change-info>
            <text:p text:style-name="P1"><text:span text:style-name="T1">web</text:span></text:p>
          </text:deletion>
        </text:changed-region>
        <text:changed-region text:id="ct155458248">
          <text:deletion>
            <office:change-info>
              <dc:creator>Nancy</dc:creator>
              <dc:date>2006-05-17T12:49:00</dc:date>
            </office:change-info>
            <text:p text:style-name="P1"><text:span text:style-name="T1"><text:s/>cam</text:span></text:p>
          </text:deletion>
        </text:changed-region>
        <text:changed-region text:id="ct155457960">
          <text:insertion>
            <office:change-info>
              <dc:creator>Nancy</dc:creator>
              <dc:date>2006-05-17T12:49:00</dc:date>
            </office:change-info>
          </text:insertion>
        </text:changed-region>
        <text:changed-region text:id="ct155174320">
          <text:deletion>
            <office:change-info>
              <dc:creator>unknown</dc:creator>
              <dc:date>2006-11-06T10:35:00</dc:date>
            </office:change-info>
            <text:p text:style-name="P1"><text:span text:style-name="T10">s called Google Talk&gt;&gt; &lt;&lt;JK It'Gtalk</text:span></text:p>
          </text:deletion>
        </text:changed-region>
        <text:changed-region text:id="ct155223056">
          <text:insertion>
            <office:change-info>
              <dc:creator>unknown</dc:creator>
              <dc:date>2006-11-06T10:35:00</dc:date>
            </office:change-info>
          </text:insertion>
        </text:changed-region>
        <text:changed-region text:id="ct154293264">
          <text:deletion>
            <office:change-info>
              <dc:creator>Jonathan Jesse</dc:creator>
              <dc:date>2006-05-22T23:13:00</dc:date>
            </office:change-info>
            <text:p text:style-name="P1"><text:span text:style-name="T1">34</text:span></text:p>
          </text:deletion>
        </text:changed-region>
        <text:changed-region text:id="ct154924680">
          <text:insertion>
            <office:change-info>
              <dc:creator>Jonathan Jesse</dc:creator>
              <dc:date>2006-10-20T14:24:00</dc:date>
            </office:change-info>
          </text:insertion>
        </text:changed-region>
        <text:changed-region text:id="ct155457096">
          <text:insertion>
            <office:change-info>
              <dc:creator>Nancy</dc:creator>
              <dc:date>2006-05-17T12:48:00</dc:date>
            </office:change-info>
          </text:insertion>
        </text:changed-region>
        <text:changed-region text:id="ct154261272">
          <text:deletion>
            <office:change-info>
              <dc:creator>Jonathan Jesse</dc:creator>
              <dc:date>2006-05-22T23:13:00</dc:date>
            </office:change-info>
            <text:p text:style-name="P9"><text:span text:style-name="T9">34</text:span></text:p>
          </text:deletion>
        </text:changed-region>
        <text:changed-region text:id="ct154885872">
          <text:insertion>
            <office:change-info>
              <dc:creator>Jonathan Jesse</dc:creator>
              <dc:date>2006-10-20T14:24:00</dc:date>
            </office:change-info>
          </text:insertion>
        </text:changed-region>
        <text:changed-region text:id="ct154808024">
          <text:deletion>
            <office:change-info>
              <dc:creator>Jonathan Jesse</dc:creator>
              <dc:date>2006-10-20T14:24:00</dc:date>
            </office:change-info>
            <text:p text:style-name="P9"><text:span text:style-name="T9">34</text:span></text:p>
          </text:deletion>
        </text:changed-region>
        <text:changed-region text:id="ct155504464">
          <text:insertion>
            <office:change-info>
              <dc:creator>Jonathan Jesse</dc:creator>
              <dc:date>2006-10-20T14:24:00</dc:date>
            </office:change-info>
          </text:insertion>
        </text:changed-region>
        <text:changed-region text:id="ct154869632">
          <text:deletion>
            <office:change-info>
              <dc:creator>Jonathan Jesse</dc:creator>
              <dc:date>2006-05-22T23:13:00</dc:date>
            </office:change-info>
            <text:p text:style-name="P5"><text:span text:style-name="T7">34</text:span></text:p>
          </text:deletion>
        </text:changed-region>
        <text:changed-region text:id="ct154875560">
          <text:insertion>
            <office:change-info>
              <dc:creator>Jonathan Jesse</dc:creator>
              <dc:date>2006-10-20T14:24:00</dc:date>
            </office:change-info>
          </text:insertion>
        </text:changed-region>
        <text:changed-region text:id="ct155457576">
          <text:deletion>
            <office:change-info>
              <dc:creator>Nancy</dc:creator>
              <dc:date>2006-05-17T12:48:00</dc:date>
            </office:change-info>
            <text:p text:style-name="P1"><text:span text:style-name="T1">is started</text:span></text:p>
          </text:deletion>
        </text:changed-region>
        <text:changed-region text:id="ct155457192">
          <text:insertion>
            <office:change-info>
              <dc:creator>Nancy</dc:creator>
              <dc:date>2006-05-17T12:48:00</dc:date>
            </office:change-info>
          </text:insertion>
        </text:changed-region>
        <text:changed-region text:id="ct155457864">
          <text:deletion>
            <office:change-info>
              <dc:creator>Nancy</dc:creator>
              <dc:date>2006-05-17T12:48:00</dc:date>
            </office:change-info>
            <text:p text:style-name="P1"><text:span text:style-name="T1">The first </text:span></text:p>
          </text:deletion>
        </text:changed-region>
        <text:changed-region text:id="ct155456904">
          <text:insertion>
            <office:change-info>
              <dc:creator>Nancy</dc:creator>
              <dc:date>2006-05-17T12:48:00</dc:date>
            </office:change-info>
          </text:insertion>
        </text:changed-region>
        <text:changed-region text:id="ct155457480">
          <text:deletion>
            <office:change-info>
              <dc:creator>Nancy</dc:creator>
              <dc:date>2006-05-17T12:48:00</dc:date>
            </office:change-info>
            <text:p text:style-name="P1"><text:span text:style-name="T1">step is to </text:span></text:p>
          </text:deletion>
        </text:changed-region>
        <text:changed-region text:id="ct155457384">
          <text:insertion>
            <office:change-info>
              <dc:creator>Nancy</dc:creator>
              <dc:date>2006-05-17T12:48:00</dc:date>
            </office:change-info>
          </text:insertion>
        </text:changed-region>
        <text:changed-region text:id="ct155457672">
          <text:deletion>
            <office:change-info>
              <dc:creator>Nancy</dc:creator>
              <dc:date>2006-05-17T12:48:00</dc:date>
            </office:change-info>
            <text:p text:style-name="P2"><text:span text:style-name="T1">the Behavior </text:span></text:p>
          </text:deletion>
        </text:changed-region>
        <text:changed-region text:id="ct155457000">
          <text:insertion>
            <office:change-info>
              <dc:creator>Nancy</dc:creator>
              <dc:date>2006-05-17T12:48:00</dc:date>
            </office:change-info>
          </text:insertion>
        </text:changed-region>
        <text:changed-region text:id="ct155457768">
          <text:deletion>
            <office:change-info>
              <dc:creator>Nancy</dc:creator>
              <dc:date>2006-05-17T12:48:00</dc:date>
            </office:change-info>
            <text:p text:style-name="P2"><text:span text:style-name="T1">of Kopete the way you would like</text:span></text:p>
          </text:deletion>
        </text:changed-region>
        <text:changed-region text:id="ct155457288">
          <text:insertion>
            <office:change-info>
              <dc:creator>Nancy</dc:creator>
              <dc:date>2006-05-17T12:48:00</dc:date>
            </office:change-info>
          </text:insertion>
        </text:changed-region>
        <text:changed-region text:id="ct155458056">
          <text:insertion>
            <office:change-info>
              <dc:creator>Nancy</dc:creator>
              <dc:date>2006-05-17T12:49:00</dc:date>
            </office:change-info>
          </text:insertion>
        </text:changed-region>
        <text:changed-region text:id="ct155344216">
          <text:deletion>
            <office:change-info>
              <dc:creator>Nancy</dc:creator>
              <dc:date>2006-05-17T10:56:00</dc:date>
            </office:change-info>
            <text:p text:style-name="P2"><text:span text:style-name="T1">web</text:span></text:p>
          </text:deletion>
        </text:changed-region>
        <text:changed-region text:id="ct153521840">
          <text:insertion>
            <office:change-info>
              <dc:creator>Nancy</dc:creator>
              <dc:date>2006-05-17T10:56:00</dc:date>
            </office:change-info>
          </text:insertion>
        </text:changed-region>
        <text:changed-region text:id="ct153907184">
          <text:deletion>
            <office:change-info>
              <dc:creator>Nancy</dc:creator>
              <dc:date>2006-05-17T10:56:00</dc:date>
            </office:change-info>
            <text:p text:style-name="P2"><text:span text:style-name="T1">web</text:span></text:p>
          </text:deletion>
        </text:changed-region>
        <text:changed-region text:id="ct153701680">
          <text:insertion>
            <office:change-info>
              <dc:creator>Nancy</dc:creator>
              <dc:date>2006-05-17T10:56:00</dc:date>
            </office:change-info>
          </text:insertion>
        </text:changed-region>
        <text:changed-region text:id="ct155458152">
          <text:insertion>
            <office:change-info>
              <dc:creator>Nancy</dc:creator>
              <dc:date>2006-05-17T12:49:00</dc:date>
            </office:change-info>
          </text:insertion>
        </text:changed-region>
        <text:changed-region text:id="ct154630000">
          <text:insertion>
            <office:change-info>
              <dc:creator>Jonathan Jesse</dc:creator>
              <dc:date>2006-05-21T16:31:00</dc:date>
            </office:change-info>
          </text:insertion>
        </text:changed-region>
        <text:changed-region text:id="ct155459016">
          <text:deletion>
            <office:change-info>
              <dc:creator>Nancy</dc:creator>
              <dc:date>2006-05-17T12:50:00</dc:date>
            </office:change-info>
            <text:p text:style-name="P1"><text:span text:style-name="T1">and </text:span></text:p>
          </text:deletion>
        </text:changed-region>
        <text:changed-region text:id="ct155458344">
          <text:insertion>
            <office:change-info>
              <dc:creator>Nancy</dc:creator>
              <dc:date>2006-05-17T12:50:00</dc:date>
            </office:change-info>
          </text:insertion>
        </text:changed-region>
        <text:changed-region text:id="ct155458440">
          <text:insertion>
            <office:change-info>
              <dc:creator>Nancy</dc:creator>
              <dc:date>2006-05-17T12:50:00</dc:date>
            </office:change-info>
          </text:insertion>
        </text:changed-region>
        <text:changed-region text:id="ct154307080">
          <text:deletion>
            <office:change-info>
              <dc:creator>Jonathan Jesse</dc:creator>
              <dc:date>2006-05-22T23:13:00</dc:date>
            </office:change-info>
            <text:p text:style-name="P1"><text:span text:style-name="T1">36</text:span></text:p>
          </text:deletion>
        </text:changed-region>
        <text:changed-region text:id="ct154906928">
          <text:insertion>
            <office:change-info>
              <dc:creator>Jonathan Jesse</dc:creator>
              <dc:date>2006-10-20T14:24:00</dc:date>
            </office:change-info>
          </text:insertion>
        </text:changed-region>
        <text:changed-region text:id="ct154909600">
          <text:deletion>
            <office:change-info>
              <dc:creator>Jonathan Jesse</dc:creator>
              <dc:date>2006-05-22T23:13:00</dc:date>
            </office:change-info>
            <text:p text:style-name="P9"><text:span text:style-name="T9">35</text:span></text:p>
          </text:deletion>
        </text:changed-region>
        <text:changed-region text:id="ct154811824">
          <text:insertion>
            <office:change-info>
              <dc:creator>Jonathan Jesse</dc:creator>
              <dc:date>2006-10-20T14:24:00</dc:date>
            </office:change-info>
          </text:insertion>
        </text:changed-region>
        <text:changed-region text:id="ct154799456">
          <text:deletion>
            <office:change-info>
              <dc:creator>Jonathan Jesse</dc:creator>
              <dc:date>2006-10-20T14:24:00</dc:date>
            </office:change-info>
            <text:p text:style-name="P9"><text:span text:style-name="T9">35</text:span></text:p>
          </text:deletion>
        </text:changed-region>
        <text:changed-region text:id="ct155504176">
          <text:insertion>
            <office:change-info>
              <dc:creator>Jonathan Jesse</dc:creator>
              <dc:date>2006-10-20T14:24:00</dc:date>
            </office:change-info>
          </text:insertion>
        </text:changed-region>
        <text:changed-region text:id="ct154696720">
          <text:deletion>
            <office:change-info>
              <dc:creator>Jonathan Jesse</dc:creator>
              <dc:date>2006-05-22T23:13:00</dc:date>
            </office:change-info>
            <text:p text:style-name="P5"><text:span text:style-name="T7">35</text:span></text:p>
          </text:deletion>
        </text:changed-region>
        <text:changed-region text:id="ct154743056">
          <text:insertion>
            <office:change-info>
              <dc:creator>Jonathan Jesse</dc:creator>
              <dc:date>2006-10-20T14:25:00</dc:date>
            </office:change-info>
          </text:insertion>
        </text:changed-region>
        <text:changed-region text:id="ct155458824">
          <text:insertion>
            <office:change-info>
              <dc:creator>Nancy</dc:creator>
              <dc:date>2006-05-17T12:50:00</dc:date>
            </office:change-info>
          </text:insertion>
        </text:changed-region>
        <text:changed-region text:id="ct155458536">
          <text:insertion>
            <office:change-info>
              <dc:creator>Nancy</dc:creator>
              <dc:date>2006-05-17T12:50:00</dc:date>
            </office:change-info>
          </text:insertion>
        </text:changed-region>
        <text:changed-region text:id="ct155458632">
          <text:insertion>
            <office:change-info>
              <dc:creator>Nancy</dc:creator>
              <dc:date>2006-05-17T12:50:00</dc:date>
            </office:change-info>
          </text:insertion>
        </text:changed-region>
        <text:changed-region text:id="ct155458920">
          <text:deletion>
            <office:change-info>
              <dc:creator>Nancy</dc:creator>
              <dc:date>2006-05-17T12:50:00</dc:date>
            </office:change-info>
            <text:p text:style-name="P2"><text:span text:style-name="T1"><text:s/>is started by selecting the </text:span></text:p>
          </text:deletion>
        </text:changed-region>
        <text:changed-region text:id="ct155458728">
          <text:insertion>
            <office:change-info>
              <dc:creator>Nancy</dc:creator>
              <dc:date>2006-05-17T12:50:00</dc:date>
            </office:change-info>
          </text:insertion>
        </text:changed-region>
        <text:changed-region text:id="ct153531856">
          <text:deletion>
            <office:change-info>
              <dc:creator>Nancy</dc:creator>
              <dc:date>2006-05-17T11:40:00</dc:date>
            </office:change-info>
            <text:p text:style-name="P2"><text:span text:style-name="T1">K Menu</text:span></text:p>
          </text:deletion>
        </text:changed-region>
        <text:changed-region text:id="ct153523920">
          <text:insertion>
            <office:change-info>
              <dc:creator>Nancy</dc:creator>
              <dc:date>2006-05-17T11:40:00</dc:date>
            </office:change-info>
          </text:insertion>
        </text:changed-region>
        <text:changed-region text:id="ct155459784">
          <text:insertion>
            <office:change-info>
              <dc:creator>Nancy</dc:creator>
              <dc:date>2006-05-17T12:51:00</dc:date>
            </office:change-info>
          </text:insertion>
        </text:changed-region>
        <text:changed-region text:id="ct155459112">
          <text:deletion>
            <office:change-info>
              <dc:creator>Nancy</dc:creator>
              <dc:date>2006-05-17T12:50:00</dc:date>
            </office:change-info>
            <text:p text:style-name="P2"><text:span text:style-name="T1"><text:s/></text:span></text:p>
          </text:deletion>
        </text:changed-region>
        <text:changed-region text:id="ct155460264">
          <text:deletion>
            <office:change-info>
              <dc:creator>Nancy</dc:creator>
              <dc:date>2006-05-17T12:51:00</dc:date>
            </office:change-info>
            <text:p text:style-name="P2"><text:span text:style-name="T1">and moving to the </text:span></text:p>
          </text:deletion>
        </text:changed-region>
        <text:changed-region text:id="ct155460072">
          <text:deletion>
            <office:change-info>
              <dc:creator>Nancy</dc:creator>
              <dc:date>2006-05-17T12:51:00</dc:date>
            </office:change-info>
            <text:p text:style-name="P2"><text:span text:style-name="T1">Or y</text:span></text:p>
          </text:deletion>
        </text:changed-region>
        <text:changed-region text:id="ct155459688">
          <text:insertion>
            <office:change-info>
              <dc:creator>Nancy</dc:creator>
              <dc:date>2006-05-17T12:51:00</dc:date>
            </office:change-info>
          </text:insertion>
        </text:changed-region>
        <text:changed-region text:id="ct155459592">
          <text:insertion>
            <office:change-info>
              <dc:creator>Nancy</dc:creator>
              <dc:date>2006-05-17T12:51:00</dc:date>
            </office:change-info>
          </text:insertion>
        </text:changed-region>
        <text:changed-region text:id="ct155459880">
          <text:deletion>
            <office:change-info>
              <dc:creator>Nancy</dc:creator>
              <dc:date>2006-05-17T12:51:00</dc:date>
            </office:change-info>
            <text:p text:style-name="P2"><text:span text:style-name="T1">through </text:span></text:p>
          </text:deletion>
        </text:changed-region>
        <text:changed-region text:id="ct155459496">
          <text:insertion>
            <office:change-info>
              <dc:creator>Nancy</dc:creator>
              <dc:date>2006-05-17T12:51:00</dc:date>
            </office:change-info>
          </text:insertion>
        </text:changed-region>
        <text:changed-region text:id="ct155459208">
          <text:insertion>
            <office:change-info>
              <dc:creator>Nancy</dc:creator>
              <dc:date>2006-05-17T12:51:00</dc:date>
            </office:change-info>
          </text:insertion>
        </text:changed-region>
        <text:changed-region text:id="ct155460168">
          <text:deletion>
            <office:change-info>
              <dc:creator>Nancy</dc:creator>
              <dc:date>2006-05-17T12:51:00</dc:date>
            </office:change-info>
            <text:p text:style-name="P2"><text:span text:style-name="T1"><text:s/>and </text:span></text:p>
          </text:deletion>
        </text:changed-region>
        <text:changed-region text:id="ct155459304">
          <text:insertion>
            <office:change-info>
              <dc:creator>Nancy</dc:creator>
              <dc:date>2006-05-17T12:51:00</dc:date>
            </office:change-info>
          </text:insertion>
        </text:changed-region>
        <text:changed-region text:id="ct155459976">
          <text:deletion>
            <office:change-info>
              <dc:creator>Nancy</dc:creator>
              <dc:date>2006-05-17T12:51:00</dc:date>
            </office:change-info>
            <text:p text:style-name="P2"><text:span text:style-name="T1">.</text:span></text:p>
          </text:deletion>
        </text:changed-region>
        <text:changed-region text:id="ct155459400">
          <text:insertion>
            <office:change-info>
              <dc:creator>Nancy</dc:creator>
              <dc:date>2006-05-17T12:51:00</dc:date>
            </office:change-info>
          </text:insertion>
        </text:changed-region>
        <text:changed-region text:id="ct155460456">
          <text:insertion>
            <office:change-info>
              <dc:creator>Nancy</dc:creator>
              <dc:date>2006-05-17T12:52:00</dc:date>
            </office:change-info>
          </text:insertion>
        </text:changed-region>
        <text:changed-region text:id="ct155460360">
          <text:insertion>
            <office:change-info>
              <dc:creator>Nancy</dc:creator>
              <dc:date>2006-05-17T12:52:00</dc:date>
            </office:change-info>
          </text:insertion>
        </text:changed-region>
        <text:changed-region text:id="ct155460552">
          <text:deletion>
            <office:change-info>
              <dc:creator>Nancy</dc:creator>
              <dc:date>2006-05-17T12:52:00</dc:date>
            </office:change-info>
            <text:p text:style-name="P1"><text:span text:style-name="T1">up (you can find these details from your ISP (Internet Service Provider) or system administrator).</text:span></text:p>
          </text:deletion>
        </text:changed-region>
        <text:changed-region text:id="ct154418184">
          <text:insertion>
            <office:change-info>
              <dc:creator>unknown</dc:creator>
              <dc:date>2006-11-06T22:00:00</dc:date>
            </office:change-info>
          </text:insertion>
        </text:changed-region>
        <text:changed-region text:id="ct154129384">
          <text:insertion>
            <office:change-info>
              <dc:creator>unknown</dc:creator>
              <dc:date>2006-11-06T22:01:00</dc:date>
            </office:change-info>
          </text:insertion>
        </text:changed-region>
        <text:changed-region text:id="ct155210784">
          <text:insertion>
            <office:change-info>
              <dc:creator>unknown</dc:creator>
              <dc:date>2006-11-06T22:11:00</dc:date>
            </office:change-info>
          </text:insertion>
        </text:changed-region>
        <text:changed-region text:id="ct154959984">
          <text:insertion>
            <office:change-info>
              <dc:creator>Jonathan Jesse</dc:creator>
              <dc:date>2006-11-08T13:16:00</dc:date>
            </office:change-info>
          </text:insertion>
        </text:changed-region>
        <text:changed-region text:id="ct155277592">
          <text:insertion>
            <office:change-info>
              <dc:creator>Jonathan Jesse</dc:creator>
              <dc:date>2006-11-08T14:55:00</dc:date>
            </office:change-info>
          </text:insertion>
        </text:changed-region>
        <text:changed-region text:id="ct154119552">
          <text:insertion>
            <office:change-info>
              <dc:creator>Jonathan Jesse</dc:creator>
              <dc:date>2006-11-08T14:56:00</dc:date>
            </office:change-info>
          </text:insertion>
        </text:changed-region>
        <text:changed-region text:id="ct154500312">
          <text:insertion>
            <office:change-info>
              <dc:creator>Jonathan Jesse</dc:creator>
              <dc:date>2006-11-08T14:58:00</dc:date>
            </office:change-info>
          </text:insertion>
        </text:changed-region>
        <text:changed-region text:id="ct154074808">
          <text:deletion>
            <office:change-info>
              <dc:creator>Jonathan Jesse</dc:creator>
              <dc:date>2006-11-08T13:16:00</dc:date>
            </office:change-info>
            <text:p text:style-name="P2"><text:span text:style-name="T1"><text:s/>n “Config</text:span></text:p>
          </text:deletion>
          <text:insertion>
            <office:change-info office:chg-author="unknown" office:chg-date-time="2006-11-06T22:11:00"/>
          </text:insertion>
        </text:changed-region>
        <text:changed-region text:id="ct155051216">
          <text:deletion>
            <office:change-info>
              <dc:creator>unknown</dc:creator>
              <dc:date>2006-11-06T21:23:00</dc:date>
            </office:change-info>
            <text:p text:style-name="P2"><text:span text:style-name="T10">gain, it has never shown, whether Kubuntu was fresh installed or with the kubuntu-desktop package&gt;&gt;wizard has never shown, neither we found it somewhere in the menus. Is it really available. A &lt;&lt;JK This </text:span></text:p>
          </text:deletion>
        </text:changed-region>
        <text:changed-region text:id="ct154957232">
          <text:deletion>
            <office:change-info>
              <dc:creator>unknown</dc:creator>
              <dc:date>2006-11-06T21:59:00</dc:date>
            </office:change-info>
            <text:p text:style-name="P2"><text:span text:style-name="T10">When Kontact is launched for the first time, a wizard will start that will guide you through setting up this information. The first option will be to set up your identify with the e-mail address in the E-mail Address box and add any optional information that you would like. Click Forward to continue.</text:span></text:p>
          </text:deletion>
        </text:changed-region>
        <text:changed-region text:id="ct154807816">
          <text:deletion>
            <office:change-info>
              <dc:creator>Jonathan Jesse</dc:creator>
              <dc:date>2006-11-08T14:58:00</dc:date>
            </office:change-info>
            <text:p text:style-name="P2"><text:span text:style-name="T1"/></text:p>
            <text:p text:style-name="P23">When you choose the type of e-mail server you are using, the options will vary. Fill in the server name and the username. The Security and Authentication Type settings may need to be changed, but for most accounts the default settings should be fine. Click Forward to continue.</text:p>
            <text:p text:style-name="P24">The next screen does not have to be filled out, but decide what you want to do based on your preferences. However, the next screen will help you set up sending e-mail. Select the server type, typically SMTP, and add the server name to the server box. Click Forward to continue. Finally click on Finish to close the wizard and begin using Kmail.</text:p>
          </text:deletion>
        </text:changed-region>
        <text:changed-region text:id="ct155336448">
          <text:deletion>
            <office:change-info>
              <dc:creator>Nancy</dc:creator>
              <dc:date>2006-05-17T11:10:00</dc:date>
            </office:change-info>
            <text:p text:style-name="P1"><text:span text:style-name="T1">inlcuded</text:span></text:p>
          </text:deletion>
        </text:changed-region>
        <text:changed-region text:id="ct155312496">
          <text:insertion>
            <office:change-info>
              <dc:creator>Nancy</dc:creator>
              <dc:date>2006-05-17T11:10:00</dc:date>
            </office:change-info>
          </text:insertion>
        </text:changed-region>
        <text:changed-region text:id="ct154606008">
          <text:deletion>
            <office:change-info>
              <dc:creator>Jonathan Jesse</dc:creator>
              <dc:date>2006-05-22T23:13:00</dc:date>
            </office:change-info>
            <text:p text:style-name="P1"><text:span text:style-name="T1">6</text:span></text:p>
          </text:deletion>
        </text:changed-region>
        <text:changed-region text:id="ct154735192">
          <text:deletion>
            <office:change-info>
              <dc:creator>Jonathan Jesse</dc:creator>
              <dc:date>2006-10-20T14:25:00</dc:date>
            </office:change-info>
            <text:p text:style-name="P1"><text:span text:style-name="T1">3</text:span></text:p>
          </text:deletion>
        </text:changed-region>
        <text:changed-region text:id="ct154805256">
          <text:insertion>
            <office:change-info>
              <dc:creator>Jonathan Jesse</dc:creator>
              <dc:date>2006-10-20T14:25:00</dc:date>
            </office:change-info>
          </text:insertion>
        </text:changed-region>
        <text:changed-region text:id="ct154853480">
          <text:deletion>
            <office:change-info>
              <dc:creator>Jonathan Jesse</dc:creator>
              <dc:date>2006-05-22T23:13:00</dc:date>
            </office:change-info>
            <text:p text:style-name="P9"><text:span text:style-name="T9">36</text:span></text:p>
          </text:deletion>
        </text:changed-region>
        <text:changed-region text:id="ct154700952">
          <text:insertion>
            <office:change-info>
              <dc:creator>Jonathan Jesse</dc:creator>
              <dc:date>2006-10-20T14:25:00</dc:date>
            </office:change-info>
          </text:insertion>
        </text:changed-region>
        <text:changed-region text:id="ct154686656">
          <text:deletion>
            <office:change-info>
              <dc:creator>Jonathan Jesse</dc:creator>
              <dc:date>2006-10-20T14:25:00</dc:date>
            </office:change-info>
            <text:p text:style-name="P9"><text:span text:style-name="T9">36</text:span></text:p>
          </text:deletion>
        </text:changed-region>
        <text:changed-region text:id="ct154719624">
          <text:insertion>
            <office:change-info>
              <dc:creator>Jonathan Jesse</dc:creator>
              <dc:date>2006-10-20T14:25:00</dc:date>
            </office:change-info>
          </text:insertion>
        </text:changed-region>
        <text:changed-region text:id="ct154731856">
          <text:deletion>
            <office:change-info>
              <dc:creator>Jonathan Jesse</dc:creator>
              <dc:date>2006-10-20T14:25:00</dc:date>
            </office:change-info>
            <text:p text:style-name="P9"><text:span text:style-name="T9">calendarmode</text:span></text:p>
          </text:deletion>
        </text:changed-region>
        <text:changed-region text:id="ct154742936">
          <text:insertion>
            <office:change-info>
              <dc:creator>Jonathan Jesse</dc:creator>
              <dc:date>2006-10-20T14:25:00</dc:date>
            </office:change-info>
          </text:insertion>
        </text:changed-region>
        <text:changed-region text:id="ct154659280">
          <text:deletion>
            <office:change-info>
              <dc:creator>Jonathan Jesse</dc:creator>
              <dc:date>2006-05-22T23:13:00</dc:date>
            </office:change-info>
            <text:p text:style-name="P5"><text:span text:style-name="T7">36</text:span></text:p>
          </text:deletion>
        </text:changed-region>
        <text:changed-region text:id="ct154691608">
          <text:insertion>
            <office:change-info>
              <dc:creator>Jonathan Jesse</dc:creator>
              <dc:date>2006-10-20T14:26:00</dc:date>
            </office:change-info>
          </text:insertion>
        </text:changed-region>
        <text:changed-region text:id="ct155461224">
          <text:insertion>
            <office:change-info>
              <dc:creator>Nancy</dc:creator>
              <dc:date>2006-05-17T12:54:00</dc:date>
            </office:change-info>
          </text:insertion>
        </text:changed-region>
        <text:changed-region text:id="ct155461320">
          <text:insertion>
            <office:change-info>
              <dc:creator>Nancy</dc:creator>
              <dc:date>2006-05-17T12:54:00</dc:date>
            </office:change-info>
          </text:insertion>
        </text:changed-region>
        <text:changed-region text:id="ct155461416">
          <text:insertion>
            <office:change-info>
              <dc:creator>Nancy</dc:creator>
              <dc:date>2006-05-17T12:54:00</dc:date>
            </office:change-info>
          </text:insertion>
        </text:changed-region>
        <text:changed-region text:id="ct155462088">
          <text:deletion>
            <office:change-info>
              <dc:creator>Nancy</dc:creator>
              <dc:date>2006-05-17T12:54:00</dc:date>
            </office:change-info>
            <text:p text:style-name="P25"><text:span text:style-name="T1">—e</text:span></text:p>
          </text:deletion>
        </text:changed-region>
        <text:changed-region text:id="ct155461608">
          <text:insertion>
            <office:change-info>
              <dc:creator>Nancy</dc:creator>
              <dc:date>2006-05-17T12:54:00</dc:date>
            </office:change-info>
          </text:insertion>
        </text:changed-region>
        <text:changed-region text:id="ct155461896">
          <text:deletion>
            <office:change-info>
              <dc:creator>Nancy</dc:creator>
              <dc:date>2006-05-17T12:54:00</dc:date>
            </office:change-info>
            <text:p text:style-name="P26"><text:span text:style-name="T23">—g</text:span></text:p>
          </text:deletion>
        </text:changed-region>
        <text:changed-region text:id="ct155461128">
          <text:insertion>
            <office:change-info>
              <dc:creator>Nancy</dc:creator>
              <dc:date>2006-05-17T12:54:00</dc:date>
            </office:change-info>
          </text:insertion>
        </text:changed-region>
        <text:changed-region text:id="ct155461032">
          <text:insertion>
            <office:change-info>
              <dc:creator>Nancy</dc:creator>
              <dc:date>2006-05-17T12:54:00</dc:date>
            </office:change-info>
          </text:insertion>
        </text:changed-region>
        <text:changed-region text:id="ct155461800">
          <text:deletion>
            <office:change-info>
              <dc:creator>Nancy</dc:creator>
              <dc:date>2006-05-17T12:54:00</dc:date>
            </office:change-info>
            <text:p text:style-name="P2"><text:span text:style-name="T1">; simply f</text:span></text:p>
          </text:deletion>
        </text:changed-region>
        <text:changed-region text:id="ct155460840">
          <text:insertion>
            <office:change-info>
              <dc:creator>Nancy</dc:creator>
              <dc:date>2006-05-17T12:54:00</dc:date>
            </office:change-info>
          </text:insertion>
        </text:changed-region>
        <text:changed-region text:id="ct155460936">
          <text:insertion>
            <office:change-info>
              <dc:creator>Nancy</dc:creator>
              <dc:date>2006-05-17T12:54:00</dc:date>
            </office:change-info>
          </text:insertion>
        </text:changed-region>
        <text:changed-region text:id="ct155461704">
          <text:deletion>
            <office:change-info>
              <dc:creator>Nancy</dc:creator>
              <dc:date>2006-05-17T12:54:00</dc:date>
            </office:change-info>
            <text:p text:style-name="P2"><text:span text:style-name="T1"><text:s/>and right click</text:span></text:p>
          </text:deletion>
        </text:changed-region>
        <text:changed-region text:id="ct155461512">
          <text:insertion>
            <office:change-info>
              <dc:creator>Nancy</dc:creator>
              <dc:date>2006-05-17T12:54:00</dc:date>
            </office:change-info>
          </text:insertion>
        </text:changed-region>
        <text:changed-region text:id="ct155462472">
          <text:deletion>
            <office:change-info>
              <dc:creator>Nancy</dc:creator>
              <dc:date>2006-05-17T12:55:00</dc:date>
            </office:change-info>
            <text:p text:style-name="P2"><text:span text:style-name="T1">Also you </text:span></text:p>
          </text:deletion>
        </text:changed-region>
        <text:changed-region text:id="ct155462280">
          <text:insertion>
            <office:change-info>
              <dc:creator>Nancy</dc:creator>
              <dc:date>2006-05-17T12:55:00</dc:date>
            </office:change-info>
          </text:insertion>
        </text:changed-region>
        <text:changed-region text:id="ct155462376">
          <text:insertion>
            <office:change-info>
              <dc:creator>Nancy</dc:creator>
              <dc:date>2006-05-17T12:55:00</dc:date>
            </office:change-info>
          </text:insertion>
        </text:changed-region>
        <text:changed-region text:id="ct155433408">
          <text:deletion>
            <office:change-info>
              <dc:creator>Nancy</dc:creator>
              <dc:date>2006-05-17T10:56:00</dc:date>
            </office:change-info>
            <text:p text:style-name="P2"><text:span text:style-name="T1">web</text:span></text:p>
          </text:deletion>
        </text:changed-region>
        <text:changed-region text:id="ct153700864">
          <text:insertion>
            <office:change-info>
              <dc:creator>Nancy</dc:creator>
              <dc:date>2006-05-17T10:56:00</dc:date>
            </office:change-info>
          </text:insertion>
        </text:changed-region>
        <text:changed-region text:id="ct145057432">
          <text:deletion>
            <office:change-info>
              <dc:creator>Nancy</dc:creator>
              <dc:date>2006-05-17T10:56:00</dc:date>
            </office:change-info>
            <text:p text:style-name="P2"><text:span text:style-name="T1">web</text:span></text:p>
          </text:deletion>
        </text:changed-region>
        <text:changed-region text:id="ct153698880">
          <text:insertion>
            <office:change-info>
              <dc:creator>Nancy</dc:creator>
              <dc:date>2006-05-17T10:56:00</dc:date>
            </office:change-info>
          </text:insertion>
        </text:changed-region>
        <text:changed-region text:id="ct155392696">
          <text:deletion>
            <office:change-info>
              <dc:creator>Jonathan Jesse</dc:creator>
              <dc:date>2006-05-22T23:14:00</dc:date>
            </office:change-info>
            <text:p text:style-name="P2"><text:span text:style-name="T1">37</text:span></text:p>
          </text:deletion>
        </text:changed-region>
        <text:changed-region text:id="ct154574496">
          <text:insertion>
            <office:change-info>
              <dc:creator>Jonathan Jesse</dc:creator>
              <dc:date>2006-10-20T14:26:00</dc:date>
            </office:change-info>
          </text:insertion>
        </text:changed-region>
        <text:changed-region text:id="ct154946616">
          <text:deletion>
            <office:change-info>
              <dc:creator>Jonathan Jesse</dc:creator>
              <dc:date>2006-05-22T23:14:00</dc:date>
            </office:change-info>
            <text:p text:style-name="P9"><text:span text:style-name="T9">37</text:span></text:p>
          </text:deletion>
        </text:changed-region>
        <text:changed-region text:id="ct154515408">
          <text:insertion>
            <office:change-info>
              <dc:creator>Jonathan Jesse</dc:creator>
              <dc:date>2006-10-20T14:26:00</dc:date>
            </office:change-info>
          </text:insertion>
        </text:changed-region>
        <text:changed-region text:id="ct154526896">
          <text:deletion>
            <office:change-info>
              <dc:creator>Jonathan Jesse</dc:creator>
              <dc:date>2006-10-20T14:26:00</dc:date>
            </office:change-info>
            <text:p text:style-name="P9"><text:span text:style-name="T9">37</text:span></text:p>
          </text:deletion>
        </text:changed-region>
        <text:changed-region text:id="ct154587560">
          <text:insertion>
            <office:change-info>
              <dc:creator>Jonathan Jesse</dc:creator>
              <dc:date>2006-10-20T14:26:00</dc:date>
            </office:change-info>
          </text:insertion>
        </text:changed-region>
        <text:changed-region text:id="ct155400160">
          <text:deletion>
            <office:change-info>
              <dc:creator>Jonathan Jesse</dc:creator>
              <dc:date>2006-05-22T23:14:00</dc:date>
            </office:change-info>
            <text:p text:style-name="P5"><text:span text:style-name="T7">37</text:span></text:p>
          </text:deletion>
        </text:changed-region>
        <text:changed-region text:id="ct154692496">
          <text:insertion>
            <office:change-info>
              <dc:creator>Jonathan Jesse</dc:creator>
              <dc:date>2006-10-20T14:26:00</dc:date>
            </office:change-info>
          </text:insertion>
        </text:changed-region>
        <text:changed-region text:id="ct155423168">
          <text:deletion>
            <office:change-info>
              <dc:creator>Nancy</dc:creator>
              <dc:date>2006-05-17T11:25:00</dc:date>
            </office:change-info>
            <text:p text:style-name="P1"><text:span text:style-name="T1"/></text:p>
            <text:p text:style-name="P2"><text:span text:style-name="T1"><text:s text:c="2"/></text:span></text:p>
          </text:deletion>
        </text:changed-region>
        <text:changed-region text:id="ct155305408">
          <text:insertion>
            <office:change-info>
              <dc:creator>Nancy</dc:creator>
              <dc:date>2006-05-17T12:03:00</dc:date>
            </office:change-info>
          </text:insertion>
        </text:changed-region>
        <text:changed-region text:id="ct145057720">
          <text:deletion>
            <office:change-info>
              <dc:creator>Nancy</dc:creator>
              <dc:date>2006-05-17T10:56:00</dc:date>
            </office:change-info>
            <text:p text:style-name="P1"><text:span text:style-name="T1">web</text:span></text:p>
          </text:deletion>
        </text:changed-region>
        <text:changed-region text:id="ct153699344">
          <text:insertion>
            <office:change-info>
              <dc:creator>Nancy</dc:creator>
              <dc:date>2006-05-17T10:56:00</dc:date>
            </office:change-info>
          </text:insertion>
        </text:changed-region>
        <text:changed-region text:id="ct154765376">
          <text:deletion>
            <office:change-info>
              <dc:creator>Jonathan Jesse</dc:creator>
              <dc:date>2006-10-20T14:27:00</dc:date>
            </office:change-info>
            <text:p text:style-name="P1"><text:span text:style-name="T1">Akgreator</text:span></text:p>
          </text:deletion>
        </text:changed-region>
        <text:changed-region text:id="ct154269840">
          <text:insertion>
            <office:change-info>
              <dc:creator>Jonathan Jesse</dc:creator>
              <dc:date>2006-10-20T14:27:00</dc:date>
            </office:change-info>
          </text:insertion>
        </text:changed-region>
        <text:changed-region text:id="ct155343832">
          <text:deletion>
            <office:change-info>
              <dc:creator>Nancy</dc:creator>
              <dc:date>2006-05-17T10:56:00</dc:date>
            </office:change-info>
            <text:p text:style-name="P1"><text:span text:style-name="T1">web</text:span></text:p>
          </text:deletion>
        </text:changed-region>
        <text:changed-region text:id="ct153700064">
          <text:insertion>
            <office:change-info>
              <dc:creator>Nancy</dc:creator>
              <dc:date>2006-05-17T10:56:00</dc:date>
            </office:change-info>
          </text:insertion>
        </text:changed-region>
        <text:changed-region text:id="ct155344024">
          <text:deletion>
            <office:change-info>
              <dc:creator>Nancy</dc:creator>
              <dc:date>2006-05-17T10:56:00</dc:date>
            </office:change-info>
            <text:p text:style-name="P27"><text:span text:style-name="T1">web</text:span></text:p>
          </text:deletion>
        </text:changed-region>
        <text:changed-region text:id="ct155397632">
          <text:deletion>
            <office:change-info>
              <dc:creator>Nancy</dc:creator>
              <dc:date>2006-05-17T10:57:00</dc:date>
            </office:change-info>
            <text:p text:style-name="P27"><text:span text:style-name="T1">site</text:span></text:p>
          </text:deletion>
        </text:changed-region>
        <text:changed-region text:id="ct155348200">
          <text:insertion>
            <office:change-info>
              <dc:creator>Nancy</dc:creator>
              <dc:date>2006-05-17T10:57:00</dc:date>
            </office:change-info>
          </text:insertion>
        </text:changed-region>
        <text:changed-region text:id="ct153531344">
          <text:deletion>
            <office:change-info>
              <dc:creator>Nancy</dc:creator>
              <dc:date>2006-05-17T11:40:00</dc:date>
            </office:change-info>
            <text:p text:style-name="P1"><text:span text:style-name="T1">K Menu</text:span></text:p>
          </text:deletion>
        </text:changed-region>
        <text:changed-region text:id="ct153922792">
          <text:insertion>
            <office:change-info>
              <dc:creator>Nancy</dc:creator>
              <dc:date>2006-05-17T11:40:00</dc:date>
            </office:change-info>
          </text:insertion>
        </text:changed-region>
        <text:changed-region text:id="ct155467368">
          <text:deletion>
            <office:change-info>
              <dc:creator>Nancy</dc:creator>
              <dc:date>2006-05-17T13:01:00</dc:date>
            </office:change-info>
            <text:p text:style-name="P1"><text:span text:style-name="T1">(</text:span></text:p>
          </text:deletion>
        </text:changed-region>
        <text:changed-region text:id="ct155467272">
          <text:deletion>
            <office:change-info>
              <dc:creator>Nancy</dc:creator>
              <dc:date>2006-05-17T13:01:00</dc:date>
            </office:change-info>
            <text:p text:style-name="P1"><text:span text:style-name="T1">through </text:span></text:p>
          </text:deletion>
        </text:changed-region>
        <text:changed-region text:id="ct155467080">
          <text:insertion>
            <office:change-info>
              <dc:creator>Nancy</dc:creator>
              <dc:date>2006-05-17T13:01:00</dc:date>
            </office:change-info>
          </text:insertion>
        </text:changed-region>
        <text:changed-region text:id="ct155467176">
          <text:deletion>
            <office:change-info>
              <dc:creator>Nancy</dc:creator>
              <dc:date>2006-05-17T13:01:00</dc:date>
            </office:change-info>
            <text:p text:style-name="P1"><text:span text:style-name="T1">)</text:span></text:p>
          </text:deletion>
        </text:changed-region>
        <text:changed-region text:id="ct155467560">
          <text:deletion>
            <office:change-info>
              <dc:creator>Nancy</dc:creator>
              <dc:date>2006-05-17T13:02:00</dc:date>
            </office:change-info>
            <text:p text:style-name="P1"><text:span text:style-name="T1">from </text:span></text:p>
          </text:deletion>
        </text:changed-region>
        <text:changed-region text:id="ct155467464">
          <text:insertion>
            <office:change-info>
              <dc:creator>Nancy</dc:creator>
              <dc:date>2006-05-17T13:02:00</dc:date>
            </office:change-info>
          </text:insertion>
        </text:changed-region>
        <text:changed-region text:id="ct155336576">
          <text:deletion>
            <office:change-info>
              <dc:creator>Nancy</dc:creator>
              <dc:date>2006-05-17T11:10:00</dc:date>
            </office:change-info>
            <text:p text:style-name="P1"><text:span text:style-name="T1">orginal</text:span></text:p>
          </text:deletion>
        </text:changed-region>
        <text:changed-region text:id="ct155336320">
          <text:insertion>
            <office:change-info>
              <dc:creator>Nancy</dc:creator>
              <dc:date>2006-05-17T11:10:00</dc:date>
            </office:change-info>
          </text:insertion>
        </text:changed-region>
        <text:changed-region text:id="ct155337928">
          <text:insertion>
            <office:change-info>
              <dc:creator>image</dc:creator>
              <dc:date>2006-10-29T01:28:00</dc:date>
            </office:change-info>
          </text:insertion>
        </text:changed-region>
        <text:changed-region text:id="ct154586888">
          <text:deletion>
            <office:change-info>
              <dc:creator>Jonathan Jesse</dc:creator>
              <dc:date>2006-05-21T16:46:00</dc:date>
            </office:change-info>
            <text:p text:style-name="P1"><text:span text:style-name="T1"><text:s/>of the program</text:span><text:span text:style-name="T3"><office:annotation><dc:creator>Nancy</dc:creator><dc:date>2006-11-09T00:00:00</dc:date><text:p>AU: Which program? Photoshop or Krita?</text:p></office:annotation></text:span><text:span text:style-name="T1">.</text:span></text:p>
          </text:deletion>
        </text:changed-region>
        <text:changed-region text:id="ct155467656">
          <text:deletion>
            <office:change-info>
              <dc:creator>Nancy</dc:creator>
              <dc:date>2006-05-17T13:02:00</dc:date>
            </office:change-info>
            <text:p text:style-name="P1"><text:span text:style-name="T1">the tab for </text:span></text:p>
          </text:deletion>
        </text:changed-region>
        <text:changed-region text:id="ct155392568">
          <text:deletion>
            <office:change-info>
              <dc:creator>Jonathan Jesse</dc:creator>
              <dc:date>2006-05-22T23:14:00</dc:date>
            </office:change-info>
            <text:p text:style-name="P1"><text:span text:style-name="T1">38</text:span><text:span text:style-name="T3"><office:annotation><dc:creator>Nancy</dc:creator><dc:date>2006-11-09T00:00:00</dc:date><text:p>Figure number verified.</text:p></office:annotation></text:span></text:p>
          </text:deletion>
        </text:changed-region>
        <text:changed-region text:id="ct154779832">
          <text:insertion>
            <office:change-info>
              <dc:creator>Jonathan Jesse</dc:creator>
              <dc:date>2006-10-20T14:27:00</dc:date>
            </office:change-info>
          </text:insertion>
        </text:changed-region>
        <text:changed-region text:id="ct154543344">
          <text:deletion>
            <office:change-info>
              <dc:creator>Jonathan Jesse</dc:creator>
              <dc:date>2006-11-08T23:16:00</dc:date>
            </office:change-info>
            <text:p text:style-name="P1"><text:span text:style-name="T1"><text:s/></text:span><text:span text:style-name="T10">&lt;&lt;JK This paragraph is somewhat </text:span></text:p>
          </text:deletion>
          <text:insertion>
            <office:change-info office:chg-author="Josh Kress" office:chg-date-time="2006-11-03T23:25:00"/>
          </text:insertion>
        </text:changed-region>
        <text:changed-region text:id="ct154421032">
          <text:deletion>
            <office:change-info>
              <dc:creator>Jonathan Jesse</dc:creator>
              <dc:date>2006-11-08T23:16:00</dc:date>
            </office:change-info>
            <text:p text:style-name="P1"><text:span text:style-name="T10">missleading: first, due to the german translation in the app we think the option is called 'Custom Document' instead of 'Em</text:span></text:p>
          </text:deletion>
          <text:insertion>
            <office:change-info office:chg-author="Josh Kress" office:chg-date-time="2006-11-03T23:26:00"/>
          </text:insertion>
        </text:changed-region>
        <text:changed-region text:id="ct154422168">
          <text:deletion>
            <office:change-info>
              <dc:creator>Jonathan Jesse</dc:creator>
              <dc:date>2006-11-08T23:16:00</dc:date>
            </office:change-info>
            <text:p text:style-name="P1"><text:span text:style-name="T10">pty Document'. Second, the dialog box changed</text:span></text:p>
          </text:deletion>
          <text:insertion>
            <office:change-info office:chg-author="Josh Kress" office:chg-date-time="2006-11-03T23:27:00"/>
          </text:insertion>
        </text:changed-region>
        <text:changed-region text:id="ct154392296">
          <text:deletion>
            <office:change-info>
              <dc:creator>Jonathan Jesse</dc:creator>
              <dc:date>2006-11-08T23:16:00</dc:date>
            </office:change-info>
            <text:p text:style-name="P1"><text:span text:style-name="T10"><text:s/>some available options due to the selection.</text:span></text:p>
          </text:deletion>
          <text:insertion>
            <office:change-info office:chg-author="Josh Kress" office:chg-date-time="2006-11-03T23:28:00"/>
          </text:insertion>
        </text:changed-region>
        <text:changed-region text:id="ct154294024">
          <text:deletion>
            <office:change-info>
              <dc:creator>Jonathan Jesse</dc:creator>
              <dc:date>2006-11-08T23:16:00</dc:date>
            </office:change-info>
            <text:p text:style-name="P1"><text:span text:style-name="T10"><text:s/>The translator expected to see a new dialog, thus readers might expect that as well, after</text:span></text:p>
          </text:deletion>
          <text:insertion>
            <office:change-info office:chg-author="Josh Kress" office:chg-date-time="2006-11-03T23:29:00"/>
          </text:insertion>
        </text:changed-region>
        <text:changed-region text:id="ct154295824">
          <text:deletion>
            <office:change-info>
              <dc:creator>Jonathan Jesse</dc:creator>
              <dc:date>2006-11-08T23:16:00</dc:date>
            </office:change-info>
            <text:p text:style-name="P1"><text:span text:style-name="T10"><text:s/>reading this paragraph&gt;&gt;</text:span></text:p>
          </text:deletion>
          <text:insertion>
            <office:change-info office:chg-author="Josh Kress" office:chg-date-time="2006-11-03T23:30:00"/>
          </text:insertion>
        </text:changed-region>
        <text:changed-region text:id="ct155411536">
          <text:deletion>
            <office:change-info>
              <dc:creator>Jonathan Jesse</dc:creator>
              <dc:date>2006-05-22T23:14:00</dc:date>
            </office:change-info>
            <text:p text:style-name="P9"><text:span text:style-name="T9">38</text:span></text:p>
          </text:deletion>
        </text:changed-region>
        <text:changed-region text:id="ct154795360">
          <text:insertion>
            <office:change-info>
              <dc:creator>Jonathan Jesse</dc:creator>
              <dc:date>2006-10-20T14:27:00</dc:date>
            </office:change-info>
          </text:insertion>
        </text:changed-region>
        <text:changed-region text:id="ct154672864">
          <text:deletion>
            <office:change-info>
              <dc:creator>Jonathan Jesse</dc:creator>
              <dc:date>2006-10-20T14:27:00</dc:date>
            </office:change-info>
            <text:p text:style-name="P9"><text:span text:style-name="T9">38</text:span></text:p>
          </text:deletion>
        </text:changed-region>
        <text:changed-region text:id="ct154789168">
          <text:insertion>
            <office:change-info>
              <dc:creator>Jonathan Jesse</dc:creator>
              <dc:date>2006-10-20T14:27:00</dc:date>
            </office:change-info>
          </text:insertion>
        </text:changed-region>
        <text:changed-region text:id="ct155391360">
          <text:deletion>
            <office:change-info>
              <dc:creator>Jonathan Jesse</dc:creator>
              <dc:date>2006-05-22T23:14:00</dc:date>
            </office:change-info>
            <text:p text:style-name="P5"><text:span text:style-name="T7">38</text:span></text:p>
          </text:deletion>
        </text:changed-region>
        <text:changed-region text:id="ct154793616">
          <text:insertion>
            <office:change-info>
              <dc:creator>Jonathan Jesse</dc:creator>
              <dc:date>2006-10-20T14:27:00</dc:date>
            </office:change-info>
          </text:insertion>
        </text:changed-region>
        <text:changed-region text:id="ct155402040">
          <text:deletion>
            <office:change-info>
              <dc:creator>Nancy</dc:creator>
              <dc:date>2006-05-17T13:03:00</dc:date>
            </office:change-info>
            <text:p text:style-name="P6"><text:span text:style-name="T4">Document </text:span></text:p>
          </text:deletion>
        </text:changed-region>
        <text:changed-region text:id="ct155467752">
          <text:insertion>
            <office:change-info>
              <dc:creator>Nancy</dc:creator>
              <dc:date>2006-05-17T13:03:00</dc:date>
            </office:change-info>
          </text:insertion>
        </text:changed-region>
        <text:changed-region text:id="ct155467848">
          <text:insertion>
            <office:change-info>
              <dc:creator>Nancy</dc:creator>
              <dc:date>2006-05-17T13:03:00</dc:date>
            </office:change-info>
          </text:insertion>
        </text:changed-region>
        <text:changed-region text:id="ct155467944">
          <text:insertion>
            <office:change-info>
              <dc:creator>Nancy</dc:creator>
              <dc:date>2006-05-17T13:03:00</dc:date>
            </office:change-info>
          </text:insertion>
        </text:changed-region>
        <text:changed-region text:id="ct155078144">
          <text:deletion>
            <office:change-info>
              <dc:creator>Nancy</dc:creator>
              <dc:date>2006-05-17T13:03:00</dc:date>
            </office:change-info>
            <text:p text:style-name="P2"><text:span text:style-name="T1"><text:s/>a name, </text:span></text:p>
          </text:deletion>
        </text:changed-region>
        <text:changed-region text:id="ct155468040">
          <text:insertion>
            <office:change-info>
              <dc:creator>Nancy</dc:creator>
              <dc:date>2006-05-17T13:03:00</dc:date>
            </office:change-info>
          </text:insertion>
        </text:changed-region>
        <text:changed-region text:id="ct155407176">
          <text:deletion>
            <office:change-info>
              <dc:creator>Nancy</dc:creator>
              <dc:date>2006-05-17T13:03:00</dc:date>
            </office:change-info>
            <text:p text:style-name="P2"><text:span text:style-name="T1"><text:s/>and </text:span></text:p>
          </text:deletion>
        </text:changed-region>
        <text:changed-region text:id="ct155085984">
          <text:insertion>
            <office:change-info>
              <dc:creator>Nancy</dc:creator>
              <dc:date>2006-05-17T13:03:00</dc:date>
            </office:change-info>
          </text:insertion>
        </text:changed-region>
        <text:changed-region text:id="ct155324912">
          <text:deletion>
            <office:change-info>
              <dc:creator>Nancy</dc:creator>
              <dc:date>2006-05-17T13:03:00</dc:date>
            </office:change-info>
            <text:p text:style-name="P2"><text:span text:style-name="T1">the R</text:span></text:p>
          </text:deletion>
        </text:changed-region>
        <text:changed-region text:id="ct155468232">
          <text:insertion>
            <office:change-info>
              <dc:creator>Nancy</dc:creator>
              <dc:date>2006-05-17T13:03:00</dc:date>
            </office:change-info>
          </text:insertion>
        </text:changed-region>
        <text:changed-region text:id="ct155468136">
          <text:insertion>
            <office:change-info>
              <dc:creator>Nancy</dc:creator>
              <dc:date>2006-05-17T13:03:00</dc:date>
            </office:change-info>
          </text:insertion>
        </text:changed-region>
        <text:changed-region text:id="ct155073848">
          <text:deletion>
            <office:change-info>
              <dc:creator>Nancy</dc:creator>
              <dc:date>2006-05-17T13:03:00</dc:date>
            </office:change-info>
            <text:p text:style-name="P2"><text:span text:style-name="T1"/></text:p>
            <text:p text:style-name="P23">. Also the color mode and depth for your image can be set. </text:p>
          </text:deletion>
        </text:changed-region>
        <text:changed-region text:id="ct154765120">
          <text:insertion>
            <office:change-info>
              <dc:creator>Nancy</dc:creator>
              <dc:date>2006-05-17T13:27:00</dc:date>
            </office:change-info>
          </text:insertion>
        </text:changed-region>
        <text:changed-region text:id="ct154720888">
          <text:deletion>
            <office:change-info>
              <dc:creator>Nancy</dc:creator>
              <dc:date>2006-05-17T13:27:00</dc:date>
            </office:change-info>
            <text:p text:style-name="P2"><text:span text:style-name="T1"><text:s/></text:span></text:p>
          </text:deletion>
        </text:changed-region>
        <text:changed-region text:id="ct155379000">
          <text:insertion>
            <office:change-info>
              <dc:creator>Nancy</dc:creator>
              <dc:date>2006-05-17T13:04:00</dc:date>
            </office:change-info>
          </text:insertion>
        </text:changed-region>
        <text:changed-region text:id="ct154331320">
          <text:deletion>
            <office:change-info>
              <dc:creator>Jonathan Jesse</dc:creator>
              <dc:date>2006-05-22T23:14:00</dc:date>
            </office:change-info>
            <text:p text:style-name="P2"><text:span text:style-name="T1">39</text:span></text:p>
          </text:deletion>
        </text:changed-region>
        <text:changed-region text:id="ct155117104">
          <text:insertion>
            <office:change-info>
              <dc:creator>Jonathan Jesse</dc:creator>
              <dc:date>2006-10-20T14:27:00</dc:date>
            </office:change-info>
          </text:insertion>
        </text:changed-region>
        <text:changed-region text:id="ct154855256">
          <text:deletion>
            <office:change-info>
              <dc:creator>Jonathan Jesse</dc:creator>
              <dc:date>2006-05-22T23:14:00</dc:date>
            </office:change-info>
            <text:p text:style-name="P9"><text:span text:style-name="T9">39</text:span></text:p>
          </text:deletion>
        </text:changed-region>
        <text:changed-region text:id="ct154012560">
          <text:insertion>
            <office:change-info>
              <dc:creator>Jonathan Jesse</dc:creator>
              <dc:date>2006-10-20T14:28:00</dc:date>
            </office:change-info>
          </text:insertion>
        </text:changed-region>
        <text:changed-region text:id="ct154423936">
          <text:deletion>
            <office:change-info>
              <dc:creator>Jonathan Jesse</dc:creator>
              <dc:date>2006-10-20T14:28:00</dc:date>
            </office:change-info>
            <text:p text:style-name="P9"><text:span text:style-name="T9">39</text:span></text:p>
          </text:deletion>
        </text:changed-region>
        <text:changed-region text:id="ct154009424">
          <text:insertion>
            <office:change-info>
              <dc:creator>Jonathan Jesse</dc:creator>
              <dc:date>2006-10-20T14:28:00</dc:date>
            </office:change-info>
          </text:insertion>
        </text:changed-region>
        <text:changed-region text:id="ct154320040">
          <text:deletion>
            <office:change-info>
              <dc:creator>Jonathan Jesse</dc:creator>
              <dc:date>2006-05-22T23:14:00</dc:date>
            </office:change-info>
            <text:p text:style-name="P5"><text:span text:style-name="T7">39</text:span></text:p>
          </text:deletion>
        </text:changed-region>
        <text:changed-region text:id="ct154027208">
          <text:insertion>
            <office:change-info>
              <dc:creator>Jonathan Jesse</dc:creator>
              <dc:date>2006-10-20T14:28:00</dc:date>
            </office:change-info>
          </text:insertion>
        </text:changed-region>
        <text:changed-region text:id="ct155402776">
          <text:insertion>
            <office:change-info>
              <dc:creator>Nancy</dc:creator>
              <dc:date>2006-05-17T13:04:00</dc:date>
            </office:change-info>
          </text:insertion>
        </text:changed-region>
        <text:changed-region text:id="ct154834192">
          <text:deletion>
            <office:change-info>
              <dc:creator>Jonathan Jesse</dc:creator>
              <dc:date>2006-05-22T23:14:00</dc:date>
            </office:change-info>
            <text:p text:style-name="P2"><text:span text:style-name="T1">40</text:span></text:p>
          </text:deletion>
        </text:changed-region>
        <text:changed-region text:id="ct154497040">
          <text:insertion>
            <office:change-info>
              <dc:creator>Jonathan Jesse</dc:creator>
              <dc:date>2006-10-20T14:29:00</dc:date>
            </office:change-info>
          </text:insertion>
        </text:changed-region>
        <text:changed-region text:id="ct154944040">
          <text:deletion>
            <office:change-info>
              <dc:creator>Jonathan Jesse</dc:creator>
              <dc:date>2006-05-22T23:14:00</dc:date>
            </office:change-info>
            <text:p text:style-name="P9"><text:span text:style-name="T9">0</text:span></text:p>
          </text:deletion>
        </text:changed-region>
        <text:changed-region text:id="ct154401856">
          <text:deletion>
            <office:change-info>
              <dc:creator>Jonathan Jesse</dc:creator>
              <dc:date>2006-10-20T14:29:00</dc:date>
            </office:change-info>
            <text:p text:style-name="P9"><text:span text:style-name="T9">4</text:span></text:p>
          </text:deletion>
        </text:changed-region>
        <text:changed-region text:id="ct154499120">
          <text:insertion>
            <office:change-info>
              <dc:creator>Jonathan Jesse</dc:creator>
              <dc:date>2006-10-20T14:29:00</dc:date>
            </office:change-info>
          </text:insertion>
        </text:changed-region>
        <text:changed-region text:id="ct154647696">
          <text:deletion>
            <office:change-info>
              <dc:creator>Jonathan Jesse</dc:creator>
              <dc:date>2006-10-20T14:29:00</dc:date>
            </office:change-info>
            <text:p text:style-name="P9"><text:span text:style-name="T9">40</text:span></text:p>
          </text:deletion>
        </text:changed-region>
        <text:changed-region text:id="ct154502464">
          <text:insertion>
            <office:change-info>
              <dc:creator>Jonathan Jesse</dc:creator>
              <dc:date>2006-10-20T14:29:00</dc:date>
            </office:change-info>
          </text:insertion>
        </text:changed-region>
        <text:changed-region text:id="ct155493712">
          <text:insertion>
            <office:change-info>
              <dc:creator>Jonathan Jesse</dc:creator>
              <dc:date>2006-10-16T22:27:00</dc:date>
            </office:change-info>
          </text:insertion>
        </text:changed-region>
        <text:changed-region text:id="ct154978864">
          <text:deletion>
            <office:change-info>
              <dc:creator>Jonathan Jesse</dc:creator>
              <dc:date>2006-05-22T23:14:00</dc:date>
            </office:change-info>
            <text:p text:style-name="P5"><text:span text:style-name="T7">0</text:span></text:p>
          </text:deletion>
        </text:changed-region>
        <text:changed-region text:id="ct154652456">
          <text:deletion>
            <office:change-info>
              <dc:creator>Jonathan Jesse</dc:creator>
              <dc:date>2006-10-20T14:29:00</dc:date>
            </office:change-info>
            <text:p text:style-name="P5"><text:span text:style-name="T7">4</text:span></text:p>
          </text:deletion>
        </text:changed-region>
        <text:changed-region text:id="ct154504560">
          <text:insertion>
            <office:change-info>
              <dc:creator>Jonathan Jesse</dc:creator>
              <dc:date>2006-10-20T14:29:00</dc:date>
            </office:change-info>
          </text:insertion>
        </text:changed-region>
        <text:changed-region text:id="ct155372976">
          <text:deletion>
            <office:change-info>
              <dc:creator>Nancy</dc:creator>
              <dc:date>2006-05-17T13:04:00</dc:date>
            </office:change-info>
            <text:p text:style-name="P2"><text:span text:style-name="T1">simply </text:span></text:p>
          </text:deletion>
        </text:changed-region>
        <text:changed-region text:id="ct154590864">
          <text:deletion>
            <office:change-info>
              <dc:creator>Jonathan Jesse</dc:creator>
              <dc:date>2006-05-21T16:47:00</dc:date>
            </office:change-info>
            <text:p text:style-name="P2"><text:span text:style-name="T1">Z</text:span><text:span text:style-name="T3"><office:annotation><dc:creator>Nancy</dc:creator><dc:date>2006-11-09T00:00:00</dc:date><text:p>AU: Since X and Z are neighbors on the keyboard, please verify that this is correct. I would assume Krita would use Ctrl-X to cut as do so many other programs.</text:p></office:annotation></text:span><text:span text:style-name="T1"> </text:span></text:p>
          </text:deletion>
        </text:changed-region>
        <text:changed-region text:id="ct154607792">
          <text:insertion>
            <office:change-info>
              <dc:creator>Jonathan Jesse</dc:creator>
              <dc:date>2006-05-21T16:47:00</dc:date>
            </office:change-info>
          </text:insertion>
        </text:changed-region>
        <text:changed-region text:id="ct153534544">
          <text:deletion>
            <office:change-info>
              <dc:creator>Jonathan Jesse</dc:creator>
              <dc:date>2006-05-22T23:15:00</dc:date>
            </office:change-info>
            <text:p text:style-name="P2"><text:span text:style-name="T1">1</text:span></text:p>
          </text:deletion>
        </text:changed-region>
        <text:changed-region text:id="ct154630768">
          <text:deletion>
            <office:change-info>
              <dc:creator>Jonathan Jesse</dc:creator>
              <dc:date>2006-10-20T14:29:00</dc:date>
            </office:change-info>
            <text:p text:style-name="P2"><text:span text:style-name="T1">4</text:span></text:p>
          </text:deletion>
        </text:changed-region>
        <text:changed-region text:id="ct154495136">
          <text:insertion>
            <office:change-info>
              <dc:creator>Jonathan Jesse</dc:creator>
              <dc:date>2006-10-20T14:29:00</dc:date>
            </office:change-info>
          </text:insertion>
        </text:changed-region>
        <text:changed-region text:id="ct153534416">
          <text:deletion>
            <office:change-info>
              <dc:creator>Jonathan Jesse</dc:creator>
              <dc:date>2006-05-22T23:15:00</dc:date>
            </office:change-info>
            <text:p text:style-name="P9"><text:span text:style-name="T9">1</text:span></text:p>
          </text:deletion>
        </text:changed-region>
        <text:changed-region text:id="ct154649720">
          <text:deletion>
            <office:change-info>
              <dc:creator>Jonathan Jesse</dc:creator>
              <dc:date>2006-10-20T14:29:00</dc:date>
            </office:change-info>
            <text:p text:style-name="P9"><text:span text:style-name="T9">4</text:span></text:p>
          </text:deletion>
        </text:changed-region>
        <text:changed-region text:id="ct154476368">
          <text:insertion>
            <office:change-info>
              <dc:creator>Jonathan Jesse</dc:creator>
              <dc:date>2006-10-20T14:29:00</dc:date>
            </office:change-info>
          </text:insertion>
        </text:changed-region>
        <text:changed-region text:id="ct154650400">
          <text:deletion>
            <office:change-info>
              <dc:creator>Jonathan Jesse</dc:creator>
              <dc:date>2006-10-20T14:29:00</dc:date>
            </office:change-info>
            <text:p text:style-name="P9"><text:span text:style-name="T9">4</text:span></text:p>
          </text:deletion>
        </text:changed-region>
        <text:changed-region text:id="ct154501784">
          <text:insertion>
            <office:change-info>
              <dc:creator>Jonathan Jesse</dc:creator>
              <dc:date>2006-10-20T14:29:00</dc:date>
            </office:change-info>
          </text:insertion>
        </text:changed-region>
        <text:changed-region text:id="ct154631632">
          <text:deletion>
            <office:change-info>
              <dc:creator>Jonathan Jesse</dc:creator>
              <dc:date>2006-10-20T14:29:00</dc:date>
            </office:change-info>
            <text:p text:style-name="P9"><text:span text:style-name="T9">1</text:span></text:p>
          </text:deletion>
        </text:changed-region>
        <text:changed-region text:id="ct153534288">
          <text:deletion>
            <office:change-info>
              <dc:creator>Jonathan Jesse</dc:creator>
              <dc:date>2006-05-22T23:15:00</dc:date>
            </office:change-info>
            <text:p text:style-name="P5"><text:span text:style-name="T7">1</text:span></text:p>
          </text:deletion>
        </text:changed-region>
        <text:changed-region text:id="ct154607944">
          <text:deletion>
            <office:change-info>
              <dc:creator>Jonathan Jesse</dc:creator>
              <dc:date>2006-10-20T14:29:00</dc:date>
            </office:change-info>
            <text:p text:style-name="P5"><text:span text:style-name="T7">4</text:span></text:p>
          </text:deletion>
        </text:changed-region>
        <text:changed-region text:id="ct154443192">
          <text:insertion>
            <office:change-info>
              <dc:creator>Jonathan Jesse</dc:creator>
              <dc:date>2006-10-20T14:29:00</dc:date>
            </office:change-info>
          </text:insertion>
        </text:changed-region>
        <text:changed-region text:id="ct155371808">
          <text:deletion>
            <office:change-info>
              <dc:creator>Nancy</dc:creator>
              <dc:date>2006-05-17T13:06:00</dc:date>
            </office:change-info>
            <text:p text:style-name="P6"><text:span text:style-name="T4">Image </text:span></text:p>
          </text:deletion>
        </text:changed-region>
        <text:changed-region text:id="ct155337080">
          <text:insertion>
            <office:change-info>
              <dc:creator>Nancy</dc:creator>
              <dc:date>2006-05-17T13:06:00</dc:date>
            </office:change-info>
          </text:insertion>
        </text:changed-region>
        <text:changed-region text:id="ct155343296">
          <text:insertion>
            <office:change-info>
              <dc:creator>Nancy</dc:creator>
              <dc:date>2006-05-17T13:06:00</dc:date>
            </office:change-info>
          </text:insertion>
        </text:changed-region>
        <text:changed-region text:id="ct154434664">
          <text:insertion>
            <office:change-info>
              <dc:creator>Jonathan Jesse</dc:creator>
              <dc:date>2006-11-08T23:06:00</dc:date>
            </office:change-info>
          </text:insertion>
        </text:changed-region>
        <text:changed-region text:id="ct155372456">
          <text:insertion>
            <office:change-info>
              <dc:creator>Nancy</dc:creator>
              <dc:date>2006-05-17T13:06:00</dc:date>
            </office:change-info>
          </text:insertion>
        </text:changed-region>
        <text:changed-region text:id="ct154606376">
          <text:deletion>
            <office:change-info>
              <dc:creator>Jonathan Jesse</dc:creator>
              <dc:date>2006-11-08T23:05:00</dc:date>
            </office:change-info>
            <text:p text:style-name="P2"><text:span text:style-name="T1">as discussed </text:span></text:p>
          </text:deletion>
          <text:insertion>
            <office:change-info office:chg-author="Nancy" office:chg-date-time="2006-05-17T13:06:00"/>
          </text:insertion>
        </text:changed-region>
        <text:changed-region text:id="ct155348296">
          <text:deletion>
            <office:change-info>
              <dc:creator>Nancy</dc:creator>
              <dc:date>2006-05-17T13:06:00</dc:date>
            </office:change-info>
            <text:p text:style-name="P2"><text:span text:style-name="T1"><text:s/>(see </text:span></text:p>
          </text:deletion>
        </text:changed-region>
        <text:changed-region text:id="ct154639088">
          <text:deletion>
            <office:change-info>
              <dc:creator>Jonathan Jesse</dc:creator>
              <dc:date>2006-11-08T23:05:00</dc:date>
            </office:change-info>
            <text:p text:style-name="P2"><text:span text:style-name="T1">later in the chapter</text:span></text:p>
          </text:deletion>
        </text:changed-region>
        <text:changed-region text:id="ct155371472">
          <text:deletion>
            <office:change-info>
              <dc:creator>Jonathan Jesse</dc:creator>
              <dc:date>2006-11-08T23:05:00</dc:date>
            </office:change-info>
            <text:p text:style-name="P2"><text:span text:style-name="T1">. </text:span></text:p>
          </text:deletion>
          <text:insertion>
            <office:change-info office:chg-author="Nancy" office:chg-date-time="2006-05-17T13:06:00"/>
          </text:insertion>
        </text:changed-region>
        <text:changed-region text:id="ct154661296">
          <text:deletion>
            <office:change-info>
              <dc:creator>Nancy</dc:creator>
              <dc:date>2006-05-17T13:06:00</dc:date>
            </office:change-info>
            <text:p text:style-name="P2"><text:span text:style-name="T1"><text:s/>on how to access the different help manuals).</text:span></text:p>
          </text:deletion>
        </text:changed-region>
        <text:changed-region text:id="ct154232032">
          <text:deletion>
            <office:change-info>
              <dc:creator>Jonathan Jesse</dc:creator>
              <dc:date>2006-11-08T23:05:00</dc:date>
            </office:change-info>
            <text:p text:style-name="P2"><text:span text:style-name="T28">&lt;&lt;JK </text:span></text:p>
          </text:deletion>
          <text:insertion>
            <office:change-info office:chg-author="Josh Kress" office:chg-date-time="2006-11-03T23:31:00"/>
          </text:insertion>
        </text:changed-region>
        <text:changed-region text:id="ct155269216">
          <text:deletion>
            <office:change-info>
              <dc:creator>Jonathan Jesse</dc:creator>
              <dc:date>2006-11-08T23:05:00</dc:date>
            </office:change-info>
            <text:p text:style-name="P2"><text:span text:style-name="T28">This paragraph is missleading. </text:span></text:p>
          </text:deletion>
          <text:insertion>
            <office:change-info office:chg-author="Josh Kress" office:chg-date-time="2006-11-03T23:32:00"/>
          </text:insertion>
        </text:changed-region>
        <text:changed-region text:id="ct155115056">
          <text:deletion>
            <office:change-info>
              <dc:creator>Jonathan Jesse</dc:creator>
              <dc:date>2006-11-08T23:05:00</dc:date>
            </office:change-info>
            <text:p text:style-name="P2"><text:span text:style-name="T28">Drop everything after Kubuntu and add a new sentence: How you can find</text:span></text:p>
          </text:deletion>
          <text:insertion>
            <office:change-info office:chg-author="Josh Kress" office:chg-date-time="2006-11-03T23:33:00"/>
          </text:insertion>
        </text:changed-region>
        <text:changed-region text:id="ct155090032">
          <text:deletion>
            <office:change-info>
              <dc:creator>Jonathan Jesse</dc:creator>
              <dc:date>2006-11-08T23:05:00</dc:date>
            </office:change-info>
            <text:p text:style-name="P2"><text:span text:style-name="T28"><text:s/>Krita handbook within the shipped Kubuntu documentation is discussed later in the chapter. -- </text:span></text:p>
          </text:deletion>
          <text:insertion>
            <office:change-info office:chg-author="Josh Kress" office:chg-date-time="2006-11-03T23:34:00"/>
          </text:insertion>
        </text:changed-region>
        <text:changed-region text:id="ct154713424">
          <text:deletion>
            <office:change-info>
              <dc:creator>Jonathan Jesse</dc:creator>
              <dc:date>2006-11-08T23:05:00</dc:date>
            </office:change-info>
            <text:p text:style-name="P2"><text:span text:style-name="T28">Otherwise people might expect a further section on Krita later – like our translator&gt;&gt;</text:span></text:p>
          </text:deletion>
          <text:insertion>
            <office:change-info office:chg-author="Josh Kress" office:chg-date-time="2006-11-03T23:35:00"/>
          </text:insertion>
        </text:changed-region>
        <text:changed-region text:id="ct153526736">
          <text:deletion>
            <office:change-info>
              <dc:creator>Nancy</dc:creator>
              <dc:date>2006-05-17T11:40:00</dc:date>
            </office:change-info>
            <text:p text:style-name="P1"><text:span text:style-name="T1">K Menu</text:span></text:p>
          </text:deletion>
        </text:changed-region>
        <text:changed-region text:id="ct153925480">
          <text:insertion>
            <office:change-info>
              <dc:creator>Nancy</dc:creator>
              <dc:date>2006-05-17T11:40:00</dc:date>
            </office:change-info>
          </text:insertion>
        </text:changed-region>
        <text:changed-region text:id="ct155397536">
          <text:deletion>
            <office:change-info>
              <dc:creator>Nancy</dc:creator>
              <dc:date>2006-05-17T13:06:00</dc:date>
            </office:change-info>
            <text:p text:style-name="P1"><text:span text:style-name="T1">,</text:span></text:p>
          </text:deletion>
        </text:changed-region>
        <text:changed-region text:id="ct155029408">
          <text:deletion>
            <office:change-info>
              <dc:creator>Nancy</dc:creator>
              <dc:date>2006-05-17T13:07:00</dc:date>
            </office:change-info>
            <text:p text:style-name="P1"><text:span text:style-name="T1">through </text:span></text:p>
          </text:deletion>
        </text:changed-region>
        <text:changed-region text:id="ct154660520">
          <text:insertion>
            <office:change-info>
              <dc:creator>Nancy</dc:creator>
              <dc:date>2006-05-17T13:07:00</dc:date>
            </office:change-info>
          </text:insertion>
        </text:changed-region>
        <text:changed-region text:id="ct154596008">
          <text:insertion>
            <office:change-info>
              <dc:creator>Jonathan Jesse</dc:creator>
              <dc:date>2006-05-21T16:48:00</dc:date>
            </office:change-info>
          </text:insertion>
        </text:changed-region>
        <text:changed-region text:id="ct155487760">
          <text:deletion>
            <office:change-info>
              <dc:creator>Jonathan Jesse</dc:creator>
              <dc:date>2006-09-20T16:27:00</dc:date>
            </office:change-info>
            <text:p text:style-name="P1"><text:span text:style-name="T1">freenode</text:span></text:p>
          </text:deletion>
        </text:changed-region>
        <text:changed-region text:id="ct155487568">
          <text:insertion>
            <office:change-info>
              <dc:creator>Jonathan Jesse</dc:creator>
              <dc:date>2006-09-20T16:27:00</dc:date>
            </office:change-info>
          </text:insertion>
        </text:changed-region>
        <text:changed-region text:id="ct155029848">
          <text:insertion>
            <office:change-info>
              <dc:creator>Nancy</dc:creator>
              <dc:date>2006-05-17T13:07:00</dc:date>
            </office:change-info>
          </text:insertion>
        </text:changed-region>
        <text:changed-region text:id="ct153528016">
          <text:deletion>
            <office:change-info>
              <dc:creator>Nancy</dc:creator>
              <dc:date>2006-05-17T11:40:00</dc:date>
            </office:change-info>
            <text:p text:style-name="P2"><text:span text:style-name="T1">K Menu</text:span></text:p>
          </text:deletion>
        </text:changed-region>
        <text:changed-region text:id="ct153524304">
          <text:insertion>
            <office:change-info>
              <dc:creator>Nancy</dc:creator>
              <dc:date>2006-05-17T11:40:00</dc:date>
            </office:change-info>
          </text:insertion>
        </text:changed-region>
        <text:changed-region text:id="ct154546344">
          <text:deletion>
            <office:change-info>
              <dc:creator>Nancy</dc:creator>
              <dc:date>2006-05-17T13:08:00</dc:date>
            </office:change-info>
            <text:p text:style-name="P2"><text:span text:style-name="T1">Identify</text:span></text:p>
          </text:deletion>
        </text:changed-region>
        <text:changed-region text:id="ct155039824">
          <text:insertion>
            <office:change-info>
              <dc:creator>Nancy</dc:creator>
              <dc:date>2006-05-17T13:08:00</dc:date>
            </office:change-info>
          </text:insertion>
        </text:changed-region>
        <text:changed-region text:id="ct153533136">
          <text:deletion>
            <office:change-info>
              <dc:creator>Jonathan Jesse</dc:creator>
              <dc:date>2006-05-22T23:15:00</dc:date>
            </office:change-info>
            <text:p text:style-name="P2"><text:span text:style-name="T1">2</text:span></text:p>
          </text:deletion>
        </text:changed-region>
        <text:changed-region text:id="ct154314960">
          <text:deletion>
            <office:change-info>
              <dc:creator>Jonathan Jesse</dc:creator>
              <dc:date>2006-10-20T14:29:00</dc:date>
            </office:change-info>
            <text:p text:style-name="P2"><text:span text:style-name="T1">4</text:span></text:p>
          </text:deletion>
        </text:changed-region>
        <text:changed-region text:id="ct154493648">
          <text:insertion>
            <office:change-info>
              <dc:creator>Jonathan Jesse</dc:creator>
              <dc:date>2006-10-20T14:29:00</dc:date>
            </office:change-info>
          </text:insertion>
        </text:changed-region>
        <text:changed-region text:id="ct153533264">
          <text:deletion>
            <office:change-info>
              <dc:creator>Jonathan Jesse</dc:creator>
              <dc:date>2006-05-22T23:15:00</dc:date>
            </office:change-info>
            <text:p text:style-name="P9"><text:span text:style-name="T9">2</text:span></text:p>
          </text:deletion>
        </text:changed-region>
        <text:changed-region text:id="ct154605280">
          <text:deletion>
            <office:change-info>
              <dc:creator>Jonathan Jesse</dc:creator>
              <dc:date>2006-10-20T14:30:00</dc:date>
            </office:change-info>
            <text:p text:style-name="P9"><text:span text:style-name="T9">4</text:span></text:p>
          </text:deletion>
        </text:changed-region>
        <text:changed-region text:id="ct155126928">
          <text:insertion>
            <office:change-info>
              <dc:creator>Jonathan Jesse</dc:creator>
              <dc:date>2006-10-20T14:30:00</dc:date>
            </office:change-info>
          </text:insertion>
        </text:changed-region>
        <text:changed-region text:id="ct154632104">
          <text:deletion>
            <office:change-info>
              <dc:creator>Jonathan Jesse</dc:creator>
              <dc:date>2006-10-20T14:30:00</dc:date>
            </office:change-info>
            <text:p text:style-name="P9"><text:span text:style-name="T9">42</text:span></text:p>
          </text:deletion>
        </text:changed-region>
        <text:changed-region text:id="ct154940568">
          <text:insertion>
            <office:change-info>
              <dc:creator>Jonathan Jesse</dc:creator>
              <dc:date>2006-10-20T14:30:00</dc:date>
            </office:change-info>
          </text:insertion>
        </text:changed-region>
        <text:changed-region text:id="ct153533392">
          <text:deletion>
            <office:change-info>
              <dc:creator>Jonathan Jesse</dc:creator>
              <dc:date>2006-05-22T23:15:00</dc:date>
            </office:change-info>
            <text:p text:style-name="P5"><text:span text:style-name="T7">2</text:span></text:p>
          </text:deletion>
        </text:changed-region>
        <text:changed-region text:id="ct154594176">
          <text:deletion>
            <office:change-info>
              <dc:creator>Jonathan Jesse</dc:creator>
              <dc:date>2006-10-20T14:30:00</dc:date>
            </office:change-info>
            <text:p text:style-name="P5"><text:span text:style-name="T7">4</text:span></text:p>
          </text:deletion>
        </text:changed-region>
        <text:changed-region text:id="ct154583496">
          <text:insertion>
            <office:change-info>
              <dc:creator>Jonathan Jesse</dc:creator>
              <dc:date>2006-10-20T14:30:00</dc:date>
            </office:change-info>
          </text:insertion>
        </text:changed-region>
        <text:changed-region text:id="ct155312368">
          <text:insertion>
            <office:change-info>
              <dc:creator>Nancy</dc:creator>
              <dc:date>2006-05-17T11:10:00</dc:date>
            </office:change-info>
          </text:insertion>
        </text:changed-region>
        <text:changed-region text:id="ct155405592">
          <text:deletion>
            <office:change-info>
              <dc:creator>Nancy</dc:creator>
              <dc:date>2006-05-17T11:07:00</dc:date>
            </office:change-info>
            <text:p text:style-name="P2"><text:span text:style-name="T1">kubuntu</text:span></text:p>
          </text:deletion>
        </text:changed-region>
        <text:changed-region text:id="ct154595912">
          <text:insertion>
            <office:change-info>
              <dc:creator>Nancy</dc:creator>
              <dc:date>2006-05-17T11:07:00</dc:date>
            </office:change-info>
          </text:insertion>
        </text:changed-region>
        <text:changed-region text:id="ct155021384">
          <text:insertion>
            <office:change-info>
              <dc:creator>Nancy</dc:creator>
              <dc:date>2006-05-17T13:09:00</dc:date>
            </office:change-info>
          </text:insertion>
        </text:changed-region>
        <text:changed-region text:id="ct154561336">
          <text:insertion>
            <office:change-info>
              <dc:creator>Jonathan Jesse</dc:creator>
              <dc:date>2006-05-21T16:49:00</dc:date>
            </office:change-info>
          </text:insertion>
        </text:changed-region>
        <text:changed-region text:id="ct155019288">
          <text:deletion>
            <office:change-info>
              <dc:creator>Nancy</dc:creator>
              <dc:date>2006-05-17T13:10:00</dc:date>
            </office:change-info>
            <text:p text:style-name="P2"><text:span text:style-name="T1">that is </text:span></text:p>
          </text:deletion>
        </text:changed-region>
        <text:changed-region text:id="ct154874104">
          <text:insertion>
            <office:change-info>
              <dc:creator>Nancy</dc:creator>
              <dc:date>2006-05-17T13:10:00</dc:date>
            </office:change-info>
          </text:insertion>
        </text:changed-region>
        <text:changed-region text:id="ct154821856">
          <text:deletion>
            <office:change-info>
              <dc:creator>Nancy</dc:creator>
              <dc:date>2006-05-17T13:10:00</dc:date>
            </office:change-info>
            <text:p text:style-name="P2"><text:span text:style-name="T1">in </text:span></text:p>
          </text:deletion>
        </text:changed-region>
        <text:changed-region text:id="ct155008840">
          <text:deletion>
            <office:change-info>
              <dc:creator>Nancy</dc:creator>
              <dc:date>2006-05-17T13:10:00</dc:date>
            </office:change-info>
            <text:p text:style-name="P2"><text:span text:style-name="T1">from </text:span></text:p>
          </text:deletion>
        </text:changed-region>
        <text:changed-region text:id="ct155037120">
          <text:insertion>
            <office:change-info>
              <dc:creator>Nancy</dc:creator>
              <dc:date>2006-05-17T13:10:00</dc:date>
            </office:change-info>
          </text:insertion>
        </text:changed-region>
        <text:changed-region text:id="ct154585096">
          <text:insertion>
            <office:change-info>
              <dc:creator>Jonathan Jesse</dc:creator>
              <dc:date>2006-05-21T16:49:00</dc:date>
            </office:change-info>
          </text:insertion>
        </text:changed-region>
        <text:changed-region text:id="ct153534160">
          <text:deletion>
            <office:change-info>
              <dc:creator>Jonathan Jesse</dc:creator>
              <dc:date>2006-05-22T23:15:00</dc:date>
            </office:change-info>
            <text:p text:style-name="P2"><text:span text:style-name="T1">43</text:span></text:p>
          </text:deletion>
        </text:changed-region>
        <text:changed-region text:id="ct154844248">
          <text:insertion>
            <office:change-info>
              <dc:creator>Jonathan Jesse</dc:creator>
              <dc:date>2006-10-20T14:30:00</dc:date>
            </office:change-info>
          </text:insertion>
        </text:changed-region>
        <text:changed-region text:id="ct153534032">
          <text:deletion>
            <office:change-info>
              <dc:creator>Jonathan Jesse</dc:creator>
              <dc:date>2006-05-22T23:15:00</dc:date>
            </office:change-info>
            <text:p text:style-name="P9"><text:span text:style-name="T9">43</text:span></text:p>
          </text:deletion>
        </text:changed-region>
        <text:changed-region text:id="ct154646240">
          <text:insertion>
            <office:change-info>
              <dc:creator>Jonathan Jesse</dc:creator>
              <dc:date>2006-10-20T14:30:00</dc:date>
            </office:change-info>
          </text:insertion>
        </text:changed-region>
        <text:changed-region text:id="ct154594920">
          <text:deletion>
            <office:change-info>
              <dc:creator>Jonathan Jesse</dc:creator>
              <dc:date>2006-10-20T14:30:00</dc:date>
            </office:change-info>
            <text:p text:style-name="P9"><text:span text:style-name="T9">43</text:span></text:p>
          </text:deletion>
        </text:changed-region>
        <text:changed-region text:id="ct154648608">
          <text:insertion>
            <office:change-info>
              <dc:creator>Jonathan Jesse</dc:creator>
              <dc:date>2006-10-20T14:30:00</dc:date>
            </office:change-info>
          </text:insertion>
        </text:changed-region>
        <text:changed-region text:id="ct155391488">
          <text:insertion>
            <office:change-info>
              <dc:creator>Jonathan Jesse</dc:creator>
              <dc:date>2006-05-22T23:15:00</dc:date>
            </office:change-info>
          </text:insertion>
        </text:changed-region>
        <text:changed-region text:id="ct155205064">
          <text:insertion>
            <office:change-info>
              <dc:creator>image</dc:creator>
              <dc:date>2006-10-29T01:34:00</dc:date>
            </office:change-info>
          </text:insertion>
        </text:changed-region>
        <text:changed-region text:id="ct153533904">
          <text:deletion>
            <office:change-info>
              <dc:creator>Jonathan Jesse</dc:creator>
              <dc:date>2006-05-22T23:15:00</dc:date>
            </office:change-info>
            <text:p text:style-name="P5"><text:span text:style-name="T7">43</text:span></text:p>
          </text:deletion>
        </text:changed-region>
        <text:changed-region text:id="ct155224600">
          <text:deletion>
            <office:change-info>
              <dc:creator>image</dc:creator>
              <dc:date>2006-10-29T01:34:00</dc:date>
            </office:change-info>
            <text:p text:style-name="P5"><text:span text:style-name="T7">0</text:span></text:p>
          </text:deletion>
        </text:changed-region>
        <text:changed-region text:id="ct155007624">
          <text:insertion>
            <office:change-info>
              <dc:creator>Nancy</dc:creator>
              <dc:date>2006-05-17T13:11:00</dc:date>
            </office:change-info>
          </text:insertion>
        </text:changed-region>
        <text:changed-region text:id="ct154936344">
          <text:deletion>
            <office:change-info>
              <dc:creator>Nancy</dc:creator>
              <dc:date>2006-05-17T13:11:00</dc:date>
            </office:change-info>
            <text:p text:style-name="P2"><text:span text:style-name="T1">E</text:span></text:p>
          </text:deletion>
        </text:changed-region>
        <text:changed-region text:id="ct155009312">
          <text:insertion>
            <office:change-info>
              <dc:creator>Nancy</dc:creator>
              <dc:date>2006-05-17T13:11:00</dc:date>
            </office:change-info>
          </text:insertion>
        </text:changed-region>
        <text:changed-region text:id="ct154966416">
          <text:deletion>
            <office:change-info>
              <dc:creator>Nancy</dc:creator>
              <dc:date>2006-05-17T13:11:00</dc:date>
            </office:change-info>
            <text:p text:style-name="P2"><text:span text:style-name="T1">their </text:span></text:p>
          </text:deletion>
        </text:changed-region>
        <text:changed-region text:id="ct154993160">
          <text:insertion>
            <office:change-info>
              <dc:creator>Nancy</dc:creator>
              <dc:date>2006-05-17T13:11:00</dc:date>
            </office:change-info>
          </text:insertion>
        </text:changed-region>
        <text:changed-region text:id="ct155003328">
          <text:insertion>
            <office:change-info>
              <dc:creator>Nancy</dc:creator>
              <dc:date>2006-05-17T13:11:00</dc:date>
            </office:change-info>
          </text:insertion>
        </text:changed-region>
        <text:changed-region text:id="ct155002448">
          <text:deletion>
            <office:change-info>
              <dc:creator>Nancy</dc:creator>
              <dc:date>2006-05-17T13:11:00</dc:date>
            </office:change-info>
            <text:p text:style-name="P2"><text:span text:style-name="T1"><text:s/>(as mentioned previously in this chapter). </text:span></text:p>
          </text:deletion>
        </text:changed-region>
        <text:changed-region text:id="ct154950120">
          <text:deletion>
            <office:change-info>
              <dc:creator>Nancy</dc:creator>
              <dc:date>2006-05-17T13:11:00</dc:date>
            </office:change-info>
            <text:p text:style-name="P2"><text:span text:style-name="T1">put a </text:span></text:p>
          </text:deletion>
        </text:changed-region>
        <text:changed-region text:id="ct155010208">
          <text:insertion>
            <office:change-info>
              <dc:creator>Nancy</dc:creator>
              <dc:date>2006-05-17T13:11:00</dc:date>
            </office:change-info>
          </text:insertion>
        </text:changed-region>
        <text:changed-region text:id="ct155408808">
          <text:insertion>
            <office:change-info>
              <dc:creator>Jonathan Jesse</dc:creator>
              <dc:date>2006-05-22T23:15:00</dc:date>
            </office:change-info>
          </text:insertion>
        </text:changed-region>
        <text:changed-region text:id="ct155185208">
          <text:insertion>
            <office:change-info>
              <dc:creator>image</dc:creator>
              <dc:date>2006-10-29T01:35:00</dc:date>
            </office:change-info>
          </text:insertion>
        </text:changed-region>
        <text:changed-region text:id="ct153533776">
          <text:deletion>
            <office:change-info>
              <dc:creator>Jonathan Jesse</dc:creator>
              <dc:date>2006-05-22T23:15:00</dc:date>
            </office:change-info>
            <text:p text:style-name="P2"><text:span text:style-name="T1">44</text:span></text:p>
          </text:deletion>
        </text:changed-region>
        <text:changed-region text:id="ct155187072">
          <text:deletion>
            <office:change-info>
              <dc:creator>image</dc:creator>
              <dc:date>2006-10-29T01:35:00</dc:date>
            </office:change-info>
            <text:p text:style-name="P2"><text:span text:style-name="T1">1</text:span></text:p>
          </text:deletion>
        </text:changed-region>
        <text:changed-region text:id="ct155408936">
          <text:insertion>
            <office:change-info>
              <dc:creator>Jonathan Jesse</dc:creator>
              <dc:date>2006-05-22T23:15:00</dc:date>
            </office:change-info>
          </text:insertion>
        </text:changed-region>
        <text:changed-region text:id="ct153533648">
          <text:deletion>
            <office:change-info>
              <dc:creator>Jonathan Jesse</dc:creator>
              <dc:date>2006-05-22T23:15:00</dc:date>
            </office:change-info>
            <text:p text:style-name="P9"><text:span text:style-name="T9">44</text:span></text:p>
          </text:deletion>
        </text:changed-region>
        <text:changed-region text:id="ct154562200">
          <text:insertion>
            <office:change-info>
              <dc:creator>Jonathan Jesse</dc:creator>
              <dc:date>2006-10-20T14:30:00</dc:date>
            </office:change-info>
          </text:insertion>
        </text:changed-region>
        <text:changed-region text:id="ct154561960">
          <text:deletion>
            <office:change-info>
              <dc:creator>Jonathan Jesse</dc:creator>
              <dc:date>2006-10-20T14:30:00</dc:date>
            </office:change-info>
            <text:p text:style-name="P9"><text:span text:style-name="T9">44</text:span></text:p>
          </text:deletion>
        </text:changed-region>
        <text:changed-region text:id="ct154594544">
          <text:insertion>
            <office:change-info>
              <dc:creator>Jonathan Jesse</dc:creator>
              <dc:date>2006-10-20T14:30:00</dc:date>
            </office:change-info>
          </text:insertion>
        </text:changed-region>
        <text:changed-region text:id="ct153533520">
          <text:deletion>
            <office:change-info>
              <dc:creator>Jonathan Jesse</dc:creator>
              <dc:date>2006-05-22T23:15:00</dc:date>
            </office:change-info>
            <text:p text:style-name="P5"><text:span text:style-name="T7">44</text:span></text:p>
          </text:deletion>
        </text:changed-region>
        <text:changed-region text:id="ct154590624">
          <text:deletion>
            <office:change-info>
              <dc:creator>Jonathan Jesse</dc:creator>
              <dc:date>2006-10-20T14:30:00</dc:date>
            </office:change-info>
            <text:p text:style-name="P5"><text:span text:style-name="T7">-</text:span></text:p>
          </text:deletion>
        </text:changed-region>
        <text:changed-region text:id="ct154937336">
          <text:insertion>
            <office:change-info>
              <dc:creator>Jonathan Jesse</dc:creator>
              <dc:date>2006-10-20T14:30:00</dc:date>
            </office:change-info>
          </text:insertion>
        </text:changed-region>
        <text:changed-region text:id="ct154942656">
          <text:insertion>
            <office:change-info>
              <dc:creator>Nancy</dc:creator>
              <dc:date>2006-05-17T13:13:00</dc:date>
            </office:change-info>
          </text:insertion>
        </text:changed-region>
        <text:changed-region text:id="ct154977024">
          <text:deletion>
            <office:change-info>
              <dc:creator>Nancy</dc:creator>
              <dc:date>2006-05-17T13:13:00</dc:date>
            </office:change-info>
            <text:p text:style-name="P2"><text:span text:style-name="T1">that a user can</text:span></text:p>
          </text:deletion>
        </text:changed-region>
        <text:changed-region text:id="ct155336704">
          <text:deletion>
            <office:change-info>
              <dc:creator>Nancy</dc:creator>
              <dc:date>2006-05-17T11:10:00</dc:date>
            </office:change-info>
            <text:p text:style-name="P2"><text:span text:style-name="T1"><text:s/>can </text:span></text:p>
          </text:deletion>
        </text:changed-region>
        <text:changed-region text:id="ct154976152">
          <text:deletion>
            <office:change-info>
              <dc:creator>Nancy</dc:creator>
              <dc:date>2006-05-17T13:13:00</dc:date>
            </office:change-info>
            <text:p text:style-name="P2"><text:span text:style-name="T1">access </text:span></text:p>
          </text:deletion>
        </text:changed-region>
        <text:changed-region text:id="ct154455600">
          <text:deletion>
            <office:change-info>
              <dc:creator>Jonathan Jesse</dc:creator>
              <dc:date>2006-10-20T14:31:00</dc:date>
            </office:change-info>
            <text:p text:style-name="P2"><text:span text:style-name="T24">session</text:span><text:span text:style-name="T24"><office:annotation><dc:creator>Nancy</dc:creator><dc:date>2006-11-09T00:00:00</dc:date><text:p>FC</text:p></office:annotation></text:span></text:p>
          </text:deletion>
        </text:changed-region>
        <text:changed-region text:id="ct154585968">
          <text:deletion>
            <office:change-info>
              <dc:creator>Jonathan Jesse</dc:creator>
              <dc:date>2006-05-21T16:50:00</dc:date>
            </office:change-info>
            <text:p text:style-name="P2"><text:span text:style-name="T24">shell </text:span></text:p>
          </text:deletion>
        </text:changed-region>
        <text:changed-region text:id="ct154411792">
          <text:deletion>
            <office:change-info>
              <dc:creator>Jonathan Jesse</dc:creator>
              <dc:date>2006-10-20T14:31:00</dc:date>
            </office:change-info>
            <text:p text:style-name="P2"><text:span text:style-name="T24"><office:annotation><dc:creator>Nancy</dc:creator><dc:date>2006-11-09T00:00:00</dc:date><text:p>FN</text:p></office:annotation></text:span></text:p>
            <text:p text:style-name="P2"><text:span text:style-name="T4">Removing access to starting a </text:span></text:p>
          </text:deletion>
        </text:changed-region>
        <text:changed-region text:id="ct153535056">
          <text:deletion>
            <office:change-info>
              <dc:creator>Jonathan Jesse</dc:creator>
              <dc:date>2006-05-22T23:16:00</dc:date>
            </office:change-info>
            <text:p text:style-name="P2"><text:span text:style-name="T4">4</text:span></text:p>
          </text:deletion>
        </text:changed-region>
        <text:changed-region text:id="ct153533008">
          <text:deletion>
            <office:change-info>
              <dc:creator>Jonathan Jesse</dc:creator>
              <dc:date>2006-05-22T23:15:00</dc:date>
            </office:change-info>
            <text:p text:style-name="P2"><text:span text:style-name="T4">5</text:span></text:p>
          </text:deletion>
        </text:changed-region>
        <text:changed-region text:id="ct154660056">
          <text:deletion>
            <office:change-info>
              <dc:creator>Jonathan Jesse</dc:creator>
              <dc:date>2006-10-20T14:31:00</dc:date>
            </office:change-info>
            <text:p text:style-name="P2"><text:span text:style-name="T4"><text:s/>07fig45preventingshell.png</text:span><text:span text:style-name="T16"><office:annotation><dc:creator>Nancy</dc:creator><dc:date>2006-11-09T00:00:00</dc:date><text:p>AU/PE: Requires attention.</text:p></office:annotation></text:span></text:p>
            <text:p text:style-name="P2"><text:span text:style-name="T4">Figure 7-</text:span></text:p>
          </text:deletion>
        </text:changed-region>
        <text:changed-region text:id="ct153532880">
          <text:deletion>
            <office:change-info>
              <dc:creator>Jonathan Jesse</dc:creator>
              <dc:date>2006-05-22T23:15:00</dc:date>
            </office:change-info>
            <text:p text:style-name="P2"><text:span text:style-name="T4">45</text:span></text:p>
          </text:deletion>
        </text:changed-region>
        <text:changed-region text:id="ct154462368">
          <text:deletion>
            <office:change-info>
              <dc:creator>Jonathan Jesse</dc:creator>
              <dc:date>2006-10-20T14:31:00</dc:date>
            </office:change-info>
            <text:p text:style-name="P2"><text:span text:style-name="T4">removing the capability to start a konsole</text:span><text:span text:style-name="T24"><office:annotation><dc:creator>Nancy</dc:creator><dc:date>2006-11-09T00:00:00</dc:date><text:p>AU: The caption below refers to this as a “shell session.” Are these the same thing? If so, we should use the same term in both places to avoid ambiguity.</text:p></office:annotation></text:span><text:span text:style-name="T4">.</text:span></text:p>
            <text:p text:style-name="P2"><text:span text:style-name="T4">*** insert figure 7-the process of <text:s/></text:span><text:span text:style-name="T24"><office:annotation><dc:creator>Nancy</dc:creator><dc:date>2006-11-09T00:00:00</dc:date><text:p>Figure number verified.</text:p></office:annotation></text:span><text:span text:style-name="T4">shows </text:span></text:p>
          </text:deletion>
        </text:changed-region>
        <text:changed-region text:id="ct155409064">
          <text:deletion>
            <office:change-info>
              <dc:creator>Jonathan Jesse</dc:creator>
              <dc:date>2006-05-22T23:15:00</dc:date>
            </office:change-info>
            <text:p text:style-name="P2"><text:span text:style-name="T4">45</text:span></text:p>
          </text:deletion>
        </text:changed-region>
        <text:changed-region text:id="ct154608424">
          <text:deletion>
            <office:change-info>
              <dc:creator>Jonathan Jesse</dc:creator>
              <dc:date>2006-10-20T14:31:00</dc:date>
            </office:change-info>
            <text:p text:style-name="P2"><text:span text:style-name="T4">Figure 7-</text:span></text:p>
          </text:deletion>
        </text:changed-region>
        <text:changed-region text:id="ct154979104">
          <text:insertion>
            <office:change-info>
              <dc:creator>Nancy</dc:creator>
              <dc:date>2006-05-17T13:15:00</dc:date>
            </office:change-info>
          </text:insertion>
        </text:changed-region>
        <text:changed-region text:id="ct154935848">
          <text:insertion>
            <office:change-info>
              <dc:creator>Nancy</dc:creator>
              <dc:date>2006-05-17T13:15:00</dc:date>
            </office:change-info>
          </text:insertion>
        </text:changed-region>
        <text:changed-region text:id="ct154912360">
          <text:deletion>
            <office:change-info>
              <dc:creator>Nancy</dc:creator>
              <dc:date>2006-05-17T10:58:00</dc:date>
            </office:change-info>
            <text:p text:style-name="P1"><text:span text:style-name="T1">operating systems</text:span></text:p>
          </text:deletion>
        </text:changed-region>
        <text:changed-region text:id="ct155443000">
          <text:insertion>
            <office:change-info>
              <dc:creator>Nancy</dc:creator>
              <dc:date>2006-05-17T10:58:00</dc:date>
            </office:change-info>
          </text:insertion>
        </text:changed-region>
        <text:changed-region text:id="ct154984752">
          <text:insertion>
            <office:change-info>
              <dc:creator>Nancy</dc:creator>
              <dc:date>2006-05-17T13:16:00</dc:date>
            </office:change-info>
          </text:insertion>
        </text:changed-region>
        <text:changed-region text:id="ct154933176">
          <text:deletion>
            <office:change-info>
              <dc:creator>Nancy</dc:creator>
              <dc:date>2006-05-17T13:16:00</dc:date>
            </office:change-info>
            <text:p text:style-name="P1"><text:span text:style-name="T1">, </text:span></text:p>
          </text:deletion>
        </text:changed-region>
        <text:changed-region text:id="ct153542872">
          <text:deletion>
            <office:change-info>
              <dc:creator>Nancy</dc:creator>
              <dc:date>2006-05-17T12:16:00</dc:date>
            </office:change-info>
            <text:p text:style-name="P1"><text:span text:style-name="T1">however </text:span></text:p>
          </text:deletion>
        </text:changed-region>
        <text:changed-region text:id="ct154969696">
          <text:insertion>
            <office:change-info>
              <dc:creator>Nancy</dc:creator>
              <dc:date>2006-05-17T13:16:00</dc:date>
            </office:change-info>
          </text:insertion>
        </text:changed-region>
        <text:changed-region text:id="ct154972808">
          <text:insertion>
            <office:change-info>
              <dc:creator>Nancy</dc:creator>
              <dc:date>2006-05-17T13:16:00</dc:date>
            </office:change-info>
          </text:insertion>
        </text:changed-region>
        <text:changed-region text:id="ct153541592">
          <text:insertion>
            <office:change-info>
              <dc:creator>Nancy</dc:creator>
              <dc:date>2006-05-17T12:16:00</dc:date>
            </office:change-info>
          </text:insertion>
        </text:changed-region>
        <text:changed-region text:id="ct154961520">
          <text:insertion>
            <office:change-info>
              <dc:creator>Nancy</dc:creator>
              <dc:date>2006-05-17T13:17:00</dc:date>
            </office:change-info>
          </text:insertion>
        </text:changed-region>
        <text:changed-region text:id="ct153531088">
          <text:deletion>
            <office:change-info>
              <dc:creator>Nancy</dc:creator>
              <dc:date>2006-05-17T11:40:00</dc:date>
            </office:change-info>
            <text:p text:style-name="P2"><text:span text:style-name="T1">K Menu</text:span></text:p>
          </text:deletion>
        </text:changed-region>
        <text:changed-region text:id="ct153525200">
          <text:insertion>
            <office:change-info>
              <dc:creator>Nancy</dc:creator>
              <dc:date>2006-05-17T11:40:00</dc:date>
            </office:change-info>
          </text:insertion>
        </text:changed-region>
        <text:changed-region text:id="ct154968816">
          <text:insertion>
            <office:change-info>
              <dc:creator>Nancy</dc:creator>
              <dc:date>2006-05-17T13:17:00</dc:date>
            </office:change-info>
          </text:insertion>
        </text:changed-region>
        <text:changed-region text:id="ct154940136">
          <text:deletion>
            <office:change-info>
              <dc:creator>Nancy</dc:creator>
              <dc:date>2006-05-17T13:17:00</dc:date>
            </office:change-info>
            <text:p text:style-name="P2"><text:span text:style-name="T1">n</text:span></text:p>
          </text:deletion>
        </text:changed-region>
        <text:changed-region text:id="ct154941224">
          <text:insertion>
            <office:change-info>
              <dc:creator>Nancy</dc:creator>
              <dc:date>2006-05-17T13:17:00</dc:date>
            </office:change-info>
          </text:insertion>
        </text:changed-region>
        <text:changed-region text:id="ct154950768">
          <text:deletion>
            <office:change-info>
              <dc:creator>Nancy</dc:creator>
              <dc:date>2006-05-17T13:17:00</dc:date>
            </office:change-info>
            <text:p text:style-name="P2"><text:span text:style-name="T1">and a little bit about what they do.</text:span></text:p>
          </text:deletion>
        </text:changed-region>
        <text:changed-region text:id="ct154947352">
          <text:insertion>
            <office:change-info>
              <dc:creator>Nancy</dc:creator>
              <dc:date>2006-05-17T13:17:00</dc:date>
            </office:change-info>
          </text:insertion>
        </text:changed-region>
        <text:changed-region text:id="ct153530960">
          <text:deletion>
            <office:change-info>
              <dc:creator>Nancy</dc:creator>
              <dc:date>2006-05-17T11:40:00</dc:date>
            </office:change-info>
            <text:p text:style-name="P25"><text:span text:style-name="T1"/></text:p>
            <text:p text:style-name="P28"><text:span text:style-name="T1">K Menu</text:span></text:p>
          </text:deletion>
        </text:changed-region>
        <text:changed-region text:id="ct153524944">
          <text:insertion>
            <office:change-info>
              <dc:creator>Nancy</dc:creator>
              <dc:date>2006-05-17T11:40:00</dc:date>
            </office:change-info>
          </text:insertion>
        </text:changed-region>
        <text:changed-region text:id="ct154943152">
          <text:insertion>
            <office:change-info>
              <dc:creator>Nancy</dc:creator>
              <dc:date>2006-05-17T13:18:00</dc:date>
            </office:change-info>
          </text:insertion>
        </text:changed-region>
        <text:changed-region text:id="ct155436120">
          <text:deletion>
            <office:change-info>
              <dc:creator>Nancy</dc:creator>
              <dc:date>2006-05-17T11:11:00</dc:date>
            </office:change-info>
            <text:p text:style-name="P28"><text:span text:style-name="T1">programing</text:span></text:p>
          </text:deletion>
        </text:changed-region>
        <text:changed-region text:id="ct155392184">
          <text:insertion>
            <office:change-info>
              <dc:creator>Nancy</dc:creator>
              <dc:date>2006-05-17T11:11:00</dc:date>
            </office:change-info>
          </text:insertion>
        </text:changed-region>
        <text:changed-region text:id="ct154926168">
          <text:deletion>
            <office:change-info>
              <dc:creator>Nancy</dc:creator>
              <dc:date>2006-05-17T13:18:00</dc:date>
            </office:change-info>
            <text:p text:style-name="P28"><text:span text:style-name="T1">like </text:span></text:p>
          </text:deletion>
        </text:changed-region>
        <text:changed-region text:id="ct154930168">
          <text:insertion>
            <office:change-info>
              <dc:creator>Nancy</dc:creator>
              <dc:date>2006-05-17T13:18:00</dc:date>
            </office:change-info>
          </text:insertion>
        </text:changed-region>
        <text:changed-region text:id="ct154949184">
          <text:deletion>
            <office:change-info>
              <dc:creator>Nancy</dc:creator>
              <dc:date>2006-05-17T13:18:00</dc:date>
            </office:change-info>
            <text:p text:style-name="P28"><text:span text:style-name="T1"><text:s/></text:span></text:p>
          </text:deletion>
        </text:changed-region>
        <text:changed-region text:id="ct153531472">
          <text:deletion>
            <office:change-info>
              <dc:creator>Nancy</dc:creator>
              <dc:date>2006-05-17T11:40:00</dc:date>
            </office:change-info>
            <text:p text:style-name="P28"><text:span text:style-name="T1">K Menu</text:span></text:p>
          </text:deletion>
        </text:changed-region>
        <text:changed-region text:id="ct153923432">
          <text:insertion>
            <office:change-info>
              <dc:creator>Nancy</dc:creator>
              <dc:date>2006-05-17T11:40:00</dc:date>
            </office:change-info>
          </text:insertion>
        </text:changed-region>
        <text:changed-region text:id="ct155436248">
          <text:deletion>
            <office:change-info>
              <dc:creator>Nancy</dc:creator>
              <dc:date>2006-05-17T11:11:00</dc:date>
            </office:change-info>
            <text:p text:style-name="P28"><text:span text:style-name="T1">extremly</text:span></text:p>
          </text:deletion>
        </text:changed-region>
        <text:changed-region text:id="ct155402264">
          <text:insertion>
            <office:change-info>
              <dc:creator>Nancy</dc:creator>
              <dc:date>2006-05-17T11:11:00</dc:date>
            </office:change-info>
          </text:insertion>
        </text:changed-region>
        <text:changed-region text:id="ct154948288">
          <text:insertion>
            <office:change-info>
              <dc:creator>Nancy</dc:creator>
              <dc:date>2006-05-17T13:18:00</dc:date>
            </office:change-info>
          </text:insertion>
        </text:changed-region>
        <text:changed-region text:id="ct153531984">
          <text:deletion>
            <office:change-info>
              <dc:creator>Nancy</dc:creator>
              <dc:date>2006-05-17T11:40:00</dc:date>
            </office:change-info>
            <text:p text:style-name="P29"><text:span text:style-name="T1"/></text:p>
            <text:p text:style-name="P28"><text:span text:style-name="T1">K Menu</text:span></text:p>
          </text:deletion>
        </text:changed-region>
        <text:changed-region text:id="ct153924072">
          <text:insertion>
            <office:change-info>
              <dc:creator>Nancy</dc:creator>
              <dc:date>2006-05-17T11:40:00</dc:date>
            </office:change-info>
          </text:insertion>
        </text:changed-region>
        <text:changed-region text:id="ct154894408">
          <text:deletion>
            <office:change-info>
              <dc:creator>Nancy</dc:creator>
              <dc:date>2006-05-17T13:18:00</dc:date>
            </office:change-info>
            <text:p text:style-name="P28"><text:span text:style-name="T1">that</text:span></text:p>
          </text:deletion>
        </text:changed-region>
        <text:changed-region text:id="ct154923880">
          <text:insertion>
            <office:change-info>
              <dc:creator>Nancy</dc:creator>
              <dc:date>2006-05-17T13:18:00</dc:date>
            </office:change-info>
          </text:insertion>
        </text:changed-region>
        <text:changed-region text:id="ct154876664">
          <text:deletion>
            <office:change-info>
              <dc:creator>Nancy</dc:creator>
              <dc:date>2006-05-17T13:18:00</dc:date>
            </office:change-info>
            <text:p text:style-name="P28"><text:span text:style-name="T1"><text:s/></text:span></text:p>
          </text:deletion>
        </text:changed-region>
        <text:changed-region text:id="ct155392312">
          <text:deletion>
            <office:change-info>
              <dc:creator>Nancy</dc:creator>
              <dc:date>2006-05-17T11:11:00</dc:date>
            </office:change-info>
            <text:p text:style-name="P28"><text:span text:style-name="T1">perfer</text:span></text:p>
          </text:deletion>
        </text:changed-region>
        <text:changed-region text:id="ct155402520">
          <text:insertion>
            <office:change-info>
              <dc:creator>Nancy</dc:creator>
              <dc:date>2006-05-17T11:11:00</dc:date>
            </office:change-info>
          </text:insertion>
        </text:changed-region>
        <text:changed-region text:id="ct154833480">
          <text:insertion>
            <office:change-info>
              <dc:creator>Nancy</dc:creator>
              <dc:date>2006-05-17T13:19:00</dc:date>
            </office:change-info>
          </text:insertion>
        </text:changed-region>
        <text:changed-region text:id="ct153532496">
          <text:deletion>
            <office:change-info>
              <dc:creator>Nancy</dc:creator>
              <dc:date>2006-05-17T11:40:00</dc:date>
            </office:change-info>
            <text:p text:style-name="P28"><text:span text:style-name="T1">K Menu</text:span></text:p>
          </text:deletion>
        </text:changed-region>
        <text:changed-region text:id="ct153525072">
          <text:insertion>
            <office:change-info>
              <dc:creator>Nancy</dc:creator>
              <dc:date>2006-05-17T11:40:00</dc:date>
            </office:change-info>
          </text:insertion>
        </text:changed-region>
        <text:changed-region text:id="ct155253360">
          <text:deletion>
            <office:change-info>
              <dc:creator>Nancy</dc:creator>
              <dc:date>2006-05-17T11:08:00</dc:date>
            </office:change-info>
            <text:p text:style-name="P28"><text:span text:style-name="T1">paritions</text:span></text:p>
          </text:deletion>
        </text:changed-region>
        <text:changed-region text:id="ct155416360">
          <text:insertion>
            <office:change-info>
              <dc:creator>Nancy</dc:creator>
              <dc:date>2006-05-17T11:08:00</dc:date>
            </office:change-info>
          </text:insertion>
        </text:changed-region>
        <text:changed-region text:id="ct155435864">
          <text:deletion>
            <office:change-info>
              <dc:creator>Nancy</dc:creator>
              <dc:date>2006-05-17T11:11:00</dc:date>
            </office:change-info>
            <text:p text:style-name="P29"><text:span text:style-name="T7">Performace</text:span></text:p>
          </text:deletion>
        </text:changed-region>
        <text:changed-region text:id="ct155402392">
          <text:insertion>
            <office:change-info>
              <dc:creator>Nancy</dc:creator>
              <dc:date>2006-05-17T11:11:00</dc:date>
            </office:change-info>
          </text:insertion>
        </text:changed-region>
        <text:changed-region text:id="ct155436376">
          <text:deletion>
            <office:change-info>
              <dc:creator>Nancy</dc:creator>
              <dc:date>2006-05-17T11:11:00</dc:date>
            </office:change-info>
            <text:p text:style-name="P29"><text:span text:style-name="T23">Montior </text:span></text:p>
          </text:deletion>
        </text:changed-region>
        <text:changed-region text:id="ct155402136">
          <text:insertion>
            <office:change-info>
              <dc:creator>Nancy</dc:creator>
              <dc:date>2006-05-17T11:11:00</dc:date>
            </office:change-info>
          </text:insertion>
        </text:changed-region>
        <text:changed-region text:id="ct153529552">
          <text:deletion>
            <office:change-info>
              <dc:creator>Nancy</dc:creator>
              <dc:date>2006-05-17T11:40:00</dc:date>
            </office:change-info>
            <text:p text:style-name="P28"><text:span text:style-name="T1">K Menu</text:span></text:p>
          </text:deletion>
        </text:changed-region>
        <text:changed-region text:id="ct153924328">
          <text:insertion>
            <office:change-info>
              <dc:creator>Nancy</dc:creator>
              <dc:date>2006-05-17T11:40:00</dc:date>
            </office:change-info>
          </text:insertion>
        </text:changed-region>
        <text:changed-region text:id="ct154901416">
          <text:insertion>
            <office:change-info>
              <dc:creator>Nancy</dc:creator>
              <dc:date>2006-05-17T13:19:00</dc:date>
            </office:change-info>
          </text:insertion>
        </text:changed-region>
        <text:changed-region text:id="ct153529680">
          <text:deletion>
            <office:change-info>
              <dc:creator>Nancy</dc:creator>
              <dc:date>2006-05-17T11:40:00</dc:date>
            </office:change-info>
            <text:p text:style-name="P29"><text:span text:style-name="T1"/></text:p>
            <text:p text:style-name="P28"><text:span text:style-name="T1">K Menu</text:span></text:p>
          </text:deletion>
        </text:changed-region>
        <text:changed-region text:id="ct153924584">
          <text:insertion>
            <office:change-info>
              <dc:creator>Nancy</dc:creator>
              <dc:date>2006-05-17T11:40:00</dc:date>
            </office:change-info>
          </text:insertion>
        </text:changed-region>
        <text:changed-region text:id="ct153529936">
          <text:deletion>
            <office:change-info>
              <dc:creator>Nancy</dc:creator>
              <dc:date>2006-05-17T11:40:00</dc:date>
            </office:change-info>
            <text:p text:style-name="P28"><text:span text:style-name="T1">K Menu</text:span></text:p>
          </text:deletion>
        </text:changed-region>
        <text:changed-region text:id="ct153924840">
          <text:insertion>
            <office:change-info>
              <dc:creator>Nancy</dc:creator>
              <dc:date>2006-05-17T11:40:00</dc:date>
            </office:change-info>
          </text:insertion>
        </text:changed-region>
        <text:changed-region text:id="ct154870248">
          <text:deletion>
            <office:change-info>
              <dc:creator>Nancy</dc:creator>
              <dc:date>2006-05-17T11:25:00</dc:date>
            </office:change-info>
            <text:p text:style-name="P28"><text:span text:style-name="T1"><text:s text:c="2"/></text:span></text:p>
          </text:deletion>
        </text:changed-region>
        <text:changed-region text:id="ct154054400">
          <text:insertion>
            <office:change-info>
              <dc:creator>Nancy</dc:creator>
              <dc:date>2006-05-17T12:03:00</dc:date>
            </office:change-info>
          </text:insertion>
        </text:changed-region>
        <text:changed-region text:id="ct155392440">
          <text:deletion>
            <office:change-info>
              <dc:creator>Nancy</dc:creator>
              <dc:date>2006-05-17T11:11:00</dc:date>
            </office:change-info>
            <text:p text:style-name="P28"><text:span text:style-name="T1">wil</text:span></text:p>
          </text:deletion>
        </text:changed-region>
        <text:changed-region text:id="ct155391800">
          <text:insertion>
            <office:change-info>
              <dc:creator>Nancy</dc:creator>
              <dc:date>2006-05-17T11:11:00</dc:date>
            </office:change-info>
          </text:insertion>
        </text:changed-region>
        <text:changed-region text:id="ct155436504">
          <text:deletion>
            <office:change-info>
              <dc:creator>Nancy</dc:creator>
              <dc:date>2006-05-17T11:11:00</dc:date>
            </office:change-info>
            <text:p text:style-name="P28"><text:span text:style-name="T1">infromation</text:span></text:p>
          </text:deletion>
        </text:changed-region>
        <text:changed-region text:id="ct155392056">
          <text:insertion>
            <office:change-info>
              <dc:creator>Nancy</dc:creator>
              <dc:date>2006-05-17T11:11:00</dc:date>
            </office:change-info>
          </text:insertion>
        </text:changed-region>
        <text:changed-region text:id="ct153527248">
          <text:deletion>
            <office:change-info>
              <dc:creator>Nancy</dc:creator>
              <dc:date>2006-05-17T11:40:00</dc:date>
            </office:change-info>
            <text:p text:style-name="P28"><text:span text:style-name="T1">K Menu</text:span></text:p>
          </text:deletion>
        </text:changed-region>
        <text:changed-region text:id="ct153923688">
          <text:insertion>
            <office:change-info>
              <dc:creator>Nancy</dc:creator>
              <dc:date>2006-05-17T11:40:00</dc:date>
            </office:change-info>
          </text:insertion>
        </text:changed-region>
        <text:changed-region text:id="ct154400768">
          <text:deletion>
            <office:change-info>
              <dc:creator>Jonathan Jesse</dc:creator>
              <dc:date>2006-05-21T16:53:00</dc:date>
            </office:change-info>
            <text:p text:style-name="P29"><text:span text:style-name="T7">k</text:span></text:p>
          </text:deletion>
        </text:changed-region>
        <text:changed-region text:id="ct154553800">
          <text:insertion>
            <office:change-info>
              <dc:creator>Jonathan Jesse</dc:creator>
              <dc:date>2006-05-21T16:53:00</dc:date>
            </office:change-info>
          </text:insertion>
        </text:changed-region>
        <text:changed-region text:id="ct153527504">
          <text:deletion>
            <office:change-info>
              <dc:creator>Nancy</dc:creator>
              <dc:date>2006-05-17T11:40:00</dc:date>
            </office:change-info>
            <text:p text:style-name="P28"><text:span text:style-name="T1">K Menu</text:span></text:p>
          </text:deletion>
        </text:changed-region>
        <text:changed-region text:id="ct153923816">
          <text:insertion>
            <office:change-info>
              <dc:creator>Nancy</dc:creator>
              <dc:date>2006-05-17T11:40:00</dc:date>
            </office:change-info>
          </text:insertion>
        </text:changed-region>
        <text:changed-region text:id="ct154907136">
          <text:deletion>
            <office:change-info>
              <dc:creator>Nancy</dc:creator>
              <dc:date>2006-05-17T13:20:00</dc:date>
            </office:change-info>
            <text:p text:style-name="P28"><text:span text:style-name="T1">RDP (</text:span></text:p>
          </text:deletion>
        </text:changed-region>
        <text:changed-region text:id="ct154834888">
          <text:insertion>
            <office:change-info>
              <dc:creator>Nancy</dc:creator>
              <dc:date>2006-05-17T13:20:00</dc:date>
            </office:change-info>
          </text:insertion>
        </text:changed-region>
        <text:changed-region text:id="ct154892264">
          <text:deletion>
            <office:change-info>
              <dc:creator>Nancy</dc:creator>
              <dc:date>2006-05-17T13:21:00</dc:date>
            </office:change-info>
            <text:p text:style-name="P28"><text:span text:style-name="T1">) </text:span></text:p>
          </text:deletion>
        </text:changed-region>
        <text:changed-region text:id="ct154903744">
          <text:insertion>
            <office:change-info>
              <dc:creator>Nancy</dc:creator>
              <dc:date>2006-05-17T13:21:00</dc:date>
            </office:change-info>
          </text:insertion>
        </text:changed-region>
        <text:changed-region text:id="ct154895400">
          <text:deletion>
            <office:change-info>
              <dc:creator>Nancy</dc:creator>
              <dc:date>2006-05-17T13:21:00</dc:date>
            </office:change-info>
            <text:p text:style-name="P28"><text:span text:style-name="T1">VNC (</text:span></text:p>
          </text:deletion>
        </text:changed-region>
        <text:changed-region text:id="ct154897048">
          <text:deletion>
            <office:change-info>
              <dc:creator>Nancy</dc:creator>
              <dc:date>2006-05-17T13:21:00</dc:date>
            </office:change-info>
            <text:p text:style-name="P28"><text:span text:style-name="T1">). </text:span></text:p>
          </text:deletion>
        </text:changed-region>
        <text:changed-region text:id="ct154902096">
          <text:insertion>
            <office:change-info>
              <dc:creator>Nancy</dc:creator>
              <dc:date>2006-05-17T13:21:00</dc:date>
            </office:change-info>
          </text:insertion>
        </text:changed-region>
        <text:changed-region text:id="ct154905664">
          <text:insertion>
            <office:change-info>
              <dc:creator>Nancy</dc:creator>
              <dc:date>2006-05-17T13:21:00</dc:date>
            </office:change-info>
          </text:insertion>
        </text:changed-region>
        <text:changed-region text:id="ct153530704">
          <text:deletion>
            <office:change-info>
              <dc:creator>Nancy</dc:creator>
              <dc:date>2006-05-17T11:40:00</dc:date>
            </office:change-info>
            <text:p text:style-name="P28"><text:span text:style-name="T1">K Menu</text:span></text:p>
          </text:deletion>
        </text:changed-region>
        <text:changed-region text:id="ct153922664">
          <text:insertion>
            <office:change-info>
              <dc:creator>Nancy</dc:creator>
              <dc:date>2006-05-17T11:40:00</dc:date>
            </office:change-info>
          </text:insertion>
        </text:changed-region>
        <text:changed-region text:id="ct153531600">
          <text:deletion>
            <office:change-info>
              <dc:creator>Nancy</dc:creator>
              <dc:date>2006-05-17T11:40:00</dc:date>
            </office:change-info>
            <text:p text:style-name="P28"><text:span text:style-name="T1">K Menu</text:span></text:p>
          </text:deletion>
        </text:changed-region>
        <text:changed-region text:id="ct153923560">
          <text:insertion>
            <office:change-info>
              <dc:creator>Nancy</dc:creator>
              <dc:date>2006-05-17T11:40:00</dc:date>
            </office:change-info>
          </text:insertion>
        </text:changed-region>
        <text:changed-region text:id="ct154897912">
          <text:deletion>
            <office:change-info>
              <dc:creator>Nancy</dc:creator>
              <dc:date>2006-05-17T13:21:00</dc:date>
            </office:change-info>
            <text:p text:style-name="P28"><text:span text:style-name="T1">Bluetooth </text:span></text:p>
          </text:deletion>
        </text:changed-region>
        <text:changed-region text:id="ct154904600">
          <text:insertion>
            <office:change-info>
              <dc:creator>Nancy</dc:creator>
              <dc:date>2006-05-17T13:21:00</dc:date>
            </office:change-info>
          </text:insertion>
        </text:changed-region>
        <text:changed-region text:id="ct153527760">
          <text:deletion>
            <office:change-info>
              <dc:creator>Nancy</dc:creator>
              <dc:date>2006-05-17T11:40:00</dc:date>
            </office:change-info>
            <text:p text:style-name="P28"><text:span text:style-name="T1">K Menu</text:span></text:p>
          </text:deletion>
        </text:changed-region>
        <text:changed-region text:id="ct153525968">
          <text:insertion>
            <office:change-info>
              <dc:creator>Nancy</dc:creator>
              <dc:date>2006-05-17T11:40:00</dc:date>
            </office:change-info>
          </text:insertion>
        </text:changed-region>
        <text:changed-region text:id="ct155435992">
          <text:deletion>
            <office:change-info>
              <dc:creator>Nancy</dc:creator>
              <dc:date>2006-05-17T11:11:00</dc:date>
            </office:change-info>
            <text:p text:style-name="P28"><text:span text:style-name="T1">Veiwer</text:span></text:p>
          </text:deletion>
        </text:changed-region>
        <text:changed-region text:id="ct155391928">
          <text:insertion>
            <office:change-info>
              <dc:creator>Nancy</dc:creator>
              <dc:date>2006-05-17T11:11:00</dc:date>
            </office:change-info>
          </text:insertion>
        </text:changed-region>
        <text:changed-region text:id="ct153528272">
          <text:deletion>
            <office:change-info>
              <dc:creator>Nancy</dc:creator>
              <dc:date>2006-05-17T11:40:00</dc:date>
            </office:change-info>
            <text:p text:style-name="P28"><text:span text:style-name="T1">K Menu</text:span></text:p>
          </text:deletion>
        </text:changed-region>
        <text:changed-region text:id="ct153526480">
          <text:insertion>
            <office:change-info>
              <dc:creator>Nancy</dc:creator>
              <dc:date>2006-05-17T11:40:00</dc:date>
            </office:change-info>
          </text:insertion>
        </text:changed-region>
        <text:changed-region text:id="ct154875464">
          <text:insertion>
            <office:change-info>
              <dc:creator>Nancy</dc:creator>
              <dc:date>2006-05-17T13:22:00</dc:date>
            </office:change-info>
          </text:insertion>
        </text:changed-region>
        <text:changed-region text:id="ct154845400">
          <text:deletion>
            <office:change-info>
              <dc:creator>Nancy</dc:creator>
              <dc:date>2006-05-17T13:22:00</dc:date>
            </office:change-info>
            <text:p text:style-name="P28"><text:span text:style-name="T1">of </text:span></text:p>
          </text:deletion>
        </text:changed-region>
        <text:changed-region text:id="ct154850352">
          <text:insertion>
            <office:change-info>
              <dc:creator>Nancy</dc:creator>
              <dc:date>2006-05-17T13:22:00</dc:date>
            </office:change-info>
          </text:insertion>
        </text:changed-region>
        <text:changed-region text:id="ct153529808">
          <text:deletion>
            <office:change-info>
              <dc:creator>Nancy</dc:creator>
              <dc:date>2006-05-17T11:40:00</dc:date>
            </office:change-info>
            <text:p text:style-name="P28"><text:span text:style-name="T1">K Menu</text:span></text:p>
          </text:deletion>
        </text:changed-region>
        <text:changed-region text:id="ct153923048">
          <text:insertion>
            <office:change-info>
              <dc:creator>Nancy</dc:creator>
              <dc:date>2006-05-17T11:40:00</dc:date>
            </office:change-info>
          </text:insertion>
        </text:changed-region>
        <text:changed-region text:id="ct154854384">
          <text:deletion>
            <office:change-info>
              <dc:creator>Nancy</dc:creator>
              <dc:date>2006-05-17T13:22:00</dc:date>
            </office:change-info>
            <text:p text:style-name="P28"><text:span text:style-name="T1">with</text:span></text:p>
          </text:deletion>
        </text:changed-region>
        <text:changed-region text:id="ct154849192">
          <text:insertion>
            <office:change-info>
              <dc:creator>Nancy</dc:creator>
              <dc:date>2006-05-17T13:22:00</dc:date>
            </office:change-info>
          </text:insertion>
        </text:changed-region>
        <text:changed-region text:id="ct154799040">
          <text:deletion>
            <office:change-info>
              <dc:creator>Nancy</dc:creator>
              <dc:date>2006-05-17T13:22:00</dc:date>
            </office:change-info>
            <text:p text:style-name="P28"><text:span text:style-name="T1">adept </text:span></text:p>
          </text:deletion>
        </text:changed-region>
        <text:changed-region text:id="ct154856760">
          <text:insertion>
            <office:change-info>
              <dc:creator>Nancy</dc:creator>
              <dc:date>2006-05-17T13:22:00</dc:date>
            </office:change-info>
          </text:insertion>
        </text:changed-region>
        <text:changed-region text:id="ct154871296">
          <text:insertion>
            <office:change-info>
              <dc:creator>Nancy</dc:creator>
              <dc:date>2006-05-17T13:23:00</dc:date>
            </office:change-info>
          </text:insertion>
        </text:changed-region>
        <text:changed-region text:id="ct154874752">
          <text:insertion>
            <office:change-info>
              <dc:creator>Nancy</dc:creator>
              <dc:date>2006-05-17T13:22:00</dc:date>
            </office:change-info>
          </text:insertion>
        </text:changed-region>
        <text:changed-region text:id="ct154865288">
          <text:deletion>
            <office:change-info>
              <dc:creator>Nancy</dc:creator>
              <dc:date>2006-05-17T13:23:00</dc:date>
            </office:change-info>
            <text:p text:style-name="P28"><text:span text:style-name="T1">can </text:span></text:p>
          </text:deletion>
        </text:changed-region>
        <text:changed-region text:id="ct154868776">
          <text:insertion>
            <office:change-info>
              <dc:creator>Nancy</dc:creator>
              <dc:date>2006-05-17T13:23:00</dc:date>
            </office:change-info>
          </text:insertion>
        </text:changed-region>
        <text:changed-region text:id="ct153532240">
          <text:deletion>
            <office:change-info>
              <dc:creator>Nancy</dc:creator>
              <dc:date>2006-05-17T11:40:00</dc:date>
            </office:change-info>
            <text:p text:style-name="P28"><text:span text:style-name="T1">K Menu</text:span></text:p>
          </text:deletion>
        </text:changed-region>
        <text:changed-region text:id="ct153526224">
          <text:insertion>
            <office:change-info>
              <dc:creator>Nancy</dc:creator>
              <dc:date>2006-05-17T11:40:00</dc:date>
            </office:change-info>
          </text:insertion>
        </text:changed-region>
        <text:changed-region text:id="ct154876472">
          <text:insertion>
            <office:change-info>
              <dc:creator>Nancy</dc:creator>
              <dc:date>2006-05-17T13:23:00</dc:date>
            </office:change-info>
          </text:insertion>
        </text:changed-region>
        <text:changed-region text:id="ct154872168">
          <text:insertion>
            <office:change-info>
              <dc:creator>Nancy</dc:creator>
              <dc:date>2006-05-17T13:23:00</dc:date>
            </office:change-info>
          </text:insertion>
        </text:changed-region>
        <text:changed-region text:id="ct154837496">
          <text:deletion>
            <office:change-info>
              <dc:creator>Nancy</dc:creator>
              <dc:date>2006-05-17T13:23:00</dc:date>
            </office:change-info>
            <text:p text:style-name="P1"><text:span text:style-name="T1">; i</text:span></text:p>
          </text:deletion>
        </text:changed-region>
        <text:changed-region text:id="ct154832456">
          <text:insertion>
            <office:change-info>
              <dc:creator>Nancy</dc:creator>
              <dc:date>2006-05-17T13:23:00</dc:date>
            </office:change-info>
          </text:insertion>
        </text:changed-region>
        <text:changed-region text:id="ct154818344">
          <text:insertion>
            <office:change-info>
              <dc:creator>Nancy</dc:creator>
              <dc:date>2006-05-17T13:23:00</dc:date>
            </office:change-info>
          </text:insertion>
        </text:changed-region>
        <text:changed-region text:id="ct153532112">
          <text:deletion>
            <office:change-info>
              <dc:creator>Nancy</dc:creator>
              <dc:date>2006-05-17T11:40:00</dc:date>
            </office:change-info>
            <text:p text:style-name="P11"><text:span text:style-name="T1">K Menu</text:span></text:p>
          </text:deletion>
        </text:changed-region>
        <text:changed-region text:id="ct153525712">
          <text:insertion>
            <office:change-info>
              <dc:creator>Nancy</dc:creator>
              <dc:date>2006-05-17T11:40:00</dc:date>
            </office:change-info>
          </text:insertion>
        </text:changed-region>
        <text:changed-region text:id="ct154764200">
          <text:insertion>
            <office:change-info>
              <dc:creator>Nancy</dc:creator>
              <dc:date>2006-05-17T13:24:00</dc:date>
            </office:change-info>
          </text:insertion>
        </text:changed-region>
        <text:changed-region text:id="ct154786832">
          <text:deletion>
            <office:change-info>
              <dc:creator>Nancy</dc:creator>
              <dc:date>2006-05-17T13:24:00</dc:date>
            </office:change-info>
            <text:p text:style-name="P1"><text:span text:style-name="T4">NOT RECOMMENDED</text:span></text:p>
          </text:deletion>
        </text:changed-region>
        <text:changed-region text:id="ct154798896">
          <text:insertion>
            <office:change-info>
              <dc:creator>Nancy</dc:creator>
              <dc:date>2006-05-17T13:24:00</dc:date>
            </office:change-info>
          </text:insertion>
        </text:changed-region>
        <text:changed-region text:id="ct154831072">
          <text:insertion>
            <office:change-info>
              <dc:creator>Nancy</dc:creator>
              <dc:date>2006-05-17T13:24:00</dc:date>
            </office:change-info>
          </text:insertion>
        </text:changed-region>
        <text:changed-region text:id="ct153531728">
          <text:deletion>
            <office:change-info>
              <dc:creator>Nancy</dc:creator>
              <dc:date>2006-05-17T11:40:00</dc:date>
            </office:change-info>
            <text:p text:style-name="P11"><text:span text:style-name="T1">K Menu</text:span></text:p>
          </text:deletion>
        </text:changed-region>
        <text:changed-region text:id="ct153923304">
          <text:insertion>
            <office:change-info>
              <dc:creator>Nancy</dc:creator>
              <dc:date>2006-05-17T11:40:00</dc:date>
            </office:change-info>
          </text:insertion>
        </text:changed-region>
        <text:changed-region text:id="ct154848248">
          <text:insertion>
            <office:change-info>
              <dc:creator>Nancy</dc:creator>
              <dc:date>2006-05-17T13:24:00</dc:date>
            </office:change-info>
          </text:insertion>
        </text:changed-region>
        <text:changed-region text:id="ct154838392">
          <text:insertion>
            <office:change-info>
              <dc:creator>Nancy</dc:creator>
              <dc:date>2006-05-17T13:24:00</dc:date>
            </office:change-info>
          </text:insertion>
        </text:changed-region>
        <text:changed-region text:id="ct154788096">
          <text:insertion>
            <office:change-info>
              <dc:creator>Nancy</dc:creator>
              <dc:date>2006-05-17T13:24:00</dc:date>
            </office:change-info>
          </text:insertion>
        </text:changed-region>
        <text:changed-region text:id="ct154767024">
          <text:deletion>
            <office:change-info>
              <dc:creator>Nancy</dc:creator>
              <dc:date>2006-05-17T13:26:00</dc:date>
            </office:change-info>
            <text:p text:style-name="P11"><text:span text:style-name="T1">the </text:span></text:p>
          </text:deletion>
        </text:changed-region>
        <text:changed-region text:id="ct153530832">
          <text:deletion>
            <office:change-info>
              <dc:creator>Nancy</dc:creator>
              <dc:date>2006-05-17T11:40:00</dc:date>
            </office:change-info>
            <text:p text:style-name="P11"><text:span text:style-name="T1">K Menu</text:span></text:p>
          </text:deletion>
        </text:changed-region>
        <text:changed-region text:id="ct153925224">
          <text:insertion>
            <office:change-info>
              <dc:creator>Nancy</dc:creator>
              <dc:date>2006-05-17T11:40:00</dc:date>
            </office:change-info>
          </text:insertion>
        </text:changed-region>
        <text:changed-region text:id="ct154798752">
          <text:insertion>
            <office:change-info>
              <dc:creator>Nancy</dc:creator>
              <dc:date>2006-05-17T13:26:00</dc:date>
            </office:change-info>
          </text:insertion>
        </text:changed-region>
        <text:changed-region text:id="ct155466984">
          <text:insertion>
            <office:change-info>
              <dc:creator>Nancy</dc:creator>
              <dc:date>2006-05-17T13:01:00</dc:date>
            </office:change-info>
          </text:insertion>
        </text:changed-region>
        <text:changed-region text:id="ct153531216">
          <text:deletion>
            <office:change-info>
              <dc:creator>Nancy</dc:creator>
              <dc:date>2006-05-17T11:40:00</dc:date>
            </office:change-info>
            <text:p text:style-name="P1"><text:span text:style-name="T1">K Menu</text:span></text:p>
          </text:deletion>
        </text:changed-region>
        <text:changed-region text:id="ct153523792">
          <text:insertion>
            <office:change-info>
              <dc:creator>Nancy</dc:creator>
              <dc:date>2006-05-17T11:40:00</dc:date>
            </office:change-info>
          </text:insertion>
        </text:changed-region>
        <text:changed-region text:id="ct154724448">
          <text:deletion>
            <office:change-info>
              <dc:creator>Jonathan Jesse</dc:creator>
              <dc:date>2006-11-08T23:07:00</dc:date>
            </office:change-info>
            <text:p text:style-name="P1"><text:span text:style-name="T10">&lt;&lt;JK What main screen is </text:span></text:p>
          </text:deletion>
          <text:insertion>
            <office:change-info office:chg-author="Josh Kress" office:chg-date-time="2006-11-03T23:36:00"/>
          </text:insertion>
        </text:changed-region>
        <text:changed-region text:id="ct154451672">
          <text:deletion>
            <office:change-info>
              <dc:creator>Jonathan Jesse</dc:creator>
              <dc:date>2006-11-08T23:07:00</dc:date>
            </office:change-info>
            <text:p text:style-name="P1"><text:span text:style-name="T10">actually meant by this? E.g. I can access the Khelpcenter from </text:span></text:p>
          </text:deletion>
          <text:insertion>
            <office:change-info office:chg-author="Josh Kress" office:chg-date-time="2006-11-03T23:37:00"/>
          </text:insertion>
        </text:changed-region>
        <text:changed-region text:id="ct154603096">
          <text:deletion>
            <office:change-info>
              <dc:creator>Jonathan Jesse</dc:creator>
              <dc:date>2006-11-08T23:07:00</dc:date>
            </office:change-info>
            <text:p text:style-name="P1"><text:span text:style-name="T10">the Help menu within every application (its main screen)?! Needs clarification&gt;&gt;</text:span></text:p>
          </text:deletion>
          <text:insertion>
            <office:change-info office:chg-author="Josh Kress" office:chg-date-time="2006-11-03T23:38:00"/>
          </text:insertion>
        </text:changed-region>
        <text:changed-region text:id="ct154130128">
          <text:insertion>
            <office:change-info>
              <dc:creator>Josh Kress</dc:creator>
              <dc:date>2006-11-03T23:38:00</dc:date>
            </office:change-info>
          </text:insertion>
        </text:changed-region>
        <text:changed-region text:id="ct155479792">
          <text:deletion>
            <office:change-info>
              <dc:creator> Jonathan Jesse</dc:creator>
              <dc:date>2006-09-20T10:53:00</dc:date>
            </office:change-info>
            <text:p text:style-name="P1"><text:span text:style-name="T1">Konquerer</text:span></text:p>
          </text:deletion>
        </text:changed-region>
        <text:changed-region text:id="ct155479696">
          <text:insertion>
            <office:change-info>
              <dc:creator> Jonathan Jesse</dc:creator>
              <dc:date>2006-09-20T10:53:00</dc:date>
            </office:change-info>
          </text:insertion>
        </text:changed-region>
        <text:changed-region text:id="ct153534800">
          <text:deletion>
            <office:change-info>
              <dc:creator>Jonathan Jesse</dc:creator>
              <dc:date>2006-05-22T23:16:00</dc:date>
            </office:change-info>
            <text:p text:style-name="P1"><text:span text:style-name="T1">46</text:span></text:p>
          </text:deletion>
        </text:changed-region>
        <text:changed-region text:id="ct154634448">
          <text:insertion>
            <office:change-info>
              <dc:creator>Jonathan Jesse</dc:creator>
              <dc:date>2006-10-20T14:31:00</dc:date>
            </office:change-info>
          </text:insertion>
        </text:changed-region>
        <text:changed-region text:id="ct154473584">
          <text:deletion>
            <office:change-info>
              <dc:creator>Jonathan Jesse</dc:creator>
              <dc:date>2006-10-20T14:31:00</dc:date>
            </office:change-info>
            <text:p text:style-name="P9"><text:span text:style-name="T9"><text:s/></text:span></text:p>
          </text:deletion>
        </text:changed-region>
        <text:changed-region text:id="ct153534672">
          <text:deletion>
            <office:change-info>
              <dc:creator>Jonathan Jesse</dc:creator>
              <dc:date>2006-05-22T23:16:00</dc:date>
            </office:change-info>
            <text:p text:style-name="P9"><text:span text:style-name="T9">46</text:span></text:p>
          </text:deletion>
        </text:changed-region>
        <text:changed-region text:id="ct154621832">
          <text:insertion>
            <office:change-info>
              <dc:creator>Jonathan Jesse</dc:creator>
              <dc:date>2006-10-20T14:31:00</dc:date>
            </office:change-info>
          </text:insertion>
        </text:changed-region>
        <text:changed-region text:id="ct154643856">
          <text:deletion>
            <office:change-info>
              <dc:creator>Jonathan Jesse</dc:creator>
              <dc:date>2006-10-20T14:31:00</dc:date>
            </office:change-info>
            <text:p text:style-name="P9"><text:span text:style-name="T9">46k</text:span></text:p>
          </text:deletion>
        </text:changed-region>
        <text:changed-region text:id="ct154641480">
          <text:insertion>
            <office:change-info>
              <dc:creator>Jonathan Jesse</dc:creator>
              <dc:date>2006-10-20T14:31:00</dc:date>
            </office:change-info>
          </text:insertion>
        </text:changed-region>
        <text:changed-region text:id="ct153534928">
          <text:deletion>
            <office:change-info>
              <dc:creator>Jonathan Jesse</dc:creator>
              <dc:date>2006-05-22T23:16:00</dc:date>
            </office:change-info>
            <text:p text:style-name="P5"><text:span text:style-name="T7">46</text:span></text:p>
          </text:deletion>
        </text:changed-region>
        <text:changed-region text:id="ct154636800">
          <text:insertion>
            <office:change-info>
              <dc:creator>Jonathan Jesse</dc:creator>
              <dc:date>2006-10-20T14:31:00</dc:date>
            </office:change-info>
          </text:insertion>
        </text:changed-region>
        <text:changed-region text:id="ct155463720">
          <text:deletion>
            <office:change-info>
              <dc:creator>Nancy</dc:creator>
              <dc:date>2006-05-17T12:57:00</dc:date>
            </office:change-info>
            <text:p text:style-name="P1"><text:span text:style-name="T1">docs</text:span></text:p>
          </text:deletion>
        </text:changed-region>
        <text:changed-region text:id="ct155463528">
          <text:insertion>
            <office:change-info>
              <dc:creator>Nancy</dc:creator>
              <dc:date>2006-05-17T12:57:00</dc:date>
            </office:change-info>
          </text:insertion>
        </text:changed-region>
        <text:changed-region text:id="ct155464680">
          <text:deletion>
            <office:change-info>
              <dc:creator>Nancy</dc:creator>
              <dc:date>2006-05-17T12:58:00</dc:date>
            </office:change-info>
            <text:p text:style-name="P1"><text:span text:style-name="T1">and </text:span></text:p>
          </text:deletion>
        </text:changed-region>
        <text:changed-region text:id="ct155464584">
          <text:insertion>
            <office:change-info>
              <dc:creator>Nancy</dc:creator>
              <dc:date>2006-05-17T12:58:00</dc:date>
            </office:change-info>
          </text:insertion>
        </text:changed-region>
        <text:changed-region text:id="ct155464488">
          <text:insertion>
            <office:change-info>
              <dc:creator>Nancy</dc:creator>
              <dc:date>2006-05-17T12:58:00</dc:date>
            </office:change-info>
          </text:insertion>
        </text:changed-region>
        <text:changed-region text:id="ct155464392">
          <text:insertion>
            <office:change-info>
              <dc:creator>Nancy</dc:creator>
              <dc:date>2006-05-17T12:58:00</dc:date>
            </office:change-info>
          </text:insertion>
        </text:changed-region>
        <text:changed-region text:id="ct155464776">
          <text:deletion>
            <office:change-info>
              <dc:creator>Nancy</dc:creator>
              <dc:date>2006-05-17T12:58:00</dc:date>
            </office:change-info>
            <text:p text:style-name="P25"><text:span text:style-name="T1"/></text:p>
            <text:p text:style-name="P25"><text:span text:style-name="T1">I</text:span></text:p>
          </text:deletion>
        </text:changed-region>
        <text:changed-region text:id="ct155464296">
          <text:insertion>
            <office:change-info>
              <dc:creator>Nancy</dc:creator>
              <dc:date>2006-05-17T12:58:00</dc:date>
            </office:change-info>
          </text:insertion>
        </text:changed-region>
        <text:changed-region text:id="ct155464200">
          <text:insertion>
            <office:change-info>
              <dc:creator>Nancy</dc:creator>
              <dc:date>2006-05-17T12:58:00</dc:date>
            </office:change-info>
          </text:insertion>
        </text:changed-region>
        <text:changed-region text:id="ct155464104">
          <text:insertion>
            <office:change-info>
              <dc:creator>Nancy</dc:creator>
              <dc:date>2006-05-17T12:58:00</dc:date>
            </office:change-info>
          </text:insertion>
        </text:changed-region>
        <text:changed-region text:id="ct155400848">
          <text:deletion>
            <office:change-info>
              <dc:creator>Nancy</dc:creator>
              <dc:date>2006-05-17T11:12:00</dc:date>
            </office:change-info>
            <text:p text:style-name="P29"><text:span text:style-name="T1">Kubunut</text:span></text:p>
          </text:deletion>
        </text:changed-region>
        <text:changed-region text:id="ct155400464">
          <text:insertion>
            <office:change-info>
              <dc:creator>Nancy</dc:creator>
              <dc:date>2006-05-17T11:12:00</dc:date>
            </office:change-info>
          </text:insertion>
        </text:changed-region>
        <text:changed-region text:id="ct155464872">
          <text:deletion>
            <office:change-info>
              <dc:creator>Nancy</dc:creator>
              <dc:date>2006-05-17T12:58:00</dc:date>
            </office:change-info>
            <text:p text:style-name="P29"><text:span text:style-name="T1">. </text:span></text:p>
          </text:deletion>
        </text:changed-region>
        <text:changed-region text:id="ct155464008">
          <text:insertion>
            <office:change-info>
              <dc:creator>Nancy</dc:creator>
              <dc:date>2006-05-17T12:58:00</dc:date>
            </office:change-info>
          </text:insertion>
        </text:changed-region>
        <text:changed-region text:id="ct155464968">
          <text:insertion>
            <office:change-info>
              <dc:creator>Nancy</dc:creator>
              <dc:date>2006-05-17T12:59:00</dc:date>
            </office:change-info>
          </text:insertion>
        </text:changed-region>
        <text:changed-region text:id="ct155465064">
          <text:insertion>
            <office:change-info>
              <dc:creator>Nancy</dc:creator>
              <dc:date>2006-05-17T12:59:00</dc:date>
            </office:change-info>
          </text:insertion>
        </text:changed-region>
        <text:changed-region text:id="ct155400592">
          <text:deletion>
            <office:change-info>
              <dc:creator>Nancy</dc:creator>
              <dc:date>2006-05-17T11:12:00</dc:date>
            </office:change-info>
            <text:p text:style-name="P29"><text:span text:style-name="T1">lof</text:span></text:p>
          </text:deletion>
        </text:changed-region>
        <text:changed-region text:id="ct155436632">
          <text:insertion>
            <office:change-info>
              <dc:creator>Nancy</dc:creator>
              <dc:date>2006-05-17T11:12:00</dc:date>
            </office:change-info>
          </text:insertion>
        </text:changed-region>
        <text:changed-region text:id="ct155465160">
          <text:insertion>
            <office:change-info>
              <dc:creator>Nancy</dc:creator>
              <dc:date>2006-05-17T12:59:00</dc:date>
            </office:change-info>
          </text:insertion>
        </text:changed-region>
        <text:changed-region text:id="ct155465256">
          <text:insertion>
            <office:change-info>
              <dc:creator>Nancy</dc:creator>
              <dc:date>2006-05-17T12:59:00</dc:date>
            </office:change-info>
          </text:insertion>
        </text:changed-region>
        <text:changed-region text:id="ct154129648">
          <text:deletion>
            <office:change-info>
              <dc:creator>Jonathan Jesse</dc:creator>
              <dc:date>2006-11-08T23:07:00</dc:date>
            </office:change-info>
            <text:p text:style-name="P29"><text:span text:style-name="T1"><text:s/></text:span><text:span text:style-name="T10">&lt;&lt;JK This link doesn't exist&gt;&gt;</text:span></text:p>
          </text:deletion>
          <text:insertion>
            <office:change-info office:chg-author="Josh Kress" office:chg-date-time="2006-11-03T23:39:00"/>
          </text:insertion>
        </text:changed-region>
        <text:changed-region text:id="ct155465352">
          <text:insertion>
            <office:change-info>
              <dc:creator>Nancy</dc:creator>
              <dc:date>2006-05-17T12:59:00</dc:date>
            </office:change-info>
          </text:insertion>
        </text:changed-region>
        <text:changed-region text:id="ct155400976">
          <text:deletion>
            <office:change-info>
              <dc:creator>Nancy</dc:creator>
              <dc:date>2006-05-17T11:12:00</dc:date>
            </office:change-info>
            <text:p text:style-name="P26"><text:span text:style-name="T1">intersted</text:span></text:p>
          </text:deletion>
        </text:changed-region>
        <text:changed-region text:id="ct155400336">
          <text:insertion>
            <office:change-info>
              <dc:creator>Nancy</dc:creator>
              <dc:date>2006-05-17T11:12:00</dc:date>
            </office:change-info>
          </text:insertion>
        </text:changed-region>
        <text:changed-region text:id="ct155465448">
          <text:insertion>
            <office:change-info>
              <dc:creator>Nancy</dc:creator>
              <dc:date>2006-05-17T12:59:00</dc:date>
            </office:change-info>
          </text:insertion>
        </text:changed-region>
        <text:changed-region text:id="ct155465544">
          <text:insertion>
            <office:change-info>
              <dc:creator>Nancy</dc:creator>
              <dc:date>2006-05-17T12:59:00</dc:date>
            </office:change-info>
          </text:insertion>
        </text:changed-region>
        <text:changed-region text:id="ct155465640">
          <text:insertion>
            <office:change-info>
              <dc:creator>Nancy</dc:creator>
              <dc:date>2006-05-17T12:59:00</dc:date>
            </office:change-info>
          </text:insertion>
        </text:changed-region>
        <text:changed-region text:id="ct155465736">
          <text:insertion>
            <office:change-info>
              <dc:creator>Nancy</dc:creator>
              <dc:date>2006-05-17T12:59:00</dc:date>
            </office:change-info>
          </text:insertion>
        </text:changed-region>
        <text:changed-region text:id="ct155465832">
          <text:deletion>
            <office:change-info>
              <dc:creator>Nancy</dc:creator>
              <dc:date>2006-05-17T12:59:00</dc:date>
            </office:change-info>
            <text:p text:style-name="P26"><text:span text:style-name="T1"><text:s/>what you need. </text:span></text:p>
          </text:deletion>
        </text:changed-region>
        <text:changed-region text:id="ct155277712">
          <text:deletion>
            <office:change-info>
              <dc:creator>Nancy</dc:creator>
              <dc:date>2006-05-17T10:56:00</dc:date>
            </office:change-info>
            <text:p text:style-name="P26"><text:span text:style-name="T1">web</text:span></text:p>
          </text:deletion>
        </text:changed-region>
        <text:changed-region text:id="ct155430992">
          <text:insertion>
            <office:change-info>
              <dc:creator>Nancy</dc:creator>
              <dc:date>2006-05-17T10:56:00</dc:date>
            </office:change-info>
          </text:insertion>
        </text:changed-region>
        <text:changed-region text:id="ct155465928">
          <text:insertion>
            <office:change-info>
              <dc:creator>Nancy</dc:creator>
              <dc:date>2006-05-17T13:00:00</dc:date>
            </office:change-info>
          </text:insertion>
        </text:changed-region>
        <text:changed-region text:id="ct155466504">
          <text:deletion>
            <office:change-info>
              <dc:creator>Nancy</dc:creator>
              <dc:date>2006-05-17T13:00:00</dc:date>
            </office:change-info>
            <text:p text:style-name="P26"><text:span text:style-name="T1">A</text:span></text:p>
          </text:deletion>
        </text:changed-region>
        <text:changed-region text:id="ct155466120">
          <text:insertion>
            <office:change-info>
              <dc:creator>Nancy</dc:creator>
              <dc:date>2006-05-17T13:00:00</dc:date>
            </office:change-info>
          </text:insertion>
        </text:changed-region>
        <text:changed-region text:id="ct155466696">
          <text:deletion>
            <office:change-info>
              <dc:creator>Nancy</dc:creator>
              <dc:date>2006-05-17T13:00:00</dc:date>
            </office:change-info>
            <text:p text:style-name="P26"><text:span text:style-name="T1">place </text:span></text:p>
          </text:deletion>
        </text:changed-region>
        <text:changed-region text:id="ct155466216">
          <text:insertion>
            <office:change-info>
              <dc:creator>Nancy</dc:creator>
              <dc:date>2006-05-17T13:00:00</dc:date>
            </office:change-info>
          </text:insertion>
        </text:changed-region>
        <text:changed-region text:id="ct153950656">
          <text:deletion>
            <office:change-info>
              <dc:creator>Nancy</dc:creator>
              <dc:date>2006-05-17T11:07:00</dc:date>
            </office:change-info>
            <text:p text:style-name="P2"><text:span text:style-name="T1">kubuntu</text:span></text:p>
          </text:deletion>
        </text:changed-region>
        <text:changed-region text:id="ct153953400">
          <text:insertion>
            <office:change-info>
              <dc:creator>Nancy</dc:creator>
              <dc:date>2006-05-17T11:07:00</dc:date>
            </office:change-info>
          </text:insertion>
        </text:changed-region>
        <text:changed-region text:id="ct155278096">
          <text:deletion>
            <office:change-info>
              <dc:creator>Nancy</dc:creator>
              <dc:date>2006-05-17T10:56:00</dc:date>
            </office:change-info>
            <text:p text:style-name="P2"><text:span text:style-name="T1">web</text:span></text:p>
          </text:deletion>
        </text:changed-region>
        <text:changed-region text:id="ct155347416">
          <text:insertion>
            <office:change-info>
              <dc:creator>Nancy</dc:creator>
              <dc:date>2006-05-17T10:56:00</dc:date>
            </office:change-info>
          </text:insertion>
        </text:changed-region>
        <text:changed-region text:id="ct155466312">
          <text:insertion>
            <office:change-info>
              <dc:creator>Nancy</dc:creator>
              <dc:date>2006-05-17T13:00:00</dc:date>
            </office:change-info>
          </text:insertion>
        </text:changed-region>
        <text:changed-region text:id="ct155466408">
          <text:insertion>
            <office:change-info>
              <dc:creator>Nancy</dc:creator>
              <dc:date>2006-05-17T13:00:00</dc:date>
            </office:change-info>
          </text:insertion>
        </text:changed-region>
        <text:changed-region text:id="ct155466792">
          <text:deletion>
            <office:change-info>
              <dc:creator>Nancy</dc:creator>
              <dc:date>2006-05-17T13:00:00</dc:date>
            </office:change-info>
            <text:p text:style-name="P2"><text:span text:style-name="T1">found </text:span></text:p>
          </text:deletion>
        </text:changed-region>
        <text:changed-region text:id="ct155466888">
          <text:deletion>
            <office:change-info>
              <dc:creator>Nancy</dc:creator>
              <dc:date>2006-05-17T13:00:00</dc:date>
            </office:change-info>
            <text:p text:style-name="P2"><text:span text:style-name="T1">; </text:span></text:p>
          </text:deletion>
        </text:changed-region>
        <text:changed-region text:id="ct155466024">
          <text:insertion>
            <office:change-info>
              <dc:creator>Nancy</dc:creator>
              <dc:date>2006-05-17T13:00:00</dc:date>
            </office:change-info>
          </text:insertion>
        </text:changed-region>
        <text:changed-region text:id="ct155466600">
          <text:deletion>
            <office:change-info>
              <dc:creator>Nancy</dc:creator>
              <dc:date>2006-05-17T13:00:00</dc:date>
            </office:change-info>
            <text:p text:style-name="P2"><text:span text:style-name="T1">c</text:span></text:p>
          </text:deletion>
        </text:changed-region>
        <text:changed-region text:id="ct155391648">
          <text:deletion>
            <office:change-info>
              <dc:creator>Nancy</dc:creator>
              <dc:date>2006-05-17T10:58:00</dc:date>
            </office:change-info>
            <text:p text:style-name="P1"><text:span text:style-name="T1">http://www.</text:span></text:p>
          </text:deletion>
        </text:changed-region>
        <text:changed-region text:id="ct153950160">
          <text:insertion>
            <office:change-info>
              <dc:creator>Nancy</dc:creator>
              <dc:date>2006-05-17T10:58:00</dc:date>
            </office:change-info>
          </text:insertion>
        </text:changed-region>
        <text:changed-region text:id="ct155463912">
          <text:deletion>
            <office:change-info>
              <dc:creator>Nancy</dc:creator>
              <dc:date>2006-05-17T12:57:00</dc:date>
            </office:change-info>
            <text:p text:style-name="P1"><text:span text:style-name="T1">do nothing more than </text:span></text:p>
          </text:deletion>
        </text:changed-region>
        <text:changed-region text:id="ct155463048">
          <text:insertion>
            <office:change-info>
              <dc:creator>Nancy</dc:creator>
              <dc:date>2006-05-17T12:56:00</dc:date>
            </office:change-info>
          </text:insertion>
        </text:changed-region>
        <text:changed-region text:id="ct155463240">
          <text:deletion>
            <office:change-info>
              <dc:creator>Nancy</dc:creator>
              <dc:date>2006-05-17T12:56:00</dc:date>
            </office:change-info>
            <text:p text:style-name="P1"><text:span text:style-name="T1">a </text:span></text:p>
          </text:deletion>
        </text:changed-region>
        <text:changed-region text:id="ct155463144">
          <text:deletion>
            <office:change-info>
              <dc:creator>Nancy</dc:creator>
              <dc:date>2006-05-17T12:56:00</dc:date>
            </office:change-info>
            <text:p text:style-name="P1"><text:span text:style-name="T1">an </text:span></text:p>
          </text:deletion>
        </text:changed-region>
        <text:changed-region text:id="ct155462952">
          <text:insertion>
            <office:change-info>
              <dc:creator>Nancy</dc:creator>
              <dc:date>2006-05-17T12:56:00</dc:date>
            </office:change-info>
          </text:insertion>
        </text:changed-region>
        <text:changed-region text:id="ct153543000">
          <text:deletion>
            <office:change-info>
              <dc:creator>Nancy</dc:creator>
              <dc:date>2006-05-17T12:16:00</dc:date>
            </office:change-info>
            <text:p text:style-name="P1"><text:span text:style-name="T1">However </text:span></text:p>
          </text:deletion>
        </text:changed-region>
        <text:changed-region text:id="ct153541464">
          <text:insertion>
            <office:change-info>
              <dc:creator>Nancy</dc:creator>
              <dc:date>2006-05-17T12:16:00</dc:date>
            </office:change-info>
          </text:insertion>
        </text:changed-region>
        <text:changed-region text:id="ct155462664">
          <text:insertion>
            <office:change-info>
              <dc:creator>Nancy</dc:creator>
              <dc:date>2006-05-17T12:56:00</dc:date>
            </office:change-info>
          </text:insertion>
        </text:changed-region>
        <text:changed-region text:id="ct155463432">
          <text:deletion>
            <office:change-info>
              <dc:creator>Nancy</dc:creator>
              <dc:date>2006-05-17T12:56:00</dc:date>
            </office:change-info>
            <text:p text:style-name="P1"><text:span text:style-name="T1">is </text:span></text:p>
          </text:deletion>
        </text:changed-region>
        <text:changed-region text:id="ct155463336">
          <text:deletion>
            <office:change-info>
              <dc:creator>Nancy</dc:creator>
              <dc:date>2006-05-17T12:56:00</dc:date>
            </office:change-info>
            <text:p text:style-name="P30"><text:span text:style-name="T1">brings </text:span></text:p>
          </text:deletion>
        </text:changed-region>
        <text:changed-region text:id="ct155462760">
          <text:insertion>
            <office:change-info>
              <dc:creator>Nancy</dc:creator>
              <dc:date>2006-05-17T12:56:00</dc:date>
            </office:change-info>
          </text:insertion>
        </text:changed-region>
        <text:changed-region text:id="ct155462568">
          <text:insertion>
            <office:change-info>
              <dc:creator>Nancy</dc:creator>
              <dc:date>2006-05-17T12:56:00</dc:date>
            </office:change-info>
          </text:insertion>
        </text:changed-region>
        <text:changed-region text:id="ct153518160">
          <text:deletion>
            <office:change-info>
              <dc:creator>Nancy</dc:creator>
              <dc:date>2006-05-17T10:58:00</dc:date>
            </office:change-info>
            <text:p text:style-name="P30"><text:span text:style-name="T1">operating system</text:span></text:p>
          </text:deletion>
        </text:changed-region>
        <text:changed-region text:id="ct155447024">
          <text:insertion>
            <office:change-info>
              <dc:creator>Nancy</dc:creator>
              <dc:date>2006-05-17T10:58:00</dc:date>
            </office:change-info>
          </text:insertion>
        </text:changed-region>
        <text:changed-region text:id="ct155462856">
          <text:insertion>
            <office:change-info>
              <dc:creator>Nancy</dc:creator>
              <dc:date>2006-05-17T12:56:00</dc:date>
            </office:change-info>
          </text:insertion>
        </text:changed-region>
        <text:changed-region text:id="ct155463816">
          <text:deletion>
            <office:change-info>
              <dc:creator>Nancy</dc:creator>
              <dc:date>2006-05-17T12:57:00</dc:date>
            </office:change-info>
            <text:p text:style-name="P30"><text:span text:style-name="T1">in </text:span></text:p>
          </text:deletion>
        </text:changed-region>
        <text:changed-region text:id="ct155463624">
          <text:insertion>
            <office:change-info>
              <dc:creator>Nancy</dc:creator>
              <dc:date>2006-05-17T12: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change-start text:change-id="ct154703984"/><text:span text:style-name="T29">JK</text:span><text:change-end text:change-id="ct154703984"/><text:span text:style-name="T29">7</text:span><text:span text:style-name="T30"><office:annotation><dc:creator>Nancy</dc:creator><dc:date>2006-11-09T00:00:00</dc:date><text:p>CN</text:p></office:annotation></text:span></text:p>
      <text:p text:style-name="P32"><text:span text:style-name="T31">Using Kubuntu</text:span><text:span text:style-name="T30"><office:annotation><dc:creator>Nancy</dc:creator><dc:date>2006-11-09T00:00:00</dc:date><text:p>CT</text:p></office:annotation></text:span></text:p>
      <text:p text:style-name="P1"><text:span text:style-name="T1">The Kubuntu project strives to take the best of Ubuntu and the best of the K Desktop Environment</text:span><text:change-start text:change-id="ct155407272"/><text:span text:style-name="T1"> (KDE)</text:span><text:change-end text:change-id="ct155407272"/><text:span text:style-name="T1"> to produce a great Linux distribution. This chapter will cover information ranging from what exactly Kubuntu is</text:span><text:change text:change-id="ct155404552"/><text:span text:style-name="T1"> to how to manage and keep your Kubuntu system up-to-date with the latest applications and fixes. The goal of Kubuntu is to provide a great Linux operating system </text:span><text:change-start text:change-id="ct153897512"/><text:span text:style-name="T1">(OS) </text:span><text:change-end text:change-id="ct153897512"/><text:span text:style-name="T1">that provides a simple and </text:span><text:change text:change-id="ct154656136"/><text:change-start text:change-id="ct155411336"/><text:span text:style-name="T1">easy-</text:span><text:change-end text:change-id="ct155411336"/><text:change text:change-id="ct155396016"/><text:change text:change-id="ct154037144"/><text:change-start text:change-id="ct155393248"/><text:span text:style-name="T1">to-</text:span><text:change-end text:change-id="ct155393248"/><text:span text:style-name="T1">use </text:span><text:change text:change-id="ct155405760"/><text:change-start text:change-id="ct154877008"/><text:span text:style-name="T1">OS</text:span><text:change-end text:change-id="ct154877008"/><text:change text:change-id="ct155387296"/><text:span text:style-name="T1"> through great graphical tools</text:span><text:change-start text:change-id="ct154156752"/><text:span text:style-name="T1">,</text:span><text:change-end text:change-id="ct154156752"/><text:change text:change-id="ct154656232"/><text:span text:style-name="T1"> and an </text:span><text:change text:change-id="ct155379096"/><text:change-start text:change-id="ct153971800"/><text:span text:style-name="T1">OS</text:span><text:change-end text:change-id="ct153971800"/><text:span text:style-name="T1"> that is easy to customize to your desire.</text:span></text:p>
      <text:p text:style-name="P33"><text:span text:style-name="T32">Introduction to Kubuntu</text:span><text:span text:style-name="T30"><office:annotation><dc:creator>Nancy</dc:creator><dc:date>2006-11-09T00:00:00</dc:date><text:p>HA</text:p></office:annotation></text:span></text:p>
      <text:p text:style-name="P1"><text:span text:style-name="T1">Kubuntu is an official project of Ubuntu</text:span><text:change text:change-id="ct155395920"/><text:change-start text:change-id="ct155399176"/><text:span text:style-name="T1">—</text:span><text:change-end text:change-id="ct155399176"/><text:span text:style-name="T1">a complete implementation of the Ubuntu </text:span><text:change text:change-id="ct155405496"/><text:change-start text:change-id="ct153907384"/><text:span text:style-name="T1">OS</text:span><text:change-end text:change-id="ct153907384"/><text:span text:style-name="T1"> led by Jonathan Riddell (an employee of </text:span><text:change text:change-id="ct155302560"/><text:change-start text:change-id="ct153929408"/><text:span text:style-name="T1">Canonical Ltd.</text:span><text:change-end text:change-id="ct153929408"/><text:span text:style-name="T1">) and an army of developers. However, Kubuntu uses </text:span><text:change text:change-id="ct154659736"/><text:span text:style-name="T1">KDE</text:span><text:change text:change-id="ct155409512"/><text:span text:style-name="T1"> instead of </text:span><text:change text:change-id="ct155401528"/><text:change-start text:change-id="ct155395360"/><text:span text:style-name="T1">GNOME</text:span><text:change-end text:change-id="ct155395360"/><text:span text:style-name="T1"> for Ubuntu. The main goal of Kubuntu is to be a</text:span><text:change-start text:change-id="ct154452208"/><text:span text:style-name="T1">n</text:span><text:change-end text:change-id="ct154452208"/><text:span text:style-name="T1"> </text:span><text:change text:change-id="ct154038320"/><text:span text:style-name="T1">integrated Linux distribution with all of the great features of Ubuntu, but based on KDE. Since Kubuntu is an official part of the Ubuntu community it adheres to the same Ubuntu manifesto: </text:span><text:change text:change-id="ct154788448"/><text:change-start text:change-id="ct153955168"/><text:span text:style-name="T1">Great </text:span><text:change-end text:change-id="ct153955168"/><text:span text:style-name="T1">software should be available free of charge and should be usable by people in their own language </text:span><text:change text:change-id="ct153961664"/><text:span text:style-name="T1">regardless of disability. Also, people should be able to customize and alter their software in ways they deem fit. </text:span></text:p>
      <text:p text:style-name="P2"><text:span text:style-name="T1">Like Ubuntu, Kubuntu makes the following commitments: the very best translations and accessibility infrastructure that the free software community has to offer</text:span><text:change text:change-id="ct154758472"/><text:change-start text:change-id="ct153950368"/><text:span text:style-name="T1">; </text:span><text:change-end text:change-id="ct153950368"/><text:span text:style-name="T1">Kubuntu will always be free of charge</text:span><text:change-start text:change-id="ct153958608"/><text:span text:style-name="T1">,</text:span><text:change-end text:change-id="ct153958608"/><text:span text:style-name="T1"> and there is no extra cost for an “enterprise” version</text:span><text:change text:change-id="ct154465144"/><text:change-start text:change-id="ct153944448"/><text:span text:style-name="T1">;</text:span><text:change-end text:change-id="ct153944448"/><text:change text:change-id="ct154086624"/><text:span text:style-name="T1"> and Kubuntu will always </text:span><text:change text:change-id="ct155406168"/><text:change-start text:change-id="ct155384760"/><text:span text:style-name="T1">provide </text:span><text:change-end text:change-id="ct155384760"/><text:span text:style-name="T1">the latest and best software from the KDE community.</text:span></text:p>
      <text:p text:style-name="P2"><text:span text:style-name="T1">Looking for a certain piece of software? Kubuntu has it, with more then 1,000 pieces of software in its repositories including the latest kernel version and</text:span><text:change-start text:change-id="ct153956864"/><text:span text:style-name="T1">,</text:span><text:change-end text:change-id="ct153956864"/><text:span text:style-name="T1"> of course</text:span><text:change-start text:change-id="ct153962776"/><text:span text:style-name="T1">,</text:span><text:change-end text:change-id="ct153962776"/><text:span text:style-name="T1"> the latest KDE, which at the time of this writing is at </text:span><text:change-start text:change-id="ct154662672"/><text:span text:style-name="T1">version </text:span><text:change-end text:change-id="ct154662672"/><text:span text:style-name="T1">3.5.</text:span><text:change-start text:change-id="ct155493808"/><text:span text:style-name="T1">5</text:span><text:change-end text:change-id="ct155493808"/><text:change text:change-id="ct155494096"/><text:change text:change-id="ct153535952"/><text:span text:style-name="T1">. The standard desktop applications (</text:span><text:change text:change-id="ct154282072"/><text:change-start text:change-id="ct155430808"/><text:span text:style-name="T1">Web</text:span><text:change-end text:change-id="ct155430808"/><text:span text:style-name="T1"> browsing, e-mail, word processing</text:span><text:change-start text:change-id="ct155189088"/><text:span text:style-name="T1">,</text:span><text:change-end text:change-id="ct155189088"/><text:span text:style-name="T1"> and spreadsheet applications) allow Kubuntu to replace any current desktop </text:span><text:change text:change-id="ct155411952"/><text:change-start text:change-id="ct155407464"/><text:span text:style-name="T1">OS</text:span><text:change-end text:change-id="ct155407464"/><text:span text:style-name="T1">. If you are running servers, whether it is a </text:span><text:change text:change-id="ct154890032"/><text:change-start text:change-id="ct153908040"/><text:span text:style-name="T1">Web</text:span><text:change-end text:change-id="ct153908040"/><text:span text:style-name="T1"> server, e-mail server</text:span><text:change-start text:change-id="ct153956048"/><text:span text:style-name="T1">,</text:span><text:change-end text:change-id="ct153956048"/><text:span text:style-name="T1"> or database server, Kubuntu can do that as well.</text:span></text:p>
      <text:p text:style-name="P10"><text:span text:style-name="T7">History of KDE</text:span><text:span text:style-name="T33"><office:annotation><dc:creator>Nancy</dc:creator><dc:date>2006-11-09T00:00:00</dc:date><text:p>HB</text:p></office:annotation></text:span></text:p>
      <text:p text:style-name="P1"><text:span text:style-name="T1">In 1996, Matthias Ettrich posted a now famous newsgroup post that described some of the problems that he had with the </text:span><text:change text:change-id="ct154833120"/><text:change-start text:change-id="ct153963648"/><text:span text:style-name="T1">UNIX </text:span><text:change-end text:change-id="ct153963648"/><text:span text:style-name="T1">Desktop.</text:span></text:p>
      <text:p text:style-name="P3"><text:span text:style-name="T2">“</text:span><text:change text:change-id="ct153948840"/><text:change-start text:change-id="ct153957736"/><text:span text:style-name="T2">UNIX </text:span><text:change-end text:change-id="ct153957736"/><text:span text:style-name="T2">popularity grows thanks to the free variants, mostly Linux. But still a consistent, nice looking</text:span><text:change-start text:change-id="ct154005960"/><text:span text:style-name="T2">,</text:span><text:change-end text:change-id="ct154005960"/><text:span text:style-name="T2"> free desktop</text:span><text:change text:change-id="ct154782376"/><text:change-start text:change-id="ct155030416"/><text:span text:style-name="T2"> </text:span><text:change-end text:change-id="ct155030416"/><text:span text:style-name="T2">environment is missing. There are several nice either free or low-priced applications available, so that Linux/X11 would almost fit everybody’s</text:span><text:change text:change-id="ct154255296"/><text:span text:style-name="T2"> needs if we could offer a real GUI...</text:span></text:p>
      <text:p text:style-name="P3"><text:span text:style-name="T2">IMHO a GUI should offer a complete graphical environment. It should allow a user to do his everyday tasks with it, like starting applications, reading mail, configuring his </text:span><text:change text:change-id="ct154768472"/><text:change-start text:change-id="ct154903112"/><text:span text:style-name="T2">desktop</text:span><text:change-end text:change-id="ct154903112"/><text:span text:style-name="T2">... All parts must fit together and work together....</text:span></text:p>
      <text:p text:style-name="P3"><text:span text:style-name="T2">The goal is NOT to create a GUI for the complete UNIX-system or the System-Administrator... The idea is to create a GUI for an ENDUSER.”</text:span><text:span text:style-name="T8"><office:annotation><dc:creator>Nancy</dc:creator><dc:date>2006-11-09T00:00:00</dc:date><text:p>EPI</text:p></office:annotation></text:span></text:p>
      <text:p text:style-name="P2"><text:span text:style-name="T1">With this post he started building the KDE Project. KDE </text:span><text:change text:change-id="ct154974704"/><text:change-start text:change-id="ct153952800"/><text:span text:style-name="T1">originally</text:span><text:change-end text:change-id="ct153952800"/><text:span text:style-name="T1"> stood for </text:span><text:change text:change-id="ct155400720"/><text:span text:style-name="T1">Kool Desktop </text:span><text:change text:change-id="ct154690744"/><text:change-start text:change-id="ct154791944"/><text:span text:style-name="T1">Environment</text:span><text:change-end text:change-id="ct154791944"/><text:span text:style-name="T1"> but later was adapted to be </text:span><text:change text:change-id="ct155413280"/><text:span text:style-name="T1">K Desktop </text:span><text:change text:change-id="ct154726608"/><text:change-start text:change-id="ct154804384"/><text:span text:style-name="T1">Environment</text:span><text:change-end text:change-id="ct154804384"/><text:span text:style-name="T1">. The mascot for KDE is a green dragon named Konqi, who can be found in various </text:span><text:change text:change-id="ct153947224"/><text:change-start text:change-id="ct154083952"/><text:span text:style-name="T1">applications</text:span><text:change-end text:change-id="ct154083952"/><text:span text:style-name="T1">.</text:span></text:p>
      <text:p text:style-name="P2"><text:span text:style-name="T1">Matthias chose to develop KDE around the </text:span><text:change text:change-id="ct155413408"/><text:change-start text:change-id="ct155401104"/><text:span text:style-name="T1">QT </text:span><text:change-end text:change-id="ct155401104"/><text:span text:style-name="T1">Toolkit</text:span><text:change-start text:change-id="ct155401232"/><text:span text:style-name="T1">,</text:span><text:change-end text:change-id="ct155401232"/><text:span text:style-name="T1"> and by 1997 the first large complex applications were being released. In 1998, version 1.0 was released. However</text:span><text:change-start text:change-id="ct155413152"/><text:span text:style-name="T1">,</text:span><text:change-end text:change-id="ct155413152"/><text:span text:style-name="T1"> there was much debate based on the fact that </text:span><text:change text:change-id="ct155407912"/><text:change-start text:change-id="ct155414176"/><text:span text:style-name="T1">QT</text:span><text:change-end text:change-id="ct155414176"/><text:span text:style-name="T1"> was not licensed around a free software license. Two projects came about from this debate, one named “Harmony” which would only use free libraries and another project called GNOME. In 1998, the </text:span><text:change text:change-id="ct155408296"/><text:change-start text:change-id="ct155407784"/><text:span text:style-name="T1">QT</text:span><text:change-end text:change-id="ct155407784"/><text:span text:style-name="T1"> toolkit was licensed under a new </text:span><text:change text:change-id="ct155408040"/><text:change-start text:change-id="ct155413920"/><text:span text:style-name="T1">Open Source</text:span><text:change-end text:change-id="ct155413920"/><text:span text:style-name="T1"> license called the Q Public License (QPL)</text:span><text:change-start text:change-id="ct153926992"/><text:span text:style-name="T1">,</text:span><text:change-end text:change-id="ct153926992"/><text:span text:style-name="T1"> and in 2000 </text:span><text:change text:change-id="ct155408680"/><text:change-start text:change-id="ct155407656"/><text:span text:style-name="T1">QT</text:span><text:change-end text:change-id="ct155407656"/><text:span text:style-name="T1"> was released under the </text:span><text:change text:change-id="ct153927248"/><text:span text:style-name="T1">Gnu General Public License</text:span><text:change text:change-id="ct153927120"/><text:change-start text:change-id="ct153926864"/><text:span text:style-name="T1"> (GPL)</text:span><text:change-end text:change-id="ct153926864"/><text:span text:style-name="T1">.</text:span></text:p>
      <text:p text:style-name="P2"><text:span text:style-name="T1">KDE is primarily a volunteer effort. However, many companies employ developers to work on this project. Some of these companies include Novell (through the purchase of SUSE Linux), Trolltech (</text:span><text:change-start text:change-id="ct153927504"/><text:span text:style-name="T1">the </text:span><text:change-end text:change-id="ct153927504"/><text:span text:style-name="T1">company that produces the </text:span><text:change text:change-id="ct155408168"/><text:change-start text:change-id="ct155413792"/><text:span text:style-name="T1">QT</text:span><text:change-end text:change-id="ct155413792"/><text:span text:style-name="T1"> toolkit</text:span><text:span text:style-name="T8"><office:annotation><dc:creator>Nancy</dc:creator><dc:date>2006-11-09T00:00:00</dc:date><text:p>AU: Above you have this term capped. Should it be capped or lowercase?</text:p></office:annotation></text:span><text:span text:style-name="T8"><office:annotation><dc:creator>Jonathan Jesse</dc:creator><dc:date>2006-11-09T00:00:00</dc:date><text:p>QT should be capitalized but not toolkit</text:p></office:annotation></text:span><text:span text:style-name="T1">)</text:span><text:change-start text:change-id="ct153927376"/><text:span text:style-name="T1">,</text:span><text:change-end text:change-id="ct153927376"/><text:span text:style-name="T1"> and many others.</text:span></text:p>
      <text:p text:style-name="P2"><text:span text:style-name="T1">At the time of this writing the current version of KDE is 3.5.</text:span><text:change text:change-id="ct153535312"/><text:change-start text:change-id="ct153535184"/><text:span text:style-name="T1">4</text:span><text:change-end text:change-id="ct153535184"/><text:change text:change-id="ct154701568"/><text:change text:change-id="ct155126536"/><text:change-start text:change-id="ct154712744"/><text:span text:style-name="T1">. <text:s/></text:span><text:change-end text:change-id="ct154712744"/><text:span text:style-name="T1">The</text:span><text:span text:style-name="T8"><office:annotation><dc:creator>Jonathan Jesse</dc:creator><dc:date>2006-11-09T00:00:00</dc:date><text:p>Deleted the portion that you thought was redundant</text:p></office:annotation></text:span><text:span text:style-name="T1"> next major release of KDE will be version 4 and will include many changes. For more information on KDE visit the project’s </text:span><text:change text:change-id="ct145057528"/><text:change text:change-id="ct155405232"/><text:change-start text:change-id="ct154004440"/><text:span text:style-name="T1">Web site</text:span><text:change-end text:change-id="ct154004440"/><text:span text:style-name="T1"> at </text:span><text:a xlink:type="simple" xlink:href="http://www.kde.org/"><text:span text:style-name="T34">www.kde.org</text:span></text:a><text:span text:style-name="T1">. The project’s homepage also provides information </text:span><text:change text:change-id="ct153928016"/><text:change-start text:change-id="ct153927632"/><text:span text:style-name="T1">on </text:span><text:change-end text:change-id="ct153927632"/><text:span text:style-name="T1">how you can help out with the project and contribute back to the KDE community.</text:span></text:p>
      <text:p text:style-name="P10"><text:span text:style-name="T7">History of Kubuntu</text:span><text:span text:style-name="T33"><office:annotation><dc:creator>Nancy</dc:creator><dc:date>2006-11-09T00:00:00</dc:date><text:p>HB</text:p></office:annotation></text:span></text:p>
      <text:p text:style-name="P1"><text:span text:style-name="T1">When Ubuntu was first being discussed there were rumors that it would be only based on </text:span><text:change text:change-id="ct153947984"/><text:change-start text:change-id="ct155415520"/><text:span text:style-name="T1">GNOME</text:span><text:change-end text:change-id="ct155415520"/><text:change-start text:change-id="ct153927888"/><text:span text:style-name="T1">,</text:span><text:change-end text:change-id="ct153927888"/><text:span text:style-name="T1"> and KDE would be left out. Jonathan Riddell, a KDE developer, posted an article on his </text:span><text:change text:change-id="ct155433504"/><text:change-start text:change-id="ct153697512"/><text:span text:style-name="T1">Web</text:span><text:change-end text:change-id="ct153697512"/><text:span text:style-name="T1"> log (blog) that soon became the </text:span><text:change text:change-id="ct153928144"/><text:change-start text:change-id="ct153927760"/><text:span text:style-name="T1">No. 1</text:span><text:change-end text:change-id="ct153927760"/><text:span text:style-name="T1"> hit on Google for Ubuntu Linux. The article states:</text:span></text:p>
      <text:p text:style-name="P3"><text:span text:style-name="T2">“The signs are there that this could be something big, more so than the likes of Linspire, Xandros</text:span><text:change-start text:change-id="ct154004344"/><text:span text:style-name="T2">,</text:span><text:change-end text:change-id="ct154004344"/><text:span text:style-name="T2"> or Lycrosis. Unlike those companies</text:span><text:change-start text:change-id="ct153983704"/><text:span text:style-name="T2">,</text:span><text:change-end text:change-id="ct153983704"/><text:span text:style-name="T2"> they [</text:span><text:change text:change-id="ct153907280"/><text:change-start text:change-id="ct155437040"/><text:span text:style-name="T2">Canonical Ltd.</text:span><text:change-end text:change-id="ct155437040"/><text:span text:style-name="T2"> Software] understand Free Software and open development. It is likely to be a </text:span><text:change text:change-id="ct154124152"/><text:change-start text:change-id="ct155436776"/><text:span text:style-name="T2">GNOME</text:span><text:change-end text:change-id="ct155436776"/><text:change text:change-id="ct153998976"/><text:change-start text:change-id="ct153996416"/><text:span text:style-name="T2">-</text:span><text:change-end text:change-id="ct153996416"/><text:span text:style-name="T2">based job, but maybe there is a KDE developer out there who is working for them without letting on</text:span><text:change-start text:change-id="ct155419928"/><text:span text:style-name="T2">. </text:span><text:change-end text:change-id="ct155419928"/><text:change text:change-id="ct154005744"/><text:change-start text:change-id="ct155419800"/><text:span text:style-name="T2">I</text:span><text:change-end text:change-id="ct155419800"/><text:span text:style-name="T2">f not I’m always available</text:span><text:change text:change-id="ct154422280"/><text:change-start text:change-id="ct154010096"/><text:span text:style-name="T2">.”</text:span><text:change-end text:change-id="ct154010096"/><text:span text:style-name="T8"><office:annotation><dc:creator>Nancy</dc:creator><dc:date>2006-11-09T00:00:00</dc:date><text:p>EPI</text:p></office:annotation></text:span></text:p>
      <text:p text:style-name="P17">This post started a flurry of activity both for Riddell and the others who wanted to participate.</text:p>
      <text:p text:style-name="P2"><text:span text:style-name="T1">A lot of changes needed to be made to get Kubuntu working correctly. A hardware-accessible library needed to be changed</text:span><text:change-start text:change-id="ct153983320"/><text:span text:style-name="T1">. </text:span><text:change-end text:change-id="ct153983320"/><text:change text:change-id="ct153996200"/><text:change-start text:change-id="ct153976552"/><text:span text:style-name="T1">P</text:span><text:change-end text:change-id="ct153976552"/><text:span text:style-name="T1">rograms and packages needed to be created, along with a clean K-menu changed to fit the philosophy of Ubuntu</text:span><text:change text:change-id="ct154388592"/><text:change-start text:change-id="ct154001496"/><text:span text:style-name="T1">. A</text:span><text:change-end text:change-id="ct154001496"/><text:change text:change-id="ct153989760"/><text:span text:style-name="T1">nd along the way more people needed to join the project. It was a conscious decision to keep the default KDE colors and icons in order to remain as close to KDE as possible.</text:span></text:p>
      <text:p text:style-name="P2"><text:span text:style-name="T1">Once a preview release of Ubuntu (Hoary</text:span><text:change-start text:change-id="ct154000624"/><text:span text:style-name="T1"> Hedgehog</text:span><text:change-end text:change-id="ct154000624"/><text:span text:style-name="T1">) came out, another flurry of activity ensued that had developers uploading last minute changes</text:span><text:change text:change-id="ct155411432"/><text:change-start text:change-id="ct155416064"/><text:span text:style-name="T1">—</text:span><text:change-end text:change-id="ct155416064"/><text:span text:style-name="T1">including some that broke almost everything they had set up</text:span><text:change text:change-id="ct155387392"/><text:change-start text:change-id="ct155393152"/><text:span text:style-name="T1">—</text:span><text:change-end text:change-id="ct155393152"/><text:span text:style-name="T1">and the first CDs were released. </text:span><text:change text:change-id="ct155260352"/><text:change-start text:change-id="ct154662816"/><text:span text:style-name="T1">Since </text:span><text:change-end text:change-id="ct154662816"/><text:span text:style-name="T1">this initial release Kubuntu has grown and changed. New items in the Breezy (5.10) release </text:span><text:change text:change-id="ct155249472"/><text:span text:style-name="T1">include</text:span><text:change-start text:change-id="ct155336832"/><text:span text:style-name="T1">d</text:span><text:change-end text:change-id="ct155336832"/><text:change text:change-id="ct155221400"/><text:span text:style-name="T1"> system settings, automatic mounting when inserting a USB drive, and</text:span><text:change text:change-id="ct155237768"/><text:change-start text:change-id="ct155248376"/><text:span text:style-name="T1">, of course, </text:span><text:change-end text:change-id="ct155248376"/><text:span text:style-name="T1">the latest KDE. In the next release, Dapper </text:span><text:change-start text:change-id="ct155190832"/><text:span text:style-name="T1">Drake </text:span><text:change-end text:change-id="ct155190832"/><text:span text:style-name="T1">(6.04), there </text:span><text:change text:change-id="ct153536336"/><text:change-start text:change-id="ct153536080"/><text:span text:style-name="T1">were </text:span><text:change-end text:change-id="ct153536080"/><text:span text:style-name="T1">almost the same numbers of changes</text:span><text:change text:change-id="ct154774488"/><text:span text:style-name="T1"> </text:span><text:change text:change-id="ct154736440"/><text:span text:style-name="T1">the latest version of KDE (version 3.5.2) </text:span><text:span text:style-name="T8"><office:annotation><dc:creator>Nancy</dc:creator><dc:date>2006-11-09T00:00:00</dc:date><text:p>AU: Again, this is redundant. Recommend omitting and rephrasing this sentence.</text:p></office:annotation></text:span><text:span text:style-name="T1">along with featuring the addition of zerconf discovery, a new installer, Katapult enabled by default, and CJK (Chinese Japanese, and Korean Language) support.</text:span></text:p>
      <text:p text:style-name="P2"><text:change-start text:change-id="ct153536208"/><text:span text:style-name="T1">The current version of Kubuntu, 6.10, the Edgy Eft</text:span><text:change-end text:change-id="ct153536208"/><text:change-start text:change-id="ct153536464"/><text:span text:style-name="T1"> likewise comes with a large amount of changes</text:span><text:change-end text:change-id="ct153536464"/><text:change-start text:change-id="ct153536592"/><text:span text:style-name="T1">. <text:s/></text:span><text:change-end text:change-id="ct153536592"/><text:change-start text:change-id="ct153536720"/><text:span text:style-name="T1">Included in this version is a new theme</text:span><text:change-end text:change-id="ct153536720"/><text:change-start text:change-id="ct153536848"/><text:span text:style-name="T1">, updates to OpenOffice and Firefox and as always the latest version of KDE</text:span><text:change-end text:change-id="ct153536848"/><text:change-start text:change-id="ct155476624"/><text:span text:style-name="T1">, 3.5.</text:span><text:change-end text:change-id="ct155476624"/><text:change-start text:change-id="ct155493904"/><text:span text:style-name="T1">5</text:span><text:change-end text:change-id="ct155493904"/><text:change text:change-id="ct155494000"/><text:change-start text:change-id="ct155476528"/><text:span text:style-name="T1">.</text:span><text:change-end text:change-id="ct155476528"/><text:change-start text:change-id="ct155479888"/><text:span text:style-name="T1"> <text:s/></text:span><text:change-end text:change-id="ct155479888"/><text:change-start text:change-id="ct155491024"/><text:span text:style-name="T1">A big edition in </text:span><text:change-end text:change-id="ct155491024"/><text:change text:change-id="ct154946184"/><text:change-start text:change-id="ct155020896"/><text:span text:style-name="T1">Edgy</text:span><text:change-end text:change-id="ct155020896"/><text:change-start text:change-id="ct155491120"/><text:span text:style-name="T1"> is a focus o</text:span><text:change-end text:change-id="ct155491120"/><text:change-start text:change-id="ct155491216"/><text:span text:style-name="T1">n </text:span><text:change-end text:change-id="ct155491216"/><text:change text:change-id="ct155191712"/><text:change-start text:change-id="ct155195720"/><text:span text:style-name="T1">accessibility</text:span><text:change-end text:change-id="ct155195720"/><text:change-start text:change-id="ct155491312"/><text:span text:style-name="T1"> including the </text:span><text:change-end text:change-id="ct155491312"/><text:change text:change-id="ct155181336"/><text:change-start text:change-id="ct155123392"/><text:span text:style-name="T1">addition</text:span><text:change-end text:change-id="ct155123392"/><text:change-start text:change-id="ct155491408"/><text:span text:style-name="T1"> of a screen magnifier (KMag) and a utility to help with mouse clicking for those that have repetitive strain problems (KMouseTool). <text:s text:c="2"/></text:span><text:change-end text:change-id="ct155491408"/><text:change-start text:change-id="ct155479984"/><text:span text:style-name="T1">The last release, Dapper, was built around stability while Edgy was built to be the foundation for future releases of Kubuntu. <text:s/></text:span><text:change-end text:change-id="ct155479984"/></text:p>
      <text:p text:style-name="P23">Kubuntu is quickly building up a sizable community of its own. Not only are there new package managers and a dedicated documentation team, but also many community and fan sites to help provide support and the most current information. Kubuntu has grown tremendously from just one developer to a large group as it continues to improve the quality of the distribution.</text:p>
      <text:p text:style-name="P10"><text:span text:style-name="T7">Navigating in Kubuntu</text:span><text:span text:style-name="T33"><office:annotation><dc:creator>Nancy</dc:creator><dc:date>2006-11-09T00:00:00</dc:date><text:p>HB</text:p></office:annotation></text:span></text:p>
      <text:p text:style-name="P1"><text:span text:style-name="T1">All of the applications in Kubuntu are stored in the </text:span><text:change text:change-id="ct153526864"/><text:change-start text:change-id="ct153923944"/><text:span text:style-name="T1">K menu</text:span><text:change-end text:change-id="ct153923944"/><text:span text:style-name="T1"> in the </text:span><text:change text:change-id="ct153993800"/><text:change-start text:change-id="ct154535496"/><text:span text:style-name="T1">left-hand</text:span><text:change-end text:change-id="ct154535496"/><text:span text:style-name="T1"> bottom corner of the task bar. This menu is organized in a manner that flows smoothly and </text:span><text:change text:change-id="ct154778744"/><text:span text:style-name="T1">makes sense. Items that involve a connection to the Internet are grouped under the Internet section</text:span><text:change text:change-id="ct154536384"/><text:span text:style-name="T1"> while items that deal with music, videos</text:span><text:change-start text:change-id="ct155079784"/><text:span text:style-name="T1">,</text:span><text:change-end text:change-id="ct155079784"/><text:span text:style-name="T1"> or pictures are grouped under Multimedia. Like everything else</text:span><text:change-start text:change-id="ct155061376"/><text:span text:style-name="T1">,</text:span><text:change-end text:change-id="ct155061376"/><text:span text:style-name="T1"> this can be customized or changed to fit your needs</text:span><text:change-start text:change-id="ct154869792"/><text:span text:style-name="T1">. </text:span><text:change-end text:change-id="ct154869792"/><text:change text:change-id="ct154777008"/><text:change-start text:change-id="ct154870440"/><text:span text:style-name="T1">T</text:span><text:change-end text:change-id="ct154870440"/><text:span text:style-name="T1">his will be discussed later. Any new application installed will find its appropriate spot in the </text:span><text:change text:change-id="ct153528144"/><text:change-start text:change-id="ct153924200"/><text:span text:style-name="T1">K menu</text:span><text:change-end text:change-id="ct153924200"/><text:span text:style-name="T1">.</text:span></text:p>
      <text:p text:style-name="P34"><text:span text:style-name="T35">Katapult</text:span><text:span text:style-name="T33"><office:annotation><dc:creator>Nancy</dc:creator><dc:date>2006-11-09T00:00:00</dc:date><text:p>MH</text:p></office:annotation></text:span></text:p>
      <text:p text:style-name="P4"><text:span text:style-name="T2">Katapult is a great application that is enabled by default that will help you </text:span><text:change text:change-id="ct154464256"/><text:change-start text:change-id="ct153962048"/><text:span text:style-name="T2">navigate</text:span><text:change-end text:change-id="ct153962048"/><text:span text:style-name="T2"> Kubuntu. This handy program will change your computing ways. This is the one program you will miss the most if you ever need to return to the Windows world. Katapult is an application that can launch programs without the need for a shortcut or maneuvering through the </text:span><text:change text:change-id="ct153528400"/><text:change-start text:change-id="ct153924456"/><text:span text:style-name="T2">K menu</text:span><text:change-end text:change-id="ct153924456"/><text:span text:style-name="T2">. Simply hit </text:span><text:change text:change-id="ct153957576"/><text:change-start text:change-id="ct153961344"/><text:span text:style-name="T2">Alt-</text:span><text:change-end text:change-id="ct153961344"/><text:change text:change-id="ct153929928"/><text:change-start text:change-id="ct153962944"/><text:span text:style-name="T2">S</text:span><text:change-end text:change-id="ct153962944"/><text:span text:style-name="T2">pace</text:span><text:change-start text:change-id="ct154110728"/><text:span text:style-name="T2">,</text:span><text:change-end text:change-id="ct154110728"/><text:span text:style-name="T2"> </text:span><text:change text:change-id="ct154096128"/><text:span text:style-name="T2">and Katapult will launch. To run an application, simply start typing the name of the program</text:span><text:change-start text:change-id="ct153972648"/><text:span text:style-name="T2">,</text:span><text:change-end text:change-id="ct153972648"/><text:span text:style-name="T2"> and Katapult will use tab-completion to fill in the rest of the name. A great feature is that Katapult will also work on files that are stored in the root of your home directory. Figure 7-1</text:span><text:span text:style-name="T36"><office:annotation><dc:creator>Nancy</dc:creator><dc:date>2006-11-09T00:00:00</dc:date><text:p>Figure number verified.</text:p></office:annotation></text:span><text:span text:style-name="T2"> shows Katapult in action.</text:span><text:span text:style-name="T36"><office:annotation><dc:creator>Nancy</dc:creator><dc:date>2006-11-09T00:00:00</dc:date><text:p>MN</text:p></office:annotation></text:span></text:p>
      <text:p text:style-name="P9"><text:span text:style-name="T9">***insert figure 7-1 07fig01katapult.png</text:span><text:span text:style-name="T36"><office:annotation><dc:creator>Nancy</dc:creator><dc:date>2006-11-09T00:00:00</dc:date><text:p>AU/PE: Requires attention.</text:p></office:annotation></text:span></text:p>
      <text:p text:style-name="P5"><text:span text:style-name="T7">Figure 7-1</text:span><text:span text:style-name="T23"><office:annotation><dc:creator>Nancy</dc:creator><dc:date>2006-11-09T00:00:00</dc:date><text:p>FN</text:p></office:annotation></text:span><text:change text:change-id="ct154083592"/></text:p>
      <text:p text:style-name="P7"><text:span text:style-name="T2">Katapult provides an easy way to open just about any application without wasting time searching for its location in the </text:span><text:change text:change-id="ct153527888"/><text:change-start text:change-id="ct153925096"/><text:span text:style-name="T2">K menu</text:span><text:change-end text:change-id="ct153925096"/><text:span text:style-name="T2">.</text:span><text:span text:style-name="T36"><office:annotation><dc:creator>Nancy</dc:creator><dc:date>2006-11-09T00:00:00</dc:date><text:p>FC</text:p></office:annotation></text:span></text:p>
      <text:p text:style-name="P2"><text:span text:style-name="T1">The next three icons on the task bar are shortcuts to the System Menu, Konqueror, and Kontact. The system menu allows you to navigate quickly to places </text:span><text:change text:change-id="ct153912352"/><text:change-start text:change-id="ct153977424"/><text:span text:style-name="T1">such as </text:span><text:change-end text:change-id="ct153977424"/><text:span text:style-name="T1">your home directory, a listing of attached media devices</text:span><text:change-start text:change-id="ct154870616"/><text:span text:style-name="T1">,</text:span><text:change-end text:change-id="ct154870616"/><text:span text:style-name="T1"> and even remote places. The Konqueror shortcut launches the default file management tool. We cover this in</text:span><text:change text:change-id="ct153912224"/><text:change-start text:change-id="ct154020528"/><text:span text:style-name="T1"> </text:span><text:change-end text:change-id="ct154020528"/><text:span text:style-name="T1">more detail later in the chapter. Kontact is the default Personal Information Manager (PIM) and will be discussed later on as well. To further emphasize the clean look of Kubuntu, there are no icons on the desktop, as Figure 7-2 </text:span><text:span text:style-name="T8"><office:annotation><dc:creator>Nancy</dc:creator><dc:date>2006-11-09T00:00:00</dc:date><text:p>Figure number verified.</text:p></office:annotation></text:span><text:span text:style-name="T1">shows.</text:span></text:p>
      <text:p text:style-name="P9"><text:span text:style-name="T9">***insert figure 7-2 07fig02desktop.png</text:span><text:span text:style-name="T36"><office:annotation><dc:creator>Nancy</dc:creator><dc:date>2006-11-09T00:00:00</dc:date><text:p>AU/PE: Requires attention.</text:p></office:annotation></text:span></text:p>
      <text:p text:style-name="P5"><text:span text:style-name="T7">Figure 7-2</text:span><text:span text:style-name="T23"><office:annotation><dc:creator>Nancy</dc:creator><dc:date>2006-11-09T00:00:00</dc:date><text:p>FN</text:p></office:annotation></text:span></text:p>
      <text:p text:style-name="P6"><text:span text:style-name="T4">The clean look of the Kubuntu desktop</text:span><text:span text:style-name="T5"><office:annotation><dc:creator>Nancy</dc:creator><dc:date>2006-11-09T00:00:00</dc:date><text:p>FC</text:p></office:annotation></text:span></text:p>
      <text:p text:style-name="P23">The developers have spent a lot of time making Kubuntu easy to navigate and also very easy to customize.</text:p>
      <text:p text:style-name="P10"><text:span text:style-name="T7">Shutting Your Computer Down and Logging Out</text:span><text:span text:style-name="T33"><office:annotation><dc:creator>Nancy</dc:creator><dc:date>2006-11-09T00:00:00</dc:date><text:p>HB</text:p></office:annotation></text:span></text:p>
      <text:p text:style-name="P1"><text:span text:style-name="T1">To shut your computer down</text:span><text:change-start text:change-id="ct155420568"/><text:span text:style-name="T1">,</text:span><text:change-end text:change-id="ct155420568"/><text:span text:style-name="T1"> </text:span><text:change text:change-id="ct155420696"/><text:span text:style-name="T1">log out</text:span><text:change-start text:change-id="ct155476720"/><text:span text:style-name="T1">, hibernate (for laptop users)</text:span><text:change-end text:change-id="ct155476720"/><text:span text:style-name="T1">, or </text:span><text:change text:change-id="ct155420952"/><text:span text:style-name="T1">switch user</text:span><text:change-start text:change-id="ct154872848"/><text:span text:style-name="T1">s</text:span><text:change-end text:change-id="ct154872848"/><text:change text:change-id="ct155421208"/><text:span text:style-name="T1"> go to the </text:span><text:change text:change-id="ct153530448"/><text:change-start text:change-id="ct153924712"/><text:span text:style-name="T1">K menu</text:span><text:change-end text:change-id="ct153924712"/><text:change-start text:change-id="ct155420440"/><text:span text:style-name="T1">,</text:span><text:change-end text:change-id="ct155420440"/><text:span text:style-name="T1"> and then select the option you would like</text:span><text:change-start text:change-id="ct155420312"/><text:span text:style-name="T1">.</text:span><text:change-end text:change-id="ct155420312"/><text:span text:style-name="T1"> </text:span><text:change text:change-id="ct155421592"/><text:span text:style-name="T1">Kubuntu is a </text:span><text:change text:change-id="ct155421464"/><text:change-start text:change-id="ct155420184"/><text:span text:style-name="T1">multi</text:span><text:change-end text:change-id="ct155420184"/><text:span text:style-name="T1">user (many users per system)</text:span><text:change-start text:change-id="ct155423552"/><text:span text:style-name="T1"> OS. </text:span><text:change-end text:change-id="ct155423552"/><text:change text:change-id="ct155420824"/><text:change-start text:change-id="ct155423680"/><text:span text:style-name="T1">Y</text:span><text:change-end text:change-id="ct155423680"/><text:span text:style-name="T1">ou can either lock your session and switch to a new user or just start a new session. The other option is to </text:span><text:change text:change-id="ct155421336"/><text:span text:style-name="T1">lock the session so no one else can access your Kubuntu session </text:span><text:change text:change-id="ct153914344"/><text:change-start text:change-id="ct153913192"/><text:span text:style-name="T1">without</text:span><text:change-end text:change-id="ct153913192"/><text:span text:style-name="T1"> the password. The final choice at the bottom of the </text:span><text:change text:change-id="ct153528784"/><text:change-start text:change-id="ct153525840"/><text:span text:style-name="T1">K menu</text:span><text:change-end text:change-id="ct153525840"/><text:span text:style-name="T1"> is to End the Current Session.</text:span></text:p>
      <text:p text:style-name="P2"><text:span text:style-name="T1">Ending a session is the location you would choose to either turn off your computer</text:span><text:change-start text:change-id="ct153913064"/><text:span text:style-name="T1">,</text:span><text:change-end text:change-id="ct153913064"/><text:span text:style-name="T1"> reboot</text:span><text:change-start text:change-id="ct155421720"/><text:span text:style-name="T1">,</text:span><text:change-end text:change-id="ct155421720"/><text:span text:style-name="T1"> or </text:span><text:change text:change-id="ct153913960"/><text:span text:style-name="T1">end the current session (</text:span><text:change text:change-id="ct153914216"/><text:change-start text:change-id="ct153913320"/><text:span text:style-name="T1">log </text:span><text:change-end text:change-id="ct153913320"/><text:change text:change-id="ct153914472"/><text:change-start text:change-id="ct153913448"/><text:span text:style-name="T1">out</text:span><text:change-end text:change-id="ct153913448"/><text:span text:style-name="T1">). See </text:span><text:change-start text:change-id="ct153913576"/><text:span text:style-name="T1">Figure 7-3 that </text:span><text:change-end text:change-id="ct153913576"/><text:change text:change-id="ct153914088"/><text:span text:style-name="T1">depict</text:span><text:change-start text:change-id="ct153913704"/><text:span text:style-name="T1">s </text:span><text:change-end text:change-id="ct153913704"/><text:change text:change-id="ct153913832"/><text:span text:style-name="T1">these options.</text:span></text:p>
      <text:p text:style-name="P9"><text:span text:style-name="T9">***insert Figure 7-3 07fig03loggingout.png</text:span><text:span text:style-name="T36"><office:annotation><dc:creator>Nancy</dc:creator><dc:date>2006-11-09T00:00:00</dc:date><text:p>AU/PE: Requires attention.</text:p></office:annotation></text:span></text:p>
      <text:p text:style-name="P5"><text:span text:style-name="T7">Figure 7-3</text:span><text:span text:style-name="T23"><office:annotation><dc:creator>Nancy</dc:creator><dc:date>2006-11-09T00:00:00</dc:date><text:p>FN</text:p></office:annotation></text:span><text:span text:style-name="T23"><office:annotation><dc:creator>Nancy</dc:creator><dc:date>2006-11-09T00:00:00</dc:date><text:p>AU: You need to insert a running text reference to this figure somewhere in the preceding paragraph where appropriate.</text:p></office:annotation></text:span></text:p>
      <text:p text:style-name="P6"><text:span text:style-name="T4">Logging out of Kubuntu</text:span><text:span text:style-name="T5"><office:annotation><dc:creator>Nancy</dc:creator><dc:date>2006-11-09T00:00:00</dc:date><text:p>FC</text:p></office:annotation></text:span></text:p>
      <text:p text:style-name="P33"><text:span text:style-name="T32">Installing Kubuntu</text:span><text:span text:style-name="T30"><office:annotation><dc:creator>Nancy</dc:creator><dc:date>2006-11-09T00:00:00</dc:date><text:p>HA</text:p></office:annotation></text:span></text:p>
      <text:p text:style-name="P17">Installing Kubuntu is just like installing Ubuntu. It is pretty much a snap. Let’s start with where you find it.</text:p>
      <text:p text:style-name="P10"><text:span text:style-name="T7">Where to Find Kubuntu</text:span><text:span text:style-name="T33"><office:annotation><dc:creator>Nancy</dc:creator><dc:date>2006-11-09T00:00:00</dc:date><text:p>HB</text:p></office:annotation></text:span></text:p>
      <text:p text:style-name="P1"><text:span text:style-name="T1">Kubuntu is available at the same location as Ubuntu, </text:span><text:change text:change-id="ct155399368"/><text:change-start text:change-id="ct154886456"/><text:span text:style-name="T37">www.</text:span><text:change-end text:change-id="ct154886456"/><text:span text:style-name="T37">kubuntu.org/download.php</text:span><text:span text:style-name="T1">. An image file can be downloaded and then burned onto either a DVD or a CD-ROM. There are two different types of Kubuntu images that can be downloaded and used. The first is the </text:span><text:change text:change-id="ct154519416"/><text:change-start text:change-id="ct154539360"/><text:span text:style-name="T1">Deskto</text:span><text:change-end text:change-id="ct154539360"/><text:change-start text:change-id="ct153535440"/><text:span text:style-name="T1">p</text:span><text:change-end text:change-id="ct153535440"/><text:span text:style-name="T1"> CD that allows the user to test and run Kubuntu without changing any settings</text:span><text:change-start text:change-id="ct153914984"/><text:span text:style-name="T1">. </text:span><text:change-end text:change-id="ct153914984"/><text:change text:change-id="ct153915240"/><text:change-start text:change-id="ct153914856"/><text:span text:style-name="T1">T</text:span><text:change-end text:change-id="ct153914856"/><text:span text:style-name="T1">he second is the actual installer.</text:span></text:p>
      <text:p text:style-name="P2"><text:change text:change-id="ct153535696"/><text:span text:style-name="T1">Kubuntu 6.</text:span><text:change-start text:change-id="ct153535568"/><text:span text:style-name="T1">10</text:span><text:change-end text:change-id="ct153535568"/><text:change text:change-id="ct153535824"/><text:span text:style-name="T1">, the</text:span><text:change text:change-id="ct154542592"/><text:change-start text:change-id="ct154541080"/><text:span text:style-name="T1">Desktop</text:span><text:change-end text:change-id="ct154541080"/><text:span text:style-name="T1"> CD will come with an installer so you will not have to download a separate version if everything tests successfully. A good way to demonstrate the power of Kubuntu is </text:span><text:change-start text:change-id="ct153914728"/><text:span text:style-name="T1">to </text:span><text:change-end text:change-id="ct153914728"/><text:span text:style-name="T1">show it off with the live CD</text:span><text:change-start text:change-id="ct153914600"/><text:span text:style-name="T1">,</text:span><text:change-end text:change-id="ct153914600"/><text:span text:style-name="T1"> and when your friends like it</text:span><text:change text:change-id="ct153915112"/><text:span text:style-name="T1"> install it for them.</text:span></text:p>
      <text:p text:style-name="P2"><text:change text:change-id="ct155480272"/><text:span text:style-name="T7"/></text:p>
      <text:p text:style-name="P10"><text:span text:style-name="T7">Can I Switch to Kubuntu If I Have Ubuntu Installed Already?</text:span><text:span text:style-name="T33"><office:annotation><dc:creator>Nancy</dc:creator><dc:date>2006-11-09T00:00:00</dc:date><text:p>HB</text:p></office:annotation></text:span></text:p>
      <text:p text:style-name="P1"><text:span text:style-name="T1">If you have installed Ubuntu on your system already, it is extremely easy to install and configure Kubuntu. In Synaptic, find the package Kubuntu-desktop</text:span><text:change-start text:change-id="ct153915496"/><text:span text:style-name="T1">,</text:span><text:change-end text:change-id="ct153915496"/><text:span text:style-name="T1"> which will provide all the necessary programs to have your system look and act like Kubuntu. Don’t worry</text:span><text:change-start text:change-id="ct153915368"/><text:span text:style-name="T1">.</text:span><text:change-end text:change-id="ct153915368"/><text:change text:change-id="ct153916008"/><text:change-start text:change-id="ct153915624"/><text:span text:style-name="T1"> Y</text:span><text:change-end text:change-id="ct153915624"/><text:span text:style-name="T1">ou can still switch between Ubuntu with </text:span><text:change text:change-id="ct153959672"/><text:change-start text:change-id="ct155409232"/><text:span text:style-name="T1">GNOME</text:span><text:change-end text:change-id="ct155409232"/><text:span text:style-name="T1"> as the desktop manager and Kubuntu with KDE as the desktop environment. Once Kubuntu is installed, one can choose which desktop environment to use, either </text:span><text:change text:change-id="ct153951408"/><text:change-start text:change-id="ct155415616"/><text:span text:style-name="T1">GNOME</text:span><text:change-end text:change-id="ct155415616"/><text:span text:style-name="T1"> or KDE. Also if you wish to have Ubuntu, it is simple to switch, just install </text:span><text:change text:change-id="ct153916136"/><text:change-start text:change-id="ct153915752"/><text:span text:style-name="T1">Ubuntu</text:span><text:change-end text:change-id="ct153915752"/><text:span text:style-name="T1">-desktop and you will be using the </text:span><text:change text:change-id="ct154086888"/><text:change-start text:change-id="ct155395456"/><text:span text:style-name="T1">GNOME</text:span><text:change-end text:change-id="ct155395456"/><text:span text:style-name="T1"> desktop.</text:span></text:p>
      <text:p text:style-name="P2"><text:span text:style-name="T1">Once you have installed the </text:span><text:change text:change-id="ct155066008"/><text:change-start text:change-id="ct155480080"/><text:span text:style-name="T1">k</text:span><text:change-end text:change-id="ct155480080"/><text:change text:change-id="ct155480176"/><text:change-start text:change-id="ct154891096"/><text:span text:style-name="T1">ubuntu</text:span><text:change-end text:change-id="ct154891096"/><text:span text:style-name="T1">-desktop, end your </text:span><text:change text:change-id="ct154128360"/><text:change-start text:change-id="ct155436872"/><text:span text:style-name="T1">GNOME</text:span><text:change-end text:change-id="ct155436872"/><text:span text:style-name="T1"> session and choose Session from the menu. Select KDE instead of </text:span><text:change text:change-id="ct154096760"/><text:change-start text:change-id="ct155409328"/><text:span text:style-name="T1">GNOME</text:span><text:change-end text:change-id="ct155409328"/><text:span text:style-name="T1"> as your window manager</text:span><text:change-start text:change-id="ct153915880"/><text:span text:style-name="T1">,</text:span><text:change-end text:change-id="ct153915880"/><text:span text:style-name="T1"> and then select Make Default. From now on KDE will start for you when you sign on.</text:span></text:p>
      <text:p text:style-name="P10"><text:span text:style-name="T7">Guided Installation</text:span><text:span text:style-name="T33"><office:annotation><dc:creator>Nancy</dc:creator><dc:date>2006-11-09T00:00:00</dc:date><text:p>HB</text:p></office:annotation></text:span></text:p>
      <text:p text:style-name="P1"><text:span text:style-name="T1">Kubuntu follows the </text:span><text:change text:change-id="ct153917032"/><text:change-start text:change-id="ct153916392"/><text:span text:style-name="T1">easy-</text:span><text:change-end text:change-id="ct153916392"/><text:change text:change-id="ct153917288"/><text:change-start text:change-id="ct153916776"/><text:span text:style-name="T1">to-u</text:span><text:change-end text:change-id="ct153916776"/><text:change text:change-id="ct153917672"/><text:span text:style-name="T1">se Ubuntu installer to set up and configure your system. Like Ubuntu, there is more than one way to install a new copy, including Expert and Normal modes. New to this version of Kubuntu is a way to rescue a broken system and get it up and working again. The Normal install, which is the easiest and most used, asks several basic questions such as host name, how the network is configured, username and password</text:span><text:change-start text:change-id="ct153916904"/><text:span text:style-name="T1">,</text:span><text:change-end text:change-id="ct153916904"/><text:span text:style-name="T1"> and how the drives will be formatted. Once these questions are answered, the system will proceed with formatting your hard drive and installing Kubuntu. After logging in for the first time</text:span><text:change text:change-id="ct153918056"/><text:span text:style-name="T1"> the next step will be to make sure your system is up-to-date including any bug fixes or security patches. This is done through Adept, which is discussed </text:span><text:change text:change-id="ct153917800"/><text:span text:style-name="T1">later </text:span><text:change text:change-id="ct153917928"/><text:span text:style-name="T1">in this chapter.</text:span></text:p>
      <text:p text:style-name="HD"><text:change-start text:change-id="ct154725320"/>Installing from the Desktop CD<text:span text:style-name="Comment_20_Reference"><office:annotation><dc:creator>Jonathan Jesse</dc:creator><dc:date>2006-11-09T00:00:00</dc:date><text:p>This section is the new section using the Desktop CD to install Kubuntu.  Debra should have sent the correct images that match this sectionNote: All of the figures are going to be adjusted again </text:p></office:annotation></text:span><text:change-end text:change-id="ct154725320"/><text:change text:change-id="ct155478064"/><text:change text:change-id="ct155477776"/><text:change text:change-id="ct155477968"/><text:change-start text:change-id="ct155477872"/></text:p>
      <text:p text:style-name="P1"><text:span text:style-name="T1">Kubuntu has the ability to install directly off of the Live </text:span><text:change-end text:change-id="ct155477872"/><text:change-start text:change-id="ct155478160"/><text:span text:style-name="T1">CD. <text:s/>This removes the need to download separate CDs, simply download the live </text:span><text:change-end text:change-id="ct155478160"/><text:change text:change-id="ct154976824"/><text:change-start text:change-id="ct154981432"/><text:span text:style-name="T1">CD</text:span><text:change-end text:change-id="ct154981432"/><text:change-start text:change-id="ct155478256"/><text:span text:style-name="T1"> and show off how great Kubuntu is to your friends or give it a test run for the first time. <text:s/></text:span><text:change-end text:change-id="ct155478256"/><text:change-start text:change-id="ct155478448"/><text:span text:style-name="T1">Kubuntu’s live installer program is called Ubiquity.</text:span><text:change-end text:change-id="ct155478448"/><text:change-start text:change-id="ct154748120"/></text:p>
      <text:p text:style-name="P2"><text:span text:style-name="T1">Upon choosing to install Kubuntu, </text:span><text:change-end text:change-id="ct154748120"/><text:change text:change-id="ct155477296"/><text:change-start text:change-id="ct155477008"/><text:span text:style-name="T1">Ubiquity</text:span><text:change-end text:change-id="ct155477008"/><text:change-start text:change-id="ct154707200"/><text:span text:style-name="T1"> will start guiding you through the installation phase (see figure 7-4</text:span><text:change-end text:change-id="ct154707200"/><text:change-start text:change-id="ct155478352"/><text:span text:style-name="T1">)</text:span><text:change-end text:change-id="ct155478352"/><text:change-start text:change-id="ct154755928"/><text:span text:style-name="T1">.</text:span></text:p>
      <text:p text:style-name="P16">**insert figure 7-4 07fig04ubiquity1</text:p>
      <text:p text:style-name="P8"><text:span text:style-name="T1">Welcome Screen of </text:span><text:change-end text:change-id="ct154755928"/><text:change text:change-id="ct155477488"/><text:change-start text:change-id="ct155477200"/><text:span text:style-name="T1">Ubiquity</text:span><text:change-end text:change-id="ct155477200"/><text:change-start text:change-id="ct154765824"/></text:p>
      <text:p text:style-name="P2"><text:span text:style-name="T1"><text:s text:c="2"/></text:span><text:change-end text:change-id="ct154765824"/><text:change text:change-id="ct155477680"/><text:change-start text:change-id="ct155476912"/><text:span text:style-name="T1">Ubiquity</text:span><text:change-end text:change-id="ct155476912"/><text:change-start text:change-id="ct154723944"/><text:span text:style-name="T1"> will answer basic questions about what language you would like to install (figure 7-5) and then help guide you in setting up the correct country and time zone (figure 7-6)</text:span></text:p>
      <text:p text:style-name="P16">**** insert figure 7-5 07fig05ubiquity2</text:p>
      <text:p text:style-name="P16">Choosing your Language<text:change-end text:change-id="ct154723944"/></text:p>
      <text:p text:style-name="P16"/>
      <text:p text:style-name="P16"><text:change-start text:change-id="ct154749768"/>**insert figure 7-6 07fig06ubiquity3</text:p>
      <text:p text:style-name="P8"><text:span text:style-name="T1">Selecting the correct </text:span><text:change-end text:change-id="ct154749768"/><text:change text:change-id="ct154553520"/><text:change-start text:change-id="ct154595584"/><text:span text:style-name="T1">time zone</text:span><text:change-end text:change-id="ct154595584"/><text:change-start text:change-id="ct154746472"/></text:p>
      <text:p text:style-name="P2"><text:span text:style-name="T1">One these have been, </text:span><text:change-end text:change-id="ct154746472"/><text:change text:change-id="ct155477584"/><text:change-start text:change-id="ct155476816"/><text:span text:style-name="T1">Ubiquity</text:span><text:change-end text:change-id="ct155476816"/><text:change-start text:change-id="ct154724256"/><text:span text:style-name="T1"> will prompt you to select the correct keyboard layout (figure 7-7) and help you create a user and that password, along with helping you assign a name for the install computer (figure 7-8)</text:span></text:p>
      <text:p text:style-name="P16">***Insert figure 7-7 07fig07ubiquity4</text:p>
      <text:p text:style-name="P16">Selecting Keyboard Layout<text:change-end text:change-id="ct154724256"/></text:p>
      <text:p text:style-name="P16"/>
      <text:p text:style-name="P16"><text:change-start text:change-id="ct154772176"/>***Insert Figure 7-8 07fig08ubiquity5</text:p>
      <text:p text:style-name="P16">Configuring Computer Name and Username</text:p>
      <text:p text:style-name="P1"><text:span text:style-name="T1">After filling out this information, </text:span><text:change-end text:change-id="ct154772176"/><text:change text:change-id="ct155477392"/><text:change-start text:change-id="ct155477104"/><text:span text:style-name="T1">Ubiquity</text:span><text:change-end text:change-id="ct155477104"/><text:change-start text:change-id="ct154729400"/><text:span text:style-name="T1"> will help you setup your disks and partition your disks, see figure 7-9. <text:s/>After everything is setup, Kubuntu will be installed and after everything is finished you will be prompted for a reboot (see figure <text:s/>7-10). <text:s/>You are now ready to use your Kubuntu system.</text:span></text:p>
      <text:p text:style-name="P16">***insert figure 7-9 07fig09ubiquity6</text:p>
      <text:p text:style-name="P16">Configuring Disk Partitions</text:p>
      <text:p text:style-name="P8"><text:span text:style-name="T1">***insert figure 7-10 </text:span><text:change-end text:change-id="ct154729400"/><text:change-start text:change-id="ct155494384"/><text:span text:style-name="T1">07fig10ubiquity7</text:span><text:change-end text:change-id="ct155494384"/><text:change-start text:change-id="ct154538080"/></text:p>
      <text:p text:style-name="P16">Finishing Installing<text:change-end text:change-id="ct154538080"/></text:p>
      <text:p text:style-name="P10"><text:span text:style-name="T7">Using Sudo</text:span><text:span text:style-name="T33"><office:annotation><dc:creator>Nancy</dc:creator><dc:date>2006-11-09T00:00:00</dc:date><text:p>HB</text:p></office:annotation></text:span></text:p>
      <text:p text:style-name="P1"><text:span text:style-name="T1">A large change, and one that many people stumble with before getting used to it, is the “lack” of a root account. Upon installation you are not prompted to provide with a root password. The password created with the first user is the password that will allow you to access the administrative functions.</text:span><text:change text:change-id="ct154022240"/><text:change-start text:change-id="ct154034672"/><text:span text:style-name="T1"> </text:span><text:change-end text:change-id="ct154034672"/><text:span text:style-name="T1">There will be many times when configuring the system or making global changes</text:span><text:change-start text:change-id="ct154704144"/><text:span text:style-name="T1"> which will require the sudo password to complete</text:span><text:change-end text:change-id="ct154704144"/><text:span text:style-name="T8"><office:annotation><dc:creator>Jonathan Jesse</dc:creator><dc:date>2006-11-09T00:00:00</dc:date><text:p>Does this make it a complete sentence?</text:p></office:annotation></text:span><text:span text:style-name="T1">.</text:span><text:span text:style-name="T8"><office:annotation><dc:creator>Nancy</dc:creator><dc:date>2006-11-09T00:00:00</dc:date><text:p>AU: This sentence is not complete. Please fix.</text:p></office:annotation></text:span></text:p>
      <text:p text:style-name="P33"><text:span text:style-name="T32">Customizing Kubuntu</text:span><text:span text:style-name="T30"><office:annotation><dc:creator>Nancy</dc:creator><dc:date>2006-11-09T00:00:00</dc:date><text:p>HA</text:p></office:annotation></text:span></text:p>
      <text:p text:style-name="P1"><text:span text:style-name="T1">A major feature of Kubuntu is the amount of customization that can be done. Due to the freedom of </text:span><text:change text:change-id="ct155408552"/><text:change-start text:change-id="ct155414048"/><text:span text:style-name="T1">Open Source</text:span><text:change-end text:change-id="ct155414048"/><text:span text:style-name="T1"> software, if there is an application you are looking to use, you can find it. Everything from the desktop background to the font size of applications to the order and arrangement of the </text:span><text:change text:change-id="ct153919464"/><text:change-start text:change-id="ct153923176"/><text:span text:style-name="T1">K menu</text:span><text:change-end text:change-id="ct153923176"/><text:span text:style-name="T1"> can be customized.</text:span></text:p>
      <text:p text:style-name="P10"><text:span text:style-name="T7">Customizing the Desktop</text:span><text:span text:style-name="T33"><office:annotation><dc:creator>Nancy</dc:creator><dc:date>2006-11-09T00:00:00</dc:date><text:p>HB</text:p></office:annotation></text:span></text:p>
      <text:p text:style-name="P1"><text:span text:style-name="T1">By simply right-clicking on the desktop and selecting Configure Desktop a great deal of changes can be made. K</text:span><text:change text:change-id="ct155491600"/><text:change-start text:change-id="ct155491504"/><text:span text:style-name="T1">D</text:span><text:change-end text:change-id="ct155491504"/><text:span text:style-name="T1">esktop, as the application is called, is divided into five different sections: </text:span><text:change text:change-id="ct153919592"/><text:change-start text:change-id="ct153918184"/><text:span text:style-name="T1">background</text:span><text:change-end text:change-id="ct153918184"/><text:span text:style-name="T1">, </text:span><text:change text:change-id="ct153919208"/><text:change-start text:change-id="ct153918952"/><text:span text:style-name="T1">behavior</text:span><text:change-end text:change-id="ct153918952"/><text:span text:style-name="T1">, </text:span><text:change text:change-id="ct153920104"/><text:change-start text:change-id="ct153918824"/><text:span text:style-name="T1">multiple </text:span><text:change-end text:change-id="ct153918824"/><text:change text:change-id="ct153919976"/><text:change-start text:change-id="ct153918696"/><text:span text:style-name="T1">desktops</text:span><text:change-end text:change-id="ct153918696"/><text:span text:style-name="T1">, </text:span><text:change text:change-id="ct153919720"/><text:change-start text:change-id="ct153918568"/><text:span text:style-name="T1">screen </text:span><text:change-end text:change-id="ct153918568"/><text:change text:change-id="ct153919336"/><text:change-start text:change-id="ct153918312"/><text:span text:style-name="T1">saver</text:span><text:change-end text:change-id="ct153918312"/><text:span text:style-name="T1">, and </text:span><text:change text:change-id="ct153919080"/><text:change-start text:change-id="ct153918440"/><text:span text:style-name="T1">display</text:span><text:change-end text:change-id="ct153918440"/><text:span text:style-name="T1">. As you can see from looking at Figure 7-</text:span><text:change-start text:change-id="ct154496424"/><text:span text:style-name="T1">11</text:span><text:change-end text:change-id="ct154496424"/><text:span text:style-name="T8"><office:annotation><dc:creator>Jonathan Jesse</dc:creator><dc:date>2006-11-09T00:00:00</dc:date><text:p>Note all of the numbering will change with the section on Ubquity</text:p></office:annotation></text:span><text:change text:change-id="ct154698632"/><text:span text:style-name="T8"><office:annotation><dc:creator>Nancy</dc:creator><dc:date>2006-11-09T00:00:00</dc:date><text:p>AU: Should this be a reference to Figure 7-4, which follows immediately after this paragraph? If so, please change. If not, you need to insert a reference to Figure 7-4 somewhere in this paragraph at some logical point.</text:p></office:annotation></text:span><text:span text:style-name="T1">, the system looks a lot like the program used by Microsoft Windows to adjust the same properties.</text:span></text:p>
      <text:p text:style-name="P9"><text:span text:style-name="T9">***insert figure 7-</text:span><text:change-start text:change-id="ct154503544"/><text:span text:style-name="T9">11</text:span><text:change-end text:change-id="ct154503544"/><text:change text:change-id="ct153982368"/><text:span text:style-name="T9"> </text:span><text:change-start text:change-id="ct155494288"/><text:span text:style-name="T9">07fig11desktop.png</text:span><text:change-end text:change-id="ct155494288"/><text:change text:change-id="ct155494768"/><text:change text:change-id="ct154472984"/><text:change text:change-id="ct155494672"/><text:span text:style-name="T36"><office:annotation><dc:creator>Nancy</dc:creator><dc:date>2006-11-09T00:00:00</dc:date><text:p>AU/PE: Requires attention.</text:p></office:annotation></text:span></text:p>
      <text:p text:style-name="P5"><text:span text:style-name="T7">Figure 7-</text:span><text:change-start text:change-id="ct154538976"/><text:span text:style-name="T7">11</text:span><text:change-end text:change-id="ct154538976"/><text:change text:change-id="ct154449328"/><text:span text:style-name="T23"><office:annotation><dc:creator>Nancy</dc:creator><dc:date>2006-11-09T00:00:00</dc:date><text:p>FN</text:p></office:annotation></text:span></text:p>
      <text:p text:style-name="P6"><text:span text:style-name="T4">Kdesktop</text:span><text:span text:style-name="T5"><office:annotation><dc:creator>Nancy</dc:creator><dc:date>2006-11-09T00:00:00</dc:date><text:p>FC</text:p></office:annotation></text:span></text:p>
      <text:p text:style-name="P2"><text:span text:style-name="T1">Kubuntu comes with several backgrounds that are installed by default. Any of these may be selected from the list. Additional backgrounds can be selected from KDE.org by clicking on Get New Wallpapers. Since Kubuntu is a </text:span><text:change text:change-id="ct155421080"/><text:change-start text:change-id="ct155420056"/><text:span text:style-name="T1">multi</text:span><text:change-end text:change-id="ct155420056"/><text:span text:style-name="T1">desktop system, each desktop can have the same background, a different one, or even be sized differently. This system offers many opportunities for great customization.</text:span></text:p>
      <text:p text:style-name="P23">The behavior section allows the user to customize how the desktop behaves. Want icons on the desktop? Want a menu bar at the top of the screen? How does the mouse behave? Along with these options the user can choose what types of icons are used for each application and association.</text:p>
      <text:p text:style-name="P2"><text:span text:style-name="T1">Interested in using multiple desktops? How about 20 of them? Any user can organize desktops based on tasks, thus grouping applications together based on the current task one is working. For example, this feature was applied specifically when this book was written. Day-to-day applications were open on one desktop while a word processing application, help applications, and a </text:span><text:change text:change-id="ct155302464"/><text:change-start text:change-id="ct153518024"/><text:span text:style-name="T1">Web</text:span><text:change-end text:change-id="ct153518024"/><text:span text:style-name="T1"> browser were all open on another desktop.</text:span></text:p>
      <text:p text:style-name="P23">Another important item that can be changed is the screen saver and how it operates. This section, which is under Configure Desktop, allows the user to select any of the preinstalled options or those downloaded from the Internet. After the correct screen saver has been chosen, simply configure it to start automatically and decide if it will lock your screen as well. </text:p>
      <text:p text:style-name="P2"><text:change text:change-id="ct155163936"/><text:change text:change-id="ct155188976"/><text:change text:change-id="ct154791608"/><text:change text:change-id="ct154574640"/><text:change text:change-id="ct154456936"/><text:span text:style-name="T10"/></text:p>
      <text:p text:style-name="P2"><text:span text:style-name="T1">Choosing how the desktop looks can help make Kubuntu feel personalized. If the appearance seems to be lacking, further changes can be made by choosing System Settings </text:span><text:change text:change-id="ct153920488"/><text:change-start text:change-id="ct153920360"/><text:span text:style-name="T1">&gt; </text:span><text:change-end text:change-id="ct153920360"/><text:span text:style-name="T1">Appearance. This allows the user to further </text:span><text:change text:change-id="ct153921384"/><text:change-start text:change-id="ct153921000"/><text:span text:style-name="T1">customize </text:span><text:change-end text:change-id="ct153921000"/><text:span text:style-name="T1">things </text:span><text:change text:change-id="ct153920616"/><text:change-start text:change-id="ct153920232"/><text:span text:style-name="T1">such as </text:span><text:change-end text:change-id="ct153920232"/><text:span text:style-name="T1">colors, icons and style. Kubuntu is all about customization, and there are many ways to change how the desktop appears. This</text:span><text:change text:change-id="ct153968216"/><text:change-start text:change-id="ct154906272"/><text:span text:style-name="T1"> </text:span><text:change-end text:change-id="ct154906272"/><text:span text:style-name="T1">almost guarantees that no two users will have identical desktops. </text:span></text:p>
      <text:p text:style-name="P10"><text:span text:style-name="T7">Get Hot New Stuff</text:span><text:span text:style-name="T33"><office:annotation><dc:creator>Nancy</dc:creator><dc:date>2006-11-09T00:00:00</dc:date><text:p>HB</text:p></office:annotation></text:span></text:p>
      <text:p text:style-name="P1"><text:span text:style-name="T1">Looking for the latest </text:span><text:change text:change-id="ct153921512"/><text:change-start text:change-id="ct153920872"/><text:span text:style-name="T1">screen saver</text:span><text:change-end text:change-id="ct153920872"/><text:span text:style-name="T1">, desktop </text:span><text:change text:change-id="ct153921256"/><text:change-start text:change-id="ct153920744"/><text:span text:style-name="T1">background, </text:span><text:change-end text:change-id="ct153920744"/><text:span text:style-name="T1">or other cool things for your Kubuntu installation? Kubuntu fully supports the Get Hot New Stuff </text:span><text:change-start text:change-id="ct153921768"/><text:span text:style-name="T1">(GHNS) </text:span><text:change-end text:change-id="ct153921768"/><text:span text:style-name="T1">framework of KDE. GHNS allows people to upload templates to a server and have other users download and use that template. In an interview posted on KDE.news (</text:span><text:a xlink:type="simple" xlink:href="http://dot.kde.org/1110652641"><text:span text:style-name="T34">http://dot.kde.org/1110652641</text:span></text:a><text:span text:style-name="T1">) Josef Spillner describes exactly how the process works.</text:span></text:p>
      <text:p text:style-name="P3"><text:span text:style-name="T2">“[U]ser A is using a spreadsheet application and modifies a template </text:span><text:change text:change-id="ct153921640"/><text:change-start text:change-id="ct153921128"/><text:span text:style-name="T2">that </text:span><text:change-end text:change-id="ct153921128"/><text:span text:style-name="T2">comes with it. This template can then be uploaded to a server and eventually be downloaded by user B by checking the contents of the “Get Hot New Stuff” download dialogue.”</text:span><text:span text:style-name="T8"><office:annotation><dc:creator>Nancy</dc:creator><dc:date>2006-11-09T00:00:00</dc:date><text:p>EPI</text:p></office:annotation></text:span></text:p>
      <text:p text:style-name="P23">The GHNS framework shows up several places throughout Kubuntu.</text:p>
      <text:p text:style-name="P2"><text:span text:style-name="T1">One place where you can see this is when configuring the background for your desktop. On the right in this section is Get New Wallpapers. Upon selecting this, a new window will open up and display new wallpapers that you can use. These images come from </text:span><text:a xlink:type="simple" xlink:href="http://www.kde-look.org/"><text:span text:style-name="T34">www.kde-look.org</text:span></text:a><text:span text:style-name="T1">. Figure 7-</text:span><text:change-start text:change-id="ct154473136"/><text:span text:style-name="T1">12</text:span><text:change-end text:change-id="ct154473136"/><text:change text:change-id="ct154467664"/><text:span text:style-name="T8"><office:annotation><dc:creator>Nancy</dc:creator><dc:date>2006-11-09T00:00:00</dc:date><text:p>AU: While the Figure numbers from this point on match the insert instructions, if Figure 7-4 ends up getting renumbered to 7-3, all subsequent Figure numbers will be off by one. Is this (and subsequent) Figure number correct?</text:p></office:annotation></text:span><text:span text:style-name="T1"> </text:span><text:span text:style-name="T8"><office:annotation><dc:creator>Jonathan Jesse</dc:creator><dc:date>2006-11-09T00:00:00</dc:date><text:p>All figures are off due to section on Ubquity, do you want me to renumber them?</text:p></office:annotation></text:span><text:span text:style-name="T1">shows how this works.</text:span></text:p>
      <text:p text:style-name="P9"><text:span text:style-name="T9">***insert figure 7-</text:span><text:change-start text:change-id="ct154276920"/><text:span text:style-name="T9">12</text:span><text:change-end text:change-id="ct154276920"/><text:change text:change-id="ct154470192"/><text:span text:style-name="T9"> 07</text:span><text:change-start text:change-id="ct155494192"/><text:span text:style-name="T9">fig12wallpaper.png</text:span><text:change-end text:change-id="ct155494192"/><text:change text:change-id="ct155494576"/><text:change text:change-id="ct154161432"/><text:change text:change-id="ct155494480"/><text:span text:style-name="T36"><office:annotation><dc:creator>Nancy</dc:creator><dc:date>2006-11-09T00:00:00</dc:date><text:p>AU/PE: Requires attention.</text:p></office:annotation></text:span></text:p>
      <text:p text:style-name="P5"><text:span text:style-name="T7">Figure 7-</text:span><text:change-start text:change-id="ct154490728"/><text:span text:style-name="T7">12</text:span><text:change-end text:change-id="ct154490728"/><text:change text:change-id="ct154466792"/><text:span text:style-name="T23"><office:annotation><dc:creator>Nancy</dc:creator><dc:date>2006-11-09T00:00:00</dc:date><text:p>FN</text:p></office:annotation></text:span></text:p>
      <text:p text:style-name="P6"><text:span text:style-name="T4">The GHNS framework at work</text:span><text:span text:style-name="T5"><office:annotation><dc:creator>Nancy</dc:creator><dc:date>2006-11-09T00:00:00</dc:date><text:p>FC</text:p></office:annotation></text:span></text:p>
      <text:p text:style-name="P2"><text:span text:style-name="T1">Different applications have the capability to download information from the Internet and from KDE sites. Throughout applications in Kubuntu you will find references to “Get More.</text:span><text:change text:change-id="ct153922024"/><text:span text:style-name="T1">”</text:span></text:p>
      <text:p text:style-name="P10"><text:span text:style-name="T7">Customizing Applets and the Kicker</text:span><text:span text:style-name="T33"><office:annotation><dc:creator>Nancy</dc:creator><dc:date>2006-11-09T00:00:00</dc:date><text:p>HB</text:p></office:annotation></text:span></text:p>
      <text:p text:style-name="P1"><text:span text:style-name="T1">The Kicker is the application launcher of KDE. The Kicker is also capable of running different docked applets such as the page, the task bar</text:span><text:change-start text:change-id="ct153921896"/><text:span text:style-name="T1">,</text:span><text:change-end text:change-id="ct153921896"/><text:span text:style-name="T1"> or the clock. Applets are small applications that run inside the Kicker. The applet everyone is probably most familiar with is the task bar. It resides by default at the bottom of the screen and includes the </text:span><text:change text:change-id="ct153919848"/><text:change-start text:change-id="ct153524816"/><text:span text:style-name="T1">K menu</text:span><text:change-end text:change-id="ct153524816"/><text:span text:style-name="T1"> and programs that are currently up and running. The next applet over is also called the mini-pager. It shows a small preview of the different desktops and applications that are running in these desktops. Another applet that will be used on a regular basis is the Quick Launcher Applet. This allows the user to quickly start his or her favorite or most used programs.</text:span></text:p>
      <text:p text:style-name="P2"><text:span text:style-name="T1">Everything that is part of the Kicker can be customized to meet the user’s needs. It may even be removed. To add new items to the Quick Launcher Applet, simply </text:span><text:change text:change-id="ct155461992"/><text:change-start text:change-id="ct155460648"/><text:span text:style-name="T1">right-click</text:span><text:change-end text:change-id="ct155460648"/><text:span text:style-name="T1"> on this applet</text:span><text:change-start text:change-id="ct153922408"/><text:span text:style-name="T1">,</text:span><text:change-end text:change-id="ct153922408"/><text:span text:style-name="T1"> and add the application to the panel. Find the program in the list or drag a shortcut from the desktop and access it at any time. </text:span></text:p>
      <text:p text:style-name="P10"><text:span text:style-name="T7">Customizing the </text:span><text:change text:change-id="ct153532624"/><text:change-start text:change-id="ct153524560"/><text:span text:style-name="T7">K menu</text:span><text:change-end text:change-id="ct153524560"/><text:span text:style-name="T33"><office:annotation><dc:creator>Nancy</dc:creator><dc:date>2006-11-09T00:00:00</dc:date><text:p>HB</text:p></office:annotation></text:span></text:p>
      <text:p text:style-name="P1"><text:span text:style-name="T1">The </text:span><text:change text:change-id="ct153530576"/><text:change-start text:change-id="ct153524176"/><text:span text:style-name="T1">K menu</text:span><text:change-end text:change-id="ct153524176"/><text:span text:style-name="T1"> makes adding, changing</text:span><text:change-start text:change-id="ct153922152"/><text:span text:style-name="T1">,</text:span><text:change-end text:change-id="ct153922152"/><text:span text:style-name="T1"> and removing applications very easy to do. Upon installation, each application is placed in a certain location, but this may be altered. Simply </text:span><text:change text:change-id="ct155462184"/><text:change-start text:change-id="ct155460744"/><text:span text:style-name="T1">right-click</text:span><text:change-end text:change-id="ct155460744"/><text:span text:style-name="T1"> on the </text:span><text:change text:change-id="ct153530192"/><text:change-start text:change-id="ct153524432"/><text:span text:style-name="T1">K menu</text:span><text:change-end text:change-id="ct153524432"/><text:change-start text:change-id="ct153922280"/><text:span text:style-name="T1">,</text:span><text:change-end text:change-id="ct153922280"/><text:span text:style-name="T1"> and select Menu Editor</text:span><text:change text:change-id="ct153922536"/><text:span text:style-name="T1"> as shown in Figure 7-</text:span><text:change-start text:change-id="ct154446448"/><text:span text:style-name="T1">13</text:span><text:change-end text:change-id="ct154446448"/><text:change text:change-id="ct154468936"/><text:span text:style-name="T8"><office:annotation><dc:creator>Nancy</dc:creator><dc:date>2006-11-09T00:00:00</dc:date><text:p>Figure number verified.</text:p></office:annotation></text:span><text:span text:style-name="T1">.</text:span></text:p>
      <text:p text:style-name="P9"><text:span text:style-name="T9">***insert figure 7-</text:span><text:change-start text:change-id="ct154498064"/><text:span text:style-name="T9">13</text:span><text:change-end text:change-id="ct154498064"/><text:change text:change-id="ct154688904"/><text:span text:style-name="T9"> 07</text:span><text:change-start text:change-id="ct155494960"/><text:span text:style-name="T9">fig13kmenueditor.png</text:span><text:change-end text:change-id="ct155494960"/><text:change text:change-id="ct155495344"/><text:change text:change-id="ct154464824"/><text:change text:change-id="ct155495440"/><text:span text:style-name="T36"><office:annotation><dc:creator>Nancy</dc:creator><dc:date>2006-11-09T00:00:00</dc:date><text:p>AU/PE: Requires attention.</text:p></office:annotation></text:span></text:p>
      <text:p text:style-name="P5"><text:span text:style-name="T7">Figure 7-</text:span><text:change-start text:change-id="ct154494968"/><text:span text:style-name="T7">13</text:span><text:change-end text:change-id="ct154494968"/><text:change text:change-id="ct154461872"/><text:span text:style-name="T23"><office:annotation><dc:creator>Nancy</dc:creator><dc:date>2006-11-09T00:00:00</dc:date><text:p>FN</text:p></office:annotation></text:span></text:p>
      <text:p text:style-name="P6"><text:span text:style-name="T4">Select menu editor</text:span><text:span text:style-name="T5"><office:annotation><dc:creator>Nancy</dc:creator><dc:date>2006-11-09T00:00:00</dc:date><text:p>FC</text:p></office:annotation></text:span></text:p>
      <text:p text:style-name="P2"><text:span text:style-name="T1">In fact, the user can even change the location of the </text:span><text:change text:change-id="ct153530064"/><text:change-start text:change-id="ct153525456"/><text:span text:style-name="T1">K menu</text:span><text:change-end text:change-id="ct153525456"/><text:span text:style-name="T1"> or remove it altogether.</text:span></text:p>
      <text:p text:style-name="P1"><text:span text:style-name="T1">Upon selecting the </text:span><text:change text:change-id="ct153529296"/><text:change-start text:change-id="ct153525584"/><text:span text:style-name="T1">menu </text:span><text:change-end text:change-id="ct153525584"/><text:span text:style-name="T1">editor</text:span><text:change text:change-id="ct153529168"/><text:span text:style-name="T1"> a new window will open up that will allow the user to make the desired changes. One of the most noticeable aspects of this application is that there are more folders in this list than in the </text:span><text:change text:change-id="ct153529040"/><text:change-start text:change-id="ct153526352"/><text:span text:style-name="T1">K menu</text:span><text:change-end text:change-id="ct153526352"/><text:span text:style-name="T1">. This is due to a decision the team made to only show folders that have programs installed in them. To customize the </text:span><text:change text:change-id="ct153528912"/><text:change-start text:change-id="ct153526096"/><text:span text:style-name="T1">K menu</text:span><text:change-end text:change-id="ct153526096"/><text:span text:style-name="T1">, simply use the tools provided under the File menu</text:span><text:change-start text:change-id="ct155083352"/><text:span text:style-name="T1">.</text:span><text:change-end text:change-id="ct155083352"/></text:p>
      <text:p text:style-name="P23">A major benefit of Kubuntu is that if the user does not like the way the system looks, he or she may change it. Almost everything can be customized to truly personalize the system.</text:p>
      <text:p text:style-name="P33"><text:span text:style-name="T32">Systems Administration</text:span><text:span text:style-name="T30"><office:annotation><dc:creator>Nancy</dc:creator><dc:date>2006-11-09T00:00:00</dc:date><text:p>HA</text:p></office:annotation></text:span></text:p>
      <text:p text:style-name="P1"><text:span text:style-name="T1">As with any computer application, Kubuntu will occasionally need administrative support. Do not be afraid of personally administrating</text:span><text:change text:change-id="ct153958808"/><text:change-start text:change-id="ct154188528"/><text:span text:style-name="T1"> </text:span><text:change-end text:change-id="ct154188528"/><text:span text:style-name="T1">the Kubuntu system. While it is not completely foolproof, there have been a lot of changes to help make things easier. Knowledge of the command line will go a long way in configuring the system, but the developers have made sure to provide graphical interfaces when they make sense. Everything from changing</text:span><text:change text:change-id="ct154873224"/><text:change-start text:change-id="ct154552728"/><text:span text:style-name="T1"> </text:span><text:change-end text:change-id="ct154552728"/><text:span text:style-name="T1">the IP address from </text:span><text:change text:change-id="ct154248304"/><text:span text:style-name="T1">Dynamic Host Control Protocol</text:span><text:change text:change-id="ct154727152"/><text:change-start text:change-id="ct153532752"/><text:span text:style-name="T1"> (DHCP)</text:span><text:change-end text:change-id="ct153532752"/><text:span text:style-name="T1"> to static </text:span><text:change text:change-id="ct154087784"/><text:span text:style-name="T1">to installing packages can all be done without having to drop down to the command line. This section will focus exclusively on system administration through the graphical interface.</text:span></text:p>
      <text:p text:style-name="P10"><text:span text:style-name="T7">Installing New Packages</text:span><text:span text:style-name="T33"><office:annotation><dc:creator>Nancy</dc:creator><dc:date>2006-11-09T00:00:00</dc:date><text:p>HB</text:p></office:annotation></text:span></text:p>
      <text:p text:style-name="P1"><text:span text:style-name="T1">As mentioned earlier, Kubuntu is built around </text:span><text:change text:change-id="ct155305032"/><text:span text:style-name="T1">some of the same applications and system as Ubuntu. All applications are installable through packages. Like Ubuntu, Kubuntu uses the Advanced Package Tool (APT) and also like Ubuntu has a wonderful graphical interface that makes it easier to use that is called Adept. Adept is becoming the de facto installer for the KDE environment on Debian-based systems. This program was </text:span><text:change text:change-id="ct155406552"/><text:change-start text:change-id="ct154849856"/><text:span text:style-name="T1">sponsored</text:span><text:change-end text:change-id="ct154849856"/><text:span text:style-name="T1"> by </text:span><text:change text:change-id="ct154857048"/><text:change-start text:change-id="ct155433928"/><text:span text:style-name="T1">Canonical Ltd.</text:span><text:change-end text:change-id="ct155433928"/><text:span text:style-name="T1"> to help further the project of Kubuntu and other Linux distributions. The old package manager, Kynaptic, was lacking many features and was not user-friendly. Adept seeks to solve this problem.</text:span></text:p>
      <text:p text:style-name="P2"><text:span text:style-name="T1">Adept is composed of four parts: the installer (Add/Remove Programs), the main program (Adept), adept update-notifier, and a</text:span><text:change text:change-id="ct154701360"/><text:change-start text:change-id="ct154704296"/><text:span text:style-name="T1">d</text:span><text:change-end text:change-id="ct154704296"/><text:change text:change-id="ct154462512"/><text:span text:style-name="T1">e</text:span><text:change-start text:change-id="ct154569624"/><text:span text:style-name="T1">p</text:span><text:change-end text:change-id="ct154569624"/><text:span text:style-name="T1">t</text:span><text:span text:style-name="T8"><office:annotation><dc:creator>Nancy</dc:creator><dc:date>2006-11-09T00:00:00</dc:date><text:p>AU: This should be “adept”, right?</text:p></office:annotation></text:span><text:span text:style-name="T1">-updater. These programs will help you install packages and keep your system up-to-date with the latest and greatest changes.</text:span></text:p>
      <text:p text:style-name="P2"><text:span text:style-name="T1">To start Adept and begin installing new applications open up the </text:span><text:change text:change-id="ct153529424"/><text:change-start text:change-id="ct153922920"/><text:span text:style-name="T1">K menu</text:span><text:change-end text:change-id="ct153922920"/><text:change-start text:change-id="ct155240888"/><text:span text:style-name="T1">,</text:span><text:change-end text:change-id="ct155240888"/><text:span text:style-name="T1"> and click on Add/Remove Programs, or simply type Add/Remove programs in Katapult. Once launched, the following screen (Figure 7-</text:span><text:change-start text:change-id="ct154426928"/><text:span text:style-name="T1">14</text:span><text:change-end text:change-id="ct154426928"/><text:change text:change-id="ct154953248"/><text:span text:style-name="T1">) will be displayed.</text:span></text:p>
      <text:p text:style-name="P9"><text:span text:style-name="T9">***insert figure 7-</text:span><text:change-start text:change-id="ct154435552"/><text:span text:style-name="T9">14</text:span><text:change-end text:change-id="ct154435552"/><text:change text:change-id="ct154391768"/><text:change-start text:change-id="ct155494864"/><text:span text:style-name="T9"> 07fig14addremove.png</text:span><text:change-end text:change-id="ct155494864"/><text:change text:change-id="ct155495056"/><text:change text:change-id="ct154387200"/><text:change text:change-id="ct155495152"/><text:span text:style-name="T36"><office:annotation><dc:creator>Nancy</dc:creator><dc:date>2006-11-09T00:00:00</dc:date><text:p>AU/PE: Requires attention.</text:p></office:annotation></text:span></text:p>
      <text:p text:style-name="P5"><text:span text:style-name="T7">Figure 7-</text:span><text:change-start text:change-id="ct154415440"/><text:span text:style-name="T7">14</text:span><text:change-end text:change-id="ct154415440"/><text:change text:change-id="ct154389904"/><text:span text:style-name="T23"><office:annotation><dc:creator>Nancy</dc:creator><dc:date>2006-11-09T00:00:00</dc:date><text:p>FN</text:p></office:annotation></text:span></text:p>
      <text:p text:style-name="P6"><text:span text:style-name="T4">Add/Remove Programs main window</text:span><text:span text:style-name="T5"><office:annotation><dc:creator>Nancy</dc:creator><dc:date>2006-11-09T00:00:00</dc:date><text:p>FC</text:p></office:annotation></text:span></text:p>
      <text:p text:style-name="P2"><text:span text:style-name="T1">Add/Remove programs breaks programs into three groups: packages that can be installed with KDE, applications that can be installed with GNOME, </text:span><text:change text:change-id="ct154143832"/><text:change-start text:change-id="ct154104880"/><text:span text:style-name="T1">and </text:span><text:change-end text:change-id="ct154104880"/><text:span text:style-name="T1">applications that can be installed on either desktop environment. Searching for that needed application is very simple</text:span><text:change-start text:change-id="ct154838832"/><text:span text:style-name="T1">. </text:span><text:change-end text:change-id="ct154838832"/><text:change text:change-id="ct154250096"/><text:change-start text:change-id="ct154249208"/><text:span text:style-name="T1">J</text:span><text:change-end text:change-id="ct154249208"/><text:span text:style-name="T1">ust type in the application you are looking for, click on it</text:span><text:change-start text:change-id="ct154887448"/><text:span text:style-name="T1">,</text:span><text:change-end text:change-id="ct154887448"/><text:span text:style-name="T1"> and select install. Figure 7-</text:span><text:change-start text:change-id="ct154453104"/><text:span text:style-name="T1">15</text:span><text:change-end text:change-id="ct154453104"/><text:change text:change-id="ct154406424"/><text:span text:style-name="T1"> </text:span><text:span text:style-name="T8"><office:annotation><dc:creator>Nancy</dc:creator><dc:date>2006-11-09T00:00:00</dc:date><text:p>Figure number verified.</text:p></office:annotation></text:span><text:span text:style-name="T1">shows an example of this.</text:span></text:p>
      <text:p text:style-name="P9"><text:span text:style-name="T9">***insert figure 7-</text:span><text:change-start text:change-id="ct154449592"/><text:span text:style-name="T9">15</text:span><text:change-end text:change-id="ct154449592"/><text:change text:change-id="ct154432056"/><text:span text:style-name="T9"> 07fig</text:span><text:change-start text:change-id="ct154426608"/><text:span text:style-name="T9">15</text:span><text:change-end text:change-id="ct154426608"/><text:change text:change-id="ct154385944"/><text:span text:style-name="T9">installingaddremove.png</text:span><text:span text:style-name="T36"><office:annotation><dc:creator>Nancy</dc:creator><dc:date>2006-11-09T00:00:00</dc:date><text:p>AU/PE: Requires attention.</text:p></office:annotation></text:span></text:p>
      <text:p text:style-name="P5"><text:span text:style-name="T7">Figure 7-</text:span><text:change-start text:change-id="ct154436432"/><text:span text:style-name="T7">15</text:span><text:change-end text:change-id="ct154436432"/><text:change text:change-id="ct154388088"/><text:span text:style-name="T23"><office:annotation><dc:creator>Nancy</dc:creator><dc:date>2006-11-09T00:00:00</dc:date><text:p>FN</text:p></office:annotation></text:span></text:p>
      <text:p text:style-name="P6"><text:span text:style-name="T4">Installing an application with Add/Remove Programs</text:span><text:span text:style-name="T5"><office:annotation><dc:creator>Nancy</dc:creator><dc:date>2006-11-09T00:00:00</dc:date><text:p>FC</text:p></office:annotation></text:span></text:p>
      <text:p text:style-name="P2"><text:span text:style-name="T1">Once you click on </text:span><text:change text:change-id="ct155244840"/><text:change-start text:change-id="ct154261560"/><text:span text:style-name="T1">Apply </text:span><text:change-end text:change-id="ct154261560"/><text:change text:change-id="ct154055536"/><text:change-start text:change-id="ct154244872"/><text:span text:style-name="T1">Changes</text:span><text:change-end text:change-id="ct154244872"/><text:span text:style-name="T1">, Add/Remove Programs will download the information from the repository and install the application</text:span><text:change-start text:change-id="ct154426704"/><text:span text:style-name="T1">. </text:span><text:change-end text:change-id="ct154426704"/><text:change text:change-id="ct154170248"/><text:change-start text:change-id="ct154053504"/><text:span text:style-name="T1">Easy </text:span><text:change-end text:change-id="ct154053504"/><text:span text:style-name="T1">and painless. Add/Remove programs will also download any dependencies to prevent any conflicts or broken programs.</text:span></text:p>
      <text:p text:style-name="P2"><text:span text:style-name="T1">The main </text:span><text:change text:change-id="ct154169192"/><text:change-start text:change-id="ct154837296"/><text:span text:style-name="T1">Adept </text:span><text:change-end text:change-id="ct154837296"/><text:span text:style-name="T1">program is slightly more powerful th</text:span><text:change-start text:change-id="ct154248968"/><text:span text:style-name="T1">a</text:span><text:change-end text:change-id="ct154248968"/><text:change text:change-id="ct154176184"/><text:span text:style-name="T1">n Add/Remove Programs. Not only can you can install programs and update your system, you can also manage the different repositories from which you can download programs.</text:span></text:p>
      <text:p text:style-name="P2"><text:span text:style-name="T1">To start Adept and begin to install new applications open up the </text:span><text:change text:change-id="ct153527632"/><text:change-start text:change-id="ct153924968"/><text:span text:style-name="T1">K menu</text:span><text:change-end text:change-id="ct153924968"/><text:change-start text:change-id="ct154185080"/><text:span text:style-name="T1">,</text:span><text:change-end text:change-id="ct154185080"/><text:span text:style-name="T1"> and move through the System folder to Adept</text:span><text:change-start text:change-id="ct154205128"/><text:span text:style-name="T1">. </text:span><text:change-end text:change-id="ct154205128"/><text:change text:change-id="ct154187648"/><text:span text:style-name="T1">The different sections can be seen in Figure 7-</text:span><text:change-start text:change-id="ct154461728"/><text:span text:style-name="T1">16</text:span><text:change-end text:change-id="ct154461728"/><text:change text:change-id="ct154415632"/><text:span text:style-name="T8"><office:annotation><dc:creator>Nancy</dc:creator><dc:date>2006-11-09T00:00:00</dc:date><text:p>Figure number verified.</text:p></office:annotation></text:span><text:span text:style-name="T1">.</text:span></text:p>
      <text:p text:style-name="P9"><text:span text:style-name="T9">***insert figure 7-</text:span><text:change-start text:change-id="ct154427592"/><text:span text:style-name="T9">16</text:span><text:change-end text:change-id="ct154427592"/><text:change text:change-id="ct154392544"/><text:span text:style-name="T9"> 07fig</text:span><text:change-start text:change-id="ct154433736"/><text:span text:style-name="T9">16</text:span><text:change-end text:change-id="ct154433736"/><text:change text:change-id="ct154292224"/><text:span text:style-name="T9">adept.png</text:span><text:span text:style-name="T36"><office:annotation><dc:creator>Nancy</dc:creator><dc:date>2006-11-09T00:00:00</dc:date><text:p>AU/PE: Requires attention.</text:p></office:annotation></text:span></text:p>
      <text:p text:style-name="P5"><text:span text:style-name="T7">Figure 7-</text:span><text:change-start text:change-id="ct154428648"/><text:span text:style-name="T7">16</text:span><text:change-end text:change-id="ct154428648"/><text:change text:change-id="ct154335952"/><text:span text:style-name="T23"><office:annotation><dc:creator>Nancy</dc:creator><dc:date>2006-11-09T00:00:00</dc:date><text:p>FN</text:p></office:annotation></text:span></text:p>
      <text:p text:style-name="P6"><text:span text:style-name="T4">Adept</text:span><text:span text:style-name="T5"><office:annotation><dc:creator>Nancy</dc:creator><dc:date>2006-11-09T00:00:00</dc:date><text:p>FC</text:p></office:annotation></text:span></text:p>
      <text:p text:style-name="P2"><text:span text:style-name="T1">Adept has an easy-to-use search feature that allows the user to quickly locate the application that needs to be installed. Simply locate the name of the application, click the drop down arrow, and select install. This will queue the package to be installed; simply clicking on apply changes will set up the application on the system. Unlike Microsoft Windows, Kubuntu is great about not forcing a system restart in order for the new application to work correctly.</text:span><text:span text:style-name="T8"><office:annotation><dc:creator>Nancy</dc:creator><dc:date>2006-11-09T00:00:00</dc:date><text:p>AU: This is redundant to earlier information. Is this supposed to be a caption for the graphic?</text:p></office:annotation></text:span></text:p>
      <text:p text:style-name="P34"><text:span text:style-name="T35">Note</text:span><text:span text:style-name="T33"><office:annotation><dc:creator>Nancy</dc:creator><dc:date>2006-11-09T00:00:00</dc:date><text:p>MH</text:p></office:annotation></text:span></text:p>
      <text:p text:style-name="P7"><text:span text:style-name="T2">A restart could be required if the version of KDE </text:span><text:change-start text:change-id="ct155480368"/><text:span text:style-name="T2">or the kernel </text:span><text:change-end text:change-id="ct155480368"/><text:span text:style-name="T2">is updated.</text:span><text:span text:style-name="T36"><office:annotation><dc:creator>Nancy</dc:creator><dc:date>2006-11-09T00:00:00</dc:date><text:p>MN</text:p></office:annotation></text:span></text:p>
      <text:p text:style-name="P2"><text:span text:style-name="T1">Packages are organized into four different groups or repositories: main, restricted, universe</text:span><text:change-start text:change-id="ct154155728"/><text:span text:style-name="T1">,</text:span><text:change-end text:change-id="ct154155728"/><text:span text:style-name="T1"> and multiverse. A standard installation will set up the system to install packages from the main repository. This repository contains applications that are free software, programs that allow for </text:span></text:p>
      <text:p text:style-name="P8"><text:span text:style-name="T1">complete redistribution and which are also fully supported by the Kubuntu team. When the user installs something from the main repository</text:span><text:change text:change-id="ct154143984"/><text:span text:style-name="T1"> he or she is guaranteed to receive security updates and support through the various venues. </text:span></text:p>
      <text:p text:style-name="P23">The restricted group of software is reserved for software that is commonly used and is supported by the Kubuntu team, even though they may not be able to change or update it. An example of software included here are binary videos drivers that some vendors publish. </text:p>
      <text:p text:style-name="P2"><text:span text:style-name="T1">Software in the universe repository is where almost every other known </text:span><text:change text:change-id="ct155408424"/><text:change-start text:change-id="ct155413536"/><text:span text:style-name="T1">Open Source</text:span><text:change-end text:change-id="ct155413536"/><text:span text:style-name="T1"> software application can be found. Software here comes with a variety of licenses</text:span><text:change-start text:change-id="ct154185984"/><text:span text:style-name="T1">,</text:span><text:change-end text:change-id="ct154185984"/><text:span text:style-name="T1"> and some might have restricted use in various countries</text:span><text:change-start text:change-id="ct154192000"/><text:span text:style-name="T1">. </text:span><text:change-end text:change-id="ct154192000"/><text:change text:change-id="ct154137712"/><text:change-start text:change-id="ct154192880"/><text:span text:style-name="T1">U</text:span><text:change-end text:change-id="ct154192880"/><text:span text:style-name="T1">sers should take care to ensure that they do not violate these restrictions. Items built and maintained in this group are put together by the </text:span><text:change text:change-id="ct154110256"/><text:span text:style-name="T1">Masters of the Universe</text:span><text:span text:style-name="T8"><office:annotation><dc:creator>Nancy</dc:creator><dc:date>2006-11-09T00:00:00</dc:date><text:p>AU: You K/Ubuntu guys are a funny lot!</text:p></office:annotation></text:span><text:change text:change-id="ct154061552"/><text:span text:style-name="T1"> (MOTU). However, there is no support from the core developers for these items. </text:span></text:p>
      <text:p text:style-name="P23">Anything from the multiverse repository contains software that is not free, which is defined by the Kubuntu Main Component License Policy. Software here is used at the user’s own risk.</text:p>
      <text:p text:style-name="P10"><text:span text:style-name="T7">Managing Repositories</text:span><text:span text:style-name="T33"><office:annotation><dc:creator>Nancy</dc:creator><dc:date>2006-11-09T00:00:00</dc:date><text:p>HB</text:p></office:annotation></text:span></text:p>
      <text:p text:style-name="P1"><text:span text:style-name="T1">With </text:span><text:change text:change-id="ct154844344"/><text:change-start text:change-id="ct154850896"/><text:span text:style-name="T1">Adept</text:span><text:change-end text:change-id="ct154850896"/><text:span text:style-name="T1">, you do not need to know how to manually edit a sources.list</text:span><text:change text:change-id="ct154120904"/><text:change-start text:change-id="ct154109472"/><text:span text:style-name="T1">. </text:span><text:change-end text:change-id="ct154109472"/><text:span text:style-name="T1">Adept can guide you through making these changes. From the File menu simply select Manage Repositories</text:span><text:change-start text:change-id="ct154133752"/><text:span text:style-name="T1">,</text:span><text:change-end text:change-id="ct154133752"/><text:span text:style-name="T1"> and you will see a window </text:span><text:change text:change-id="ct154083688"/><text:change-start text:change-id="ct154551848"/><text:span text:style-name="T1">that looks </text:span><text:change-end text:change-id="ct154551848"/><text:span text:style-name="T1">like </text:span><text:change-start text:change-id="ct154887624"/><text:span text:style-name="T1">the display in </text:span><text:change-end text:change-id="ct154887624"/><text:span text:style-name="T1">Figure 7-1</text:span><text:change-start text:change-id="ct154278784"/><text:span text:style-name="T1">7</text:span><text:change-end text:change-id="ct154278784"/><text:change text:change-id="ct154954376"/><text:span text:style-name="T8"><office:annotation><dc:creator>Nancy</dc:creator><dc:date>2006-11-09T00:00:00</dc:date><text:p>Figure number verified.</text:p></office:annotation></text:span><text:span text:style-name="T1">.</text:span></text:p>
      <text:p text:style-name="P9"><text:span text:style-name="T9">***insert Figure 7-1</text:span><text:change-start text:change-id="ct154291304"/><text:span text:style-name="T9">7</text:span><text:change-end text:change-id="ct154291304"/><text:change-start text:change-id="ct155495728"/><text:span text:style-name="T9"> </text:span><text:change-end text:change-id="ct155495728"/><text:change text:change-id="ct155495920"/><text:change text:change-id="ct155495248"/><text:change text:change-id="ct154374296"/><text:span text:style-name="T36"><office:annotation><dc:creator>Nancy</dc:creator><dc:date>2006-11-09T00:00:00</dc:date><text:p>AU/PE: Requires attention.</text:p></office:annotation></text:span><text:change-start text:change-id="ct155495632"/><text:span text:style-name="T36">07fig17repositories.png</text:span><text:change-end text:change-id="ct155495632"/></text:p>
      <text:p text:style-name="P5"><text:span text:style-name="T7">Figure 7-1</text:span><text:change-start text:change-id="ct154292392"/><text:span text:style-name="T7">7</text:span><text:change-end text:change-id="ct154292392"/><text:change text:change-id="ct154242864"/><text:span text:style-name="T23"><office:annotation><dc:creator>Nancy</dc:creator><dc:date>2006-11-09T00:00:00</dc:date><text:p>FC</text:p></office:annotation></text:span></text:p>
      <text:p text:style-name="P6"><text:span text:style-name="T4">Editing your repositories in Adept</text:span><text:span text:style-name="T5"><office:annotation><dc:creator>Nancy</dc:creator><dc:date>2006-11-09T00:00:00</dc:date><text:p>FN</text:p></office:annotation></text:span></text:p>
      <text:p text:style-name="P2"><text:span text:style-name="T1">To enable the universe repository, </text:span><text:change text:change-id="ct154085336"/><text:span text:style-name="T1">edit the repository labeled universe</text:span><text:change-start text:change-id="ct154828160"/><text:span text:style-name="T1">,</text:span><text:change-end text:change-id="ct154828160"/><text:span text:style-name="T1"> and remove the comments by following these </text:span><text:change text:change-id="ct154094664"/><text:span text:style-name="T1">steps.</text:span></text:p>
      <text:p text:style-name="P11"><text:span text:style-name="T1">1<text:tab/>Double</text:span><text:change text:change-id="ct154092976"/><text:change-start text:change-id="ct154125800"/><text:span text:style-name="T8">-c</text:span><text:change-end text:change-id="ct154125800"/><text:span text:style-name="T1">lick on the comment next to ##</text:span><text:a xlink:type="simple" xlink:href="http://us.archive.ubuntu.com/ubuntu"><text:span text:style-name="T34">http://us.archive.ubuntu.com/ubuntu</text:span></text:a><text:change-start text:change-id="ct154109304"/><text:span text:style-name="T1">,</text:span><text:change-end text:change-id="ct154109304"/><text:span text:style-name="T1"> and change the comment field to </text:span><text:change-start text:change-id="ct154126672"/><text:span text:style-name="T1">“</text:span><text:change-end text:change-id="ct154126672"/><text:span text:style-name="T1">deb.</text:span><text:change-start text:change-id="ct154113816"/><text:span text:style-name="T1">”</text:span><text:change-end text:change-id="ct154113816"/></text:p>
      <text:p text:style-name="P12"><text:span text:style-name="T1">2.<text:tab/>Double</text:span><text:change text:change-id="ct154101640"/><text:change-start text:change-id="ct154090608"/><text:span text:style-name="T8">-c</text:span><text:change-end text:change-id="ct154090608"/><text:span text:style-name="T1">lick on the actual address and remove the ## which acts to comment out the repository.</text:span></text:p>
      <text:p text:style-name="P12"><text:span text:style-name="T1">3.<text:tab/>Click </text:span><text:span text:style-name="T8"><office:annotation><dc:creator>Nancy</dc:creator><dc:date>2006-11-09T00:00:00</dc:date><text:p>NL</text:p></office:annotation></text:span><text:span text:style-name="T1">on Apply at the bottom to save your changes</text:span><text:change-start text:change-id="ct154059232"/><text:span text:style-name="T1">,</text:span><text:change-end text:change-id="ct154059232"/><text:span text:style-name="T1"> making your list look like that shown in Figure 7-1</text:span><text:change-start text:change-id="ct154273784"/><text:span text:style-name="T1">8</text:span><text:change-end text:change-id="ct154273784"/><text:change text:change-id="ct154946832"/><text:span text:style-name="T8"><office:annotation><dc:creator>Nancy</dc:creator><dc:date>2006-11-09T00:00:00</dc:date><text:p>Figure number verified.</text:p></office:annotation></text:span><text:span text:style-name="T1">.</text:span></text:p>
      <text:p text:style-name="P9"><text:span text:style-name="T9">***insert figure 7-1</text:span><text:change-start text:change-id="ct154293848"/><text:span text:style-name="T9">8</text:span><text:change-end text:change-id="ct154293848"/><text:change text:change-id="ct154722216"/><text:span text:style-name="T9"> </text:span><text:change-start text:change-id="ct155495536"/><text:span text:style-name="T9">07fig18sourceswithuniversenenabled.png</text:span><text:change-end text:change-id="ct155495536"/><text:change text:change-id="ct155495824"/><text:change text:change-id="ct154773048"/><text:change text:change-id="ct155496016"/><text:span text:style-name="T36"><office:annotation><dc:creator>Nancy</dc:creator><dc:date>2006-11-09T00:00:00</dc:date><text:p>AU/PE: Requires attention.</text:p></office:annotation></text:span></text:p>
      <text:p text:style-name="P5"><text:span text:style-name="T7">Figure 7-1</text:span><text:change-start text:change-id="ct154330440"/><text:span text:style-name="T7">8</text:span><text:change-end text:change-id="ct154330440"/><text:change text:change-id="ct154732944"/><text:span text:style-name="T23"><office:annotation><dc:creator>Nancy</dc:creator><dc:date>2006-11-09T00:00:00</dc:date><text:p>FN</text:p></office:annotation></text:span></text:p>
      <text:p text:style-name="P6"><text:span text:style-name="T4">Repositories with </text:span><text:change text:change-id="ct154688016"/><text:change-start text:change-id="ct154086080"/><text:span text:style-name="T4">universe</text:span><text:change-end text:change-id="ct154086080"/><text:span text:style-name="T4"> enabled</text:span><text:span text:style-name="T5"><office:annotation><dc:creator>Nancy</dc:creator><dc:date>2006-11-09T00:00:00</dc:date><text:p>FC</text:p></office:annotation></text:span></text:p>
      <text:p text:style-name="P12"><text:span text:style-name="T1">4.<text:tab/>Close </text:span><text:span text:style-name="T8"><office:annotation><dc:creator>Nancy</dc:creator><dc:date>2006-11-09T00:00:00</dc:date><text:p>NL</text:p></office:annotation></text:span><text:span text:style-name="T1">this window by clicking </text:span><text:change text:change-id="ct154206656"/><text:span text:style-name="T1">Close.</text:span></text:p>
      <text:p text:style-name="P13"><text:span text:style-name="T1">5.<text:tab/>Reload </text:span><text:span text:style-name="T8"><office:annotation><dc:creator>Nancy</dc:creator><dc:date>2006-11-09T00:00:00</dc:date><text:p>NL</text:p></office:annotation></text:span><text:span text:style-name="T1">your sources by click</text:span><text:change-start text:change-id="ct154098232"/><text:span text:style-name="T1">ing</text:span><text:change-end text:change-id="ct154098232"/><text:span text:style-name="T1"> </text:span><text:change text:change-id="ct154883824"/><text:span text:style-name="T1">Fetch Updates.</text:span></text:p>
      <text:p text:style-name="P2"><text:span text:style-name="T1">Sometimes there is the need to add repositories to your sources listing</text:span><text:change-start text:change-id="ct154089560"/><text:span text:style-name="T1">,</text:span><text:change-end text:change-id="ct154089560"/><text:span text:style-name="T1"> and that is done just as easily as enabling a repository.</text:span></text:p>
      <text:p text:style-name="P25"><text:span text:style-name="T1">1<text:tab/>Open </text:span><text:span text:style-name="T8"><office:annotation><dc:creator>Nancy</dc:creator><dc:date>2006-11-09T00:00:00</dc:date><text:p>NL</text:p></office:annotation></text:span><text:span text:style-name="T1">up Manage Repositories from the File Menu.</text:span></text:p>
      <text:p text:style-name="P28"><text:span text:style-name="T1">2.<text:tab/>Add </text:span><text:span text:style-name="T8"><office:annotation><dc:creator>Nancy</dc:creator><dc:date>2006-11-09T00:00:00</dc:date><text:p>NL &amp; align left</text:p></office:annotation></text:span><text:span text:style-name="T1">the necessary Repository.</text:span></text:p>
      <text:p text:style-name="P28"><text:span text:style-name="T1">3.<text:tab/>Click </text:span><text:span text:style-name="T8"><office:annotation><dc:creator>Nancy</dc:creator><dc:date>2006-11-09T00:00:00</dc:date><text:p>NL &amp; align left</text:p></office:annotation></text:span><text:span text:style-name="T1">on Apply and then Close to save your changes.</text:span></text:p>
      <text:p text:style-name="P13"><text:span text:style-name="T1">4.<text:tab/>Reload </text:span><text:span text:style-name="T8"><office:annotation><dc:creator>Nancy</dc:creator><dc:date>2006-11-09T00:00:00</dc:date><text:p>NL</text:p></office:annotation></text:span><text:span text:style-name="T1">your sources for the new repository by clicking on Fetch Updates.</text:span></text:p>
      <text:p text:style-name="P10"><text:span text:style-name="T7">Installing a Package</text:span><text:span text:style-name="T33"><office:annotation><dc:creator>Nancy</dc:creator><dc:date>2006-11-09T00:00:00</dc:date><text:p>HB</text:p></office:annotation></text:span></text:p>
      <text:p text:style-name="P1"><text:span text:style-name="T1">The easiest way to find the package you need to install on your system is to use the search function built into </text:span><text:change text:change-id="ct153948184"/><text:change-start text:change-id="ct154002904"/><text:span text:style-name="T1">Adept</text:span><text:change-end text:change-id="ct154002904"/><text:span text:style-name="T1">. After opening up </text:span><text:change text:change-id="ct153990264"/><text:change-start text:change-id="ct154085192"/><text:span text:style-name="T1">Adept </text:span><text:change-end text:change-id="ct154085192"/><text:span text:style-name="T1">and typing in the password, you will be presented with the main </text:span><text:change text:change-id="ct154023736"/><text:change-start text:change-id="ct154633000"/><text:span text:style-name="T1">Adept </text:span><text:change-end text:change-id="ct154633000"/><text:span text:style-name="T1">screen. Just type the name of the package you are looking for</text:span><text:change-start text:change-id="ct154580696"/><text:span text:style-name="T1">,</text:span><text:change-end text:change-id="ct154580696"/><text:span text:style-name="T1"> and Adept will display a listing of every package that includes what you are looking for (see Figure 7-1</text:span><text:change-start text:change-id="ct154356120"/><text:span text:style-name="T1">9</text:span><text:change-end text:change-id="ct154356120"/><text:change text:change-id="ct154767472"/><text:span text:style-name="T8"><office:annotation><dc:creator>Nancy</dc:creator><dc:date>2006-11-09T00:00:00</dc:date><text:p>Figure number verified.</text:p></office:annotation></text:span><text:span text:style-name="T1">).</text:span></text:p>
      <text:p text:style-name="P9"><text:span text:style-name="T9">***Insert figure 7-1</text:span><text:change-start text:change-id="ct154357808"/><text:span text:style-name="T9">9</text:span><text:change-end text:change-id="ct154357808"/><text:change text:change-id="ct154762528"/><text:span text:style-name="T9"> 07fig1</text:span><text:change-start text:change-id="ct154328528"/><text:span text:style-name="T9">9</text:span><text:change-end text:change-id="ct154328528"/><text:change text:change-id="ct154728560"/><text:span text:style-name="T9">searchingadept.png</text:span><text:span text:style-name="T36"><office:annotation><dc:creator>Nancy</dc:creator><dc:date>2006-11-09T00:00:00</dc:date><text:p>AU/PE: Requires attention.</text:p></office:annotation></text:span></text:p>
      <text:p text:style-name="P5"><text:span text:style-name="T7">Figure 7-1</text:span><text:change-start text:change-id="ct154333856"/><text:span text:style-name="T7">9</text:span><text:change-end text:change-id="ct154333856"/><text:change text:change-id="ct154742720"/><text:span text:style-name="T23"><office:annotation><dc:creator>Nancy</dc:creator><dc:date>2006-11-09T00:00:00</dc:date><text:p>FN</text:p></office:annotation></text:span></text:p>
      <text:p text:style-name="P6"><text:span text:style-name="T4">Using the search bar in Adept to find packages</text:span><text:span text:style-name="T5"><office:annotation><dc:creator>Nancy</dc:creator><dc:date>2006-11-09T00:00:00</dc:date><text:p>FC</text:p></office:annotation></text:span></text:p>
      <text:p text:style-name="P2"><text:span text:style-name="T1">Through the use of filters, Adept will help limit the package listing you are searching for. These filters include</text:span><text:change-start text:change-id="ct154037048"/><text:span text:style-name="T1">: </text:span><text:change-end text:change-id="ct154037048"/><text:change text:change-id="ct154840424"/><text:span text:style-name="T1">show packages that are not installed, show packages that are installed, </text:span><text:change text:change-id="ct154869888"/><text:change-start text:change-id="ct154207528"/><text:span text:style-name="T1">and </text:span><text:change-end text:change-id="ct154207528"/><text:span text:style-name="T1">show packages that are upgradeable.</text:span></text:p>
      <text:p text:style-name="P2"><text:span text:style-name="T1">Once the package has been found, click on the name or drop down arrow</text:span><text:change-start text:change-id="ct154693832"/><text:span text:style-name="T1">,</text:span><text:change-end text:change-id="ct154693832"/><text:span text:style-name="T1"> and Adept will display the description of the program and current version (see Figure 7-</text:span><text:change-start text:change-id="ct154334168"/><text:span text:style-name="T1">20</text:span><text:change-end text:change-id="ct154334168"/><text:change text:change-id="ct154734632"/><text:span text:style-name="T8"><office:annotation><dc:creator>Nancy</dc:creator><dc:date>2006-11-09T00:00:00</dc:date><text:p>Figure number verified.</text:p></office:annotation></text:span><text:span text:style-name="T1">).</text:span></text:p>
      <text:p text:style-name="P9"><text:span text:style-name="T9">***insert figure 7-</text:span><text:change-start text:change-id="ct154332208"/><text:span text:style-name="T9">20</text:span><text:change-end text:change-id="ct154332208"/><text:change text:change-id="ct154726200"/><text:span text:style-name="T9"> 07fig</text:span><text:change-start text:change-id="ct154328656"/><text:span text:style-name="T9">20</text:span><text:change-end text:change-id="ct154328656"/><text:change text:change-id="ct154726352"/><text:span text:style-name="T9">expandedadept.png</text:span><text:span text:style-name="T36"><office:annotation><dc:creator>Nancy</dc:creator><dc:date>2006-11-09T00:00:00</dc:date><text:p>AU/PE: Requires attention.</text:p></office:annotation></text:span></text:p>
      <text:p text:style-name="P5"><text:span text:style-name="T7">Figure 7-</text:span><text:change-start text:change-id="ct154343304"/><text:span text:style-name="T7">20</text:span><text:change-end text:change-id="ct154343304"/><text:change text:change-id="ct154749552"/><text:span text:style-name="T23"><office:annotation><dc:creator>Nancy</dc:creator><dc:date>2006-11-09T00:00:00</dc:date><text:p>FN</text:p></office:annotation></text:span></text:p>
      <text:p text:style-name="P6"><text:span text:style-name="T4">Expanded information regarding a specific package</text:span><text:span text:style-name="T5"><office:annotation><dc:creator>Nancy</dc:creator><dc:date>2006-11-09T00:00:00</dc:date><text:p>FC</text:p></office:annotation></text:span></text:p>
      <text:p text:style-name="P2"><text:span text:style-name="T1">At this time you will be presented with two options: </text:span><text:change text:change-id="ct153990696"/><text:span text:style-name="T1">install the package </text:span><text:change text:change-id="ct153988576"/><text:change-start text:change-id="ct154033872"/><text:span text:style-name="T1">and </text:span><text:change-end text:change-id="ct154033872"/><text:span text:style-name="T1">view the details of the package. Details will show more information including dependent packages and where the files will be installed.</text:span></text:p>
      <text:p text:style-name="P2"><text:span text:style-name="T1">Once an application is marked for installation, Adept will also mark all of the dependent files for installation as well. This will prevent what is referred to as “dependency hell</text:span><text:change-start text:change-id="ct154022872"/><text:span text:style-name="T1">” in which </text:span><text:change-end text:change-id="ct154022872"/><text:change text:change-id="ct153976456"/><text:span text:style-name="T1">not all of the required files are installed to get an application to function correctly. Notice that the requested action will change from “no change” to </text:span><text:change-start text:change-id="ct153961832"/><text:span text:style-name="T1">“</text:span><text:change-end text:change-id="ct153961832"/><text:span text:style-name="T1">install.</text:span><text:change-start text:change-id="ct154020688"/><text:span text:style-name="T1">”</text:span><text:change-end text:change-id="ct154020688"/><text:span text:style-name="T1"> Figure 7-1</text:span><text:change-start text:change-id="ct154231840"/><text:span text:style-name="T1">21</text:span><text:change-end text:change-id="ct154231840"/><text:change text:change-id="ct155337480"/><text:span text:style-name="T8"><office:annotation><dc:creator>Nancy</dc:creator><dc:date>2006-11-09T00:00:00</dc:date><text:p>Figure number verified.</text:p></office:annotation></text:span><text:span text:style-name="T1"> shows mysql-server (an </text:span><text:change text:change-id="ct153926736"/><text:change-start text:change-id="ct155413664"/><text:span text:style-name="T1">Open Source</text:span><text:change-end text:change-id="ct155413664"/><text:span text:style-name="T1"> database server) marked for installation.</text:span></text:p>
      <text:p text:style-name="P9"><text:span text:style-name="T9">***insert figure 7-</text:span><text:change-start text:change-id="ct154243272"/><text:span text:style-name="T9">21</text:span><text:change-end text:change-id="ct154243272"/><text:change text:change-id="ct154761464"/><text:span text:style-name="T9"> 07fig</text:span><text:change-start text:change-id="ct154268784"/><text:span text:style-name="T9">21</text:span><text:change-end text:change-id="ct154268784"/><text:change text:change-id="ct154262992"/><text:span text:style-name="T9">installadept.png </text:span><text:span text:style-name="T36"><office:annotation><dc:creator>Nancy</dc:creator><dc:date>2006-11-09T00:00:00</dc:date><text:p>AU/PE: Requires attention.</text:p></office:annotation></text:span></text:p>
      <text:p text:style-name="P5"><text:span text:style-name="T7">Figure 7-</text:span><text:change-start text:change-id="ct154303984"/><text:span text:style-name="T7">21</text:span><text:change-end text:change-id="ct154303984"/><text:change text:change-id="ct154729752"/><text:span text:style-name="T23"><office:annotation><dc:creator>Nancy</dc:creator><dc:date>2006-11-09T00:00:00</dc:date><text:p>FN</text:p></office:annotation></text:span></text:p>
      <text:p text:style-name="P6"><text:span text:style-name="T4">Installing mysql-server with Adept</text:span><text:span text:style-name="T5"><office:annotation><dc:creator>Nancy</dc:creator><dc:date>2006-11-09T00:00:00</dc:date><text:p>FC</text:p></office:annotation></text:span></text:p>
      <text:p text:style-name="P2"><text:span text:style-name="T1">A very important part of </text:span><text:change text:change-id="ct154106312"/><text:change-start text:change-id="ct154024840"/><text:span text:style-name="T1">installation </text:span><text:change-end text:change-id="ct154024840"/><text:span text:style-name="T1">packages through Adept is to make sure you </text:span><text:change text:change-id="ct154021416"/><text:change-start text:change-id="ct154025608"/><text:span text:style-name="T4">always</text:span><text:span text:style-name="T1"> </text:span><text:change-end text:change-id="ct154025608"/><text:span text:style-name="T1">preview the changes</text:span><text:change text:change-id="ct153990848"/><text:span text:style-name="T1"> by clicking on Preview Changes at the top</text:span><text:change text:change-id="ct154107136"/><text:span text:style-name="T1"> </text:span><text:span text:style-name="T4">before</text:span><text:span text:style-name="T1"> </text:span><text:change-start text:change-id="ct153993680"/><text:span text:style-name="T1">clicking </text:span><text:change-end text:change-id="ct153993680"/><text:span text:style-name="T1">Apply</text:span><text:change text:change-id="ct154100152"/><text:span text:style-name="T1"> Changes. Any changes marked can be undone up to the point of applying them simply by clicking </text:span><text:change text:change-id="ct154064720"/><text:change-start text:change-id="ct153967896"/><text:span text:style-name="T1">U</text:span><text:change-end text:change-id="ct153967896"/><text:span text:style-name="T1">ndo. Figure 7-</text:span><text:change-start text:change-id="ct154616560"/><text:span text:style-name="T1">22</text:span><text:change-end text:change-id="ct154616560"/><text:change text:change-id="ct154224592"/><text:span text:style-name="T8"><office:annotation><dc:creator>Nancy</dc:creator><dc:date>2006-11-09T00:00:00</dc:date><text:p>Figure number verified.</text:p></office:annotation></text:span><text:span text:style-name="T1"> shows the additional packages that will be installed along with the main package.</text:span></text:p>
      <text:p text:style-name="P9"><text:span text:style-name="T9">*** insert figure 7-</text:span><text:change-start text:change-id="ct154591248"/><text:span text:style-name="T9">22</text:span><text:change-end text:change-id="ct154591248"/><text:change text:change-id="ct154931904"/><text:span text:style-name="T9"> 07fig</text:span><text:change-start text:change-id="ct154672064"/><text:span text:style-name="T9">22</text:span><text:change-end text:change-id="ct154672064"/><text:change text:change-id="ct154390784"/><text:span text:style-name="T9">previewchanges.png</text:span><text:span text:style-name="T36"><office:annotation><dc:creator>Nancy</dc:creator><dc:date>2006-11-09T00:00:00</dc:date><text:p>AU/PE: Requires attention.</text:p></office:annotation></text:span></text:p>
      <text:p text:style-name="P5"><text:span text:style-name="T7">Figure 7-</text:span><text:change-start text:change-id="ct154721864"/><text:span text:style-name="T7">22</text:span><text:change-end text:change-id="ct154721864"/><text:change text:change-id="ct154575056"/><text:span text:style-name="T23"><office:annotation><dc:creator>Nancy</dc:creator><dc:date>2006-11-09T00:00:00</dc:date><text:p>FN</text:p></office:annotation></text:span></text:p>
      <text:p text:style-name="P6"><text:span text:style-name="T4">Previewing changes in Adept</text:span><text:span text:style-name="T5"><office:annotation><dc:creator>Nancy</dc:creator><dc:date>2006-11-09T00:00:00</dc:date><text:p>FC</text:p></office:annotation></text:span></text:p>
      <text:p text:style-name="P10"><text:span text:style-name="T7">Upgrading Kubuntu</text:span><text:span text:style-name="T33"><office:annotation><dc:creator>Nancy</dc:creator><dc:date>2006-11-09T00:00:00</dc:date><text:p>HB</text:p></office:annotation></text:span></text:p>
      <text:p text:style-name="P1"><text:span text:style-name="T1">If you are using the last release of Kubuntu, Kubuntu </text:span><text:change text:change-id="ct155479120"/><text:change-start text:change-id="ct155478832"/><text:span text:style-name="T1">6.06 </text:span><text:change-end text:change-id="ct155478832"/><text:span text:style-name="T1">(the </text:span><text:change text:change-id="ct155479024"/><text:change-start text:change-id="ct155478736"/><text:span text:style-name="T1">Dapper Drake</text:span><text:change-end text:change-id="ct155478736"/><text:span text:style-name="T1">), </text:span><text:change text:change-id="ct155336176"/><text:span text:style-name="T1">by </text:span><text:change-start text:change-id="ct154180512"/><text:span text:style-name="T1">simply </text:span><text:change-end text:change-id="ct154180512"/><text:span text:style-name="T1">editing the repositories you can upgrade </text:span><text:change text:change-id="ct154251312"/><text:span text:style-name="T1">to the most current </text:span><text:change text:change-id="ct154064936"/><text:change-start text:change-id="ct154167800"/><text:span text:style-name="T1">version</text:span><text:change-end text:change-id="ct154167800"/><text:span text:style-name="T1">. To change from </text:span><text:change text:change-id="ct155479216"/><text:change-start text:change-id="ct155478544"/><text:span text:style-name="T1">Dapper Drake</text:span><text:change-end text:change-id="ct155478544"/><text:change-start text:change-id="ct154945408"/><text:span text:style-name="T1"> </text:span><text:change-end text:change-id="ct154945408"/><text:span text:style-name="T1">to </text:span><text:change text:change-id="ct155478928"/><text:change-start text:change-id="ct155478640"/><text:span text:style-name="T1">Edgy Eft</text:span><text:change-end text:change-id="ct155478640"/><text:span text:style-name="T1">, change all references to </text:span><text:change text:change-id="ct154183280"/><text:change text:change-id="ct155479504"/><text:change-start text:change-id="ct155479312"/><text:span text:style-name="T1">Edgy</text:span><text:change-end text:change-id="ct155479312"/><text:span text:style-name="T1"> under Manage Repositories</text:span><text:change-start text:change-id="ct155305880"/><text:span text:style-name="T1">,</text:span><text:change-end text:change-id="ct155305880"/><text:span text:style-name="T1"> and save the changes. Make sure you reload the repositories to get all the updates by selecting Fetch Updates. After the information is downloaded</text:span><text:change text:change-id="ct153946960"/><text:span text:style-name="T1"> select Full Upgrade. That is it. No need to purchase a new </text:span><text:change text:change-id="ct155414312"/><text:change-start text:change-id="ct155387744"/><text:span text:style-name="T1">OS</text:span><text:change-end text:change-id="ct155387744"/><text:span text:style-name="T1">, no need to worry about how a new version will affect the budget</text:span><text:change-start text:change-id="ct154088648"/><text:span text:style-name="T1">. </text:span><text:change-end text:change-id="ct154088648"/><text:change text:change-id="ct154181592"/><text:change-start text:change-id="ct154212552"/><text:span text:style-name="T1">S</text:span><text:change-end text:change-id="ct154212552"/><text:span text:style-name="T1">imply upgrade to the latest and greatest Kubuntu. Now it is time to grab a cup of coffee, sit back, relax</text:span><text:change-start text:change-id="ct154992864"/><text:span text:style-name="T1">,</text:span><text:change-end text:change-id="ct154992864"/><text:span text:style-name="T1"> and watch the system upgrade as it will take a while to download all the changed packages and install them on the system. </text:span><text:change-start text:change-id="ct155479408"/><text:span text:style-name="T1">Once your system is done updating, restart your computer to be working on the latest version of KDE, new kernel updates and all the other edgy programs installed in this version.</text:span><text:change-end text:change-id="ct155479408"/></text:p>
      <text:p text:style-name="P10"><text:span text:style-name="T7">How to Keep the System Up-to-Date</text:span><text:span text:style-name="T33"><office:annotation><dc:creator>Nancy</dc:creator><dc:date>2006-11-09T00:00:00</dc:date><text:p>HB</text:p></office:annotation></text:span></text:p>
      <text:p text:style-name="P1"><text:span text:style-name="T1">Two parts of Adept, the Adept Updater and the Adept-Updater-Notifier, will help keep the system current</text:span><text:change text:change-id="ct153992840"/><text:change-start text:change-id="ct154094896"/><text:span text:style-name="T1"> </text:span><text:change-end text:change-id="ct154094896"/><text:span text:style-name="T1">with the latest fixes and updates. </text:span><text:change text:change-id="ct155101056"/><text:change text:change-id="ct153527120"/><text:change text:change-id="ct155115312"/><text:span text:style-name="T1">m. Like any software package</text:span><text:change text:change-id="ct154189432"/><text:span text:style-name="T1">, there are updates. However, Adept updater will help keep you current with the latest and greatest. Just as when installing new packages, the system will rarely have to be restarted for these changes to take effect.</text:span></text:p>
      <text:p text:style-name="P23">The Adept-Update-Notifier will periodically check for updates and will then allow the user to launch Adept-Updater and install the fixes. The application functions much like the Windows Update icon in Windows systems.</text:p>
      <text:p text:style-name="P2"><text:span text:style-name="T1">When there are updates available for your system a red triangle will appear in the taskbar. Clicking on it will launch </text:span><text:change text:change-id="ct154095560"/><text:change-start text:change-id="ct154668600"/><text:span text:style-name="T1">Adept</text:span><text:change-end text:change-id="ct154668600"/><text:span text:style-name="T1">-</text:span><text:change text:change-id="ct154102264"/><text:change-start text:change-id="ct154103960"/><text:span text:style-name="T1">Updater. A</text:span><text:change-end text:change-id="ct154103960"/><text:change text:change-id="ct154024616"/><text:span text:style-name="T1">fter </text:span><text:change text:change-id="ct153992416"/><text:change-start text:change-id="ct154119424"/><text:span text:style-name="T1">entering </text:span><text:change-end text:change-id="ct154119424"/><text:span text:style-name="T1">your password</text:span><text:change text:change-id="ct153988304"/><text:span text:style-name="T1"> the necessary updates will be downloaded and</text:span><text:change-start text:change-id="ct154705744"/><text:span text:style-name="T1"> the user will be </text:span><text:change-end text:change-id="ct154705744"/><text:change text:change-id="ct154706616"/><text:span text:style-name="T1">prompted</text:span><text:span text:style-name="T8"><office:annotation><dc:creator>Nancy</dc:creator><dc:date>2006-11-09T00:00:00</dc:date><text:p>AU: Do you mean the user will be prompted to install the updates?</text:p></office:annotation></text:span><text:span text:style-name="T1"> for installation.</text:span></text:p>
      <text:p text:style-name="P35"><text:change-start text:change-id="ct155288808"/>System Settings<text:change-end text:change-id="ct155288808"/></text:p>
      <text:p text:style-name="P14"><text:change text:change-id="ct155302368"/></text:p>
      <text:p text:style-name="P36"/>
      <text:p text:style-name="P1"><text:change-start text:change-id="ct155488912"/><text:span text:style-name="T1">The System Settings application (see Figure 7-23) has been updated and reworked for better usability for Kubuntu 6.10. <text:s/>This program allows users to make many changes to the system including setting Sound, User Accounts, Mouse Behavior, and other settings on the network. <text:s/>For those familiar with using KDE, System Settings replaces the K Control Center. <text:s/>However the application is still there and can be run by hitting Alt+F2 for the run command and typing in Kcontrol</text:span><text:change-end text:change-id="ct155488912"/><text:change-start text:change-id="ct155308344"/><text:span text:style-name="T1">.</text:span><text:change-end text:change-id="ct155308344"/><text:change-start text:change-id="ct155489008"/><text:span text:style-name="T1"> </text:span><text:change-end text:change-id="ct155489008"/><text:change text:change-id="ct155165496"/></text:p>
      <text:p text:style-name="P36"/>
      <text:p text:style-name="P36"><text:change-start text:change-id="ct155489104"/>***insert figure 7-23 systemsettings.png<text:change-end text:change-id="ct155489104"/></text:p>
      <text:p text:style-name="P36"/>
      <text:p text:style-name="P37"><text:change-start text:change-id="ct155489200"/>Figure 7-23<text:change-end text:change-id="ct155489200"/></text:p>
      <text:p text:style-name="P36"/>
      <text:p text:style-name="P38"><text:change-start text:change-id="ct155489296"/>The System Settings applications<text:change-end text:change-id="ct155489296"/></text:p>
      <text:p text:style-name="P39"/>
      <text:p text:style-name="P17"><text:change-start text:change-id="ct155489392"/><text:tab/>System Settings can be found in the K Menu or by typing System Settings in Katapult. <text:s/>When making changes, there will be times that you will be prompted to enter your password. <text:s/>These changes are system-wide and will affect all users of the Kubuntu system and can be made by entering Administration Mode.<text:change-end text:change-id="ct155489392"/></text:p>
      <text:p text:style-name="P17"/>
      <text:p text:style-name="P1"><text:change-start text:change-id="ct154745416"/><text:span text:style-name="T1"><text:tab/></text:span><text:change-end text:change-id="ct154745416"/><text:change text:change-id="ct154743776"/><text:change-start text:change-id="ct155489488"/><text:span text:style-name="T1">System Settings is divided in two sections: General and Advanced and then each section is further divided into other subsections based on tasks. <text:s/>The General sections are Personal, Look &amp; Feel, Computer Administration, and Network and Connectivity. <text:s/>The Advanced sections are System Administration and Advanced User Settings.</text:span></text:p>
      <text:p text:style-name="P2"><text:span text:style-name="T1"><text:tab/>When moving through the different options, to return to the main screen, be sure to select Show All instead of closing out the application. </text:span><text:change-end text:change-id="ct155489488"/><text:change text:change-id="ct155299816"/><text:change-start text:change-id="ct155488816"/><text:span text:style-name="T1">This is a common mistake and may take some getting used to. </text:span><text:change-end text:change-id="ct155488816"/><text:change text:change-id="ct155087648"/><text:change-start text:change-id="ct155488720"/><text:span text:style-name="T1">Selecting this option, will return the user to the main System Settings window.</text:span><text:change-end text:change-id="ct155488720"/><text:change text:change-id="ct155490928"/><text:change text:change-id="ct155405952"/><text:change text:change-id="ct155490832"/><text:change text:change-id="ct155410744"/><text:change text:change-id="ct155490640"/><text:change text:change-id="ct155074728"/><text:change text:change-id="ct155490736"/><text:change text:change-id="ct153532368"/><text:change text:change-id="ct155490544"/><text:change text:change-id="ct153910680"/><text:change text:change-id="ct155480656"/><text:change text:change-id="ct153910552"/><text:change text:change-id="ct155480464"/><text:change text:change-id="ct153910424"/><text:change text:change-id="ct155480752"/><text:change text:change-id="ct153910296"/><text:change text:change-id="ct155480848"/><text:change text:change-id="ct153910168"/><text:change text:change-id="ct155480560"/><text:change text:change-id="ct155489584"/><text:change text:change-id="ct153910040"/><text:change text:change-id="ct155489680"/><text:change text:change-id="ct155348392"/><text:change text:change-id="ct155489776"/><text:change text:change-id="ct154096616"/><text:change text:change-id="ct155489872"/><text:change text:change-id="ct154096488"/><text:change text:change-id="ct155489968"/></text:p>
      <text:p text:style-name="P9"><text:change text:change-id="ct155490352"/><text:change text:change-id="ct155076496"/><text:change text:change-id="ct155490448"/><text:change text:change-id="ct155479600"/><text:change text:change-id="ct155490256"/><text:change text:change-id="ct154095656"/><text:change text:change-id="ct153542360"/><text:change text:change-id="ct155490064"/><text:change text:change-id="ct154190304"/><text:change text:change-id="ct155490160"/><text:span text:style-name="T7"/></text:p>
      <text:p text:style-name="P40"><text:change-start text:change-id="ct155161184"/>Personal<text:change-end text:change-id="ct155161184"/></text:p>
      <text:p text:style-name="P41"><text:change text:change-id="ct155222264"/><text:span text:style-name="T16"/></text:p>
      <text:p text:style-name="P8"><text:change-start text:change-id="ct155480944"/><text:span text:style-name="T1">Changes made in the Personal</text:span><text:change-end text:change-id="ct155480944"/><text:change-start text:change-id="ct155481040"/><text:span text:style-name="T1"> </text:span><text:change-end text:change-id="ct155481040"/><text:change-start text:change-id="ct155481136"/><text:span text:style-name="T1">section allow you to change </text:span><text:change-end text:change-id="ct155481136"/><text:change-start text:change-id="ct155481232"/><text:span text:style-name="T1">Regional and Language, Accessibility, the Default Applications, and information </text:span><text:change-end text:change-id="ct155481232"/><text:change-start text:change-id="ct155481328"/><text:span text:style-name="T1">about your user, including changing your password.</text:span><text:change-end text:change-id="ct155481328"/><text:change text:change-id="ct155300696"/></text:p>
      <text:p text:style-name="P40"><text:change-start text:change-id="ct155183976"/>Look and Feel<text:change-end text:change-id="ct155183976"/></text:p>
      <text:p text:style-name="P18"><text:change text:change-id="ct155285096"/></text:p>
      <text:p text:style-name="P8"><text:change-start text:change-id="ct155481424"/><text:span text:style-name="T1">Under this section, you can really customize your Kubuntu section and really personalize it. <text:s/>Included in this section is the ability</text:span><text:change-end text:change-id="ct155481424"/><text:change-start text:change-id="ct155481520"/><text:span text:style-name="T1"> to customize your Desktop, as discussed earlier in this chapter.</text:span><text:change-end text:change-id="ct155481520"/><text:change-start text:change-id="ct155481616"/><text:span text:style-name="T1"> <text:s/>A new addition to Kubuntu </text:span><text:change-end text:change-id="ct155481616"/><text:change-start text:change-id="ct155481808"/><text:span text:style-name="T1">6.10 is the ability to change the splash screen that is displayed after you login (see </text:span><text:change-end text:change-id="ct155481808"/><text:change-start text:change-id="ct155306784"/><text:span text:style-name="T1">F</text:span><text:change-end text:change-id="ct155306784"/><text:change text:change-id="ct155303256"/><text:change-start text:change-id="ct155481712"/><text:span text:style-name="T1">igure 7-24.</text:span><text:change-end text:change-id="ct155481712"/><text:change-start text:change-id="ct154724856"/><text:span text:style-name="T1">)</text:span><text:change-end text:change-id="ct154724856"/><text:change-start text:change-id="ct155301568"/><text:span text:style-name="T1">.</text:span><text:change-end text:change-id="ct155301568"/></text:p>
      <text:p text:style-name="P9"><text:change-start text:change-id="ct154263864"/><text:span text:style-name="T9">***insert figure 7-24 07fig24splash.png</text:span><text:span text:style-name="T36"><office:annotation><dc:creator>Nancy</dc:creator><dc:date>2006-11-09T00:00:00</dc:date><text:p>AU/PE: Requires attention.</text:p></office:annotation></text:span><text:change-end text:change-id="ct154263864"/><text:change-start text:change-id="ct154683544"/></text:p>
      <text:p text:style-name="P37">Figure 7-24</text:p>
      <text:p text:style-name="P39">Customizing the Splash Screen<text:change-end text:change-id="ct154683544"/></text:p>
      <text:p text:style-name="P19"><text:change text:change-id="ct154716472"/></text:p>
      <text:p text:style-name="P19"><text:change text:change-id="ct154129856"/></text:p>
      <text:p text:style-name="P16"/>
      <text:p text:style-name="P1"><text:change text:change-id="ct155482192"/><text:change text:change-id="ct154110352"/><text:span text:style-name="T1"/></text:p>
      <text:p text:style-name="P40"><text:change-start text:change-id="ct155220200"/>Computer Administration<text:change-end text:change-id="ct155220200"/></text:p>
      <text:p text:style-name="P20"><text:change text:change-id="ct155224272"/><text:change-start text:change-id="ct155481904"/></text:p>
      <text:p text:style-name="P1"><text:span text:style-name="T1">The computer administration section of System Settings allows you to change functions such as the Date &amp; Time, how the Keyboard &amp; Mouse behaves.</text:span><text:change-end text:change-id="ct155481904"/><text:change-start text:change-id="ct155482000"/><text:span text:style-name="T1"> <text:s/>An area where a lot of work has been </text:span><text:change-end text:change-id="ct155482000"/><text:change-start text:change-id="ct155482096"/><text:span text:style-name="T1">for 6.10 is the </text:span><text:change-end text:change-id="ct155482096"/><text:change-start text:change-id="ct155482672"/><text:span text:style-name="T1">Printer section, where the ability to share printers has been made </text:span><text:change-end text:change-id="ct155482672"/><text:change text:change-id="ct154542424"/><text:change-start text:change-id="ct154573624"/><text:span text:style-name="T1">simpler</text:span><text:change-end text:change-id="ct154573624"/><text:change-start text:change-id="ct155482576"/><text:span text:style-name="T1">.</text:span><text:change-end text:change-id="ct155482576"/><text:span text:style-name="T1"> Upon selecting Printers, the </text:span><text:change text:change-id="ct153911064"/><text:span text:style-name="T1">Common </text:span><text:change text:change-id="ct153955576"/><text:change text:change-id="ct155393976"/><text:change-start text:change-id="ct153961128"/><text:span text:style-name="T1">UNIX Print</text:span><text:change-end text:change-id="ct153961128"/><text:span text:style-name="T1"> System</text:span><text:change text:change-id="ct153910936"/><text:change-start text:change-id="ct153910808"/><text:span text:style-name="T1"> (CUPS) </text:span><text:change-end text:change-id="ct153910808"/><text:span text:style-name="T1">will initialize and </text:span><text:change text:change-id="ct153911576"/><text:span text:style-name="T1">enable control of the printing subsystem. Figure 7-</text:span><text:change-start text:change-id="ct155496112"/><text:span text:style-name="T1">25</text:span><text:change-end text:change-id="ct155496112"/><text:change text:change-id="ct154603488"/><text:span text:style-name="T1"> </text:span><text:span text:style-name="T8"><office:annotation><dc:creator>Nancy</dc:creator><dc:date>2006-11-09T00:00:00</dc:date><text:p>Figure number verified.</text:p></office:annotation></text:span><text:span text:style-name="T1">shows the printer window open.</text:span></text:p>
      <text:p text:style-name="P9"><text:span text:style-name="T9">***insert figure 7-</text:span><text:change-start text:change-id="ct154727888"/><text:span text:style-name="T9">2</text:span><text:change-end text:change-id="ct154727888"/><text:change-start text:change-id="ct154720056"/><text:span text:style-name="T9">5</text:span><text:change-end text:change-id="ct154720056"/><text:change text:change-id="ct154605136"/><text:change text:change-id="ct154130312"/><text:span text:style-name="T9"> 07fig</text:span><text:change-start text:change-id="ct155496304"/><text:span text:style-name="T9">25</text:span><text:change-end text:change-id="ct155496304"/><text:change text:change-id="ct154850120"/><text:span text:style-name="T9">printers.png</text:span><text:span text:style-name="T36"><office:annotation><dc:creator>Nancy</dc:creator><dc:date>2006-11-09T00:00:00</dc:date><text:p>AU/PE: Requires attention.</text:p></office:annotation></text:span></text:p>
      <text:p text:style-name="P5"><text:span text:style-name="T7">Figure 7-</text:span><text:change-start text:change-id="ct155496592"/><text:span text:style-name="T7">25</text:span><text:change-end text:change-id="ct155496592"/><text:change text:change-id="ct154389408"/><text:span text:style-name="T23"><office:annotation><dc:creator>Nancy</dc:creator><dc:date>2006-11-09T00:00:00</dc:date><text:p>FN</text:p></office:annotation></text:span></text:p>
      <text:p text:style-name="P6"><text:span text:style-name="T4">The printer window</text:span><text:span text:style-name="T5"><office:annotation><dc:creator>Nancy</dc:creator><dc:date>2006-11-09T00:00:00</dc:date><text:p>FC</text:p></office:annotation></text:span></text:p>
      <text:p text:style-name="P2"><text:span text:style-name="T1">To add a printer</text:span><text:change text:change-id="ct153911448"/><text:span text:style-name="T1"> </text:span><text:change text:change-id="ct153911320"/><text:span text:style-name="T1">select Add</text:span><text:change-start text:change-id="ct153911192"/><text:span text:style-name="T1">,</text:span><text:change-end text:change-id="ct153911192"/><text:span text:style-name="T1"> and follow the guide for configuring the printer. CUPS can print to a locally attached printer, a network attached printer, or ever a printer shared out through a Windows print server. For some of the changes made at this level, the user will need to enter administration mode through use of your password.</text:span></text:p>
      <text:p text:style-name="P2"><text:change text:change-id="ct155482960"/><text:change-start text:change-id="ct155482480"/><text:span text:style-name="T1">More work in</text:span><text:change-end text:change-id="ct155482480"/><text:span text:style-name="T1"> this version of Kubuntu </text:span><text:change text:change-id="ct155186192"/><text:span text:style-name="T1">6.</text:span><text:change-start text:change-id="ct155482384"/><text:span text:style-name="T1">10</text:span><text:change-end text:change-id="ct155482384"/><text:change text:change-id="ct155482864"/><text:span text:style-name="T1"> </text:span><text:change text:change-id="ct155482768"/><text:change-start text:change-id="ct155482288"/><text:span text:style-name="T1">has been done with the ability to confi</text:span><text:change-end text:change-id="ct155482288"/><text:change-start text:change-id="ct155483152"/><text:span text:style-name="T1">gure</text:span><text:change-end text:change-id="ct155483152"/><text:span text:style-name="T1"> how the graphical system displays. Kubuntu provides an </text:span><text:change text:change-id="ct153917416"/><text:change-start text:change-id="ct153916520"/><text:span text:style-name="T1">easy-to-use</text:span><text:change-end text:change-id="ct153916520"/><text:span text:style-name="T1"> graphical tool (Display) to help manage the X window configuration. Now it is no longer a painful process to change your screen size or resolution, but can be </text:span><text:change-start text:change-id="ct153911704"/><text:span text:style-name="T1">easily </text:span><text:change-end text:change-id="ct153911704"/><text:span text:style-name="T1">done through the system settings window.</text:span><text:change-start text:change-id="ct154942072"/><text:span text:style-name="T1"> </text:span><text:change-end text:change-id="ct154942072"/></text:p>
      <text:p text:style-name="P2"><text:change-start text:change-id="ct155488528"/><text:span text:style-name="T1">In the users and groups section you can manage who will be able to access the system and what groups they belong to. If you would like more then one person to be able to access the sudo</text:span><text:span text:style-name="T36"><office:annotation><dc:creator>Nancy</dc:creator><dc:date>2006-11-09T00:00:00</dc:date><text:p>CD</text:p></office:annotation></text:span><text:span text:style-name="T1"> account, add that individual to the admin group. However, you will need access to the sudo </text:span><text:span text:style-name="T36"><office:annotation><dc:creator>Nancy</dc:creator><dc:date>2006-11-09T00:00:00</dc:date><text:p>CD</text:p></office:annotation></text:span><text:span text:style-name="T1">password to make any changes here. </text:span></text:p>
      <text:p text:style-name="P8"><text:span text:style-name="T1"><text:s text:c="3"/>The process of adding and changing users has been simplified to help you out. Figure 7-2</text:span><text:change-end text:change-id="ct155488528"/><text:change-start text:change-id="ct154089736"/><text:span text:style-name="T1">6</text:span><text:change-end text:change-id="ct154089736"/><text:change text:change-id="ct154089960"/><text:change-start text:change-id="ct155488624"/><text:span text:style-name="T1"> </text:span><text:span text:style-name="T8"><office:annotation><dc:creator>Nancy</dc:creator><dc:date>2006-11-09T00:00:00</dc:date><text:p>Figure number verified.</text:p></office:annotation></text:span><text:span text:style-name="T1">shows this process.</text:span></text:p>
      <text:p text:style-name="P9"><text:span text:style-name="T9">***insert figure 7-26 07fig26newusers.png</text:span><text:span text:style-name="T36"><office:annotation><dc:creator>Nancy</dc:creator><dc:date>2006-11-09T00:00:00</dc:date><text:p>AU/PE: Requires attention.</text:p></office:annotation></text:span></text:p>
      <text:p text:style-name="P5"><text:span text:style-name="T20">Figure </text:span><text:change-end text:change-id="ct155488624"/><text:change-start text:change-id="ct155496496"/><text:span text:style-name="T20">7-26</text:span><text:change-end text:change-id="ct155496496"/></text:p>
      <text:p text:style-name="P42"><text:change-start text:change-id="ct155182032"/>New Users <text:change-end text:change-id="ct155182032"/></text:p>
      <text:p text:style-name="P15"><text:change-start text:change-id="ct155483248"/><text:span text:style-name="T4">Network and Connectivity</text:span><text:change-end text:change-id="ct155483248"/><text:change text:change-id="ct155483344"/><text:span text:style-name="T30"><office:annotation><dc:creator>Nancy</dc:creator><dc:date>2006-11-09T00:00:00</dc:date><text:p>HC</text:p></office:annotation></text:span></text:p>
      <text:p text:style-name="P1"><text:span text:style-name="T1">In this section of System Settings, the user can make changes that affect how the system operates on a network. For those </text:span><text:change text:change-id="ct153911960"/><text:change-start text:change-id="ct153911832"/><text:span text:style-name="T1">who </text:span><text:change-end text:change-id="ct153911832"/><text:span text:style-name="T1">use a wireless network, there is a good chance that the network card will be detected during installation. This can be managed here as well.</text:span></text:p>
      <text:p text:style-name="P2"><text:change text:change-id="ct155483440"/><text:span text:style-name="T1"><text:s/>Kubuntu</text:span><text:change-start text:change-id="ct155483056"/><text:span text:style-name="T1"> 6.10 has i</text:span><text:change-end text:change-id="ct155483056"/><text:change-start text:change-id="ct155483536"/><text:span text:style-name="T1">mproved</text:span><text:change-end text:change-id="ct155483536"/><text:change text:change-id="ct155483632"/><text:span text:style-name="T1"> the capability to run Zeroconf Discovery. Zeroconf allows computers to communicate on a network without any kind of configuration. This utility will discover the different services that are running on any computer that is available on any of the network connections. For example, Zeroconf comes into play when multiple users want to connect two laptops to each other via a cross-over cable to transfer a file or play a network game.</text:span></text:p>
      <text:p text:style-name="P2"><text:span text:style-name="T1">Kubuntu can also be set up to share files and sessions across the network. By selecting Sharing, a new window will open up allowing the user to manage desktop sharing, file sharing</text:span><text:change-start text:change-id="ct153536984"/><text:span text:style-name="T1">,</text:span><text:change-end text:change-id="ct153536984"/><text:span text:style-name="T1"> and even local network browsing. If desktop sharing is enabled, others can connect to the first user’s Kubuntu and see what is happening on that desktop. This is a great utility for those trying to support and troubleshoot other computers. File sharing and local network browsing enable the system to act as </text:span><text:change text:change-id="ct153537368"/><text:change-start text:change-id="ct153537112"/><text:span text:style-name="T1">mini-</text:span><text:change-end text:change-id="ct153537112"/><text:span text:style-name="T1">file server and provide outside access to files on the system. </text:span></text:p>
      <text:p text:style-name="P2"><text:span text:style-name="T1">A lot of information can be modified under the Network section, but be careful</text:span><text:change text:change-id="ct153537496"/><text:change-start text:change-id="ct153537240"/><text:span text:style-name="T1">. U</text:span><text:change-end text:change-id="ct153537240"/><text:span text:style-name="T1">sers can drastically change how the system functions and may accidentally make a change that will prevent Internet access. See Figure 7-</text:span><text:change-start text:change-id="ct154639280"/><text:span text:style-name="T1">2</text:span><text:change-end text:change-id="ct154639280"/><text:change text:change-id="ct154039664"/><text:change text:change-id="ct155103624"/><text:change-start text:change-id="ct155496400"/><text:span text:style-name="T1">7</text:span><text:change-end text:change-id="ct155496400"/><text:span text:style-name="T1"> </text:span><text:span text:style-name="T8"><office:annotation><dc:creator>Nancy</dc:creator><dc:date>2006-11-09T00:00:00</dc:date><text:p>Figure number verified.</text:p></office:annotation></text:span><text:span text:style-name="T1">for an example of how this looks. </text:span></text:p>
      <text:p text:style-name="P9"><text:span text:style-name="T9">***insert figure 7-</text:span><text:change-start text:change-id="ct155401880"/><text:span text:style-name="T9">2</text:span><text:change-end text:change-id="ct155401880"/><text:change-start text:change-id="ct154157472"/><text:span text:style-name="T9">7</text:span><text:change-end text:change-id="ct154157472"/><text:change text:change-id="ct155384528"/><text:change text:change-id="ct154040536"/><text:span text:style-name="T9"> 07fig</text:span><text:change text:change-id="ct154245040"/><text:change-start text:change-id="ct155496208"/><text:span text:style-name="T9">27</text:span><text:change-end text:change-id="ct155496208"/><text:span text:style-name="T9">networksettings.png</text:span><text:span text:style-name="T36"><office:annotation><dc:creator>Nancy</dc:creator><dc:date>2006-11-09T00:00:00</dc:date><text:p>AU/PE: Requires attention.</text:p></office:annotation></text:span></text:p>
      <text:p text:style-name="P5"><text:span text:style-name="T7">Figure 7-</text:span><text:change text:change-id="ct155005096"/><text:change-start text:change-id="ct155496784"/><text:span text:style-name="T7">27</text:span><text:change-end text:change-id="ct155496784"/><text:span text:style-name="T23"><office:annotation><dc:creator>Nancy</dc:creator><dc:date>2006-11-09T00:00:00</dc:date><text:p>FN</text:p></office:annotation></text:span></text:p>
      <text:p text:style-name="P6"><text:span text:style-name="T4">The </text:span><text:change text:change-id="ct153538136"/><text:change-start text:change-id="ct153537624"/><text:span text:style-name="T4">network </text:span><text:change-end text:change-id="ct153537624"/><text:span text:style-name="T4">section</text:span><text:span text:style-name="T5"><office:annotation><dc:creator>Nancy</dc:creator><dc:date>2006-11-09T00:00:00</dc:date><text:p>FC</text:p></office:annotation></text:span></text:p>
      <text:p text:style-name="P2"><text:span text:style-name="T1">When installing Kubuntu, the installer asked some questions that set up basic networking</text:span><text:change-start text:change-id="ct153537752"/><text:span text:style-name="T1">, including </text:span><text:change-end text:change-id="ct153537752"/><text:change text:change-id="ct153538264"/><text:span text:style-name="T1"><text:s/>whether or not the IP address would be static or dynamic, the default gateway</text:span><text:change-start text:change-id="ct153537880"/><text:span text:style-name="T1">,</text:span><text:change-end text:change-id="ct153537880"/><text:span text:style-name="T1"> and other necessary information. All of these options can be changed here. Any changes made to this section require your user password. In this section</text:span><text:change text:change-id="ct155409608"/><text:change-start text:change-id="ct154251824"/><text:span text:style-name="T1"> </text:span><text:change-end text:change-id="ct154251824"/><text:span text:style-name="T1">the user can make changes to the network interfaces, the routes, how </text:span><text:change text:change-id="ct153538392"/><text:span text:style-name="T1">Domain Name System</text:span><text:change text:change-id="ct153538520"/><text:change-start text:change-id="ct153538008"/><text:span text:style-name="T1"> (DNS) <text:s/></text:span><text:change-end text:change-id="ct153538008"/><text:span text:style-name="T1">is set up, and create additional network profiles (See Figure 7-</text:span><text:change-start text:change-id="ct155496688"/><text:span text:style-name="T1">28</text:span><text:change-end text:change-id="ct155496688"/><text:change text:change-id="ct155005936"/><text:span text:style-name="T8"><office:annotation><dc:creator>Nancy</dc:creator><dc:date>2006-11-09T00:00:00</dc:date><text:p>Figure number verified.</text:p></office:annotation></text:span><text:span text:style-name="T1">). Making all these changes used to require knowledge of the command line, but now it can all be </text:span><text:change text:change-id="ct153540440"/><text:change-start text:change-id="ct153538904"/><text:span text:style-name="T1">managed </text:span><text:change-end text:change-id="ct153538904"/><text:span text:style-name="T1">within Kubuntu. </text:span></text:p>
      <text:p text:style-name="P9"><text:span text:style-name="T9">***insert figure 7-</text:span><text:change-start text:change-id="ct155370776"/><text:span text:style-name="T9">2</text:span><text:change-end text:change-id="ct155370776"/><text:change-start text:change-id="ct154005296"/><text:span text:style-name="T9">8</text:span><text:change-end text:change-id="ct154005296"/><text:change text:change-id="ct154945712"/><text:change text:change-id="ct155333888"/><text:span text:style-name="T9"> 07fig</text:span><text:change text:change-id="ct154911752"/><text:change-start text:change-id="ct155496880"/><text:span text:style-name="T9">28</text:span><text:change-end text:change-id="ct155496880"/><text:span text:style-name="T9">changingdns.png</text:span><text:span text:style-name="T36"><office:annotation><dc:creator>Nancy</dc:creator><dc:date>2006-11-09T00:00:00</dc:date><text:p>AU/PE: Requires attention.</text:p></office:annotation></text:span></text:p>
      <text:p text:style-name="P5"><text:span text:style-name="T7">Figure 7-</text:span><text:change text:change-id="ct154899560"/><text:change-start text:change-id="ct155496976"/><text:span text:style-name="T7">28</text:span><text:change-end text:change-id="ct155496976"/><text:span text:style-name="T23"><office:annotation><dc:creator>Nancy</dc:creator><dc:date>2006-11-09T00:00:00</dc:date><text:p>FN</text:p></office:annotation></text:span></text:p>
      <text:p text:style-name="P6"><text:span text:style-name="T4">Configuring a network interface</text:span><text:span text:style-name="T5"><office:annotation><dc:creator>Nancy</dc:creator><dc:date>2006-11-09T00:00:00</dc:date><text:p>FC</text:p></office:annotation></text:span></text:p>
      <text:p text:style-name="P2"><text:span text:style-name="T1">The first tab on the network settings window allows configuration of the different interfaces and determining if the addressing will be static or dynamic. </text:span><text:change-start text:change-id="ct153539160"/><text:span text:style-name="T1">Going left to right, </text:span><text:change-end text:change-id="ct153539160"/><text:change text:change-id="ct153540184"/><text:change-start text:change-id="ct153539288"/><text:span text:style-name="T1">t</text:span><text:change-end text:change-id="ct153539288"/><text:span text:style-name="T1">he next tab</text:span><text:change-start text:change-id="ct153539416"/><text:span text:style-name="T1"> </text:span><text:change-end text:change-id="ct153539416"/><text:change text:change-id="ct153539928"/><text:span text:style-name="T1">allows changes to the default route and which interface to use. Instead of having to manually edit a host file, under the DNS tab</text:span><text:change text:change-id="ct153540056"/><text:change-start text:change-id="ct153539032"/><text:span text:style-name="T1"> you </text:span><text:change-end text:change-id="ct153539032"/><text:span text:style-name="T1">can set up different static host names and entries. </text:span><text:change-start text:change-id="ct153538776"/><text:span text:style-name="T1">This is </text:span><text:change-end text:change-id="ct153538776"/><text:change text:change-id="ct153540568"/><text:change-start text:change-id="ct153538648"/><text:span text:style-name="T1">a</text:span><text:change-end text:change-id="ct153538648"/><text:span text:style-name="T1">ll </text:span><text:change text:change-id="ct153540312"/><text:span text:style-name="T1">information </text:span><text:change-start text:change-id="ct153539544"/><text:span text:style-name="T1">that you set up during </text:span><text:change-end text:change-id="ct153539544"/><text:change text:change-id="ct153539800"/><text:span text:style-name="T1">installation, but it can </text:span><text:change-start text:change-id="ct153539672"/><text:span text:style-name="T1">later </text:span><text:change-end text:change-id="ct153539672"/><text:span text:style-name="T1">be changed here.</text:span></text:p>
      <text:p text:style-name="P2"><text:span text:style-name="T1">Setting up and changing how your system works use</text:span><text:change text:change-id="ct155175232"/><text:span text:style-name="T1"> to require knowledge of text files and the command line, scaring people away from using Linux. With the advent of different graphical tools and the intuitive grouping of programs</text:span><text:change-start text:change-id="ct153540696"/><text:span text:style-name="T1">,</text:span><text:change-end text:change-id="ct153540696"/><text:span text:style-name="T1"> system administration has become a lot easier. </text:span></text:p>
      <text:p text:style-name="P15"><text:change text:change-id="ct155491696"/><text:change text:change-id="ct155487952"/><text:span text:style-name="T1"><text:s/></text:span><text:change text:change-id="ct155486896"/><text:change text:change-id="ct154822328"/><text:change text:change-id="ct155483920"/><text:change text:change-id="ct154827088"/><text:change text:change-id="ct155483728"/><text:change text:change-id="ct154857168"/><text:change text:change-id="ct155484016"/></text:p>
      <text:p text:style-name="P9"><text:change text:change-id="ct155484784"/><text:change text:change-id="ct153965104"/><text:change text:change-id="ct155485744"/><text:change text:change-id="ct153954912"/><text:change text:change-id="ct155485552"/><text:change text:change-id="ct153543512"/><text:change text:change-id="ct155485840"/><text:change text:change-id="ct154880504"/><text:change text:change-id="ct155485936"/><text:span text:style-name="T18"/></text:p>
      <text:p text:style-name="P5"><text:change text:change-id="ct155486032"/><text:change text:change-id="ct154907992"/><text:change text:change-id="ct155484592"/><text:change text:change-id="ct154901208"/><text:change text:change-id="ct155484688"/><text:change text:change-id="ct155000032"/><text:change text:change-id="ct155485648"/><text:change text:change-id="ct153912096"/><text:span text:style-name="T21"/></text:p>
      <text:p text:style-name="P9"><text:change text:change-id="ct155485360"/><text:change text:change-id="ct155423040"/><text:change text:change-id="ct155485456"/><text:change text:change-id="ct154873800"/><text:change text:change-id="ct155485264"/><text:span text:style-name="T18"/></text:p>
      <text:p text:style-name="P2"><text:change text:change-id="ct155485168"/><text:change text:change-id="ct153540824"/><text:change text:change-id="ct155485072"/><text:change text:change-id="ct153540952"/><text:change text:change-id="ct155484976"/><text:change text:change-id="ct153541080"/><text:change text:change-id="ct155484880"/><text:change text:change-id="ct153541208"/><text:change text:change-id="ct155484496"/><text:change text:change-id="ct153541336"/><text:change text:change-id="ct155484400"/><text:change text:change-id="ct153542104"/><text:change text:change-id="ct155484304"/><text:change text:change-id="ct153541976"/><text:change text:change-id="ct155484208"/><text:change text:change-id="ct153541848"/><text:change text:change-id="ct155484112"/><text:change text:change-id="ct153541720"/><text:change text:change-id="ct155486800"/><text:change text:change-id="ct153542232"/><text:change text:change-id="ct155486704"/><text:change text:change-id="ct153982016"/><text:change text:change-id="ct155486608"/><text:change text:change-id="ct154129520"/><text:change text:change-id="ct155486512"/><text:change text:change-id="ct155423296"/><text:change text:change-id="ct155486416"/><text:change text:change-id="ct153542488"/><text:change text:change-id="ct155486320"/><text:change text:change-id="ct153542616"/><text:change text:change-id="ct155486224"/><text:change text:change-id="ct153542744"/><text:change text:change-id="ct155486128"/><text:change text:change-id="ct153960912"/><text:change-start text:change-id="ct155488432"/><text:span text:style-name="T21">Advanced</text:span><text:change-end text:change-id="ct155488432"/></text:p>
      <text:p text:style-name="P36"><text:change-start text:change-id="ct155488144"/>Changes made here will require that you enter your password. Items that can be changed in this section include date and time, users and groups, disk and file systems, audio encoding, services, and other options as shown in the screenshot below (Figure 7-29).<text:change-end text:change-id="ct155488144"/></text:p>
      <text:p text:style-name="P9"><text:change-start text:change-id="ct155137296"/><text:span text:style-name="T9">***insert figure 7-29 07fig2</text:span><text:change-end text:change-id="ct155137296"/><text:change-start text:change-id="ct154530088"/><text:span text:style-name="T9">9</text:span><text:change-end text:change-id="ct154530088"/><text:change-start text:change-id="ct155123112"/><text:span text:style-name="T9">advanced.png</text:span><text:span text:style-name="T36"><office:annotation><dc:creator>Nancy</dc:creator><dc:date>2006-11-09T00:00:00</dc:date><text:p>AU/PE: Requires attention.</text:p></office:annotation></text:span><text:change-end text:change-id="ct155123112"/><text:change text:change-id="ct154431088"/></text:p>
      <text:p text:style-name="P14"><text:change text:change-id="ct155122904"/></text:p>
      <text:p text:style-name="P43"><text:change-start text:change-id="ct155171736"/>Figure 7-29</text:p>
      <text:p text:style-name="P42">Advanced System Settings<text:change-end text:change-id="ct155171736"/></text:p>
      <text:p text:style-name="P36"/>
      <text:p text:style-name="P2"><text:change-start text:change-id="ct155276736"/><text:span text:style-name="T21">System Administration</text:span><text:change-end text:change-id="ct155276736"/></text:p>
      <text:p text:style-name="P8"><text:change text:change-id="ct155247544"/><text:change-start text:change-id="ct155488048"/><text:span text:style-name="T15"/></text:p>
      <text:p text:style-name="P1"><text:span text:style-name="T1">Sick of trying to configure your mount points correctly or trying to remember exactly where that file is you need to change? <text:s/>Disk &amp; Filesystems allows you to edit your mount points in a very simple manner. <text:s/>Need to connect to a Windows drive via Samba and don't remember the exact syntax? <text:s/>This utility can help solve that problem, see </text:span><text:change-end text:change-id="ct155488048"/><text:change text:change-id="ct154454760"/><text:change-start text:change-id="ct154437480"/><text:span text:style-name="T1">F</text:span><text:change-end text:change-id="ct154437480"/><text:change-start text:change-id="ct155488336"/><text:span text:style-name="T1">igure 7-30, a great addition to Kubuntu.</text:span><text:change-end text:change-id="ct155488336"/></text:p>
      <text:p text:style-name="P9"><text:change-start text:change-id="ct155090416"/><text:span text:style-name="T9">***insert figure 7-30 07fig30</text:span><text:change-end text:change-id="ct155090416"/><text:change-start text:change-id="ct154493920"/><text:span text:style-name="T9">filesystems</text:span><text:change-end text:change-id="ct154493920"/><text:change-start text:change-id="ct155095216"/><text:span text:style-name="T9">.png</text:span><text:span text:style-name="T36"><office:annotation><dc:creator>Nancy</dc:creator><dc:date>2006-11-09T00:00:00</dc:date><text:p>AU/PE: Requires attention.</text:p></office:annotation></text:span></text:p>
      <text:p text:style-name="P5"><text:span text:style-name="T7">Figure 7-</text:span><text:change-end text:change-id="ct155095216"/><text:change-start text:change-id="ct154483744"/><text:span text:style-name="T7">30</text:span></text:p>
      <text:p text:style-name="P6"><text:span text:style-name="T4">Disk and Files</text:span><text:change-end text:change-id="ct154483744"/><text:change-start text:change-id="ct155104744"/><text:span text:style-name="T4">ystems</text:span><text:change-end text:change-id="ct155104744"/></text:p>
      <text:p text:style-name="P20"><text:change text:change-id="ct154717544"/><text:change text:change-id="ct154249640"/><text:change-start text:change-id="ct155488240"/></text:p>
      <text:p text:style-name="P1"><text:span text:style-name="T1">Is your newly installed Web server not starting automatically? Are you having problems setting up a service to run correctly? System services will guide you through the different run levels and setting up when a service will start. Figure 7-31</text:span><text:span text:style-name="T8"><office:annotation><dc:creator>Nancy</dc:creator><dc:date>2006-11-09T00:00:00</dc:date><text:p>Figure number verified.</text:p></office:annotation></text:span><text:span text:style-name="T1"> shows an example of making such a change.</text:span></text:p>
      <text:p text:style-name="P9"><text:span text:style-name="T9">***insert figure 7-31 07fig31.png </text:span><text:span text:style-name="T36"><office:annotation><dc:creator>Nancy</dc:creator><dc:date>2006-11-09T00:00:00</dc:date><text:p>AU/PE: Requires attention.</text:p></office:annotation></text:span></text:p>
      <text:p text:style-name="P5"><text:span text:style-name="T7">Figure 7-31</text:span><text:span text:style-name="T23"><office:annotation><dc:creator>Nancy</dc:creator><dc:date>2006-11-09T00:00:00</dc:date><text:p>FN</text:p></office:annotation></text:span></text:p>
      <text:p text:style-name="P6"><text:span text:style-name="T24">Configuring services</text:span><text:change-end text:change-id="ct155488240"/></text:p>
      <text:p text:style-name="P2"><text:change-start text:change-id="ct155134968"/><text:span text:style-name="T21">Advanced User Settings</text:span><text:change-end text:change-id="ct155134968"/></text:p>
      <text:p text:style-name="P6"><text:change text:change-id="ct154604504"/><text:span text:style-name="T24"/></text:p>
      <text:p text:style-name="P1"><text:change-start text:change-id="ct155491888"/><text:span text:style-name="T25">This section allows for you to configure such things as Audio Encoding, </text:span><text:change-end text:change-id="ct155491888"/><text:change-start text:change-id="ct155221056"/><text:span text:style-name="T25">r</text:span><text:change-end text:change-id="ct155221056"/><text:change text:change-id="ct155138232"/><text:change-start text:change-id="ct155491792"/><text:span text:style-name="T25">esources you would like KDE to use and whether or not to save your sessions upon logging out.</text:span><text:change-end text:change-id="ct155491792"/><text:span text:style-name="T5"><office:annotation><dc:creator>Nancy</dc:creator><dc:date>2006-11-09T00:00:00</dc:date><text:p>FC</text:p></office:annotation></text:span></text:p>
      <text:p text:style-name="P44"><text:span text:style-name="T32">Managing Files with Kubuntu</text:span><text:span text:style-name="T30"><office:annotation><dc:creator>Nancy</dc:creator><dc:date>2006-11-09T00:00:00</dc:date><text:p>HA</text:p></office:annotation></text:span></text:p>
      <text:p text:style-name="P1"><text:span text:style-name="T1">Now that you have your system installed and set up the way you would like, it is time to understand how to navigate the different files and ways to access information in Kubuntu</text:span><text:change-start text:change-id="ct153543128"/><text:span text:style-name="T1">. </text:span><text:change-end text:change-id="ct153543128"/><text:change text:change-id="ct153543384"/><text:change-start text:change-id="ct153543256"/><text:span text:style-name="T1">That </text:span><text:change-end text:change-id="ct153543256"/><text:span text:style-name="T1">starts with the default file manager Konqueror.</text:span></text:p>
      <text:p text:style-name="P10"><text:span text:style-name="T7">Introduction to Konqueror</text:span><text:span text:style-name="T33"><office:annotation><dc:creator>Nancy</dc:creator><dc:date>2006-11-09T00:00:00</dc:date><text:p>HB</text:p></office:annotation></text:span></text:p>
      <text:p text:style-name="P1"><text:span text:style-name="T1">Konqueror is a very powerful file manager that can do more then just browsing of your directories, it is also the second </text:span><text:change text:change-id="ct155302656"/><text:change-start text:change-id="ct153907488"/><text:span text:style-name="T1">Web</text:span><text:change-end text:change-id="ct153907488"/><text:span text:style-name="T1"> browser to pass the ACID2 test</text:span><text:span text:style-name="T8"><office:annotation><dc:creator>Nancy</dc:creator><dc:date>2006-11-09T00:00:00</dc:date><text:p>AU: You should explain what this is.</text:p></office:annotation></text:span><text:span text:style-name="T1">.</text:span><text:change text:change-id="ct153968120"/><text:change-start text:change-id="ct154649888"/><text:span text:style-name="T1"> </text:span><text:change-end text:change-id="ct154649888"/><text:span text:style-name="T1">As a file manager, Konquerer can do everything a “modern” file manager can (See Figure 7-</text:span><text:change text:change-id="ct154884696"/><text:change text:change-id="ct155497648"/><text:change-start text:change-id="ct155497360"/><text:span text:style-name="T1">32</text:span><text:change-end text:change-id="ct155497360"/><text:span text:style-name="T8"><office:annotation><dc:creator>Nancy</dc:creator><dc:date>2006-11-09T00:00:00</dc:date><text:p>Figure number verified.</text:p></office:annotation></text:span><text:span text:style-name="T1">). Files can be browsed through either an “icon view” or a “tree view.”</text:span><text:change text:change-id="ct154004824"/><text:change-start text:change-id="ct154049288"/><text:span text:style-name="T1"> </text:span><text:change-end text:change-id="ct154049288"/><text:span text:style-name="T1">Copying, pasting, moving</text:span><text:change-start text:change-id="ct153543640"/><text:span text:style-name="T1">,</text:span><text:change-end text:change-id="ct153543640"/><text:span text:style-name="T1"> and deleting </text:span><text:change text:change-id="ct153544280"/><text:span text:style-name="T1">files are all simple tasks that can be done through Konqueror. A nice feature of Konqueror is that directories automatically </text:span><text:change text:change-id="ct153544408"/><text:change-start text:change-id="ct153543768"/><text:span text:style-name="T1">updat</text:span><text:change-end text:change-id="ct153543768"/><text:change-start text:change-id="ct154756752"/><text:span text:style-name="T1">e</text:span><text:change-end text:change-id="ct154756752"/><text:change-start text:change-id="ct153543896"/><text:span text:style-name="T1">. </text:span><text:change-end text:change-id="ct153543896"/><text:change text:change-id="ct153544152"/><text:change-start text:change-id="ct153544024"/><text:span text:style-name="T1">T</text:span><text:change-end text:change-id="ct153544024"/><text:span text:style-name="T1">his means that if a file is created in a directory currently being viewed it is not necessary to refresh the directory to see the changes.</text:span></text:p>
      <text:p text:style-name="P9"><text:span text:style-name="T9">***insert figure 7-</text:span><text:change text:change-id="ct154501112"/><text:change text:change-id="ct155497552"/><text:change-start text:change-id="ct155497264"/><text:span text:style-name="T9">32</text:span><text:change-end text:change-id="ct155497264"/><text:span text:style-name="T9"> 07fig</text:span><text:change text:change-id="ct154600080"/><text:change text:change-id="ct155101976"/><text:change-start text:change-id="ct155497168"/><text:span text:style-name="T9">32</text:span><text:change-end text:change-id="ct155497168"/><text:span text:style-name="T9">konqueror.png</text:span><text:span text:style-name="T36"><office:annotation><dc:creator>Nancy</dc:creator><dc:date>2006-11-09T00:00:00</dc:date><text:p>AU/PE: Requires attention.</text:p></office:annotation></text:span></text:p>
      <text:p text:style-name="P5"><text:span text:style-name="T7">Figure 7-</text:span><text:change text:change-id="ct154585784"/><text:change text:change-id="ct155497456"/><text:change-start text:change-id="ct155497072"/><text:span text:style-name="T7">32</text:span><text:change-end text:change-id="ct155497072"/><text:span text:style-name="T23"><office:annotation><dc:creator>Nancy</dc:creator><dc:date>2006-11-09T00:00:00</dc:date><text:p>FN</text:p></office:annotation></text:span></text:p>
      <text:p text:style-name="P6"><text:span text:style-name="T4">Konqueror</text:span><text:span text:style-name="T5"><office:annotation><dc:creator>Nancy</dc:creator><dc:date>2006-11-09T00:00:00</dc:date><text:p>FC</text:p></office:annotation></text:span></text:p>
      <text:p text:style-name="P2"><text:span text:style-name="T1">One of the great things about Konqueror is how much you can do within it. Need access to media files? Simply type media:/ and browse your media files. All other kinds of shortcuts, called kioslave</text:span><text:change-start text:change-id="ct153544536"/><text:span text:style-name="T1">,</text:span><text:change-end text:change-id="ct153544536"/><text:span text:style-name="T1"> exist in Konqueror, including searching the </text:span><text:change text:change-id="ct155052912"/><text:change-start text:change-id="ct155433184"/><text:span text:style-name="T1">Web</text:span><text:change-end text:change-id="ct155433184"/><text:span text:style-name="T1"> with </text:span><text:change text:change-id="ct153544920"/><text:change-start text:change-id="ct153544664"/><text:span text:style-name="T1">Google</text:span><text:change-end text:change-id="ct153544664"/><text:span text:style-name="T1"> (gg: </text:span><text:span text:style-name="T4">KEYWORD</text:span><text:span text:style-name="T1">), or even browsing files via ssh through sftp://. Need help finding a file on your system? Simply use locate:/ to have Konqueror find it for you. </text:span><text:change text:change-id="ct153545048"/><text:change-start text:change-id="ct153544792"/><text:span text:style-name="T1">You </text:span><text:change-end text:change-id="ct153544792"/><text:span text:style-name="T1">can visit the different system folders through system:/. There are all kinds of shortcuts and keywords like this built into Konqueror, including Google suggest in the search bar.</text:span></text:p>
      <text:p text:style-name="P2"><text:span text:style-name="T1">Another feature of Kubuntu is </text:span><text:change text:change-id="ct153545688"/><text:span text:style-name="T1">a built-in universal viewer. Click on a file, and it will show the file contents. This works for images, postscript files, and many</text:span><text:change text:change-id="ct155393848"/><text:span text:style-name="T1"> other</text:span><text:change-start text:change-id="ct153545432"/><text:span text:style-name="T1"> file type</text:span><text:change-end text:change-id="ct153545432"/><text:span text:style-name="T1">s. Any new type of file just needs to register to work in this way.</text:span></text:p>
      <text:p text:style-name="P10"><text:span text:style-name="T7">Finding Files and Folders</text:span><text:span text:style-name="T33"><office:annotation><dc:creator>Nancy</dc:creator><dc:date>2006-11-09T00:00:00</dc:date><text:p>HB</text:p></office:annotation></text:span></text:p>
      <text:p text:style-name="P1"><text:span text:style-name="T1">Konqueror</text:span><text:change-start text:change-id="ct153545304"/><text:span text:style-name="T1">’s</text:span><text:change-end text:change-id="ct153545304"/><text:span text:style-name="T1"> </text:span><text:change text:change-id="ct153545560"/><text:span text:style-name="T1">built-in search capability </text:span><text:change text:change-id="ct153545816"/><text:span text:style-name="T1">allow</text:span><text:change-start text:change-id="ct153545176"/><text:span text:style-name="T1">s</text:span><text:change-end text:change-id="ct153545176"/><text:span text:style-name="T1"> you to find that file or folder you are looking for. One of the kioslaves is locate</text:span><text:change-start text:change-id="ct155098768"/><text:span text:style-name="T1">:</text:span><text:change-end text:change-id="ct155098768"/><text:change text:change-id="ct155156320"/><text:change-start text:change-id="ct153546200"/><text:span text:style-name="T1">,</text:span><text:change-end text:change-id="ct153546200"/><text:span text:style-name="T1"> which will help you search for </text:span><text:change text:change-id="ct154674728"/><text:change-start text:change-id="ct154704872"/><text:span text:style-name="T1">files.</text:span><text:change-end text:change-id="ct154704872"/><text:span text:style-name="T1"> In the address type locate:</text:span><text:change-start text:change-id="ct153545944"/><text:span text:style-name="T1"> followed by </text:span><text:change-end text:change-id="ct153545944"/><text:change text:change-id="ct153546584"/><text:span text:style-name="T1">the file or folder name</text:span><text:change-start text:change-id="ct154703128"/><text:span text:style-name="T1"> and hit enter</text:span><text:change-end text:change-id="ct154703128"/><text:change-start text:change-id="ct153546328"/><text:span text:style-name="T1">. </text:span><text:change-end text:change-id="ct153546328"/><text:change text:change-id="ct153546456"/><text:span text:style-name="T1">Konqueror will </text:span><text:change-start text:change-id="ct153546072"/><text:span text:style-name="T1">then </text:span><text:change-end text:change-id="ct153546072"/><text:span text:style-name="T1">find </text:span><text:span text:style-name="T8"><office:annotation><dc:creator>Nancy</dc:creator><dc:date>2006-11-09T00:00:00</dc:date><text:p>AU: Do you have to hit Enter or anything to activate the locate feature?</text:p></office:annotation></text:span><text:span text:style-name="T1">what you are looking for. See Figure 7-</text:span><text:change text:change-id="ct154595680"/><text:change-start text:change-id="ct155497936"/><text:span text:style-name="T1">3</text:span><text:change-end text:change-id="ct155497936"/><text:change text:change-id="ct154616328"/><text:change-start text:change-id="ct155279344"/><text:span text:style-name="T1">3</text:span><text:change-end text:change-id="ct155279344"/><text:change-start text:change-id="ct155498128"/><text:span text:style-name="T1"> </text:span><text:change-end text:change-id="ct155498128"/><text:span text:style-name="T8"><office:annotation><dc:creator>Nancy</dc:creator><dc:date>2006-11-09T00:00:00</dc:date><text:p>Figure number verified.</text:p></office:annotation></text:span><text:span text:style-name="T1">for an example of locate: in action</text:span><text:change-start text:change-id="ct155104472"/><text:span text:style-name="T1">.</text:span><text:change-end text:change-id="ct155104472"/></text:p>
      <text:p text:style-name="P9"><text:span text:style-name="T9">***insert figure 7-</text:span><text:change text:change-id="ct154666616"/><text:change-start text:change-id="ct155498032"/><text:span text:style-name="T9">3</text:span><text:change-end text:change-id="ct155498032"/><text:change-start text:change-id="ct154476248"/><text:span text:style-name="T9">3</text:span><text:change-end text:change-id="ct154476248"/><text:change text:change-id="ct154702240"/><text:change text:change-id="ct154426800"/><text:span text:style-name="T9"> 07fig</text:span><text:change-start text:change-id="ct154763376"/><text:span text:style-name="T9">3</text:span><text:change-end text:change-id="ct154763376"/><text:change text:change-id="ct154722744"/><text:change text:change-id="ct154714056"/><text:change-start text:change-id="ct155497840"/><text:span text:style-name="T9">3</text:span><text:change-end text:change-id="ct155497840"/><text:change text:change-id="ct155241608"/><text:change-start text:change-id="ct155498224"/><text:span text:style-name="T9">finding</text:span><text:change-end text:change-id="ct155498224"/><text:change text:change-id="ct155498320"/><text:span text:style-name="T9">.png</text:span></text:p>
      <text:p text:style-name="P5"><text:span text:style-name="T7">Figure 7-</text:span><text:change text:change-id="ct154721112"/><text:change-start text:change-id="ct155497744"/><text:span text:style-name="T7">3</text:span><text:change-end text:change-id="ct155497744"/><text:change text:change-id="ct154875960"/><text:change-start text:change-id="ct154549096"/><text:span text:style-name="T7">3</text:span><text:change-end text:change-id="ct154549096"/></text:p>
      <text:p text:style-name="P6"><text:span text:style-name="T4">Using locate: to find files in Konqueror</text:span><text:span text:style-name="T5"><office:annotation><dc:creator>Nancy</dc:creator><dc:date>2006-11-09T00:00:00</dc:date><text:p>FC</text:p></office:annotation></text:span></text:p>
      <text:p text:style-name="P1"><text:span text:style-name="T1">The search bar, which is located next to the address</text:span><text:change-start text:change-id="ct154544344"/><text:span text:style-name="T1">,</text:span><text:change-end text:change-id="ct154544344"/><text:span text:style-name="T1"> can also help you find files and folders. This toolbar functions exactly like a search bar in a </text:span><text:change text:change-id="ct153907088"/><text:change-start text:change-id="ct153697960"/><text:span text:style-name="T1">Web</text:span><text:change-end text:change-id="ct153697960"/><text:span text:style-name="T1"> browser</text:span><text:change-start text:change-id="ct153546712"/><text:span text:style-name="T1">. </text:span><text:change-end text:change-id="ct153546712"/><text:change text:change-id="ct153546968"/><text:change-start text:change-id="ct153546840"/><text:span text:style-name="T1">S</text:span><text:change-end text:change-id="ct153546840"/><text:span text:style-name="T1">imply type the name of the file or folder you are looking for</text:span><text:change-start text:change-id="ct155207704"/><text:span text:style-name="T1">, hit enter and </text:span><text:change-end text:change-id="ct155207704"/><text:change text:change-id="ct154637968"/><text:span text:style-name="T1">Konqueror will then </text:span><text:span text:style-name="T8"><office:annotation><dc:creator>Nancy</dc:creator><dc:date>2006-11-09T00:00:00</dc:date><text:p>AU: Again, need to hit Enter?</text:p></office:annotation></text:span><text:span text:style-name="T1">go out and find the files or folders requested.</text:span></text:p>
      <text:p text:style-name="P10"><text:span text:style-name="T7">Ripping Audio CDs</text:span><text:span text:style-name="T33"><office:annotation><dc:creator>Nancy</dc:creator><dc:date>2006-11-09T00:00:00</dc:date><text:p>HB</text:p></office:annotation></text:span></text:p>
      <text:p text:style-name="P8"><text:span text:style-name="T1">While </text:span><text:change text:change-id="ct153552600"/><text:change-start text:change-id="ct155492560"/><text:span text:style-name="T1">Amarok</text:span><text:change-end text:change-id="ct155492560"/><text:change text:change-id="ct155493040"/><text:change-start text:change-id="ct155492656"/><text:span text:style-name="T1">Amarok</text:span><text:change-end text:change-id="ct155492656"/><text:span text:style-name="T1"> (discussed later in the chapter) can help you manage your music collection, Konqueror can help you add (rip) CDs into your collection so you can listen to them on your </text:span><text:change text:change-id="ct155253104"/><text:change-start text:change-id="ct155406968"/><text:span text:style-name="T1">iPod</text:span><text:change-end text:change-id="ct155406968"/><text:span text:style-name="T1"> or mp3 device. Simply place the CD in the </text:span><text:change text:change-id="ct153547736"/><text:change-start text:change-id="ct153547096"/><text:span text:style-name="T1">CD-ROM</text:span><text:change-end text:change-id="ct153547096"/><text:span text:style-name="T1"> drive</text:span><text:change-start text:change-id="ct153547224"/><text:span text:style-name="T1">,</text:span><text:change-end text:change-id="ct153547224"/><text:span text:style-name="T1"> and</text:span><text:change-start text:change-id="ct153547352"/><text:span text:style-name="T1">,</text:span><text:change-end text:change-id="ct153547352"/><text:span text:style-name="T1"> when prompted</text:span><text:change-start text:change-id="ct153547480"/><text:span text:style-name="T1">,</text:span><text:change-end text:change-id="ct153547480"/><text:span text:style-name="T1"> open it up in a new window. There will be different folders labeled with different media formats. For example, if</text:span><text:change text:change-id="ct153929712"/><text:change-start text:change-id="ct154091296"/><text:span text:style-name="T1"> </text:span><text:change-end text:change-id="ct154091296"/><text:span text:style-name="T1">you are using the Ogg Vorbis format (the default format for media files in Kubuntu)</text:span><text:change-start text:change-id="ct153547608"/><text:span text:style-name="T1">,</text:span><text:change-end text:change-id="ct153547608"/><text:span text:style-name="T1"> </text:span><text:change text:change-id="ct153547864"/><text:span text:style-name="T1">open the folder and copy them to the directory where you store your collection. Another application to use to rip music is KaudioCreator</text:span><text:change-start text:change-id="ct153547992"/><text:span text:style-name="T1">,</text:span><text:change-end text:change-id="ct153547992"/><text:span text:style-name="T1"> which is discussed later in the chapter.</text:span></text:p>
      <text:p text:style-name="P10"><text:span text:style-name="T7">Accessing Windows Partitions</text:span><text:span text:style-name="T33"><office:annotation><dc:creator>Nancy</dc:creator><dc:date>2006-11-09T00:00:00</dc:date><text:p>HB</text:p></office:annotation></text:span></text:p>
      <text:p text:style-name="P1"><text:span text:style-name="T1">A lot of people still have Windows partitions on their hard drives and would like to access the information stored there. Kubuntu can browse these files in </text:span><text:change text:change-id="ct153549656"/><text:span text:style-name="T1">read</text:span><text:change text:change-id="ct153549528"/><text:change-start text:change-id="ct153548120"/><text:span text:style-name="T1">-</text:span><text:change-end text:change-id="ct153548120"/><text:span text:style-name="T1">only mode. Each Windows partition needs to be mounted before it can be accessed in Konquerer. This is a very simple process</text:span><text:change-start text:change-id="ct153548248"/><text:span text:style-name="T1">. </text:span><text:change-end text:change-id="ct153548248"/><text:change text:change-id="ct153549272"/></text:p>
      <text:p text:style-name="P2"><text:span text:style-name="T1">By default, Kubuntu mounts all </text:span><text:change text:change-id="ct153549144"/><text:span text:style-name="T1">its media in the /media directory</text:span><text:change-start text:change-id="ct153548376"/><text:span text:style-name="T1">,</text:span><text:change-end text:change-id="ct153548376"/><text:span text:style-name="T1"> and your windows directory will be mounted in the same location. </text:span><text:change text:change-id="ct153548888"/><text:change-start text:change-id="ct153548504"/><text:span text:style-name="T1">F</text:span><text:change-end text:change-id="ct153548504"/><text:span text:style-name="T1">irst</text:span><text:change-start text:change-id="ct153548632"/><text:span text:style-name="T1">, </text:span><text:change-end text:change-id="ct153548632"/><text:change text:change-id="ct153549016"/><text:span text:style-name="T1">create a directory</text:span><text:change-start text:change-id="ct153548760"/><text:span text:style-name="T1">. Next, </text:span><text:change-end text:change-id="ct153548760"/><text:change text:change-id="ct153549400"/><text:span text:style-name="T1">mount the partition to that directory. All of this work will be done from the command line, so open up Konsole, Kubuntu’s terminal program (See Figure </text:span><text:change text:change-id="ct154642664"/><text:change text:change-id="ct155498512"/><text:change text:change-id="ct154640312"/><text:change-start text:change-id="ct155498416"/><text:span text:style-name="T1">7-34</text:span><text:change-end text:change-id="ct155498416"/><text:change-start text:change-id="ct154959824"/><text:span text:style-name="T1">)</text:span><text:change-end text:change-id="ct154959824"/><text:change text:change-id="ct154647416"/><text:change-start text:change-id="ct153550040"/><text:span text:style-name="T1">,</text:span><text:change-end text:change-id="ct153550040"/><text:span text:style-name="T1"> and create the directory by typing </text:span><text:span text:style-name="T26">sudo mkdir /media/windows</text:span><text:span text:style-name="T8"><office:annotation><dc:creator>Nancy</dc:creator><dc:date>2006-11-09T00:00:00</dc:date><text:p>CD</text:p></office:annotation></text:span><text:change-start text:change-id="ct153550296"/><text:span text:style-name="T26">. </text:span><text:change-end text:change-id="ct153550296"/><text:change text:change-id="ct153550808"/><text:change-start text:change-id="ct153550168"/><text:span text:style-name="T1">E</text:span><text:change-end text:change-id="ct153550168"/><text:span text:style-name="T1">nter </text:span><text:change text:change-id="ct153550680"/><text:span text:style-name="T1">your password. After the directory is created</text:span><text:change-start text:change-id="ct153549784"/><text:span text:style-name="T1">,</text:span><text:change-end text:change-id="ct153549784"/><text:span text:style-name="T1"> mount the directory by typing the following </text:span><text:change text:change-id="ct153550552"/><text:span text:style-name="T26">sudo mount /devhda1 /media/windows -t ntfs -o nls=utf8,umask=0222</text:span><text:span text:style-name="T8"><office:annotation><dc:creator>Nancy</dc:creator><dc:date>2006-11-09T00:00:00</dc:date><text:p>CD</text:p></office:annotation></text:span><text:span text:style-name="T1">. In simpler terms, this command will mount the directory in the correct folder with permissions that will allow you to access it in Konqueror. (Note: </text:span><text:change text:change-id="ct153550424"/><text:change-start text:change-id="ct153549912"/><text:span text:style-name="T1">Read-only</text:span><text:change-end text:change-id="ct153549912"/><text:span text:style-name="T1"> access is limited to NTFS partitions</text:span><text:change text:change-id="ct153551960"/><text:change-start text:change-id="ct153551832"/><text:span text:style-name="T1">. </text:span><text:change-end text:change-id="ct153551832"/><text:span text:style-name="T1">Kubuntu can read and write to </text:span><text:change text:change-id="ct155253232"/><text:change-start text:change-id="ct155401624"/><text:span text:style-name="T1">partitions</text:span><text:change-end text:change-id="ct155401624"/><text:span text:style-name="T1"> formatted as FAT.)</text:span></text:p>
      <text:p text:style-name="P9"><text:span text:style-name="T9">***insert figure 7-</text:span><text:change-start text:change-id="ct154457384"/><text:span text:style-name="T9">3</text:span><text:change-end text:change-id="ct154457384"/><text:change-start text:change-id="ct154794704"/><text:span text:style-name="T9">4</text:span><text:change-end text:change-id="ct154794704"/><text:change text:change-id="ct154855856"/><text:change text:change-id="ct154734456"/><text:span text:style-name="T9"> 07fig</text:span><text:change-start text:change-id="ct154462608"/><text:span text:style-name="T9">3</text:span><text:change-end text:change-id="ct154462608"/><text:change-start text:change-id="ct154960872"/><text:span text:style-name="T9">4</text:span><text:change-end text:change-id="ct154960872"/><text:change text:change-id="ct154982632"/><text:change text:change-id="ct154754936"/><text:span text:style-name="T9">konsole</text:span><text:change text:change-id="ct155499472"/><text:span text:style-name="T9">.png</text:span><text:span text:style-name="T36"><office:annotation><dc:creator>Nancy</dc:creator><dc:date>2006-11-09T00:00:00</dc:date><text:p>AU/PE: Requires attention.</text:p></office:annotation></text:span></text:p>
      <text:p text:style-name="P5"><text:span text:style-name="T7">Figure 7-</text:span><text:change-start text:change-id="ct155498608"/><text:span text:style-name="T7">34</text:span><text:change-end text:change-id="ct155498608"/><text:change text:change-id="ct155401720"/><text:span text:style-name="T23"><office:annotation><dc:creator>Nancy</dc:creator><dc:date>2006-11-09T00:00:00</dc:date><text:p>FN</text:p></office:annotation></text:span><text:span text:style-name="T23"><office:annotation><dc:creator>Nancy</dc:creator><dc:date>2006-11-09T00:00:00</dc:date><text:p>AU: You need to insert a reference number to this figure at some logical point in the preceding paragraph.</text:p></office:annotation></text:span></text:p>
      <text:p text:style-name="P6"><text:span text:style-name="T4">Konsole with commands</text:span><text:span text:style-name="T5"><office:annotation><dc:creator>Nancy</dc:creator><dc:date>2006-11-09T00:00:00</dc:date><text:p>FC</text:p></office:annotation></text:span></text:p>
      <text:p text:style-name="P23">Now you can browse files that are still stored on your Windows partition.</text:p>
      <text:p text:style-name="P10"><text:span text:style-name="T7">Accessing USB Drives</text:span><text:span text:style-name="T33"><office:annotation><dc:creator>Nancy</dc:creator><dc:date>2006-11-09T00:00:00</dc:date><text:p>HB</text:p></office:annotation></text:span></text:p>
      <text:p text:style-name="P1"><text:span text:style-name="T1">USB drives are everywhere these days</text:span><text:change-start text:change-id="ct153551320"/><text:span text:style-name="T1">,</text:span><text:change-end text:change-id="ct153551320"/><text:span text:style-name="T1"> and Kubuntu handles them quite easily. Simply connect your USB drive</text:span><text:change-start text:change-id="ct153551192"/><text:span text:style-name="T1">,</text:span><text:change-end text:change-id="ct153551192"/><text:span text:style-name="T1"> and it will </text:span><text:change text:change-id="ct155416488"/><text:change-start text:change-id="ct155406840"/><text:span text:style-name="T1">auto mount</text:span><text:change-end text:change-id="ct155406840"/><text:span text:style-name="T1">. These drives will then be available under Konqueror through the media folder. Before removing the drive, make sure that you unmount it by </text:span><text:change text:change-id="ct153552472"/><text:change-start text:change-id="ct153550936"/><text:span text:style-name="T1">right-clicking</text:span><text:change-end text:change-id="ct153550936"/><text:span text:style-name="T1"> on the device and select</text:span><text:change-start text:change-id="ct153551064"/><text:span text:style-name="T1">ing</text:span><text:change-end text:change-id="ct153551064"/><text:span text:style-name="T1"> Eject. The device </text:span><text:change text:change-id="ct153552344"/><text:change-start text:change-id="ct153551448"/><text:span text:style-name="T1">can </text:span><text:change-end text:change-id="ct153551448"/><text:span text:style-name="T1">then be </text:span><text:change text:change-id="ct153552216"/><text:change-start text:change-id="ct153551576"/><text:span text:style-name="T1">safely </text:span><text:change-end text:change-id="ct153551576"/><text:span text:style-name="T1">removed</text:span><text:change-start text:change-id="ct153551704"/><text:span text:style-name="T1">. </text:span><text:change-end text:change-id="ct153551704"/><text:change text:change-id="ct153552088"/></text:p>
      <text:p text:style-name="P10"><text:span text:style-name="T7">Managing Music</text:span><text:span text:style-name="T33"><office:annotation><dc:creator>Nancy</dc:creator><dc:date>2006-11-09T00:00:00</dc:date><text:p>HB</text:p></office:annotation></text:span></text:p>
      <text:p text:style-name="P1"><text:span text:style-name="T1">Kubuntu comes with a great program that can help manage all of your music files called </text:span><text:change-start text:change-id="ct154417320"/><text:span text:style-name="T1">a</text:span><text:change-end text:change-id="ct154417320"/><text:change text:change-id="ct154393952"/><text:change-start text:change-id="ct155499184"/><text:span text:style-name="T1">maro</text:span><text:change-end text:change-id="ct155499184"/><text:change-start text:change-id="ct154389632"/><text:span text:style-name="T1">K</text:span><text:change-end text:change-id="ct154389632"/><text:change text:change-id="ct154346208"/><text:change-start text:change-id="ct154900656"/><text:span text:style-name="T1"> </text:span><text:change-end text:change-id="ct154900656"/><text:change text:change-id="ct155499376"/><text:change text:change-id="ct155491984"/><text:change text:change-id="ct155493616"/><text:change text:change-id="ct155492080"/><text:span text:style-name="T1">(See Figure 7-</text:span><text:change text:change-id="ct155414408"/><text:change-start text:change-id="ct155498704"/><text:span text:style-name="T1">35</text:span><text:change-end text:change-id="ct155498704"/><text:span text:style-name="T8"><office:annotation><dc:creator>Nancy</dc:creator><dc:date>2006-11-09T00:00:00</dc:date><text:p>Figure number verified.</text:p></office:annotation></text:span><text:span text:style-name="T1">).</text:span></text:p>
      <text:p text:style-name="P9"><text:span text:style-name="T9">***insert figure 7-</text:span><text:change text:change-id="ct155053824"/><text:change text:change-id="ct155499568"/><text:change-start text:change-id="ct155499088"/><text:span text:style-name="T9">35 </text:span><text:change-end text:change-id="ct155499088"/><text:change text:change-id="ct155499280"/><text:change text:change-id="ct155493520"/><text:change-start text:change-id="ct155498800"/><text:span text:style-name="T9">07fig35amaro</text:span><text:change-end text:change-id="ct155498800"/><text:change text:change-id="ct154294864"/><text:change-start text:change-id="ct154346048"/><text:span text:style-name="T9">K</text:span><text:change-end text:change-id="ct154346048"/><text:change-start text:change-id="ct155498896"/><text:span text:style-name="T9">.png</text:span><text:change-end text:change-id="ct155498896"/><text:span text:style-name="T36"><office:annotation><dc:creator>Nancy</dc:creator><dc:date>2006-11-09T00:00:00</dc:date><text:p>AU/PE: Requires attention.</text:p></office:annotation></text:span></text:p>
      <text:p text:style-name="P5"><text:span text:style-name="T7">Figure 7-</text:span><text:change text:change-id="ct154296808"/><text:change-start text:change-id="ct155498992"/><text:span text:style-name="T7">3</text:span><text:change-end text:change-id="ct155498992"/><text:change-start text:change-id="ct155500048"/><text:span text:style-name="T7">5</text:span><text:change-end text:change-id="ct155500048"/><text:span text:style-name="T23"><office:annotation><dc:creator>Nancy</dc:creator><dc:date>2006-11-09T00:00:00</dc:date><text:p>FN</text:p></office:annotation></text:span><text:change text:change-id="ct154397704"/><text:change-start text:change-id="ct154384720"/><text:span text:style-name="T4">a</text:span><text:change-end text:change-id="ct154384720"/><text:change-start text:change-id="ct155492368"/><text:span text:style-name="T4">maro</text:span><text:change-end text:change-id="ct155492368"/><text:change text:change-id="ct154790048"/><text:change text:change-id="ct154496000"/><text:change-start text:change-id="ct154548816"/><text:span text:style-name="T4">K</text:span><text:change-end text:change-id="ct154548816"/></text:p>
      <text:p text:style-name="P2"><text:span text:style-name="T1">This application can serve as a </text:span><text:change text:change-id="ct153553368"/><text:change-start text:change-id="ct153553112"/><text:span text:style-name="T1">full-</text:span><text:change-end text:change-id="ct153553112"/><text:span text:style-name="T1">fledged media library that can create play lists, track how often the user listens to a certain song</text:span><text:change-start text:change-id="ct153552984"/><text:span text:style-name="T1">,</text:span><text:change-end text:change-id="ct153552984"/><text:span text:style-name="T1"> and even interact with your iPod. Looking for lyrics to the song that is currently playing? </text:span><text:change text:change-id="ct153553240"/><text:change-start text:change-id="ct155492272"/><text:span text:style-name="T1">Amaro</text:span><text:change-end text:change-id="ct155492272"/><text:change text:change-id="ct154446616"/><text:change-start text:change-id="ct154527200"/><text:span text:style-name="T1">K</text:span><text:change-end text:change-id="ct154527200"/><text:change-start text:change-id="ct153552856"/><text:span text:style-name="T1"> </text:span><text:change-end text:change-id="ct153552856"/><text:span text:style-name="T1">can find them. Wondering what the CD cover of your favorite new album looks like? </text:span><text:change text:change-id="ct155492944"/><text:change-start text:change-id="ct155492848"/><text:span text:style-name="T1">Amaro</text:span><text:change-end text:change-id="ct155492848"/><text:change-start text:change-id="ct154595776"/><text:span text:style-name="T1">K</text:span><text:change-end text:change-id="ct154595776"/><text:change text:change-id="ct154430008"/><text:span text:style-name="T1"> can grab this information for the user as well. Along with media stored locally, </text:span><text:change text:change-id="ct154038000"/><text:change text:change-id="ct155493136"/><text:change-start text:change-id="ct154561104"/><text:span text:style-name="T1">a</text:span><text:change-end text:change-id="ct154561104"/><text:change-start text:change-id="ct155492752"/><text:span text:style-name="T1">maro</text:span><text:change-end text:change-id="ct155492752"/><text:change-start text:change-id="ct154550048"/><text:span text:style-name="T1">K</text:span><text:change-end text:change-id="ct154550048"/><text:change text:change-id="ct154451288"/><text:span text:style-name="T1"> can track podcasts and even let you listen to your favorite Internet radio station. Music is stored in a collection library that is arranged by artist, album</text:span><text:change-start text:change-id="ct153552728"/><text:span text:style-name="T1">,</text:span><text:change-end text:change-id="ct153552728"/><text:span text:style-name="T1"> and song based on the tags built into the media. Each song can be rated, which can help determine the frequency of it appearing during “shuffle mode.”</text:span></text:p>
      <text:p text:style-name="P2"><text:span text:style-name="T1">Upon launching </text:span><text:change text:change-id="ct155493328"/><text:change-start text:change-id="ct154537576"/><text:span text:style-name="T1">a</text:span><text:change-end text:change-id="ct154537576"/><text:change text:change-id="ct154090128"/><text:change-start text:change-id="ct155499760"/><text:span text:style-name="T1">maro</text:span><text:change-end text:change-id="ct155499760"/><text:change text:change-id="ct154502248"/><text:change-start text:change-id="ct154956184"/><text:span text:style-name="T1">K</text:span><text:change-end text:change-id="ct154956184"/><text:span text:style-name="T1"> for the first time there is a nice wizard that helps configure the user’s collection. This First-Run Wizard will set up how the program will be displayed and the location of the folders that music is stored in. (Yes, a collection can be built across many different folders and sub folders.)</text:span></text:p>
      <text:p text:style-name="P2"><text:change text:change-id="ct155422784"/><text:change-start text:change-id="ct154011000"/><text:span text:style-name="T1"><text:s/></text:span><text:change-end text:change-id="ct154011000"/><text:span text:style-name="T1">After setting these two options, </text:span><text:change text:change-id="ct154331560"/><text:change text:change-id="ct155493424"/><text:change-start text:change-id="ct154419000"/><text:span text:style-name="T1">a</text:span><text:change-end text:change-id="ct154419000"/><text:change-start text:change-id="ct155492176"/><text:span text:style-name="T1">maro</text:span><text:change-end text:change-id="ct155492176"/><text:change-start text:change-id="ct154416056"/><text:span text:style-name="T1">K</text:span><text:change-end text:change-id="ct154416056"/><text:change text:change-id="ct154273616"/><text:span text:style-name="T1"> will ask the user how the music will be stored. Since the application uses a database, this information can be stored in SQL</text:span><text:change text:change-id="ct155500240"/><text:change-start text:change-id="ct155499952"/><text:span text:style-name="T1">i</text:span><text:change-end text:change-id="ct155499952"/><text:span text:style-name="T1">te, MySQL, or PostgreSQL depending on what is installed and your preferences. If at any time the user needs to make changes to how things are configured, the </text:span><text:change text:change-id="ct153553624"/><text:change-start text:change-id="ct153553496"/><text:span text:style-name="T1">First-</text:span><text:change-end text:change-id="ct153553496"/><text:span text:style-name="T1">Run wizard can be </text:span><text:change text:change-id="ct155416896"/><text:change-start text:change-id="ct154732024"/><text:span text:style-name="T1">re</text:span><text:change-end text:change-id="ct154732024"/><text:span text:style-name="T1">run at anytime from the Tools menu. Figures 7-</text:span><text:change text:change-id="ct155387536"/><text:change-start text:change-id="ct155499856"/><text:span text:style-name="T1">36</text:span><text:change-end text:change-id="ct155499856"/><text:span text:style-name="T1"> through 7-</text:span><text:change text:change-id="ct154736784"/><text:change-start text:change-id="ct155499664"/><text:span text:style-name="T1">39</text:span><text:change-end text:change-id="ct155499664"/><text:span text:style-name="T8"><office:annotation><dc:creator>Nancy</dc:creator><dc:date>2006-11-09T00:00:00</dc:date><text:p>Figure numbers verified.</text:p></office:annotation></text:span><text:span text:style-name="T1"> present several screenshots of the First-Run Wizard.</text:span></text:p>
      <text:p text:style-name="P9"><text:span text:style-name="T9">***insert figure 7-</text:span><text:change text:change-id="ct155500144"/><text:change text:change-id="ct155347512"/><text:change-start text:change-id="ct155500720"/><text:span text:style-name="T9">6 07fig36firstrun.png</text:span><text:change-end text:change-id="ct155500720"/><text:span text:style-name="T36"><office:annotation><dc:creator>Nancy</dc:creator><dc:date>2006-11-09T00:00:00</dc:date><text:p>AU/PE: Requires attention.</text:p></office:annotation></text:span></text:p>
      <text:p text:style-name="P5"><text:span text:style-name="T7">Figure 7-</text:span><text:change-start text:change-id="ct155500816"/><text:span text:style-name="T7">36</text:span><text:change-end text:change-id="ct155500816"/><text:change text:change-id="ct155247808"/><text:span text:style-name="T23"><office:annotation><dc:creator>Nancy</dc:creator><dc:date>2006-11-09T00:00:00</dc:date><text:p>FN</text:p></office:annotation></text:span></text:p>
      <text:p text:style-name="P6"><text:span text:style-name="T4">Welcome to the First-Run Wizard</text:span><text:span text:style-name="T5"><office:annotation><dc:creator>Nancy</dc:creator><dc:date>2006-11-09T00:00:00</dc:date><text:p>FC</text:p></office:annotation></text:span></text:p>
      <text:p text:style-name="P9"><text:span text:style-name="T9">***insert figure 7-</text:span><text:change text:change-id="ct155500912"/><text:change text:change-id="ct154659480"/><text:change-start text:change-id="ct155500624"/><text:span text:style-name="T9">37 </text:span><text:change-end text:change-id="ct155500624"/><text:span text:style-name="T9">07fig</text:span><text:change text:change-id="ct155500336"/><text:change-start text:change-id="ct155500528"/><text:span text:style-name="T9">37</text:span><text:change-end text:change-id="ct155500528"/><text:span text:style-name="T9">firstruninterface.png</text:span><text:span text:style-name="T36"><office:annotation><dc:creator>Nancy</dc:creator><dc:date>2006-11-09T00:00:00</dc:date><text:p>AU/PE: Requires attention.</text:p></office:annotation></text:span></text:p>
      <text:p text:style-name="P5"><text:span text:style-name="T7">Figure 7-</text:span><text:change text:change-id="ct155379192"/><text:change-start text:change-id="ct155500432"/><text:span text:style-name="T7">37</text:span><text:change-end text:change-id="ct155500432"/><text:span text:style-name="T23"><office:annotation><dc:creator>Nancy</dc:creator><dc:date>2006-11-09T00:00:00</dc:date><text:p>FN</text:p></office:annotation></text:span></text:p>
      <text:p text:style-name="P6"><text:span text:style-name="T4">Choosing the default look of </text:span><text:change text:change-id="ct155493232"/><text:change-start text:change-id="ct154304704"/><text:span text:style-name="T4">a</text:span><text:change-end text:change-id="ct154304704"/><text:change text:change-id="ct154253728"/><text:change-start text:change-id="ct155492464"/><text:span text:style-name="T4">maro</text:span><text:change-end text:change-id="ct155492464"/><text:change-start text:change-id="ct154170536"/><text:span text:style-name="T4">K</text:span><text:change-end text:change-id="ct154170536"/><text:change text:change-id="ct154194648"/><text:span text:style-name="T5"><office:annotation><dc:creator>Nancy</dc:creator><dc:date>2006-11-09T00:00:00</dc:date><text:p>FC</text:p></office:annotation></text:span></text:p>
      <text:p text:style-name="P9"><text:span text:style-name="T9">***insert figure 7-</text:span><text:change-start text:change-id="ct154448696"/><text:span text:style-name="T9">3</text:span><text:change-end text:change-id="ct154448696"/><text:change-start text:change-id="ct154244544"/><text:span text:style-name="T9">8</text:span><text:change-end text:change-id="ct154244544"/><text:change text:change-id="ct154865520"/><text:change text:change-id="ct154162248"/><text:span text:style-name="T9"> 07fig</text:span><text:change text:change-id="ct155501200"/><text:change-start text:change-id="ct155501008"/><text:span text:style-name="T9">38</text:span><text:change-end text:change-id="ct155501008"/><text:span text:style-name="T9">firstcollection.png</text:span><text:span text:style-name="T36"><office:annotation><dc:creator>Nancy</dc:creator><dc:date>2006-11-09T00:00:00</dc:date><text:p>AU/PE: Requires attention.</text:p></office:annotation></text:span></text:p>
      <text:p text:style-name="P5"><text:span text:style-name="T7">Figure 7-</text:span><text:change text:change-id="ct154498896"/><text:change-start text:change-id="ct155501104"/><text:span text:style-name="T7">38</text:span><text:change-end text:change-id="ct155501104"/><text:span text:style-name="T23"><office:annotation><dc:creator>Nancy</dc:creator><dc:date>2006-11-09T00:00:00</dc:date><text:p>FN</text:p></office:annotation></text:span></text:p>
      <text:p text:style-name="P6"><text:span text:style-name="T4">Selecting the location your catalog</text:span><text:span text:style-name="T5"><office:annotation><dc:creator>Nancy</dc:creator><dc:date>2006-11-09T00:00:00</dc:date><text:p>FC</text:p></office:annotation></text:span></text:p>
      <text:p text:style-name="P9"><text:span text:style-name="T9">***insert figure 7-</text:span><text:change text:change-id="ct155399464"/><text:change-start text:change-id="ct155501488"/><text:span text:style-name="T9">39</text:span><text:change-end text:change-id="ct155501488"/><text:span text:style-name="T9"> 07fig</text:span><text:change text:change-id="ct155502256"/><text:change-start text:change-id="ct155501296"/><text:span text:style-name="T9">39</text:span><text:change-end text:change-id="ct155501296"/><text:span text:style-name="T9">firstdatabase.png</text:span><text:span text:style-name="T36"><office:annotation><dc:creator>Nancy</dc:creator><dc:date>2006-11-09T00:00:00</dc:date><text:p>AU/PE: Requires attention.</text:p></office:annotation></text:span></text:p>
      <text:p text:style-name="P5"><text:span text:style-name="T7">Figure 7-</text:span><text:change-start text:change-id="ct154412936"/><text:span text:style-name="T7">3</text:span><text:change-end text:change-id="ct154412936"/><text:change-start text:change-id="ct154084920"/><text:span text:style-name="T7">9</text:span><text:change-end text:change-id="ct154084920"/><text:change text:change-id="ct154932208"/><text:change text:change-id="ct154084224"/><text:span text:style-name="T23"><office:annotation><dc:creator>Nancy</dc:creator><dc:date>2006-11-09T00:00:00</dc:date><text:p>FN</text:p></office:annotation></text:span></text:p>
      <text:p text:style-name="P6"><text:span text:style-name="T4">Choosing the type of database to store your collection in</text:span><text:span text:style-name="T5"><office:annotation><dc:creator>Nancy</dc:creator><dc:date>2006-11-09T00:00:00</dc:date><text:p>FC</text:p></office:annotation></text:span></text:p>
      <text:p text:style-name="P2"><text:span text:style-name="T1">In order to listen to .mp3 files, an additional package will need to be installed from </text:span><text:change text:change-id="ct153554520"/><text:change-start text:change-id="ct153554264"/><text:span text:style-name="T1">m</text:span><text:change-end text:change-id="ct153554264"/><text:span text:style-name="T1">ultiverse (see the section on Managing Repositories) through Adept. The package, libxine-extraodecs will </text:span><text:change-start text:change-id="ct153554136"/><text:span text:style-name="T1">also </text:span><text:change-end text:change-id="ct153554136"/><text:span text:style-name="T1">enable you to play some VI and some QuickTime videos, (S)VCDs</text:span><text:change-start text:change-id="ct153554008"/><text:span text:style-name="T1">,</text:span><text:change-end text:change-id="ct153554008"/><text:span text:style-name="T1"> and most video files out there.</text:span></text:p>
      <text:p text:style-name="P2"><text:span text:style-name="T1">Now that your collection is configured, it time to create your play lists</text:span><text:change-start text:change-id="ct154157640"/><text:span text:style-name="T1">.</text:span><text:change-end text:change-id="ct154157640"/><text:change text:change-id="ct155423424"/><text:change-start text:change-id="ct154184168"/><text:span text:style-name="T1"> </text:span><text:change-end text:change-id="ct154184168"/><text:span text:style-name="T1">Simply select the songs you would like to listen</text:span><text:change-start text:change-id="ct153553880"/><text:span text:style-name="T1"> to,</text:span><text:change-end text:change-id="ct153553880"/><text:span text:style-name="T1"> and drag them over to the play list pane. If you would like to listen to all of your music, </text:span><text:change text:change-id="ct153554392"/><text:span text:style-name="T1">select dynamic mode</text:span><text:change-start text:change-id="ct153553752"/><text:span text:style-name="T1">,</text:span><text:change-end text:change-id="ct153553752"/><text:span text:style-name="T1"> and it will create a play list based on past listening habits. The more you listen to a certain song the greater chance that song will repeat or a similar song will appear in the dynamic play list.</text:span></text:p>
      <text:p text:style-name="P33"><text:span text:style-name="T32">Common Applications</text:span><text:span text:style-name="T30"><office:annotation><dc:creator>Nancy</dc:creator><dc:date>2006-11-09T00:00:00</dc:date><text:p>HA</text:p></office:annotation></text:span></text:p>
      <text:p text:style-name="P1"><text:span text:style-name="T1">Kubuntu comes with a large number of applications preinstalled and configured</text:span><text:change-start text:change-id="ct153554648"/><text:span text:style-name="T1">,</text:span><text:change-end text:change-id="ct153554648"/><text:span text:style-name="T1"> including </text:span><text:change text:change-id="ct155433696"/><text:change-start text:change-id="ct153698416"/><text:span text:style-name="T1">Web</text:span><text:change-end text:change-id="ct153698416"/><text:span text:style-name="T1"> browsers, office applications</text:span><text:change-start text:change-id="ct153554776"/><text:span text:style-name="T1">,</text:span><text:change-end text:change-id="ct153554776"/><text:span text:style-name="T1"> and e-mail. Remember, since choice is a huge factor in Kubuntu, if you do not like the default applications you can always change them. All of these applications are available through the </text:span><text:change text:change-id="ct153528656"/><text:change-start text:change-id="ct153525328"/><text:span text:style-name="T1">K menu</text:span><text:change-end text:change-id="ct153525328"/><text:span text:style-name="T1">.</text:span></text:p>
      <text:p text:style-name="P10"><text:span text:style-name="T7">OpenOffice.org</text:span><text:span text:style-name="T33"><office:annotation><dc:creator>Nancy</dc:creator><dc:date>2006-11-09T00:00:00</dc:date><text:p>HB</text:p></office:annotation></text:span></text:p>
      <text:p text:style-name="P1"><text:span text:style-name="T1">The default office application for Kubuntu is OpenOffice.org 2.0. This version is the second major release of the suite that includes Writer, Calc, Draw, Impress, </text:span><text:change-start text:change-id="ct154645048"/><text:span text:style-name="T1">and </text:span><text:change-end text:change-id="ct154645048"/><text:span text:style-name="T1">Math</text:span><text:change text:change-id="ct155172616"/><text:change text:change-id="ct155225128"/><text:change-start text:change-id="ct155272480"/><text:span text:style-name="T10"> (Note: Math and Draw</text:span><text:change-end text:change-id="ct155272480"/><text:change-start text:change-id="ct155204624"/><text:span text:style-name="T10"> are not available from the menu and launched from within one of the other applications.)</text:span><text:change-end text:change-id="ct155204624"/><text:change text:change-id="ct155127752"/><text:span text:style-name="T1">Each of these programs </text:span><text:change text:change-id="ct153555928"/><text:change-start text:change-id="ct153555416"/><text:span text:style-name="T1">is</text:span><text:change-end text:change-id="ct153555416"/><text:span text:style-name="T1"> </text:span><text:change text:change-id="ct153917544"/><text:change-start text:change-id="ct153916264"/><text:span text:style-name="T1">easy-to-use</text:span><text:change-end text:change-id="ct153916264"/><text:span text:style-name="T1"> and can help you switch from the Microsoft Office product line. In fact, the OpenOffice.org suite that can be installed on a Windows system comes on the installation CD to help you get comfortable and ready for a switch to Kubuntu. Each application corresponds to a similar application in the MS Product line. Calc is very similar to Excel, Writer is the same for Word, Impress is PowerPoint</text:span><text:change-start text:change-id="ct153555288"/><text:span text:style-name="T1">,</text:span><text:change-end text:change-id="ct153555288"/><text:span text:style-name="T1"> and Base functions similarly to Access. OpenOffice.org can handle all but </text:span><text:change text:change-id="ct153555800"/><text:change-start text:change-id="ct153555160"/><text:span text:style-name="T1">Microsoft </text:span><text:change-end text:change-id="ct153555160"/><text:span text:style-name="T1">Access files without problems, and the whole suite is ready to be used in a corporate environment as well as for personal use.</text:span></text:p>
      <text:p text:style-name="P22"><text:span text:style-name="T1">To demonstrate the power of OpenOffice.org, we will work on creating a new document. To open up OpenOffice.org Writer, </text:span><text:change text:change-id="ct153555672"/><text:span text:style-name="T1">open up the </text:span><text:change text:change-id="ct153527376"/><text:change-start text:change-id="ct153524048"/><text:span text:style-name="T1">K menu</text:span><text:change-end text:change-id="ct153524048"/><text:change-start text:change-id="ct153555032"/><text:span text:style-name="T1">,</text:span><text:change-end text:change-id="ct153555032"/><text:span text:style-name="T1"> </text:span><text:change text:change-id="ct153555544"/><text:span text:style-name="T1">navigate to Office</text:span><text:change-start text:change-id="ct153554904"/><text:span text:style-name="T1">,</text:span><text:change-end text:change-id="ct153554904"/><text:span text:style-name="T1"> and then OpenOffice.org Writer</text:span><text:change-start text:change-id="ct153556312"/><text:span text:style-name="T1">. You can also </text:span><text:change-end text:change-id="ct153556312"/><text:change text:change-id="ct153557848"/><text:span text:style-name="T1">launch Katapult</text:span><text:change-start text:change-id="ct153556184"/><text:span text:style-name="T1">, </text:span><text:change-end text:change-id="ct153556184"/><text:change text:change-id="ct153557720"/><text:span text:style-name="T1">type </text:span><text:change-start text:change-id="ct153556056"/><text:span text:style-name="T1">in </text:span><text:change-end text:change-id="ct153556056"/><text:span text:style-name="T1">Writer</text:span><text:change-start text:change-id="ct153556440"/><text:span text:style-name="T1">,</text:span><text:change-end text:change-id="ct153556440"/><text:span text:style-name="T1"> and </text:span><text:change text:change-id="ct153557592"/><text:change-start text:change-id="ct153556696"/><text:span text:style-name="T1">hit Enter</text:span><text:change-end text:change-id="ct153556696"/><text:span text:style-name="T1">.</text:span></text:p>
      <text:p text:style-name="P2"><text:span text:style-name="T1">Writer resembles any other word processing software you have used before. Simply start typing your letter or paper </text:span><text:change text:change-id="ct153557976"/><text:change-start text:change-id="ct153556568"/><text:span text:style-name="T1">as </text:span><text:change-end text:change-id="ct153556568"/><text:span text:style-name="T1">you normally would</text:span><text:change-start text:change-id="ct153557080"/><text:span text:style-name="T1">,</text:span><text:change-end text:change-id="ct153557080"/><text:span text:style-name="T1"> and use the toolbar for formatting options that you require, including changing alignment, bold-facing, </text:span><text:change text:change-id="ct153557464"/><text:span text:style-name="T1">italicizing</text:span><text:change-start text:change-id="ct153556824"/><text:span text:style-name="T1">,</text:span><text:change-end text:change-id="ct153556824"/><text:span text:style-name="T1"> and other needs.</text:span></text:p>
      <text:p text:style-name="P2"><text:span text:style-name="T1">When you are done working on a document, </text:span><text:change text:change-id="ct153557336"/><text:span text:style-name="T1">save the </text:span><text:change text:change-id="ct153557208"/><text:change-start text:change-id="ct153556952"/><text:span text:style-name="T1">document </text:span><text:change-end text:change-id="ct153556952"/><text:span text:style-name="T1">through File</text:span><text:change-start text:change-id="ct155449704"/><text:span text:style-name="T1"> </text:span><text:change-end text:change-id="ct155449704"/><text:span text:style-name="T1">&gt; Save or </text:span><text:change-start text:change-id="ct155449608"/><text:span text:style-name="T1">by typing </text:span><text:change-end text:change-id="ct155449608"/><text:span text:style-name="T1">Ctrl+S. OpenOffice.org saves documents in the Open Document </text:span><text:change text:change-id="ct155449800"/><text:change-start text:change-id="ct153558104"/><text:span text:style-name="T1">format</text:span><text:change-end text:change-id="ct153558104"/><text:span text:style-name="T1">. This file format is a standard across the world. You can also save </text:span><text:change text:change-id="ct153929544"/><text:change-start text:change-id="ct153983120"/><text:span text:style-name="T1">document</text:span><text:change-end text:change-id="ct153983120"/><text:span text:style-name="T1">s in other formats</text:span><text:change-start text:change-id="ct153558232"/><text:span text:style-name="T1">,</text:span><text:change-end text:change-id="ct153558232"/><text:span text:style-name="T1"> including Microsoft Office</text:span><text:change-start text:change-id="ct153558360"/><text:span text:style-name="T1"> and </text:span><text:change-end text:change-id="ct153558360"/><text:change text:change-id="ct155450088"/><text:span text:style-name="T1">Adobe PDF format. To save as a PDF file, just click the PDF button on the main toolbar (located next to the </text:span><text:change text:change-id="ct155449992"/><text:change-start text:change-id="ct155449224"/><text:span text:style-name="T1">p</text:span><text:change-end text:change-id="ct155449224"/><text:span text:style-name="T1">rint </text:span><text:change text:change-id="ct155449896"/><text:change-start text:change-id="ct155449320"/><text:span text:style-name="T1">icon</text:span><text:change-end text:change-id="ct155449320"/><text:span text:style-name="T1">)</text:span><text:change-start text:change-id="ct155449416"/><text:span text:style-name="T1">,</text:span><text:change-end text:change-id="ct155449416"/><text:span text:style-name="T1"> and </text:span><text:change-start text:change-id="ct155449512"/><text:span text:style-name="T1">enter a </text:span><text:change-end text:change-id="ct155449512"/><text:change text:change-id="ct155450664"/><text:span text:style-name="T1">filename.</text:span></text:p>
      <text:p text:style-name="P2"><text:span text:style-name="T1">As mentioned before, Kubuntu CDs come with Open Source software that can be installed on Windows PCs so you can learn the OpenOffice.org suit</text:span><text:change-start text:change-id="ct155450184"/><text:span text:style-name="T1">e</text:span><text:change-end text:change-id="ct155450184"/><text:span text:style-name="T1"> before installing Kubuntu if you choose to do so.</text:span></text:p>
      <text:p text:style-name="P10"><text:change text:change-id="ct155277808"/><text:change-start text:change-id="ct155441816"/><text:span text:style-name="T7">Web</text:span><text:change-end text:change-id="ct155441816"/><text:span text:style-name="T7"> Browsing</text:span><text:span text:style-name="T33"><office:annotation><dc:creator>Nancy</dc:creator><dc:date>2006-11-09T00:00:00</dc:date><text:p>HB</text:p></office:annotation></text:span></text:p>
      <text:p text:style-name="P1"><text:span text:style-name="T1">As mentioned earlier, Konqueror can function as a file manager as well as a </text:span><text:change text:change-id="ct155277904"/><text:change-start text:change-id="ct155347320"/><text:span text:style-name="T1">Web</text:span><text:change-end text:change-id="ct155347320"/><text:span text:style-name="T1"> browser. To launch Konqueror, open up the </text:span><text:change text:change-id="ct153530320"/><text:change-start text:change-id="ct153524688"/><text:span text:style-name="T1">K menu</text:span><text:change-end text:change-id="ct153524688"/><text:change-start text:change-id="ct155450280"/><text:span text:style-name="T1">,</text:span><text:change-end text:change-id="ct155450280"/><text:span text:style-name="T1"> </text:span><text:change text:change-id="ct155450760"/><text:span text:style-name="T1">navigate to Internet</text:span><text:change-start text:change-id="ct155450472"/><text:span text:style-name="T1">,</text:span><text:change-end text:change-id="ct155450472"/><text:span text:style-name="T1"> </text:span><text:change text:change-id="ct155450856"/><text:span text:style-name="T1">then Konqueror</text:span><text:change-start text:change-id="ct155450568"/><text:span text:style-name="T1">. Alternately, you can </text:span><text:change-end text:change-id="ct155450568"/><text:change text:change-id="ct155450952"/><text:span text:style-name="T1">launch Katapult (</text:span><text:change text:change-id="ct155312240"/><text:change-start text:change-id="ct155300168"/><text:span text:style-name="T1">Alt</text:span><text:change-end text:change-id="ct155300168"/><text:span text:style-name="T1">+</text:span><text:change text:change-id="ct155312112"/><text:change-start text:change-id="ct155300040"/><text:span text:style-name="T1">Space</text:span><text:change-end text:change-id="ct155300040"/><text:span text:style-name="T1">) and </text:span><text:change text:change-id="ct155451048"/><text:span text:style-name="T1">type </text:span><text:change-start text:change-id="ct155450376"/><text:span text:style-name="T1">in </text:span><text:change-end text:change-id="ct155450376"/><text:span text:style-name="T1">Konqueror.</text:span><text:change text:change-id="ct155422912"/><text:change-start text:change-id="ct154212104"/><text:span text:style-name="T1"> </text:span><text:change-end text:change-id="ct154212104"/><text:span text:style-name="T1"><text:s/>Like other modern </text:span><text:change text:change-id="ct155302752"/><text:change-start text:change-id="ct153688712"/><text:span text:style-name="T1">Web</text:span><text:change-end text:change-id="ct153688712"/><text:span text:style-name="T1"> browsers, Konqueror provides tabbed browsing, the capability to have multiple </text:span><text:change text:change-id="ct155344120"/><text:change-start text:change-id="ct155442016"/><text:span text:style-name="T1">Web</text:span><text:change-end text:change-id="ct155442016"/><text:span text:style-name="T1"> pages open in the same window. </text:span><text:change-start text:change-id="ct155451144"/><text:span text:style-name="T1">To do this, </text:span><text:change-end text:change-id="ct155451144"/><text:change text:change-id="ct155452200"/><text:change-start text:change-id="ct155451240"/><text:span text:style-name="T1">go </text:span><text:change-end text:change-id="ct155451240"/><text:span text:style-name="T1">File</text:span><text:change-start text:change-id="ct155451336"/><text:span text:style-name="T1"> </text:span><text:change-end text:change-id="ct155451336"/><text:span text:style-name="T1">&gt;</text:span><text:change-start text:change-id="ct155451432"/><text:span text:style-name="T1"> </text:span><text:change-end text:change-id="ct155451432"/><text:span text:style-name="T1">New Tab</text:span><text:change-start text:change-id="ct155451528"/><text:span text:style-name="T1"> or </text:span><text:change-end text:change-id="ct155451528"/><text:change text:change-id="ct155452008"/><text:span text:style-name="T1">press</text:span><text:change-start text:change-id="ct155451912"/><text:span text:style-name="T1"> </text:span><text:change-end text:change-id="ct155451912"/><text:change text:change-id="ct155452104"/><text:span text:style-name="T1">Ctrl+T</text:span><text:change-start text:change-id="ct155451816"/><text:span text:style-name="T1">. </text:span><text:change-end text:change-id="ct155451816"/><text:change text:change-id="ct155452296"/><text:change-start text:change-id="ct155451720"/><text:span text:style-name="T1">A</text:span><text:change-end text:change-id="ct155451720"/><text:span text:style-name="T1"> new tab </text:span><text:change text:change-id="ct155452392"/><text:change-start text:change-id="ct155451624"/><text:span text:style-name="T1">will be </text:span><text:change-end text:change-id="ct155451624"/><text:span text:style-name="T1">created in your open Konqueror window. A cool feature is that </text:span><text:change text:change-id="ct155452968"/><text:change-start text:change-id="ct155452680"/><text:span text:style-name="T1">you </text:span><text:change-end text:change-id="ct155452680"/><text:span text:style-name="T1">can be browsing the </text:span><text:change text:change-id="ct145057624"/><text:change-start text:change-id="ct155435648"/><text:span text:style-name="T1">Web</text:span><text:change-end text:change-id="ct155435648"/><text:span text:style-name="T1"> in one tab, browsing your home directory in another tab, and also browsing network folders in a third tab. All of these functions can help manage your taskbar and help keep your desktop looking clean and sharp.</text:span></text:p>
      <text:p text:style-name="P2"><text:span text:style-name="T1">As a </text:span><text:change text:change-id="ct155302848"/><text:change-start text:change-id="ct143649840"/><text:span text:style-name="T1">Web</text:span><text:change-end text:change-id="ct143649840"/><text:span text:style-name="T1"> browser, Konqueror enables you to set bookmarks, change your Home Page, and utilize all the other features you would expect from a </text:span><text:change text:change-id="ct155433600"/><text:change-start text:change-id="ct153697064"/><text:span text:style-name="T1">Web</text:span><text:change-end text:change-id="ct153697064"/><text:span text:style-name="T1"> browser.</text:span></text:p>
      <text:p text:style-name="P2"><text:span text:style-name="T1">Navigating around the Internet is no different in Konqueror </text:span><text:change text:change-id="ct155452872"/><text:change-start text:change-id="ct155452488"/><text:span text:style-name="T1">than </text:span><text:change-end text:change-id="ct155452488"/><text:span text:style-name="T1">in any other </text:span><text:change text:change-id="ct153906992"/><text:change-start text:change-id="ct155435552"/><text:span text:style-name="T1">Web</text:span><text:change-end text:change-id="ct155435552"/><text:span text:style-name="T1"> browser, including Firefox, Opera, Netscape, or Internet Explorer. Just type the </text:span><text:change text:change-id="ct153957432"/><text:change-start text:change-id="ct155435456"/><text:span text:style-name="T1">Web</text:span><text:change-end text:change-id="ct155435456"/><text:span text:style-name="T1"> address into the address bar</text:span><text:change-start text:change-id="ct155452584"/><text:span text:style-name="T1">,</text:span><text:change-end text:change-id="ct155452584"/><text:span text:style-name="T1"> and hit Enter. For example, </text:span><text:change text:change-id="ct155453064"/><text:span text:style-name="T1">type </text:span><text:change-start text:change-id="ct155452776"/><text:span text:style-name="T1">in </text:span><text:change-end text:change-id="ct155452776"/><text:a xlink:type="simple" xlink:href="http://www.kubuntu.com/"><text:span text:style-name="T34">www.kubuntu.com</text:span></text:a><text:span text:style-name="T1"> to visit the home page for Kubuntu.</text:span></text:p>
      <text:p text:style-name="P2"><text:span text:style-name="T1">To search using Google, simply move to the search bar, and directly to the right of the address bar type in what you are looking for. Konqueror will use Google to find it for you (see Figure 7-</text:span><text:change text:change-id="ct154601792"/><text:change text:change-id="ct155501872"/><text:change-start text:change-id="ct155501392"/><text:span text:style-name="T1">40</text:span><text:change-end text:change-id="ct155501392"/><text:span text:style-name="T8"><office:annotation><dc:creator>Nancy</dc:creator><dc:date>2006-11-09T00:00:00</dc:date><text:p>Figure number verified.</text:p></office:annotation></text:span><text:span text:style-name="T1"> for an example).</text:span></text:p>
      <text:p text:style-name="P9"><text:span text:style-name="T9">***insert screenshot 7-</text:span><text:change text:change-id="ct154698288"/><text:change text:change-id="ct155501968"/><text:change-start text:change-id="ct155501584"/><text:span text:style-name="T9">40</text:span><text:change-end text:change-id="ct155501584"/><text:span text:style-name="T9"> 07fig</text:span><text:change text:change-id="ct154701824"/><text:change text:change-id="ct155502064"/><text:change-start text:change-id="ct155501680"/><text:span text:style-name="T9">40</text:span><text:change-end text:change-id="ct155501680"/><text:span text:style-name="T9">googlebar.png</text:span><text:span text:style-name="T36"><office:annotation><dc:creator>Nancy</dc:creator><dc:date>2006-11-09T00:00:00</dc:date><text:p>AU/PE: Requires attention.</text:p></office:annotation></text:span></text:p>
      <text:p text:style-name="P5"><text:span text:style-name="T7">Figure 7-</text:span><text:change text:change-id="ct155502160"/><text:change-start text:change-id="ct155501776"/><text:span text:style-name="T7">40</text:span><text:change-end text:change-id="ct155501776"/><text:span text:style-name="T23"><office:annotation><dc:creator>Nancy</dc:creator><dc:date>2006-11-09T00:00:00</dc:date><text:p>FN</text:p></office:annotation></text:span></text:p>
      <text:p text:style-name="P6"><text:span text:style-name="T4">Using the Google search bar to search the </text:span><text:change text:change-id="ct154891384"/><text:change-start text:change-id="ct154910568"/><text:span text:style-name="T4">Web</text:span><text:change-end text:change-id="ct154910568"/><text:span text:style-name="T5"><office:annotation><dc:creator>Nancy</dc:creator><dc:date>2006-11-09T00:00:00</dc:date><text:p>FC</text:p></office:annotation></text:span></text:p>
      <text:p text:style-name="P45"><text:span text:style-name="T35">Tip</text:span><text:span text:style-name="T33"><office:annotation><dc:creator>Nancy</dc:creator><dc:date>2006-11-09T00:00:00</dc:date><text:p>MH</text:p></office:annotation></text:span></text:p>
      <text:p text:style-name="P46"><text:span text:style-name="T2">If you are using Konqueror in the file manager mode, the Google search bar defaults to locate, which will search your hard drive.</text:span><text:span text:style-name="T36"><office:annotation><dc:creator>Nancy</dc:creator><dc:date>2006-11-09T00:00:00</dc:date><text:p>MN</text:p></office:annotation></text:span></text:p>
      <text:p text:style-name="P2"><text:span text:style-name="T1">Often when browsing the </text:span><text:change text:change-id="ct153981408"/><text:change-start text:change-id="ct154910472"/><text:span text:style-name="T1">Web</text:span><text:change-end text:change-id="ct154910472"/><text:span text:style-name="T1">, you will see an orange icon at the bottom of Konqueror</text:span><text:change text:change-id="ct155453256"/><text:change-start text:change-id="ct155453160"/><text:span text:style-name="T1">. T</text:span><text:change-end text:change-id="ct155453160"/><text:span text:style-name="T1">his means there is an RSS (</text:span><text:change text:change-id="ct155300296"/><text:change-start text:change-id="ct155299912"/><text:span text:style-name="T1">Really</text:span><text:change-end text:change-id="ct155299912"/><text:span text:style-name="T1"> Simple Syndication) feed available. To track this feed, simply click on it</text:span><text:change-start text:change-id="ct155453352"/><text:span text:style-name="T1">,</text:span><text:change-end text:change-id="ct155453352"/><text:span text:style-name="T1"> and Konqueror will add it to your subscribed feeds in Akregator. More information on Akregator will be provided later in this chapter.</text:span></text:p>
      <text:p text:style-name="P10"><text:span text:style-name="T7">Using Firefox for Browsing the </text:span><text:change text:change-id="ct154281656"/><text:change-start text:change-id="ct154910376"/><text:span text:style-name="T7">Web</text:span><text:change-end text:change-id="ct154910376"/><text:span text:style-name="T33"><office:annotation><dc:creator>Nancy</dc:creator><dc:date>2006-11-09T00:00:00</dc:date><text:p>HB</text:p></office:annotation></text:span></text:p>
      <text:p text:style-name="P1"><text:span text:style-name="T1">Allowing choice is a key feature of Ubuntu, and Kubuntu ships with the latest available version of </text:span><text:change text:change-id="ct153975872"/><text:change-start text:change-id="ct154534616"/><text:span text:style-name="T1">Firefox</text:span><text:change-end text:change-id="ct154534616"/><text:span text:style-name="T1"> (as of this writing 1.5.1</text:span><text:span text:style-name="T8"><office:annotation><dc:creator>Nancy</dc:creator><dc:date>2006-11-09T00:00:00</dc:date><text:p>AU: Is this still accurate?</text:p></office:annotation></text:span><text:span text:style-name="T1">). Firefox has taken the </text:span><text:change text:change-id="ct154887304"/><text:change-start text:change-id="ct155434024"/><text:span text:style-name="T1">Web</text:span><text:change-end text:change-id="ct155434024"/><text:span text:style-name="T1"> browser world by storm and is as good or even better then Internet Explorer. Firefox not only provides better features and a better browsing experience, it adheres better to </text:span><text:change text:change-id="ct154832760"/><text:change-start text:change-id="ct155433832"/><text:span text:style-name="T1">Web</text:span><text:change-end text:change-id="ct155433832"/><text:span text:style-name="T1"> standards. Like Konqueror, Firefox includes tab browsing (File &gt; New Tab or Ctrl+T), bookmarks</text:span><text:change-start text:change-id="ct155453448"/><text:span text:style-name="T1">,</text:span><text:change-end text:change-id="ct155453448"/><text:span text:style-name="T1"> and everything you would expect of a modern </text:span><text:change text:change-id="ct154889152"/><text:change-start text:change-id="ct155404312"/><text:span text:style-name="T1">Web</text:span><text:change-end text:change-id="ct155404312"/><text:span text:style-name="T1"> browser.</text:span></text:p>
      <text:p text:style-name="P2"><text:span text:style-name="T1">Firefox has a lot of different extensions that can be plugged</text:span><text:change-start text:change-id="ct155453544"/><text:span text:style-name="T1"> </text:span><text:change-end text:change-id="ct155453544"/><text:change text:change-id="ct155454120"/><text:span text:style-name="T1">in and allows greater flexibility for your </text:span><text:change text:change-id="ct155252912"/><text:change-start text:change-id="ct155404216"/><text:span text:style-name="T1">Web</text:span><text:change-end text:change-id="ct155404216"/><text:span text:style-name="T1"> browser. The most common plug</text:span><text:change-start text:change-id="ct155394232"/><text:span text:style-name="T1">-</text:span><text:change-end text:change-id="ct155394232"/><text:span text:style-name="T1">ins are for using Macromedia Flash and Java, things some </text:span><text:change text:change-id="ct155278000"/><text:change-start text:change-id="ct155433088"/><text:span text:style-name="T1">Web</text:span><text:change-end text:change-id="ct155433088"/><text:span text:style-name="T1"> pages require.</text:span></text:p>
      <text:p text:style-name="P2"><text:span text:style-name="T1">Installing a plug-in is as simple as visiting a </text:span><text:change text:change-id="ct155343928"/><text:change text:change-id="ct155399632"/><text:change-start text:change-id="ct155379312"/><text:span text:style-name="T1">Web site</text:span><text:change-end text:change-id="ct155379312"/><text:span text:style-name="T1"> that requires it</text:span><text:change text:change-id="ct155453832"/><text:change-start text:change-id="ct155453736"/><text:span text:style-name="T1">. A</text:span><text:change-end text:change-id="ct155453736"/><text:span text:style-name="T1"> yellow bar will appear indicating you are missing a plug-in. </text:span><text:change text:change-id="ct155453928"/><text:change-start text:change-id="ct155453640"/><text:span text:style-name="T1">C</text:span><text:change-end text:change-id="ct155453640"/><text:span text:style-name="T1">lick on the Install Missing Plug-ins button to install the required plug-in.</text:span></text:p>
      <text:p text:style-name="P10"><text:span text:style-name="T7">Burning CDs—Audio and Data</text:span><text:span text:style-name="T33"><office:annotation><dc:creator>Nancy</dc:creator><dc:date>2006-11-09T00:00:00</dc:date><text:p>HB</text:p></office:annotation></text:span></text:p>
      <text:p text:style-name="P1"><text:span text:style-name="T1">Another common task is creating or burning CDs both for listening to music </text:span><text:change text:change-id="ct155454024"/><text:span text:style-name="T1">or for creating a backup of your system. Kubuntu’s default CD creation program is K3b. K3b provides a very familiar (See Figure 7-</text:span><text:change text:change-id="ct154540784"/><text:change text:change-id="ct155503888"/><text:change-start text:change-id="ct155502736"/><text:span text:style-name="T1">41</text:span><text:change-end text:change-id="ct155502736"/><text:span text:style-name="T8"><office:annotation><dc:creator>Nancy</dc:creator><dc:date>2006-11-09T00:00:00</dc:date><text:p>Figure number verified.</text:p></office:annotation></text:span><text:span text:style-name="T1">) interface for burning and copying CDs.</text:span></text:p>
      <text:p text:style-name="P9"><text:span text:style-name="T9">***insert figure 7-</text:span><text:change text:change-id="ct154523792"/><text:change text:change-id="ct155503696"/><text:change-start text:change-id="ct155502928"/><text:span text:style-name="T9">41</text:span><text:change-end text:change-id="ct155502928"/><text:span text:style-name="T9"> 07fig</text:span><text:change text:change-id="ct154287192"/><text:change text:change-id="ct155503408"/><text:change-start text:change-id="ct155503024"/><text:span text:style-name="T9">41</text:span><text:change-end text:change-id="ct155503024"/><text:span text:style-name="T9">k3b.png</text:span><text:span text:style-name="T36"><office:annotation><dc:creator>Nancy</dc:creator><dc:date>2006-11-09T00:00:00</dc:date><text:p>AU/PE: Requires attention.</text:p></office:annotation></text:span></text:p>
      <text:p text:style-name="P5"><text:span text:style-name="T7">Figure 7-</text:span><text:change text:change-id="ct154847376"/><text:change text:change-id="ct155503312"/><text:change-start text:change-id="ct155503120"/><text:span text:style-name="T7">41</text:span><text:change-end text:change-id="ct155503120"/><text:span text:style-name="T23"><office:annotation><dc:creator>Nancy</dc:creator><dc:date>2006-11-09T00:00:00</dc:date><text:p>FN</text:p></office:annotation></text:span></text:p>
      <text:p text:style-name="P6"><text:span text:style-name="T4">K3b</text:span><text:span text:style-name="T5"><office:annotation><dc:creator>Nancy</dc:creator><dc:date>2006-11-09T00:00:00</dc:date><text:p>FC</text:p></office:annotation></text:span></text:p>
      <text:p text:style-name="P2"><text:span text:style-name="T1">Simply click on one of icons from the main Kreator screen that describes the project you would like to create: a new audio CD, a new Data CD, a new data DVD project, or even copy a CD. After the new project has been started, simply drag the files from the top section to the lower section (See Figure 7-</text:span><text:change text:change-id="ct154433976"/><text:change text:change-id="ct155503504"/><text:change-start text:change-id="ct155503216"/><text:span text:style-name="T1">42</text:span><text:change-end text:change-id="ct155503216"/><text:span text:style-name="T8"><office:annotation><dc:creator>Nancy</dc:creator><dc:date>2006-11-09T00:00:00</dc:date><text:p>Figure number verified.</text:p></office:annotation></text:span><text:span text:style-name="T1">).</text:span></text:p>
      <text:p text:style-name="P9"><text:span text:style-name="T9">***insert figure 7-</text:span><text:change text:change-id="ct154338272"/><text:change text:change-id="ct155504080"/><text:change-start text:change-id="ct155502544"/><text:span text:style-name="T9">42</text:span><text:change-end text:change-id="ct155502544"/><text:span text:style-name="T9"> 07fig</text:span><text:change text:change-id="ct155503792"/><text:change-start text:change-id="ct155502448"/><text:span text:style-name="T9">42</text:span><text:change-end text:change-id="ct155502448"/><text:span text:style-name="T9">k3bdata.png</text:span><text:span text:style-name="T36"><office:annotation><dc:creator>Nancy</dc:creator><dc:date>2006-11-09T00:00:00</dc:date><text:p>AU/PE: Requires attention.</text:p></office:annotation></text:span></text:p>
      <text:p text:style-name="P5"><text:span text:style-name="T7">Figure 7-</text:span><text:change-start text:change-id="ct155116288"/><text:span text:style-name="T7">42</text:span><text:change-end text:change-id="ct155116288"/><text:change text:change-id="ct154890864"/><text:change text:change-id="ct155121800"/><text:span text:style-name="T23"><office:annotation><dc:creator>Nancy</dc:creator><dc:date>2006-11-09T00:00:00</dc:date><text:p>FN</text:p></office:annotation></text:span></text:p>
      <text:p text:style-name="P6"><text:span text:style-name="T4">Just drag and drop the files</text:span><text:span text:style-name="T5"><office:annotation><dc:creator>Nancy</dc:creator><dc:date>2006-11-09T00:00:00</dc:date><text:p>FC</text:p></office:annotation></text:span></text:p>
      <text:p text:style-name="P2"><text:span text:style-name="T1">Once the files have been selected, </text:span><text:change text:change-id="ct155454984"/><text:span text:style-name="T1">select </text:span><text:change text:change-id="ct155454696"/><text:change-start text:change-id="ct155454504"/><text:span text:style-name="T1">Burn, </text:span><text:change-end text:change-id="ct155454504"/><text:span text:style-name="T1">and sit back while your new CD is created. K3b is a very </text:span><text:change text:change-id="ct153917160"/><text:change-start text:change-id="ct153916648"/><text:span text:style-name="T1">easy-to-use</text:span><text:change-end text:change-id="ct153916648"/><text:span text:style-name="T1"> utility that can help with the creation of backup CDs or even new music CDs.</text:span></text:p>
      <text:p text:style-name="P10"><text:span text:style-name="T7">K</text:span><text:change-start text:change-id="ct154339336"/><text:span text:style-name="T7">a</text:span><text:change-end text:change-id="ct154339336"/><text:change text:change-id="ct155487280"/><text:span text:style-name="T7">udioCreator</text:span><text:span text:style-name="T33"><office:annotation><dc:creator>Nancy</dc:creator><dc:date>2006-11-09T00:00:00</dc:date><text:p>HB</text:p></office:annotation></text:span></text:p>
      <text:p text:style-name="P1"><text:span text:style-name="T1">K</text:span><text:change-start text:change-id="ct155483824"/><text:span text:style-name="T1">A</text:span><text:change-end text:change-id="ct155483824"/><text:change text:change-id="ct155487184"/><text:span text:style-name="T1">udioCreator can be launched through the Multimedia section in the </text:span><text:change text:change-id="ct153528528"/><text:change-start text:change-id="ct153925352"/><text:span text:style-name="T1">K menu</text:span><text:change-end text:change-id="ct153925352"/><text:span text:style-name="T1"> or through Katap</text:span><text:change-start text:change-id="ct155486992"/><text:span text:style-name="T1">u</text:span><text:change-end text:change-id="ct155486992"/><text:change text:change-id="ct155487376"/><text:span text:style-name="T1">lt by typing K</text:span><text:change-start text:change-id="ct155487088"/><text:span text:style-name="T1">A</text:span><text:change-end text:change-id="ct155487088"/><text:change text:change-id="ct155487472"/><text:span text:style-name="T1">udioCreator. </text:span><text:change text:change-id="ct155454600"/><text:change-start text:change-id="ct155454216"/><text:span text:style-name="T1">T</text:span><text:change-end text:change-id="ct155454216"/><text:span text:style-name="T1">o rip music</text:span><text:change-start text:change-id="ct155454312"/><text:span text:style-name="T1">, you </text:span><text:change-end text:change-id="ct155454312"/><text:change text:change-id="ct155454888"/><text:span text:style-name="T1">first </text:span><text:change text:change-id="ct155454792"/><text:change-start text:change-id="ct155454408"/><text:span text:style-name="T1">need to </text:span><text:change-end text:change-id="ct155454408"/><text:span text:style-name="T1">configure the correct encoder. Simply use the wizard under Settings &gt; Configure KaudioCreator to select the correct encoder</text:span><text:change-start text:change-id="ct155455176"/><text:span text:style-name="T1">, </text:span><text:change-end text:change-id="ct155455176"/><text:change text:change-id="ct155455368"/><text:span text:style-name="T1">OggEnc or FLAC. To create mp3s out of files you will need to use Adept to install Lame from the </text:span><text:change text:change-id="ct154097352"/><text:change-start text:change-id="ct154083496"/><text:span text:style-name="T1">universe</text:span><text:change-end text:change-id="ct154083496"/><text:span text:style-name="T1"> repository. Upon selecting the encoder, the files will be placed automatically in /home/username/encoder. See Figure 7-</text:span><text:change text:change-id="ct154824744"/><text:change text:change-id="ct155503600"/><text:change-start text:change-id="ct155502352"/><text:span text:style-name="T3">4</text:span><text:change-end text:change-id="ct155502352"/><text:change-start text:change-id="ct155504368"/><text:span text:style-name="T3">3</text:span><text:change-end text:change-id="ct155504368"/><text:span text:style-name="T1"> for an example of Configure KaudioCreator.</text:span></text:p>
      <text:p text:style-name="P9"><text:span text:style-name="T9">***Insert figure 7-</text:span><text:change text:change-id="ct154344456"/><text:change-start text:change-id="ct155502832"/><text:span text:style-name="T9">4</text:span><text:change-end text:change-id="ct155502832"/><text:change-start text:change-id="ct154875736"/><text:span text:style-name="T9">3</text:span><text:change-end text:change-id="ct154875736"/><text:span text:style-name="T9"> 07fig</text:span><text:change text:change-id="ct155503984"/><text:change-start text:change-id="ct155502640"/><text:span text:style-name="T9">4</text:span><text:change-end text:change-id="ct155502640"/><text:change-start text:change-id="ct155504272"/><text:span text:style-name="T9">3</text:span><text:change-end text:change-id="ct155504272"/><text:span text:style-name="T9">kaud</text:span><text:change-start text:change-id="ct154086792"/><text:span text:style-name="T9">i</text:span><text:change-end text:change-id="ct154086792"/><text:span text:style-name="T9">ocreator.png</text:span><text:span text:style-name="T36"><office:annotation><dc:creator>Nancy</dc:creator><dc:date>2006-11-09T00:00:00</dc:date><text:p>AU/PE: Requires attention.</text:p></office:annotation></text:span></text:p>
      <text:p text:style-name="P5"><text:span text:style-name="T7">Figure 7-</text:span><text:change text:change-id="ct154689792"/><text:change-start text:change-id="ct154785832"/><text:span text:style-name="T7">43</text:span><text:change-end text:change-id="ct154785832"/><text:span text:style-name="T23"><office:annotation><dc:creator>Nancy</dc:creator><dc:date>2006-11-09T00:00:00</dc:date><text:p>FN</text:p></office:annotation></text:span></text:p>
      <text:p text:style-name="P6"><text:span text:style-name="T4">KAudioCreator in </text:span><text:change text:change-id="ct155455272"/><text:change-start text:change-id="ct155455080"/><text:span text:style-name="T4">action</text:span><text:change-end text:change-id="ct155455080"/><text:span text:style-name="T5"><office:annotation><dc:creator>Nancy</dc:creator><dc:date>2006-11-09T00:00:00</dc:date><text:p>FC</text:p></office:annotation></text:span></text:p>
      <text:p text:style-name="P1"><text:span text:style-name="T1">K</text:span><text:change-start text:change-id="ct155487664"/><text:span text:style-name="T1">A</text:span><text:change-end text:change-id="ct155487664"/><text:change text:change-id="ct155487856"/><text:span text:style-name="T1">udioCreator will automatically try to connect to CDDB</text:span><text:span text:style-name="T8"><office:annotation><dc:creator>Nancy</dc:creator><dc:date>2006-11-09T00:00:00</dc:date><text:p>AU: Need to spell this out here on first reference and put the acronym in parentheses after it. Acronym alone on subsequent references is fine.</text:p></office:annotation></text:span><text:span text:style-name="T1"> to download the artist and track information. This will help you to better manage your music collection.</text:span></text:p>
      <text:p text:style-name="P2"><text:span text:style-name="T1">Once the track information has been downloaded from CDDB</text:span><text:change-start text:change-id="ct154635616"/><text:span text:style-name="T1"> (Compact Disk Database0</text:span><text:change-end text:change-id="ct154635616"/><text:span text:style-name="T1">, simply click on the tracks you would like to rip</text:span><text:change-start text:change-id="ct155455560"/><text:span text:style-name="T1">,</text:span><text:change-end text:change-id="ct155455560"/><text:span text:style-name="T1"> or </text:span><text:change text:change-id="ct155455848"/><text:span text:style-name="T1">click on Select All Tracks. Once the tracks have been selected, click on </text:span><text:change text:change-id="ct155455752"/><text:span text:style-name="T1">Rip Selection directly under the Settings menu</text:span><text:change-start text:change-id="ct155455656"/><text:span text:style-name="T1">,</text:span><text:change-end text:change-id="ct155455656"/><text:span text:style-name="T1"> or go to File &gt; Rip Selection.</text:span></text:p>
      <text:p text:style-name="P2"><text:span text:style-name="T1">KaudioCreator will help you convert the music from your CDs into a format that you can use with your </text:span><text:change text:change-id="ct155394104"/><text:change-start text:change-id="ct153946424"/><text:span text:style-name="T1">iPod</text:span><text:change-end text:change-id="ct153946424"/><text:span text:style-name="T1"> or </text:span><text:change-start text:change-id="ct155455464"/><text:span text:style-name="T1">other </text:span><text:change-end text:change-id="ct155455464"/><text:span text:style-name="T1">mp3 player.</text:span></text:p>
      <text:p text:style-name="P10"><text:span text:style-name="T7">Instant Messaging</text:span><text:span text:style-name="T33"><office:annotation><dc:creator>Nancy</dc:creator><dc:date>2006-11-09T00:00:00</dc:date><text:p>HB</text:p></office:annotation></text:span></text:p>
      <text:p text:style-name="P1"><text:span text:style-name="T1">Instant Messaging is another application that we almost cannot live without these days. Kopete, Kubuntu’s default instant messaging client, handles this task very well. It is found under the Internet section in the </text:span><text:change text:change-id="ct153526992"/><text:change-start text:change-id="ct153526608"/><text:span text:style-name="T1">K menu</text:span><text:change-end text:change-id="ct153526608"/><text:change-start text:change-id="ct155456328"/><text:span text:style-name="T1">. </text:span><text:change-end text:change-id="ct155456328"/><text:change text:change-id="ct155456424"/><text:change-start text:change-id="ct155456232"/><text:span text:style-name="T1">You can </text:span><text:change-end text:change-id="ct155456232"/><text:change text:change-id="ct155456520"/><text:change-start text:change-id="ct155456136"/><text:span text:style-name="T1">also launch Kopete </text:span><text:change-end text:change-id="ct155456136"/><text:change text:change-id="ct155456616"/><text:change-start text:change-id="ct155456040"/><text:span text:style-name="T1">from </text:span><text:change-end text:change-id="ct155456040"/><text:span text:style-name="T1">Katapult by typing Kopete. The beauty of Kopete is that it can connect to all of the major service providers, so you do not have to have multiple programs open. Kopete can handle ICQ, MSN Messenger</text:span><text:change-start text:change-id="ct154633272"/><text:span text:style-name="T1">, Yahoo </text:span><text:change-end text:change-id="ct154633272"/><text:change text:change-id="ct154570360"/><text:change-start text:change-id="ct154438272"/><text:span text:style-name="T1">Messenger</text:span><text:change-end text:change-id="ct154438272"/><text:span text:style-name="T1">, and AIM</text:span><text:span text:style-name="T8"><office:annotation><dc:creator>Nancy</dc:creator><dc:date>2006-11-09T00:00:00</dc:date><text:p>AU: What about Yahoo!?</text:p></office:annotation></text:span><text:span text:style-name="T1">. </text:span><text:change text:change-id="ct155456808"/><text:change-start text:change-id="ct155455944"/><text:span text:style-name="T1">T</text:span><text:change-end text:change-id="ct155455944"/><text:span text:style-name="T1">he newest version of Kopete, which is included with Kubuntu, </text:span><text:change text:change-id="ct155456712"/><text:span text:style-name="T1">can handle MSN </text:span><text:change text:change-id="ct155253008"/><text:change text:change-id="ct155458248"/><text:change-start text:change-id="ct155457960"/><text:span text:style-name="T1">Webcam</text:span><text:change-end text:change-id="ct155457960"/><text:span text:style-name="T1">s as well. Because </text:span><text:change text:change-id="ct155174320"/><text:change-start text:change-id="ct155223056"/><text:span text:style-name="T10">Google Talk</text:span><text:change-end text:change-id="ct155223056"/><text:span text:style-name="T1"> (Google’s Instant Message program) is built around the Jabber protocol, Kopete can handle that as well. Figure 7-</text:span><text:change text:change-id="ct154293264"/><text:change-start text:change-id="ct154924680"/><text:span text:style-name="T1">44</text:span><text:change-end text:change-id="ct154924680"/><text:span text:style-name="T8"><office:annotation><dc:creator>Nancy</dc:creator><dc:date>2006-11-09T00:00:00</dc:date><text:p>Figure number verified.</text:p></office:annotation></text:span><text:span text:style-name="T1"> shows a sample of Kopete in action</text:span><text:change-start text:change-id="ct155457096"/><text:span text:style-name="T1">.</text:span><text:change-end text:change-id="ct155457096"/></text:p>
      <text:p text:style-name="P9"><text:span text:style-name="T9">***insert figure 7-</text:span><text:change text:change-id="ct154261272"/><text:change-start text:change-id="ct154885872"/><text:span text:style-name="T9">44</text:span><text:change-end text:change-id="ct154885872"/><text:span text:style-name="T9"> 07fig</text:span><text:change text:change-id="ct154808024"/><text:change-start text:change-id="ct155504464"/><text:span text:style-name="T9">44</text:span><text:change-end text:change-id="ct155504464"/><text:span text:style-name="T9">kopete.png</text:span><text:span text:style-name="T36"><office:annotation><dc:creator>Nancy</dc:creator><dc:date>2006-11-09T00:00:00</dc:date><text:p>AU/PE: Requires attention.</text:p></office:annotation></text:span></text:p>
      <text:p text:style-name="P5"><text:span text:style-name="T7">Figure 7-</text:span><text:change text:change-id="ct154869632"/><text:change-start text:change-id="ct154875560"/><text:span text:style-name="T7">44</text:span><text:change-end text:change-id="ct154875560"/><text:span text:style-name="T23"><office:annotation><dc:creator>Nancy</dc:creator><dc:date>2006-11-09T00:00:00</dc:date><text:p>FN</text:p></office:annotation></text:span></text:p>
      <text:p text:style-name="P6"><text:span text:style-name="T4">Kopete</text:span><text:span text:style-name="T5"><office:annotation><dc:creator>Nancy</dc:creator><dc:date>2006-11-09T00:00:00</dc:date><text:p>FC</text:p></office:annotation></text:span></text:p>
      <text:p text:style-name="P1"><text:span text:style-name="T1">The first time Kopete is launched the Configure Kopete wizard </text:span><text:change text:change-id="ct155457576"/><text:change-start text:change-id="ct155457192"/><text:span text:style-name="T1">opens</text:span><text:change-end text:change-id="ct155457192"/><text:span text:style-name="T1">. </text:span><text:change text:change-id="ct155457864"/><text:change-start text:change-id="ct155456904"/><text:span text:style-name="T1">First, </text:span><text:change-end text:change-id="ct155456904"/><text:change text:change-id="ct155457480"/><text:span text:style-name="T1">set up the different accounts that you will use to connect. Kopete can save your passwords to these accounts and even automatically connect upon startup.</text:span></text:p>
      <text:p text:style-name="P2"><text:span text:style-name="T1">Once the accounts are configured correctly, you can change </text:span><text:change-start text:change-id="ct155457384"/><text:span text:style-name="T1">Kopete’s </text:span><text:change-end text:change-id="ct155457384"/><text:change text:change-id="ct155457672"/><text:change-start text:change-id="ct155457000"/><text:span text:style-name="T1">behavior </text:span><text:change-end text:change-id="ct155457000"/><text:change text:change-id="ct155457768"/><text:change-start text:change-id="ct155457288"/><text:span text:style-name="T1">to fit your preferences</text:span><text:change-end text:change-id="ct155457288"/><text:span text:style-name="T1">. There are many options that can be selected, including away settings, what happens when a new message arrives</text:span><text:change-start text:change-id="ct155458056"/><text:span text:style-name="T1">,</text:span><text:change-end text:change-id="ct155458056"/><text:span text:style-name="T1"> and even how the system starts up.</text:span></text:p>
      <text:p text:style-name="P2"><text:span text:style-name="T1">As mentioned previously, new in the latest version of Kopete is the capability to access MSN </text:span><text:change text:change-id="ct155344216"/><text:change-start text:change-id="ct153521840"/><text:span text:style-name="T1">Web</text:span><text:change-end text:change-id="ct153521840"/><text:span text:style-name="T1">cam chats. Configuring how Kopete deals with </text:span><text:change text:change-id="ct153907184"/><text:change-start text:change-id="ct153701680"/><text:span text:style-name="T1">Web</text:span><text:change-end text:change-id="ct153701680"/><text:span text:style-name="T1">cams is the last option that can be changed here. </text:span></text:p>
      <text:p text:style-name="P10"><text:span text:style-name="T7">Kontact</text:span><text:span text:style-name="T33"><office:annotation><dc:creator>Nancy</dc:creator><dc:date>2006-11-09T00:00:00</dc:date><text:p>HB</text:p></office:annotation></text:span></text:p>
      <text:p text:style-name="P1"><text:span text:style-name="T1">These days almost everyone uses e-mail</text:span><text:change-start text:change-id="ct155458152"/><text:span text:style-name="T1">,</text:span><text:change-end text:change-id="ct155458152"/><text:span text:style-name="T1"> and almost everyone uses some form of calendar program to keep track of appointments and schedules. Kontact, Kubuntu’s default PIM</text:span><text:span text:style-name="T8"><office:annotation><dc:creator>Nancy</dc:creator><dc:date>2006-11-09T00:00:00</dc:date><text:p>AU: You should spell this out here to refresh readers. Include the acronym in parentheses following it as above.</text:p></office:annotation></text:span><text:change-start text:change-id="ct154630000"/><text:span text:style-name="T1"> (Personal Information Manager)</text:span><text:change-end text:change-id="ct154630000"/><text:span text:style-name="T1">, will take care of all of these tasks </text:span><text:change text:change-id="ct155459016"/><text:change-start text:change-id="ct155458344"/><text:span text:style-name="T1">plus </text:span><text:change-end text:change-id="ct155458344"/><text:span text:style-name="T1">more. Open up Kontact</text:span><text:change-start text:change-id="ct155458440"/><text:span text:style-name="T1">,</text:span><text:change-end text:change-id="ct155458440"/><text:span text:style-name="T1"> and it will look like Figure 7-</text:span><text:change text:change-id="ct154307080"/><text:change-start text:change-id="ct154906928"/><text:span text:style-name="T1">45</text:span><text:change-end text:change-id="ct154906928"/><text:span text:style-name="T8"><office:annotation><dc:creator>Nancy</dc:creator><dc:date>2006-11-09T00:00:00</dc:date><text:p>AU: Should this be Figure 7-35, which is the figure that immediately follows this paragraph? If yes, please fix. If not, you need to insert a reference to Figure 7-35 at some logical point in this paragraph.</text:p></office:annotation></text:span><text:span text:style-name="T1">.</text:span></text:p>
      <text:p text:style-name="P9"><text:span text:style-name="T9">***insert figure 7-</text:span><text:change text:change-id="ct154909600"/><text:change-start text:change-id="ct154811824"/><text:span text:style-name="T9">45</text:span><text:change-end text:change-id="ct154811824"/><text:span text:style-name="T9"> 07fig</text:span><text:change text:change-id="ct154799456"/><text:change-start text:change-id="ct155504176"/><text:span text:style-name="T9">45kontact</text:span><text:change-end text:change-id="ct155504176"/><text:span text:style-name="T9">.png</text:span><text:span text:style-name="T36"><office:annotation><dc:creator>Nancy</dc:creator><dc:date>2006-11-09T00:00:00</dc:date><text:p>AU/PE: Requires attention.</text:p></office:annotation></text:span></text:p>
      <text:p text:style-name="P5"><text:span text:style-name="T7">Figure 7-</text:span><text:change text:change-id="ct154696720"/><text:change-start text:change-id="ct154743056"/><text:span text:style-name="T7">45</text:span><text:change-end text:change-id="ct154743056"/><text:span text:style-name="T23"><office:annotation><dc:creator>Nancy</dc:creator><dc:date>2006-11-09T00:00:00</dc:date><text:p>FN</text:p></office:annotation></text:span></text:p>
      <text:p text:style-name="P6"><text:span text:style-name="T4">Kontact</text:span><text:span text:style-name="T5"><office:annotation><dc:creator>Nancy</dc:creator><dc:date>2006-11-09T00:00:00</dc:date><text:p>FC</text:p></office:annotation></text:span></text:p>
      <text:p text:style-name="P2"><text:span text:style-name="T1">From looking at the example, you can see that Kontact has a lot of different features, and we cover a lot of the program</text:span><text:change-start text:change-id="ct155458824"/><text:span text:style-name="T1">’</text:span><text:change-end text:change-id="ct155458824"/><text:span text:style-name="T1">s options in the following sections. </text:span><text:change-start text:change-id="ct155458536"/><text:span text:style-name="T1">To start </text:span><text:change-end text:change-id="ct155458536"/><text:span text:style-name="T1">Kontact</text:span><text:change-start text:change-id="ct155458632"/><text:span text:style-name="T1">, </text:span><text:change-end text:change-id="ct155458632"/><text:change text:change-id="ct155458920"/><text:change-start text:change-id="ct155458728"/><text:span text:style-name="T1">go to </text:span><text:change-end text:change-id="ct155458728"/><text:change text:change-id="ct153531856"/><text:change-start text:change-id="ct153523920"/><text:span text:style-name="T1">K menu</text:span><text:change-end text:change-id="ct153523920"/><text:change-start text:change-id="ct155459784"/><text:span text:style-name="T1"> &gt; </text:span><text:change-end text:change-id="ct155459784"/><text:change text:change-id="ct155459112"/><text:change text:change-id="ct155460264"/><text:span text:style-name="T1">Internet section. </text:span><text:change text:change-id="ct155460072"/><text:change-start text:change-id="ct155459688"/><text:span text:style-name="T1">Y</text:span><text:change-end text:change-id="ct155459688"/><text:span text:style-name="T1">ou can </text:span><text:change-start text:change-id="ct155459592"/><text:span text:style-name="T1">also </text:span><text:change-end text:change-id="ct155459592"/><text:span text:style-name="T1">start it </text:span><text:change text:change-id="ct155459880"/><text:change-start text:change-id="ct155459496"/><text:span text:style-name="T1">from </text:span><text:change-end text:change-id="ct155459496"/><text:span text:style-name="T1">Katapult by typing Kontact.</text:span></text:p>
      <text:p text:style-name="P2"><text:span text:style-name="T1">Kmail</text:span><text:span text:style-name="T8"><office:annotation><dc:creator>Nancy</dc:creator><dc:date>2006-11-09T00:00:00</dc:date><text:p>AU: Do you spell Kmail without a hyphen in the actual program?</text:p></office:annotation></text:span><text:span text:style-name="T1"> is the program that handles e-mail</text:span><text:change-start text:change-id="ct155459208"/><text:span text:style-name="T1">. </text:span><text:change-end text:change-id="ct155459208"/><text:change text:change-id="ct155460168"/><text:change-start text:change-id="ct155459304"/><text:span text:style-name="T1">It </text:span><text:change-end text:change-id="ct155459304"/><text:span text:style-name="T1">can be run separately from Kontact</text:span><text:change text:change-id="ct155459976"/><text:change-start text:change-id="ct155459400"/><text:span text:style-name="T1"> </text:span><text:change-end text:change-id="ct155459400"/><text:span text:style-name="T1">if you choose. The first step in configuring Kontact is to set up Kmail to send and receive e-mail.</text:span></text:p>
      <text:p text:style-name="P15"><text:span text:style-name="T4">Setting Up Your E-mail Account</text:span><text:span text:style-name="T30"><office:annotation><dc:creator>Nancy</dc:creator><dc:date>2006-11-09T00:00:00</dc:date><text:p>HC</text:p></office:annotation></text:span></text:p>
      <text:p text:style-name="P1"><text:span text:style-name="T1">There are several pieces of information that you will need to know in order to set </text:span><text:change-start text:change-id="ct155460456"/><text:span text:style-name="T1">up </text:span><text:change-end text:change-id="ct155460456"/><text:span text:style-name="T1">things</text:span><text:change-start text:change-id="ct155460360"/><text:span text:style-name="T1">. Your Internet Service Provider (ISP) or system administrator should be able to provide these details to you. </text:span><text:change-end text:change-id="ct155460360"/><text:span text:style-name="T1"><text:s/></text:span><text:change text:change-id="ct155460552"/></text:p>
      <text:p text:style-name="P47"><text:span text:style-name="T1"><text:tab/>Type </text:span><text:span text:style-name="T8"><office:annotation><dc:creator>Nancy</dc:creator><dc:date>2006-11-09T00:00:00</dc:date><text:p>BL</text:p></office:annotation></text:span><text:span text:style-name="T1">of e-mail server (such as POP or IMAP)</text:span></text:p>
      <text:p text:style-name="P28"><text:span text:style-name="T1"><text:tab/>Mail </text:span><text:span text:style-name="T8"><office:annotation><dc:creator>Nancy</dc:creator><dc:date>2006-11-09T00:00:00</dc:date><text:p>BL2</text:p></office:annotation></text:span><text:span text:style-name="T1">server name (such as mail.domainname.com)</text:span></text:p>
      <text:p text:style-name="P28"><text:span text:style-name="T1"><text:tab/>Mail </text:span><text:span text:style-name="T8"><office:annotation><dc:creator>Nancy</dc:creator><dc:date>2006-11-09T00:00:00</dc:date><text:p>BL2</text:p></office:annotation></text:span><text:span text:style-name="T1">account’s username and password</text:span></text:p>
      <text:p text:style-name="P28"><text:span text:style-name="T1"><text:tab/>Authentication </text:span><text:span text:style-name="T8"><office:annotation><dc:creator>Nancy</dc:creator><dc:date>2006-11-09T00:00:00</dc:date><text:p>BL2</text:p></office:annotation></text:span><text:span text:style-name="T1">type (typically 'password')</text:span></text:p>
      <text:p text:style-name="P26"><text:span text:style-name="T1"><text:tab/>Outgoing </text:span><text:span text:style-name="T8"><office:annotation><dc:creator>Nancy</dc:creator><dc:date>2006-11-09T00:00:00</dc:date><text:p>BL</text:p></office:annotation></text:span><text:span text:style-name="T1">mail server name</text:span></text:p>
      <text:p text:style-name="P2"><text:change-start text:change-id="ct154418184"/><text:span text:style-name="T1">Configuring Kontact is easier then it may look. <text:s/></text:span><text:change-end text:change-id="ct154418184"/><text:change-start text:change-id="ct154129384"/><text:span text:style-name="T1">Once Kontact is open, select </text:span><text:change-end text:change-id="ct154129384"/><text:change-start text:change-id="ct155210784"/><text:span text:style-name="T1">“Settings” and the</text:span><text:change-end text:change-id="ct155210784"/><text:change-start text:change-id="ct154959984"/><text:span text:style-name="T1">n “Configuring Kontact</text:span><text:change-end text:change-id="ct154959984"/><text:change-start text:change-id="ct155277592"/><text:span text:style-name="T1">.” <text:s/>From the “Configure Kontact” panel select “Mail” followed by accounts. <text:s/>Under the tab labeled Receiving add </text:span><text:change-end text:change-id="ct155277592"/><text:change-start text:change-id="ct154119552"/><text:span text:style-name="T1">the infromation provided your ISP as the incoming mail information. <text:s/>Once that account has been created, add a new account under the “Sending” tab that matches the Outgoing mail information provided </text:span><text:change-end text:change-id="ct154119552"/><text:change-start text:change-id="ct154500312"/><text:span text:style-name="T1">by your ISP.</text:span><text:change-end text:change-id="ct154500312"/><text:change text:change-id="ct154074808"/><text:change text:change-id="ct155051216"/><text:change text:change-id="ct154957232"/><text:change text:change-id="ct154807816"/></text:p>
      <text:p text:style-name="P15"><text:span text:style-name="T4">Using Korganize</text:span><text:span text:style-name="T30"><office:annotation><dc:creator>Nancy</dc:creator><dc:date>2006-11-09T00:00:00</dc:date><text:p>HC</text:p></office:annotation></text:span></text:p>
      <text:p text:style-name="P1"><text:span text:style-name="T1">Korganize is </text:span><text:change text:change-id="ct155336448"/><text:change-start text:change-id="ct155312496"/><text:span text:style-name="T1">included</text:span><text:change-end text:change-id="ct155312496"/><text:span text:style-name="T1"> with Kontact. It will track your schedule and provide reminders of your appointments. Upon switching Kontact to calendar mode, you will see a month view on the right and actual dates on the right, as Figure 7-</text:span><text:change text:change-id="ct154606008"/><text:change text:change-id="ct154735192"/><text:change-start text:change-id="ct154805256"/><text:span text:style-name="T1">46</text:span><text:change-end text:change-id="ct154805256"/><text:span text:style-name="T8"><office:annotation><dc:creator>Nancy</dc:creator><dc:date>2006-11-09T00:00:00</dc:date><text:p>Figure number verified.</text:p></office:annotation></text:span><text:span text:style-name="T1"> shows.</text:span></text:p>
      <text:p text:style-name="P9"><text:span text:style-name="T9">*** insert figure 7-</text:span><text:change text:change-id="ct154853480"/><text:change-start text:change-id="ct154700952"/><text:span text:style-name="T9">46</text:span><text:change-end text:change-id="ct154700952"/><text:span text:style-name="T9"> 07fig</text:span><text:change text:change-id="ct154686656"/><text:change-start text:change-id="ct154719624"/><text:span text:style-name="T9">46</text:span><text:change-end text:change-id="ct154719624"/><text:change text:change-id="ct154731856"/><text:change-start text:change-id="ct154742936"/><text:span text:style-name="T9">korganzie</text:span><text:change-end text:change-id="ct154742936"/><text:span text:style-name="T9">.png</text:span><text:span text:style-name="T36"><office:annotation><dc:creator>Nancy</dc:creator><dc:date>2006-11-09T00:00:00</dc:date><text:p>AU/PE: Requires attention.</text:p></office:annotation></text:span></text:p>
      <text:p text:style-name="P5"><text:span text:style-name="T7">Figure 7-</text:span><text:change text:change-id="ct154659280"/><text:change-start text:change-id="ct154691608"/><text:span text:style-name="T7">46</text:span><text:change-end text:change-id="ct154691608"/><text:span text:style-name="T23"><office:annotation><dc:creator>Nancy</dc:creator><dc:date>2006-11-09T00:00:00</dc:date><text:p>FN</text:p></office:annotation></text:span><text:change-start text:change-id="ct155461224"/></text:p>
      <text:p text:style-name="P6"><text:span text:style-name="T4">Korganize, </text:span><text:change-end text:change-id="ct155461224"/><text:span text:style-name="T4">Kontact</text:span><text:change-start text:change-id="ct155461320"/><text:span text:style-name="T4">’s</text:span><text:change-end text:change-id="ct155461320"/><text:span text:style-name="T4"> in calendar mode</text:span><text:span text:style-name="T5"><office:annotation><dc:creator>Nancy</dc:creator><dc:date>2006-11-09T00:00:00</dc:date><text:p>FC</text:p></office:annotation></text:span></text:p>
      <text:p text:style-name="P16">There are two different types of events that can be set up in Kontact:</text:p>
      <text:p text:style-name="P25"><text:span text:style-name="T1"><text:tab/></text:span><text:span text:style-name="T7">Meetings</text:span><text:span text:style-name="T23"><office:annotation><dc:creator>Nancy</dc:creator><dc:date>2006-11-09T00:00:00</dc:date><text:p>BL</text:p></office:annotation></text:span><text:change-start text:change-id="ct155461416"/><text:span text:style-name="T7">:</text:span><text:span text:style-name="T1"> </text:span><text:change-end text:change-id="ct155461416"/><text:change text:change-id="ct155462088"/><text:change-start text:change-id="ct155461608"/><text:span text:style-name="T1">E</text:span><text:change-end text:change-id="ct155461608"/><text:span text:style-name="T1">vents scheduled with different people</text:span></text:p>
      <text:p text:style-name="P26"><text:span text:style-name="T1"><text:tab/></text:span><text:span text:style-name="T7">Appointments</text:span><text:span text:style-name="T23"><office:annotation><dc:creator>Nancy</dc:creator><dc:date>2006-11-09T00:00:00</dc:date><text:p>BL</text:p></office:annotation></text:span><text:change text:change-id="ct155461896"/><text:change-start text:change-id="ct155461128"/><text:span text:style-name="T7">:</text:span><text:span text:style-name="T1"> G</text:span><text:change-end text:change-id="ct155461128"/><text:span text:style-name="T1">eneral events</text:span></text:p>
      <text:p text:style-name="P2"><text:span text:style-name="T1">It is easy to add a new appointment</text:span><text:change-start text:change-id="ct155461032"/><text:span text:style-name="T1">. </text:span><text:change-end text:change-id="ct155461032"/><text:change text:change-id="ct155461800"/><text:change-start text:change-id="ct155460840"/><text:span text:style-name="T1">F</text:span><text:change-end text:change-id="ct155460840"/><text:span text:style-name="T1">ind the date for the event in the month view</text:span><text:change-start text:change-id="ct155460936"/><text:span text:style-name="T1">, </text:span><text:change-end text:change-id="ct155460936"/><text:change text:change-id="ct155461704"/><text:change-start text:change-id="ct155461512"/><text:span text:style-name="T1">right-click,</text:span><text:change-end text:change-id="ct155461512"/><text:span text:style-name="T1"> and select New Event. In the new window that opens up, fill out the Summary, Location, Time and Description boxes. </text:span><text:change text:change-id="ct155462472"/><text:change-start text:change-id="ct155462280"/><text:span text:style-name="T1">You </text:span><text:change-end text:change-id="ct155462280"/><text:span text:style-name="T1">can </text:span><text:change-start text:change-id="ct155462376"/><text:span text:style-name="T1">also </text:span><text:change-end text:change-id="ct155462376"/><text:span text:style-name="T1">set up Kontact to remind you when it is time for the appointment.</text:span></text:p>
      <text:p text:style-name="P2"><text:span text:style-name="T1">Another great application that is a part of Kontact (or which can be used separately) is Akregator, an RSS (Really Simple Syndication) program that can track your favorite </text:span><text:change text:change-id="ct155433408"/><text:change-start text:change-id="ct153700864"/><text:span text:style-name="T1">Web</text:span><text:change-end text:change-id="ct153700864"/><text:span text:style-name="T1"> feeds. Due to the integration of Akregator and Konqueror, any </text:span><text:change text:change-id="ct145057432"/><text:change-start text:change-id="ct153698880"/><text:span text:style-name="T1">Web</text:span><text:change-end text:change-id="ct153698880"/><text:span text:style-name="T1"> page that has an RSS feed will have an orange icon in the corner of the program</text:span><text:span text:style-name="T8"><office:annotation><dc:creator>Nancy</dc:creator><dc:date>2006-11-09T00:00:00</dc:date><text:p>AU: Do you mean desktop?</text:p></office:annotation></text:span><text:span text:style-name="T1"> (See Figure 7-</text:span><text:change text:change-id="ct155392696"/><text:change-start text:change-id="ct154574496"/><text:span text:style-name="T1">47</text:span><text:change-end text:change-id="ct154574496"/><text:span text:style-name="T8"><office:annotation><dc:creator>Nancy</dc:creator><dc:date>2006-11-09T00:00:00</dc:date><text:p>Figure number verified.</text:p></office:annotation></text:span><text:span text:style-name="T1">) that helps add it to your list.</text:span></text:p>
      <text:p text:style-name="P9"><text:span text:style-name="T9">***insert figure 7-</text:span><text:change text:change-id="ct154946616"/><text:change-start text:change-id="ct154515408"/><text:span text:style-name="T9">47</text:span><text:change-end text:change-id="ct154515408"/><text:span text:style-name="T9"> 07fig</text:span><text:change text:change-id="ct154526896"/><text:change-start text:change-id="ct154587560"/><text:span text:style-name="T9">47</text:span><text:change-end text:change-id="ct154587560"/><text:span text:style-name="T9">rssicon.png</text:span><text:span text:style-name="T36"><office:annotation><dc:creator>Nancy</dc:creator><dc:date>2006-11-09T00:00:00</dc:date><text:p>AU/PE: Requires attention.</text:p></office:annotation></text:span></text:p>
      <text:p text:style-name="P5"><text:span text:style-name="T7">Figure 7-</text:span><text:change text:change-id="ct155400160"/><text:change-start text:change-id="ct154692496"/><text:span text:style-name="T7">47</text:span><text:change-end text:change-id="ct154692496"/><text:span text:style-name="T23"><office:annotation><dc:creator>Nancy</dc:creator><dc:date>2006-11-09T00:00:00</dc:date><text:p>FN</text:p></office:annotation></text:span></text:p>
      <text:p text:style-name="P1"><text:span text:style-name="T4">Using the RSS icon to add a feed to Akregator</text:span><text:span text:style-name="T5"><office:annotation><dc:creator>Nancy</dc:creator><dc:date>2006-11-09T00:00:00</dc:date><text:p>FC</text:p></office:annotation></text:span><text:change text:change-id="ct155423168"/><text:change-start text:change-id="ct155305408"/><text:span text:style-name="T1"> </text:span><text:change-end text:change-id="ct155305408"/></text:p>
      <text:p text:style-name="P1"><text:span text:style-name="T1">Simply click on the icon and select Add to Akregator. Akregator will keep your feeds up-to-date by automatically checking for new content. Another bonus of the integration between Konqueror and Akregator is that </text:span><text:change text:change-id="ct145057720"/><text:change-start text:change-id="ct153699344"/><text:span text:style-name="T1">Web</text:span><text:change-end text:change-id="ct153699344"/><text:span text:style-name="T1"> pages can be opened up within </text:span><text:change text:change-id="ct154765376"/><text:change-start text:change-id="ct154269840"/><text:span text:style-name="T1">Akregator</text:span><text:change-end text:change-id="ct154269840"/><text:span text:style-name="T1"> to post comments and view more information than what is provided by the </text:span><text:change text:change-id="ct155343832"/><text:change-start text:change-id="ct153700064"/><text:span text:style-name="T1">Web</text:span><text:change-end text:change-id="ct153700064"/><text:span text:style-name="T1"> feed.</text:span></text:p>
      <text:p text:style-name="P27"><text:span text:style-name="T1">Kontact is a great program that can help organize your life, track your favorite </text:span><text:change text:change-id="ct155344024"/><text:change text:change-id="ct155397632"/><text:change-start text:change-id="ct155348200"/><text:span text:style-name="T1">Web site</text:span><text:change-end text:change-id="ct155348200"/><text:span text:style-name="T1">s thru RSS and be your e-mail application.</text:span></text:p>
      <text:p text:style-name="P10"><text:span text:style-name="T7">Krita</text:span><text:span text:style-name="T33"><office:annotation><dc:creator>Nancy</dc:creator><dc:date>2006-11-09T00:00:00</dc:date><text:p>HB</text:p></office:annotation></text:span></text:p>
      <text:p text:style-name="P1"><text:span text:style-name="T1">Kubuntu comes with a great program to help edit and create photos or drawings. Krita, which can be found under the Graphics section of the </text:span><text:change text:change-id="ct153531344"/><text:change-start text:change-id="ct153922792"/><text:span text:style-name="T1">K menu</text:span><text:change-end text:change-id="ct153922792"/><text:span text:style-name="T1"> </text:span><text:change text:change-id="ct155467368"/><text:span text:style-name="T1">or launched </text:span><text:change text:change-id="ct155467272"/><text:change-start text:change-id="ct155467080"/><text:span text:style-name="T1">from </text:span><text:change-end text:change-id="ct155467080"/><text:span text:style-name="T1">Katapult by typing Krita</text:span><text:change text:change-id="ct155467176"/><text:span text:style-name="T1">, is a fully functional graphics program. Everything </text:span><text:change text:change-id="ct155467560"/><text:change-start text:change-id="ct155467464"/><text:span text:style-name="T1">including </text:span><text:change-end text:change-id="ct155467464"/><text:span text:style-name="T1">photo retouching, image editing and creating </text:span><text:change text:change-id="ct155336576"/><text:change-start text:change-id="ct155336320"/><text:span text:style-name="T1">original</text:span><text:change-end text:change-id="ct155336320"/><text:span text:style-name="T1"> art can be done with Krita. Krita can handle almost any type of image file format including Photoshop files created with version 6</text:span><text:change-start text:change-id="ct155337928"/><text:span text:style-name="T1">.</text:span><text:change-end text:change-id="ct155337928"/><text:change text:change-id="ct154586888"/></text:p>
      <text:p text:style-name="P15"><text:span text:style-name="T4">Creating a New Image</text:span><text:span text:style-name="T30"><office:annotation><dc:creator>Nancy</dc:creator><dc:date>2006-11-09T00:00:00</dc:date><text:p>HC</text:p></office:annotation></text:span></text:p>
      <text:p text:style-name="P1"><text:span text:style-name="T1">Upon starting Krita, you will be prompted to either start a new image or open up an existing one. Under </text:span><text:change text:change-id="ct155467656"/><text:span text:style-name="T1">Create Document, there is a group of templates that can be used to create this image, ordered by color model. As we will be creating a new image, just use the Empty Document, and you will be prompted with the New Image dialog box (Figure 7-</text:span><text:change text:change-id="ct155392568"/><text:change-start text:change-id="ct154779832"/><text:span text:style-name="T3">48</text:span><text:change-end text:change-id="ct154779832"/><text:span text:style-name="T1">).</text:span><text:change text:change-id="ct154543344"/><text:change text:change-id="ct154421032"/><text:change text:change-id="ct154422168"/><text:change text:change-id="ct154392296"/><text:change text:change-id="ct154294024"/><text:change text:change-id="ct154295824"/></text:p>
      <text:p text:style-name="P9"><text:span text:style-name="T9">***insert figure 7-</text:span><text:change text:change-id="ct155411536"/><text:change-start text:change-id="ct154795360"/><text:span text:style-name="T9">48</text:span><text:change-end text:change-id="ct154795360"/><text:span text:style-name="T9"> 07fig</text:span><text:change text:change-id="ct154672864"/><text:change-start text:change-id="ct154789168"/><text:span text:style-name="T9">48</text:span><text:change-end text:change-id="ct154789168"/><text:span text:style-name="T9">newimage.png</text:span><text:span text:style-name="T36"><office:annotation><dc:creator>Nancy</dc:creator><dc:date>2006-11-09T00:00:00</dc:date><text:p>AU/PE: Requires attention.</text:p></office:annotation></text:span></text:p>
      <text:p text:style-name="P5"><text:span text:style-name="T7">Figure 7-</text:span><text:change text:change-id="ct155391360"/><text:change-start text:change-id="ct154793616"/><text:span text:style-name="T7">48</text:span><text:change-end text:change-id="ct154793616"/><text:span text:style-name="T23"><office:annotation><dc:creator>Nancy</dc:creator><dc:date>2006-11-09T00:00:00</dc:date><text:p>FN</text:p></office:annotation></text:span></text:p>
      <text:p text:style-name="P6"><text:span text:style-name="T4">Custom </text:span><text:change text:change-id="ct155402040"/><text:change-start text:change-id="ct155467752"/><text:span text:style-name="T4">document </text:span><text:change-end text:change-id="ct155467752"/><text:span text:style-name="T4">in Krita</text:span><text:span text:style-name="T5"><office:annotation><dc:creator>Nancy</dc:creator><dc:date>2006-11-09T00:00:00</dc:date><text:p>FC</text:p></office:annotation></text:span></text:p>
      <text:p text:style-name="P2"><text:span text:style-name="T1">At this point you can </text:span><text:change-start text:change-id="ct155467848"/><text:span text:style-name="T1">name </text:span><text:change-end text:change-id="ct155467848"/><text:span text:style-name="T1">your document</text:span><text:change-start text:change-id="ct155467944"/><text:span text:style-name="T1">, </text:span><text:change-end text:change-id="ct155467944"/><text:change text:change-id="ct155078144"/><text:span text:style-name="T1">specify the width</text:span><text:change-start text:change-id="ct155468040"/><text:span text:style-name="T1">, </text:span><text:change-end text:change-id="ct155468040"/><text:change text:change-id="ct155407176"/><text:span text:style-name="T1">Height</text:span><text:change-start text:change-id="ct155085984"/><text:span text:style-name="T1">, </text:span><text:change-end text:change-id="ct155085984"/><text:span text:style-name="T1"><text:s/>and </text:span><text:change text:change-id="ct155324912"/><text:change-start text:change-id="ct155468232"/><text:span text:style-name="T1">r</text:span><text:change-end text:change-id="ct155468232"/><text:span text:style-name="T1">esolution</text:span><text:change-start text:change-id="ct155468136"/><text:span text:style-name="T1">, and set the color mode and depth of your image. </text:span><text:change-end text:change-id="ct155468136"/><text:change text:change-id="ct155073848"/></text:p>
      <text:p text:style-name="P2"><text:span text:style-name="T1">The main screen for Krita is displayed</text:span><text:change-start text:change-id="ct154765120"/><text:span text:style-name="T1">, </text:span><text:change-end text:change-id="ct154765120"/><text:change text:change-id="ct154720888"/><text:span text:style-name="T1">which can be somewhat confusing. There are toolbars on the left, right and top of the window</text:span><text:change-start text:change-id="ct155379000"/><text:span text:style-name="T1">,</text:span><text:change-end text:change-id="ct155379000"/><text:span text:style-name="T1"> and the actual painting area is in the middle (Figure 7-</text:span><text:change text:change-id="ct154331320"/><text:change-start text:change-id="ct155117104"/><text:span text:style-name="T1">49</text:span><text:change-end text:change-id="ct155117104"/><text:span text:style-name="T8"><office:annotation><dc:creator>Nancy</dc:creator><dc:date>2006-11-09T00:00:00</dc:date><text:p>Figure number verified.</text:p></office:annotation></text:span><text:span text:style-name="T1">).</text:span></text:p>
      <text:p text:style-name="P9"><text:span text:style-name="T9">***insert Figure 7-</text:span><text:change text:change-id="ct154855256"/><text:change-start text:change-id="ct154012560"/><text:span text:style-name="T9">49</text:span><text:change-end text:change-id="ct154012560"/><text:span text:style-name="T9"> 07fig</text:span><text:change text:change-id="ct154423936"/><text:change-start text:change-id="ct154009424"/><text:span text:style-name="T9">49</text:span><text:change-end text:change-id="ct154009424"/><text:span text:style-name="T9">kritamain.png</text:span><text:span text:style-name="T36"><office:annotation><dc:creator>Nancy</dc:creator><dc:date>2006-11-09T00:00:00</dc:date><text:p>AU/PE: Requires attention.</text:p></office:annotation></text:span></text:p>
      <text:p text:style-name="P5"><text:span text:style-name="T7">Figure 7-</text:span><text:change text:change-id="ct154320040"/><text:change-start text:change-id="ct154027208"/><text:span text:style-name="T7">49</text:span><text:change-end text:change-id="ct154027208"/><text:span text:style-name="T23"><office:annotation><dc:creator>Nancy</dc:creator><dc:date>2006-11-09T00:00:00</dc:date><text:p>FN</text:p></office:annotation></text:span></text:p>
      <text:p text:style-name="P6"><text:span text:style-name="T4">The main window for Krita</text:span><text:span text:style-name="T5"><office:annotation><dc:creator>Nancy</dc:creator><dc:date>2006-11-09T00:00:00</dc:date><text:p>FC</text:p></office:annotation></text:span></text:p>
      <text:p text:style-name="P15"><text:span text:style-name="T4">Manipulating an Existing Document</text:span><text:span text:style-name="T30"><office:annotation><dc:creator>Nancy</dc:creator><dc:date>2006-11-09T00:00:00</dc:date><text:p>HC</text:p></office:annotation></text:span></text:p>
      <text:p text:style-name="P1"><text:span text:style-name="T1">Another example of using Krita is cropping an existing document to a new size. This is easily done using the different tools. Open up an existing image</text:span><text:change-start text:change-id="ct155402776"/><text:span text:style-name="T1">,</text:span><text:change-end text:change-id="ct155402776"/><text:span text:style-name="T1"> and use the Select a rectangular area tool located on the left in the Krita toolbar.</text:span></text:p>
      <text:p text:style-name="P2"><text:span text:style-name="T1">After selecting the area you would like, Krita makes the outside area grey. Figure 7-</text:span><text:change text:change-id="ct154834192"/><text:change-start text:change-id="ct154497040"/><text:span text:style-name="T1">50</text:span><text:change-end text:change-id="ct154497040"/><text:span text:style-name="T1"> </text:span><text:span text:style-name="T8"><office:annotation><dc:creator>Nancy</dc:creator><dc:date>2006-11-09T00:00:00</dc:date><text:p>Figure number verified.</text:p></office:annotation></text:span><text:span text:style-name="T1">shows what this looks like.</text:span></text:p>
      <text:p text:style-name="P9"><text:span text:style-name="T9">***insert figure 7-</text:span><text:change text:change-id="ct154944040"/><text:change text:change-id="ct154401856"/><text:change-start text:change-id="ct154499120"/><text:span text:style-name="T9">50</text:span><text:change-end text:change-id="ct154499120"/><text:span text:style-name="T9"> 07fig</text:span><text:change text:change-id="ct154647696"/><text:change-start text:change-id="ct154502464"/><text:span text:style-name="T9">50</text:span><text:change-end text:change-id="ct154502464"/><text:span text:style-name="T9">selectingareainkrita.png</text:span><text:change-start text:change-id="ct155493712"/><text:span text:style-name="T9"> </text:span><text:change-end text:change-id="ct155493712"/><text:span text:style-name="T36"><office:annotation><dc:creator>Nancy</dc:creator><dc:date>2006-11-09T00:00:00</dc:date><text:p>AU/PE: Requires attention.</text:p></office:annotation></text:span></text:p>
      <text:p text:style-name="P5"><text:span text:style-name="T7">Figure 7-</text:span><text:change text:change-id="ct154978864"/><text:change text:change-id="ct154652456"/><text:change-start text:change-id="ct154504560"/><text:span text:style-name="T7">50</text:span><text:change-end text:change-id="ct154504560"/><text:span text:style-name="T23"><office:annotation><dc:creator>Nancy</dc:creator><dc:date>2006-11-09T00:00:00</dc:date><text:p>FN</text:p></office:annotation></text:span></text:p>
      <text:p text:style-name="P6"><text:span text:style-name="T4">Selecting an area in Krita</text:span><text:span text:style-name="T5"><office:annotation><dc:creator>Nancy</dc:creator><dc:date>2006-11-09T00:00:00</dc:date><text:p>FC</text:p></office:annotation></text:span></text:p>
      <text:p text:style-name="P2"><text:span text:style-name="T1">Once the portion of the image you would like has been selected, </text:span><text:change text:change-id="ct155372976"/><text:span text:style-name="T1">hit Ctrl-</text:span><text:change text:change-id="ct154590864"/><text:change-start text:change-id="ct154607792"/><text:span text:style-name="T1">X</text:span><text:change-end text:change-id="ct154607792"/><text:span text:style-name="T1">to cut the image. A cool feature of Krita is that you can then paste what you cut into a new image by selecting Paste into New Image</text:span><text:span text:style-name="T8"><office:annotation><dc:creator>Nancy</dc:creator><dc:date>2006-11-09T00:00:00</dc:date><text:p>AU: Is there a keyboard shortcut you wish to mention here?</text:p></office:annotation></text:span><text:span text:style-name="T8"><office:annotation><dc:creator>Jonathan Jesse</dc:creator><dc:date>2006-11-09T00:00:00</dc:date><text:p>Not that I am aware of </text:p></office:annotation></text:span><text:span text:style-name="T1"> from the Edit menu (Figure 7-</text:span><text:change text:change-id="ct153534544"/><text:change text:change-id="ct154630768"/><text:change-start text:change-id="ct154495136"/><text:span text:style-name="T1">51</text:span><text:change-end text:change-id="ct154495136"/><text:span text:style-name="T8"><office:annotation><dc:creator>Nancy</dc:creator><dc:date>2006-11-09T00:00:00</dc:date><text:p>Figure number verified.</text:p></office:annotation></text:span><text:span text:style-name="T1">).</text:span></text:p>
      <text:p text:style-name="P9"><text:span text:style-name="T9">***insert figure 7-</text:span><text:change text:change-id="ct153534416"/><text:change text:change-id="ct154649720"/><text:change-start text:change-id="ct154476368"/><text:span text:style-name="T9">51</text:span><text:change-end text:change-id="ct154476368"/><text:span text:style-name="T9"> 07fig</text:span><text:change text:change-id="ct154650400"/><text:change-start text:change-id="ct154501784"/><text:span text:style-name="T9">51</text:span><text:change-end text:change-id="ct154501784"/><text:change text:change-id="ct154631632"/><text:span text:style-name="T9">pasteintonewimage.png</text:span><text:span text:style-name="T36"><office:annotation><dc:creator>Nancy</dc:creator><dc:date>2006-11-09T00:00:00</dc:date><text:p>AU/PE: Requires attention.</text:p></office:annotation></text:span></text:p>
      <text:p text:style-name="P5"><text:span text:style-name="T7">Figure 7-</text:span><text:change text:change-id="ct153534288"/><text:change text:change-id="ct154607944"/><text:change-start text:change-id="ct154443192"/><text:span text:style-name="T7">51</text:span><text:change-end text:change-id="ct154443192"/><text:span text:style-name="T23"><office:annotation><dc:creator>Nancy</dc:creator><dc:date>2006-11-09T00:00:00</dc:date><text:p>FN</text:p></office:annotation></text:span></text:p>
      <text:p text:style-name="P6"><text:span text:style-name="T4">Paste into a new </text:span><text:change text:change-id="ct155371808"/><text:change-start text:change-id="ct155337080"/><text:span text:style-name="T4">image </text:span><text:change-end text:change-id="ct155337080"/><text:span text:style-name="T4">in Krita</text:span><text:span text:style-name="T5"><office:annotation><dc:creator>Nancy</dc:creator><dc:date>2006-11-09T00:00:00</dc:date><text:p>FC</text:p></office:annotation></text:span></text:p>
      <text:p text:style-name="P2"><text:span text:style-name="T1">Krita is a great image manipulation tool that can help you with all of your image needs. For more information on how to use Krita</text:span><text:change-start text:change-id="ct155343296"/><text:span text:style-name="T1">,</text:span><text:change-end text:change-id="ct155343296"/><text:span text:style-name="T1"> refer to the Krita handbook included with Kubuntu</text:span><text:change-start text:change-id="ct154434664"/><text:span text:style-name="T1">. <text:s/>One can find the Krita handbook, along with all other documentation <text:s/>as discussed later in the chapter.</text:span><text:change-end text:change-id="ct154434664"/><text:change-start text:change-id="ct155372456"/><text:span text:style-name="T1"> </text:span><text:change-end text:change-id="ct155372456"/><text:change text:change-id="ct154606376"/><text:change text:change-id="ct155348296"/><text:change text:change-id="ct154639088"/><text:change text:change-id="ct155371472"/><text:change text:change-id="ct154661296"/><text:change text:change-id="ct154232032"/><text:change text:change-id="ct155269216"/><text:change text:change-id="ct155115056"/><text:change text:change-id="ct155090032"/><text:change text:change-id="ct154713424"/></text:p>
      <text:p text:style-name="P10"><text:span text:style-name="T7">Watching Movies and Playing CDs</text:span><text:span text:style-name="T33"><office:annotation><dc:creator>Nancy</dc:creator><dc:date>2006-11-09T00:00:00</dc:date><text:p>HB</text:p></office:annotation></text:span></text:p>
      <text:p text:style-name="P1"><text:span text:style-name="T1">The default media player for movies and also for listening to CDs is a great program called kaffiene. Kaffiene can be found under the </text:span><text:change text:change-id="ct153526736"/><text:change-start text:change-id="ct153925480"/><text:span text:style-name="T1">K menu</text:span><text:change-end text:change-id="ct153925480"/><text:span text:style-name="T1"> under Multimedia</text:span><text:change text:change-id="ct155397536"/><text:span text:style-name="T1"> or launched </text:span><text:change text:change-id="ct155029408"/><text:change-start text:change-id="ct154660520"/><text:span text:style-name="T1">from </text:span><text:change-end text:change-id="ct154660520"/><text:span text:style-name="T1">Katapult by typing Kaffiene</text:span><text:span text:style-name="T8"><office:annotation><dc:creator>Nancy</dc:creator><dc:date>2006-11-09T00:00:00</dc:date><text:p>AU: Cap or no cap?</text:p></office:annotation></text:span><text:span text:style-name="T8"><office:annotation><dc:creator>Jonathan Jesse</dc:creator><dc:date>2006-11-09T00:00:00</dc:date><text:p>Cap</text:p></office:annotation></text:span><text:span text:style-name="T1">. This program functions a lot like Windows Media Player for those coming from a Windows background. </text:span></text:p>
      <text:p text:style-name="P10"><text:span text:style-name="T7">Internet Relay Chat</text:span><text:span text:style-name="T33"><office:annotation><dc:creator>Nancy</dc:creator><dc:date>2006-11-09T00:00:00</dc:date><text:p>HB</text:p></office:annotation></text:span></text:p>
      <text:p text:style-name="P1"><text:span text:style-name="T1">A great place to find support for</text:span><text:change-start text:change-id="ct154596008"/><text:span text:style-name="T1"> Kubuntu is</text:span><text:change-end text:change-id="ct154596008"/><text:span text:style-name="T1"> Internet Relay Chat</text:span><text:span text:style-name="T8"><office:annotation><dc:creator>Nancy</dc:creator><dc:date>2006-11-09T00:00:00</dc:date><text:p>AU: Do you mean, literally, find support *for* IRC? Or support for Kubuntu *using* IRC?</text:p></office:annotation></text:span><text:span text:style-name="T1"> (IRC) is through Konversation and the different IRC channels. Join irc.</text:span><text:change text:change-id="ct155487760"/><text:change-start text:change-id="ct155487568"/><text:span text:style-name="T1">ubuntu</text:span><text:change-end text:change-id="ct155487568"/><text:span text:style-name="T1">.org</text:span><text:change-start text:change-id="ct155029848"/><text:span text:style-name="T1">,</text:span><text:change-end text:change-id="ct155029848"/><text:span text:style-name="T1"> and then come over to #Kubuntu to get any of your support questions answered. The people there are full of great knowledge and can probably solve any issue or problem that you have.</text:span></text:p>
      <text:p text:style-name="P2"><text:span text:style-name="T1">Konverstation can be found in the Internet section under the </text:span><text:change text:change-id="ct153528016"/><text:change-start text:change-id="ct153524304"/><text:span text:style-name="T1">K menu</text:span><text:change-end text:change-id="ct153524304"/><text:span text:style-name="T1">. Upon start up for the first time, a wizard will open and allow you to configure your </text:span><text:change text:change-id="ct154546344"/><text:change-start text:change-id="ct155039824"/><text:span text:style-name="T1">identity</text:span><text:change-end text:change-id="ct155039824"/><text:span text:style-name="T1">, the account which you use to connect to the different channels. See Figure 7-</text:span><text:change text:change-id="ct153533136"/><text:change text:change-id="ct154314960"/><text:change-start text:change-id="ct154493648"/><text:span text:style-name="T1">52</text:span><text:change-end text:change-id="ct154493648"/><text:span text:style-name="T8"><office:annotation><dc:creator>Nancy</dc:creator><dc:date>2006-11-09T00:00:00</dc:date><text:p>Figure number verified.</text:p></office:annotation></text:span><text:span text:style-name="T1"> for an example.</text:span></text:p>
      <text:p text:style-name="P9"><text:span text:style-name="T9">***insert Figure 7-</text:span><text:change text:change-id="ct153533264"/><text:change text:change-id="ct154605280"/><text:change-start text:change-id="ct155126928"/><text:span text:style-name="T9">52</text:span><text:change-end text:change-id="ct155126928"/><text:span text:style-name="T9"> 07fig</text:span><text:change text:change-id="ct154632104"/><text:change-start text:change-id="ct154940568"/><text:span text:style-name="T9">52</text:span><text:change-end text:change-id="ct154940568"/><text:span text:style-name="T9">identies.pg </text:span><text:span text:style-name="T36"><office:annotation><dc:creator>Nancy</dc:creator><dc:date>2006-11-09T00:00:00</dc:date><text:p>AU/PE: Requires attention.</text:p></office:annotation></text:span></text:p>
      <text:p text:style-name="P5"><text:span text:style-name="T7">Figure 7-</text:span><text:change text:change-id="ct153533392"/><text:change text:change-id="ct154594176"/><text:change-start text:change-id="ct154583496"/><text:span text:style-name="T7">52</text:span><text:change-end text:change-id="ct154583496"/><text:span text:style-name="T23"><office:annotation><dc:creator>Nancy</dc:creator><dc:date>2006-11-09T00:00:00</dc:date><text:p>FN</text:p></office:annotation></text:span></text:p>
      <text:p text:style-name="P6"><text:span text:style-name="T4">Manage identi</text:span><text:change-start text:change-id="ct155312368"/><text:span text:style-name="T4">ti</text:span><text:change-end text:change-id="ct155312368"/><text:span text:style-name="T4">es in Konversation</text:span><text:span text:style-name="T5"><office:annotation><dc:creator>Nancy</dc:creator><dc:date>2006-11-09T00:00:00</dc:date><text:p>FC</text:p></office:annotation></text:span></text:p>
      <text:p text:style-name="P2"><text:span text:style-name="T1">Remember #</text:span><text:change text:change-id="ct155405592"/><text:change-start text:change-id="ct154595912"/><text:span text:style-name="T1">Kubuntu</text:span><text:change-end text:change-id="ct154595912"/><text:span text:style-name="T1"> is a great place to find help with your Kubuntu installation, so set up Konverstation to automatically connect to that channel upon startup. </text:span></text:p>
      <text:p text:style-name="P10"><text:span text:style-name="T7">Kiosk Mode</text:span><text:span text:style-name="T33"><office:annotation><dc:creator>Nancy</dc:creator><dc:date>2006-11-09T00:00:00</dc:date><text:p>HB</text:p></office:annotation></text:span></text:p>
      <text:p text:style-name="P17">Kubuntu allows you to completely configure your desktop and one of the best examples of this is using Kubuntu in Kiosk mode. Kiosk mode allows an administrator to configure KDE and all aspects of the desktop and prevent the end user from changing the settings. </text:p>
      <text:p text:style-name="P2"><text:span text:style-name="T1">KDE stores all of its configuration information in text files that are similar to Windows INI files. These files control everything from the default background to whether or not a person can add bookmarks. To see the locations of the configuration files</text:span><text:change-start text:change-id="ct155021384"/><text:span text:style-name="T1">,</text:span><text:change-end text:change-id="ct155021384"/><text:span text:style-name="T1"> simply type kde-config –path config</text:span><text:span text:style-name="T8"><office:annotation><dc:creator>Nancy</dc:creator><dc:date>2006-11-09T00:00:00</dc:date><text:p>AU: Where should the user type this? At command prompt? In Katapult?</text:p></office:annotation></text:span><text:change-start text:change-id="ct154561336"/><text:span text:style-name="T1"> from the Konsole</text:span><text:change-end text:change-id="ct154561336"/><text:span text:style-name="T1">. Note that the order </text:span><text:change text:change-id="ct155019288"/><text:span text:style-name="T1">applied is </text:span><text:change-start text:change-id="ct154874104"/><text:span text:style-name="T1">the </text:span><text:change-end text:change-id="ct154874104"/><text:change text:change-id="ct154821856"/><text:span text:style-name="T1">reverse order </text:span><text:change text:change-id="ct155008840"/><text:change-start text:change-id="ct155037120"/><text:span text:style-name="T1">of </text:span><text:change-end text:change-id="ct155037120"/><text:span text:style-name="T1">what is displayed.</text:span></text:p>
      <text:p text:style-name="P2"><text:span text:style-name="T1">By simply changing one of the files in the highest</text:span><text:span text:style-name="T8"><office:annotation><dc:creator>Nancy</dc:creator><dc:date>2006-11-09T00:00:00</dc:date><text:p>AU: The highest what? Please specify.</text:p></office:annotation></text:span><text:change-start text:change-id="ct154585096"/><text:span text:style-name="T1"> priority</text:span><text:change-end text:change-id="ct154585096"/><text:span text:style-name="T1">, last listed in kde-config, you can affect what all users see.</text:span></text:p>
      <text:p text:style-name="P2"><text:span text:style-name="T1">To change the background for all users simply edit the Wallpaper section found in kdesktoprc located in /usr/share/kubuntu-default-zettings/kde-profile/default/share/config. See Figure 7-</text:span><text:change text:change-id="ct153534160"/><text:change-start text:change-id="ct154844248"/><text:span text:style-name="T1">53</text:span><text:change-end text:change-id="ct154844248"/><text:span text:style-name="T1"> </text:span><text:span text:style-name="T8"><office:annotation><dc:creator>Nancy</dc:creator><dc:date>2006-11-09T00:00:00</dc:date><text:p>Figure number verified.</text:p></office:annotation></text:span><text:span text:style-name="T1">for an example of this.</text:span></text:p>
      <text:p text:style-name="P9"><text:span text:style-name="T9">*** insert figure 7-</text:span><text:change text:change-id="ct153534032"/><text:change-start text:change-id="ct154646240"/><text:span text:style-name="T9">53</text:span><text:change-end text:change-id="ct154646240"/><text:span text:style-name="T9"> 07fig</text:span><text:change text:change-id="ct154594920"/><text:change-start text:change-id="ct154648608"/><text:span text:style-name="T9">53</text:span><text:change-end text:change-id="ct154648608"/><text:span text:style-name="T9">editingwallpaper.png</text:span><text:span text:style-name="T36"><office:annotation><dc:creator>Nancy</dc:creator><dc:date>2006-11-09T00:00:00</dc:date><text:p>AU/PE: Requires attention.</text:p></office:annotation></text:span></text:p>
      <text:p text:style-name="P5"><text:span text:style-name="T7">Figure 7-</text:span><text:change-start text:change-id="ct155391488"/><text:span text:style-name="T7">5</text:span><text:change-end text:change-id="ct155391488"/><text:change-start text:change-id="ct155205064"/><text:span text:style-name="T7">3</text:span><text:change-end text:change-id="ct155205064"/><text:change text:change-id="ct153533904"/><text:change text:change-id="ct155224600"/><text:span text:style-name="T23"><office:annotation><dc:creator>Nancy</dc:creator><dc:date>2006-11-09T00:00:00</dc:date><text:p>FN</text:p></office:annotation></text:span></text:p>
      <text:p text:style-name="P6"><text:span text:style-name="T4">Editing the Wallpaper section for Kiosk mode</text:span><text:span text:style-name="T5"><office:annotation><dc:creator>Nancy</dc:creator><dc:date>2006-11-09T00:00:00</dc:date><text:p>FC</text:p></office:annotation></text:span><text:change-start text:change-id="ct155007624"/></text:p>
      <text:p text:style-name="P2"><text:span text:style-name="T1">As previously discussed, </text:span><text:change-end text:change-id="ct155007624"/><text:change text:change-id="ct154936344"/><text:change-start text:change-id="ct155009312"/><text:span text:style-name="T1">e</text:span><text:change-end text:change-id="ct155009312"/><text:span text:style-name="T1">ach user can change their desktop to meet </text:span><text:change text:change-id="ct154966416"/><text:change-start text:change-id="ct154993160"/><text:span text:style-name="T1">his or her </text:span><text:change-end text:change-id="ct154993160"/><text:span text:style-name="T1">own needs</text:span><text:change-start text:change-id="ct155003328"/><text:span text:style-name="T1">. </text:span><text:change-end text:change-id="ct155003328"/><text:change text:change-id="ct155002448"/><text:span text:style-name="T1">However, an administrator can make it so some things cannot be changed. Simply </text:span><text:change text:change-id="ct154950120"/><text:change-start text:change-id="ct155010208"/><text:span text:style-name="T1">insert </text:span><text:change-end text:change-id="ct155010208"/><text:span text:style-name="T26">[$i]</text:span><text:span text:style-name="T1"> </text:span><text:span text:style-name="T8"><office:annotation><dc:creator>Nancy</dc:creator><dc:date>2006-11-09T00:00:00</dc:date><text:p>CD</text:p></office:annotation></text:span><text:span text:style-name="T1">at the top of the file for each application you would like to make immutable. Figure 7-</text:span><text:change-start text:change-id="ct155408808"/><text:span text:style-name="T1">5</text:span><text:change-end text:change-id="ct155408808"/><text:change-start text:change-id="ct155185208"/><text:span text:style-name="T1">4</text:span><text:change-end text:change-id="ct155185208"/><text:change text:change-id="ct153533776"/><text:change text:change-id="ct155187072"/><text:span text:style-name="T1"> </text:span><text:span text:style-name="T8"><office:annotation><dc:creator>Nancy</dc:creator><dc:date>2006-11-09T00:00:00</dc:date><text:p>Figure number verified.</text:p></office:annotation></text:span><text:span text:style-name="T1">shows the background changed and made immutable.</text:span></text:p>
      <text:p text:style-name="P9"><text:span text:style-name="T9">*** insert figure 7-</text:span><text:change-start text:change-id="ct155408936"/><text:span text:style-name="T9">5</text:span><text:change-end text:change-id="ct155408936"/><text:change text:change-id="ct153533648"/><text:change-start text:change-id="ct154562200"/><text:span text:style-name="T9">4</text:span><text:change-end text:change-id="ct154562200"/><text:span text:style-name="T9"> 07fig</text:span><text:change text:change-id="ct154561960"/><text:change-start text:change-id="ct154594544"/><text:span text:style-name="T9">54</text:span><text:change-end text:change-id="ct154594544"/><text:span text:style-name="T9">backgroundimmutable.png</text:span><text:span text:style-name="T36"><office:annotation><dc:creator>Nancy</dc:creator><dc:date>2006-11-09T00:00:00</dc:date><text:p>AU/PE: Requires attention.</text:p></office:annotation></text:span></text:p>
      <text:p text:style-name="P5"><text:span text:style-name="T7">Figure 7</text:span><text:change text:change-id="ct153533520"/><text:change text:change-id="ct154590624"/><text:change-start text:change-id="ct154937336"/><text:span text:style-name="T7">-54</text:span><text:change-end text:change-id="ct154937336"/><text:span text:style-name="T23"><office:annotation><dc:creator>Nancy</dc:creator><dc:date>2006-11-09T00:00:00</dc:date><text:p>FN</text:p></office:annotation></text:span></text:p>
      <text:p text:style-name="P6"><text:span text:style-name="T4">A default background made immutable</text:span><text:span text:style-name="T5"><office:annotation><dc:creator>Nancy</dc:creator><dc:date>2006-11-09T00:00:00</dc:date><text:p>FC</text:p></office:annotation></text:span></text:p>
      <text:p text:style-name="P2"><text:span text:style-name="T1">Along with enabling or setting changes, an administrator can remove </text:span><text:change-start text:change-id="ct154942656"/><text:span text:style-name="T1">user access to certain </text:span><text:change-end text:change-id="ct154942656"/><text:span text:style-name="T1">items </text:span><text:change text:change-id="ct154977024"/><text:change text:change-id="ct155336704"/><text:change text:change-id="ct154976152"/><text:span text:style-name="T1">by simply editing the kdeglobals file and adding a [KDE Action Restrictions] [$i]</text:span><text:span text:style-name="T8"><office:annotation><dc:creator>Nancy</dc:creator><dc:date>2006-11-09T00:00:00</dc:date><text:p>AU: Should this be formatted as code?</text:p></office:annotation></text:span><text:span text:style-name="T1"> </text:span><text:span text:style-name="T8"><office:annotation><dc:creator>Jonathan Jesse</dc:creator><dc:date>2006-11-09T00:00:00</dc:date><text:p>Yes</text:p></office:annotation></text:span><text:span text:style-name="T8"><office:annotation><dc:creator>Jonathan Jesse</dc:creator><dc:date>2006-11-09T00:00:00</dc:date><text:p> Please format as code</text:p></office:annotation></text:span><text:span text:style-name="T1">section. </text:span><text:change text:change-id="ct154455600"/><text:change text:change-id="ct154585968"/><text:change text:change-id="ct154411792"/><text:change text:change-id="ct153535056"/><text:change text:change-id="ct153533008"/><text:change text:change-id="ct154660056"/><text:change text:change-id="ct153532880"/><text:change text:change-id="ct154462368"/><text:change text:change-id="ct155409064"/><text:change text:change-id="ct154608424"/><text:change-start text:change-id="ct154979104"/><text:span text:style-name="T1"><text:tab/></text:span><text:change-end text:change-id="ct154979104"/></text:p>
      <text:p text:style-name="P2"><text:span text:style-name="T1">A great tool that can help with setting up Kiosk mode is iosktool</text:span><text:span text:style-name="T8"><office:annotation><dc:creator>Nancy</dc:creator><dc:date>2006-11-09T00:00:00</dc:date><text:p>AU: This sentence appears to be incomplete. Please fix.</text:p></office:annotation></text:span></text:p>
      <text:p text:style-name="P2"><text:span text:style-name="T1">There </text:span><text:change-start text:change-id="ct154935848"/><text:span text:style-name="T1">are </text:span><text:change-end text:change-id="ct154935848"/><text:span text:style-name="T1">plenty of additional items that can be limited and changed in Kubuntu. </text:span></text:p>
      <text:p text:style-name="P10"><text:span text:style-name="T7">Exploring the Kubuntu Landscape</text:span><text:span text:style-name="T33"><office:annotation><dc:creator>Nancy</dc:creator><dc:date>2006-11-09T00:00:00</dc:date><text:p>HB</text:p></office:annotation></text:span></text:p>
      <text:p text:style-name="P1"><text:span text:style-name="T1">Unlike many other </text:span><text:change text:change-id="ct154912360"/><text:change-start text:change-id="ct155443000"/><text:span text:style-name="T1">OS</text:span><text:change-end text:change-id="ct155443000"/><text:span text:style-name="T1">, Kubuntu includes a large amount of applications right inside the system. These tools have been selected to allow you to install Kubuntu and then just get your work done. Some of the applications installed by default have been covered already</text:span><text:change-start text:change-id="ct154984752"/><text:span text:style-name="T1">. </text:span><text:change-end text:change-id="ct154984752"/><text:change text:change-id="ct154933176"/><text:change text:change-id="ct153542872"/><text:change-start text:change-id="ct154969696"/><text:span text:style-name="T1">Unfortunately (or fortunately, depending on how you look at it</text:span><text:change-end text:change-id="ct154969696"/><text:span text:style-name="T8"><office:annotation><dc:creator>Jonathan Jesse</dc:creator><dc:date>2006-11-09T00:00:00</dc:date><text:p>Ok, looks fine with me, sounds better</text:p></office:annotation></text:span><text:change-start text:change-id="ct154972808"/><text:span text:style-name="T1">)</text:span><text:span text:style-name="T8"><office:annotation><dc:creator>Nancy</dc:creator><dc:date>2006-11-09T00:00:00</dc:date><text:p>AU: Please pardon the liberty I’ve taken. If you hate it, feel free to delete it.</text:p></office:annotation></text:span><text:change-end text:change-id="ct154972808"/><text:change-start text:change-id="ct153541592"/><text:span text:style-name="T1">, </text:span><text:change-end text:change-id="ct153541592"/><text:span text:style-name="T1">there are just too many </text:span><text:change-start text:change-id="ct154961520"/><text:span text:style-name="T1">applications to </text:span><text:change-end text:change-id="ct154961520"/><text:span text:style-name="T1">go over due to space restrictions.</text:span></text:p>
      <text:p text:style-name="P2"><text:span text:style-name="T1">To partially solve that problem, here is a quick summary of many programs that are available from the </text:span><text:change text:change-id="ct153531088"/><text:change-start text:change-id="ct153525200"/><text:span text:style-name="T1">K menu</text:span><text:change-end text:change-id="ct153525200"/><text:span text:style-name="T1">, including how to find the</text:span><text:change-start text:change-id="ct154968816"/><text:span text:style-name="T1">m</text:span><text:change-end text:change-id="ct154968816"/><text:change text:change-id="ct154940136"/><text:span text:style-name="T1"> </text:span><text:change-start text:change-id="ct154941224"/><text:span text:style-name="T1">along with a brief description. </text:span><text:change-end text:change-id="ct154941224"/><text:change text:change-id="ct154950768"/></text:p>
      <text:p text:style-name="P25"><text:span text:style-name="T1"><text:tab/></text:span><text:span text:style-name="T7">Kate</text:span><text:span text:style-name="T23"><office:annotation><dc:creator>Nancy</dc:creator><dc:date>2006-11-09T00:00:00</dc:date><text:p>BL</text:p></office:annotation></text:span><text:change-start text:change-id="ct154947352"/><text:span text:style-name="T7"> </text:span><text:change-end text:change-id="ct154947352"/><text:change text:change-id="ct153530960"/><text:change-start text:change-id="ct153524944"/><text:span text:style-name="T1">K menu</text:span><text:change-end text:change-id="ct153524944"/><text:span text:style-name="T1"> &gt; Utilities &gt; Kate</text:span></text:p>
      <text:p text:style-name="P28"><text:span text:style-name="T1">This simple and powerful text editor is great for editing documents, making quick notes</text:span><text:change-start text:change-id="ct154943152"/><text:span text:style-name="T1">,</text:span><text:change-end text:change-id="ct154943152"/><text:span text:style-name="T1"> and </text:span><text:change text:change-id="ct155436120"/><text:change-start text:change-id="ct155392184"/><text:span text:style-name="T1">programming</text:span><text:change-end text:change-id="ct155392184"/><text:span text:style-name="T1">. There is a vast range of plug-ins for items </text:span><text:change text:change-id="ct154926168"/><text:change-start text:change-id="ct154930168"/><text:span text:style-name="T1">such as <text:s/></text:span><text:change-end text:change-id="ct154930168"/><text:span text:style-name="T1">spell</text:span><text:change text:change-id="ct154949184"/><text:span text:style-name="T1">checking, statistics, and syntax highlighting.</text:span></text:p>
      <text:p text:style-name="P29"><text:span text:style-name="T1"><text:tab/></text:span><text:span text:style-name="T7">Calculator </text:span><text:span text:style-name="T23"><office:annotation><dc:creator>Nancy</dc:creator><dc:date>2006-11-09T00:00:00</dc:date><text:p>BL</text:p></office:annotation></text:span><text:span text:style-name="T7">(Speedcrunch)</text:span></text:p>
      <text:p text:style-name="P28"><text:change text:change-id="ct153531472"/><text:change-start text:change-id="ct153923432"/><text:span text:style-name="T1">K menu</text:span><text:change-end text:change-id="ct153923432"/><text:span text:style-name="T1"> &gt; Utilities &gt; Calculator</text:span></text:p>
      <text:p text:style-name="P28"><text:span text:style-name="T1">Speedcrunch is an </text:span><text:change text:change-id="ct155436248"/><text:change-start text:change-id="ct155402264"/><text:span text:style-name="T1">extremely</text:span><text:change-end text:change-id="ct155402264"/><text:span text:style-name="T1"> powerful calculator that can help you solve both basic and advance</text:span><text:change-start text:change-id="ct154948288"/><text:span text:style-name="T1">d</text:span><text:change-end text:change-id="ct154948288"/><text:span text:style-name="T1"> math problems.</text:span></text:p>
      <text:p text:style-name="P29"><text:span text:style-name="T1"><text:tab/></text:span><text:span text:style-name="T7">Konsole</text:span><text:span text:style-name="T23"><office:annotation><dc:creator>Nancy</dc:creator><dc:date>2006-11-09T00:00:00</dc:date><text:p>BL</text:p></office:annotation></text:span><text:change text:change-id="ct153531984"/><text:change-start text:change-id="ct153924072"/><text:span text:style-name="T1">K menu</text:span><text:change-end text:change-id="ct153924072"/><text:span text:style-name="T1"> &gt; Utilities &gt; Konsole</text:span></text:p>
      <text:p text:style-name="P28"><text:span text:style-name="T1">Beneath the desktop is a very powerful command line core. Konsole allows you access to this powerful command line by putting a nice window frame around it. Konsole is great for the command line junkies, those </text:span><text:change text:change-id="ct154894408"/><text:change-start text:change-id="ct154923880"/><text:span text:style-name="T1">who </text:span><text:change-end text:change-id="ct154923880"/><text:change text:change-id="ct154876664"/><text:change text:change-id="ct155392312"/><text:change-start text:change-id="ct155402520"/><text:span text:style-name="T1">prefer</text:span><text:change-end text:change-id="ct155402520"/><text:span text:style-name="T1"> to do things with a graphical interface. Konsole can </text:span><text:change-start text:change-id="ct154833480"/><text:span text:style-name="T1">be </text:span><text:change-end text:change-id="ct154833480"/><text:span text:style-name="T1">completely customized to meet your command line needs.</text:span></text:p>
      <text:p text:style-name="P29"><text:span text:style-name="T1"><text:tab/></text:span><text:span text:style-name="T7">Info </text:span><text:span text:style-name="T23"><office:annotation><dc:creator>Nancy</dc:creator><dc:date>2006-11-09T00:00:00</dc:date><text:p>BL</text:p></office:annotation></text:span><text:span text:style-name="T7">Center (KinfoCenter)</text:span></text:p>
      <text:p text:style-name="P28"><text:change text:change-id="ct153532496"/><text:change-start text:change-id="ct153525072"/><text:span text:style-name="T1">K menu</text:span><text:change-end text:change-id="ct153525072"/><text:span text:style-name="T1"> &gt; System &gt; Info Center</text:span></text:p>
      <text:p text:style-name="P28"><text:span text:style-name="T1">The KinfoCenter provides information about your system, including </text:span><text:change text:change-id="ct155253360"/><text:change-start text:change-id="ct155416360"/><text:span text:style-name="T1">partitions</text:span><text:change-end text:change-id="ct155416360"/><text:span text:style-name="T1">, network interfaces, and other important features about your system.</text:span></text:p>
      <text:p text:style-name="P29"><text:span text:style-name="T1"><text:tab/></text:span><text:change text:change-id="ct155435864"/><text:change-start text:change-id="ct155402392"/><text:span text:style-name="T7">Performance</text:span><text:change-end text:change-id="ct155402392"/><text:span text:style-name="T7"> </text:span><text:span text:style-name="T23"><office:annotation><dc:creator>Nancy</dc:creator><dc:date>2006-11-09T00:00:00</dc:date><text:p>BL</text:p></office:annotation></text:span><text:change text:change-id="ct155436376"/><text:change-start text:change-id="ct155402136"/><text:span text:style-name="T7">Monitor </text:span><text:change-end text:change-id="ct155402136"/><text:span text:style-name="T7">(KsysGuard)</text:span></text:p>
      <text:p text:style-name="P28"><text:change text:change-id="ct153529552"/><text:change-start text:change-id="ct153924328"/><text:span text:style-name="T1">K menu</text:span><text:change-end text:change-id="ct153924328"/><text:span text:style-name="T1"> &gt; System &gt; Performance Monitor</text:span></text:p>
      <text:p text:style-name="P48">The Performance Monitor provides information about how your Kubuntu system is functioning. Having problems with an application taking too much memory? How would you know? KsysGuard provides this information.</text:p>
      <text:p text:style-name="P29"><text:span text:style-name="T1"><text:tab/></text:span><text:span text:style-name="T7">System </text:span><text:span text:style-name="T23"><office:annotation><dc:creator>Nancy</dc:creator><dc:date>2006-11-09T00:00:00</dc:date><text:p>BL</text:p></office:annotation></text:span><text:span text:style-name="T7">Logs Viewer (KsystemLog</text:span><text:change-start text:change-id="ct154901416"/><text:span text:style-name="T7">)</text:span><text:change-end text:change-id="ct154901416"/><text:change text:change-id="ct153529680"/><text:change-start text:change-id="ct153924584"/><text:span text:style-name="T1">K menu</text:span><text:change-end text:change-id="ct153924584"/><text:span text:style-name="T1"> &gt; System &gt; System Logs Viewer</text:span></text:p>
      <text:p text:style-name="P48">Interested in what is going on with your system? Kubuntu keeps track of files and access logs that can be viewed through this program.</text:p>
      <text:p text:style-name="P29"><text:span text:style-name="T1"><text:tab/></text:span><text:span text:style-name="T7">CD </text:span><text:span text:style-name="T23"><office:annotation><dc:creator>Nancy</dc:creator><dc:date>2006-11-09T00:00:00</dc:date><text:p>BL</text:p></office:annotation></text:span><text:span text:style-name="T7">Player (KsCD)</text:span></text:p>
      <text:p text:style-name="P28"><text:change text:change-id="ct153529936"/><text:change-start text:change-id="ct153924840"/><text:span text:style-name="T1">K menu</text:span><text:change-end text:change-id="ct153924840"/><text:span text:style-name="T1"> &gt; Multimedia</text:span><text:change text:change-id="ct154870248"/><text:change-start text:change-id="ct154054400"/><text:span text:style-name="T1"> </text:span><text:change-end text:change-id="ct154054400"/><text:span text:style-name="T1">&gt; CD Player</text:span></text:p>
      <text:p text:style-name="P28"><text:span text:style-name="T1">KsCD is a great little program that will allow you to listen to CDs. KsCD </text:span><text:change text:change-id="ct155392440"/><text:change-start text:change-id="ct155391800"/><text:span text:style-name="T1">will</text:span><text:change-end text:change-id="ct155391800"/><text:span text:style-name="T1"> grab the track </text:span><text:change text:change-id="ct155436504"/><text:change-start text:change-id="ct155392056"/><text:span text:style-name="T1">information</text:span><text:change-end text:change-id="ct155392056"/><text:span text:style-name="T1"> from FreeDB and then display this information as the track is played.</text:span></text:p>
      <text:p text:style-name="P29"><text:span text:style-name="T1"><text:tab/></text:span><text:span text:style-name="T7">Internet </text:span><text:span text:style-name="T23"><office:annotation><dc:creator>Nancy</dc:creator><dc:date>2006-11-09T00:00:00</dc:date><text:p>BL</text:p></office:annotation></text:span><text:span text:style-name="T7">Dial-Up Tool (KPPP)</text:span></text:p>
      <text:p text:style-name="P28"><text:change text:change-id="ct153527248"/><text:change-start text:change-id="ct153923688"/><text:span text:style-name="T1">K menu</text:span><text:change-end text:change-id="ct153923688"/><text:span text:style-name="T1"> &gt; Internet &gt; Internet Dial-Up Tool </text:span></text:p>
      <text:p text:style-name="P48">Need help connecting to you ISP (Internet Service Provider) through a modem? KPPP will help take care of this. KPPP can help setup your modem and even setup your dial up connection.</text:p>
      <text:p text:style-name="P29"><text:span text:style-name="T1"><text:tab/></text:span><text:span text:style-name="T7">Remote </text:span><text:span text:style-name="T23"><office:annotation><dc:creator>Nancy</dc:creator><dc:date>2006-11-09T00:00:00</dc:date><text:p>BL</text:p></office:annotation></text:span><text:span text:style-name="T7">Desktop Connection (</text:span><text:change text:change-id="ct154400768"/><text:change-start text:change-id="ct154553800"/><text:span text:style-name="T7">K</text:span><text:change-end text:change-id="ct154553800"/><text:span text:style-name="T7">rdc</text:span><text:span text:style-name="T8"><office:annotation><dc:creator>Nancy</dc:creator><dc:date>2006-11-09T00:00:00</dc:date><text:p>AU: Should this be all caps?</text:p></office:annotation></text:span><text:span text:style-name="T7">)</text:span></text:p>
      <text:p text:style-name="P28"><text:change text:change-id="ct153527504"/><text:change-start text:change-id="ct153923816"/><text:span text:style-name="T1">K menu</text:span><text:change-end text:change-id="ct153923816"/><text:span text:style-name="T1"> &gt; Internet &gt; Remote Desktop Connection</text:span></text:p>
      <text:p text:style-name="P28"><text:span text:style-name="T1">KRDC can help you connect to remote systems either through </text:span><text:change text:change-id="ct154907136"/><text:change-start text:change-id="ct154834888"/><text:span text:style-name="T1">the </text:span><text:change-end text:change-id="ct154834888"/><text:span text:style-name="T1">remote desktop protocol</text:span><text:change text:change-id="ct154892264"/><text:change-start text:change-id="ct154903744"/><text:span text:style-name="T1"> (RDP) </text:span><text:change-end text:change-id="ct154903744"/><text:span text:style-name="T1">or through </text:span><text:change text:change-id="ct154895400"/><text:span text:style-name="T1">virtual network connection</text:span><text:change text:change-id="ct154897048"/><text:change-start text:change-id="ct154902096"/><text:span text:style-name="T1"> (VNC). </text:span><text:change-end text:change-id="ct154902096"/><text:span text:style-name="T1">Simply type in the address</text:span><text:change-start text:change-id="ct154905664"/><text:span text:style-name="T1">,</text:span><text:change-end text:change-id="ct154905664"/><text:span text:style-name="T1"> and click on connect. The remote desktop connection can save the settings for each computer that you connect to.</text:span></text:p>
      <text:p text:style-name="P29"><text:span text:style-name="T1"><text:tab/></text:span><text:span text:style-name="T7">Bluetooth </text:span><text:span text:style-name="T23"><office:annotation><dc:creator>Nancy</dc:creator><dc:date>2006-11-09T00:00:00</dc:date><text:p>BL</text:p></office:annotation></text:span><text:span text:style-name="T7">Chat and Bluetooth OBEX Client</text:span></text:p>
      <text:p text:style-name="P28"><text:change text:change-id="ct153530704"/><text:change-start text:change-id="ct153922664"/><text:span text:style-name="T1">K menu</text:span><text:change-end text:change-id="ct153922664"/><text:span text:style-name="T1"> &gt; Internet &gt; Bluetooth Chat</text:span></text:p>
      <text:p text:style-name="P28"><text:change text:change-id="ct153531600"/><text:change-start text:change-id="ct153923560"/><text:span text:style-name="T1">K menu</text:span><text:change-end text:change-id="ct153923560"/><text:span text:style-name="T1"> &gt; Internet &gt; Bluetooth OBEX Client</text:span></text:p>
      <text:p text:style-name="P28"><text:span text:style-name="T1">The applications are installed by default and are new to this release of Kubuntu. They both help you connect to various </text:span><text:change text:change-id="ct154897912"/><text:change-start text:change-id="ct154904600"/><text:span text:style-name="T1">Bluetooth-</text:span><text:change-end text:change-id="ct154904600"/><text:span text:style-name="T1">enabled devices.</text:span></text:p>
      <text:p text:style-name="P29"><text:span text:style-name="T1"><text:tab/></text:span><text:span text:style-name="T7">PDF </text:span><text:span text:style-name="T23"><office:annotation><dc:creator>Nancy</dc:creator><dc:date>2006-11-09T00:00:00</dc:date><text:p>BL</text:p></office:annotation></text:span><text:span text:style-name="T7">Viewer (KPDF)</text:span></text:p>
      <text:p text:style-name="P28"><text:change text:change-id="ct153527760"/><text:change-start text:change-id="ct153525968"/><text:span text:style-name="T1">K menu</text:span><text:change-end text:change-id="ct153525968"/><text:span text:style-name="T1"> &gt; Graphics &gt; PDF </text:span><text:change text:change-id="ct155435992"/><text:change-start text:change-id="ct155391928"/><text:span text:style-name="T1">Viewer</text:span><text:change-end text:change-id="ct155391928"/></text:p>
      <text:p text:style-name="P48">KPDF provides you with the ability to open and view files saved in the Adobe PDF format</text:p>
      <text:p text:style-name="P29"><text:span text:style-name="T1"><text:tab/></text:span><text:span text:style-name="T7">Screen </text:span><text:span text:style-name="T23"><office:annotation><dc:creator>Nancy</dc:creator><dc:date>2006-11-09T00:00:00</dc:date><text:p>BL</text:p></office:annotation></text:span><text:span text:style-name="T7">Capture Program (KsnapShot)</text:span></text:p>
      <text:p text:style-name="P28"><text:change text:change-id="ct153528272"/><text:change-start text:change-id="ct153526480"/><text:span text:style-name="T1">K menu</text:span><text:change-end text:change-id="ct153526480"/><text:span text:style-name="T1"> &gt; Graphics &gt; Screen Capture Program</text:span></text:p>
      <text:p text:style-name="P28"><text:span text:style-name="T1">KsnapShot is a great application that allows you to take screenshots and save them in different formats. The great thing about KsnapShot is that you specify the exact amount of the screen that will be capture</text:span><text:change-start text:change-id="ct154875464"/><text:span text:style-name="T1">d</text:span><text:change-end text:change-id="ct154875464"/><text:span text:style-name="T1">. This program was used to take the screenshots </text:span><text:change text:change-id="ct154845400"/><text:change-start text:change-id="ct154850352"/><text:span text:style-name="T1">for </text:span><text:change-end text:change-id="ct154850352"/><text:span text:style-name="T1">this chapter.</text:span></text:p>
      <text:p text:style-name="P29"><text:span text:style-name="T1"><text:tab/></text:span><text:span text:style-name="T7">Image </text:span><text:span text:style-name="T23"><office:annotation><dc:creator>Nancy</dc:creator><dc:date>2006-11-09T00:00:00</dc:date><text:p>BL</text:p></office:annotation></text:span><text:span text:style-name="T7">Viewer (Gwenview)</text:span></text:p>
      <text:p text:style-name="P28"><text:change text:change-id="ct153529808"/><text:change-start text:change-id="ct153923048"/><text:span text:style-name="T1">K menu</text:span><text:change-end text:change-id="ct153923048"/><text:span text:style-name="T1"> &gt; Graphics &gt; Image Viewer</text:span></text:p>
      <text:p text:style-name="P48">Gwenview is the default application for viewing images in Kubuntu. All different types of images can be opened including .png, .jpeg, and .bmp.</text:p>
      <text:p text:style-name="P26"><text:span text:style-name="T1"><text:tab/></text:span><text:span text:style-name="T7">Kdevelop</text:span><text:span text:style-name="T23"><office:annotation><dc:creator>Nancy</dc:creator><dc:date>2006-11-09T00:00:00</dc:date><text:p>BL</text:p></office:annotation></text:span></text:p>
      <text:p text:style-name="P28"><text:span text:style-name="T1">While not installed by default, Kdevelop is a wonderful Integrated Development Environment (IDE) that can help out with your coding projects. Simply install it </text:span><text:change text:change-id="ct154854384"/><text:change-start text:change-id="ct154849192"/><text:span text:style-name="T1">using</text:span><text:change-end text:change-id="ct154849192"/><text:span text:style-name="T1"> </text:span><text:change text:change-id="ct154799040"/><text:change-start text:change-id="ct154856760"/><text:span text:style-name="T1">Adept</text:span><text:change-end text:change-id="ct154856760"/><text:change-start text:change-id="ct154871296"/><text:span text:style-name="T1">,</text:span><text:change-end text:change-id="ct154871296"/><text:change-start text:change-id="ct154874752"/><text:span text:style-name="T1"> </text:span><text:change-end text:change-id="ct154874752"/><text:span text:style-name="T1">and you </text:span><text:change text:change-id="ct154865288"/><text:change-start text:change-id="ct154868776"/><text:span text:style-name="T1">will </text:span><text:change-end text:change-id="ct154868776"/><text:span text:style-name="T1">find it located under the Development menu in the </text:span><text:change text:change-id="ct153532240"/><text:change-start text:change-id="ct153526224"/><text:span text:style-name="T1">K menu</text:span><text:change-end text:change-id="ct153526224"/><text:change-start text:change-id="ct154876472"/><text:span text:style-name="T1">.</text:span><text:change-end text:change-id="ct154876472"/></text:p>
      <text:p text:style-name="P10"><text:span text:style-name="T7">Tips and Tricks</text:span><text:span text:style-name="T33"><office:annotation><dc:creator>Nancy</dc:creator><dc:date>2006-11-09T00:00:00</dc:date><text:p>HB</text:p></office:annotation></text:span></text:p>
      <text:p text:style-name="P17">The more you use Kubuntu, the more you will learn some tips and tricks to help make your computing experience better and easier. Kubuntu can be configured to do almost anything you would like.</text:p>
      <text:p text:style-name="P15"><text:span text:style-name="T4">Run Programs Automatically When Kubuntu Starts</text:span><text:span text:style-name="T30"><office:annotation><dc:creator>Nancy</dc:creator><dc:date>2006-11-09T00:00:00</dc:date><text:p>HC</text:p></office:annotation></text:span></text:p>
      <text:p text:style-name="P1"><text:span text:style-name="T1">Sometimes there are programs you would like to start automatically every time you login to your system. An example of this is Katapult, which was discussed earlier in the chapter</text:span><text:change-start text:change-id="ct154872168"/><text:span text:style-name="T1">. </text:span><text:change-end text:change-id="ct154872168"/><text:change text:change-id="ct154837496"/><text:change-start text:change-id="ct154832456"/><text:span text:style-name="T1">I</text:span><text:change-end text:change-id="ct154832456"/><text:span text:style-name="T1">t starts automatically and runs in the background. There are four easy steps to set this </text:span><text:change-start text:change-id="ct154818344"/><text:span text:style-name="T1">up </text:span><text:change-end text:change-id="ct154818344"/><text:span text:style-name="T1">using the session management feature of KDE. KDE can save everything and then restore those settings for you.</text:span></text:p>
      <text:p text:style-name="P11"><text:span text:style-name="T1">1.<text:tab/>Open </text:span><text:span text:style-name="T8"><office:annotation><dc:creator>Nancy</dc:creator><dc:date>2006-11-09T00:00:00</dc:date><text:p>NL</text:p></office:annotation></text:span><text:span text:style-name="T1">up System Settings from the </text:span><text:change text:change-id="ct153532112"/><text:change-start text:change-id="ct153525712"/><text:span text:style-name="T1">K menu</text:span><text:change-end text:change-id="ct153525712"/><text:span text:style-name="T1"> and click on the User Account Section.</text:span></text:p>
      <text:p text:style-name="P12"><text:span text:style-name="T1">2.<text:tab/>Click </text:span><text:span text:style-name="T8"><office:annotation><dc:creator>Nancy</dc:creator><dc:date>2006-11-09T00:00:00</dc:date><text:p>NL</text:p></office:annotation></text:span><text:span text:style-name="T1">the Session Manager button on the left</text:span><text:change-start text:change-id="ct154764200"/><text:span text:style-name="T1">,</text:span><text:change-end text:change-id="ct154764200"/><text:span text:style-name="T1"> and make sure that the Restore manually saved session checkbox is enabled.</text:span></text:p>
      <text:p text:style-name="P13"><text:span text:style-name="T1">3.<text:tab/>Log </text:span><text:span text:style-name="T8"><office:annotation><dc:creator>Nancy</dc:creator><dc:date>2006-11-09T00:00:00</dc:date><text:p>NL</text:p></office:annotation></text:span><text:span text:style-name="T1">out saving your sessions.</text:span></text:p>
      <text:p text:style-name="P15"><text:span text:style-name="T4">Login Automatically to Kubuntu When the Computer Starts</text:span><text:span text:style-name="T30"><office:annotation><dc:creator>Nancy</dc:creator><dc:date>2006-11-09T00:00:00</dc:date><text:p>HC</text:p></office:annotation></text:span></text:p>
      <text:p text:style-name="P1"><text:span text:style-name="T1">It is possible to set up Kubuntu so a user is logged in automatically when the computer boots. This change is </text:span><text:change text:change-id="ct154786832"/><text:change-start text:change-id="ct154798896"/><text:span text:style-name="T4">not recommended</text:span><text:change-end text:change-id="ct154798896"/><text:span text:style-name="T1"> for must computers as it is insecure and may allow others to </text:span><text:change-start text:change-id="ct154831072"/><text:span text:style-name="T1">access </text:span><text:change-end text:change-id="ct154831072"/><text:span text:style-name="T1">your information.</text:span></text:p>
      <text:p text:style-name="P11"><text:span text:style-name="T1">1.<text:tab/>Open </text:span><text:span text:style-name="T8"><office:annotation><dc:creator>Nancy</dc:creator><dc:date>2006-11-09T00:00:00</dc:date><text:p>NL</text:p></office:annotation></text:span><text:span text:style-name="T1">up the System Settings from the </text:span><text:change text:change-id="ct153531728"/><text:change-start text:change-id="ct153923304"/><text:span text:style-name="T1">K menu</text:span><text:change-end text:change-id="ct153923304"/><text:span text:style-name="T1">.</text:span></text:p>
      <text:p text:style-name="P12"><text:span text:style-name="T1">2.<text:tab/>Click </text:span><text:span text:style-name="T8"><office:annotation><dc:creator>Nancy</dc:creator><dc:date>2006-11-09T00:00:00</dc:date><text:p>NL</text:p></office:annotation></text:span><text:span text:style-name="T1">on Administrator Mode</text:span><text:change-start text:change-id="ct154848248"/><text:span text:style-name="T1">,</text:span><text:change-end text:change-id="ct154848248"/><text:span text:style-name="T1"> and entering your password to gain administrator privileges.</text:span></text:p>
      <text:p text:style-name="P12"><text:span text:style-name="T1">3.<text:tab/>Select </text:span><text:span text:style-name="T8"><office:annotation><dc:creator>Nancy</dc:creator><dc:date>2006-11-09T00:00:00</dc:date><text:p>NL</text:p></office:annotation></text:span><text:span text:style-name="T1">the Convenience tab</text:span><text:change-start text:change-id="ct154838392"/><text:span text:style-name="T1">,</text:span><text:change-end text:change-id="ct154838392"/><text:span text:style-name="T1"> and check Enable Autologin.</text:span></text:p>
      <text:p text:style-name="P13"><text:span text:style-name="T1">4.<text:tab/>Select </text:span><text:span text:style-name="T8"><office:annotation><dc:creator>Nancy</dc:creator><dc:date>2006-11-09T00:00:00</dc:date><text:p>NL</text:p></office:annotation></text:span><text:span text:style-name="T1">the user to autologin from the drop down menu</text:span><text:change-start text:change-id="ct154788096"/><text:span text:style-name="T1">,</text:span><text:change-end text:change-id="ct154788096"/><text:span text:style-name="T1"> and select an appropriate time delay.</text:span></text:p>
      <text:p text:style-name="P15"><text:span text:style-name="T4">Automatically Turn on Num Lock When Kubuntu Starts</text:span><text:span text:style-name="T30"><office:annotation><dc:creator>Nancy</dc:creator><dc:date>2006-11-09T00:00:00</dc:date><text:p>HC</text:p></office:annotation></text:span></text:p>
      <text:p text:style-name="P1"><text:span text:style-name="T1">If you are sick of always having to turn on your numlock</text:span><text:span text:style-name="T8"><office:annotation><dc:creator>Nancy</dc:creator><dc:date>2006-11-09T00:00:00</dc:date><text:p>AU: Isn’t it funny what we moderns consider to be a burden? Imagine the days of the abacus! Now, that’s a pain!</text:p></office:annotation></text:span><text:span text:style-name="T1">, the change is very simple to make.</text:span></text:p>
      <text:p text:style-name="P11"><text:span text:style-name="T1">1.<text:tab/>Open </text:span><text:span text:style-name="T8"><office:annotation><dc:creator>Nancy</dc:creator><dc:date>2006-11-09T00:00:00</dc:date><text:p>NL</text:p></office:annotation></text:span><text:span text:style-name="T1">up </text:span><text:change text:change-id="ct154767024"/><text:span text:style-name="T1">System Settings from the </text:span><text:change text:change-id="ct153530832"/><text:change-start text:change-id="ct153925224"/><text:span text:style-name="T1">K menu</text:span><text:change-end text:change-id="ct153925224"/><text:change-start text:change-id="ct154798752"/><text:span text:style-name="T1">,</text:span><text:change-end text:change-id="ct154798752"/><text:span text:style-name="T1"> and select Keyboard.</text:span></text:p>
      <text:p text:style-name="P12"><text:span text:style-name="T1">2.<text:tab/>Under </text:span><text:span text:style-name="T8"><office:annotation><dc:creator>Nancy</dc:creator><dc:date>2006-11-09T00:00:00</dc:date><text:p>NL</text:p></office:annotation></text:span><text:span text:style-name="T1">the NumLock on KDE Startup, enable the Turn On checkbox.</text:span></text:p>
      <text:p text:style-name="P13"><text:span text:style-name="T1">3.<text:tab/>Click </text:span><text:span text:style-name="T8"><office:annotation><dc:creator>Nancy</dc:creator><dc:date>2006-11-09T00:00:00</dc:date><text:p>NL</text:p></office:annotation></text:span><text:span text:style-name="T1">on Apply to save your settings.</text:span></text:p>
      <text:p text:style-name="P33"><text:span text:style-name="T32">Finding Help and Giving Back to the Community</text:span><text:span text:style-name="T30"><office:annotation><dc:creator>Nancy</dc:creator><dc:date>2006-11-09T00:00:00</dc:date><text:p>HA</text:p></office:annotation></text:span></text:p>
      <text:p text:style-name="P1"><text:span text:style-name="T1">KDE is the best documented desktop environment around</text:span><text:change-start text:change-id="ct155466984"/><text:span text:style-name="T1">,</text:span><text:change-end text:change-id="ct155466984"/><text:span text:style-name="T1"> and Kubuntu strives to match that level. Kubuntu currently ships with three documents: the Release Notes, About Kubuntu, and the Desktop Guide, all of which feature specific Kubuntu material and are maintained by the Ubuntu Documentation Team. </text:span></text:p>
      <text:p text:style-name="P10"><text:span text:style-name="T7">Finding Help</text:span><text:span text:style-name="T33"><office:annotation><dc:creator>Nancy</dc:creator><dc:date>2006-11-09T00:00:00</dc:date><text:p>HB</text:p></office:annotation></text:span></text:p>
      <text:p text:style-name="P1"><text:span text:style-name="T1">Help is found through the Khelpcenter and is organized around applications and then tasks. Khelpcenter is launched either through the </text:span><text:change text:change-id="ct153531216"/><text:change-start text:change-id="ct153523792"/><text:span text:style-name="T1">K menu</text:span><text:change-end text:change-id="ct153523792"/><text:span text:style-name="T1"> under Help, or is available from the main screen </text:span><text:change text:change-id="ct154724448"/><text:change text:change-id="ct154451672"/><text:change text:change-id="ct154603096"/><text:change-start text:change-id="ct154130128"/><text:span text:style-name="T1"><text:s/></text:span><text:change-end text:change-id="ct154130128"/><text:span text:style-name="T1">or from the start page of </text:span><text:change text:change-id="ct155479792"/><text:change-start text:change-id="ct155479696"/><text:span text:style-name="T1">Konqueror</text:span><text:change-end text:change-id="ct155479696"/><text:span text:style-name="T1">. Figure 7-</text:span><text:change text:change-id="ct153534800"/><text:change-start text:change-id="ct154634448"/><text:span text:style-name="T1">55</text:span><text:change-end text:change-id="ct154634448"/><text:span text:style-name="T8"><office:annotation><dc:creator>Nancy</dc:creator><dc:date>2006-11-09T00:00:00</dc:date><text:p>Figure number verified.</text:p></office:annotation></text:span><text:span text:style-name="T1"> shows you Khelpcenter.</text:span></text:p>
      <text:p text:style-name="P9"><text:span text:style-name="T9">***insert figure7-</text:span><text:change text:change-id="ct154473584"/><text:change text:change-id="ct153534672"/><text:change-start text:change-id="ct154621832"/><text:span text:style-name="T9">55</text:span><text:change-end text:change-id="ct154621832"/><text:span text:style-name="T9">07fig</text:span><text:change text:change-id="ct154643856"/><text:change-start text:change-id="ct154641480"/><text:span text:style-name="T9">55k</text:span><text:change-end text:change-id="ct154641480"/><text:span text:style-name="T9">helpcenter.png</text:span><text:span text:style-name="T36"><office:annotation><dc:creator>Nancy</dc:creator><dc:date>2006-11-09T00:00:00</dc:date><text:p>AU/PE: Requires attention.</text:p></office:annotation></text:span></text:p>
      <text:p text:style-name="P5"><text:span text:style-name="T7">Figure 7-</text:span><text:change text:change-id="ct153534928"/><text:change-start text:change-id="ct154636800"/><text:span text:style-name="T7">55</text:span><text:change-end text:change-id="ct154636800"/><text:span text:style-name="T23"><office:annotation><dc:creator>Nancy</dc:creator><dc:date>2006-11-09T00:00:00</dc:date><text:p>FN</text:p></office:annotation></text:span></text:p>
      <text:p text:style-name="P6"><text:span text:style-name="T4">The Khelpcenter</text:span><text:span text:style-name="T5"><office:annotation><dc:creator>Nancy</dc:creator><dc:date>2006-11-09T00:00:00</dc:date><text:p>FC</text:p></office:annotation></text:span></text:p>
      <text:p text:style-name="P10"><text:span text:style-name="T7">Accessing KDE Help Manuals</text:span><text:span text:style-name="T33"><office:annotation><dc:creator>Nancy</dc:creator><dc:date>2006-11-09T00:00:00</dc:date><text:p>HB</text:p></office:annotation></text:span></text:p>
      <text:p text:style-name="P1"><text:span text:style-name="T1">Along with the Kubuntu </text:span><text:change text:change-id="ct155463720"/><text:change-start text:change-id="ct155463528"/><text:span text:style-name="T1">documents</text:span><text:change-end text:change-id="ct155463528"/><text:span text:style-name="T1">, Kubuntu ships with the help documents for all of the major applications </text:span><text:change text:change-id="ct155464680"/><text:change-start text:change-id="ct155464584"/><text:span text:style-name="T1">that </text:span><text:change-end text:change-id="ct155464584"/><text:span text:style-name="T1">can </text:span><text:change-start text:change-id="ct155464488"/><text:span text:style-name="T1">also </text:span><text:change-end text:change-id="ct155464488"/><text:span text:style-name="T8"><office:annotation><dc:creator>Nancy</dc:creator><dc:date>2006-11-09T00:00:00</dc:date><text:p>AU: Make sure this edit is accurate.</text:p></office:annotation></text:span><text:span text:style-name="T1">be accessed through the KhelpCenter. These manuals can help solve some of your common problems and answer many of your questions.</text:span></text:p>
      <text:p text:style-name="P23">The default home page for Konqueror lists the help documents that are shipped in Kubuntu. The list includes the following:</text:p>
      <text:p text:style-name="P25"><text:span text:style-name="T1"><text:tab/></text:span><text:span text:style-name="T7">About </text:span><text:span text:style-name="T23"><office:annotation><dc:creator>Nancy</dc:creator><dc:date>2006-11-09T00:00:00</dc:date><text:p>BL</text:p></office:annotation></text:span><text:span text:style-name="T7">Kubuntu</text:span><text:change-start text:change-id="ct155464392"/><text:span text:style-name="T7">: </text:span><text:span text:style-name="T1">This includes </text:span><text:change-end text:change-id="ct155464392"/><text:change text:change-id="ct155464776"/><text:change-start text:change-id="ct155464296"/><text:span text:style-name="T1">i</text:span><text:change-end text:change-id="ct155464296"/><text:span text:style-name="T1">nformation regarding Kubuntu and the Kubuntu project</text:span><text:change-start text:change-id="ct155464200"/><text:span text:style-name="T1">.</text:span><text:change-end text:change-id="ct155464200"/></text:p>
      <text:p text:style-name="P29"><text:span text:style-name="T1"><text:tab/></text:span><text:span text:style-name="T7">Release </text:span><text:span text:style-name="T23"><office:annotation><dc:creator>Nancy</dc:creator><dc:date>2006-11-09T00:00:00</dc:date><text:p>BL</text:p></office:annotation></text:span><text:span text:style-name="T7">Notes</text:span><text:change-start text:change-id="ct155464104"/><text:span text:style-name="T7">: </text:span><text:change-end text:change-id="ct155464104"/></text:p>
      <text:p text:style-name="P29"><text:span text:style-name="T1">Interested in what is installed by default in </text:span><text:change text:change-id="ct155400848"/><text:change-start text:change-id="ct155400464"/><text:span text:style-name="T1">Kubuntu</text:span><text:change-end text:change-id="ct155400464"/><text:change text:change-id="ct155464872"/><text:change-start text:change-id="ct155464008"/><text:span text:style-name="T1">? </text:span><text:change-end text:change-id="ct155464008"/><text:span text:style-name="T1">This guide gives a quick overview of what is new and what is supported</text:span><text:change-start text:change-id="ct155464968"/><text:span text:style-name="T1">.</text:span><text:change-end text:change-id="ct155464968"/></text:p>
      <text:p text:style-name="P29"><text:span text:style-name="T1"><text:tab/></text:span><text:span text:style-name="T7">Desktop </text:span><text:span text:style-name="T23"><office:annotation><dc:creator>Nancy</dc:creator><dc:date>2006-11-09T00:00:00</dc:date><text:p>BL</text:p></office:annotation></text:span><text:span text:style-name="T7">Guide</text:span><text:change-start text:change-id="ct155465064"/><text:span text:style-name="T7">: </text:span><text:change-end text:change-id="ct155465064"/></text:p>
      <text:p text:style-name="P29"><text:span text:style-name="T1">This document is brand new in Kubuntu 6.06 and will guide you through some of the basic needs for operating your Kubuntu system. A </text:span><text:change text:change-id="ct155400592"/><text:change-start text:change-id="ct155436632"/><text:span text:style-name="T1">lot</text:span><text:change-end text:change-id="ct155436632"/><text:span text:style-name="T1"> of information in this chapter can be found in that guide.</text:span></text:p>
      <text:p text:style-name="P29"><text:span text:style-name="T1"><text:tab/></text:span><text:span text:style-name="T7">Packaging </text:span><text:span text:style-name="T23"><office:annotation><dc:creator>Nancy</dc:creator><dc:date>2006-11-09T00:00:00</dc:date><text:p>BL</text:p></office:annotation></text:span><text:span text:style-name="T7">Guide</text:span><text:change-start text:change-id="ct155465160"/><text:span text:style-name="T7">: </text:span><text:change-end text:change-id="ct155465160"/></text:p>
      <text:p text:style-name="P29"><text:span text:style-name="T1">Would you like to learn how to package applications to give a hand to the Kubuntu project? This guide will show you what you need to create a package that will be accepted by the maintainers</text:span><text:change-start text:change-id="ct155465256"/><text:span text:style-name="T1">.</text:span><text:change-end text:change-id="ct155465256"/><text:change text:change-id="ct154129648"/></text:p>
      <text:p text:style-name="P26"><text:span text:style-name="T1"><text:tab/></text:span><text:span text:style-name="T7">Server </text:span><text:span text:style-name="T23"><office:annotation><dc:creator>Nancy</dc:creator><dc:date>2006-11-09T00:00:00</dc:date><text:p>BL</text:p></office:annotation></text:span><text:span text:style-name="T7">Guide</text:span><text:change-start text:change-id="ct155465352"/><text:span text:style-name="T7">: </text:span><text:change-end text:change-id="ct155465352"/></text:p>
      <text:p text:style-name="P26"><text:span text:style-name="T1">If you are </text:span><text:change text:change-id="ct155400976"/><text:change-start text:change-id="ct155400336"/><text:span text:style-name="T1">interested</text:span><text:change-end text:change-id="ct155400336"/><text:span text:style-name="T1"> in running Kubuntu as a server</text:span><text:change-start text:change-id="ct155465448"/><text:span text:style-name="T1">,</text:span><text:change-end text:change-id="ct155465448"/><text:span text:style-name="T1"> this guide will help you </text:span><text:change-start text:change-id="ct155465544"/><text:span text:style-name="T1">get </text:span><text:change-end text:change-id="ct155465544"/><text:span text:style-name="T1">set</text:span><text:change-start text:change-id="ct155465640"/><text:span text:style-name="T1"> </text:span><text:change-end text:change-id="ct155465640"/><text:span text:style-name="T1">up</text:span><text:change-start text:change-id="ct155465736"/><text:span text:style-name="T1">. </text:span><text:change-end text:change-id="ct155465736"/><text:change text:change-id="ct155465832"/><text:span text:style-name="T1">Items that are included are running Kubuntu as a file server and/or a </text:span><text:change text:change-id="ct155277712"/><text:change-start text:change-id="ct155430992"/><text:span text:style-name="T1">Web</text:span><text:change-end text:change-id="ct155430992"/><text:span text:style-name="T1"> server. </text:span><text:change-start text:change-id="ct155465928"/><text:span text:style-name="T1">This is </text:span><text:change-end text:change-id="ct155465928"/><text:change text:change-id="ct155466504"/><text:change-start text:change-id="ct155466120"/><text:span text:style-name="T1">a</text:span><text:change-end text:change-id="ct155466120"/><text:span text:style-name="T1"> great </text:span><text:change text:change-id="ct155466696"/><text:change-start text:change-id="ct155466216"/><text:span text:style-name="T1">resource </text:span><text:change-end text:change-id="ct155466216"/><text:span text:style-name="T1">for more advanced users.</text:span></text:p>
      <text:p text:style-name="P2"><text:span text:style-name="T1">If you still need help after looking in the documentation, Kubuntu provides other means for finding this information. A great place to start is on the IRC channel #</text:span><text:change text:change-id="ct153950656"/><text:change-start text:change-id="ct153953400"/><text:span text:style-name="T1">Kubuntu</text:span><text:change-end text:change-id="ct153953400"/><text:span text:style-name="T1">, which, as we noted earlier, can be accessed through Konverstation. There are always wonderful and knowledgeable people in this channel who can answer almost any question. If you prefer to use the </text:span><text:change text:change-id="ct155278096"/><text:change-start text:change-id="ct155347416"/><text:span text:style-name="T1">Web</text:span><text:change-end text:change-id="ct155347416"/><text:span text:style-name="T1"> for answers, the Kubuntu wiki, </text:span><text:change-start text:change-id="ct155466312"/><text:span text:style-name="T1">found at www.</text:span><text:change-end text:change-id="ct155466312"/><text:span text:style-name="T1">wiki.kubuntu.org</text:span><text:change-start text:change-id="ct155466408"/><text:span text:style-name="T1">,</text:span><text:change-end text:change-id="ct155466408"/><text:span text:style-name="T1"> has a large amount of information loosely organized with a great search function built in. A third place to find information is the Kubuntu forums </text:span><text:change text:change-id="ct155466792"/><text:span text:style-name="T1">at www.kubuntuforums.org. Remember Google is your friend as well</text:span><text:change text:change-id="ct155466888"/><text:change-start text:change-id="ct155466024"/><text:span text:style-name="T1">. C</text:span><text:change-end text:change-id="ct155466024"/><text:change text:change-id="ct155466600"/><text:span text:style-name="T1">hances are someone else has come across your problem before and has written a solution to the issue.</text:span></text:p>
      <text:p text:style-name="P10"><text:span text:style-name="T7">Giving Back to the Community</text:span><text:span text:style-name="T33"><office:annotation><dc:creator>Nancy</dc:creator><dc:date>2006-11-09T00:00:00</dc:date><text:p>HB</text:p></office:annotation></text:span></text:p>
      <text:p text:style-name="P1"><text:span text:style-name="T1">Kubuntu is built around a great community of people who give back what they learn. There are many ways to get involved and share your love of Kubuntu. A great place to find out how you can make a difference is at </text:span><text:change text:change-id="ct155391648"/><text:change-start text:change-id="ct153950160"/><text:span text:style-name="T1">www.</text:span><text:change-end text:change-id="ct153950160"/><text:span text:style-name="T1">ubuntu.com/community/participate. Not everyone involved has to know how to create packages, understand how their kernel works, or be a great programmer. Kubuntu also has a place for people to </text:span><text:change text:change-id="ct155463912"/><text:span text:style-name="T1">write wiki pages or help out with documentation needs.</text:span></text:p>
      <text:p text:style-name="P33"><text:span text:style-name="T32">Summary</text:span><text:span text:style-name="T30"><office:annotation><dc:creator>Nancy</dc:creator><dc:date>2006-11-09T00:00:00</dc:date><text:p>HA</text:p></office:annotation></text:span></text:p>
      <text:p text:style-name="P1"><text:span text:style-name="T1">Kubuntu is a great part of the Ubuntu project and is quickly maturing. From </text:span><text:change-start text:change-id="ct155463048"/><text:span text:style-name="T1">its </text:span><text:change-end text:change-id="ct155463048"/><text:change text:change-id="ct155463240"/><text:span text:style-name="T1">start as </text:span><text:change text:change-id="ct155463144"/><text:change-start text:change-id="ct155462952"/><text:span text:style-name="T1">the </text:span><text:change-end text:change-id="ct155462952"/><text:span text:style-name="T1">idea of a single developer to many people working together, Kubuntu is becoming the KDE distribution of choice. </text:span><text:change text:change-id="ct153543000"/><text:change-start text:change-id="ct153541464"/><text:span text:style-name="T1">However, </text:span><text:change-end text:change-id="ct153541464"/><text:span text:style-name="T1">there </text:span><text:change-start text:change-id="ct155462664"/><text:span text:style-name="T1">is </text:span><text:change-end text:change-id="ct155462664"/><text:span text:style-name="T1">still </text:span><text:change text:change-id="ct155463432"/><text:span text:style-name="T1">room for improvement and additions to the setup. A large community of people discuss every day, either through IRC or e-mail, ways to make these improvements. Bugs and other issues are quickly resolved without the additional cost of new programs. </text:span></text:p>
      <text:p text:style-name="P30"><text:span text:style-name="T1">Kubuntu is going to be around for the long haul, and each new release </text:span><text:change text:change-id="ct155463336"/><text:change-start text:change-id="ct155462760"/><text:span text:style-name="T1">delivers </text:span><text:change-end text:change-id="ct155462760"/><text:span text:style-name="T1">a better, cleaner</text:span><text:change-start text:change-id="ct155462568"/><text:span text:style-name="T1">,</text:span><text:change-end text:change-id="ct155462568"/><text:span text:style-name="T1"> and more polished </text:span><text:change text:change-id="ct153518160"/><text:change-start text:change-id="ct155447024"/><text:span text:style-name="T1">OS</text:span><text:change-end text:change-id="ct155447024"/><text:span text:style-name="T1">. Help spread the word about the project</text:span><text:change-start text:change-id="ct155462856"/><text:span text:style-name="T1">,</text:span><text:change-end text:change-id="ct155462856"/><text:span text:style-name="T1"> and get involved </text:span><text:change text:change-id="ct155463816"/><text:change-start text:change-id="ct155463624"/><text:span text:style-name="T1">by </text:span><text:change-end text:change-id="ct155463624"/><text:span text:style-name="T1">helping 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face style:name="Nimbus Mono L" svg:font-family="'Nimbus Mono L', 'Courier New'" style:font-family-generic="modern"/>
    <style:font-face style:name="HG Mincho Light J" svg:font-family="'HG Mincho Light J', msmincho"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2pt" fo:language="en" fo:country="US" style:font-name-asian="Times New Roman" style:font-size-asian="12pt" style:language-asian="ja" style:country-asian="JP" style:font-name-complex="Times New Roman" style:font-size-complex="10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in" fo:keep-with-next="always"/>
      <style:text-properties style:font-name="Nimbus Sans L" style:font-name-asian="HG Mincho Light J" style:font-name-complex="Nimbus Sans L" style:font-size-complex="14pt"/>
    </style:style>
    <style:style style:name="Heading_20_1" style:display-name="Heading 1" style:family="paragraph" style:parent-style-name="HA" style:next-style-name="Text_20_body"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Text_20_body"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Text_20_body"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Text_20_body"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Text_20_body"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Text_20_body"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Text_20_body"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Text_20_body"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Text_20_body" style:class="text" style:default-outline-level="9">
      <style:paragraph-properties fo:margin-left="0in" fo:margin-right="0in" fo:text-indent="0in" style:auto-text-indent="false"/>
      <style:text-properties style:font-name="Times New Roman"/>
    </style:style>
    <style:style style:name="Heading_20_10" style:display-name="Heading 10" style:family="paragraph" style:parent-style-name="Heading" style:next-style-name="Text_20_body" style:class="text">
      <style:paragraph-properties fo:margin-left="0in" fo:margin-right="0in" fo:text-indent="0in" style:auto-text-indent="false"/>
      <style:text-properties style:font-size-complex="10.5pt"/>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25in" fo:margin-right="0in" fo:margin-top="0.1665in" fo:margin-bottom="0in" fo:text-indent="-0.25in" style:auto-text-indent="false"/>
    </style:style>
    <style:style style:name="Numbering_20_1" style:display-name="Numbering 1" style:family="paragraph" style:parent-style-name="List" style:class="list">
      <style:paragraph-properties fo:margin-left="0.25in" fo:margin-right="0in" fo:margin-top="0in" fo:margin-bottom="0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in" fo:text-indent="0in" style:auto-text-indent="false"/>
    </style:style>
    <style:style style:name="Numbering_20_2_20_Start" style:display-name="Numbering 2 Start" style:family="paragraph" style:parent-style-name="List" style:class="list">
      <style:paragraph-properties fo:margin-left="0.5in" fo:margin-right="0in" fo:margin-top="0.1665in" fo:margin-bottom="0in" fo:text-indent="-0.25in" style:auto-text-indent="false"/>
    </style:style>
    <style:style style:name="Numbering_20_2" style:display-name="Numbering 2" style:family="paragraph" style:parent-style-name="List" style:class="list">
      <style:paragraph-properties fo:margin-left="0.5in" fo:margin-right="0in" fo:margin-top="0in" fo:margin-bottom="0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in" fo:text-indent="0in" style:auto-text-indent="false"/>
    </style:style>
    <style:style style:name="Numbering_20_3_20_Start" style:display-name="Numbering 3 Start" style:family="paragraph" style:parent-style-name="List" style:class="list">
      <style:paragraph-properties fo:margin-left="0.75in" fo:margin-right="0in" fo:margin-top="0.1665in" fo:margin-bottom="0in" fo:text-indent="-0.25in" style:auto-text-indent="false"/>
    </style:style>
    <style:style style:name="Numbering_20_3" style:display-name="Numbering 3" style:family="paragraph" style:parent-style-name="List" style:class="list">
      <style:paragraph-properties fo:margin-left="0.75in" fo:margin-right="0in" fo:margin-top="0in" fo:margin-bottom="0in"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in"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in" fo:text-indent="0in" style:auto-text-indent="false"/>
    </style:style>
    <style:style style:name="Numbering_20_4_20_Start" style:display-name="Numbering 4 Start" style:family="paragraph" style:parent-style-name="List" style:class="list">
      <style:paragraph-properties fo:margin-left="1in" fo:margin-right="0in" fo:margin-top="0.1665in" fo:margin-bottom="0in" fo:text-indent="-0.25in" style:auto-text-indent="false"/>
    </style:style>
    <style:style style:name="Numbering_20_4" style:display-name="Numbering 4" style:family="paragraph" style:parent-style-name="List" style:class="list">
      <style:paragraph-properties fo:margin-left="1in" fo:margin-right="0in" fo:margin-top="0in" fo:margin-bottom="0in" fo:text-indent="-0.25in" style:auto-text-indent="false"/>
    </style:style>
    <style:style style:name="Numbering_20_4_20_End" style:display-name="Numbering 4 End" style:family="paragraph" style:parent-style-name="List" style:class="list">
      <style:paragraph-properties fo:margin-left="1in" fo:margin-right="0in" fo:margin-top="0in" fo:margin-bottom="0in"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in" fo:text-indent="0in" style:auto-text-indent="false"/>
    </style:style>
    <style:style style:name="Numbering_20_5_20_Start" style:display-name="Numbering 5 Start" style:family="paragraph" style:parent-style-name="List" style:class="list">
      <style:paragraph-properties fo:margin-left="1.25in" fo:margin-right="0in" fo:margin-top="0.1665in" fo:margin-bottom="0in" fo:text-indent="-0.25in" style:auto-text-indent="false"/>
    </style:style>
    <style:style style:name="Numbering_20_5" style:display-name="Numbering 5" style:family="paragraph" style:parent-style-name="List" style:class="list">
      <style:paragraph-properties fo:margin-left="1.25in" fo:margin-right="0in" fo:margin-top="0in" fo:margin-bottom="0in" fo:text-indent="-0.25in" style:auto-text-indent="false"/>
    </style:style>
    <style:style style:name="Numbering_20_5_20_End" style:display-name="Numbering 5 End" style:family="paragraph" style:parent-style-name="List" style:class="list">
      <style:paragraph-properties fo:margin-left="1.25in" fo:margin-right="0in" fo:margin-top="0in" fo:margin-bottom="0in"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in" fo:text-indent="0in" style:auto-text-indent="false"/>
    </style:style>
    <style:style style:name="List_20_1_20_Start" style:display-name="List 1 Start" style:family="paragraph" style:parent-style-name="List" style:class="list">
      <style:paragraph-properties fo:margin-left="0.25in" fo:margin-right="0in" fo:margin-top="0.1665in" fo:margin-bottom="0in" fo:text-indent="-0.25in" style:auto-text-indent="false"/>
    </style:style>
    <style:style style:name="List_20_1" style:display-name="List 1" style:family="paragraph" style:parent-style-name="List" style:class="list">
      <style:paragraph-properties fo:margin-left="0.25in" fo:margin-right="0in" fo:margin-top="0in" fo:margin-bottom="0in" fo:text-indent="-0.25in" style:auto-text-indent="false"/>
    </style:style>
    <style:style style:name="List_20_1_20_End" style:display-name="List 1 End" style:family="paragraph" style:parent-style-name="List" style:class="list">
      <style:paragraph-properties fo:margin-left="0.25in" fo:margin-right="0in" fo:margin-top="0in" fo:margin-bottom="0in" fo:text-indent="-0.25in" style:auto-text-indent="false"/>
    </style:style>
    <style:style style:name="List_20_1_20_Cont." style:display-name="List 1 Cont." style:family="paragraph" style:parent-style-name="List" style:class="list">
      <style:paragraph-properties fo:margin-left="0.25in" fo:margin-right="0in" fo:margin-top="0in" fo:margin-bottom="0in" fo:text-indent="0in" style:auto-text-indent="false"/>
    </style:style>
    <style:style style:name="List_20_2_20_Start" style:display-name="List 2 Start" style:family="paragraph" style:parent-style-name="List" style:class="list">
      <style:paragraph-properties fo:margin-left="0.5in" fo:margin-right="0in" fo:margin-top="0.1665in" fo:margin-bottom="0in" fo:text-indent="-0.25in" style:auto-text-indent="false"/>
    </style:style>
    <style:style style:name="List_20_2" style:display-name="List 2" style:family="paragraph" style:parent-style-name="List" style:class="list">
      <style:paragraph-properties fo:margin-left="0.5in" fo:margin-right="0in" fo:margin-top="0in" fo:margin-bottom="0in" fo:text-indent="-0.25in" style:auto-text-indent="false"/>
    </style:style>
    <style:style style:name="List_20_2_20_End" style:display-name="List 2 End" style:family="paragraph" style:parent-style-name="List" style:class="list">
      <style:paragraph-properties fo:margin-left="0.5in" fo:margin-right="0in" fo:margin-top="0in" fo:margin-bottom="0in" fo:text-indent="-0.25in" style:auto-text-indent="false"/>
    </style:style>
    <style:style style:name="List_20_2_20_Cont." style:display-name="List 2 Cont." style:family="paragraph" style:parent-style-name="List" style:class="list">
      <style:paragraph-properties fo:margin-left="0.5in" fo:margin-right="0in" fo:margin-top="0in" fo:margin-bottom="0in" fo:text-indent="0in" style:auto-text-indent="false"/>
    </style:style>
    <style:style style:name="List_20_3_20_Start" style:display-name="List 3 Start" style:family="paragraph" style:parent-style-name="List" style:class="list">
      <style:paragraph-properties fo:margin-left="0.75in" fo:margin-right="0in" fo:margin-top="0.1665in" fo:margin-bottom="0in" fo:text-indent="-0.25in" style:auto-text-indent="false"/>
    </style:style>
    <style:style style:name="List_20_3" style:display-name="List 3" style:family="paragraph" style:parent-style-name="List" style:class="list">
      <style:paragraph-properties fo:margin-left="0.75in" fo:margin-right="0in" fo:margin-top="0in" fo:margin-bottom="0in" fo:text-indent="-0.25in" style:auto-text-indent="false"/>
    </style:style>
    <style:style style:name="List_20_3_20_End" style:display-name="List 3 End" style:family="paragraph" style:parent-style-name="List" style:class="list">
      <style:paragraph-properties fo:margin-left="0.75in" fo:margin-right="0in" fo:margin-top="0in" fo:margin-bottom="0in" fo:text-indent="-0.25in" style:auto-text-indent="false"/>
    </style:style>
    <style:style style:name="List_20_3_20_Cont." style:display-name="List 3 Cont." style:family="paragraph" style:parent-style-name="List" style:class="list">
      <style:paragraph-properties fo:margin-left="0.75in" fo:margin-right="0in" fo:margin-top="0in" fo:margin-bottom="0in" fo:text-indent="0in" style:auto-text-indent="false"/>
    </style:style>
    <style:style style:name="List_20_4_20_Start" style:display-name="List 4 Start" style:family="paragraph" style:parent-style-name="List" style:class="list">
      <style:paragraph-properties fo:margin-left="1in" fo:margin-right="0in" fo:margin-top="0.1665in" fo:margin-bottom="0in" fo:text-indent="-0.25in" style:auto-text-indent="false"/>
    </style:style>
    <style:style style:name="List_20_4" style:display-name="List 4" style:family="paragraph" style:parent-style-name="List" style:class="list">
      <style:paragraph-properties fo:margin-left="1in" fo:margin-right="0in" fo:margin-top="0in" fo:margin-bottom="0in" fo:text-indent="-0.25in" style:auto-text-indent="false"/>
    </style:style>
    <style:style style:name="List_20_4_20_End" style:display-name="List 4 End" style:family="paragraph" style:parent-style-name="List" style:class="list">
      <style:paragraph-properties fo:margin-left="1in" fo:margin-right="0in" fo:margin-top="0in" fo:margin-bottom="0in" fo:text-indent="-0.25in" style:auto-text-indent="false"/>
    </style:style>
    <style:style style:name="List_20_4_20_Cont." style:display-name="List 4 Cont." style:family="paragraph" style:parent-style-name="List" style:class="list">
      <style:paragraph-properties fo:margin-left="1in" fo:margin-right="0in" fo:margin-top="0in" fo:margin-bottom="0in" fo:text-indent="0in" style:auto-text-indent="false"/>
    </style:style>
    <style:style style:name="List_20_5_20_Start" style:display-name="List 5 Start" style:family="paragraph" style:parent-style-name="List" style:class="list">
      <style:paragraph-properties fo:margin-left="1.25in" fo:margin-right="0in" fo:margin-top="0.1665in" fo:margin-bottom="0in" fo:text-indent="-0.25in" style:auto-text-indent="false"/>
    </style:style>
    <style:style style:name="List_20_5" style:display-name="List 5" style:family="paragraph" style:parent-style-name="List" style:class="list">
      <style:paragraph-properties fo:margin-left="1.25in" fo:margin-right="0in" fo:margin-top="0in" fo:margin-bottom="0in" fo:text-indent="-0.25in" style:auto-text-indent="false"/>
    </style:style>
    <style:style style:name="List_20_5_20_End" style:display-name="List 5 End" style:family="paragraph" style:parent-style-name="List" style:class="list">
      <style:paragraph-properties fo:margin-left="1.25in" fo:margin-right="0in" fo:margin-top="0in" fo:margin-bottom="0in" fo:text-indent="-0.25in" style:auto-text-indent="false"/>
    </style:style>
    <style:style style:name="List_20_5_20_Cont." style:display-name="List 5 Cont." style:family="paragraph" style:parent-style-name="List" style:class="list">
      <style:paragraph-properties fo:margin-left="1.2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text:number-lines="false" text:line-number="0"/>
    </style:style>
    <style:style style:name="Caption" style:family="paragraph" style:parent-style-name="Standard" style:class="extra">
      <style:paragraph-properties fo:margin-top="0.0835in" fo:margin-bottom="0in" text:number-lines="false" text:line-number="0"/>
      <style:text-properties fo:font-style="italic"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style:font-size-complex="10pt"/>
    </style:style>
    <style:style style:name="Addressee" style:family="paragraph" style:parent-style-name="Standard" style:class="extra">
      <style:paragraph-properties fo:margin-top="0in" fo:margin-bottom="0in" text:number-lines="false" text:line-number="0"/>
    </style:style>
    <style:style style:name="Sender" style:family="paragraph" style:parent-style-name="Standard" style:class="extra">
      <style:paragraph-properties fo:margin-top="0in" fo:margin-bottom="0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size-complex="16pt"/>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size-complex="16pt"/>
    </style:style>
    <style:style style:name="Contents_20_1" style:display-name="Contents 1" style:family="paragraph" style:parent-style-name="Standard" style:class="index"/>
    <style:style style:name="Contents_20_2" style:display-name="Contents 2" style:family="paragraph" style:parent-style-name="Standard" style:class="index">
      <style:paragraph-properties fo:margin-left="0.139in" fo:margin-right="0in" fo:text-indent="0in" style:auto-text-indent="false"/>
    </style:style>
    <style:style style:name="Contents_20_3" style:display-name="Contents 3" style:family="paragraph" style:parent-style-name="Standard" style:class="index">
      <style:paragraph-properties fo:margin-left="0.278in" fo:margin-right="0in" fo:text-indent="0in" style:auto-text-indent="false"/>
    </style:style>
    <style:style style:name="Contents_20_4" style:display-name="Contents 4" style:family="paragraph" style:parent-style-name="Standard" style:class="index">
      <style:paragraph-properties fo:margin-left="0.4165in" fo:margin-right="0in" fo:text-indent="0in" style:auto-text-indent="false"/>
    </style:style>
    <style:style style:name="Contents_20_5" style:display-name="Contents 5" style:family="paragraph" style:parent-style-name="Standard" style:class="index">
      <style:paragraph-properties fo:margin-left="0.555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size-complex="16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Standard" style:class="index">
      <style:paragraph-properties fo:margin-left="0.694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size-complex="16pt"/>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style:font-size-complex="16pt"/>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size-complex="16pt"/>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style:font-size-complex="16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Heading" style:next-style-name="Subtitle" style:class="chapter">
      <style:text-properties style:font-size-complex="18pt"/>
    </style:style>
    <style:style style:name="Subtitle" style:family="paragraph" style:parent-style-name="Heading" style:next-style-name="Text_20_body" style:class="chapter">
      <style:text-properties fo:font-style="italic"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Nimbus Mono L" style:font-name-asian="Nimbus Mono L" style:font-name-complex="Nimbus Mono L" style:font-size-complex="10pt"/>
    </style:style>
    <style:style style:name="Horizontal_20_Line" style:display-name="Horizontal Line" style:family="paragraph" style:parent-style-name="Standard" style:next-style-name="Text_20_body" style:class="html">
      <style:paragraph-properties fo:margin-top="0in" fo:margin-bottom="0in" style:border-line-width-bottom="0.0008in 0.0138in 0.0008in" fo:padding="0in" fo:border-left="none" fo:border-right="none" fo:border-top="none" fo:border-bottom="0.0154in double #808080" text:number-lines="false" text:line-number="0"/>
      <style:text-properties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A" style:family="paragraph" style:parent-style-name="Standard">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tyle="italic" style:font-style-asian="italic"/>
    </style:style>
    <style:style style:name="Body_20_Text_20_First_20_Indent" style:display-name="Body Text First Indent" style:family="paragraph" style:parent-style-name="Text_20_body">
      <style:paragraph-properties fo:margin-left="0in" fo:margin-right="0in" fo:text-indent="0.1965in" style:auto-text-indent="false"/>
    </style:style>
    <style:style style:name="Body" style:family="paragraph" style:parent-style-name="Standard">
      <style:paragraph-properties fo:margin-left="0in" fo:margin-right="0in" fo:margin-top="0in" fo:margin-bottom="0in" style:line-height-at-least="0.1528in" fo:text-indent="0.25in" style:auto-text-indent="false"/>
      <style:text-properties fo:color="#000000" style:font-name="Times New Roman"/>
    </style:style>
    <style:style style:name="HB" style:family="paragraph" style:parent-style-name="Standard">
      <style:paragraph-properties fo:margin-left="0in" fo:margin-right="0.5in" fo:margin-top="0in" fo:margin-bottom="0in" style:line-height-at-least="0.2638in" fo:text-indent="0in" style:auto-text-indent="false" fo:keep-with-next="always">
        <style:tab-stops>
          <style:tab-stop style:position="1.6193in"/>
        </style:tab-stops>
      </style:paragraph-properties>
      <style:text-properties fo:color="#000000" fo:font-style="italic" style:font-style-asian="italic"/>
    </style:style>
    <style:style style:name="AA" style:family="paragraph" style:parent-style-name="Standard">
      <style:paragraph-properties fo:margin-top="0in" fo:margin-bottom="0in"/>
      <style:text-properties fo:color="#000000"/>
    </style:style>
    <style:style style:name="AU" style:family="paragraph" style:parent-style-name="Standard">
      <style:paragraph-properties fo:margin-top="0in" fo:margin-bottom="0in"/>
      <style:text-properties fo:color="#000000"/>
    </style:style>
    <style:style style:name="BL" style:family="paragraph" style:parent-style-name="Standard">
      <style:paragraph-properties fo:margin-left="0.5in" fo:margin-right="0.5in" fo:margin-top="0in" fo:margin-bottom="0in" style:line-height-at-least="0.1528in" fo:orphans="0" fo:widows="0" fo:text-indent="-0.5in" style:auto-text-indent="false">
        <style:tab-stops>
          <style:tab-stop style:position="0in"/>
        </style:tab-stops>
      </style:paragraph-properties>
      <style:text-properties fo:color="#000000" style:font-name="Times New Roman"/>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style:style>
    <style:style style:name="BI" style:family="paragraph" style:parent-style-name="Standard">
      <style:paragraph-properties fo:margin-top="0.0417in" fo:margin-bottom="0in"/>
      <style:text-properties fo:color="#000000" style:font-name="Times New Roman"/>
    </style:style>
    <style:style style:name="BIO" style:family="paragraph" style:parent-style-name="Standard">
      <style:paragraph-properties fo:margin-top="0in" fo:margin-bottom="0in"/>
      <style:text-properties fo:color="#000000"/>
    </style:style>
    <style:style style:name="BL1" style:family="paragraph" style:parent-style-name="BL">
      <style:paragraph-properties fo:margin-top="0.0835in" fo:margin-bottom="0in"/>
    </style:style>
    <style:style style:name="BT" style:family="paragraph" style:parent-style-name="Standard">
      <style:paragraph-properties fo:margin-top="0in" fo:margin-bottom="0in"/>
      <style:text-properties fo:color="#000000" style:font-name="Times New Roman" fo:font-style="italic" style:font-style-asian="italic"/>
    </style:style>
    <style:style style:name="BX" style:family="paragraph" style:parent-style-name="BL">
      <style:paragraph-properties fo:margin-top="0in" fo:margin-bottom="0in"/>
    </style:style>
    <style:style style:name="Callout" style:family="paragraph" style:parent-style-name="Standard">
      <style:paragraph-properties fo:margin-top="0.0555in" fo:margin-bottom="0in"/>
      <style:text-properties fo:color="#000000"/>
    </style:style>
    <style:style style:name="Cdate" style:family="paragraph" style:parent-style-name="Standard">
      <style:paragraph-properties fo:margin-top="0in" fo:margin-bottom="0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paragraph-properties fo:margin-top="0in" fo:margin-bottom="0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style:style>
    <style:style style:name="CQ" style:family="paragraph" style:parent-style-name="Standard">
      <style:paragraph-properties fo:margin-left="0.25in" fo:margin-right="0.25in" fo:margin-top="0.0972in" fo:margin-bottom="0in" fo:text-indent="0in" style:auto-text-indent="false"/>
      <style:text-properties fo:color="#000000" style:font-name="Times New Roman" fo:font-style="italic" style:font-style-asian="italic"/>
    </style:style>
    <style:style style:name="EX" style:family="paragraph" style:parent-style-name="Standard">
      <style:paragraph-properties fo:margin-left="0.25in" fo:margin-right="0.25in" fo:margin-top="0.0972in" fo:margin-bottom="0in" fo:text-indent="0in" style:auto-text-indent="false"/>
      <style:text-properties fo:color="#000000" style:font-name="Times New Roman"/>
    </style:style>
    <style:style style:name="CR" style:family="paragraph" style:parent-style-name="Standard">
      <style:paragraph-properties fo:margin-top="0in" fo:margin-bottom="0in" style:line-height-at-least="0.1807in"/>
      <style:text-properties fo:color="#000000" style:font-name="Times New Roman"/>
    </style:style>
    <style:style style:name="DED" style:family="paragraph" style:parent-style-name="Standard">
      <style:paragraph-properties style:line-height-at-least="0.2917in"/>
      <style:text-properties fo:color="#000000" style:font-name="Times New Roman" fo:font-style="italic" style:font-style-asian="italic"/>
    </style:style>
    <style:style style:name="EH" style:family="paragraph" style:parent-style-name="Standard">
      <style:paragraph-properties fo:margin-left="0in" fo:margin-right="0.6598in" fo:margin-top="0.111in" fo:margin-bottom="0in" fo:text-indent="0in" style:auto-text-indent="false" fo:keep-with-next="always"/>
      <style:text-properties fo:color="#000000" fo:font-style="italic" style:font-style-asian="italic"/>
    </style:style>
    <style:style style:name="ET" style:family="paragraph" style:parent-style-name="Standard">
      <style:paragraph-properties fo:margin-left="0in" fo:margin-right="1in" fo:margin-top="0.0835in" fo:margin-bottom="0in" fo:text-indent="0in" style:auto-text-indent="false"/>
      <style:text-properties fo:color="#000000"/>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paragraph-properties fo:margin-top="0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paragraph-properties fo:margin-left="0in" fo:margin-right="0.6598in" fo:margin-top="0.472in" fo:margin-bottom="0in" fo:text-indent="0in" style:auto-text-indent="false" fo:padding-left="0in" fo:padding-right="0in" fo:padding-top="0.0138in" fo:padding-bottom="0in" fo:border-left="none" fo:border-right="none" fo:border-top="0.0071in solid #000000" fo:border-bottom="none" fo:keep-with-next="always"/>
      <style:text-properties fo:color="#000000" fo:font-style="italic" style:font-style-asian="italic"/>
    </style:style>
    <style:style style:name="EMT" style:family="paragraph" style:parent-style-name="Standard">
      <style:paragraph-properties fo:margin-left="0in" fo:margin-right="1in" fo:margin-top="0.0835in" fo:margin-bottom="0in" fo:text-indent="0in" style:auto-text-indent="false"/>
      <style:text-properties fo:color="#000000"/>
    </style:style>
    <style:style style:name="Equation" style:family="paragraph" style:parent-style-name="Standard">
      <style:paragraph-properties fo:margin-left="0.1201in" fo:margin-right="0.1201in" fo:margin-top="0.139in" fo:margin-bottom="0in" fo:text-indent="0in" style:auto-text-indent="false"/>
      <style:text-properties fo:color="#000000" style:font-name="Times New Roman"/>
    </style:style>
    <style:style style:name="FC" style:family="paragraph" style:parent-style-name="Standard">
      <style:paragraph-properties fo:margin-top="0in" fo:margin-bottom="0in">
        <style:tab-stops>
          <style:tab-stop style:position="0.5799in"/>
          <style:tab-stop style:position="0.8in"/>
        </style:tab-stops>
      </style:paragraph-properties>
      <style:text-properties fo:color="#000000" style:font-name="Times New Roman" fo:font-style="italic"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paragraph-properties fo:margin-top="0in" fo:margin-bottom="0in"/>
    </style:style>
    <style:style style:name="NO" style:family="paragraph" style:parent-style-name="Standard">
      <style:paragraph-properties fo:margin-left="0.5in" fo:margin-right="1in" fo:margin-top="0in" fo:margin-bottom="0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in" fo:text-indent="0in" style:auto-text-indent="false"/>
      <style:text-properties fo:color="#000000" style:font-name="Times"/>
    </style:style>
    <style:style style:name="FN" style:family="paragraph" style:parent-style-name="Standard">
      <style:paragraph-properties fo:margin-top="0.0693in" fo:margin-bottom="0in" fo:keep-with-next="always"/>
      <style:text-properties fo:color="#000000" style:font-name="Times New Roman"/>
    </style:style>
    <style:style style:name="FTN" style:family="paragraph" style:parent-style-name="Standard">
      <style:paragraph-properties fo:margin-left="0.1598in" fo:margin-right="0in" fo:margin-top="0.0417in" fo:margin-bottom="0in" style:line-height-at-least="0.1807in" fo:text-indent="-0.1598in" style:auto-text-indent="false">
        <style:tab-stops>
          <style:tab-stop style:position="0in"/>
        </style:tab-stops>
      </style:paragraph-properties>
      <style:text-properties fo:color="#000000" style:font-name="Times New Roman"/>
    </style:style>
    <style:style style:name="GlossDef" style:family="paragraph" style:parent-style-name="Standard">
      <style:paragraph-properties fo:margin-top="0in" fo:margin-bottom="0in"/>
      <style:text-properties fo:color="#000000" style:font-name="Times New Roman"/>
    </style:style>
    <style:style style:name="GlossFT" style:family="paragraph" style:parent-style-name="Standard">
      <style:paragraph-properties fo:margin-top="0in" fo:margin-bottom="0in"/>
      <style:text-properties fo:color="#000000" style:font-name="Times New Roman"/>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tyle="italic" style:font-style-asian="italic"/>
    </style:style>
    <style:style style:name="GlossTerm" style:family="paragraph" style:parent-style-name="Standard">
      <style:paragraph-properties fo:margin-top="0.0417in" fo:margin-bottom="0in"/>
      <style:text-properties fo:color="#000000" style:font-name="Times New Roman"/>
    </style:style>
    <style:style style:name="GlossTitle" style:family="paragraph" style:parent-style-name="Standard">
      <style:paragraph-properties fo:margin-left="0in" fo:margin-right="0.6598in" fo:margin-top="0in" fo:margin-bottom="0in" style:line-height-at-least="0.3752in" fo:text-indent="0in" style:auto-text-indent="false" fo:keep-with-next="always"/>
      <style:text-properties fo:color="#000000" style:font-name="Times New Roman" fo:font-style="italic" style:font-style-asian="italic"/>
    </style:style>
    <style:style style:name="GroupTitlesIX" style:family="paragraph" style:parent-style-name="Standard">
      <style:paragraph-properties fo:margin-top="0.139in" fo:margin-bottom="0in" fo:keep-with-next="always"/>
      <style:text-properties fo:color="#000000"/>
    </style:style>
    <style:style style:name="HC" style:family="paragraph" style:parent-style-name="Standard">
      <style:paragraph-properties fo:margin-left="0in" fo:margin-right="0.6598in" fo:margin-top="0.472in" fo:margin-bottom="0in" fo:text-indent="0in" style:auto-text-indent="false" fo:padding-left="0in" fo:padding-right="0in" fo:padding-top="0.0138in" fo:padding-bottom="0in" fo:border-left="none" fo:border-right="none" fo:border-top="0.0071in solid #000000" fo:border-bottom="none" fo:keep-with-next="always"/>
      <style:text-properties fo:color="#000000" fo:font-style="italic" style:font-style-asian="italic"/>
    </style:style>
    <style:style style:name="HD" style:family="paragraph" style:parent-style-name="Standard">
      <style:paragraph-properties fo:margin-top="0.25in" fo:margin-bottom="0in" style:line-height-at-least="0.2083in" fo:keep-with-next="always"/>
      <style:text-properties fo:color="#000000"/>
    </style:style>
    <style:style style:name="HE" style:family="paragraph" style:parent-style-name="Standard">
      <style:paragraph-properties fo:margin-top="0.0835in" fo:margin-bottom="0in" style:line-height-at-least="0.2083in" fo:keep-with-next="always"/>
      <style:text-properties fo:color="#000000" fo:font-style="italic" style:font-style-asian="italic"/>
    </style:style>
    <style:style style:name="HF" style:family="paragraph" style:parent-style-name="Standard">
      <style:paragraph-properties fo:margin-top="0.0555in" fo:margin-bottom="0in" fo:keep-with-next="always"/>
      <style:text-properties fo:color="#000000"/>
    </style:style>
    <style:style style:name="HG" style:family="paragraph" style:parent-style-name="Standard">
      <style:paragraph-properties fo:margin-top="0.0835in" fo:margin-bottom="0in" style:line-height-at-least="0.2083in" fo:keep-with-next="always"/>
      <style:text-properties fo:color="#000000"/>
    </style:style>
    <style:style style:name="IndexIX" style:family="paragraph" style:parent-style-name="Standard">
      <style:text-properties fo:color="#000000" style:font-name="Times"/>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paragraph-properties fo:margin-top="0.1665in" fo:margin-bottom="0in" fo:keep-with-next="always"/>
      <style:text-properties fo:color="#000000" style:font-name="Times New Roman" fo:font-style="italic" style:font-style-asian="italic"/>
    </style:style>
    <style:style style:name="BodyNoIndent" style:family="paragraph" style:parent-style-name="Body">
      <style:paragraph-properties fo:margin-left="0in" fo:margin-right="0in" fo:margin-top="0.0835in" fo:margin-bottom="0in" fo:text-indent="0in" style:auto-text-indent="false"/>
    </style:style>
    <style:style style:name="ISBN" style:family="paragraph" style:parent-style-name="BodyNoIndent">
      <style:paragraph-properties fo:margin-top="0.0835in" fo:margin-bottom="0in"/>
    </style:style>
    <style:style style:name="LOC" style:family="paragraph" style:parent-style-name="ISBN"/>
    <style:style style:name="LSH" style:family="paragraph" style:parent-style-name="Standard">
      <style:paragraph-properties fo:margin-top="0.0693in" fo:margin-bottom="0in" fo:keep-with-next="always"/>
      <style:text-properties fo:color="#000000" style:font-name="Times New Roman"/>
    </style:style>
    <style:style style:name="LX" style:family="paragraph" style:parent-style-name="LC2">
      <style:paragraph-properties fo:margin-top="0in" fo:margin-bottom="0in" fo:padding-left="0in" fo:padding-right="0in" fo:padding-top="0in" fo:padding-bottom="0.0138in" fo:border-left="none" fo:border-right="none" fo:border-top="none" fo:border-bottom="0.0071in solid #000000"/>
    </style:style>
    <style:style style:name="MH" style:family="paragraph" style:parent-style-name="Standard">
      <style:paragraph-properties fo:margin-left="1in" fo:margin-right="1in" fo:margin-top="0.0693in" fo:margin-bottom="0in" fo:text-indent="0in" style:auto-text-indent="false" fo:keep-with-next="always"/>
      <style:text-properties fo:color="#000000"/>
    </style:style>
    <style:style style:name="MN" style:family="paragraph" style:parent-style-name="Standard">
      <style:paragraph-properties fo:margin-left="1in" fo:margin-right="1in" fo:margin-top="0in" fo:margin-bottom="0in" fo:text-indent="0in" style:auto-text-indent="false">
        <style:tab-stops>
          <style:tab-stop style:position="-0.4201in"/>
          <style:tab-stop style:position="-0.2in"/>
        </style:tab-stops>
      </style:paragraph-properties>
      <style:text-properties fo:color="#000000"/>
    </style:style>
    <style:style style:name="NL" style:family="paragraph" style:parent-style-name="Standard">
      <style:paragraph-properties fo:margin-left="0.5in" fo:margin-right="0.5in" fo:margin-top="0in" fo:margin-bottom="0in" style:line-height-at-least="0.1528in" fo:text-indent="-0.5in" style:auto-text-indent="false">
        <style:tab-stops>
          <style:tab-stop style:position="0in"/>
        </style:tab-stops>
      </style:paragraph-properties>
      <style:text-properties fo:color="#000000" style:font-name="Times New Roman"/>
    </style:style>
    <style:style style:name="NL1" style:family="paragraph" style:parent-style-name="NL">
      <style:paragraph-properties fo:margin-top="0.0835in" fo:margin-bottom="0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paragraph-properties fo:margin-top="0in" fo:margin-bottom="0in"/>
    </style:style>
    <style:style style:name="NLX" style:family="paragraph" style:parent-style-name="NL">
      <style:paragraph-properties fo:margin-top="0in" fo:margin-bottom="0in"/>
    </style:style>
    <style:style style:name="NOX" style:family="paragraph" style:parent-style-name="NO">
      <style:paragraph-properties fo:margin-top="0in" fo:margin-bottom="0in"/>
    </style:style>
    <style:style style:name="PD" style:family="paragraph" style:parent-style-name="Standard">
      <style:paragraph-properties fo:margin-top="0.0417in" fo:margin-bottom="0in"/>
      <style:text-properties fo:color="#0000ff"/>
    </style:style>
    <style:style style:name="PN" style:family="paragraph" style:parent-style-name="Standard">
      <style:paragraph-properties fo:margin-top="0.5972in" fo:margin-bottom="0in" style:line-height-at-least="0.2638in" fo:keep-with-next="always">
        <style:tab-stops>
          <style:tab-stop style:position="0.7299in"/>
          <style:tab-stop style:position="1.8693in"/>
        </style:tab-stops>
      </style:paragraph-properties>
      <style:text-properties fo:font-variant="small-caps" fo:color="#000000" fo:font-style="italic" style:font-style-asian="italic"/>
    </style:style>
    <style:style style:name="PT" style:family="paragraph" style:parent-style-name="Standard">
      <style:paragraph-properties fo:margin-left="1.6193in" fo:margin-right="1.5in" fo:margin-top="0in" fo:margin-bottom="0in" style:line-height-at-least="0.2917in" fo:text-indent="-1.6193in" style:auto-text-indent="false" fo:keep-with-next="always">
        <style:tab-stops>
          <style:tab-stop style:position="0in"/>
        </style:tab-stops>
      </style:paragraph-properties>
      <style:text-properties fo:color="#000000"/>
    </style:style>
    <style:style style:name="Preface" style:family="paragraph" style:parent-style-name="Standard">
      <style:paragraph-properties fo:margin-top="0in" fo:margin-bottom="0in" style:line-height-at-least="0.1665in"/>
      <style:text-properties fo:color="#000000" style:font-name="Times New Roman"/>
    </style:style>
    <style:style style:name="PTFT" style:family="paragraph" style:parent-style-name="Standard">
      <style:paragraph-properties fo:margin-top="0in" fo:margin-bottom="0in"/>
      <style:text-properties fo:color="#000000" style:font-name="Times New Roman"/>
    </style:style>
    <style:style style:name="Quotation" style:family="paragraph" style:parent-style-name="Standard">
      <style:paragraph-properties fo:margin-left="0.25in" fo:margin-right="0.25in" fo:margin-top="0.0972in" fo:margin-bottom="0in" fo:text-indent="0in" style:auto-text-indent="false"/>
      <style:text-properties fo:color="#000000" style:font-name="Times New Roman"/>
    </style:style>
    <style:style style:name="RHR" style:family="paragraph" style:parent-style-name="Standard">
      <style:paragraph-properties>
        <style:tab-stops>
          <style:tab-stop style:position="2.25in" style:type="center"/>
          <style:tab-stop style:position="4.5in" style:type="right"/>
        </style:tab-stops>
      </style:paragraph-properties>
      <style:text-properties fo:color="#000000"/>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style:style>
    <style:style style:name="SB" style:family="paragraph" style:parent-style-name="Standard">
      <style:paragraph-properties fo:margin-left="0in" fo:margin-right="1in" fo:margin-top="0.0835in" fo:margin-bottom="0in" fo:text-indent="0in" style:auto-text-indent="false"/>
      <style:text-properties fo:color="#000000"/>
    </style:style>
    <style:style style:name="SBX" style:family="paragraph" style:parent-style-name="SB">
      <style:paragraph-properties fo:margin-top="0.0835in" fo:margin-bottom="0in" fo:padding-left="0in" fo:padding-right="0in" fo:padding-top="0in" fo:padding-bottom="0.0138in" fo:border-left="none" fo:border-right="none" fo:border-top="none" fo:border-bottom="0.0071in solid #000000"/>
    </style:style>
    <style:style style:name="SH" style:family="paragraph" style:parent-style-name="Standard">
      <style:paragraph-properties fo:margin-left="0in" fo:margin-right="0.6598in" fo:margin-top="0.472in" fo:margin-bottom="0in" fo:text-indent="0in" style:auto-text-indent="false" fo:padding-left="0in" fo:padding-right="0in" fo:padding-top="0.0138in" fo:padding-bottom="0in" fo:border-left="none" fo:border-right="none" fo:border-top="0.0071in solid #000000" fo:border-bottom="none" fo:keep-with-next="always"/>
      <style:text-properties fo:color="#000000" fo:font-style="italic" style:font-style-asian="italic"/>
    </style:style>
    <style:style style:name="TB" style:family="paragraph" style:parent-style-name="Standard">
      <style:paragraph-properties fo:margin-top="0in" fo:margin-bottom="0in"/>
      <style:text-properties fo:color="#000000" style:font-name="Times New Roman"/>
    </style:style>
    <style:style style:name="TB1" style:family="paragraph" style:parent-style-name="TB">
      <style:paragraph-properties fo:margin-top="0.0835in" fo:margin-bottom="0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style:style>
    <style:style style:name="TBX" style:family="paragraph" style:parent-style-name="TB">
      <style:paragraph-properties fo:margin-top="0in" fo:margin-bottom="0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style:style>
    <style:style style:name="TH" style:family="paragraph" style:parent-style-name="Standard">
      <style:paragraph-properties>
        <style:tab-stops>
          <style:tab-stop style:position="0.5799in"/>
          <style:tab-stop style:position="0.8in"/>
        </style:tab-stops>
      </style:paragraph-properties>
      <style:text-properties fo:color="#000000" style:font-name="Times New Roman" fo:font-style="italic" style:font-style-asian="italic"/>
    </style:style>
    <style:style style:name="TS" style:family="paragraph" style:parent-style-name="Standard">
      <style:paragraph-properties fo:margin-top="0in" fo:margin-bottom="0in">
        <style:tab-stops>
          <style:tab-stop style:position="0.5799in"/>
          <style:tab-stop style:position="0.8in"/>
        </style:tab-stops>
      </style:paragraph-properties>
      <style:text-properties fo:color="#000000" style:font-name="Times New Roman" fo:font-style="italic" style:font-style-asian="italic"/>
    </style:style>
    <style:style style:name="NoteH" style:family="paragraph" style:parent-style-name="NO">
      <style:paragraph-properties fo:margin-top="0.0693in" fo:margin-bottom="0in">
        <style:tab-stops>
          <style:tab-stop style:position="0.0799in"/>
          <style:tab-stop style:position="0.3in"/>
          <style:tab-stop style:position="0.6in"/>
        </style:tab-stops>
      </style:paragraph-properties>
    </style:style>
    <style:style style:name="TIH" style:family="paragraph" style:parent-style-name="NoteH">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tyle="italic"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style:style>
    <style:style style:name="UC" style:family="paragraph" style:parent-style-name="Standard">
      <style:paragraph-properties fo:margin-left="0.1898in" fo:margin-right="0.5in" fo:margin-top="0.0417in" fo:margin-bottom="0in" fo:text-indent="0in" style:auto-text-indent="false">
        <style:tab-stops>
          <style:tab-stop style:position="0in"/>
        </style:tab-stops>
      </style:paragraph-properties>
      <style:text-properties fo:color="#000000" style:font-name="Times New Roman"/>
    </style:style>
    <style:style style:name="UL" style:family="paragraph" style:parent-style-name="Standard">
      <style:paragraph-properties fo:margin-left="0.1902in" fo:margin-right="0.5in" fo:margin-top="0in" fo:margin-bottom="0in" fo:text-indent="0in" style:auto-text-indent="false">
        <style:tab-stops>
          <style:tab-stop style:position="-0.0008in"/>
        </style:tab-stops>
      </style:paragraph-properties>
      <style:text-properties fo:color="#000000" style:font-name="Times New Roman"/>
    </style:style>
    <style:style style:name="UL1" style:family="paragraph" style:parent-style-name="UL">
      <style:paragraph-properties fo:margin-top="0.0835in" fo:margin-bottom="0in"/>
    </style:style>
    <style:style style:name="ULX" style:family="paragraph" style:parent-style-name="UL">
      <style:paragraph-properties fo:margin-top="0in" fo:margin-bottom="0in"/>
    </style:style>
    <style:style style:name="XREF" style:family="paragraph" style:parent-style-name="Standard">
      <style:paragraph-properties fo:margin-top="0.0835in" fo:margin-bottom="0in"/>
      <style:text-properties fo:color="#000000" style:font-name="Times New Roman"/>
    </style:style>
    <style:style style:name="C1" style:family="paragraph" style:parent-style-name="CDT">
      <style:paragraph-properties fo:margin-top="0.1665in" fo:margin-bottom="0in"/>
    </style:style>
    <style:style style:name="BT1" style:family="paragraph" style:parent-style-name="BT"/>
    <style:style style:name="EN" style:family="paragraph" style:parent-style-name="EH">
      <style:paragraph-properties fo:margin-top="0.472in" fo:margin-bottom="0in" fo:padding-left="0in" fo:padding-right="0in" fo:padding-top="0.0138in" fo:padding-bottom="0in" fo:border-left="none" fo:border-right="none" fo:border-top="0.0071in solid #000000" fo:border-bottom="none"/>
      <style:text-properties fo:font-style="normal" style:font-style-asian="normal"/>
    </style:style>
    <style:style style:name="EMX" style:family="paragraph" style:parent-style-name="EMT">
      <style:paragraph-properties fo:margin-top="0.0835in" fo:margin-bottom="0in" fo:padding-left="0in" fo:padding-right="0in" fo:padding-top="0in" fo:padding-bottom="0.0138in" fo:border-left="none" fo:border-right="none" fo:border-top="none" fo:border-bottom="0.0071in solid #000000"/>
    </style:style>
    <style:style style:name="FT" style:family="paragraph" style:parent-style-name="BodyNoIndent"/>
    <style:style style:name="CO" style:family="paragraph" style:parent-style-name="Body">
      <style:paragraph-properties fo:margin-left="0in" fo:margin-right="0in" fo:margin-top="0in" fo:margin-bottom="0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paragraph-properties fo:margin-top="0.0835in" fo:margin-bottom="0in"/>
    </style:style>
    <style:style style:name="ETBL" style:family="paragraph" style:parent-style-name="BL">
      <style:text-properties style:font-name="Arial"/>
    </style:style>
    <style:style style:name="ETBL1" style:family="paragraph" style:parent-style-name="ETBL">
      <style:paragraph-properties fo:margin-top="0.0835in" fo:margin-bottom="0in"/>
    </style:style>
    <style:style style:name="ETBX" style:family="paragraph" style:parent-style-name="ETBL">
      <style:paragraph-properties fo:margin-top="0in" fo:margin-bottom="0in"/>
    </style:style>
    <style:style style:name="ESH" style:family="paragraph" style:parent-style-name="EH">
      <style:paragraph-properties fo:margin-top="0.1665in" fo:margin-bottom="0in"/>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paragraph-properties fo:margin-top="0in" fo:margin-bottom="0in"/>
    </style:style>
    <style:style style:name="WAX" style:family="paragraph" style:parent-style-name="NO">
      <style:paragraph-properties fo:margin-top="0in" fo:margin-bottom="0in"/>
    </style:style>
    <style:style style:name="CT" style:family="paragraph" style:parent-style-name="BodyNoIndent"/>
    <style:style style:name="Credits" style:family="paragraph" style:parent-style-name="BodyNoInden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in"/>
      <style:text-properties style:font-name="Arial"/>
    </style:style>
    <style:style style:name="PTTOC" style:family="paragraph" style:parent-style-name="CTTOC">
      <style:paragraph-properties fo:margin-top="0.0417in" fo:margin-bottom="0in"/>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paragraph-properties fo:margin-top="0in" fo:margin-bottom="0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paragraph-properties fo:margin-top="0in" fo:margin-bottom="0in"/>
    </style:style>
    <style:style style:name="NI" style:family="paragraph" style:parent-style-name="NO">
      <style:paragraph-properties fo:margin-left="1in" fo:margin-right="1in" fo:text-indent="0in" style:auto-text-indent="false"/>
    </style:style>
    <style:style style:name="WW-Body_20_Text_20_First_20_Indent" style:display-name="WW-Body Text First Indent" style:family="paragraph" style:parent-style-name="Text_20_body">
      <style:paragraph-properties fo:margin-left="0in" fo:margin-right="0in" fo:text-indent="0.1965in" style:auto-text-indent="false"/>
    </style:style>
    <style:style style:name="Balloon_20_Text" style:display-name="Balloon Text" style:family="paragraph" style:parent-style-name="Standard">
      <style:text-properties style:font-name="Tahoma"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style style:name="Revision"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2pt" fo:language="en" fo:country="US" style:font-name-asian="Times New Roman" style:font-size-asian="12pt" style:language-asian="ja" style:country-asian="JP" style:font-name-complex="Times New Roman" style:font-size-complex="10pt" style:language-complex="en" style:country-complex="US" fo:hyphenate="false" fo:hyphenation-remain-char-count="2" fo:hyphenation-push-char-count="2"/>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style style:name="Internet_20_link" style:display-name="Internet link" style:family="text">
      <style:text-properties fo:color="#000080"/>
    </style:style>
    <style:style style:name="Visited_20_Internet_20_Link" style:display-name="Visited Internet Link" style:family="text" style:parent-style-name="WW-Default_20_Paragraph_20_Font">
      <style:text-properties fo:color="#800080"/>
    </style:style>
    <style:style style:name="Placeholder" style:family="text">
      <style:text-properties fo:font-variant="small-caps" fo:color="#008080"/>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style style:name="Footnote_20_anchor" style:display-name="Footnote anchor" style:family="text"/>
    <style:style style:name="Endnote_20_anchor" style:display-name="Endnote anchor" style:family="text"/>
    <style:style style:name="Rubies" style:family="text"/>
    <style:style style:name="Vertical_20_Numbering_20_Symbols" style:display-name="Vertical Numbering Symbols" style:family="text"/>
    <style:style style:name="Emphasis" style:family="text"/>
    <style:style style:name="Citation" style:family="text"/>
    <style:style style:name="Strong_20_Emphasis" style:display-name="Strong Emphasis" style:family="text"/>
    <style:style style:name="Source_20_Text" style:display-name="Source Text" style:family="text"/>
    <style:style style:name="Example" style:family="text"/>
    <style:style style:name="User_20_Entry" style:display-name="User Entry" style:family="text"/>
    <style:style style:name="Variable" style:family="text"/>
    <style:style style:name="Definition" style:family="text"/>
    <style:style style:name="Teletype" style:family="text"/>
    <style:style style:name="Absatz-Standardschriftart" style:family="text"/>
    <style:style style:name="WW-Absatz-Standardschriftart" style:family="text"/>
    <style:style style:name="WW-Absatz-Standardschriftart1" style:family="text"/>
    <style:style style:name="WW-Default_20_Paragraph_20_Font" style:display-name="WW-Default Paragraph Font" style:family="text"/>
    <style:style style:name="WW-Absatz-Standardschriftart11" style:family="text"/>
    <style:style style:name="WW-Absatz-Standardschriftart111" style:family="text"/>
    <style:style style:name="WW-Absatz-Standardschriftart1111" style:family="text"/>
    <style:style style:name="Default_20_Paragraph_20_Font" style:display-name="Default Paragraph Font"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Default_20_Paragraph_20_Font1" style:display-name="WW-Default Paragraph Font1" style:family="text"/>
    <style:style style:name="WW8Num5z0" style:family="text"/>
    <style:style style:name="WW8Num6z0" style:family="text"/>
    <style:style style:name="WW8Num7z0" style:family="text"/>
    <style:style style:name="WW8Num8z0" style:family="text"/>
    <style:style style:name="WW8Num10z0" style:family="text"/>
    <style:style style:name="WW8Num11z0" style:family="text"/>
    <style:style style:name="WW8Num12z0" style:family="text"/>
    <style:style style:name="WW8Num13z0" style:family="text"/>
    <style:style style:name="WW8Num13z1" style:family="text"/>
    <style:style style:name="WW8Num13z2" style:family="text"/>
    <style:style style:name="WW8Num14z0" style:family="text"/>
    <style:style style:name="WW8Num14z1" style:family="text"/>
    <style:style style:name="WW8Num14z2" style:family="text"/>
    <style:style style:name="WW8Num15z0" style:family="text"/>
    <style:style style:name="WW8Num15z1" style:family="text"/>
    <style:style style:name="WW8Num15z2" style:family="text"/>
    <style:style style:name="WW8Num16z0" style:family="text"/>
    <style:style style:name="WW8Num16z1" style:family="text"/>
    <style:style style:name="WW8Num16z2" style:family="text"/>
    <style:style style:name="WW8Num1z0" style:family="text"/>
    <style:style style:name="WW8Num2z0" style:family="text"/>
    <style:style style:name="WW8Num3z0" style:family="text"/>
    <style:style style:name="WW8Num3z1" style:family="text"/>
    <style:style style:name="WW8Num3z2" style:family="text"/>
    <style:style style:name="WW8Num4z0" style:family="text"/>
    <style:style style:name="WW8Num4z1" style:family="text"/>
    <style:style style:name="WW8Num4z2" style:family="text"/>
    <style:style style:name="WW8Num5z1" style:family="text"/>
    <style:style style:name="WW8Num5z2" style:family="text"/>
    <style:style style:name="WW8Num6z1" style:family="text"/>
    <style:style style:name="WW8Num6z2"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Default_20_Paragraph_20_Font11" style:display-name="WW-Default Paragraph Font11" style:family="text"/>
    <style:style style:name="WW-Absatz-Standardschriftart11111111111111111" style:family="text"/>
    <style:style style:name="WW-Default_20_Paragraph_20_Font111" style:display-name="WW-Default Paragraph Font111" style:family="text"/>
    <style:style style:name="WW-Absatz-Standardschriftart111111111111111111" style:family="text"/>
    <style:style style:name="WW-Default_20_Paragraph_20_Font1111" style:display-name="WW-Default Paragraph Font1111" style:family="text"/>
    <style:style style:name="WW-Absatz-Standardschriftart1111111111111111111" style:family="text"/>
    <style:style style:name="WW-Default_20_Paragraph_20_Font11111" style:display-name="WW-Default Paragraph Font11111" style:family="text"/>
    <style:style style:name="WW8Num43z0" style:family="text"/>
    <style:style style:name="WW8Num56z0" style:family="text"/>
    <style:style style:name="WW8Num59z0" style:family="text"/>
    <style:style style:name="WW8Num60z0" style:family="text"/>
    <style:style style:name="WW8Num60z1" style:family="text"/>
    <style:style style:name="WW8Num60z2" style:family="text"/>
    <style:style style:name="WW8Num61z0" style:family="text"/>
    <style:style style:name="WW8Num62z0" style:family="text"/>
    <style:style style:name="WW8Num63z0" style:family="text"/>
    <style:style style:name="WW8NumSt2z0" style:family="text"/>
    <style:style style:name="WW-Default_20_Paragraph_20_Font111111" style:display-name="WW-Default Paragraph Font111111" style:family="text"/>
    <style:style style:name="CD4" style:family="text" style:parent-style-name="WW-Default_20_Paragraph_20_Font111">
      <style:text-properties fo:color="#000000"/>
    </style:style>
    <style:style style:name="CD1" style:family="text">
      <style:text-properties fo:color="#000000"/>
    </style:style>
    <style:style style:name="CD3" style:family="text">
      <style:text-properties fo:color="#000000"/>
    </style:style>
    <style:style style:name="CD2" style:family="text">
      <style:text-properties fo:color="#000000"/>
    </style:style>
    <style:style style:name="E1" style:family="text"/>
    <style:style style:name="E2" style:family="text"/>
    <style:style style:name="IXI" style:family="text"/>
    <style:style style:name="SUB1" style:family="text"/>
    <style:style style:name="SUP1" style:family="text"/>
    <style:style style:name="XIND" style:family="text"/>
    <style:style style:name="E3" style:family="text"/>
    <style:style style:name="HD_20_Char" style:display-name="HD Char" style:family="text" style:parent-style-name="WW-Default_20_Paragraph_20_Font111">
      <style:text-properties fo:color="#000000"/>
    </style:style>
    <style:style style:name="Body_20_Char" style:display-name="Body Char" style:family="text" style:parent-style-name="WW-Default_20_Paragraph_20_Font">
      <style:text-properties fo:color="#000000"/>
    </style:style>
    <style:style style:name="NL_20_Char" style:display-name="NL Char" style:family="text" style:parent-style-name="WW-Default_20_Paragraph_20_Font">
      <style:text-properties fo:color="#000000"/>
    </style:style>
    <style:style style:name="Comment_20_Reference" style:display-name="Comment Reference" style:family="text" style:parent-style-name="WW-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Chapter "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Section I  -- Introduction to Kubuntu</dc:title>
    <meta:initial-creator>Kathryn Jesse</meta:initial-creator>
    <meta:creation-date>2006-10-28T23:30:00</meta:creation-date>
    <dc:creator>Jonathan Jesse</dc:creator>
    <dc:date>2006-11-08T12:27:53</dc:date>
    <meta:print-date>2113-01-01T00:00:00</meta:print-date>
    <dc:language>en-US</dc:language>
    <meta:editing-cycles>22</meta:editing-cycles>
    <meta:editing-duration>PT45M0S</meta:editing-duration>
    <meta:user-defined meta:name="Info 1"/>
    <meta:user-defined meta:name="Info 2"/>
    <meta:user-defined meta:name="Info 3"/>
    <meta:user-defined meta:name="Info 4"/>
    <meta:document-statistic meta:table-count="0" meta:image-count="0" meta:object-count="0" meta:page-count="52" meta:paragraph-count="1486" meta:word-count="15027" meta:character-count="87249"/>
  </office:meta>
</office:document-meta>
</file>